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Generateur.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ce style:name="Liberation Sans3" svg:font-family="'Liberation Sans', Arial" style:font-family-generic="swiss" style:font-pitch="variable"/>
    <style:font-face style:name="Liberation Sans4" svg:font-family="'Liberation Sans'" style:font-adornments="Regular"/>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adornments="Normal" style:font-charset="x-symbol"/>
  </office:font-face-decls>
  <office:automatic-styles>
    <style:style style:name="co1" style:family="table-column">
      <style:table-column-properties fo:break-before="auto" style:column-width="1.252cm"/>
    </style:style>
    <style:style style:name="co2" style:family="table-column">
      <style:table-column-properties fo:break-before="auto" style:column-width="0.871cm"/>
    </style:style>
    <style:style style:name="co3" style:family="table-column">
      <style:table-column-properties fo:break-before="auto" style:column-width="0.788cm"/>
    </style:style>
    <style:style style:name="co4" style:family="table-column">
      <style:table-column-properties fo:break-before="auto" style:column-width="1.688cm"/>
    </style:style>
    <style:style style:name="co5" style:family="table-column">
      <style:table-column-properties fo:break-before="auto" style:column-width="1.743cm"/>
    </style:style>
    <style:style style:name="co6" style:family="table-column">
      <style:table-column-properties fo:break-before="auto" style:column-width="1.088cm"/>
    </style:style>
    <style:style style:name="co7" style:family="table-column">
      <style:table-column-properties fo:break-before="auto" style:column-width="1.443cm"/>
    </style:style>
    <style:style style:name="co8" style:family="table-column">
      <style:table-column-properties fo:break-before="auto" style:column-width="2.205cm"/>
    </style:style>
    <style:style style:name="co9" style:family="table-column">
      <style:table-column-properties fo:break-before="auto" style:column-width="1.579cm"/>
    </style:style>
    <style:style style:name="co10" style:family="table-column">
      <style:table-column-properties fo:break-before="auto" style:column-width="1.143cm"/>
    </style:style>
    <style:style style:name="co11" style:family="table-column">
      <style:table-column-properties fo:break-before="auto" style:column-width="1.279cm"/>
    </style:style>
    <style:style style:name="co12" style:family="table-column">
      <style:table-column-properties fo:break-before="auto" style:column-width="2.258cm"/>
    </style:style>
    <style:style style:name="co13" style:family="table-column">
      <style:table-column-properties fo:break-before="auto" style:column-width="2.641cm"/>
    </style:style>
    <style:style style:name="co14" style:family="table-column">
      <style:table-column-properties fo:break-before="auto" style:column-width="0.607cm"/>
    </style:style>
    <style:style style:name="co15" style:family="table-column">
      <style:table-column-properties fo:break-before="auto" style:column-width="1.388cm"/>
    </style:style>
    <style:style style:name="co16" style:family="table-column">
      <style:table-column-properties fo:break-before="auto" style:column-width="3.186cm"/>
    </style:style>
    <style:style style:name="co17" style:family="table-column">
      <style:table-column-properties fo:break-before="auto" style:column-width="5.627cm"/>
    </style:style>
    <style:style style:name="co18" style:family="table-column">
      <style:table-column-properties fo:break-before="auto" style:column-width="1.66cm"/>
    </style:style>
    <style:style style:name="co19" style:family="table-column">
      <style:table-column-properties fo:break-before="auto" style:column-width="1.96cm"/>
    </style:style>
    <style:style style:name="co20" style:family="table-column">
      <style:table-column-properties fo:break-before="auto" style:column-width="0.743cm"/>
    </style:style>
    <style:style style:name="co21" style:family="table-column">
      <style:table-column-properties fo:break-before="auto" style:column-width="0.688cm"/>
    </style:style>
    <style:style style:name="co22" style:family="table-column">
      <style:table-column-properties fo:break-before="auto" style:column-width="0.497cm"/>
    </style:style>
    <style:style style:name="co23" style:family="table-column">
      <style:table-column-properties fo:break-before="auto" style:column-width="1.334cm"/>
    </style:style>
    <style:style style:name="co24" style:family="table-column">
      <style:table-column-properties fo:break-before="auto" style:column-width="0.734cm"/>
    </style:style>
    <style:style style:name="co25" style:family="table-column">
      <style:table-column-properties fo:break-before="auto" style:column-width="1.498cm"/>
    </style:style>
    <style:style style:name="co26" style:family="table-column">
      <style:table-column-properties fo:break-before="auto" style:column-width="1.034cm"/>
    </style:style>
    <style:style style:name="co27" style:family="table-column">
      <style:table-column-properties fo:break-before="auto" style:column-width="3.022cm"/>
    </style:style>
    <style:style style:name="co28" style:family="table-column">
      <style:table-column-properties fo:break-before="auto" style:column-width="1.224cm"/>
    </style:style>
    <style:style style:name="co29" style:family="table-column">
      <style:table-column-properties fo:break-before="auto" style:column-width="2.559cm"/>
    </style:style>
    <style:style style:name="co30" style:family="table-column">
      <style:table-column-properties fo:break-before="auto" style:column-width="1.062cm"/>
    </style:style>
    <style:style style:name="co31" style:family="table-column">
      <style:table-column-properties fo:break-before="auto" style:column-width="4.688cm"/>
    </style:style>
    <style:style style:name="co32" style:family="table-column">
      <style:table-column-properties fo:break-before="auto" style:column-width="2.722cm"/>
    </style:style>
    <style:style style:name="co33" style:family="table-column">
      <style:table-column-properties fo:break-before="auto" style:column-width="1.148cm"/>
    </style:style>
    <style:style style:name="co34" style:family="table-column">
      <style:table-column-properties fo:break-before="auto" style:column-width="0.924cm"/>
    </style:style>
    <style:style style:name="co35" style:family="table-column">
      <style:table-column-properties fo:break-before="auto" style:column-width="0.907cm"/>
    </style:style>
    <style:style style:name="co36" style:family="table-column">
      <style:table-column-properties fo:break-before="auto" style:column-width="1.715cm"/>
    </style:style>
    <style:style style:name="co37" style:family="table-column">
      <style:table-column-properties fo:break-before="auto" style:column-width="2.096cm"/>
    </style:style>
    <style:style style:name="co38" style:family="table-column">
      <style:table-column-properties fo:break-before="auto" style:column-width="2.805cm"/>
    </style:style>
    <style:style style:name="co39" style:family="table-column">
      <style:table-column-properties fo:break-before="auto" style:column-width="1.769cm"/>
    </style:style>
    <style:style style:name="co40" style:family="table-column">
      <style:table-column-properties fo:break-before="auto" style:column-width="0.817cm"/>
    </style:style>
    <style:style style:name="co41" style:family="table-column">
      <style:table-column-properties fo:break-before="auto" style:column-width="3.648cm"/>
    </style:style>
    <style:style style:name="co42" style:family="table-column">
      <style:table-column-properties fo:break-before="auto" style:column-width="4.205cm"/>
    </style:style>
    <style:style style:name="co43" style:family="table-column">
      <style:table-column-properties fo:break-before="auto" style:column-width="1.85cm"/>
    </style:style>
    <style:style style:name="co44" style:family="table-column">
      <style:table-column-properties fo:break-before="auto" style:column-width="5.009cm"/>
    </style:style>
    <style:style style:name="co45" style:family="table-column">
      <style:table-column-properties fo:break-before="auto" style:column-width="3.157cm"/>
    </style:style>
    <style:style style:name="co46" style:family="table-column">
      <style:table-column-properties fo:break-before="auto" style:column-width="0.407cm"/>
    </style:style>
    <style:style style:name="co47" style:family="table-column">
      <style:table-column-properties fo:break-before="auto" style:column-width="2.45cm"/>
    </style:style>
    <style:style style:name="co48" style:family="table-column">
      <style:table-column-properties fo:break-before="auto" style:column-width="1.506cm"/>
    </style:style>
    <style:style style:name="co49" style:family="table-column">
      <style:table-column-properties fo:break-before="auto" style:column-width="1.169cm"/>
    </style:style>
    <style:style style:name="co50" style:family="table-column">
      <style:table-column-properties fo:break-before="auto" style:column-width="2.041cm"/>
    </style:style>
    <style:style style:name="co51" style:family="table-column">
      <style:table-column-properties fo:break-before="auto" style:column-width="1.469cm"/>
    </style:style>
    <style:style style:name="co52" style:family="table-column">
      <style:table-column-properties fo:break-before="auto" style:column-width="3.508cm"/>
    </style:style>
    <style:style style:name="co53" style:family="table-column">
      <style:table-column-properties fo:break-before="auto" style:column-width="2.695cm"/>
    </style:style>
    <style:style style:name="co54" style:family="table-column">
      <style:table-column-properties fo:break-before="auto" style:column-width="1.824cm"/>
    </style:style>
    <style:style style:name="co55" style:family="table-column">
      <style:table-column-properties fo:break-before="auto" style:column-width="3.431cm"/>
    </style:style>
    <style:style style:name="co56" style:family="table-column">
      <style:table-column-properties fo:break-before="auto" style:column-width="2.147cm"/>
    </style:style>
    <style:style style:name="co57" style:family="table-column">
      <style:table-column-properties fo:break-before="auto" style:column-width="1.18cm"/>
    </style:style>
    <style:style style:name="co58" style:family="table-column">
      <style:table-column-properties fo:break-before="auto" style:column-width="1.752cm"/>
    </style:style>
    <style:style style:name="co59" style:family="table-column">
      <style:table-column-properties fo:break-before="auto" style:column-width="3.757cm"/>
    </style:style>
    <style:style style:name="co60" style:family="table-column">
      <style:table-column-properties fo:break-before="auto" style:column-width="0.961cm"/>
    </style:style>
    <style:style style:name="co61" style:family="table-column">
      <style:table-column-properties fo:break-before="auto" style:column-width="1.117cm"/>
    </style:style>
    <style:style style:name="co62" style:family="table-column">
      <style:table-column-properties fo:break-before="auto" style:column-width="1.007cm"/>
    </style:style>
    <style:style style:name="co63" style:family="table-column">
      <style:table-column-properties fo:break-before="auto" style:column-width="3.731cm"/>
    </style:style>
    <style:style style:name="co64" style:family="table-column">
      <style:table-column-properties fo:break-before="auto" style:column-width="1.307cm"/>
    </style:style>
    <style:style style:name="co65" style:family="table-column">
      <style:table-column-properties fo:break-before="auto" style:column-width="1.796cm"/>
    </style:style>
    <style:style style:name="co66" style:family="table-column">
      <style:table-column-properties fo:break-before="auto" style:column-width="1.833cm"/>
    </style:style>
    <style:style style:name="co67" style:family="table-column">
      <style:table-column-properties fo:break-before="auto" style:column-width="1.042cm"/>
    </style:style>
    <style:style style:name="co68" style:family="table-column">
      <style:table-column-properties fo:break-before="auto" style:column-width="2.424cm"/>
    </style:style>
    <style:style style:name="co69" style:family="table-column">
      <style:table-column-properties fo:break-before="auto" style:column-width="1.605cm"/>
    </style:style>
    <style:style style:name="co70" style:family="table-column">
      <style:table-column-properties fo:break-before="auto" style:column-width="1.36cm"/>
    </style:style>
    <style:style style:name="co71" style:family="table-column">
      <style:table-column-properties fo:break-before="auto" style:column-width="2.505cm"/>
    </style:style>
    <style:style style:name="co72" style:family="table-column">
      <style:table-column-properties fo:break-before="auto" style:column-width="1.552cm"/>
    </style:style>
    <style:style style:name="co73" style:family="table-column">
      <style:table-column-properties fo:break-before="auto" style:column-width="0.953cm"/>
    </style:style>
    <style:style style:name="co74" style:family="table-column">
      <style:table-column-properties fo:break-before="auto" style:column-width="3.6cm"/>
    </style:style>
    <style:style style:name="co75" style:family="table-column">
      <style:table-column-properties fo:break-before="auto" style:column-width="2.477cm"/>
    </style:style>
    <style:style style:name="co76" style:family="table-column">
      <style:table-column-properties fo:break-before="auto" style:column-width="3.485cm"/>
    </style:style>
    <style:style style:name="co77" style:family="table-column">
      <style:table-column-properties fo:break-before="auto" style:column-width="0.877cm"/>
    </style:style>
    <style:style style:name="co78" style:family="table-column">
      <style:table-column-properties fo:break-before="auto" style:column-width="1.642cm"/>
    </style:style>
    <style:style style:name="co79" style:family="table-column">
      <style:table-column-properties fo:break-before="auto" style:column-width="0.443cm"/>
    </style:style>
    <style:style style:name="co80" style:family="table-column">
      <style:table-column-properties fo:break-before="auto" style:column-width="2.286cm"/>
    </style:style>
    <style:style style:name="co81" style:family="table-column">
      <style:table-column-properties fo:break-before="auto" style:column-width="1.905cm"/>
    </style:style>
    <style:style style:name="co82" style:family="table-column">
      <style:table-column-properties fo:break-before="auto" style:column-width="0.489cm"/>
    </style:style>
    <style:style style:name="co83" style:family="table-column">
      <style:table-column-properties fo:break-before="auto" style:column-width="0.381cm"/>
    </style:style>
    <style:style style:name="co84" style:family="table-column">
      <style:table-column-properties fo:break-before="auto" style:column-width="1.933cm"/>
    </style:style>
    <style:style style:name="co85" style:family="table-column">
      <style:table-column-properties fo:break-before="auto" style:column-width="2.15cm"/>
    </style:style>
    <style:style style:name="co86" style:family="table-column">
      <style:table-column-properties fo:break-before="auto" style:column-width="4.083cm"/>
    </style:style>
    <style:style style:name="co87" style:family="table-column">
      <style:table-column-properties fo:break-before="auto" style:column-width="2.886cm"/>
    </style:style>
    <style:style style:name="co88" style:family="table-column">
      <style:table-column-properties fo:break-before="auto" style:column-width="0.937cm"/>
    </style:style>
    <style:style style:name="co89" style:family="table-column">
      <style:table-column-properties fo:break-before="auto" style:column-width="0.653cm"/>
    </style:style>
    <style:style style:name="co90" style:family="table-column">
      <style:table-column-properties fo:break-before="auto" style:column-width="0.843cm"/>
    </style:style>
    <style:style style:name="co91" style:family="table-column">
      <style:table-column-properties fo:break-before="auto" style:column-width="3.212cm"/>
    </style:style>
    <style:style style:name="co92" style:family="table-column">
      <style:table-column-properties fo:break-before="auto" style:column-width="1.988cm"/>
    </style:style>
    <style:style style:name="co93" style:family="table-column">
      <style:table-column-properties fo:break-before="auto" style:column-width="1.342cm"/>
    </style:style>
    <style:style style:name="co94" style:family="table-column">
      <style:table-column-properties fo:break-before="auto" style:column-width="2.776cm"/>
    </style:style>
    <style:style style:name="co95" style:family="table-column">
      <style:table-column-properties fo:break-before="auto" style:column-width="1.178cm"/>
    </style:style>
    <style:style style:name="co96" style:family="table-column">
      <style:table-column-properties fo:break-before="auto" style:column-width="1.524cm"/>
    </style:style>
    <style:style style:name="co97" style:family="table-column">
      <style:table-column-properties fo:break-before="auto" style:column-width="1.152cm"/>
    </style:style>
    <style:style style:name="co98" style:family="table-column">
      <style:table-column-properties fo:break-before="auto" style:column-width="2.586cm"/>
    </style:style>
    <style:style style:name="co99" style:family="table-column">
      <style:table-column-properties fo:break-before="auto" style:column-width="0.898cm"/>
    </style:style>
    <style:style style:name="co100" style:family="table-column">
      <style:table-column-properties fo:break-before="auto" style:column-width="1.207cm"/>
    </style:style>
    <style:style style:name="co101" style:family="table-column">
      <style:table-column-properties fo:break-before="auto" style:column-width="2.341cm"/>
    </style:style>
    <style:style style:name="co102" style:family="table-column">
      <style:table-column-properties fo:break-before="auto" style:column-width="3.35cm"/>
    </style:style>
    <style:style style:name="co103" style:family="table-column">
      <style:table-column-properties fo:break-before="auto" style:column-width="2.369cm"/>
    </style:style>
    <style:style style:name="co104" style:family="table-column">
      <style:table-column-properties fo:break-before="auto" style:column-width="2.159cm"/>
    </style:style>
    <style:style style:name="co105" style:family="table-column">
      <style:table-column-properties fo:break-before="auto" style:column-width="2.976cm"/>
    </style:style>
    <style:style style:name="co106" style:family="table-column">
      <style:table-column-properties fo:break-before="auto" style:column-width="3.004cm"/>
    </style:style>
    <style:style style:name="co107" style:family="table-column">
      <style:table-column-properties fo:break-before="auto" style:column-width="2.531cm"/>
    </style:style>
    <style:style style:name="co108" style:family="table-column">
      <style:table-column-properties fo:break-before="auto" style:column-width="2.314cm"/>
    </style:style>
    <style:style style:name="ro1" style:family="table-row">
      <style:table-row-properties style:row-height="1.296cm" fo:break-before="auto" style:use-optimal-row-height="false"/>
    </style:style>
    <style:style style:name="ro2" style:family="table-row">
      <style:table-row-properties style:row-height="1.3cm" fo:break-before="auto" style:use-optimal-row-height="false"/>
    </style:style>
    <style:style style:name="ro3" style:family="table-row">
      <style:table-row-properties style:row-height="1.1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ff00"/>
    </style:style>
    <style:style style:name="ta3" style:family="table" style:master-page-name="Default">
      <style:table-properties table:display="true" style:writing-mode="lr-tb" table:tab-color="#ff9900"/>
    </style:style>
    <style:style style:name="ta4" style:family="table" style:master-page-name="Default">
      <style:table-properties table:display="true" style:writing-mode="lr-tb" table:tab-color="#009900"/>
    </style:style>
    <style:style style:name="ta5" style:family="table" style:master-page-name="Default">
      <style:table-properties table:display="true" style:writing-mode="lr-tb" table:tab-color="#3333ff"/>
    </style:style>
    <style:style style:name="ta6" style:family="table" style:master-page-name="Default">
      <style:table-properties table:display="true" style:writing-mode="lr-tb" table:tab-color="#996600"/>
    </style:style>
    <style:style style:name="ta7" style:family="table" style:master-page-name="Default">
      <style:table-properties table:display="true" style:writing-mode="lr-tb" table:tab-color="#000000"/>
    </style:style>
    <style:style style:name="ta8" style:family="table" style:master-page-name="Default">
      <style:table-properties table:display="true" style:writing-mode="lr-tb" table:tab-color="#ff3333"/>
    </style:style>
    <style:style style:name="ta9" style:family="table" style:master-page-name="Default">
      <style:table-properties table:display="false" style:writing-mode="lr-tb"/>
    </style:style>
    <number:number-style style:name="N3">
      <number:number number:decimal-places="0" number: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2" style:family="table-cell" style:parent-style-name="Default">
      <style:table-cell-properties fo:border="0.06pt solid #000000"/>
    </style:style>
    <style:style style:name="ce70"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normal"/>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3"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style:text-align-source="fix" style:repeat-content="false" fo:border="0.06pt solid #000000" style:vertical-align="middle"/>
      <style:paragraph-properties fo:text-align="start" fo:margin-left="0cm"/>
      <style:text-properties style:font-name="Liberation Sans" fo:font-size="12pt" style:font-size-asian="12pt" style:font-size-complex="12pt"/>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1" style:family="table-cell" style:parent-style-name="Default">
      <style:table-cell-properties fo:border="0.06pt solid #000000"/>
      <style:text-properties fo:font-size="12pt" style:font-size-asian="12pt" style:font-size-complex="12pt"/>
    </style:style>
    <style:style style:name="ce15" style:family="table-cell" style:parent-style-name="Default">
      <style:text-properties fo:font-size="14pt" style:font-size-asian="14pt" style:font-size-complex="14pt"/>
    </style:style>
    <style:style style:name="ce83" style:family="table-cell" style:parent-style-name="Default" style:data-style-name="N10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84"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86"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start" fo:margin-left="0cm"/>
    </style:style>
    <style:style style:name="ce88" style:family="table-cell" style:parent-style-name="Default">
      <style:table-cell-properties style:text-align-source="fix" style:repeat-content="false" fo:border="0.06pt solid #000000"/>
      <style:paragraph-properties fo:text-align="start" fo:margin-left="0cm"/>
      <style:text-properties style:font-name="Liberation Sans" fo:font-size="12pt" style:font-size-asian="12pt" style:font-size-complex="12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21"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5pt" style:font-size-asian="11pt" style:font-size-complex="11pt"/>
    </style:style>
    <style:style style:name="ce23" style:family="table-cell" style:parent-style-name="Default">
      <style:table-cell-properties fo:border="none"/>
    </style:style>
    <style:style style:name="ce89"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93"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9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43" style:family="table-cell" style:parent-style-name="Default" style:data-style-name="N144">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0" style:family="table-cell" style:parent-style-name="Default">
      <style:table-cell-properties fo:border-bottom="0.06pt solid #000000" fo:border-left="none" fo:border-right="none" fo:border-top="0.06pt solid #000000"/>
    </style:style>
    <style:style style:name="ce99" style:family="table-cell" style:parent-style-name="Default">
      <style:table-cell-properties fo:border-bottom="0.06pt solid #000000" fo:border-left="none" fo:border-right="none" fo:border-top="0.06pt solid #000000" style:vertical-align="middle"/>
    </style:style>
    <style:style style:name="ce48" style:family="table-cell" style:parent-style-name="Default" style:data-style-name="N145">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10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34" style:family="table-cell" style:parent-style-name="Default">
      <style:table-cell-properties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60" style:family="table-cell" style:parent-style-name="Default">
      <style:table-cell-properties fo:border-bottom="2.01pt solid #000000" style:text-align-source="fix" style:repeat-content="false" fo:border-left="0.06pt solid #000000" fo:border-right="none" fo:border-top="0.51pt solid #000000" style:vertical-align="middle"/>
      <style:paragraph-properties fo:text-align="center" fo:margin-left="0cm"/>
      <style:text-properties fo:font-size="14pt" style:font-size-asian="14pt" style:font-size-complex="14pt"/>
    </style:style>
    <style:style style:name="ce61" style:family="table-cell" style:parent-style-name="Default">
      <style:table-cell-properties fo:border-bottom="0.51pt solid #000000" style:text-align-source="fix" style:repeat-content="false" fo:border-left="none" fo:border-right="none" fo:border-top="2.01pt solid #000000" style:vertical-align="middle"/>
      <style:paragraph-properties fo:text-align="center" fo:margin-left="0cm"/>
      <style:text-properties fo:font-size="14pt" style:font-size-asian="14pt" style:font-size-complex="14pt"/>
    </style:style>
    <style:style style:name="ce62"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63"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1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4" fo:font-size="14pt" style:font-name-asian="Liberation Sans4" style:font-size-asian="14pt" style:font-name-complex="Liberation Sans4" style:font-size-complex="14pt"/>
    </style:style>
    <style:style style:name="ce64" style:family="table-cell" style:parent-style-name="Default">
      <style:table-cell-properties fo:border-bottom="0.51pt solid #000000" style:text-align-source="fix" style:repeat-content="false" fo:border-left="0.06pt solid #000000" fo:border-right="none" fo:border-top="2.01pt solid #000000" style:vertical-align="middle"/>
      <style:paragraph-properties fo:text-align="center" fo:margin-left="0cm"/>
      <style:text-properties fo:font-size="14pt" style:font-size-asian="14pt" style:font-size-complex="14pt"/>
    </style:style>
    <style:style style:name="ce65" style:family="table-cell" style:parent-style-name="Default">
      <style:table-cell-properties fo:border-bottom="0.06pt solid #000000" style:text-align-source="fix" style:repeat-content="false" fo:wrap-option="no-wrap" fo:border-left="none" fo:border-right="0.06pt solid #000000" fo:border-top="0.06pt solid #000000" style:vertical-align="middle"/>
      <style:paragraph-properties fo:text-align="start" fo:margin-left="0cm"/>
      <style:text-properties style:font-name="Liberation Sans" fo:font-size="14pt" style:font-size-asian="14pt" style:font-size-complex="14pt"/>
    </style:style>
    <style:style style:name="ce118"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22" style:family="table-cell" style:parent-style-name="Default" style:data-style-name="N155">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42" style:family="table-cell" style:parent-style-name="Default">
      <style:table-cell-properties fo:border-bottom="0.06pt solid #000000" style:diagonal-bl-tr="none" style:diagonal-tl-br="none" fo:border-left="none" fo:padding="0.071c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9" style:family="table-cell" style:parent-style-name="Default" style:data-style-name="N157">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4" style:family="table-cell" style:parent-style-name="Default">
      <style:table-cell-properties fo:background-color="#00cc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33" style:family="table-cell" style:parent-style-name="Default" style:data-style-name="N155">
      <style:table-cell-properties fo:border-bottom="0.06pt solid #000000" style:text-align-source="fix" style:repeat-content="false" fo:border-left="0.06pt solid #000000" fo:border-right="none" fo:border-top="0.06pt solid #000000" style:vertical-align="middle"/>
      <style:paragraph-properties fo:text-align="start" fo:margin-left="0cm"/>
      <style:text-properties fo:font-size="14pt" style:font-size-asian="14pt" style:font-size-complex="14pt"/>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35" style:family="table-cell" style:parent-style-name="Default" style:data-style-name="N15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36"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333ff"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38"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42" style:family="table-cell" style:parent-style-name="Default" style:data-style-name="N14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43" style:family="table-cell" style:parent-style-name="Default">
      <style:table-cell-properties fo:border-bottom="0.06pt solid #000000" fo:border-left="none" fo:border-right="0.06pt solid #000000" fo:border-top="0.06pt solid #000000" style:vertical-align="middle"/>
      <style:text-properties style:font-name="Liberation Sans1" fo:font-size="14pt" style:font-name-asian="Liberation Sans1" style:font-size-asian="14pt" style:font-name-complex="Liberation Sans1" style:font-size-complex="14pt"/>
    </style:style>
    <style:style style:name="ce67"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5" style:family="table-cell" style:parent-style-name="Default" style:data-style-name="N14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46"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47" style:family="table-cell" style:parent-style-name="Default" style:data-style-name="N143">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48" style:family="table-cell" style:parent-style-name="Default" style:data-style-name="N144">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49" style:family="table-cell" style:parent-style-name="Default" style:data-style-name="N143">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150" style:family="table-cell" style:parent-style-name="Default" style:data-style-name="N144">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15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2" fo:font-size="14pt" style:font-name-asian="Liberation Sans2" style:font-size-asian="14pt" style:font-name-complex="Liberation Sans2" style:font-size-complex="14pt"/>
    </style:style>
    <style:style style:name="ce152" style:family="table-cell" style:parent-style-name="Default" style:data-style-name="N179">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fo:font-size="14pt" style:font-size-asian="14pt" style:font-size-complex="14pt"/>
    </style:style>
    <style:style style:name="ce153" style:family="table-cell" style:parent-style-name="Default" style:data-style-name="N144">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fo:font-size="14pt" style:font-size-asian="14pt" style:font-size-complex="14pt"/>
    </style:style>
    <style:style style:name="ce154" style:family="table-cell" style:parent-style-name="Default" style:data-style-name="N144">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155" style:family="table-cell" style:parent-style-name="Default" style:data-style-name="N155">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57" style:family="table-cell" style:parent-style-name="Default" style:data-style-name="N144">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158" style:family="table-cell" style:parent-style-name="Default">
      <style:table-cell-properties fo:border-bottom="2.01pt solid #000000" style:text-align-source="fix" style:repeat-content="false" fo:border-left="none" fo:border-right="none" fo:border-top="0.51pt solid #000000" style:vertical-align="middle"/>
      <style:paragraph-properties fo:text-align="center" fo:margin-left="0cm"/>
      <style:text-properties fo:font-size="14pt" style:font-size-asian="14pt" style:font-size-complex="14pt"/>
    </style:style>
    <style:style style:name="ce159" style:family="table-cell" style:parent-style-name="Default">
      <style:table-cell-properties style:text-align-source="fix" style:repeat-content="false" fo:border="none" style:vertical-align="middle"/>
      <style:paragraph-properties fo:text-align="center" fo:margin-left="0cm"/>
      <style:text-properties fo:font-size="14pt" style:font-size-asian="14pt" style:font-size-complex="14pt"/>
    </style:style>
    <style:style style:name="ce160" style:family="table-cell" style:parent-style-name="Default">
      <style:table-cell-properties fo:border-bottom="2.01pt solid #000000" style:text-align-source="fix" style:repeat-content="false" fo:border-left="none" fo:border-right="0.51pt solid #000000" fo:border-top="0.51pt solid #000000" style:vertical-align="middle"/>
      <style:paragraph-properties fo:text-align="center" fo:margin-left="0cm"/>
      <style:text-properties fo:font-size="14pt" style:font-size-asian="14pt" style:font-size-complex="14pt"/>
    </style:style>
    <style:style style:name="ce161" style:family="table-cell" style:parent-style-name="Default">
      <style:table-cell-properties fo:border-bottom="0.51pt solid #000000" style:text-align-source="fix" style:repeat-content="false" fo:border-left="none" fo:border-right="0.51pt solid #000000" fo:border-top="2.01pt solid #000000" style:vertical-align="middle"/>
      <style:paragraph-properties fo:text-align="center" fo:margin-left="0cm"/>
      <style:text-properties fo:font-size="14pt" style:font-size-asian="14pt" style:font-size-complex="14pt"/>
    </style:style>
    <style:style style:name="ce186" style:family="table-cell" style:parent-style-name="Default" style:data-style-name="N145">
      <style:table-cell-properties style:diagonal-bl-tr="0.06pt solid #000000" style:diagonal-tl-br="0.06pt solid #000000" style:text-align-source="fix" style:repeat-content="false" fo:border="0.06pt solid #000000" style:vertical-align="middle"/>
      <style:paragraph-properties fo:text-align="center" fo:margin-left="0cm"/>
      <style:text-properties fo:font-size="12pt" style:font-size-asian="12pt" style:font-size-complex="12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6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4" fo:font-size="14pt" style:font-name-asian="Liberation Sans4" style:font-size-asian="14pt" style:font-name-complex="Liberation Sans4" style:font-size-complex="14pt"/>
    </style:style>
    <style:style style:name="ce165" style:family="table-cell" style:parent-style-name="Default" style:data-style-name="N144">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fo:font-size="14pt" style:font-size-asian="14pt" style:font-size-complex="14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text-properties fo:color="#ffffff"/>
    </style:style>
    <style:style style:name="gr5" style:family="graphic">
      <style:graphic-properties fo:background-color="#0000ff"/>
      <style:text-properties fo:color="#ffffff"/>
    </style:style>
    <style:style style:name="gr6" style:family="graphic">
      <style:graphic-properties fo:background-color="#663300"/>
      <style:text-properties fo:color="#ffffff"/>
    </style:style>
    <style:style style:name="gr7" style:family="graphic">
      <style:graphic-properties fo:background-color="#000000"/>
      <style:text-properties fo:color="#ffffff"/>
    </style:style>
    <style:style style:name="gr8" style:family="graphic">
      <style:graphic-properties fo:background-color="#ff3333"/>
      <style:text-properties fo:color="#ffffff"/>
    </style:style>
    <style:style style:name="gr9" style:family="graphic">
      <style:graphic-properties draw:stroke="solid" svg:stroke-width="0.1cm" svg:stroke-color="#000000" draw:marker-start-width="0.35cm" draw:marker-end-width="0.35cm" draw:fill="solid" draw:fill-color="#729fcf" draw:textarea-vertical-align="middle" fo:min-height="9.558cm" fo:padding-top="0.3cm" fo:padding-bottom="0.3cm" fo:padding-left="0.3cm" fo:padding-right="0.3cm"/>
      <style:paragraph-properties style:writing-mode="lr-tb" fo:text-align="center" style:text-autospace="none" style:line-break="normal"/>
      <style:text-properties fo:hyphenate="false"/>
    </style:style>
    <style:style style:name="gr10" style:family="graphic">
      <style:graphic-properties fo:background-color="#9999ff"/>
      <style:text-properties fo:color="#ffffff"/>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text-properties fo:hyphenate="false"/>
    </style:style>
    <style:style style:name="T1" style:family="text">
      <style:text-properties fo:color="#ffffff" loext:opacity="1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office:automatic-styles>
  <office:body>
    <office:spreadsheet>
      <table:calculation-settings table:automatic-find-labels="false" table:use-regular-expressions="false" table:use-wildcards="true"/>
      <table:table table:name="Ceinture Blanche" table:style-name="ta1" table:print-ranges="'Ceinture Blanche'.A1:'Ceinture Blanche'.P44 'Ceinture Blanche'.A45:'Ceinture Blanche'.P88 'Ceinture Blanche'.R1:'Ceinture Blanche'.U44 'Ceinture Blanche'.R45:'Ceinture Blanche'.U88">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cm" svg:height="0.771cm" svg:x="49.898cm" svg:y="0.372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number-columns-repeated="3" table:default-cell-style-name="Default"/>
        <table:table-column table:style-name="co20" table:default-cell-style-name="Default"/>
        <table:table-column table:style-name="co12" table:default-cell-style-name="Default"/>
        <table:table-column table:style-name="co21" table:default-cell-style-name="Default"/>
        <table:table-column table:style-name="co12" table:default-cell-style-name="Default"/>
        <table:table-column table:style-name="co22" table:default-cell-style-name="Default"/>
        <table:table-column table:style-name="co12" table:number-columns-repeated="997"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9" table:formula="of:=RAND()" office:value-type="float" office:value="0.929209768716167" calcext:value-type="float">
            <text:p>0,929209768716167</text:p>
          </table:table-cell>
          <table:table-cell table:formula="of:=RANK([.Z1];[.Z1:.Z10])+2" office:value-type="float" office:value="12" calcext:value-type="float">
            <text:p>12</text:p>
          </table:table-cell>
          <table:table-cell table:style-name="ce89" table:formula="of:=RAND()" office:value-type="float" office:value="0.0851513297975871" calcext:value-type="float">
            <text:p>0,0851513297975871</text:p>
          </table:table-cell>
          <table:table-cell table:number-columns-repeated="998"/>
        </table:table-row>
        <table:table-row table:style-name="ro1">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quot;v&quot;&amp;ROUND(RAND()*10000;0)"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X1:.X10])+2" office:value-type="float" office:value="9" calcext:value-type="float">
            <text:p>9</text:p>
          </table:table-cell>
          <table:table-cell table:style-name="ce89" table:formula="of:=RAND()" office:value-type="float" office:value="0.581424501429758" calcext:value-type="float">
            <text:p>0,581424501429758</text:p>
          </table:table-cell>
          <table:table-cell table:formula="of:=RANK([.Z2];[.Z1:.Z10])+2" office:value-type="float" office:value="3" calcext:value-type="float">
            <text:p>3</text:p>
          </table:table-cell>
          <table:table-cell table:style-name="ce89" table:formula="of:=RAND()" office:value-type="float" office:value="0.988927574289757" calcext:value-type="float">
            <text:p>0,988927574289757</text:p>
          </table:table-cell>
          <table:table-cell table:number-columns-repeated="998"/>
        </table:table-row>
        <table:table-row table:style-name="ro2">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6921" calcext:value-type="string">
            <text:p>v6921</text:p>
          </table:table-cell>
          <table:table-cell table:style-name="ce89"/>
          <table:table-cell table:formula="of:=RANK([.X3];[.X1:.X10])+2" office:value-type="float" office:value="10" calcext:value-type="float">
            <text:p>10</text:p>
          </table:table-cell>
          <table:table-cell table:style-name="ce89" table:formula="of:=RAND()" office:value-type="float" office:value="0.531909065671577" calcext:value-type="float">
            <text:p>0,531909065671577</text:p>
          </table:table-cell>
          <table:table-cell table:formula="of:=RANK([.Z3];[.Z1:.Z10])+2" office:value-type="float" office:value="11" calcext:value-type="float">
            <text:p>11</text:p>
          </table:table-cell>
          <table:table-cell table:style-name="ce89" table:formula="of:=RAND()" office:value-type="float" office:value="0.166812142347041" calcext:value-type="float">
            <text:p>0,166812142347041</text:p>
          </table:table-cell>
          <table:table-cell table:style-name="ce89" table:formula="of:=RANK([.AB3];[.AB3:.AB8])" office:value-type="float" office:value="5" calcext:value-type="float">
            <text:p>5</text:p>
          </table:table-cell>
          <table:table-cell table:style-name="ce89" table:formula="of:=RAND()" office:value-type="float" office:value="0.266979974178111" calcext:value-type="float">
            <text:p>0,266979974178111</text:p>
          </table:table-cell>
          <table:table-cell table:style-name="ce89" table:number-columns-repeated="996"/>
        </table:table-row>
        <table:table-row table:style-name="ro3">
          <table:table-cell table:style-name="ce4" table:formula="of:=[.Y4]" office:value-type="float" office:value="7" calcext:value-type="float">
            <text:p>7</text:p>
          </table:table-cell>
          <table:table-cell table:style-name="ce7" office:value-type="string" calcext:value-type="string">
            <text:p>×</text:p>
          </table:table-cell>
          <table:table-cell table:style-name="ce9" table:formula="of:=[.W4]"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85.47" calcext:value-type="float">
            <text:p>85,47</text:p>
          </table:table-cell>
          <table:table-cell table:style-name="ce7" office:value-type="string" calcext:value-type="string">
            <text:p>+</text:p>
          </table:table-cell>
          <table:table-cell table:style-name="ce9" table:formula="of:=(((RANDBETWEEN(1;9)*10+IF([.AA4]&lt;3;0;RANDBETWEEN(1;9)))*10+IF(OR([.AA4]=4;[.AA4]=5);0;RANDBETWEEN(1;9)))/100)" office:value-type="float" office:value="8.4" calcext:value-type="float">
            <text:p>8,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gt;7.5;99;999))/IF([.AA4]&gt;3;1;10)" office:value-type="float" office:value="909" calcext:value-type="float">
            <text:p>909</text:p>
          </table:table-cell>
          <table:table-cell table:style-name="ce10" office:value-type="string" calcext:value-type="string">
            <text:p>=</text:p>
          </table:table-cell>
          <table:table-cell table:style-name="ce4" table:formula="of:=ROUND(RAND()*CHOOSE(RANDBETWEEN(1;3);10;100;1000);RANDBETWEEN(1;3))" office:value-type="float" office:value="33.122" calcext:value-type="float">
            <text:p>33,122</text:p>
          </table:table-cell>
          <table:table-cell table:style-name="ce7" office:value-type="string" calcext:value-type="string">
            <text:p>×</text:p>
          </table:table-cell>
          <table:table-cell table:style-name="ce20" table:formula="of:=CHOOSE([.AA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49" calcext:value-type="float">
            <text:p>49</text:p>
          </table:table-cell>
          <table:table-cell table:style-name="ce43" table:formula="of:=[.E4]+[.G4]" office:value-type="float" office:value="93.87" calcext:value-type="float">
            <text:p>93,87</text:p>
          </table:table-cell>
          <table:table-cell table:style-name="ce48" table:formula="of:=[.K4]/10" office:value-type="float" office:value="90.9" calcext:value-type="float">
            <text:p>90,9</text:p>
          </table:table-cell>
          <table:table-cell table:style-name="ce43" table:formula="of:=[.M4]*[.O4]" office:value-type="float" office:value="3312.2" calcext:value-type="float">
            <text:p>3 312,2</text:p>
          </table:table-cell>
          <table:table-cell/>
          <table:table-cell table:formula="of:=RANK([.X4];[.X1:.X10])+2" office:value-type="float" office:value="7" calcext:value-type="float">
            <text:p>7</text:p>
          </table:table-cell>
          <table:table-cell table:style-name="ce89" table:formula="of:=RAND()" office:value-type="float" office:value="0.70590135877173" calcext:value-type="float">
            <text:p>0,70590135877173</text:p>
          </table:table-cell>
          <table:table-cell table:formula="of:=RANK([.Z4];[.Z1:.Z10])+2" office:value-type="float" office:value="7" calcext:value-type="float">
            <text:p>7</text:p>
          </table:table-cell>
          <table:table-cell table:style-name="ce89" table:formula="of:=RAND()" office:value-type="float" office:value="0.790543657429087" calcext:value-type="float">
            <text:p>0,790543657429087</text:p>
          </table:table-cell>
          <table:table-cell table:formula="of:=RANK([.AB4];[.AB3:.AB8])" office:value-type="float" office:value="4" calcext:value-type="float">
            <text:p>4</text:p>
          </table:table-cell>
          <table:table-cell table:style-name="ce89" table:formula="of:=RAND()" office:value-type="float" office:value="0.378164916210174" calcext:value-type="float">
            <text:p>0,378164916210174</text:p>
          </table:table-cell>
          <table:table-cell table:number-columns-repeated="996"/>
        </table:table-row>
        <table:table-row table:style-name="ro3">
          <table:table-cell table:style-name="ce4" table:formula="of:=[.Y5]" office:value-type="float" office:value="10" calcext:value-type="float">
            <text:p>10</text:p>
          </table:table-cell>
          <table:table-cell table:style-name="ce7" office:value-type="string" calcext:value-type="string">
            <text:p>×</text:p>
          </table:table-cell>
          <table:table-cell table:style-name="ce9" table:formula="of:=[.W5]"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20.86" calcext:value-type="float">
            <text:p>20,86</text:p>
          </table:table-cell>
          <table:table-cell table:style-name="ce7" office:value-type="string" calcext:value-type="string">
            <text:p>+</text:p>
          </table:table-cell>
          <table:table-cell table:style-name="ce9" table:formula="of:=(((RANDBETWEEN(1;9)*10+IF([.AA5]&lt;3;0;RANDBETWEEN(1;9)))*10+IF(OR([.AA5]=4;[.AA5]=5);0;RANDBETWEEN(1;9)))/100)" office:value-type="float" office:value="4.59" calcext:value-type="float">
            <text:p>4,5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gt;7.5;99;999))/IF([.AA5]&gt;3;1;10)" office:value-type="float" office:value="3.3" calcext:value-type="float">
            <text:p>3,3</text:p>
          </table:table-cell>
          <table:table-cell table:style-name="ce10" office:value-type="string" calcext:value-type="string">
            <text:p>=</text:p>
          </table:table-cell>
          <table:table-cell table:style-name="ce4" table:formula="of:=ROUND(RAND()*CHOOSE(RANDBETWEEN(1;3);10;100;1000);RANDBETWEEN(1;3))" office:value-type="float" office:value="41.82" calcext:value-type="float">
            <text:p>41,82</text:p>
          </table:table-cell>
          <table:table-cell table:style-name="ce7" office:value-type="string" calcext:value-type="string">
            <text:p>×</text:p>
          </table:table-cell>
          <table:table-cell table:style-name="ce20" table:formula="of:=CHOOSE([.AA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C5]" office:value-type="float" office:value="110" calcext:value-type="float">
            <text:p>110</text:p>
          </table:table-cell>
          <table:table-cell table:style-name="ce43" table:formula="of:=[.E5]+[.G5]" office:value-type="float" office:value="25.45" calcext:value-type="float">
            <text:p>25,45</text:p>
          </table:table-cell>
          <table:table-cell table:style-name="ce48" table:formula="of:=[.K5]/10" office:value-type="float" office:value="0.33" calcext:value-type="float">
            <text:p>0,33</text:p>
          </table:table-cell>
          <table:table-cell table:style-name="ce43" table:formula="of:=[.M5]*[.O5]" office:value-type="float" office:value="4182" calcext:value-type="float">
            <text:p>4 182</text:p>
          </table:table-cell>
          <table:table-cell/>
          <table:table-cell table:formula="of:=RANK([.X5];[.X1:.X10])+2" office:value-type="float" office:value="11" calcext:value-type="float">
            <text:p>11</text:p>
          </table:table-cell>
          <table:table-cell table:style-name="ce89" table:formula="of:=RAND()" office:value-type="float" office:value="0.321187562502989" calcext:value-type="float">
            <text:p>0,321187562502989</text:p>
          </table:table-cell>
          <table:table-cell table:formula="of:=RANK([.Z5];[.Z1:.Z10])+2" office:value-type="float" office:value="10" calcext:value-type="float">
            <text:p>10</text:p>
          </table:table-cell>
          <table:table-cell table:style-name="ce89" table:formula="of:=RAND()" office:value-type="float" office:value="0.248343690267556" calcext:value-type="float">
            <text:p>0,248343690267556</text:p>
          </table:table-cell>
          <table:table-cell table:formula="of:=RANK([.AB5];[.AB3:.AB8])" office:value-type="float" office:value="3" calcext:value-type="float">
            <text:p>3</text:p>
          </table:table-cell>
          <table:table-cell table:style-name="ce89" table:formula="of:=RAND()" office:value-type="float" office:value="0.618041112929712" calcext:value-type="float">
            <text:p>0,618041112929712</text:p>
          </table:table-cell>
          <table:table-cell table:number-columns-repeated="996"/>
        </table:table-row>
        <table:table-row table:style-name="ro3">
          <table:table-cell table:style-name="ce4" table:formula="of:=[.Y6]" office:value-type="float" office:value="8" calcext:value-type="float">
            <text:p>8</text:p>
          </table:table-cell>
          <table:table-cell table:style-name="ce7" office:value-type="string" calcext:value-type="string">
            <text:p>×</text:p>
          </table:table-cell>
          <table:table-cell table:style-name="ce9" table:formula="of:=[.W6]"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14.72" calcext:value-type="float">
            <text:p>14,72</text:p>
          </table:table-cell>
          <table:table-cell table:style-name="ce7" office:value-type="string" calcext:value-type="string">
            <text:p>+</text:p>
          </table:table-cell>
          <table:table-cell table:style-name="ce9" table:formula="of:=(((RANDBETWEEN(1;9)*10+IF([.AA6]&lt;3;0;RANDBETWEEN(1;9)))*10+IF(OR([.AA6]=4;[.AA6]=5);0;RANDBETWEEN(1;9)))/100)" office:value-type="float" office:value="1.08" calcext:value-type="float">
            <text:p>1,0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gt;7.5;99;999))/IF([.AA6]&gt;3;1;10)" office:value-type="float" office:value="8.8" calcext:value-type="float">
            <text:p>8,8</text:p>
          </table:table-cell>
          <table:table-cell table:style-name="ce10" office:value-type="string" calcext:value-type="string">
            <text:p>=</text:p>
          </table:table-cell>
          <table:table-cell table:style-name="ce4" table:formula="of:=ROUND(RAND()*CHOOSE(RANDBETWEEN(1;3);10;100;1000);RANDBETWEEN(1;3))" office:value-type="float" office:value="3.992" calcext:value-type="float">
            <text:p>3,992</text:p>
          </table:table-cell>
          <table:table-cell table:style-name="ce7" office:value-type="string" calcext:value-type="string">
            <text:p>×</text:p>
          </table:table-cell>
          <table:table-cell table:style-name="ce20" table:formula="of:=CHOOSE([.AA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C6]" office:value-type="float" office:value="64" calcext:value-type="float">
            <text:p>64</text:p>
          </table:table-cell>
          <table:table-cell table:style-name="ce43" table:formula="of:=[.E6]+[.G6]" office:value-type="float" office:value="15.8" calcext:value-type="float">
            <text:p>15,8</text:p>
          </table:table-cell>
          <table:table-cell table:style-name="ce48" table:formula="of:=[.K6]/10" office:value-type="float" office:value="0.88" calcext:value-type="float">
            <text:p>0,88</text:p>
          </table:table-cell>
          <table:table-cell table:style-name="ce43" table:formula="of:=[.M6]*[.O6]" office:value-type="float" office:value="39.92" calcext:value-type="float">
            <text:p>39,92</text:p>
          </table:table-cell>
          <table:table-cell/>
          <table:table-cell table:formula="of:=RANK([.X6];[.X1:.X10])+2" office:value-type="float" office:value="8" calcext:value-type="float">
            <text:p>8</text:p>
          </table:table-cell>
          <table:table-cell table:style-name="ce89" table:formula="of:=RAND()" office:value-type="float" office:value="0.691207802421873" calcext:value-type="float">
            <text:p>0,691207802421873</text:p>
          </table:table-cell>
          <table:table-cell table:formula="of:=RANK([.Z6];[.Z1:.Z10])+2" office:value-type="float" office:value="8" calcext:value-type="float">
            <text:p>8</text:p>
          </table:table-cell>
          <table:table-cell table:style-name="ce89" table:formula="of:=RAND()" office:value-type="float" office:value="0.774894485914019" calcext:value-type="float">
            <text:p>0,774894485914019</text:p>
          </table:table-cell>
          <table:table-cell table:formula="of:=RANK([.AB6];[.AB3:.AB8])" office:value-type="float" office:value="1" calcext:value-type="float">
            <text:p>1</text:p>
          </table:table-cell>
          <table:table-cell table:style-name="ce89" table:formula="of:=RAND()" office:value-type="float" office:value="0.624845058793767" calcext:value-type="float">
            <text:p>0,624845058793767</text:p>
          </table:table-cell>
          <table:table-cell table:number-columns-repeated="996"/>
        </table:table-row>
        <table:table-row table:style-name="ro3">
          <table:table-cell table:style-name="ce4" table:formula="of:=[.Y7]" office:value-type="float" office:value="5" calcext:value-type="float">
            <text:p>5</text:p>
          </table:table-cell>
          <table:table-cell table:style-name="ce7" office:value-type="string" calcext:value-type="string">
            <text:p>×</text:p>
          </table:table-cell>
          <table:table-cell table:style-name="ce9" table:formula="of:=[.W7]"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99.79" calcext:value-type="float">
            <text:p>99,79</text:p>
          </table:table-cell>
          <table:table-cell table:style-name="ce7" office:value-type="string" calcext:value-type="string">
            <text:p>+</text:p>
          </table:table-cell>
          <table:table-cell table:style-name="ce9" table:formula="of:=(((RANDBETWEEN(1;9)*10+IF([.AA7]&lt;3;0;RANDBETWEEN(1;9)))*10+IF(OR([.AA7]=4;[.AA7]=5);0;RANDBETWEEN(1;9)))/100)" office:value-type="float" office:value="6.09" calcext:value-type="float">
            <text:p>6,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gt;7.5;99;999))/IF([.AA7]&gt;3;1;10)" office:value-type="float" office:value="28.4" calcext:value-type="float">
            <text:p>28,4</text:p>
          </table:table-cell>
          <table:table-cell table:style-name="ce10" office:value-type="string" calcext:value-type="string">
            <text:p>=</text:p>
          </table:table-cell>
          <table:table-cell table:style-name="ce4" table:formula="of:=ROUND(RAND()*CHOOSE(RANDBETWEEN(1;3);10;100;1000);RANDBETWEEN(1;3))" office:value-type="float" office:value="7.54" calcext:value-type="float">
            <text:p>7,54</text:p>
          </table:table-cell>
          <table:table-cell table:style-name="ce7" office:value-type="string" calcext:value-type="string">
            <text:p>×</text:p>
          </table:table-cell>
          <table:table-cell table:style-name="ce20" table:formula="of:=CHOOSE([.AA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C7]" office:value-type="float" office:value="25" calcext:value-type="float">
            <text:p>25</text:p>
          </table:table-cell>
          <table:table-cell table:style-name="ce43" table:formula="of:=[.E7]+[.G7]" office:value-type="float" office:value="105.88" calcext:value-type="float">
            <text:p>105,88</text:p>
          </table:table-cell>
          <table:table-cell table:style-name="ce48" table:formula="of:=[.K7]/10" office:value-type="float" office:value="2.84" calcext:value-type="float">
            <text:p>2,84</text:p>
          </table:table-cell>
          <table:table-cell table:style-name="ce43" table:formula="of:=[.M7]*[.O7]" office:value-type="float" office:value="75.4" calcext:value-type="float">
            <text:p>75,4</text:p>
          </table:table-cell>
          <table:table-cell/>
          <table:table-cell table:formula="of:=RANK([.X7];[.X1:.X10])+2" office:value-type="float" office:value="5" calcext:value-type="float">
            <text:p>5</text:p>
          </table:table-cell>
          <table:table-cell table:style-name="ce89" table:formula="of:=RAND()" office:value-type="float" office:value="0.806720068344973" calcext:value-type="float">
            <text:p>0,806720068344973</text:p>
          </table:table-cell>
          <table:table-cell table:formula="of:=RANK([.Z7];[.Z1:.Z10])+2" office:value-type="float" office:value="5" calcext:value-type="float">
            <text:p>5</text:p>
          </table:table-cell>
          <table:table-cell table:style-name="ce89" table:formula="of:=RAND()" office:value-type="float" office:value="0.935389075431632" calcext:value-type="float">
            <text:p>0,935389075431632</text:p>
          </table:table-cell>
          <table:table-cell table:formula="of:=RANK([.AB7];[.AB3:.AB8])" office:value-type="float" office:value="2" calcext:value-type="float">
            <text:p>2</text:p>
          </table:table-cell>
          <table:table-cell table:style-name="ce89" table:formula="of:=RAND()" office:value-type="float" office:value="0.619840052252994" calcext:value-type="float">
            <text:p>0,619840052252994</text:p>
          </table:table-cell>
          <table:table-cell table:number-columns-repeated="996"/>
        </table:table-row>
        <table:table-row table:style-name="ro3">
          <table:table-cell table:style-name="ce4" table:formula="of:=[.Y8]" office:value-type="float" office:value="4" calcext:value-type="float">
            <text:p>4</text:p>
          </table:table-cell>
          <table:table-cell table:style-name="ce7" office:value-type="string" calcext:value-type="string">
            <text:p>×</text:p>
          </table:table-cell>
          <table:table-cell table:style-name="ce9" table:formula="of:=[.W8]"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27.41" calcext:value-type="float">
            <text:p>27,41</text:p>
          </table:table-cell>
          <table:table-cell table:style-name="ce7" office:value-type="string" calcext:value-type="string">
            <text:p>+</text:p>
          </table:table-cell>
          <table:table-cell table:style-name="ce9" table:formula="of:=(((RANDBETWEEN(1;9)*10+IF([.AA8]&lt;3;0;RANDBETWEEN(1;9)))*10+IF(OR([.AA8]=4;[.AA8]=5);0;RANDBETWEEN(1;9)))/100)" office:value-type="float" office:value="8.97" calcext:value-type="float">
            <text:p>8,9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gt;7.5;99;999))/IF([.AA8]&gt;3;1;10)" office:value-type="float" office:value="904" calcext:value-type="float">
            <text:p>904</text:p>
          </table:table-cell>
          <table:table-cell table:style-name="ce10" office:value-type="string" calcext:value-type="string">
            <text:p>=</text:p>
          </table:table-cell>
          <table:table-cell table:style-name="ce4" table:formula="of:=ROUND(RAND()*CHOOSE(RANDBETWEEN(1;3);10;100;1000);RANDBETWEEN(1;3))" office:value-type="float" office:value="82.638" calcext:value-type="float">
            <text:p>82,638</text:p>
          </table:table-cell>
          <table:table-cell table:style-name="ce7" office:value-type="string" calcext:value-type="string">
            <text:p>×</text:p>
          </table:table-cell>
          <table:table-cell table:style-name="ce20" table:formula="of:=CHOOSE([.AA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C8]" office:value-type="float" office:value="16" calcext:value-type="float">
            <text:p>16</text:p>
          </table:table-cell>
          <table:table-cell table:style-name="ce43" table:formula="of:=[.E8]+[.G8]" office:value-type="float" office:value="36.38" calcext:value-type="float">
            <text:p>36,38</text:p>
          </table:table-cell>
          <table:table-cell table:style-name="ce48" table:formula="of:=[.K8]/10" office:value-type="float" office:value="90.4" calcext:value-type="float">
            <text:p>90,4</text:p>
          </table:table-cell>
          <table:table-cell table:style-name="ce43" table:formula="of:=[.M8]*[.O8]" office:value-type="float" office:value="82638" calcext:value-type="float">
            <text:p>82 638</text:p>
          </table:table-cell>
          <table:table-cell/>
          <table:table-cell table:formula="of:=RANK([.X8];[.X1:.X10])+2" office:value-type="float" office:value="4" calcext:value-type="float">
            <text:p>4</text:p>
          </table:table-cell>
          <table:table-cell table:style-name="ce89" table:formula="of:=RAND()" office:value-type="float" office:value="0.829379689683504" calcext:value-type="float">
            <text:p>0,829379689683504</text:p>
          </table:table-cell>
          <table:table-cell table:formula="of:=RANK([.Z8];[.Z1:.Z10])+2" office:value-type="float" office:value="4" calcext:value-type="float">
            <text:p>4</text:p>
          </table:table-cell>
          <table:table-cell table:style-name="ce89" table:formula="of:=RAND()" office:value-type="float" office:value="0.965068935388732" calcext:value-type="float">
            <text:p>0,965068935388732</text:p>
          </table:table-cell>
          <table:table-cell table:formula="of:=RANK([.AB8];[.AB3:.AB8])" office:value-type="float" office:value="6" calcext:value-type="float">
            <text:p>6</text:p>
          </table:table-cell>
          <table:table-cell table:style-name="ce89" table:formula="of:=RAND()" office:value-type="float" office:value="0.174952180538003" calcext:value-type="float">
            <text:p>0,17495218053800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6" calcext:value-type="float">
            <text:p>6</text:p>
          </table:table-cell>
          <table:table-cell table:style-name="ce89" table:formula="of:=RAND()" office:value-type="float" office:value="0.722949607540511" calcext:value-type="float">
            <text:p>0,722949607540511</text:p>
          </table:table-cell>
          <table:table-cell table:formula="of:=RANK([.Z9];[.Z1:.Z10])+2" office:value-type="float" office:value="9" calcext:value-type="float">
            <text:p>9</text:p>
          </table:table-cell>
          <table:table-cell table:style-name="ce89" table:formula="of:=RAND()" office:value-type="float" office:value="0.730593679291372" calcext:value-type="float">
            <text:p>0,730593679291372</text:p>
          </table:table-cell>
          <table:table-cell table:number-columns-repeated="998"/>
        </table:table-row>
        <table:table-row table:style-name="ro4">
          <table:table-cell table:number-columns-repeated="22"/>
          <table:table-cell table:formula="of:=RANK([.X10];[.X1:.X10])+2" office:value-type="float" office:value="12" calcext:value-type="float">
            <text:p>12</text:p>
          </table:table-cell>
          <table:table-cell table:style-name="ce89" table:formula="of:=RAND()" office:value-type="float" office:value="0.220135004030085" calcext:value-type="float">
            <text:p>0,220135004030085</text:p>
          </table:table-cell>
          <table:table-cell table:formula="of:=RANK([.Z10];[.Z1:.Z10])+2" office:value-type="float" office:value="6" calcext:value-type="float">
            <text:p>6</text:p>
          </table:table-cell>
          <table:table-cell table:style-name="ce89" table:formula="of:=RAND()" office:value-type="float" office:value="0.82274405846991" calcext:value-type="float">
            <text:p>0,82274405846991</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89" table:formula="of:=RAND()" office:value-type="float" office:value="0.791836096732573" calcext:value-type="float">
            <text:p>0,791836096732573</text:p>
          </table:table-cell>
          <table:table-cell table:formula="of:=RANK([.Z12];[.Z12:.Z21])+2" office:value-type="float" office:value="5" calcext:value-type="float">
            <text:p>5</text:p>
          </table:table-cell>
          <table:table-cell table:style-name="ce89" table:formula="of:=RAND()" office:value-type="float" office:value="0.793780919143036" calcext:value-type="float">
            <text:p>0,793780919143036</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13];[.X12:.X21])+2" office:value-type="float" office:value="4" calcext:value-type="float">
            <text:p>4</text:p>
          </table:table-cell>
          <table:table-cell table:style-name="ce89" table:formula="of:=RAND()" office:value-type="float" office:value="0.909209986221197" calcext:value-type="float">
            <text:p>0,909209986221197</text:p>
          </table:table-cell>
          <table:table-cell table:formula="of:=RANK([.Z13];[.Z12:.Z21])+2" office:value-type="float" office:value="10" calcext:value-type="float">
            <text:p>10</text:p>
          </table:table-cell>
          <table:table-cell table:style-name="ce89" table:formula="of:=RAND()" office:value-type="float" office:value="0.295315657345947" calcext:value-type="float">
            <text:p>0,295315657345947</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6921" calcext:value-type="string">
            <text:p>v6921</text:p>
          </table:table-cell>
          <table:table-cell table:style-name="ce89"/>
          <table:table-cell table:formula="of:=RANK([.X14];[.X12:.X21])+2" office:value-type="float" office:value="7" calcext:value-type="float">
            <text:p>7</text:p>
          </table:table-cell>
          <table:table-cell table:style-name="ce89" table:formula="of:=RAND()" office:value-type="float" office:value="0.820160423283072" calcext:value-type="float">
            <text:p>0,820160423283072</text:p>
          </table:table-cell>
          <table:table-cell table:formula="of:=RANK([.Z14];[.Z12:.Z21])+2" office:value-type="float" office:value="4" calcext:value-type="float">
            <text:p>4</text:p>
          </table:table-cell>
          <table:table-cell table:style-name="ce89" table:formula="of:=RAND()" office:value-type="float" office:value="0.942833234207438" calcext:value-type="float">
            <text:p>0,942833234207438</text:p>
          </table:table-cell>
          <table:table-cell table:style-name="ce89" table:formula="of:=RANK([.AB14];[.AB14:.AB19])" office:value-type="float" office:value="4" calcext:value-type="float">
            <text:p>4</text:p>
          </table:table-cell>
          <table:table-cell table:style-name="ce89" table:formula="of:=RAND()" office:value-type="float" office:value="0.595432813941635" calcext:value-type="float">
            <text:p>0,595432813941635</text:p>
          </table:table-cell>
          <table:table-cell table:number-columns-repeated="996"/>
        </table:table-row>
        <table:table-row table:style-name="ro3">
          <table:table-cell table:style-name="ce4" table:formula="of:=[.Y15]" office:value-type="float" office:value="9" calcext:value-type="float">
            <text:p>9</text:p>
          </table:table-cell>
          <table:table-cell table:style-name="ce7" office:value-type="string" calcext:value-type="string">
            <text:p>×</text:p>
          </table:table-cell>
          <table:table-cell table:style-name="ce9" table:formula="of:=[.W15]"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22.98" calcext:value-type="float">
            <text:p>22,98</text:p>
          </table:table-cell>
          <table:table-cell table:style-name="ce7" office:value-type="string" calcext:value-type="string">
            <text:p>+</text:p>
          </table:table-cell>
          <table:table-cell table:style-name="ce9" table:formula="of:=(((RANDBETWEEN(1;9)*10+IF([.AA15]&lt;3;0;RANDBETWEEN(1;9)))*10+IF(OR([.AA15]=4;[.AA15]=5);0;RANDBETWEEN(1;9)))/100)" office:value-type="float" office:value="3.5" calcext:value-type="float">
            <text:p>3,5</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5]&gt;7.5;99;999))/IF([.AA15]&gt;3;1;10)" office:value-type="float" office:value="49" calcext:value-type="float">
            <text:p>49</text:p>
          </table:table-cell>
          <table:table-cell table:style-name="ce10" office:value-type="string" calcext:value-type="string">
            <text:p>=</text:p>
          </table:table-cell>
          <table:table-cell table:style-name="ce4" table:formula="of:=ROUND(RAND()*CHOOSE(RANDBETWEEN(1;3);10;100;1000);RANDBETWEEN(1;3))" office:value-type="float" office:value="460.04" calcext:value-type="float">
            <text:p>460,04</text:p>
          </table:table-cell>
          <table:table-cell table:style-name="ce7" office:value-type="string" calcext:value-type="string">
            <text:p>×</text:p>
          </table:table-cell>
          <table:table-cell table:style-name="ce20" table:formula="of:=CHOOSE([.AA1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99" calcext:value-type="float">
            <text:p>99</text:p>
          </table:table-cell>
          <table:table-cell table:style-name="ce43" table:formula="of:=[.E15]+[.G15]" office:value-type="float" office:value="26.48" calcext:value-type="float">
            <text:p>26,48</text:p>
          </table:table-cell>
          <table:table-cell table:style-name="ce48" table:formula="of:=[.K15]/10" office:value-type="float" office:value="4.9" calcext:value-type="float">
            <text:p>4,9</text:p>
          </table:table-cell>
          <table:table-cell table:style-name="ce43" table:formula="of:=[.M15]*[.O15]" office:value-type="float" office:value="460040" calcext:value-type="float">
            <text:p>460 040</text:p>
          </table:table-cell>
          <table:table-cell/>
          <table:table-cell table:formula="of:=RANK([.X15];[.X12:.X21])+2" office:value-type="float" office:value="11" calcext:value-type="float">
            <text:p>11</text:p>
          </table:table-cell>
          <table:table-cell table:style-name="ce89" table:formula="of:=RAND()" office:value-type="float" office:value="0.115313934036557" calcext:value-type="float">
            <text:p>0,115313934036557</text:p>
          </table:table-cell>
          <table:table-cell table:formula="of:=RANK([.Z15];[.Z12:.Z21])+2" office:value-type="float" office:value="9" calcext:value-type="float">
            <text:p>9</text:p>
          </table:table-cell>
          <table:table-cell table:style-name="ce89" table:formula="of:=RAND()" office:value-type="float" office:value="0.400398760416678" calcext:value-type="float">
            <text:p>0,400398760416678</text:p>
          </table:table-cell>
          <table:table-cell table:formula="of:=RANK([.AB15];[.AB14:.AB19])" office:value-type="float" office:value="5" calcext:value-type="float">
            <text:p>5</text:p>
          </table:table-cell>
          <table:table-cell table:style-name="ce89" table:formula="of:=RAND()" office:value-type="float" office:value="0.27761801714324" calcext:value-type="float">
            <text:p>0,27761801714324</text:p>
          </table:table-cell>
          <table:table-cell table:number-columns-repeated="996"/>
        </table:table-row>
        <table:table-row table:style-name="ro3">
          <table:table-cell table:style-name="ce4" table:formula="of:=[.Y16]" office:value-type="float" office:value="6" calcext:value-type="float">
            <text:p>6</text:p>
          </table:table-cell>
          <table:table-cell table:style-name="ce7" office:value-type="string" calcext:value-type="string">
            <text:p>×</text:p>
          </table:table-cell>
          <table:table-cell table:style-name="ce9" table:formula="of:=[.W16]"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38.76" calcext:value-type="float">
            <text:p>38,76</text:p>
          </table:table-cell>
          <table:table-cell table:style-name="ce7" office:value-type="string" calcext:value-type="string">
            <text:p>+</text:p>
          </table:table-cell>
          <table:table-cell table:style-name="ce9" table:formula="of:=(((RANDBETWEEN(1;9)*10+IF([.AA16]&lt;3;0;RANDBETWEEN(1;9)))*10+IF(OR([.AA16]=4;[.AA16]=5);0;RANDBETWEEN(1;9)))/100)" office:value-type="float" office:value="6.09" calcext:value-type="float">
            <text:p>6,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6]&gt;7.5;99;999))/IF([.AA16]&gt;3;1;10)" office:value-type="float" office:value="2" calcext:value-type="float">
            <text:p>2</text:p>
          </table:table-cell>
          <table:table-cell table:style-name="ce10" office:value-type="string" calcext:value-type="string">
            <text:p>=</text:p>
          </table:table-cell>
          <table:table-cell table:style-name="ce4" table:formula="of:=ROUND(RAND()*CHOOSE(RANDBETWEEN(1;3);10;100;1000);RANDBETWEEN(1;3))" office:value-type="float" office:value="7.926" calcext:value-type="float">
            <text:p>7,926</text:p>
          </table:table-cell>
          <table:table-cell table:style-name="ce7" office:value-type="string" calcext:value-type="string">
            <text:p>×</text:p>
          </table:table-cell>
          <table:table-cell table:style-name="ce20" table:formula="of:=CHOOSE([.AA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C16]" office:value-type="float" office:value="54" calcext:value-type="float">
            <text:p>54</text:p>
          </table:table-cell>
          <table:table-cell table:style-name="ce43" table:formula="of:=[.E16]+[.G16]" office:value-type="float" office:value="44.85" calcext:value-type="float">
            <text:p>44,85</text:p>
          </table:table-cell>
          <table:table-cell table:style-name="ce48" table:formula="of:=[.K16]/10" office:value-type="float" office:value="0.2" calcext:value-type="float">
            <text:p>0,2</text:p>
          </table:table-cell>
          <table:table-cell table:style-name="ce43" table:formula="of:=[.M16]*[.O16]" office:value-type="float" office:value="79.26" calcext:value-type="float">
            <text:p>79,26</text:p>
          </table:table-cell>
          <table:table-cell/>
          <table:table-cell table:formula="of:=RANK([.X16];[.X12:.X21])+2" office:value-type="float" office:value="9" calcext:value-type="float">
            <text:p>9</text:p>
          </table:table-cell>
          <table:table-cell table:style-name="ce89" table:formula="of:=RAND()" office:value-type="float" office:value="0.45632962085446" calcext:value-type="float">
            <text:p>0,45632962085446</text:p>
          </table:table-cell>
          <table:table-cell table:formula="of:=RANK([.Z16];[.Z12:.Z21])+2" office:value-type="float" office:value="6" calcext:value-type="float">
            <text:p>6</text:p>
          </table:table-cell>
          <table:table-cell table:style-name="ce89" table:formula="of:=RAND()" office:value-type="float" office:value="0.770829231498494" calcext:value-type="float">
            <text:p>0,770829231498494</text:p>
          </table:table-cell>
          <table:table-cell table:formula="of:=RANK([.AB16];[.AB14:.AB19])" office:value-type="float" office:value="2" calcext:value-type="float">
            <text:p>2</text:p>
          </table:table-cell>
          <table:table-cell table:style-name="ce89" table:formula="of:=RAND()" office:value-type="float" office:value="0.798607248173245" calcext:value-type="float">
            <text:p>0,798607248173245</text:p>
          </table:table-cell>
          <table:table-cell table:number-columns-repeated="996"/>
        </table:table-row>
        <table:table-row table:style-name="ro3">
          <table:table-cell table:style-name="ce4" table:formula="of:=[.Y17]" office:value-type="float" office:value="11" calcext:value-type="float">
            <text:p>11</text:p>
          </table:table-cell>
          <table:table-cell table:style-name="ce7" office:value-type="string" calcext:value-type="string">
            <text:p>×</text:p>
          </table:table-cell>
          <table:table-cell table:style-name="ce9" table:formula="of:=[.W17]" office:value-type="float" office:value="6" calcext:value-type="float">
            <text:p>6</text:p>
          </table:table-cell>
          <table:table-cell table:style-name="ce10" office:value-type="string" calcext:value-type="string">
            <text:p>=</text:p>
          </table:table-cell>
          <table:table-cell table:style-name="ce4" table:formula="of:=RANDBETWEEN(1001;9999)/100" office:value-type="float" office:value="91.49" calcext:value-type="float">
            <text:p>91,49</text:p>
          </table:table-cell>
          <table:table-cell table:style-name="ce7" office:value-type="string" calcext:value-type="string">
            <text:p>+</text:p>
          </table:table-cell>
          <table:table-cell table:style-name="ce9" table:formula="of:=(((RANDBETWEEN(1;9)*10+IF([.AA17]&lt;3;0;RANDBETWEEN(1;9)))*10+IF(OR([.AA17]=4;[.AA17]=5);0;RANDBETWEEN(1;9)))/100)" office:value-type="float" office:value="9.13" calcext:value-type="float">
            <text:p>9,1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7]&gt;7.5;99;999))/IF([.AA17]&gt;3;1;10)" office:value-type="float" office:value="388" calcext:value-type="float">
            <text:p>388</text:p>
          </table:table-cell>
          <table:table-cell table:style-name="ce10" office:value-type="string" calcext:value-type="string">
            <text:p>=</text:p>
          </table:table-cell>
          <table:table-cell table:style-name="ce4" table:formula="of:=ROUND(RAND()*CHOOSE(RANDBETWEEN(1;3);10;100;1000);RANDBETWEEN(1;3))" office:value-type="float" office:value="7.632" calcext:value-type="float">
            <text:p>7,632</text:p>
          </table:table-cell>
          <table:table-cell table:style-name="ce7" office:value-type="string" calcext:value-type="string">
            <text:p>×</text:p>
          </table:table-cell>
          <table:table-cell table:style-name="ce20" table:formula="of:=CHOOSE([.AA1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7]*[.C17]" office:value-type="float" office:value="66" calcext:value-type="float">
            <text:p>66</text:p>
          </table:table-cell>
          <table:table-cell table:style-name="ce43" table:formula="of:=[.E17]+[.G17]" office:value-type="float" office:value="100.62" calcext:value-type="float">
            <text:p>100,62</text:p>
          </table:table-cell>
          <table:table-cell table:style-name="ce48" table:formula="of:=[.K17]/10" office:value-type="float" office:value="38.8" calcext:value-type="float">
            <text:p>38,8</text:p>
          </table:table-cell>
          <table:table-cell table:style-name="ce43" table:formula="of:=[.M17]*[.O17]" office:value-type="float" office:value="7632" calcext:value-type="float">
            <text:p>7 632</text:p>
          </table:table-cell>
          <table:table-cell/>
          <table:table-cell table:formula="of:=RANK([.X17];[.X12:.X21])+2" office:value-type="float" office:value="6" calcext:value-type="float">
            <text:p>6</text:p>
          </table:table-cell>
          <table:table-cell table:style-name="ce89" table:formula="of:=RAND()" office:value-type="float" office:value="0.863923495721604" calcext:value-type="float">
            <text:p>0,863923495721604</text:p>
          </table:table-cell>
          <table:table-cell table:formula="of:=RANK([.Z17];[.Z12:.Z21])+2" office:value-type="float" office:value="11" calcext:value-type="float">
            <text:p>11</text:p>
          </table:table-cell>
          <table:table-cell table:style-name="ce89" table:formula="of:=RAND()" office:value-type="float" office:value="0.259518444610721" calcext:value-type="float">
            <text:p>0,259518444610721</text:p>
          </table:table-cell>
          <table:table-cell table:formula="of:=RANK([.AB17];[.AB14:.AB19])" office:value-type="float" office:value="6" calcext:value-type="float">
            <text:p>6</text:p>
          </table:table-cell>
          <table:table-cell table:style-name="ce89" table:formula="of:=RAND()" office:value-type="float" office:value="0.241058012723099" calcext:value-type="float">
            <text:p>0,241058012723099</text:p>
          </table:table-cell>
          <table:table-cell table:number-columns-repeated="996"/>
        </table:table-row>
        <table:table-row table:style-name="ro3">
          <table:table-cell table:style-name="ce4" table:formula="of:=[.Y18]" office:value-type="float" office:value="3" calcext:value-type="float">
            <text:p>3</text:p>
          </table:table-cell>
          <table:table-cell table:style-name="ce7" office:value-type="string" calcext:value-type="string">
            <text:p>×</text:p>
          </table:table-cell>
          <table:table-cell table:style-name="ce9" table:formula="of:=[.W18]"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60.8" calcext:value-type="float">
            <text:p>60,8</text:p>
          </table:table-cell>
          <table:table-cell table:style-name="ce7" office:value-type="string" calcext:value-type="string">
            <text:p>+</text:p>
          </table:table-cell>
          <table:table-cell table:style-name="ce9" table:formula="of:=(((RANDBETWEEN(1;9)*10+IF([.AA18]&lt;3;0;RANDBETWEEN(1;9)))*10+IF(OR([.AA18]=4;[.AA18]=5);0;RANDBETWEEN(1;9)))/100)" office:value-type="float" office:value="7.98" calcext:value-type="float">
            <text:p>7,9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8]&gt;7.5;99;999))/IF([.AA18]&gt;3;1;10)" office:value-type="float" office:value="37.6" calcext:value-type="float">
            <text:p>37,6</text:p>
          </table:table-cell>
          <table:table-cell table:style-name="ce10" office:value-type="string" calcext:value-type="string">
            <text:p>=</text:p>
          </table:table-cell>
          <table:table-cell table:style-name="ce4" table:formula="of:=ROUND(RAND()*CHOOSE(RANDBETWEEN(1;3);10;100;1000);RANDBETWEEN(1;3))" office:value-type="float" office:value="79.971" calcext:value-type="float">
            <text:p>79,971</text:p>
          </table:table-cell>
          <table:table-cell table:style-name="ce7" office:value-type="string" calcext:value-type="string">
            <text:p>×</text:p>
          </table:table-cell>
          <table:table-cell table:style-name="ce20" table:formula="of:=CHOOSE([.AA1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8]*[.C18]" office:value-type="float" office:value="15" calcext:value-type="float">
            <text:p>15</text:p>
          </table:table-cell>
          <table:table-cell table:style-name="ce43" table:formula="of:=[.E18]+[.G18]" office:value-type="float" office:value="68.78" calcext:value-type="float">
            <text:p>68,78</text:p>
          </table:table-cell>
          <table:table-cell table:style-name="ce48" table:formula="of:=[.K18]/10" office:value-type="float" office:value="3.76" calcext:value-type="float">
            <text:p>3,76</text:p>
          </table:table-cell>
          <table:table-cell table:style-name="ce43" table:formula="of:=[.M18]*[.O18]" office:value-type="float" office:value="7997.1" calcext:value-type="float">
            <text:p>7 997,1</text:p>
          </table:table-cell>
          <table:table-cell/>
          <table:table-cell table:formula="of:=RANK([.X18];[.X12:.X21])+2" office:value-type="float" office:value="5" calcext:value-type="float">
            <text:p>5</text:p>
          </table:table-cell>
          <table:table-cell table:style-name="ce89" table:formula="of:=RAND()" office:value-type="float" office:value="0.894885209228573" calcext:value-type="float">
            <text:p>0,894885209228573</text:p>
          </table:table-cell>
          <table:table-cell table:formula="of:=RANK([.Z18];[.Z12:.Z21])+2" office:value-type="float" office:value="3" calcext:value-type="float">
            <text:p>3</text:p>
          </table:table-cell>
          <table:table-cell table:style-name="ce89" table:formula="of:=RAND()" office:value-type="float" office:value="0.989526264479245" calcext:value-type="float">
            <text:p>0,989526264479245</text:p>
          </table:table-cell>
          <table:table-cell table:formula="of:=RANK([.AB18];[.AB14:.AB19])" office:value-type="float" office:value="3" calcext:value-type="float">
            <text:p>3</text:p>
          </table:table-cell>
          <table:table-cell table:style-name="ce89" table:formula="of:=RAND()" office:value-type="float" office:value="0.650468396008998" calcext:value-type="float">
            <text:p>0,650468396008998</text:p>
          </table:table-cell>
          <table:table-cell table:number-columns-repeated="996"/>
        </table:table-row>
        <table:table-row table:style-name="ro3">
          <table:table-cell table:style-name="ce4" table:formula="of:=[.Y19]" office:value-type="float" office:value="12" calcext:value-type="float">
            <text:p>12</text:p>
          </table:table-cell>
          <table:table-cell table:style-name="ce7" office:value-type="string" calcext:value-type="string">
            <text:p>×</text:p>
          </table:table-cell>
          <table:table-cell table:style-name="ce9" table:formula="of:=[.W19]"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35.22" calcext:value-type="float">
            <text:p>35,22</text:p>
          </table:table-cell>
          <table:table-cell table:style-name="ce7" office:value-type="string" calcext:value-type="string">
            <text:p>+</text:p>
          </table:table-cell>
          <table:table-cell table:style-name="ce9" table:formula="of:=(((RANDBETWEEN(1;9)*10+IF([.AA19]&lt;3;0;RANDBETWEEN(1;9)))*10+IF(OR([.AA19]=4;[.AA19]=5);0;RANDBETWEEN(1;9)))/100)" office:value-type="float" office:value="5.09" calcext:value-type="float">
            <text:p>5,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9]&gt;7.5;99;999))/IF([.AA19]&gt;3;1;10)" office:value-type="float" office:value="9.2" calcext:value-type="float">
            <text:p>9,2</text:p>
          </table:table-cell>
          <table:table-cell table:style-name="ce10" office:value-type="string" calcext:value-type="string">
            <text:p>=</text:p>
          </table:table-cell>
          <table:table-cell table:style-name="ce4" table:formula="of:=ROUND(RAND()*CHOOSE(RANDBETWEEN(1;3);10;100;1000);RANDBETWEEN(1;3))" office:value-type="float" office:value="3.3" calcext:value-type="float">
            <text:p>3,3</text:p>
          </table:table-cell>
          <table:table-cell table:style-name="ce7" office:value-type="string" calcext:value-type="string">
            <text:p>×</text:p>
          </table:table-cell>
          <table:table-cell table:style-name="ce20" table:formula="of:=CHOOSE([.AA1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9]*[.C19]" office:value-type="float" office:value="144" calcext:value-type="float">
            <text:p>144</text:p>
          </table:table-cell>
          <table:table-cell table:style-name="ce43" table:formula="of:=[.E19]+[.G19]" office:value-type="float" office:value="40.31" calcext:value-type="float">
            <text:p>40,31</text:p>
          </table:table-cell>
          <table:table-cell table:style-name="ce48" table:formula="of:=[.K19]/10" office:value-type="float" office:value="0.92" calcext:value-type="float">
            <text:p>0,92</text:p>
          </table:table-cell>
          <table:table-cell table:style-name="ce43" table:formula="of:=[.M19]*[.O19]" office:value-type="float" office:value="33" calcext:value-type="float">
            <text:p>33</text:p>
          </table:table-cell>
          <table:table-cell/>
          <table:table-cell table:formula="of:=RANK([.X19];[.X12:.X21])+2" office:value-type="float" office:value="12" calcext:value-type="float">
            <text:p>12</text:p>
          </table:table-cell>
          <table:table-cell table:style-name="ce89" table:formula="of:=RAND()" office:value-type="float" office:value="0.0104454762518579" calcext:value-type="float">
            <text:p>0,0104454762518579</text:p>
          </table:table-cell>
          <table:table-cell table:formula="of:=RANK([.Z19];[.Z12:.Z21])+2" office:value-type="float" office:value="12" calcext:value-type="float">
            <text:p>12</text:p>
          </table:table-cell>
          <table:table-cell table:style-name="ce89" table:formula="of:=RAND()" office:value-type="float" office:value="0.10369526112714" calcext:value-type="float">
            <text:p>0,10369526112714</text:p>
          </table:table-cell>
          <table:table-cell table:formula="of:=RANK([.AB19];[.AB14:.AB19])" office:value-type="float" office:value="1" calcext:value-type="float">
            <text:p>1</text:p>
          </table:table-cell>
          <table:table-cell table:style-name="ce89" table:formula="of:=RAND()" office:value-type="float" office:value="0.814629411633191" calcext:value-type="float">
            <text:p>0,81462941163319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0" calcext:value-type="float">
            <text:p>10</text:p>
          </table:table-cell>
          <table:table-cell table:style-name="ce89" table:formula="of:=RAND()" office:value-type="float" office:value="0.239537703180204" calcext:value-type="float">
            <text:p>0,239537703180204</text:p>
          </table:table-cell>
          <table:table-cell table:formula="of:=RANK([.Z20];[.Z12:.Z21])+2" office:value-type="float" office:value="8" calcext:value-type="float">
            <text:p>8</text:p>
          </table:table-cell>
          <table:table-cell table:style-name="ce89" table:formula="of:=RAND()" office:value-type="float" office:value="0.463776799732732" calcext:value-type="float">
            <text:p>0,463776799732732</text:p>
          </table:table-cell>
          <table:table-cell table:number-columns-repeated="998"/>
        </table:table-row>
        <table:table-row table:style-name="ro4">
          <table:table-cell table:number-columns-repeated="22"/>
          <table:table-cell table:formula="of:=RANK([.X21];[.X12:.X21])+2" office:value-type="float" office:value="3" calcext:value-type="float">
            <text:p>3</text:p>
          </table:table-cell>
          <table:table-cell table:style-name="ce89" table:formula="of:=RAND()" office:value-type="float" office:value="0.911191379822394" calcext:value-type="float">
            <text:p>0,911191379822394</text:p>
          </table:table-cell>
          <table:table-cell table:formula="of:=RANK([.Z21];[.Z12:.Z21])+2" office:value-type="float" office:value="7" calcext:value-type="float">
            <text:p>7</text:p>
          </table:table-cell>
          <table:table-cell table:style-name="ce89" table:formula="of:=RAND()" office:value-type="float" office:value="0.623866426080765" calcext:value-type="float">
            <text:p>0,623866426080765</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6" calcext:value-type="float">
            <text:p>6</text:p>
          </table:table-cell>
          <table:table-cell table:style-name="ce89" table:formula="of:=RAND()" office:value-type="float" office:value="0.882003194042832" calcext:value-type="float">
            <text:p>0,882003194042832</text:p>
          </table:table-cell>
          <table:table-cell table:formula="of:=RANK([.Z23];[.Z23:.Z32])+2" office:value-type="float" office:value="11" calcext:value-type="float">
            <text:p>11</text:p>
          </table:table-cell>
          <table:table-cell table:style-name="ce89" table:formula="of:=RAND()" office:value-type="float" office:value="0.412406068085987" calcext:value-type="float">
            <text:p>0,412406068085987</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4];[.X23:.X32])+2" office:value-type="float" office:value="4" calcext:value-type="float">
            <text:p>4</text:p>
          </table:table-cell>
          <table:table-cell table:style-name="ce89" table:formula="of:=RAND()" office:value-type="float" office:value="0.96608568506852" calcext:value-type="float">
            <text:p>0,96608568506852</text:p>
          </table:table-cell>
          <table:table-cell table:formula="of:=RANK([.Z24];[.Z23:.Z32])+2" office:value-type="float" office:value="8" calcext:value-type="float">
            <text:p>8</text:p>
          </table:table-cell>
          <table:table-cell table:style-name="ce89" table:formula="of:=RAND()" office:value-type="float" office:value="0.647619970688442" calcext:value-type="float">
            <text:p>0,647619970688442</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6921" calcext:value-type="string">
            <text:p>v6921</text:p>
          </table:table-cell>
          <table:table-cell table:style-name="ce89"/>
          <table:table-cell table:formula="of:=RANK([.X25];[.X23:.X32])+2" office:value-type="float" office:value="12" calcext:value-type="float">
            <text:p>12</text:p>
          </table:table-cell>
          <table:table-cell table:style-name="ce89" table:formula="of:=RAND()" office:value-type="float" office:value="0.186743352066187" calcext:value-type="float">
            <text:p>0,186743352066187</text:p>
          </table:table-cell>
          <table:table-cell table:formula="of:=RANK([.Z25];[.Z23:.Z32])+2" office:value-type="float" office:value="5" calcext:value-type="float">
            <text:p>5</text:p>
          </table:table-cell>
          <table:table-cell table:style-name="ce89" table:formula="of:=RAND()" office:value-type="float" office:value="0.740237485026779" calcext:value-type="float">
            <text:p>0,740237485026779</text:p>
          </table:table-cell>
          <table:table-cell table:style-name="ce89" table:formula="of:=RANK([.AB25];[.AB25:.AB30])" office:value-type="float" office:value="4" calcext:value-type="float">
            <text:p>4</text:p>
          </table:table-cell>
          <table:table-cell table:style-name="ce89" table:formula="of:=RAND()" office:value-type="float" office:value="0.260674040251906" calcext:value-type="float">
            <text:p>0,260674040251906</text:p>
          </table:table-cell>
          <table:table-cell table:number-columns-repeated="996"/>
        </table:table-row>
        <table:table-row table:style-name="ro3">
          <table:table-cell table:style-name="ce4" table:formula="of:=[.Y26]" office:value-type="float" office:value="4" calcext:value-type="float">
            <text:p>4</text:p>
          </table:table-cell>
          <table:table-cell table:style-name="ce7" office:value-type="string" calcext:value-type="string">
            <text:p>×</text:p>
          </table:table-cell>
          <table:table-cell table:style-name="ce9" table:formula="of:=[.W26]"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37.74" calcext:value-type="float">
            <text:p>37,74</text:p>
          </table:table-cell>
          <table:table-cell table:style-name="ce7" office:value-type="string" calcext:value-type="string">
            <text:p>+</text:p>
          </table:table-cell>
          <table:table-cell table:style-name="ce9" table:formula="of:=(((RANDBETWEEN(1;9)*10+IF([.AA26]&lt;3;0;RANDBETWEEN(1;9)))*10+IF(OR([.AA26]=4;[.AA26]=5);0;RANDBETWEEN(1;9)))/100)" office:value-type="float" office:value="6.09" calcext:value-type="float">
            <text:p>6,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6]&gt;7.5;99;999))/IF([.AA26]&gt;3;1;10)" office:value-type="float" office:value="4.3" calcext:value-type="float">
            <text:p>4,3</text:p>
          </table:table-cell>
          <table:table-cell table:style-name="ce10" office:value-type="string" calcext:value-type="string">
            <text:p>=</text:p>
          </table:table-cell>
          <table:table-cell table:style-name="ce4" table:formula="of:=ROUND(RAND()*CHOOSE(RANDBETWEEN(1;3);10;100;1000);RANDBETWEEN(1;3))" office:value-type="float" office:value="5.3" calcext:value-type="float">
            <text:p>5,3</text:p>
          </table:table-cell>
          <table:table-cell table:style-name="ce7" office:value-type="string" calcext:value-type="string">
            <text:p>×</text:p>
          </table:table-cell>
          <table:table-cell table:style-name="ce20" table:formula="of:=CHOOSE([.AA2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44" calcext:value-type="float">
            <text:p>44</text:p>
          </table:table-cell>
          <table:table-cell table:style-name="ce43" table:formula="of:=[.E26]+[.G26]" office:value-type="float" office:value="43.83" calcext:value-type="float">
            <text:p>43,83</text:p>
          </table:table-cell>
          <table:table-cell table:style-name="ce48" table:formula="of:=[.K26]/10" office:value-type="float" office:value="0.43" calcext:value-type="float">
            <text:p>0,43</text:p>
          </table:table-cell>
          <table:table-cell table:style-name="ce43" table:formula="of:=[.M26]*[.O26]" office:value-type="float" office:value="53" calcext:value-type="float">
            <text:p>53</text:p>
          </table:table-cell>
          <table:table-cell/>
          <table:table-cell table:formula="of:=RANK([.X26];[.X23:.X32])+2" office:value-type="float" office:value="11" calcext:value-type="float">
            <text:p>11</text:p>
          </table:table-cell>
          <table:table-cell table:style-name="ce89" table:formula="of:=RAND()" office:value-type="float" office:value="0.275776238936795" calcext:value-type="float">
            <text:p>0,275776238936795</text:p>
          </table:table-cell>
          <table:table-cell table:formula="of:=RANK([.Z26];[.Z23:.Z32])+2" office:value-type="float" office:value="4" calcext:value-type="float">
            <text:p>4</text:p>
          </table:table-cell>
          <table:table-cell table:style-name="ce89" table:formula="of:=RAND()" office:value-type="float" office:value="0.81837749375911" calcext:value-type="float">
            <text:p>0,81837749375911</text:p>
          </table:table-cell>
          <table:table-cell table:formula="of:=RANK([.AB26];[.AB25:.AB30])" office:value-type="float" office:value="1" calcext:value-type="float">
            <text:p>1</text:p>
          </table:table-cell>
          <table:table-cell table:style-name="ce89" table:formula="of:=RAND()" office:value-type="float" office:value="0.670640636334449" calcext:value-type="float">
            <text:p>0,670640636334449</text:p>
          </table:table-cell>
          <table:table-cell table:number-columns-repeated="996"/>
        </table:table-row>
        <table:table-row table:style-name="ro3">
          <table:table-cell table:style-name="ce4" table:formula="of:=[.Y27]" office:value-type="float" office:value="6" calcext:value-type="float">
            <text:p>6</text:p>
          </table:table-cell>
          <table:table-cell table:style-name="ce7" office:value-type="string" calcext:value-type="string">
            <text:p>×</text:p>
          </table:table-cell>
          <table:table-cell table:style-name="ce9" table:formula="of:=[.W27]"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82.78" calcext:value-type="float">
            <text:p>82,78</text:p>
          </table:table-cell>
          <table:table-cell table:style-name="ce7" office:value-type="string" calcext:value-type="string">
            <text:p>+</text:p>
          </table:table-cell>
          <table:table-cell table:style-name="ce9" table:formula="of:=(((RANDBETWEEN(1;9)*10+IF([.AA27]&lt;3;0;RANDBETWEEN(1;9)))*10+IF(OR([.AA27]=4;[.AA27]=5);0;RANDBETWEEN(1;9)))/100)" office:value-type="float" office:value="3.1" calcext:value-type="float">
            <text:p>3,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7]&gt;7.5;99;999))/IF([.AA27]&gt;3;1;10)" office:value-type="float" office:value="37" calcext:value-type="float">
            <text:p>37</text:p>
          </table:table-cell>
          <table:table-cell table:style-name="ce10" office:value-type="string" calcext:value-type="string">
            <text:p>=</text:p>
          </table:table-cell>
          <table:table-cell table:style-name="ce4" table:formula="of:=ROUND(RAND()*CHOOSE(RANDBETWEEN(1;3);10;100;1000);RANDBETWEEN(1;3))" office:value-type="float" office:value="68.8" calcext:value-type="float">
            <text:p>68,8</text:p>
          </table:table-cell>
          <table:table-cell table:style-name="ce7" office:value-type="string" calcext:value-type="string">
            <text:p>×</text:p>
          </table:table-cell>
          <table:table-cell table:style-name="ce20" table:formula="of:=CHOOSE([.AA2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7]*[.C27]" office:value-type="float" office:value="48" calcext:value-type="float">
            <text:p>48</text:p>
          </table:table-cell>
          <table:table-cell table:style-name="ce43" table:formula="of:=[.E27]+[.G27]" office:value-type="float" office:value="85.88" calcext:value-type="float">
            <text:p>85,88</text:p>
          </table:table-cell>
          <table:table-cell table:style-name="ce48" table:formula="of:=[.K27]/10" office:value-type="float" office:value="3.7" calcext:value-type="float">
            <text:p>3,7</text:p>
          </table:table-cell>
          <table:table-cell table:style-name="ce43" table:formula="of:=[.M27]*[.O27]" office:value-type="float" office:value="68800" calcext:value-type="float">
            <text:p>68 800</text:p>
          </table:table-cell>
          <table:table-cell/>
          <table:table-cell table:formula="of:=RANK([.X27];[.X23:.X32])+2" office:value-type="float" office:value="8" calcext:value-type="float">
            <text:p>8</text:p>
          </table:table-cell>
          <table:table-cell table:style-name="ce89" table:formula="of:=RAND()" office:value-type="float" office:value="0.654167880938863" calcext:value-type="float">
            <text:p>0,654167880938863</text:p>
          </table:table-cell>
          <table:table-cell table:formula="of:=RANK([.Z27];[.Z23:.Z32])+2" office:value-type="float" office:value="6" calcext:value-type="float">
            <text:p>6</text:p>
          </table:table-cell>
          <table:table-cell table:style-name="ce89" table:formula="of:=RAND()" office:value-type="float" office:value="0.73758437976934" calcext:value-type="float">
            <text:p>0,73758437976934</text:p>
          </table:table-cell>
          <table:table-cell table:formula="of:=RANK([.AB27];[.AB25:.AB30])" office:value-type="float" office:value="5" calcext:value-type="float">
            <text:p>5</text:p>
          </table:table-cell>
          <table:table-cell table:style-name="ce89" table:formula="of:=RAND()" office:value-type="float" office:value="0.118634599073588" calcext:value-type="float">
            <text:p>0,118634599073588</text:p>
          </table:table-cell>
          <table:table-cell table:number-columns-repeated="996"/>
        </table:table-row>
        <table:table-row table:style-name="ro3">
          <table:table-cell table:style-name="ce4" table:formula="of:=[.Y28]" office:value-type="float" office:value="10" calcext:value-type="float">
            <text:p>10</text:p>
          </table:table-cell>
          <table:table-cell table:style-name="ce7" office:value-type="string" calcext:value-type="string">
            <text:p>×</text:p>
          </table:table-cell>
          <table:table-cell table:style-name="ce9" table:formula="of:=[.W28]"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68.15" calcext:value-type="float">
            <text:p>68,15</text:p>
          </table:table-cell>
          <table:table-cell table:style-name="ce7" office:value-type="string" calcext:value-type="string">
            <text:p>+</text:p>
          </table:table-cell>
          <table:table-cell table:style-name="ce9" table:formula="of:=(((RANDBETWEEN(1;9)*10+IF([.AA28]&lt;3;0;RANDBETWEEN(1;9)))*10+IF(OR([.AA28]=4;[.AA28]=5);0;RANDBETWEEN(1;9)))/100)" office:value-type="float" office:value="1.65" calcext:value-type="float">
            <text:p>1,65</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8]&gt;7.5;99;999))/IF([.AA28]&gt;3;1;10)" office:value-type="float" office:value="3.3" calcext:value-type="float">
            <text:p>3,3</text:p>
          </table:table-cell>
          <table:table-cell table:style-name="ce10" office:value-type="string" calcext:value-type="string">
            <text:p>=</text:p>
          </table:table-cell>
          <table:table-cell table:style-name="ce4" table:formula="of:=ROUND(RAND()*CHOOSE(RANDBETWEEN(1;3);10;100;1000);RANDBETWEEN(1;3))" office:value-type="float" office:value="49.251" calcext:value-type="float">
            <text:p>49,251</text:p>
          </table:table-cell>
          <table:table-cell table:style-name="ce7" office:value-type="string" calcext:value-type="string">
            <text:p>×</text:p>
          </table:table-cell>
          <table:table-cell table:style-name="ce20" table:formula="of:=CHOOSE([.AA2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8]*[.C28]" office:value-type="float" office:value="100" calcext:value-type="float">
            <text:p>100</text:p>
          </table:table-cell>
          <table:table-cell table:style-name="ce43" table:formula="of:=[.E28]+[.G28]" office:value-type="float" office:value="69.8" calcext:value-type="float">
            <text:p>69,8</text:p>
          </table:table-cell>
          <table:table-cell table:style-name="ce48" table:formula="of:=[.K28]/10" office:value-type="float" office:value="0.33" calcext:value-type="float">
            <text:p>0,33</text:p>
          </table:table-cell>
          <table:table-cell table:style-name="ce43" table:formula="of:=[.M28]*[.O28]" office:value-type="float" office:value="4925.1" calcext:value-type="float">
            <text:p>4 925,1</text:p>
          </table:table-cell>
          <table:table-cell/>
          <table:table-cell table:formula="of:=RANK([.X28];[.X23:.X32])+2" office:value-type="float" office:value="10" calcext:value-type="float">
            <text:p>10</text:p>
          </table:table-cell>
          <table:table-cell table:style-name="ce89" table:formula="of:=RAND()" office:value-type="float" office:value="0.404524905070369" calcext:value-type="float">
            <text:p>0,404524905070369</text:p>
          </table:table-cell>
          <table:table-cell table:formula="of:=RANK([.Z28];[.Z23:.Z32])+2" office:value-type="float" office:value="10" calcext:value-type="float">
            <text:p>10</text:p>
          </table:table-cell>
          <table:table-cell table:style-name="ce89" table:formula="of:=RAND()" office:value-type="float" office:value="0.581738870844003" calcext:value-type="float">
            <text:p>0,581738870844003</text:p>
          </table:table-cell>
          <table:table-cell table:formula="of:=RANK([.AB28];[.AB25:.AB30])" office:value-type="float" office:value="3" calcext:value-type="float">
            <text:p>3</text:p>
          </table:table-cell>
          <table:table-cell table:style-name="ce89" table:formula="of:=RAND()" office:value-type="float" office:value="0.360982096863384" calcext:value-type="float">
            <text:p>0,360982096863384</text:p>
          </table:table-cell>
          <table:table-cell table:number-columns-repeated="996"/>
        </table:table-row>
        <table:table-row table:style-name="ro3">
          <table:table-cell table:style-name="ce4" table:formula="of:=[.Y29]" office:value-type="float" office:value="12" calcext:value-type="float">
            <text:p>12</text:p>
          </table:table-cell>
          <table:table-cell table:style-name="ce7" office:value-type="string" calcext:value-type="string">
            <text:p>×</text:p>
          </table:table-cell>
          <table:table-cell table:style-name="ce9" table:formula="of:=[.W29]"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57.91" calcext:value-type="float">
            <text:p>57,91</text:p>
          </table:table-cell>
          <table:table-cell table:style-name="ce7" office:value-type="string" calcext:value-type="string">
            <text:p>+</text:p>
          </table:table-cell>
          <table:table-cell table:style-name="ce9" table:formula="of:=(((RANDBETWEEN(1;9)*10+IF([.AA29]&lt;3;0;RANDBETWEEN(1;9)))*10+IF(OR([.AA29]=4;[.AA29]=5);0;RANDBETWEEN(1;9)))/100)" office:value-type="float" office:value="6.23" calcext:value-type="float">
            <text:p>6,2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9]&gt;7.5;99;999))/IF([.AA29]&gt;3;1;10)" office:value-type="float" office:value="47" calcext:value-type="float">
            <text:p>47</text:p>
          </table:table-cell>
          <table:table-cell table:style-name="ce10" office:value-type="string" calcext:value-type="string">
            <text:p>=</text:p>
          </table:table-cell>
          <table:table-cell table:style-name="ce4" table:formula="of:=ROUND(RAND()*CHOOSE(RANDBETWEEN(1;3);10;100;1000);RANDBETWEEN(1;3))" office:value-type="float" office:value="446" calcext:value-type="float">
            <text:p>446</text:p>
          </table:table-cell>
          <table:table-cell table:style-name="ce7" office:value-type="string" calcext:value-type="string">
            <text:p>×</text:p>
          </table:table-cell>
          <table:table-cell table:style-name="ce20" table:formula="of:=CHOOSE([.AA2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9]*[.C29]" office:value-type="float" office:value="108" calcext:value-type="float">
            <text:p>108</text:p>
          </table:table-cell>
          <table:table-cell table:style-name="ce43" table:formula="of:=[.E29]+[.G29]" office:value-type="float" office:value="64.14" calcext:value-type="float">
            <text:p>64,14</text:p>
          </table:table-cell>
          <table:table-cell table:style-name="ce48" table:formula="of:=[.K29]/10" office:value-type="float" office:value="4.7" calcext:value-type="float">
            <text:p>4,7</text:p>
          </table:table-cell>
          <table:table-cell table:style-name="ce43" table:formula="of:=[.M29]*[.O29]" office:value-type="float" office:value="446000" calcext:value-type="float">
            <text:p>446 000</text:p>
          </table:table-cell>
          <table:table-cell/>
          <table:table-cell table:formula="of:=RANK([.X29];[.X23:.X32])+2" office:value-type="float" office:value="9" calcext:value-type="float">
            <text:p>9</text:p>
          </table:table-cell>
          <table:table-cell table:style-name="ce89" table:formula="of:=RAND()" office:value-type="float" office:value="0.474057966131903" calcext:value-type="float">
            <text:p>0,474057966131903</text:p>
          </table:table-cell>
          <table:table-cell table:formula="of:=RANK([.Z29];[.Z23:.Z32])+2" office:value-type="float" office:value="12" calcext:value-type="float">
            <text:p>12</text:p>
          </table:table-cell>
          <table:table-cell table:style-name="ce89" table:formula="of:=RAND()" office:value-type="float" office:value="0.368609618487164" calcext:value-type="float">
            <text:p>0,368609618487164</text:p>
          </table:table-cell>
          <table:table-cell table:formula="of:=RANK([.AB29];[.AB25:.AB30])" office:value-type="float" office:value="6" calcext:value-type="float">
            <text:p>6</text:p>
          </table:table-cell>
          <table:table-cell table:style-name="ce89" table:formula="of:=RAND()" office:value-type="float" office:value="0.0227360236238325" calcext:value-type="float">
            <text:p>0,0227360236238325</text:p>
          </table:table-cell>
          <table:table-cell table:number-columns-repeated="996"/>
        </table:table-row>
        <table:table-row table:style-name="ro3">
          <table:table-cell table:style-name="ce4" table:formula="of:=[.Y30]" office:value-type="float" office:value="9" calcext:value-type="float">
            <text:p>9</text:p>
          </table:table-cell>
          <table:table-cell table:style-name="ce7" office:value-type="string" calcext:value-type="string">
            <text:p>×</text:p>
          </table:table-cell>
          <table:table-cell table:style-name="ce9" table:formula="of:=[.W30]"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89.02" calcext:value-type="float">
            <text:p>89,02</text:p>
          </table:table-cell>
          <table:table-cell table:style-name="ce7" office:value-type="string" calcext:value-type="string">
            <text:p>+</text:p>
          </table:table-cell>
          <table:table-cell table:style-name="ce9" table:formula="of:=(((RANDBETWEEN(1;9)*10+IF([.AA30]&lt;3;0;RANDBETWEEN(1;9)))*10+IF(OR([.AA30]=4;[.AA30]=5);0;RANDBETWEEN(1;9)))/100)" office:value-type="float" office:value="3.02" calcext:value-type="float">
            <text:p>3,0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0]&gt;7.5;99;999))/IF([.AA30]&gt;3;1;10)" office:value-type="float" office:value="46.4" calcext:value-type="float">
            <text:p>46,4</text:p>
          </table:table-cell>
          <table:table-cell table:style-name="ce10" office:value-type="string" calcext:value-type="string">
            <text:p>=</text:p>
          </table:table-cell>
          <table:table-cell table:style-name="ce4" table:formula="of:=ROUND(RAND()*CHOOSE(RANDBETWEEN(1;3);10;100;1000);RANDBETWEEN(1;3))" office:value-type="float" office:value="0.6" calcext:value-type="float">
            <text:p>0,6</text:p>
          </table:table-cell>
          <table:table-cell table:style-name="ce7" office:value-type="string" calcext:value-type="string">
            <text:p>×</text:p>
          </table:table-cell>
          <table:table-cell table:style-name="ce20" table:formula="of:=CHOOSE([.AA3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0]*[.C30]" office:value-type="float" office:value="27" calcext:value-type="float">
            <text:p>27</text:p>
          </table:table-cell>
          <table:table-cell table:style-name="ce43" table:formula="of:=[.E30]+[.G30]" office:value-type="float" office:value="92.04" calcext:value-type="float">
            <text:p>92,04</text:p>
          </table:table-cell>
          <table:table-cell table:style-name="ce48" table:formula="of:=[.K30]/10" office:value-type="float" office:value="4.64" calcext:value-type="float">
            <text:p>4,64</text:p>
          </table:table-cell>
          <table:table-cell table:style-name="ce43" table:formula="of:=[.M30]*[.O30]" office:value-type="float" office:value="6" calcext:value-type="float">
            <text:p>6</text:p>
          </table:table-cell>
          <table:table-cell/>
          <table:table-cell table:formula="of:=RANK([.X30];[.X23:.X32])+2" office:value-type="float" office:value="3" calcext:value-type="float">
            <text:p>3</text:p>
          </table:table-cell>
          <table:table-cell table:style-name="ce89" table:formula="of:=RAND()" office:value-type="float" office:value="0.999782471908906" calcext:value-type="float">
            <text:p>0,999782471908906</text:p>
          </table:table-cell>
          <table:table-cell table:formula="of:=RANK([.Z30];[.Z23:.Z32])+2" office:value-type="float" office:value="9" calcext:value-type="float">
            <text:p>9</text:p>
          </table:table-cell>
          <table:table-cell table:style-name="ce89" table:formula="of:=RAND()" office:value-type="float" office:value="0.606403186018246" calcext:value-type="float">
            <text:p>0,606403186018246</text:p>
          </table:table-cell>
          <table:table-cell table:formula="of:=RANK([.AB30];[.AB25:.AB30])" office:value-type="float" office:value="2" calcext:value-type="float">
            <text:p>2</text:p>
          </table:table-cell>
          <table:table-cell table:style-name="ce89" table:formula="of:=RAND()" office:value-type="float" office:value="0.535192021405332" calcext:value-type="float">
            <text:p>0,53519202140533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5" calcext:value-type="float">
            <text:p>5</text:p>
          </table:table-cell>
          <table:table-cell table:style-name="ce89" table:formula="of:=RAND()" office:value-type="float" office:value="0.96397012385492" calcext:value-type="float">
            <text:p>0,96397012385492</text:p>
          </table:table-cell>
          <table:table-cell table:formula="of:=RANK([.Z31];[.Z23:.Z32])+2" office:value-type="float" office:value="7" calcext:value-type="float">
            <text:p>7</text:p>
          </table:table-cell>
          <table:table-cell table:style-name="ce89" table:formula="of:=RAND()" office:value-type="float" office:value="0.698235038574417" calcext:value-type="float">
            <text:p>0,698235038574417</text:p>
          </table:table-cell>
          <table:table-cell table:number-columns-repeated="998"/>
        </table:table-row>
        <table:table-row table:style-name="ro4">
          <table:table-cell table:number-columns-repeated="22"/>
          <table:table-cell table:formula="of:=RANK([.X32];[.X23:.X32])+2" office:value-type="float" office:value="7" calcext:value-type="float">
            <text:p>7</text:p>
          </table:table-cell>
          <table:table-cell table:style-name="ce89" table:formula="of:=RAND()" office:value-type="float" office:value="0.668313177939062" calcext:value-type="float">
            <text:p>0,668313177939062</text:p>
          </table:table-cell>
          <table:table-cell table:formula="of:=RANK([.Z32];[.Z23:.Z32])+2" office:value-type="float" office:value="3" calcext:value-type="float">
            <text:p>3</text:p>
          </table:table-cell>
          <table:table-cell table:style-name="ce89" table:formula="of:=RAND()" office:value-type="float" office:value="0.874161719742137" calcext:value-type="float">
            <text:p>0,874161719742137</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9" calcext:value-type="float">
            <text:p>9</text:p>
          </table:table-cell>
          <table:table-cell table:style-name="ce89" table:formula="of:=RAND()" office:value-type="float" office:value="0.384391328467182" calcext:value-type="float">
            <text:p>0,384391328467182</text:p>
          </table:table-cell>
          <table:table-cell table:formula="of:=RANK([.Z34];[.Z34:.Z43])+2" office:value-type="float" office:value="7" calcext:value-type="float">
            <text:p>7</text:p>
          </table:table-cell>
          <table:table-cell table:style-name="ce89" table:formula="of:=RAND()" office:value-type="float" office:value="0.369743979914635" calcext:value-type="float">
            <text:p>0,369743979914635</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35];[.X34:.X43])+2" office:value-type="float" office:value="5" calcext:value-type="float">
            <text:p>5</text:p>
          </table:table-cell>
          <table:table-cell table:style-name="ce89" table:formula="of:=RAND()" office:value-type="float" office:value="0.783530193262677" calcext:value-type="float">
            <text:p>0,783530193262677</text:p>
          </table:table-cell>
          <table:table-cell table:formula="of:=RANK([.Z35];[.Z34:.Z43])+2" office:value-type="float" office:value="3" calcext:value-type="float">
            <text:p>3</text:p>
          </table:table-cell>
          <table:table-cell table:style-name="ce89" table:formula="of:=RAND()" office:value-type="float" office:value="0.692310518515289" calcext:value-type="float">
            <text:p>0,692310518515289</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6921" calcext:value-type="string">
            <text:p>v6921</text:p>
          </table:table-cell>
          <table:table-cell table:style-name="ce89"/>
          <table:table-cell table:formula="of:=RANK([.X36];[.X34:.X43])+2" office:value-type="float" office:value="10" calcext:value-type="float">
            <text:p>10</text:p>
          </table:table-cell>
          <table:table-cell table:style-name="ce89" table:formula="of:=RAND()" office:value-type="float" office:value="0.352254329543027" calcext:value-type="float">
            <text:p>0,352254329543027</text:p>
          </table:table-cell>
          <table:table-cell table:formula="of:=RANK([.Z36];[.Z34:.Z43])+2" office:value-type="float" office:value="8" calcext:value-type="float">
            <text:p>8</text:p>
          </table:table-cell>
          <table:table-cell table:style-name="ce89" table:formula="of:=RAND()" office:value-type="float" office:value="0.334885358477025" calcext:value-type="float">
            <text:p>0,334885358477025</text:p>
          </table:table-cell>
          <table:table-cell table:style-name="ce89" table:formula="of:=RANK([.AB36];[.AB36:.AB41])" office:value-type="float" office:value="1" calcext:value-type="float">
            <text:p>1</text:p>
          </table:table-cell>
          <table:table-cell table:style-name="ce89" table:formula="of:=RAND()" office:value-type="float" office:value="0.998400525339905" calcext:value-type="float">
            <text:p>0,998400525339905</text:p>
          </table:table-cell>
          <table:table-cell table:number-columns-repeated="996"/>
        </table:table-row>
        <table:table-row table:style-name="ro3">
          <table:table-cell table:style-name="ce4" table:formula="of:=[.Y37]" office:value-type="float" office:value="11" calcext:value-type="float">
            <text:p>11</text:p>
          </table:table-cell>
          <table:table-cell table:style-name="ce7" office:value-type="string" calcext:value-type="string">
            <text:p>×</text:p>
          </table:table-cell>
          <table:table-cell table:style-name="ce9" table:formula="of:=[.W37]"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66.71" calcext:value-type="float">
            <text:p>66,71</text:p>
          </table:table-cell>
          <table:table-cell table:style-name="ce7" office:value-type="string" calcext:value-type="string">
            <text:p>+</text:p>
          </table:table-cell>
          <table:table-cell table:style-name="ce9" table:formula="of:=(((RANDBETWEEN(1;9)*10+IF([.AA37]&lt;3;0;RANDBETWEEN(1;9)))*10+IF(OR([.AA37]=4;[.AA37]=5);0;RANDBETWEEN(1;9)))/100)" office:value-type="float" office:value="6.21" calcext:value-type="float">
            <text:p>6,2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7]&gt;7.5;99;999))/IF([.AA37]&gt;3;1;10)" office:value-type="float" office:value="23.5" calcext:value-type="float">
            <text:p>23,5</text:p>
          </table:table-cell>
          <table:table-cell table:style-name="ce10" office:value-type="string" calcext:value-type="string">
            <text:p>=</text:p>
          </table:table-cell>
          <table:table-cell table:style-name="ce4" table:formula="of:=ROUND(RAND()*CHOOSE(RANDBETWEEN(1;3);10;100;1000);RANDBETWEEN(1;3))" office:value-type="float" office:value="218.4" calcext:value-type="float">
            <text:p>218,4</text:p>
          </table:table-cell>
          <table:table-cell table:style-name="ce7" office:value-type="string" calcext:value-type="string">
            <text:p>×</text:p>
          </table:table-cell>
          <table:table-cell table:style-name="ce20" table:formula="of:=CHOOSE([.AA3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7]*[.C37]" office:value-type="float" office:value="33" calcext:value-type="float">
            <text:p>33</text:p>
          </table:table-cell>
          <table:table-cell table:style-name="ce43" table:formula="of:=[.E37]+[.G37]" office:value-type="float" office:value="72.92" calcext:value-type="float">
            <text:p>72,92</text:p>
          </table:table-cell>
          <table:table-cell table:style-name="ce48" table:formula="of:=[.K37]/10" office:value-type="float" office:value="2.35" calcext:value-type="float">
            <text:p>2,35</text:p>
          </table:table-cell>
          <table:table-cell table:style-name="ce43" table:formula="of:=[.M37]*[.O37]" office:value-type="float" office:value="21840" calcext:value-type="float">
            <text:p>21 840</text:p>
          </table:table-cell>
          <table:table-cell/>
          <table:table-cell table:formula="of:=RANK([.X37];[.X34:.X43])+2" office:value-type="float" office:value="3" calcext:value-type="float">
            <text:p>3</text:p>
          </table:table-cell>
          <table:table-cell table:style-name="ce89" table:formula="of:=RAND()" office:value-type="float" office:value="0.960927853193324" calcext:value-type="float">
            <text:p>0,960927853193324</text:p>
          </table:table-cell>
          <table:table-cell table:formula="of:=RANK([.Z37];[.Z34:.Z43])+2" office:value-type="float" office:value="11" calcext:value-type="float">
            <text:p>11</text:p>
          </table:table-cell>
          <table:table-cell table:style-name="ce89" table:formula="of:=RAND()" office:value-type="float" office:value="0.0957711452746418" calcext:value-type="float">
            <text:p>0,0957711452746418</text:p>
          </table:table-cell>
          <table:table-cell table:formula="of:=RANK([.AB37];[.AB36:.AB41])" office:value-type="float" office:value="3" calcext:value-type="float">
            <text:p>3</text:p>
          </table:table-cell>
          <table:table-cell table:style-name="ce89" table:formula="of:=RAND()" office:value-type="float" office:value="0.96052549207371" calcext:value-type="float">
            <text:p>0,96052549207371</text:p>
          </table:table-cell>
          <table:table-cell table:number-columns-repeated="996"/>
        </table:table-row>
        <table:table-row table:style-name="ro3">
          <table:table-cell table:style-name="ce4" table:formula="of:=[.Y38]" office:value-type="float" office:value="4" calcext:value-type="float">
            <text:p>4</text:p>
          </table:table-cell>
          <table:table-cell table:style-name="ce7" office:value-type="string" calcext:value-type="string">
            <text:p>×</text:p>
          </table:table-cell>
          <table:table-cell table:style-name="ce9" table:formula="of:=[.W38]"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46.34" calcext:value-type="float">
            <text:p>46,34</text:p>
          </table:table-cell>
          <table:table-cell table:style-name="ce7" office:value-type="string" calcext:value-type="string">
            <text:p>+</text:p>
          </table:table-cell>
          <table:table-cell table:style-name="ce9" table:formula="of:=(((RANDBETWEEN(1;9)*10+IF([.AA38]&lt;3;0;RANDBETWEEN(1;9)))*10+IF(OR([.AA38]=4;[.AA38]=5);0;RANDBETWEEN(1;9)))/100)" office:value-type="float" office:value="5.7" calcext:value-type="float">
            <text:p>5,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8]&gt;7.5;99;999))/IF([.AA38]&gt;3;1;10)" office:value-type="float" office:value="433" calcext:value-type="float">
            <text:p>433</text:p>
          </table:table-cell>
          <table:table-cell table:style-name="ce10" office:value-type="string" calcext:value-type="string">
            <text:p>=</text:p>
          </table:table-cell>
          <table:table-cell table:style-name="ce4" table:formula="of:=ROUND(RAND()*CHOOSE(RANDBETWEEN(1;3);10;100;1000);RANDBETWEEN(1;3))" office:value-type="float" office:value="23.15" calcext:value-type="float">
            <text:p>23,15</text:p>
          </table:table-cell>
          <table:table-cell table:style-name="ce7" office:value-type="string" calcext:value-type="string">
            <text:p>×</text:p>
          </table:table-cell>
          <table:table-cell table:style-name="ce20" table:formula="of:=CHOOSE([.AA3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8]*[.C38]" office:value-type="float" office:value="16" calcext:value-type="float">
            <text:p>16</text:p>
          </table:table-cell>
          <table:table-cell table:style-name="ce43" table:formula="of:=[.E38]+[.G38]" office:value-type="float" office:value="52.04" calcext:value-type="float">
            <text:p>52,04</text:p>
          </table:table-cell>
          <table:table-cell table:style-name="ce48" table:formula="of:=[.K38]/10" office:value-type="float" office:value="43.3" calcext:value-type="float">
            <text:p>43,3</text:p>
          </table:table-cell>
          <table:table-cell table:style-name="ce43" table:formula="of:=[.M38]*[.O38]" office:value-type="float" office:value="2315" calcext:value-type="float">
            <text:p>2 315</text:p>
          </table:table-cell>
          <table:table-cell/>
          <table:table-cell table:formula="of:=RANK([.X38];[.X34:.X43])+2" office:value-type="float" office:value="4" calcext:value-type="float">
            <text:p>4</text:p>
          </table:table-cell>
          <table:table-cell table:style-name="ce89" table:formula="of:=RAND()" office:value-type="float" office:value="0.839294204908599" calcext:value-type="float">
            <text:p>0,839294204908599</text:p>
          </table:table-cell>
          <table:table-cell table:formula="of:=RANK([.Z38];[.Z34:.Z43])+2" office:value-type="float" office:value="4" calcext:value-type="float">
            <text:p>4</text:p>
          </table:table-cell>
          <table:table-cell table:style-name="ce89" table:formula="of:=RAND()" office:value-type="float" office:value="0.607100237333797" calcext:value-type="float">
            <text:p>0,607100237333797</text:p>
          </table:table-cell>
          <table:table-cell table:formula="of:=RANK([.AB38];[.AB36:.AB41])" office:value-type="float" office:value="4" calcext:value-type="float">
            <text:p>4</text:p>
          </table:table-cell>
          <table:table-cell table:style-name="ce89" table:formula="of:=RAND()" office:value-type="float" office:value="0.481575500720695" calcext:value-type="float">
            <text:p>0,481575500720695</text:p>
          </table:table-cell>
          <table:table-cell table:number-columns-repeated="996"/>
        </table:table-row>
        <table:table-row table:style-name="ro3">
          <table:table-cell table:style-name="ce4" table:formula="of:=[.Y39]" office:value-type="float" office:value="10" calcext:value-type="float">
            <text:p>10</text:p>
          </table:table-cell>
          <table:table-cell table:style-name="ce7" office:value-type="string" calcext:value-type="string">
            <text:p>×</text:p>
          </table:table-cell>
          <table:table-cell table:style-name="ce9" table:formula="of:=[.W39]" office:value-type="float" office:value="6" calcext:value-type="float">
            <text:p>6</text:p>
          </table:table-cell>
          <table:table-cell table:style-name="ce10" office:value-type="string" calcext:value-type="string">
            <text:p>=</text:p>
          </table:table-cell>
          <table:table-cell table:style-name="ce4" table:formula="of:=RANDBETWEEN(1001;9999)/100" office:value-type="float" office:value="58.95" calcext:value-type="float">
            <text:p>58,95</text:p>
          </table:table-cell>
          <table:table-cell table:style-name="ce7" office:value-type="string" calcext:value-type="string">
            <text:p>+</text:p>
          </table:table-cell>
          <table:table-cell table:style-name="ce9" table:formula="of:=(((RANDBETWEEN(1;9)*10+IF([.AA39]&lt;3;0;RANDBETWEEN(1;9)))*10+IF(OR([.AA39]=4;[.AA39]=5);0;RANDBETWEEN(1;9)))/100)" office:value-type="float" office:value="8.42" calcext:value-type="float">
            <text:p>8,4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9]&gt;7.5;99;999))/IF([.AA39]&gt;3;1;10)" office:value-type="float" office:value="403" calcext:value-type="float">
            <text:p>403</text:p>
          </table:table-cell>
          <table:table-cell table:style-name="ce10" office:value-type="string" calcext:value-type="string">
            <text:p>=</text:p>
          </table:table-cell>
          <table:table-cell table:style-name="ce4" table:formula="of:=ROUND(RAND()*CHOOSE(RANDBETWEEN(1;3);10;100;1000);RANDBETWEEN(1;3))" office:value-type="float" office:value="80.07" calcext:value-type="float">
            <text:p>80,07</text:p>
          </table:table-cell>
          <table:table-cell table:style-name="ce7" office:value-type="string" calcext:value-type="string">
            <text:p>×</text:p>
          </table:table-cell>
          <table:table-cell table:style-name="ce20" table:formula="of:=CHOOSE([.AA3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9]*[.C39]" office:value-type="float" office:value="60" calcext:value-type="float">
            <text:p>60</text:p>
          </table:table-cell>
          <table:table-cell table:style-name="ce43" table:formula="of:=[.E39]+[.G39]" office:value-type="float" office:value="67.37" calcext:value-type="float">
            <text:p>67,37</text:p>
          </table:table-cell>
          <table:table-cell table:style-name="ce48" table:formula="of:=[.K39]/10" office:value-type="float" office:value="40.3" calcext:value-type="float">
            <text:p>40,3</text:p>
          </table:table-cell>
          <table:table-cell table:style-name="ce43" table:formula="of:=[.M39]*[.O39]" office:value-type="float" office:value="80070" calcext:value-type="float">
            <text:p>80 070</text:p>
          </table:table-cell>
          <table:table-cell/>
          <table:table-cell table:formula="of:=RANK([.X39];[.X34:.X43])+2" office:value-type="float" office:value="6" calcext:value-type="float">
            <text:p>6</text:p>
          </table:table-cell>
          <table:table-cell table:style-name="ce89" table:formula="of:=RAND()" office:value-type="float" office:value="0.75626853345149" calcext:value-type="float">
            <text:p>0,75626853345149</text:p>
          </table:table-cell>
          <table:table-cell table:formula="of:=RANK([.Z39];[.Z34:.Z43])+2" office:value-type="float" office:value="10" calcext:value-type="float">
            <text:p>10</text:p>
          </table:table-cell>
          <table:table-cell table:style-name="ce89" table:formula="of:=RAND()" office:value-type="float" office:value="0.235176437222318" calcext:value-type="float">
            <text:p>0,235176437222318</text:p>
          </table:table-cell>
          <table:table-cell table:formula="of:=RANK([.AB39];[.AB36:.AB41])" office:value-type="float" office:value="6" calcext:value-type="float">
            <text:p>6</text:p>
          </table:table-cell>
          <table:table-cell table:style-name="ce89" table:formula="of:=RAND()" office:value-type="float" office:value="0.297032649841758" calcext:value-type="float">
            <text:p>0,297032649841758</text:p>
          </table:table-cell>
          <table:table-cell table:number-columns-repeated="996"/>
        </table:table-row>
        <table:table-row table:style-name="ro3">
          <table:table-cell table:style-name="ce4" table:formula="of:=[.Y40]" office:value-type="float" office:value="6" calcext:value-type="float">
            <text:p>6</text:p>
          </table:table-cell>
          <table:table-cell table:style-name="ce7" office:value-type="string" calcext:value-type="string">
            <text:p>×</text:p>
          </table:table-cell>
          <table:table-cell table:style-name="ce9" table:formula="of:=[.W40]"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61.12" calcext:value-type="float">
            <text:p>61,12</text:p>
          </table:table-cell>
          <table:table-cell table:style-name="ce7" office:value-type="string" calcext:value-type="string">
            <text:p>+</text:p>
          </table:table-cell>
          <table:table-cell table:style-name="ce9" table:formula="of:=(((RANDBETWEEN(1;9)*10+IF([.AA40]&lt;3;0;RANDBETWEEN(1;9)))*10+IF(OR([.AA40]=4;[.AA40]=5);0;RANDBETWEEN(1;9)))/100)" office:value-type="float" office:value="7.4" calcext:value-type="float">
            <text:p>7,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0]&gt;7.5;99;999))/IF([.AA40]&gt;3;1;10)" office:value-type="float" office:value="20" calcext:value-type="float">
            <text:p>20</text:p>
          </table:table-cell>
          <table:table-cell table:style-name="ce10" office:value-type="string" calcext:value-type="string">
            <text:p>=</text:p>
          </table:table-cell>
          <table:table-cell table:style-name="ce4" table:formula="of:=ROUND(RAND()*CHOOSE(RANDBETWEEN(1;3);10;100;1000);RANDBETWEEN(1;3))" office:value-type="float" office:value="4.75" calcext:value-type="float">
            <text:p>4,75</text:p>
          </table:table-cell>
          <table:table-cell table:style-name="ce7" office:value-type="string" calcext:value-type="string">
            <text:p>×</text:p>
          </table:table-cell>
          <table:table-cell table:style-name="ce20" table:formula="of:=CHOOSE([.AA40];&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0]*[.C40]" office:value-type="float" office:value="48" calcext:value-type="float">
            <text:p>48</text:p>
          </table:table-cell>
          <table:table-cell table:style-name="ce43" table:formula="of:=[.E40]+[.G40]" office:value-type="float" office:value="68.52" calcext:value-type="float">
            <text:p>68,52</text:p>
          </table:table-cell>
          <table:table-cell table:style-name="ce48" table:formula="of:=[.K40]/10" office:value-type="float" office:value="2" calcext:value-type="float">
            <text:p>2</text:p>
          </table:table-cell>
          <table:table-cell table:style-name="ce43" table:formula="of:=[.M40]*[.O40]" office:value-type="float" office:value="4750" calcext:value-type="float">
            <text:p>4 750</text:p>
          </table:table-cell>
          <table:table-cell/>
          <table:table-cell table:formula="of:=RANK([.X40];[.X34:.X43])+2" office:value-type="float" office:value="8" calcext:value-type="float">
            <text:p>8</text:p>
          </table:table-cell>
          <table:table-cell table:style-name="ce89" table:formula="of:=RAND()" office:value-type="float" office:value="0.534047916972948" calcext:value-type="float">
            <text:p>0,534047916972948</text:p>
          </table:table-cell>
          <table:table-cell table:formula="of:=RANK([.Z40];[.Z34:.Z43])+2" office:value-type="float" office:value="6" calcext:value-type="float">
            <text:p>6</text:p>
          </table:table-cell>
          <table:table-cell table:style-name="ce89" table:formula="of:=RAND()" office:value-type="float" office:value="0.391684537259101" calcext:value-type="float">
            <text:p>0,391684537259101</text:p>
          </table:table-cell>
          <table:table-cell table:formula="of:=RANK([.AB40];[.AB36:.AB41])" office:value-type="float" office:value="5" calcext:value-type="float">
            <text:p>5</text:p>
          </table:table-cell>
          <table:table-cell table:style-name="ce89" table:formula="of:=RAND()" office:value-type="float" office:value="0.302619064195579" calcext:value-type="float">
            <text:p>0,302619064195579</text:p>
          </table:table-cell>
          <table:table-cell table:number-columns-repeated="996"/>
        </table:table-row>
        <table:table-row table:style-name="ro3">
          <table:table-cell table:style-name="ce4" table:formula="of:=[.Y41]" office:value-type="float" office:value="5" calcext:value-type="float">
            <text:p>5</text:p>
          </table:table-cell>
          <table:table-cell table:style-name="ce7" office:value-type="string" calcext:value-type="string">
            <text:p>×</text:p>
          </table:table-cell>
          <table:table-cell table:style-name="ce9" table:formula="of:=[.W41]"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72.39" calcext:value-type="float">
            <text:p>72,39</text:p>
          </table:table-cell>
          <table:table-cell table:style-name="ce7" office:value-type="string" calcext:value-type="string">
            <text:p>+</text:p>
          </table:table-cell>
          <table:table-cell table:style-name="ce9" table:formula="of:=(((RANDBETWEEN(1;9)*10+IF([.AA41]&lt;3;0;RANDBETWEEN(1;9)))*10+IF(OR([.AA41]=4;[.AA41]=5);0;RANDBETWEEN(1;9)))/100)" office:value-type="float" office:value="6.02" calcext:value-type="float">
            <text:p>6,0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1]&gt;7.5;99;999))/IF([.AA41]&gt;3;1;10)" office:value-type="float" office:value="2" calcext:value-type="float">
            <text:p>2</text:p>
          </table:table-cell>
          <table:table-cell table:style-name="ce10" office:value-type="string" calcext:value-type="string">
            <text:p>=</text:p>
          </table:table-cell>
          <table:table-cell table:style-name="ce4" table:formula="of:=ROUND(RAND()*CHOOSE(RANDBETWEEN(1;3);10;100;1000);RANDBETWEEN(1;3))" office:value-type="float" office:value="2.57" calcext:value-type="float">
            <text:p>2,57</text:p>
          </table:table-cell>
          <table:table-cell table:style-name="ce7" office:value-type="string" calcext:value-type="string">
            <text:p>×</text:p>
          </table:table-cell>
          <table:table-cell table:style-name="ce20" table:formula="of:=CHOOSE([.AA41];&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C41]" office:value-type="float" office:value="60" calcext:value-type="float">
            <text:p>60</text:p>
          </table:table-cell>
          <table:table-cell table:style-name="ce43" table:formula="of:=[.E41]+[.G41]" office:value-type="float" office:value="78.41" calcext:value-type="float">
            <text:p>78,41</text:p>
          </table:table-cell>
          <table:table-cell table:style-name="ce48" table:formula="of:=[.K41]/10" office:value-type="float" office:value="0.2" calcext:value-type="float">
            <text:p>0,2</text:p>
          </table:table-cell>
          <table:table-cell table:style-name="ce43" table:formula="of:=[.M41]*[.O41]" office:value-type="float" office:value="25.7" calcext:value-type="float">
            <text:p>25,7</text:p>
          </table:table-cell>
          <table:table-cell/>
          <table:table-cell table:formula="of:=RANK([.X41];[.X34:.X43])+2" office:value-type="float" office:value="12" calcext:value-type="float">
            <text:p>12</text:p>
          </table:table-cell>
          <table:table-cell table:style-name="ce89" table:formula="of:=RAND()" office:value-type="float" office:value="0.0011745130760881" calcext:value-type="float">
            <text:p>0,0011745130760881</text:p>
          </table:table-cell>
          <table:table-cell table:formula="of:=RANK([.Z41];[.Z34:.Z43])+2" office:value-type="float" office:value="5" calcext:value-type="float">
            <text:p>5</text:p>
          </table:table-cell>
          <table:table-cell table:style-name="ce89" table:formula="of:=RAND()" office:value-type="float" office:value="0.406092635829183" calcext:value-type="float">
            <text:p>0,406092635829183</text:p>
          </table:table-cell>
          <table:table-cell table:formula="of:=RANK([.AB41];[.AB36:.AB41])" office:value-type="float" office:value="2" calcext:value-type="float">
            <text:p>2</text:p>
          </table:table-cell>
          <table:table-cell table:style-name="ce89" table:formula="of:=RAND()" office:value-type="float" office:value="0.965922609597172" calcext:value-type="float">
            <text:p>0,96592260959717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1" calcext:value-type="float">
            <text:p>11</text:p>
          </table:table-cell>
          <table:table-cell table:style-name="ce89" table:formula="of:=RAND()" office:value-type="float" office:value="0.039692692561916" calcext:value-type="float">
            <text:p>0,039692692561916</text:p>
          </table:table-cell>
          <table:table-cell table:formula="of:=RANK([.Z42];[.Z34:.Z43])+2" office:value-type="float" office:value="12" calcext:value-type="float">
            <text:p>12</text:p>
          </table:table-cell>
          <table:table-cell table:style-name="ce89" table:formula="of:=RAND()" office:value-type="float" office:value="0.0318838799991417" calcext:value-type="float">
            <text:p>0,0318838799991417</text:p>
          </table:table-cell>
          <table:table-cell table:number-columns-repeated="998"/>
        </table:table-row>
        <table:table-row table:style-name="ro4">
          <table:table-cell table:number-columns-repeated="22"/>
          <table:table-cell table:formula="of:=RANK([.X43];[.X34:.X43])+2" office:value-type="float" office:value="7" calcext:value-type="float">
            <text:p>7</text:p>
          </table:table-cell>
          <table:table-cell table:style-name="ce89" table:formula="of:=RAND()" office:value-type="float" office:value="0.593375501243122" calcext:value-type="float">
            <text:p>0,593375501243122</text:p>
          </table:table-cell>
          <table:table-cell table:formula="of:=RANK([.Z43];[.Z34:.Z43])+2" office:value-type="float" office:value="9" calcext:value-type="float">
            <text:p>9</text:p>
          </table:table-cell>
          <table:table-cell table:style-name="ce89" table:formula="of:=RAND()" office:value-type="float" office:value="0.3273083393928" calcext:value-type="float">
            <text:p>0,3273083393928</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E</text:p>
          </table:table-cell>
          <table:table-cell table:style-name="ce23" table:number-columns-repeated="3"/>
          <table:table-cell table:number-columns-repeated="3"/>
          <table:table-cell table:formula="of:=RANK([.X45];[.X45:.X54])+2" office:value-type="float" office:value="6" calcext:value-type="float">
            <text:p>6</text:p>
          </table:table-cell>
          <table:table-cell table:style-name="ce89" table:formula="of:=RAND()" office:value-type="float" office:value="0.349317620209809" calcext:value-type="float">
            <text:p>0,349317620209809</text:p>
          </table:table-cell>
          <table:table-cell table:formula="of:=RANK([.Z45];[.Z45:.Z54])+2" office:value-type="float" office:value="7" calcext:value-type="float">
            <text:p>7</text:p>
          </table:table-cell>
          <table:table-cell table:style-name="ce89" table:formula="of:=RAND()" office:value-type="float" office:value="0.581131536414598" calcext:value-type="float">
            <text:p>0,581131536414598</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46];[.X45:.X54])+2" office:value-type="float" office:value="7" calcext:value-type="float">
            <text:p>7</text:p>
          </table:table-cell>
          <table:table-cell table:style-name="ce89" table:formula="of:=RAND()" office:value-type="float" office:value="0.310209197400299" calcext:value-type="float">
            <text:p>0,310209197400299</text:p>
          </table:table-cell>
          <table:table-cell table:formula="of:=RANK([.Z46];[.Z45:.Z54])+2" office:value-type="float" office:value="6" calcext:value-type="float">
            <text:p>6</text:p>
          </table:table-cell>
          <table:table-cell table:style-name="ce89" table:formula="of:=RAND()" office:value-type="float" office:value="0.615605051984945" calcext:value-type="float">
            <text:p>0,615605051984945</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45]" office:value-type="string" office:string-value="AE" calcext:value-type="string">
            <text:p>AE</text:p>
          </table:table-cell>
          <table:table-cell table:style-name="ce99"/>
          <table:table-cell table:style-name="ce102" table:formula="of:=[.P46]" office:value-type="string" office:string-value="v6921" calcext:value-type="string">
            <text:p>v6921</text:p>
          </table:table-cell>
          <table:table-cell table:style-name="ce89"/>
          <table:table-cell table:formula="of:=RANK([.X47];[.X45:.X54])+2" office:value-type="float" office:value="10" calcext:value-type="float">
            <text:p>10</text:p>
          </table:table-cell>
          <table:table-cell table:style-name="ce89" table:formula="of:=RAND()" office:value-type="float" office:value="0.0960701876076963" calcext:value-type="float">
            <text:p>0,0960701876076963</text:p>
          </table:table-cell>
          <table:table-cell table:formula="of:=RANK([.Z47];[.Z45:.Z54])+2" office:value-type="float" office:value="3" calcext:value-type="float">
            <text:p>3</text:p>
          </table:table-cell>
          <table:table-cell table:style-name="ce89" table:formula="of:=RAND()" office:value-type="float" office:value="0.872365645088965" calcext:value-type="float">
            <text:p>0,872365645088965</text:p>
          </table:table-cell>
          <table:table-cell table:style-name="ce89" table:formula="of:=RANK([.AB47];[.AB47:.AB52])" office:value-type="float" office:value="5" calcext:value-type="float">
            <text:p>5</text:p>
          </table:table-cell>
          <table:table-cell table:style-name="ce89" table:formula="of:=RAND()" office:value-type="float" office:value="0.0125759613816011" calcext:value-type="float">
            <text:p>0,0125759613816011</text:p>
          </table:table-cell>
          <table:table-cell table:number-columns-repeated="996"/>
        </table:table-row>
        <table:table-row table:style-name="ro3">
          <table:table-cell table:style-name="ce4" table:formula="of:=[.Y48]" office:value-type="float" office:value="4" calcext:value-type="float">
            <text:p>4</text:p>
          </table:table-cell>
          <table:table-cell table:style-name="ce7" office:value-type="string" calcext:value-type="string">
            <text:p>×</text:p>
          </table:table-cell>
          <table:table-cell table:style-name="ce9" table:formula="of:=[.W48]"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73.18" calcext:value-type="float">
            <text:p>73,18</text:p>
          </table:table-cell>
          <table:table-cell table:style-name="ce7" office:value-type="string" calcext:value-type="string">
            <text:p>+</text:p>
          </table:table-cell>
          <table:table-cell table:style-name="ce9" table:formula="of:=(((RANDBETWEEN(1;9)*10+IF([.AA48]&lt;3;0;RANDBETWEEN(1;9)))*10+IF(OR([.AA48]=4;[.AA48]=5);0;RANDBETWEEN(1;9)))/100)" office:value-type="float" office:value="4.2" calcext:value-type="float">
            <text:p>4,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8]&gt;7.5;99;999))/IF([.AA48]&gt;3;1;10)" office:value-type="float" office:value="60" calcext:value-type="float">
            <text:p>60</text:p>
          </table:table-cell>
          <table:table-cell table:style-name="ce10" office:value-type="string" calcext:value-type="string">
            <text:p>=</text:p>
          </table:table-cell>
          <table:table-cell table:style-name="ce4" table:formula="of:=ROUND(RAND()*CHOOSE(RANDBETWEEN(1;3);10;100;1000);RANDBETWEEN(1;3))" office:value-type="float" office:value="906.271" calcext:value-type="float">
            <text:p>906,271</text:p>
          </table:table-cell>
          <table:table-cell table:style-name="ce7" office:value-type="string" calcext:value-type="string">
            <text:p>×</text:p>
          </table:table-cell>
          <table:table-cell table:style-name="ce20" table:formula="of:=CHOOSE([.AA4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8]*[.C48]" office:value-type="float" office:value="44" calcext:value-type="float">
            <text:p>44</text:p>
          </table:table-cell>
          <table:table-cell table:style-name="ce43" table:formula="of:=[.E48]+[.G48]" office:value-type="float" office:value="77.38" calcext:value-type="float">
            <text:p>77,38</text:p>
          </table:table-cell>
          <table:table-cell table:style-name="ce48" table:formula="of:=[.K48]/10" office:value-type="float" office:value="6" calcext:value-type="float">
            <text:p>6</text:p>
          </table:table-cell>
          <table:table-cell table:style-name="ce43" table:formula="of:=[.M48]*[.O48]" office:value-type="float" office:value="90627.1" calcext:value-type="float">
            <text:p>90 627,1</text:p>
          </table:table-cell>
          <table:table-cell/>
          <table:table-cell table:formula="of:=RANK([.X48];[.X45:.X54])+2" office:value-type="float" office:value="11" calcext:value-type="float">
            <text:p>11</text:p>
          </table:table-cell>
          <table:table-cell table:style-name="ce89" table:formula="of:=RAND()" office:value-type="float" office:value="0.0251809833195704" calcext:value-type="float">
            <text:p>0,0251809833195704</text:p>
          </table:table-cell>
          <table:table-cell table:formula="of:=RANK([.Z48];[.Z45:.Z54])+2" office:value-type="float" office:value="4" calcext:value-type="float">
            <text:p>4</text:p>
          </table:table-cell>
          <table:table-cell table:style-name="ce89" table:formula="of:=RAND()" office:value-type="float" office:value="0.70898944394353" calcext:value-type="float">
            <text:p>0,70898944394353</text:p>
          </table:table-cell>
          <table:table-cell table:formula="of:=RANK([.AB48];[.AB47:.AB52])" office:value-type="float" office:value="4" calcext:value-type="float">
            <text:p>4</text:p>
          </table:table-cell>
          <table:table-cell table:style-name="ce89" table:formula="of:=RAND()" office:value-type="float" office:value="0.19568874881989" calcext:value-type="float">
            <text:p>0,19568874881989</text:p>
          </table:table-cell>
          <table:table-cell table:number-columns-repeated="996"/>
        </table:table-row>
        <table:table-row table:style-name="ro3">
          <table:table-cell table:style-name="ce4" table:formula="of:=[.Y49]" office:value-type="float" office:value="9" calcext:value-type="float">
            <text:p>9</text:p>
          </table:table-cell>
          <table:table-cell table:style-name="ce7" office:value-type="string" calcext:value-type="string">
            <text:p>×</text:p>
          </table:table-cell>
          <table:table-cell table:style-name="ce9" table:formula="of:=[.W49]"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74.2" calcext:value-type="float">
            <text:p>74,2</text:p>
          </table:table-cell>
          <table:table-cell table:style-name="ce7" office:value-type="string" calcext:value-type="string">
            <text:p>+</text:p>
          </table:table-cell>
          <table:table-cell table:style-name="ce9" table:formula="of:=(((RANDBETWEEN(1;9)*10+IF([.AA49]&lt;3;0;RANDBETWEEN(1;9)))*10+IF(OR([.AA49]=4;[.AA49]=5);0;RANDBETWEEN(1;9)))/100)" office:value-type="float" office:value="2.91" calcext:value-type="float">
            <text:p>2,9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9]&gt;7.5;99;999))/IF([.AA49]&gt;3;1;10)" office:value-type="float" office:value="63" calcext:value-type="float">
            <text:p>63</text:p>
          </table:table-cell>
          <table:table-cell table:style-name="ce10" office:value-type="string" calcext:value-type="string">
            <text:p>=</text:p>
          </table:table-cell>
          <table:table-cell table:style-name="ce4" table:formula="of:=ROUND(RAND()*CHOOSE(RANDBETWEEN(1;3);10;100;1000);RANDBETWEEN(1;3))" office:value-type="float" office:value="84.031" calcext:value-type="float">
            <text:p>84,031</text:p>
          </table:table-cell>
          <table:table-cell table:style-name="ce7" office:value-type="string" calcext:value-type="string">
            <text:p>×</text:p>
          </table:table-cell>
          <table:table-cell table:style-name="ce20" table:formula="of:=CHOOSE([.AA4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9]*[.C49]" office:value-type="float" office:value="72" calcext:value-type="float">
            <text:p>72</text:p>
          </table:table-cell>
          <table:table-cell table:style-name="ce43" table:formula="of:=[.E49]+[.G49]" office:value-type="float" office:value="77.11" calcext:value-type="float">
            <text:p>77,11</text:p>
          </table:table-cell>
          <table:table-cell table:style-name="ce48" table:formula="of:=[.K49]/10" office:value-type="float" office:value="6.3" calcext:value-type="float">
            <text:p>6,3</text:p>
          </table:table-cell>
          <table:table-cell table:style-name="ce43" table:formula="of:=[.M49]*[.O49]" office:value-type="float" office:value="84031" calcext:value-type="float">
            <text:p>84 031</text:p>
          </table:table-cell>
          <table:table-cell/>
          <table:table-cell table:formula="of:=RANK([.X49];[.X45:.X54])+2" office:value-type="float" office:value="8" calcext:value-type="float">
            <text:p>8</text:p>
          </table:table-cell>
          <table:table-cell table:style-name="ce89" table:formula="of:=RAND()" office:value-type="float" office:value="0.231027560033031" calcext:value-type="float">
            <text:p>0,231027560033031</text:p>
          </table:table-cell>
          <table:table-cell table:formula="of:=RANK([.Z49];[.Z45:.Z54])+2" office:value-type="float" office:value="9" calcext:value-type="float">
            <text:p>9</text:p>
          </table:table-cell>
          <table:table-cell table:style-name="ce89" table:formula="of:=RAND()" office:value-type="float" office:value="0.416770287793924" calcext:value-type="float">
            <text:p>0,416770287793924</text:p>
          </table:table-cell>
          <table:table-cell table:formula="of:=RANK([.AB49];[.AB47:.AB52])" office:value-type="float" office:value="6" calcext:value-type="float">
            <text:p>6</text:p>
          </table:table-cell>
          <table:table-cell table:style-name="ce89" table:formula="of:=RAND()" office:value-type="float" office:value="0.0107824175272861" calcext:value-type="float">
            <text:p>0,0107824175272861</text:p>
          </table:table-cell>
          <table:table-cell table:number-columns-repeated="996"/>
        </table:table-row>
        <table:table-row table:style-name="ro3">
          <table:table-cell table:style-name="ce4" table:formula="of:=[.Y50]" office:value-type="float" office:value="8" calcext:value-type="float">
            <text:p>8</text:p>
          </table:table-cell>
          <table:table-cell table:style-name="ce7" office:value-type="string" calcext:value-type="string">
            <text:p>×</text:p>
          </table:table-cell>
          <table:table-cell table:style-name="ce9" table:formula="of:=[.W50]"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24.41" calcext:value-type="float">
            <text:p>24,41</text:p>
          </table:table-cell>
          <table:table-cell table:style-name="ce7" office:value-type="string" calcext:value-type="string">
            <text:p>+</text:p>
          </table:table-cell>
          <table:table-cell table:style-name="ce9" table:formula="of:=(((RANDBETWEEN(1;9)*10+IF([.AA50]&lt;3;0;RANDBETWEEN(1;9)))*10+IF(OR([.AA50]=4;[.AA50]=5);0;RANDBETWEEN(1;9)))/100)" office:value-type="float" office:value="1.02" calcext:value-type="float">
            <text:p>1,0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0]&gt;7.5;99;999))/IF([.AA50]&gt;3;1;10)" office:value-type="float" office:value="84.4" calcext:value-type="float">
            <text:p>84,4</text:p>
          </table:table-cell>
          <table:table-cell table:style-name="ce10" office:value-type="string" calcext:value-type="string">
            <text:p>=</text:p>
          </table:table-cell>
          <table:table-cell table:style-name="ce4" table:formula="of:=ROUND(RAND()*CHOOSE(RANDBETWEEN(1;3);10;100;1000);RANDBETWEEN(1;3))" office:value-type="float" office:value="2.24" calcext:value-type="float">
            <text:p>2,24</text:p>
          </table:table-cell>
          <table:table-cell table:style-name="ce7" office:value-type="string" calcext:value-type="string">
            <text:p>×</text:p>
          </table:table-cell>
          <table:table-cell table:style-name="ce20" table:formula="of:=CHOOSE([.AA5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0]*[.C50]" office:value-type="float" office:value="24" calcext:value-type="float">
            <text:p>24</text:p>
          </table:table-cell>
          <table:table-cell table:style-name="ce43" table:formula="of:=[.E50]+[.G50]" office:value-type="float" office:value="25.43" calcext:value-type="float">
            <text:p>25,43</text:p>
          </table:table-cell>
          <table:table-cell table:style-name="ce48" table:formula="of:=[.K50]/10" office:value-type="float" office:value="8.44" calcext:value-type="float">
            <text:p>8,44</text:p>
          </table:table-cell>
          <table:table-cell table:style-name="ce43" table:formula="of:=[.M50]*[.O50]" office:value-type="float" office:value="22.4" calcext:value-type="float">
            <text:p>22,4</text:p>
          </table:table-cell>
          <table:table-cell/>
          <table:table-cell table:formula="of:=RANK([.X50];[.X45:.X54])+2" office:value-type="float" office:value="3" calcext:value-type="float">
            <text:p>3</text:p>
          </table:table-cell>
          <table:table-cell table:style-name="ce89" table:formula="of:=RAND()" office:value-type="float" office:value="0.959387349479683" calcext:value-type="float">
            <text:p>0,959387349479683</text:p>
          </table:table-cell>
          <table:table-cell table:formula="of:=RANK([.Z50];[.Z45:.Z54])+2" office:value-type="float" office:value="8" calcext:value-type="float">
            <text:p>8</text:p>
          </table:table-cell>
          <table:table-cell table:style-name="ce89" table:formula="of:=RAND()" office:value-type="float" office:value="0.548567935648447" calcext:value-type="float">
            <text:p>0,548567935648447</text:p>
          </table:table-cell>
          <table:table-cell table:formula="of:=RANK([.AB50];[.AB47:.AB52])" office:value-type="float" office:value="2" calcext:value-type="float">
            <text:p>2</text:p>
          </table:table-cell>
          <table:table-cell table:style-name="ce89" table:formula="of:=RAND()" office:value-type="float" office:value="0.439673133763664" calcext:value-type="float">
            <text:p>0,439673133763664</text:p>
          </table:table-cell>
          <table:table-cell table:number-columns-repeated="996"/>
        </table:table-row>
        <table:table-row table:style-name="ro3">
          <table:table-cell table:style-name="ce4" table:formula="of:=[.Y51]" office:value-type="float" office:value="12" calcext:value-type="float">
            <text:p>12</text:p>
          </table:table-cell>
          <table:table-cell table:style-name="ce7" office:value-type="string" calcext:value-type="string">
            <text:p>×</text:p>
          </table:table-cell>
          <table:table-cell table:style-name="ce9" table:formula="of:=[.W51]"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45.3" calcext:value-type="float">
            <text:p>45,3</text:p>
          </table:table-cell>
          <table:table-cell table:style-name="ce7" office:value-type="string" calcext:value-type="string">
            <text:p>+</text:p>
          </table:table-cell>
          <table:table-cell table:style-name="ce9" table:formula="of:=(((RANDBETWEEN(1;9)*10+IF([.AA51]&lt;3;0;RANDBETWEEN(1;9)))*10+IF(OR([.AA51]=4;[.AA51]=5);0;RANDBETWEEN(1;9)))/100)" office:value-type="float" office:value="1.23" calcext:value-type="float">
            <text:p>1,2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1]&gt;7.5;99;999))/IF([.AA51]&gt;3;1;10)" office:value-type="float" office:value="9.1" calcext:value-type="float">
            <text:p>9,1</text:p>
          </table:table-cell>
          <table:table-cell table:style-name="ce10" office:value-type="string" calcext:value-type="string">
            <text:p>=</text:p>
          </table:table-cell>
          <table:table-cell table:style-name="ce4" table:formula="of:=ROUND(RAND()*CHOOSE(RANDBETWEEN(1;3);10;100;1000);RANDBETWEEN(1;3))" office:value-type="float" office:value="181.7" calcext:value-type="float">
            <text:p>181,7</text:p>
          </table:table-cell>
          <table:table-cell table:style-name="ce7" office:value-type="string" calcext:value-type="string">
            <text:p>×</text:p>
          </table:table-cell>
          <table:table-cell table:style-name="ce20" table:formula="of:=CHOOSE([.AA51];&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1]*[.C51]" office:value-type="float" office:value="108" calcext:value-type="float">
            <text:p>108</text:p>
          </table:table-cell>
          <table:table-cell table:style-name="ce43" table:formula="of:=[.E51]+[.G51]" office:value-type="float" office:value="46.53" calcext:value-type="float">
            <text:p>46,53</text:p>
          </table:table-cell>
          <table:table-cell table:style-name="ce48" table:formula="of:=[.K51]/10" office:value-type="float" office:value="0.91" calcext:value-type="float">
            <text:p>0,91</text:p>
          </table:table-cell>
          <table:table-cell table:style-name="ce43" table:formula="of:=[.M51]*[.O51]" office:value-type="float" office:value="18170" calcext:value-type="float">
            <text:p>18 170</text:p>
          </table:table-cell>
          <table:table-cell/>
          <table:table-cell table:formula="of:=RANK([.X51];[.X45:.X54])+2" office:value-type="float" office:value="9" calcext:value-type="float">
            <text:p>9</text:p>
          </table:table-cell>
          <table:table-cell table:style-name="ce89" table:formula="of:=RAND()" office:value-type="float" office:value="0.120465612004569" calcext:value-type="float">
            <text:p>0,120465612004569</text:p>
          </table:table-cell>
          <table:table-cell table:formula="of:=RANK([.Z51];[.Z45:.Z54])+2" office:value-type="float" office:value="12" calcext:value-type="float">
            <text:p>12</text:p>
          </table:table-cell>
          <table:table-cell table:style-name="ce89" table:formula="of:=RAND()" office:value-type="float" office:value="0.188191972838368" calcext:value-type="float">
            <text:p>0,188191972838368</text:p>
          </table:table-cell>
          <table:table-cell table:formula="of:=RANK([.AB51];[.AB47:.AB52])" office:value-type="float" office:value="3" calcext:value-type="float">
            <text:p>3</text:p>
          </table:table-cell>
          <table:table-cell table:style-name="ce89" table:formula="of:=RAND()" office:value-type="float" office:value="0.301191806612616" calcext:value-type="float">
            <text:p>0,301191806612616</text:p>
          </table:table-cell>
          <table:table-cell table:number-columns-repeated="996"/>
        </table:table-row>
        <table:table-row table:style-name="ro3">
          <table:table-cell table:style-name="ce4" table:formula="of:=[.Y52]" office:value-type="float" office:value="10" calcext:value-type="float">
            <text:p>10</text:p>
          </table:table-cell>
          <table:table-cell table:style-name="ce7" office:value-type="string" calcext:value-type="string">
            <text:p>×</text:p>
          </table:table-cell>
          <table:table-cell table:style-name="ce9" table:formula="of:=[.W52]"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38.47" calcext:value-type="float">
            <text:p>38,47</text:p>
          </table:table-cell>
          <table:table-cell table:style-name="ce7" office:value-type="string" calcext:value-type="string">
            <text:p>+</text:p>
          </table:table-cell>
          <table:table-cell table:style-name="ce9" table:formula="of:=(((RANDBETWEEN(1;9)*10+IF([.AA52]&lt;3;0;RANDBETWEEN(1;9)))*10+IF(OR([.AA52]=4;[.AA52]=5);0;RANDBETWEEN(1;9)))/100)" office:value-type="float" office:value="7.08" calcext:value-type="float">
            <text:p>7,0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2]&gt;7.5;99;999))/IF([.AA52]&gt;3;1;10)" office:value-type="float" office:value="5.9" calcext:value-type="float">
            <text:p>5,9</text:p>
          </table:table-cell>
          <table:table-cell table:style-name="ce10" office:value-type="string" calcext:value-type="string">
            <text:p>=</text:p>
          </table:table-cell>
          <table:table-cell table:style-name="ce4" table:formula="of:=ROUND(RAND()*CHOOSE(RANDBETWEEN(1;3);10;100;1000);RANDBETWEEN(1;3))" office:value-type="float" office:value="99.4" calcext:value-type="float">
            <text:p>99,4</text:p>
          </table:table-cell>
          <table:table-cell table:style-name="ce7" office:value-type="string" calcext:value-type="string">
            <text:p>×</text:p>
          </table:table-cell>
          <table:table-cell table:style-name="ce20" table:formula="of:=CHOOSE([.AA52];&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2]*[.C52]" office:value-type="float" office:value="120" calcext:value-type="float">
            <text:p>120</text:p>
          </table:table-cell>
          <table:table-cell table:style-name="ce43" table:formula="of:=[.E52]+[.G52]" office:value-type="float" office:value="45.55" calcext:value-type="float">
            <text:p>45,55</text:p>
          </table:table-cell>
          <table:table-cell table:style-name="ce48" table:formula="of:=[.K52]/10" office:value-type="float" office:value="0.59" calcext:value-type="float">
            <text:p>0,59</text:p>
          </table:table-cell>
          <table:table-cell table:style-name="ce43" table:formula="of:=[.M52]*[.O52]" office:value-type="float" office:value="994" calcext:value-type="float">
            <text:p>994</text:p>
          </table:table-cell>
          <table:table-cell/>
          <table:table-cell table:formula="of:=RANK([.X52];[.X45:.X54])+2" office:value-type="float" office:value="12" calcext:value-type="float">
            <text:p>12</text:p>
          </table:table-cell>
          <table:table-cell table:style-name="ce89" table:formula="of:=RAND()" office:value-type="float" office:value="0.0162728402016469" calcext:value-type="float">
            <text:p>0,0162728402016469</text:p>
          </table:table-cell>
          <table:table-cell table:formula="of:=RANK([.Z52];[.Z45:.Z54])+2" office:value-type="float" office:value="10" calcext:value-type="float">
            <text:p>10</text:p>
          </table:table-cell>
          <table:table-cell table:style-name="ce89" table:formula="of:=RAND()" office:value-type="float" office:value="0.278132423614722" calcext:value-type="float">
            <text:p>0,278132423614722</text:p>
          </table:table-cell>
          <table:table-cell table:formula="of:=RANK([.AB52];[.AB47:.AB52])" office:value-type="float" office:value="1" calcext:value-type="float">
            <text:p>1</text:p>
          </table:table-cell>
          <table:table-cell table:style-name="ce89" table:formula="of:=RAND()" office:value-type="float" office:value="0.443580013228904" calcext:value-type="float">
            <text:p>0,44358001322890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53];[.X45:.X54])+2" office:value-type="float" office:value="5" calcext:value-type="float">
            <text:p>5</text:p>
          </table:table-cell>
          <table:table-cell table:style-name="ce89" table:formula="of:=RAND()" office:value-type="float" office:value="0.367714127503784" calcext:value-type="float">
            <text:p>0,367714127503784</text:p>
          </table:table-cell>
          <table:table-cell table:formula="of:=RANK([.Z53];[.Z45:.Z54])+2" office:value-type="float" office:value="11" calcext:value-type="float">
            <text:p>11</text:p>
          </table:table-cell>
          <table:table-cell table:style-name="ce89" table:formula="of:=RAND()" office:value-type="float" office:value="0.219996367191847" calcext:value-type="float">
            <text:p>0,219996367191847</text:p>
          </table:table-cell>
          <table:table-cell table:number-columns-repeated="998"/>
        </table:table-row>
        <table:table-row table:style-name="ro4">
          <table:table-cell table:number-columns-repeated="22"/>
          <table:table-cell table:formula="of:=RANK([.X54];[.X45:.X54])+2" office:value-type="float" office:value="4" calcext:value-type="float">
            <text:p>4</text:p>
          </table:table-cell>
          <table:table-cell table:style-name="ce89" table:formula="of:=RAND()" office:value-type="float" office:value="0.843714229700844" calcext:value-type="float">
            <text:p>0,843714229700844</text:p>
          </table:table-cell>
          <table:table-cell table:formula="of:=RANK([.Z54];[.Z45:.Z54])+2" office:value-type="float" office:value="5" calcext:value-type="float">
            <text:p>5</text:p>
          </table:table-cell>
          <table:table-cell table:style-name="ce89" table:formula="of:=RAND()" office:value-type="float" office:value="0.647097444358795" calcext:value-type="float">
            <text:p>0,647097444358795</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F</text:p>
          </table:table-cell>
          <table:table-cell table:style-name="ce23" table:number-columns-repeated="3"/>
          <table:table-cell table:number-columns-repeated="3"/>
          <table:table-cell table:formula="of:=RANK([.X56];[.X56:.X65])+2" office:value-type="float" office:value="11" calcext:value-type="float">
            <text:p>11</text:p>
          </table:table-cell>
          <table:table-cell table:style-name="ce89" table:formula="of:=RAND()" office:value-type="float" office:value="0.116887253562745" calcext:value-type="float">
            <text:p>0,116887253562745</text:p>
          </table:table-cell>
          <table:table-cell table:formula="of:=RANK([.Z56];[.Z56:.Z65])+2" office:value-type="float" office:value="12" calcext:value-type="float">
            <text:p>12</text:p>
          </table:table-cell>
          <table:table-cell table:style-name="ce89" table:formula="of:=RAND()" office:value-type="float" office:value="0.290672586859363" calcext:value-type="float">
            <text:p>0,290672586859363</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57];[.X56:.X65])+2" office:value-type="float" office:value="12" calcext:value-type="float">
            <text:p>12</text:p>
          </table:table-cell>
          <table:table-cell table:style-name="ce89" table:formula="of:=RAND()" office:value-type="float" office:value="0.100159139002075" calcext:value-type="float">
            <text:p>0,100159139002075</text:p>
          </table:table-cell>
          <table:table-cell table:formula="of:=RANK([.Z57];[.Z56:.Z65])+2" office:value-type="float" office:value="4" calcext:value-type="float">
            <text:p>4</text:p>
          </table:table-cell>
          <table:table-cell table:style-name="ce89" table:formula="of:=RAND()" office:value-type="float" office:value="0.777037312899576" calcext:value-type="float">
            <text:p>0,777037312899576</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56]" office:value-type="string" office:string-value="AF" calcext:value-type="string">
            <text:p>AF</text:p>
          </table:table-cell>
          <table:table-cell table:style-name="ce99"/>
          <table:table-cell table:style-name="ce102" table:formula="of:=[.P57]" office:value-type="string" office:string-value="v6921" calcext:value-type="string">
            <text:p>v6921</text:p>
          </table:table-cell>
          <table:table-cell table:style-name="ce89"/>
          <table:table-cell table:formula="of:=RANK([.X58];[.X56:.X65])+2" office:value-type="float" office:value="10" calcext:value-type="float">
            <text:p>10</text:p>
          </table:table-cell>
          <table:table-cell table:style-name="ce89" table:formula="of:=RAND()" office:value-type="float" office:value="0.301832422661182" calcext:value-type="float">
            <text:p>0,301832422661182</text:p>
          </table:table-cell>
          <table:table-cell table:formula="of:=RANK([.Z58];[.Z56:.Z65])+2" office:value-type="float" office:value="5" calcext:value-type="float">
            <text:p>5</text:p>
          </table:table-cell>
          <table:table-cell table:style-name="ce89" table:formula="of:=RAND()" office:value-type="float" office:value="0.746329920481521" calcext:value-type="float">
            <text:p>0,746329920481521</text:p>
          </table:table-cell>
          <table:table-cell table:style-name="ce89" table:formula="of:=RANK([.AB58];[.AB58:.AB63])" office:value-type="float" office:value="2" calcext:value-type="float">
            <text:p>2</text:p>
          </table:table-cell>
          <table:table-cell table:style-name="ce89" table:formula="of:=RAND()" office:value-type="float" office:value="0.506319417642435" calcext:value-type="float">
            <text:p>0,506319417642435</text:p>
          </table:table-cell>
          <table:table-cell table:number-columns-repeated="996"/>
        </table:table-row>
        <table:table-row table:style-name="ro3">
          <table:table-cell table:style-name="ce4" table:formula="of:=[.Y59]" office:value-type="float" office:value="9" calcext:value-type="float">
            <text:p>9</text:p>
          </table:table-cell>
          <table:table-cell table:style-name="ce7" office:value-type="string" calcext:value-type="string">
            <text:p>×</text:p>
          </table:table-cell>
          <table:table-cell table:style-name="ce9" table:formula="of:=[.W59]"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82.42" calcext:value-type="float">
            <text:p>82,42</text:p>
          </table:table-cell>
          <table:table-cell table:style-name="ce7" office:value-type="string" calcext:value-type="string">
            <text:p>+</text:p>
          </table:table-cell>
          <table:table-cell table:style-name="ce9" table:formula="of:=(((RANDBETWEEN(1;9)*10+IF([.AA59]&lt;3;0;RANDBETWEEN(1;9)))*10+IF(OR([.AA59]=4;[.AA59]=5);0;RANDBETWEEN(1;9)))/100)" office:value-type="float" office:value="3.82" calcext:value-type="float">
            <text:p>3,8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9]&gt;7.5;99;999))/IF([.AA59]&gt;3;1;10)" office:value-type="float" office:value="22.3" calcext:value-type="float">
            <text:p>22,3</text:p>
          </table:table-cell>
          <table:table-cell table:style-name="ce10" office:value-type="string" calcext:value-type="string">
            <text:p>=</text:p>
          </table:table-cell>
          <table:table-cell table:style-name="ce4" table:formula="of:=ROUND(RAND()*CHOOSE(RANDBETWEEN(1;3);10;100;1000);RANDBETWEEN(1;3))" office:value-type="float" office:value="905.723" calcext:value-type="float">
            <text:p>905,723</text:p>
          </table:table-cell>
          <table:table-cell table:style-name="ce7" office:value-type="string" calcext:value-type="string">
            <text:p>×</text:p>
          </table:table-cell>
          <table:table-cell table:style-name="ce20" table:formula="of:=CHOOSE([.AA5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9]*[.C59]" office:value-type="float" office:value="27" calcext:value-type="float">
            <text:p>27</text:p>
          </table:table-cell>
          <table:table-cell table:style-name="ce43" table:formula="of:=[.E59]+[.G59]" office:value-type="float" office:value="86.24" calcext:value-type="float">
            <text:p>86,24</text:p>
          </table:table-cell>
          <table:table-cell table:style-name="ce48" table:formula="of:=[.K59]/10" office:value-type="float" office:value="2.23" calcext:value-type="float">
            <text:p>2,23</text:p>
          </table:table-cell>
          <table:table-cell table:style-name="ce43" table:formula="of:=[.M59]*[.O59]" office:value-type="float" office:value="90572.3" calcext:value-type="float">
            <text:p>90 572,3</text:p>
          </table:table-cell>
          <table:table-cell/>
          <table:table-cell table:formula="of:=RANK([.X59];[.X56:.X65])+2" office:value-type="float" office:value="3" calcext:value-type="float">
            <text:p>3</text:p>
          </table:table-cell>
          <table:table-cell table:style-name="ce89" table:formula="of:=RAND()" office:value-type="float" office:value="0.891384747559888" calcext:value-type="float">
            <text:p>0,891384747559888</text:p>
          </table:table-cell>
          <table:table-cell table:formula="of:=RANK([.Z59];[.Z56:.Z65])+2" office:value-type="float" office:value="9" calcext:value-type="float">
            <text:p>9</text:p>
          </table:table-cell>
          <table:table-cell table:style-name="ce89" table:formula="of:=RAND()" office:value-type="float" office:value="0.481620983223379" calcext:value-type="float">
            <text:p>0,481620983223379</text:p>
          </table:table-cell>
          <table:table-cell table:formula="of:=RANK([.AB59];[.AB58:.AB63])" office:value-type="float" office:value="3" calcext:value-type="float">
            <text:p>3</text:p>
          </table:table-cell>
          <table:table-cell table:style-name="ce89" table:formula="of:=RAND()" office:value-type="float" office:value="0.464366139150584" calcext:value-type="float">
            <text:p>0,464366139150584</text:p>
          </table:table-cell>
          <table:table-cell table:number-columns-repeated="996"/>
        </table:table-row>
        <table:table-row table:style-name="ro3">
          <table:table-cell table:style-name="ce4" table:formula="of:=[.Y60]" office:value-type="float" office:value="3" calcext:value-type="float">
            <text:p>3</text:p>
          </table:table-cell>
          <table:table-cell table:style-name="ce7" office:value-type="string" calcext:value-type="string">
            <text:p>×</text:p>
          </table:table-cell>
          <table:table-cell table:style-name="ce9" table:formula="of:=[.W60]"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65.78" calcext:value-type="float">
            <text:p>65,78</text:p>
          </table:table-cell>
          <table:table-cell table:style-name="ce7" office:value-type="string" calcext:value-type="string">
            <text:p>+</text:p>
          </table:table-cell>
          <table:table-cell table:style-name="ce9" table:formula="of:=(((RANDBETWEEN(1;9)*10+IF([.AA60]&lt;3;0;RANDBETWEEN(1;9)))*10+IF(OR([.AA60]=4;[.AA60]=5);0;RANDBETWEEN(1;9)))/100)" office:value-type="float" office:value="1.6" calcext:value-type="float">
            <text:p>1,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0]&gt;7.5;99;999))/IF([.AA60]&gt;3;1;10)" office:value-type="float" office:value="282" calcext:value-type="float">
            <text:p>282</text:p>
          </table:table-cell>
          <table:table-cell table:style-name="ce10" office:value-type="string" calcext:value-type="string">
            <text:p>=</text:p>
          </table:table-cell>
          <table:table-cell table:style-name="ce4" table:formula="of:=ROUND(RAND()*CHOOSE(RANDBETWEEN(1;3);10;100;1000);RANDBETWEEN(1;3))" office:value-type="float" office:value="82.6" calcext:value-type="float">
            <text:p>82,6</text:p>
          </table:table-cell>
          <table:table-cell table:style-name="ce7" office:value-type="string" calcext:value-type="string">
            <text:p>×</text:p>
          </table:table-cell>
          <table:table-cell table:style-name="ce20" table:formula="of:=CHOOSE([.AA6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0]*[.C60]" office:value-type="float" office:value="12" calcext:value-type="float">
            <text:p>12</text:p>
          </table:table-cell>
          <table:table-cell table:style-name="ce43" table:formula="of:=[.E60]+[.G60]" office:value-type="float" office:value="67.38" calcext:value-type="float">
            <text:p>67,38</text:p>
          </table:table-cell>
          <table:table-cell table:style-name="ce48" table:formula="of:=[.K60]/10" office:value-type="float" office:value="28.2" calcext:value-type="float">
            <text:p>28,2</text:p>
          </table:table-cell>
          <table:table-cell table:style-name="ce43" table:formula="of:=[.M60]*[.O60]" office:value-type="float" office:value="8260" calcext:value-type="float">
            <text:p>8 260</text:p>
          </table:table-cell>
          <table:table-cell/>
          <table:table-cell table:formula="of:=RANK([.X60];[.X56:.X65])+2" office:value-type="float" office:value="4" calcext:value-type="float">
            <text:p>4</text:p>
          </table:table-cell>
          <table:table-cell table:style-name="ce89" table:formula="of:=RAND()" office:value-type="float" office:value="0.774241632261155" calcext:value-type="float">
            <text:p>0,774241632261155</text:p>
          </table:table-cell>
          <table:table-cell table:formula="of:=RANK([.Z60];[.Z56:.Z65])+2" office:value-type="float" office:value="3" calcext:value-type="float">
            <text:p>3</text:p>
          </table:table-cell>
          <table:table-cell table:style-name="ce89" table:formula="of:=RAND()" office:value-type="float" office:value="0.887442799202605" calcext:value-type="float">
            <text:p>0,887442799202605</text:p>
          </table:table-cell>
          <table:table-cell table:formula="of:=RANK([.AB60];[.AB58:.AB63])" office:value-type="float" office:value="4" calcext:value-type="float">
            <text:p>4</text:p>
          </table:table-cell>
          <table:table-cell table:style-name="ce89" table:formula="of:=RAND()" office:value-type="float" office:value="0.424008903585125" calcext:value-type="float">
            <text:p>0,424008903585125</text:p>
          </table:table-cell>
          <table:table-cell table:number-columns-repeated="996"/>
        </table:table-row>
        <table:table-row table:style-name="ro3">
          <table:table-cell table:style-name="ce4" table:formula="of:=[.Y61]" office:value-type="float" office:value="6" calcext:value-type="float">
            <text:p>6</text:p>
          </table:table-cell>
          <table:table-cell table:style-name="ce7" office:value-type="string" calcext:value-type="string">
            <text:p>×</text:p>
          </table:table-cell>
          <table:table-cell table:style-name="ce9" table:formula="of:=[.W61]"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28.29" calcext:value-type="float">
            <text:p>28,29</text:p>
          </table:table-cell>
          <table:table-cell table:style-name="ce7" office:value-type="string" calcext:value-type="string">
            <text:p>+</text:p>
          </table:table-cell>
          <table:table-cell table:style-name="ce9" table:formula="of:=(((RANDBETWEEN(1;9)*10+IF([.AA61]&lt;3;0;RANDBETWEEN(1;9)))*10+IF(OR([.AA61]=4;[.AA61]=5);0;RANDBETWEEN(1;9)))/100)" office:value-type="float" office:value="9.68" calcext:value-type="float">
            <text:p>9,6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1]&gt;7.5;99;999))/IF([.AA61]&gt;3;1;10)" office:value-type="float" office:value="60" calcext:value-type="float">
            <text:p>60</text:p>
          </table:table-cell>
          <table:table-cell table:style-name="ce10" office:value-type="string" calcext:value-type="string">
            <text:p>=</text:p>
          </table:table-cell>
          <table:table-cell table:style-name="ce4" table:formula="of:=ROUND(RAND()*CHOOSE(RANDBETWEEN(1;3);10;100;1000);RANDBETWEEN(1;3))" office:value-type="float" office:value="6.09" calcext:value-type="float">
            <text:p>6,09</text:p>
          </table:table-cell>
          <table:table-cell table:style-name="ce7" office:value-type="string" calcext:value-type="string">
            <text:p>×</text:p>
          </table:table-cell>
          <table:table-cell table:style-name="ce20" table:formula="of:=CHOOSE([.AA6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61]*[.C61]" office:value-type="float" office:value="54" calcext:value-type="float">
            <text:p>54</text:p>
          </table:table-cell>
          <table:table-cell table:style-name="ce43" table:formula="of:=[.E61]+[.G61]" office:value-type="float" office:value="37.97" calcext:value-type="float">
            <text:p>37,97</text:p>
          </table:table-cell>
          <table:table-cell table:style-name="ce48" table:formula="of:=[.K61]/10" office:value-type="float" office:value="6" calcext:value-type="float">
            <text:p>6</text:p>
          </table:table-cell>
          <table:table-cell table:style-name="ce43" table:formula="of:=[.M61]*[.O61]" office:value-type="float" office:value="6090" calcext:value-type="float">
            <text:p>6 090</text:p>
          </table:table-cell>
          <table:table-cell/>
          <table:table-cell table:formula="of:=RANK([.X61];[.X56:.X65])+2" office:value-type="float" office:value="9" calcext:value-type="float">
            <text:p>9</text:p>
          </table:table-cell>
          <table:table-cell table:style-name="ce89" table:formula="of:=RAND()" office:value-type="float" office:value="0.534467201509589" calcext:value-type="float">
            <text:p>0,534467201509589</text:p>
          </table:table-cell>
          <table:table-cell table:formula="of:=RANK([.Z61];[.Z56:.Z65])+2" office:value-type="float" office:value="6" calcext:value-type="float">
            <text:p>6</text:p>
          </table:table-cell>
          <table:table-cell table:style-name="ce89" table:formula="of:=RAND()" office:value-type="float" office:value="0.725081514476875" calcext:value-type="float">
            <text:p>0,725081514476875</text:p>
          </table:table-cell>
          <table:table-cell table:formula="of:=RANK([.AB61];[.AB58:.AB63])" office:value-type="float" office:value="6" calcext:value-type="float">
            <text:p>6</text:p>
          </table:table-cell>
          <table:table-cell table:style-name="ce89" table:formula="of:=RAND()" office:value-type="float" office:value="0.296006998902316" calcext:value-type="float">
            <text:p>0,296006998902316</text:p>
          </table:table-cell>
          <table:table-cell table:number-columns-repeated="996"/>
        </table:table-row>
        <table:table-row table:style-name="ro3">
          <table:table-cell table:style-name="ce4" table:formula="of:=[.Y62]" office:value-type="float" office:value="7" calcext:value-type="float">
            <text:p>7</text:p>
          </table:table-cell>
          <table:table-cell table:style-name="ce7" office:value-type="string" calcext:value-type="string">
            <text:p>×</text:p>
          </table:table-cell>
          <table:table-cell table:style-name="ce9" table:formula="of:=[.W62]"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84.34" calcext:value-type="float">
            <text:p>84,34</text:p>
          </table:table-cell>
          <table:table-cell table:style-name="ce7" office:value-type="string" calcext:value-type="string">
            <text:p>+</text:p>
          </table:table-cell>
          <table:table-cell table:style-name="ce9" table:formula="of:=(((RANDBETWEEN(1;9)*10+IF([.AA62]&lt;3;0;RANDBETWEEN(1;9)))*10+IF(OR([.AA62]=4;[.AA62]=5);0;RANDBETWEEN(1;9)))/100)" office:value-type="float" office:value="8.07" calcext:value-type="float">
            <text:p>8,0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2]&gt;7.5;99;999))/IF([.AA62]&gt;3;1;10)" office:value-type="float" office:value="35.2" calcext:value-type="float">
            <text:p>35,2</text:p>
          </table:table-cell>
          <table:table-cell table:style-name="ce10" office:value-type="string" calcext:value-type="string">
            <text:p>=</text:p>
          </table:table-cell>
          <table:table-cell table:style-name="ce4" table:formula="of:=ROUND(RAND()*CHOOSE(RANDBETWEEN(1;3);10;100;1000);RANDBETWEEN(1;3))" office:value-type="float" office:value="479.135" calcext:value-type="float">
            <text:p>479,135</text:p>
          </table:table-cell>
          <table:table-cell table:style-name="ce7" office:value-type="string" calcext:value-type="string">
            <text:p>×</text:p>
          </table:table-cell>
          <table:table-cell table:style-name="ce20" table:formula="of:=CHOOSE([.AA62];&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2]*[.C62]" office:value-type="float" office:value="49" calcext:value-type="float">
            <text:p>49</text:p>
          </table:table-cell>
          <table:table-cell table:style-name="ce43" table:formula="of:=[.E62]+[.G62]" office:value-type="float" office:value="92.41" calcext:value-type="float">
            <text:p>92,41</text:p>
          </table:table-cell>
          <table:table-cell table:style-name="ce48" table:formula="of:=[.K62]/10" office:value-type="float" office:value="3.52" calcext:value-type="float">
            <text:p>3,52</text:p>
          </table:table-cell>
          <table:table-cell table:style-name="ce43" table:formula="of:=[.M62]*[.O62]" office:value-type="float" office:value="4791.35" calcext:value-type="float">
            <text:p>4 791,35</text:p>
          </table:table-cell>
          <table:table-cell/>
          <table:table-cell table:formula="of:=RANK([.X62];[.X56:.X65])+2" office:value-type="float" office:value="7" calcext:value-type="float">
            <text:p>7</text:p>
          </table:table-cell>
          <table:table-cell table:style-name="ce89" table:formula="of:=RAND()" office:value-type="float" office:value="0.598472559268151" calcext:value-type="float">
            <text:p>0,598472559268151</text:p>
          </table:table-cell>
          <table:table-cell table:formula="of:=RANK([.Z62];[.Z56:.Z65])+2" office:value-type="float" office:value="7" calcext:value-type="float">
            <text:p>7</text:p>
          </table:table-cell>
          <table:table-cell table:style-name="ce89" table:formula="of:=RAND()" office:value-type="float" office:value="0.522831322028428" calcext:value-type="float">
            <text:p>0,522831322028428</text:p>
          </table:table-cell>
          <table:table-cell table:formula="of:=RANK([.AB62];[.AB58:.AB63])" office:value-type="float" office:value="1" calcext:value-type="float">
            <text:p>1</text:p>
          </table:table-cell>
          <table:table-cell table:style-name="ce89" table:formula="of:=RAND()" office:value-type="float" office:value="0.693507156198739" calcext:value-type="float">
            <text:p>0,693507156198739</text:p>
          </table:table-cell>
          <table:table-cell table:number-columns-repeated="996"/>
        </table:table-row>
        <table:table-row table:style-name="ro3">
          <table:table-cell table:style-name="ce4" table:formula="of:=[.Y63]" office:value-type="float" office:value="10" calcext:value-type="float">
            <text:p>10</text:p>
          </table:table-cell>
          <table:table-cell table:style-name="ce7" office:value-type="string" calcext:value-type="string">
            <text:p>×</text:p>
          </table:table-cell>
          <table:table-cell table:style-name="ce9" table:formula="of:=[.W63]"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43.2" calcext:value-type="float">
            <text:p>43,2</text:p>
          </table:table-cell>
          <table:table-cell table:style-name="ce7" office:value-type="string" calcext:value-type="string">
            <text:p>+</text:p>
          </table:table-cell>
          <table:table-cell table:style-name="ce9" table:formula="of:=(((RANDBETWEEN(1;9)*10+IF([.AA63]&lt;3;0;RANDBETWEEN(1;9)))*10+IF(OR([.AA63]=4;[.AA63]=5);0;RANDBETWEEN(1;9)))/100)" office:value-type="float" office:value="5.1" calcext:value-type="float">
            <text:p>5,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3]&gt;7.5;99;999))/IF([.AA63]&gt;3;1;10)"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240.552" calcext:value-type="float">
            <text:p>240,552</text:p>
          </table:table-cell>
          <table:table-cell table:style-name="ce7" office:value-type="string" calcext:value-type="string">
            <text:p>×</text:p>
          </table:table-cell>
          <table:table-cell table:style-name="ce20" table:formula="of:=CHOOSE([.AA63];&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63]*[.C63]" office:value-type="float" office:value="80" calcext:value-type="float">
            <text:p>80</text:p>
          </table:table-cell>
          <table:table-cell table:style-name="ce43" table:formula="of:=[.E63]+[.G63]" office:value-type="float" office:value="48.3" calcext:value-type="float">
            <text:p>48,3</text:p>
          </table:table-cell>
          <table:table-cell table:style-name="ce48" table:formula="of:=[.K63]/10" office:value-type="float" office:value="2.2" calcext:value-type="float">
            <text:p>2,2</text:p>
          </table:table-cell>
          <table:table-cell table:style-name="ce43" table:formula="of:=[.M63]*[.O63]" office:value-type="float" office:value="240552" calcext:value-type="float">
            <text:p>240 552</text:p>
          </table:table-cell>
          <table:table-cell/>
          <table:table-cell table:formula="of:=RANK([.X63];[.X56:.X65])+2" office:value-type="float" office:value="8" calcext:value-type="float">
            <text:p>8</text:p>
          </table:table-cell>
          <table:table-cell table:style-name="ce89" table:formula="of:=RAND()" office:value-type="float" office:value="0.581012623276326" calcext:value-type="float">
            <text:p>0,581012623276326</text:p>
          </table:table-cell>
          <table:table-cell table:formula="of:=RANK([.Z63];[.Z56:.Z65])+2" office:value-type="float" office:value="10" calcext:value-type="float">
            <text:p>10</text:p>
          </table:table-cell>
          <table:table-cell table:style-name="ce89" table:formula="of:=RAND()" office:value-type="float" office:value="0.471739361853525" calcext:value-type="float">
            <text:p>0,471739361853525</text:p>
          </table:table-cell>
          <table:table-cell table:formula="of:=RANK([.AB63];[.AB58:.AB63])" office:value-type="float" office:value="5" calcext:value-type="float">
            <text:p>5</text:p>
          </table:table-cell>
          <table:table-cell table:style-name="ce89" table:formula="of:=RAND()" office:value-type="float" office:value="0.346003102984828" calcext:value-type="float">
            <text:p>0,34600310298482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64];[.X56:.X65])+2" office:value-type="float" office:value="6" calcext:value-type="float">
            <text:p>6</text:p>
          </table:table-cell>
          <table:table-cell table:style-name="ce89" table:formula="of:=RAND()" office:value-type="float" office:value="0.656815050992982" calcext:value-type="float">
            <text:p>0,656815050992982</text:p>
          </table:table-cell>
          <table:table-cell table:formula="of:=RANK([.Z64];[.Z56:.Z65])+2" office:value-type="float" office:value="11" calcext:value-type="float">
            <text:p>11</text:p>
          </table:table-cell>
          <table:table-cell table:style-name="ce89" table:formula="of:=RAND()" office:value-type="float" office:value="0.337746743691723" calcext:value-type="float">
            <text:p>0,337746743691723</text:p>
          </table:table-cell>
          <table:table-cell table:number-columns-repeated="998"/>
        </table:table-row>
        <table:table-row table:style-name="ro4">
          <table:table-cell table:number-columns-repeated="22"/>
          <table:table-cell table:formula="of:=RANK([.X65];[.X56:.X65])+2" office:value-type="float" office:value="5" calcext:value-type="float">
            <text:p>5</text:p>
          </table:table-cell>
          <table:table-cell table:style-name="ce89" table:formula="of:=RAND()" office:value-type="float" office:value="0.669651950988519" calcext:value-type="float">
            <text:p>0,669651950988519</text:p>
          </table:table-cell>
          <table:table-cell table:formula="of:=RANK([.Z65];[.Z56:.Z65])+2" office:value-type="float" office:value="8" calcext:value-type="float">
            <text:p>8</text:p>
          </table:table-cell>
          <table:table-cell table:style-name="ce89" table:formula="of:=RAND()" office:value-type="float" office:value="0.488402229580068" calcext:value-type="float">
            <text:p>0,488402229580068</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G</text:p>
          </table:table-cell>
          <table:table-cell table:style-name="ce23" table:number-columns-repeated="3"/>
          <table:table-cell table:number-columns-repeated="3"/>
          <table:table-cell table:formula="of:=RANK([.X67];[.X67:.X76])+2" office:value-type="float" office:value="3" calcext:value-type="float">
            <text:p>3</text:p>
          </table:table-cell>
          <table:table-cell table:style-name="ce89" table:formula="of:=RAND()" office:value-type="float" office:value="0.875595991766201" calcext:value-type="float">
            <text:p>0,875595991766201</text:p>
          </table:table-cell>
          <table:table-cell table:formula="of:=RANK([.Z67];[.Z67:.Z76])+2" office:value-type="float" office:value="7" calcext:value-type="float">
            <text:p>7</text:p>
          </table:table-cell>
          <table:table-cell table:style-name="ce89" table:formula="of:=RAND()" office:value-type="float" office:value="0.539712057087617" calcext:value-type="float">
            <text:p>0,539712057087617</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68];[.X67:.X76])+2" office:value-type="float" office:value="6" calcext:value-type="float">
            <text:p>6</text:p>
          </table:table-cell>
          <table:table-cell table:style-name="ce89" table:formula="of:=RAND()" office:value-type="float" office:value="0.393351356409879" calcext:value-type="float">
            <text:p>0,393351356409879</text:p>
          </table:table-cell>
          <table:table-cell table:formula="of:=RANK([.Z68];[.Z67:.Z76])+2" office:value-type="float" office:value="6" calcext:value-type="float">
            <text:p>6</text:p>
          </table:table-cell>
          <table:table-cell table:style-name="ce89" table:formula="of:=RAND()" office:value-type="float" office:value="0.716171799666548" calcext:value-type="float">
            <text:p>0,716171799666548</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67]" office:value-type="string" office:string-value="AG" calcext:value-type="string">
            <text:p>AG</text:p>
          </table:table-cell>
          <table:table-cell table:style-name="ce99"/>
          <table:table-cell table:style-name="ce102" table:formula="of:=[.P68]" office:value-type="string" office:string-value="v6921" calcext:value-type="string">
            <text:p>v6921</text:p>
          </table:table-cell>
          <table:table-cell table:style-name="ce89"/>
          <table:table-cell table:formula="of:=RANK([.X69];[.X67:.X76])+2" office:value-type="float" office:value="9" calcext:value-type="float">
            <text:p>9</text:p>
          </table:table-cell>
          <table:table-cell table:style-name="ce89" table:formula="of:=RAND()" office:value-type="float" office:value="0.153021798173098" calcext:value-type="float">
            <text:p>0,153021798173098</text:p>
          </table:table-cell>
          <table:table-cell table:formula="of:=RANK([.Z69];[.Z67:.Z76])+2" office:value-type="float" office:value="5" calcext:value-type="float">
            <text:p>5</text:p>
          </table:table-cell>
          <table:table-cell table:style-name="ce89" table:formula="of:=RAND()" office:value-type="float" office:value="0.833499992766075" calcext:value-type="float">
            <text:p>0,833499992766075</text:p>
          </table:table-cell>
          <table:table-cell table:style-name="ce89" table:formula="of:=RANK([.AB69];[.AB69:.AB74])" office:value-type="float" office:value="2" calcext:value-type="float">
            <text:p>2</text:p>
          </table:table-cell>
          <table:table-cell table:style-name="ce89" table:formula="of:=RAND()" office:value-type="float" office:value="0.713334645009131" calcext:value-type="float">
            <text:p>0,713334645009131</text:p>
          </table:table-cell>
          <table:table-cell table:number-columns-repeated="996"/>
        </table:table-row>
        <table:table-row table:style-name="ro3">
          <table:table-cell table:style-name="ce4" table:formula="of:=[.Y70]" office:value-type="float" office:value="4" calcext:value-type="float">
            <text:p>4</text:p>
          </table:table-cell>
          <table:table-cell table:style-name="ce7" office:value-type="string" calcext:value-type="string">
            <text:p>×</text:p>
          </table:table-cell>
          <table:table-cell table:style-name="ce9" table:formula="of:=[.W70]"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77.61" calcext:value-type="float">
            <text:p>77,61</text:p>
          </table:table-cell>
          <table:table-cell table:style-name="ce7" office:value-type="string" calcext:value-type="string">
            <text:p>+</text:p>
          </table:table-cell>
          <table:table-cell table:style-name="ce9" table:formula="of:=(((RANDBETWEEN(1;9)*10+IF([.AA70]&lt;3;0;RANDBETWEEN(1;9)))*10+IF(OR([.AA70]=4;[.AA70]=5);0;RANDBETWEEN(1;9)))/100)" office:value-type="float" office:value="5.83" calcext:value-type="float">
            <text:p>5,8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0]&gt;7.5;99;999))/IF([.AA70]&gt;3;1;10)" office:value-type="float" office:value="2.6" calcext:value-type="float">
            <text:p>2,6</text:p>
          </table:table-cell>
          <table:table-cell table:style-name="ce10" office:value-type="string" calcext:value-type="string">
            <text:p>=</text:p>
          </table:table-cell>
          <table:table-cell table:style-name="ce4" table:formula="of:=ROUND(RAND()*CHOOSE(RANDBETWEEN(1;3);10;100;1000);RANDBETWEEN(1;3))" office:value-type="float" office:value="64.49" calcext:value-type="float">
            <text:p>64,49</text:p>
          </table:table-cell>
          <table:table-cell table:style-name="ce7" office:value-type="string" calcext:value-type="string">
            <text:p>×</text:p>
          </table:table-cell>
          <table:table-cell table:style-name="ce20" table:formula="of:=CHOOSE([.AA7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70]*[.C70]" office:value-type="float" office:value="32" calcext:value-type="float">
            <text:p>32</text:p>
          </table:table-cell>
          <table:table-cell table:style-name="ce43" table:formula="of:=[.E70]+[.G70]" office:value-type="float" office:value="83.44" calcext:value-type="float">
            <text:p>83,44</text:p>
          </table:table-cell>
          <table:table-cell table:style-name="ce48" table:formula="of:=[.K70]/10" office:value-type="float" office:value="0.26" calcext:value-type="float">
            <text:p>0,26</text:p>
          </table:table-cell>
          <table:table-cell table:style-name="ce43" table:formula="of:=[.M70]*[.O70]" office:value-type="float" office:value="6449" calcext:value-type="float">
            <text:p>6 449</text:p>
          </table:table-cell>
          <table:table-cell/>
          <table:table-cell table:formula="of:=RANK([.X70];[.X67:.X76])+2" office:value-type="float" office:value="8" calcext:value-type="float">
            <text:p>8</text:p>
          </table:table-cell>
          <table:table-cell table:style-name="ce89" table:formula="of:=RAND()" office:value-type="float" office:value="0.223965553037843" calcext:value-type="float">
            <text:p>0,223965553037843</text:p>
          </table:table-cell>
          <table:table-cell table:formula="of:=RANK([.Z70];[.Z67:.Z76])+2" office:value-type="float" office:value="4" calcext:value-type="float">
            <text:p>4</text:p>
          </table:table-cell>
          <table:table-cell table:style-name="ce89" table:formula="of:=RAND()" office:value-type="float" office:value="0.902915583683598" calcext:value-type="float">
            <text:p>0,902915583683598</text:p>
          </table:table-cell>
          <table:table-cell table:formula="of:=RANK([.AB70];[.AB69:.AB74])" office:value-type="float" office:value="3" calcext:value-type="float">
            <text:p>3</text:p>
          </table:table-cell>
          <table:table-cell table:style-name="ce89" table:formula="of:=RAND()" office:value-type="float" office:value="0.521290328619718" calcext:value-type="float">
            <text:p>0,521290328619718</text:p>
          </table:table-cell>
          <table:table-cell table:number-columns-repeated="996"/>
        </table:table-row>
        <table:table-row table:style-name="ro3">
          <table:table-cell table:style-name="ce4" table:formula="of:=[.Y71]" office:value-type="float" office:value="11" calcext:value-type="float">
            <text:p>11</text:p>
          </table:table-cell>
          <table:table-cell table:style-name="ce7" office:value-type="string" calcext:value-type="string">
            <text:p>×</text:p>
          </table:table-cell>
          <table:table-cell table:style-name="ce9" table:formula="of:=[.W71]"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52.83" calcext:value-type="float">
            <text:p>52,83</text:p>
          </table:table-cell>
          <table:table-cell table:style-name="ce7" office:value-type="string" calcext:value-type="string">
            <text:p>+</text:p>
          </table:table-cell>
          <table:table-cell table:style-name="ce9" table:formula="of:=(((RANDBETWEEN(1;9)*10+IF([.AA71]&lt;3;0;RANDBETWEEN(1;9)))*10+IF(OR([.AA71]=4;[.AA71]=5);0;RANDBETWEEN(1;9)))/100)" office:value-type="float" office:value="8.7" calcext:value-type="float">
            <text:p>8,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1]&gt;7.5;99;999))/IF([.AA71]&gt;3;1;10)" office:value-type="float" office:value="35" calcext:value-type="float">
            <text:p>35</text:p>
          </table:table-cell>
          <table:table-cell table:style-name="ce10" office:value-type="string" calcext:value-type="string">
            <text:p>=</text:p>
          </table:table-cell>
          <table:table-cell table:style-name="ce4" table:formula="of:=ROUND(RAND()*CHOOSE(RANDBETWEEN(1;3);10;100;1000);RANDBETWEEN(1;3))" office:value-type="float" office:value="50.8" calcext:value-type="float">
            <text:p>50,8</text:p>
          </table:table-cell>
          <table:table-cell table:style-name="ce7" office:value-type="string" calcext:value-type="string">
            <text:p>×</text:p>
          </table:table-cell>
          <table:table-cell table:style-name="ce20" table:formula="of:=CHOOSE([.AA7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1]*[.C71]" office:value-type="float" office:value="121" calcext:value-type="float">
            <text:p>121</text:p>
          </table:table-cell>
          <table:table-cell table:style-name="ce43" table:formula="of:=[.E71]+[.G71]" office:value-type="float" office:value="61.53" calcext:value-type="float">
            <text:p>61,53</text:p>
          </table:table-cell>
          <table:table-cell table:style-name="ce48" table:formula="of:=[.K71]/10" office:value-type="float" office:value="3.5" calcext:value-type="float">
            <text:p>3,5</text:p>
          </table:table-cell>
          <table:table-cell table:style-name="ce43" table:formula="of:=[.M71]*[.O71]" office:value-type="float" office:value="50800" calcext:value-type="float">
            <text:p>50 800</text:p>
          </table:table-cell>
          <table:table-cell/>
          <table:table-cell table:formula="of:=RANK([.X71];[.X67:.X76])+2" office:value-type="float" office:value="11" calcext:value-type="float">
            <text:p>11</text:p>
          </table:table-cell>
          <table:table-cell table:style-name="ce89" table:formula="of:=RAND()" office:value-type="float" office:value="0.093604475835682" calcext:value-type="float">
            <text:p>0,093604475835682</text:p>
          </table:table-cell>
          <table:table-cell table:formula="of:=RANK([.Z71];[.Z67:.Z76])+2" office:value-type="float" office:value="11" calcext:value-type="float">
            <text:p>11</text:p>
          </table:table-cell>
          <table:table-cell table:style-name="ce89" table:formula="of:=RAND()" office:value-type="float" office:value="0.169013910595612" calcext:value-type="float">
            <text:p>0,169013910595612</text:p>
          </table:table-cell>
          <table:table-cell table:formula="of:=RANK([.AB71];[.AB69:.AB74])" office:value-type="float" office:value="5" calcext:value-type="float">
            <text:p>5</text:p>
          </table:table-cell>
          <table:table-cell table:style-name="ce89" table:formula="of:=RAND()" office:value-type="float" office:value="0.0172816356749678" calcext:value-type="float">
            <text:p>0,0172816356749678</text:p>
          </table:table-cell>
          <table:table-cell table:number-columns-repeated="996"/>
        </table:table-row>
        <table:table-row table:style-name="ro3">
          <table:table-cell table:style-name="ce4" table:formula="of:=[.Y72]" office:value-type="float" office:value="9" calcext:value-type="float">
            <text:p>9</text:p>
          </table:table-cell>
          <table:table-cell table:style-name="ce7" office:value-type="string" calcext:value-type="string">
            <text:p>×</text:p>
          </table:table-cell>
          <table:table-cell table:style-name="ce9" table:formula="of:=[.W72]"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71.4" calcext:value-type="float">
            <text:p>71,4</text:p>
          </table:table-cell>
          <table:table-cell table:style-name="ce7" office:value-type="string" calcext:value-type="string">
            <text:p>+</text:p>
          </table:table-cell>
          <table:table-cell table:style-name="ce9" table:formula="of:=(((RANDBETWEEN(1;9)*10+IF([.AA72]&lt;3;0;RANDBETWEEN(1;9)))*10+IF(OR([.AA72]=4;[.AA72]=5);0;RANDBETWEEN(1;9)))/100)" office:value-type="float" office:value="2.73" calcext:value-type="float">
            <text:p>2,7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2]&gt;7.5;99;999))/IF([.AA72]&gt;3;1;10)" office:value-type="float" office:value="43" calcext:value-type="float">
            <text:p>43</text:p>
          </table:table-cell>
          <table:table-cell table:style-name="ce10" office:value-type="string" calcext:value-type="string">
            <text:p>=</text:p>
          </table:table-cell>
          <table:table-cell table:style-name="ce4" table:formula="of:=ROUND(RAND()*CHOOSE(RANDBETWEEN(1;3);10;100;1000);RANDBETWEEN(1;3))" office:value-type="float" office:value="5.45" calcext:value-type="float">
            <text:p>5,45</text:p>
          </table:table-cell>
          <table:table-cell table:style-name="ce7" office:value-type="string" calcext:value-type="string">
            <text:p>×</text:p>
          </table:table-cell>
          <table:table-cell table:style-name="ce20" table:formula="of:=CHOOSE([.AA72];&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2]*[.C72]" office:value-type="float" office:value="108" calcext:value-type="float">
            <text:p>108</text:p>
          </table:table-cell>
          <table:table-cell table:style-name="ce43" table:formula="of:=[.E72]+[.G72]" office:value-type="float" office:value="74.13" calcext:value-type="float">
            <text:p>74,13</text:p>
          </table:table-cell>
          <table:table-cell table:style-name="ce48" table:formula="of:=[.K72]/10" office:value-type="float" office:value="4.3" calcext:value-type="float">
            <text:p>4,3</text:p>
          </table:table-cell>
          <table:table-cell table:style-name="ce43" table:formula="of:=[.M72]*[.O72]" office:value-type="float" office:value="5450" calcext:value-type="float">
            <text:p>5 450</text:p>
          </table:table-cell>
          <table:table-cell/>
          <table:table-cell table:formula="of:=RANK([.X72];[.X67:.X76])+2" office:value-type="float" office:value="12" calcext:value-type="float">
            <text:p>12</text:p>
          </table:table-cell>
          <table:table-cell table:style-name="ce89" table:formula="of:=RAND()" office:value-type="float" office:value="0.0610445398614913" calcext:value-type="float">
            <text:p>0,0610445398614913</text:p>
          </table:table-cell>
          <table:table-cell table:formula="of:=RANK([.Z72];[.Z67:.Z76])+2" office:value-type="float" office:value="9" calcext:value-type="float">
            <text:p>9</text:p>
          </table:table-cell>
          <table:table-cell table:style-name="ce89" table:formula="of:=RAND()" office:value-type="float" office:value="0.497417615197986" calcext:value-type="float">
            <text:p>0,497417615197986</text:p>
          </table:table-cell>
          <table:table-cell table:formula="of:=RANK([.AB72];[.AB69:.AB74])" office:value-type="float" office:value="6" calcext:value-type="float">
            <text:p>6</text:p>
          </table:table-cell>
          <table:table-cell table:style-name="ce89" table:formula="of:=RAND()" office:value-type="float" office:value="0.00695468729069841" calcext:value-type="float">
            <text:p>0,00695468729069841</text:p>
          </table:table-cell>
          <table:table-cell table:number-columns-repeated="996"/>
        </table:table-row>
        <table:table-row table:style-name="ro3">
          <table:table-cell table:style-name="ce4" table:formula="of:=[.Y73]" office:value-type="float" office:value="12" calcext:value-type="float">
            <text:p>12</text:p>
          </table:table-cell>
          <table:table-cell table:style-name="ce7" office:value-type="string" calcext:value-type="string">
            <text:p>×</text:p>
          </table:table-cell>
          <table:table-cell table:style-name="ce9" table:formula="of:=[.W73]"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13.96" calcext:value-type="float">
            <text:p>13,96</text:p>
          </table:table-cell>
          <table:table-cell table:style-name="ce7" office:value-type="string" calcext:value-type="string">
            <text:p>+</text:p>
          </table:table-cell>
          <table:table-cell table:style-name="ce9" table:formula="of:=(((RANDBETWEEN(1;9)*10+IF([.AA73]&lt;3;0;RANDBETWEEN(1;9)))*10+IF(OR([.AA73]=4;[.AA73]=5);0;RANDBETWEEN(1;9)))/100)" office:value-type="float" office:value="1.02" calcext:value-type="float">
            <text:p>1,0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3]&gt;7.5;99;999))/IF([.AA73]&gt;3;1;10)" office:value-type="float" office:value="50.6" calcext:value-type="float">
            <text:p>50,6</text:p>
          </table:table-cell>
          <table:table-cell table:style-name="ce10" office:value-type="string" calcext:value-type="string">
            <text:p>=</text:p>
          </table:table-cell>
          <table:table-cell table:style-name="ce4" table:formula="of:=ROUND(RAND()*CHOOSE(RANDBETWEEN(1;3);10;100;1000);RANDBETWEEN(1;3))" office:value-type="float" office:value="4.149" calcext:value-type="float">
            <text:p>4,149</text:p>
          </table:table-cell>
          <table:table-cell table:style-name="ce7" office:value-type="string" calcext:value-type="string">
            <text:p>×</text:p>
          </table:table-cell>
          <table:table-cell table:style-name="ce20" table:formula="of:=CHOOSE([.AA73];&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3]*[.C73]" office:value-type="float" office:value="84" calcext:value-type="float">
            <text:p>84</text:p>
          </table:table-cell>
          <table:table-cell table:style-name="ce43" table:formula="of:=[.E73]+[.G73]" office:value-type="float" office:value="14.98" calcext:value-type="float">
            <text:p>14,98</text:p>
          </table:table-cell>
          <table:table-cell table:style-name="ce48" table:formula="of:=[.K73]/10" office:value-type="float" office:value="5.06" calcext:value-type="float">
            <text:p>5,06</text:p>
          </table:table-cell>
          <table:table-cell table:style-name="ce43" table:formula="of:=[.M73]*[.O73]" office:value-type="float" office:value="41.49" calcext:value-type="float">
            <text:p>41,49</text:p>
          </table:table-cell>
          <table:table-cell/>
          <table:table-cell table:formula="of:=RANK([.X73];[.X67:.X76])+2" office:value-type="float" office:value="7" calcext:value-type="float">
            <text:p>7</text:p>
          </table:table-cell>
          <table:table-cell table:style-name="ce89" table:formula="of:=RAND()" office:value-type="float" office:value="0.285472430179776" calcext:value-type="float">
            <text:p>0,285472430179776</text:p>
          </table:table-cell>
          <table:table-cell table:formula="of:=RANK([.Z73];[.Z67:.Z76])+2" office:value-type="float" office:value="12" calcext:value-type="float">
            <text:p>12</text:p>
          </table:table-cell>
          <table:table-cell table:style-name="ce89" table:formula="of:=RAND()" office:value-type="float" office:value="0.16468740198915" calcext:value-type="float">
            <text:p>0,16468740198915</text:p>
          </table:table-cell>
          <table:table-cell table:formula="of:=RANK([.AB73];[.AB69:.AB74])" office:value-type="float" office:value="1" calcext:value-type="float">
            <text:p>1</text:p>
          </table:table-cell>
          <table:table-cell table:style-name="ce89" table:formula="of:=RAND()" office:value-type="float" office:value="0.985111653429395" calcext:value-type="float">
            <text:p>0,985111653429395</text:p>
          </table:table-cell>
          <table:table-cell table:number-columns-repeated="996"/>
        </table:table-row>
        <table:table-row table:style-name="ro3">
          <table:table-cell table:style-name="ce4" table:formula="of:=[.Y74]" office:value-type="float" office:value="10" calcext:value-type="float">
            <text:p>10</text:p>
          </table:table-cell>
          <table:table-cell table:style-name="ce7" office:value-type="string" calcext:value-type="string">
            <text:p>×</text:p>
          </table:table-cell>
          <table:table-cell table:style-name="ce9" table:formula="of:=[.W74]"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52.29" calcext:value-type="float">
            <text:p>52,29</text:p>
          </table:table-cell>
          <table:table-cell table:style-name="ce7" office:value-type="string" calcext:value-type="string">
            <text:p>+</text:p>
          </table:table-cell>
          <table:table-cell table:style-name="ce9" table:formula="of:=(((RANDBETWEEN(1;9)*10+IF([.AA74]&lt;3;0;RANDBETWEEN(1;9)))*10+IF(OR([.AA74]=4;[.AA74]=5);0;RANDBETWEEN(1;9)))/100)" office:value-type="float" office:value="7.4" calcext:value-type="float">
            <text:p>7,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4]&gt;7.5;99;999))/IF([.AA74]&gt;3;1;10)" office:value-type="float" office:value="471" calcext:value-type="float">
            <text:p>471</text:p>
          </table:table-cell>
          <table:table-cell table:style-name="ce10" office:value-type="string" calcext:value-type="string">
            <text:p>=</text:p>
          </table:table-cell>
          <table:table-cell table:style-name="ce4" table:formula="of:=ROUND(RAND()*CHOOSE(RANDBETWEEN(1;3);10;100;1000);RANDBETWEEN(1;3))" office:value-type="float" office:value="612.5" calcext:value-type="float">
            <text:p>612,5</text:p>
          </table:table-cell>
          <table:table-cell table:style-name="ce7" office:value-type="string" calcext:value-type="string">
            <text:p>×</text:p>
          </table:table-cell>
          <table:table-cell table:style-name="ce20" table:formula="of:=CHOOSE([.AA7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74]*[.C74]" office:value-type="float" office:value="50" calcext:value-type="float">
            <text:p>50</text:p>
          </table:table-cell>
          <table:table-cell table:style-name="ce43" table:formula="of:=[.E74]+[.G74]" office:value-type="float" office:value="59.69" calcext:value-type="float">
            <text:p>59,69</text:p>
          </table:table-cell>
          <table:table-cell table:style-name="ce48" table:formula="of:=[.K74]/10" office:value-type="float" office:value="47.1" calcext:value-type="float">
            <text:p>47,1</text:p>
          </table:table-cell>
          <table:table-cell table:style-name="ce43" table:formula="of:=[.M74]*[.O74]" office:value-type="float" office:value="61250" calcext:value-type="float">
            <text:p>61 250</text:p>
          </table:table-cell>
          <table:table-cell/>
          <table:table-cell table:formula="of:=RANK([.X74];[.X67:.X76])+2" office:value-type="float" office:value="5" calcext:value-type="float">
            <text:p>5</text:p>
          </table:table-cell>
          <table:table-cell table:style-name="ce89" table:formula="of:=RAND()" office:value-type="float" office:value="0.409997062841147" calcext:value-type="float">
            <text:p>0,409997062841147</text:p>
          </table:table-cell>
          <table:table-cell table:formula="of:=RANK([.Z74];[.Z67:.Z76])+2" office:value-type="float" office:value="10" calcext:value-type="float">
            <text:p>10</text:p>
          </table:table-cell>
          <table:table-cell table:style-name="ce89" table:formula="of:=RAND()" office:value-type="float" office:value="0.369562828830884" calcext:value-type="float">
            <text:p>0,369562828830884</text:p>
          </table:table-cell>
          <table:table-cell table:formula="of:=RANK([.AB74];[.AB69:.AB74])" office:value-type="float" office:value="4" calcext:value-type="float">
            <text:p>4</text:p>
          </table:table-cell>
          <table:table-cell table:style-name="ce89" table:formula="of:=RAND()" office:value-type="float" office:value="0.45222544407524" calcext:value-type="float">
            <text:p>0,4522254440752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75];[.X67:.X76])+2" office:value-type="float" office:value="10" calcext:value-type="float">
            <text:p>10</text:p>
          </table:table-cell>
          <table:table-cell table:style-name="ce89" table:formula="of:=RAND()" office:value-type="float" office:value="0.148637615911171" calcext:value-type="float">
            <text:p>0,148637615911171</text:p>
          </table:table-cell>
          <table:table-cell table:formula="of:=RANK([.Z75];[.Z67:.Z76])+2" office:value-type="float" office:value="8" calcext:value-type="float">
            <text:p>8</text:p>
          </table:table-cell>
          <table:table-cell table:style-name="ce89" table:formula="of:=RAND()" office:value-type="float" office:value="0.536671414031346" calcext:value-type="float">
            <text:p>0,536671414031346</text:p>
          </table:table-cell>
          <table:table-cell table:number-columns-repeated="998"/>
        </table:table-row>
        <table:table-row table:style-name="ro4">
          <table:table-cell table:number-columns-repeated="22"/>
          <table:table-cell table:formula="of:=RANK([.X76];[.X67:.X76])+2" office:value-type="float" office:value="4" calcext:value-type="float">
            <text:p>4</text:p>
          </table:table-cell>
          <table:table-cell table:style-name="ce89" table:formula="of:=RAND()" office:value-type="float" office:value="0.50515103598982" calcext:value-type="float">
            <text:p>0,50515103598982</text:p>
          </table:table-cell>
          <table:table-cell table:formula="of:=RANK([.Z76];[.Z67:.Z76])+2" office:value-type="float" office:value="3" calcext:value-type="float">
            <text:p>3</text:p>
          </table:table-cell>
          <table:table-cell table:style-name="ce89" table:formula="of:=RAND()" office:value-type="float" office:value="0.952172001949951" calcext:value-type="float">
            <text:p>0,952172001949951</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H</text:p>
          </table:table-cell>
          <table:table-cell table:style-name="ce23" table:number-columns-repeated="3"/>
          <table:table-cell table:number-columns-repeated="3"/>
          <table:table-cell table:formula="of:=RANK([.X78];[.X78:.X87])+2" office:value-type="float" office:value="5" calcext:value-type="float">
            <text:p>5</text:p>
          </table:table-cell>
          <table:table-cell table:style-name="ce89" table:formula="of:=RAND()" office:value-type="float" office:value="0.726883624288387" calcext:value-type="float">
            <text:p>0,726883624288387</text:p>
          </table:table-cell>
          <table:table-cell table:formula="of:=RANK([.Z78];[.Z78:.Z87])+2" office:value-type="float" office:value="8" calcext:value-type="float">
            <text:p>8</text:p>
          </table:table-cell>
          <table:table-cell table:style-name="ce89" table:formula="of:=RAND()" office:value-type="float" office:value="0.322817308570099" calcext:value-type="float">
            <text:p>0,322817308570099</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6921" calcext:value-type="string">
            <text:p>v6921</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79];[.X78:.X87])+2" office:value-type="float" office:value="4" calcext:value-type="float">
            <text:p>4</text:p>
          </table:table-cell>
          <table:table-cell table:style-name="ce89" table:formula="of:=RAND()" office:value-type="float" office:value="0.765433153329631" calcext:value-type="float">
            <text:p>0,765433153329631</text:p>
          </table:table-cell>
          <table:table-cell table:formula="of:=RANK([.Z79];[.Z78:.Z87])+2" office:value-type="float" office:value="11" calcext:value-type="float">
            <text:p>11</text:p>
          </table:table-cell>
          <table:table-cell table:style-name="ce89" table:formula="of:=RAND()" office:value-type="float" office:value="0.191237682653944" calcext:value-type="float">
            <text:p>0,191237682653944</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78]" office:value-type="string" office:string-value="AH" calcext:value-type="string">
            <text:p>AH</text:p>
          </table:table-cell>
          <table:table-cell table:style-name="ce99"/>
          <table:table-cell table:style-name="ce102" table:formula="of:=[.P79]" office:value-type="string" office:string-value="v6921" calcext:value-type="string">
            <text:p>v6921</text:p>
          </table:table-cell>
          <table:table-cell table:style-name="ce89"/>
          <table:table-cell table:formula="of:=RANK([.X80];[.X78:.X87])+2" office:value-type="float" office:value="11" calcext:value-type="float">
            <text:p>11</text:p>
          </table:table-cell>
          <table:table-cell table:style-name="ce89" table:formula="of:=RAND()" office:value-type="float" office:value="0.243327450857069" calcext:value-type="float">
            <text:p>0,243327450857069</text:p>
          </table:table-cell>
          <table:table-cell table:formula="of:=RANK([.Z80];[.Z78:.Z87])+2" office:value-type="float" office:value="4" calcext:value-type="float">
            <text:p>4</text:p>
          </table:table-cell>
          <table:table-cell table:style-name="ce89" table:formula="of:=RAND()" office:value-type="float" office:value="0.777096310796221" calcext:value-type="float">
            <text:p>0,777096310796221</text:p>
          </table:table-cell>
          <table:table-cell table:style-name="ce89" table:formula="of:=RANK([.AB80];[.AB80:.AB85])" office:value-type="float" office:value="5" calcext:value-type="float">
            <text:p>5</text:p>
          </table:table-cell>
          <table:table-cell table:style-name="ce89" table:formula="of:=RAND()" office:value-type="float" office:value="0.273716934006993" calcext:value-type="float">
            <text:p>0,273716934006993</text:p>
          </table:table-cell>
          <table:table-cell table:number-columns-repeated="996"/>
        </table:table-row>
        <table:table-row table:style-name="ro3">
          <table:table-cell table:style-name="ce4" table:formula="of:=[.Y81]" office:value-type="float" office:value="5" calcext:value-type="float">
            <text:p>5</text:p>
          </table:table-cell>
          <table:table-cell table:style-name="ce7" office:value-type="string" calcext:value-type="string">
            <text:p>×</text:p>
          </table:table-cell>
          <table:table-cell table:style-name="ce9" table:formula="of:=[.W81]"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90.13" calcext:value-type="float">
            <text:p>90,13</text:p>
          </table:table-cell>
          <table:table-cell table:style-name="ce7" office:value-type="string" calcext:value-type="string">
            <text:p>+</text:p>
          </table:table-cell>
          <table:table-cell table:style-name="ce9" table:formula="of:=(((RANDBETWEEN(1;9)*10+IF([.AA81]&lt;3;0;RANDBETWEEN(1;9)))*10+IF(OR([.AA81]=4;[.AA81]=5);0;RANDBETWEEN(1;9)))/100)" office:value-type="float" office:value="3.01" calcext:value-type="float">
            <text:p>3,0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1]&gt;7.5;99;999))/IF([.AA81]&gt;3;1;10)" office:value-type="float" office:value="45.3" calcext:value-type="float">
            <text:p>45,3</text:p>
          </table:table-cell>
          <table:table-cell table:style-name="ce10" office:value-type="string" calcext:value-type="string">
            <text:p>=</text:p>
          </table:table-cell>
          <table:table-cell table:style-name="ce4" table:formula="of:=ROUND(RAND()*CHOOSE(RANDBETWEEN(1;3);10;100;1000);RANDBETWEEN(1;3))" office:value-type="float" office:value="56.64" calcext:value-type="float">
            <text:p>56,64</text:p>
          </table:table-cell>
          <table:table-cell table:style-name="ce7" office:value-type="string" calcext:value-type="string">
            <text:p>×</text:p>
          </table:table-cell>
          <table:table-cell table:style-name="ce20" table:formula="of:=CHOOSE([.AA81];&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1]*[.C81]" office:value-type="float" office:value="35" calcext:value-type="float">
            <text:p>35</text:p>
          </table:table-cell>
          <table:table-cell table:style-name="ce43" table:formula="of:=[.E81]+[.G81]" office:value-type="float" office:value="93.14" calcext:value-type="float">
            <text:p>93,14</text:p>
          </table:table-cell>
          <table:table-cell table:style-name="ce48" table:formula="of:=[.K81]/10" office:value-type="float" office:value="4.53" calcext:value-type="float">
            <text:p>4,53</text:p>
          </table:table-cell>
          <table:table-cell table:style-name="ce43" table:formula="of:=[.M81]*[.O81]" office:value-type="float" office:value="566.4" calcext:value-type="float">
            <text:p>566,4</text:p>
          </table:table-cell>
          <table:table-cell/>
          <table:table-cell table:formula="of:=RANK([.X81];[.X78:.X87])+2" office:value-type="float" office:value="7" calcext:value-type="float">
            <text:p>7</text:p>
          </table:table-cell>
          <table:table-cell table:style-name="ce89" table:formula="of:=RAND()" office:value-type="float" office:value="0.535974369774977" calcext:value-type="float">
            <text:p>0,535974369774977</text:p>
          </table:table-cell>
          <table:table-cell table:formula="of:=RANK([.Z81];[.Z78:.Z87])+2" office:value-type="float" office:value="5" calcext:value-type="float">
            <text:p>5</text:p>
          </table:table-cell>
          <table:table-cell table:style-name="ce89" table:formula="of:=RAND()" office:value-type="float" office:value="0.514797917629291" calcext:value-type="float">
            <text:p>0,514797917629291</text:p>
          </table:table-cell>
          <table:table-cell table:formula="of:=RANK([.AB81];[.AB80:.AB85])" office:value-type="float" office:value="1" calcext:value-type="float">
            <text:p>1</text:p>
          </table:table-cell>
          <table:table-cell table:style-name="ce89" table:formula="of:=RAND()" office:value-type="float" office:value="0.845364704107333" calcext:value-type="float">
            <text:p>0,845364704107333</text:p>
          </table:table-cell>
          <table:table-cell table:number-columns-repeated="996"/>
        </table:table-row>
        <table:table-row table:style-name="ro3">
          <table:table-cell table:style-name="ce4" table:formula="of:=[.Y82]" office:value-type="float" office:value="7" calcext:value-type="float">
            <text:p>7</text:p>
          </table:table-cell>
          <table:table-cell table:style-name="ce7" office:value-type="string" calcext:value-type="string">
            <text:p>×</text:p>
          </table:table-cell>
          <table:table-cell table:style-name="ce9" table:formula="of:=[.W82]"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41.58" calcext:value-type="float">
            <text:p>41,58</text:p>
          </table:table-cell>
          <table:table-cell table:style-name="ce7" office:value-type="string" calcext:value-type="string">
            <text:p>+</text:p>
          </table:table-cell>
          <table:table-cell table:style-name="ce9" table:formula="of:=(((RANDBETWEEN(1;9)*10+IF([.AA82]&lt;3;0;RANDBETWEEN(1;9)))*10+IF(OR([.AA82]=4;[.AA82]=5);0;RANDBETWEEN(1;9)))/100)" office:value-type="float" office:value="6.91" calcext:value-type="float">
            <text:p>6,9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2]&gt;7.5;99;999))/IF([.AA82]&gt;3;1;10)" office:value-type="float" office:value="1.7" calcext:value-type="float">
            <text:p>1,7</text:p>
          </table:table-cell>
          <table:table-cell table:style-name="ce10" office:value-type="string" calcext:value-type="string">
            <text:p>=</text:p>
          </table:table-cell>
          <table:table-cell table:style-name="ce4" table:formula="of:=ROUND(RAND()*CHOOSE(RANDBETWEEN(1;3);10;100;1000);RANDBETWEEN(1;3))" office:value-type="float" office:value="6.9" calcext:value-type="float">
            <text:p>6,9</text:p>
          </table:table-cell>
          <table:table-cell table:style-name="ce7" office:value-type="string" calcext:value-type="string">
            <text:p>×</text:p>
          </table:table-cell>
          <table:table-cell table:style-name="ce20" table:formula="of:=CHOOSE([.AA82];&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2]*[.C82]" office:value-type="float" office:value="56" calcext:value-type="float">
            <text:p>56</text:p>
          </table:table-cell>
          <table:table-cell table:style-name="ce43" table:formula="of:=[.E82]+[.G82]" office:value-type="float" office:value="48.49" calcext:value-type="float">
            <text:p>48,49</text:p>
          </table:table-cell>
          <table:table-cell table:style-name="ce48" table:formula="of:=[.K82]/10" office:value-type="float" office:value="0.17" calcext:value-type="float">
            <text:p>0,17</text:p>
          </table:table-cell>
          <table:table-cell table:style-name="ce43" table:formula="of:=[.M82]*[.O82]" office:value-type="float" office:value="690" calcext:value-type="float">
            <text:p>690</text:p>
          </table:table-cell>
          <table:table-cell/>
          <table:table-cell table:formula="of:=RANK([.X82];[.X78:.X87])+2" office:value-type="float" office:value="8" calcext:value-type="float">
            <text:p>8</text:p>
          </table:table-cell>
          <table:table-cell table:style-name="ce89" table:formula="of:=RAND()" office:value-type="float" office:value="0.482203460378567" calcext:value-type="float">
            <text:p>0,482203460378567</text:p>
          </table:table-cell>
          <table:table-cell table:formula="of:=RANK([.Z82];[.Z78:.Z87])+2" office:value-type="float" office:value="7" calcext:value-type="float">
            <text:p>7</text:p>
          </table:table-cell>
          <table:table-cell table:style-name="ce89" table:formula="of:=RAND()" office:value-type="float" office:value="0.343435946647189" calcext:value-type="float">
            <text:p>0,343435946647189</text:p>
          </table:table-cell>
          <table:table-cell table:formula="of:=RANK([.AB82];[.AB80:.AB85])" office:value-type="float" office:value="3" calcext:value-type="float">
            <text:p>3</text:p>
          </table:table-cell>
          <table:table-cell table:style-name="ce89" table:formula="of:=RAND()" office:value-type="float" office:value="0.544733740175074" calcext:value-type="float">
            <text:p>0,544733740175074</text:p>
          </table:table-cell>
          <table:table-cell table:number-columns-repeated="996"/>
        </table:table-row>
        <table:table-row table:style-name="ro3">
          <table:table-cell table:style-name="ce4" table:formula="of:=[.Y83]" office:value-type="float" office:value="9" calcext:value-type="float">
            <text:p>9</text:p>
          </table:table-cell>
          <table:table-cell table:style-name="ce7" office:value-type="string" calcext:value-type="string">
            <text:p>×</text:p>
          </table:table-cell>
          <table:table-cell table:style-name="ce9" table:formula="of:=[.W83]"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99.92" calcext:value-type="float">
            <text:p>99,92</text:p>
          </table:table-cell>
          <table:table-cell table:style-name="ce7" office:value-type="string" calcext:value-type="string">
            <text:p>+</text:p>
          </table:table-cell>
          <table:table-cell table:style-name="ce9" table:formula="of:=(((RANDBETWEEN(1;9)*10+IF([.AA83]&lt;3;0;RANDBETWEEN(1;9)))*10+IF(OR([.AA83]=4;[.AA83]=5);0;RANDBETWEEN(1;9)))/100)" office:value-type="float" office:value="3.4" calcext:value-type="float">
            <text:p>3,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3]&gt;7.5;99;999))/IF([.AA83]&gt;3;1;10)" office:value-type="float" office:value="54" calcext:value-type="float">
            <text:p>54</text:p>
          </table:table-cell>
          <table:table-cell table:style-name="ce10" office:value-type="string" calcext:value-type="string">
            <text:p>=</text:p>
          </table:table-cell>
          <table:table-cell table:style-name="ce4" table:formula="of:=ROUND(RAND()*CHOOSE(RANDBETWEEN(1;3);10;100;1000);RANDBETWEEN(1;3))" office:value-type="float" office:value="6.1" calcext:value-type="float">
            <text:p>6,1</text:p>
          </table:table-cell>
          <table:table-cell table:style-name="ce7" office:value-type="string" calcext:value-type="string">
            <text:p>×</text:p>
          </table:table-cell>
          <table:table-cell table:style-name="ce20" table:formula="of:=CHOOSE([.AA83];&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3]*[.C83]" office:value-type="float" office:value="90" calcext:value-type="float">
            <text:p>90</text:p>
          </table:table-cell>
          <table:table-cell table:style-name="ce43" table:formula="of:=[.E83]+[.G83]" office:value-type="float" office:value="103.32" calcext:value-type="float">
            <text:p>103,32</text:p>
          </table:table-cell>
          <table:table-cell table:style-name="ce48" table:formula="of:=[.K83]/10" office:value-type="float" office:value="5.4" calcext:value-type="float">
            <text:p>5,4</text:p>
          </table:table-cell>
          <table:table-cell table:style-name="ce43" table:formula="of:=[.M83]*[.O83]" office:value-type="float" office:value="610" calcext:value-type="float">
            <text:p>610</text:p>
          </table:table-cell>
          <table:table-cell/>
          <table:table-cell table:formula="of:=RANK([.X83];[.X78:.X87])+2" office:value-type="float" office:value="10" calcext:value-type="float">
            <text:p>10</text:p>
          </table:table-cell>
          <table:table-cell table:style-name="ce89" table:formula="of:=RAND()" office:value-type="float" office:value="0.254755882056714" calcext:value-type="float">
            <text:p>0,254755882056714</text:p>
          </table:table-cell>
          <table:table-cell table:formula="of:=RANK([.Z83];[.Z78:.Z87])+2" office:value-type="float" office:value="9" calcext:value-type="float">
            <text:p>9</text:p>
          </table:table-cell>
          <table:table-cell table:style-name="ce89" table:formula="of:=RAND()" office:value-type="float" office:value="0.302241434398701" calcext:value-type="float">
            <text:p>0,302241434398701</text:p>
          </table:table-cell>
          <table:table-cell table:formula="of:=RANK([.AB83];[.AB80:.AB85])" office:value-type="float" office:value="4" calcext:value-type="float">
            <text:p>4</text:p>
          </table:table-cell>
          <table:table-cell table:style-name="ce89" table:formula="of:=RAND()" office:value-type="float" office:value="0.402840219197896" calcext:value-type="float">
            <text:p>0,402840219197896</text:p>
          </table:table-cell>
          <table:table-cell table:number-columns-repeated="996"/>
        </table:table-row>
        <table:table-row table:style-name="ro3">
          <table:table-cell table:style-name="ce4" table:formula="of:=[.Y84]" office:value-type="float" office:value="3" calcext:value-type="float">
            <text:p>3</text:p>
          </table:table-cell>
          <table:table-cell table:style-name="ce7" office:value-type="string" calcext:value-type="string">
            <text:p>×</text:p>
          </table:table-cell>
          <table:table-cell table:style-name="ce9" table:formula="of:=[.W84]"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27.06" calcext:value-type="float">
            <text:p>27,06</text:p>
          </table:table-cell>
          <table:table-cell table:style-name="ce7" office:value-type="string" calcext:value-type="string">
            <text:p>+</text:p>
          </table:table-cell>
          <table:table-cell table:style-name="ce9" table:formula="of:=(((RANDBETWEEN(1;9)*10+IF([.AA84]&lt;3;0;RANDBETWEEN(1;9)))*10+IF(OR([.AA84]=4;[.AA84]=5);0;RANDBETWEEN(1;9)))/100)" office:value-type="float" office:value="9.06" calcext:value-type="float">
            <text:p>9,0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4]&gt;7.5;99;999))/IF([.AA84]&gt;3;1;10)" office:value-type="float" office:value="22.9" calcext:value-type="float">
            <text:p>22,9</text:p>
          </table:table-cell>
          <table:table-cell table:style-name="ce10" office:value-type="string" calcext:value-type="string">
            <text:p>=</text:p>
          </table:table-cell>
          <table:table-cell table:style-name="ce4" table:formula="of:=ROUND(RAND()*CHOOSE(RANDBETWEEN(1;3);10;100;1000);RANDBETWEEN(1;3))" office:value-type="float" office:value="31.46" calcext:value-type="float">
            <text:p>31,46</text:p>
          </table:table-cell>
          <table:table-cell table:style-name="ce7" office:value-type="string" calcext:value-type="string">
            <text:p>×</text:p>
          </table:table-cell>
          <table:table-cell table:style-name="ce20" table:formula="of:=CHOOSE([.AA84];&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4]*[.C84]" office:value-type="float" office:value="9" calcext:value-type="float">
            <text:p>9</text:p>
          </table:table-cell>
          <table:table-cell table:style-name="ce43" table:formula="of:=[.E84]+[.G84]" office:value-type="float" office:value="36.12" calcext:value-type="float">
            <text:p>36,12</text:p>
          </table:table-cell>
          <table:table-cell table:style-name="ce48" table:formula="of:=[.K84]/10" office:value-type="float" office:value="2.29" calcext:value-type="float">
            <text:p>2,29</text:p>
          </table:table-cell>
          <table:table-cell table:style-name="ce43" table:formula="of:=[.M84]*[.O84]" office:value-type="float" office:value="314.6" calcext:value-type="float">
            <text:p>314,6</text:p>
          </table:table-cell>
          <table:table-cell/>
          <table:table-cell table:formula="of:=RANK([.X84];[.X78:.X87])+2" office:value-type="float" office:value="3" calcext:value-type="float">
            <text:p>3</text:p>
          </table:table-cell>
          <table:table-cell table:style-name="ce89" table:formula="of:=RAND()" office:value-type="float" office:value="0.865138887124759" calcext:value-type="float">
            <text:p>0,865138887124759</text:p>
          </table:table-cell>
          <table:table-cell table:formula="of:=RANK([.Z84];[.Z78:.Z87])+2" office:value-type="float" office:value="3" calcext:value-type="float">
            <text:p>3</text:p>
          </table:table-cell>
          <table:table-cell table:style-name="ce89" table:formula="of:=RAND()" office:value-type="float" office:value="0.981534186435823" calcext:value-type="float">
            <text:p>0,981534186435823</text:p>
          </table:table-cell>
          <table:table-cell table:formula="of:=RANK([.AB84];[.AB80:.AB85])" office:value-type="float" office:value="2" calcext:value-type="float">
            <text:p>2</text:p>
          </table:table-cell>
          <table:table-cell table:style-name="ce89" table:formula="of:=RAND()" office:value-type="float" office:value="0.625019354568971" calcext:value-type="float">
            <text:p>0,625019354568971</text:p>
          </table:table-cell>
          <table:table-cell table:number-columns-repeated="996"/>
        </table:table-row>
        <table:table-row table:style-name="ro3">
          <table:table-cell table:style-name="ce4" table:formula="of:=[.Y85]" office:value-type="float" office:value="10" calcext:value-type="float">
            <text:p>10</text:p>
          </table:table-cell>
          <table:table-cell table:style-name="ce7" office:value-type="string" calcext:value-type="string">
            <text:p>×</text:p>
          </table:table-cell>
          <table:table-cell table:style-name="ce9" table:formula="of:=[.W85]"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80.6" calcext:value-type="float">
            <text:p>80,6</text:p>
          </table:table-cell>
          <table:table-cell table:style-name="ce7" office:value-type="string" calcext:value-type="string">
            <text:p>+</text:p>
          </table:table-cell>
          <table:table-cell table:style-name="ce9" table:formula="of:=(((RANDBETWEEN(1;9)*10+IF([.AA85]&lt;3;0;RANDBETWEEN(1;9)))*10+IF(OR([.AA85]=4;[.AA85]=5);0;RANDBETWEEN(1;9)))/100)" office:value-type="float" office:value="5.17" calcext:value-type="float">
            <text:p>5,1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5]&gt;7.5;99;999))/IF([.AA85]&gt;3;1;10)" office:value-type="float" office:value="93" calcext:value-type="float">
            <text:p>93</text:p>
          </table:table-cell>
          <table:table-cell table:style-name="ce10" office:value-type="string" calcext:value-type="string">
            <text:p>=</text:p>
          </table:table-cell>
          <table:table-cell table:style-name="ce4" table:formula="of:=ROUND(RAND()*CHOOSE(RANDBETWEEN(1;3);10;100;1000);RANDBETWEEN(1;3))" office:value-type="float" office:value="1.9" calcext:value-type="float">
            <text:p>1,9</text:p>
          </table:table-cell>
          <table:table-cell table:style-name="ce7" office:value-type="string" calcext:value-type="string">
            <text:p>×</text:p>
          </table:table-cell>
          <table:table-cell table:style-name="ce20" table:formula="of:=CHOOSE([.AA8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5]*[.C85]" office:value-type="float" office:value="90" calcext:value-type="float">
            <text:p>90</text:p>
          </table:table-cell>
          <table:table-cell table:style-name="ce43" table:formula="of:=[.E85]+[.G85]" office:value-type="float" office:value="85.77" calcext:value-type="float">
            <text:p>85,77</text:p>
          </table:table-cell>
          <table:table-cell table:style-name="ce48" table:formula="of:=[.K85]/10" office:value-type="float" office:value="9.3" calcext:value-type="float">
            <text:p>9,3</text:p>
          </table:table-cell>
          <table:table-cell table:style-name="ce43" table:formula="of:=[.M85]*[.O85]" office:value-type="float" office:value="1900" calcext:value-type="float">
            <text:p>1 900</text:p>
          </table:table-cell>
          <table:table-cell/>
          <table:table-cell table:formula="of:=RANK([.X85];[.X78:.X87])+2" office:value-type="float" office:value="9" calcext:value-type="float">
            <text:p>9</text:p>
          </table:table-cell>
          <table:table-cell table:style-name="ce89" table:formula="of:=RAND()" office:value-type="float" office:value="0.310528552318021" calcext:value-type="float">
            <text:p>0,310528552318021</text:p>
          </table:table-cell>
          <table:table-cell table:formula="of:=RANK([.Z85];[.Z78:.Z87])+2" office:value-type="float" office:value="10" calcext:value-type="float">
            <text:p>10</text:p>
          </table:table-cell>
          <table:table-cell table:style-name="ce89" table:formula="of:=RAND()" office:value-type="float" office:value="0.191467682875551" calcext:value-type="float">
            <text:p>0,191467682875551</text:p>
          </table:table-cell>
          <table:table-cell table:formula="of:=RANK([.AB85];[.AB80:.AB85])" office:value-type="float" office:value="6" calcext:value-type="float">
            <text:p>6</text:p>
          </table:table-cell>
          <table:table-cell table:style-name="ce89" table:formula="of:=RAND()" office:value-type="float" office:value="0.145401936151473" calcext:value-type="float">
            <text:p>0,14540193615147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86];[.X78:.X87])+2" office:value-type="float" office:value="12" calcext:value-type="float">
            <text:p>12</text:p>
          </table:table-cell>
          <table:table-cell table:style-name="ce89" table:formula="of:=RAND()" office:value-type="float" office:value="0.231665950089825" calcext:value-type="float">
            <text:p>0,231665950089825</text:p>
          </table:table-cell>
          <table:table-cell table:formula="of:=RANK([.Z86];[.Z78:.Z87])+2" office:value-type="float" office:value="12" calcext:value-type="float">
            <text:p>12</text:p>
          </table:table-cell>
          <table:table-cell table:style-name="ce89" table:formula="of:=RAND()" office:value-type="float" office:value="0.0504921284846791" calcext:value-type="float">
            <text:p>0,0504921284846791</text:p>
          </table:table-cell>
          <table:table-cell table:number-columns-repeated="998"/>
        </table:table-row>
        <table:table-row table:style-name="ro4">
          <table:table-cell table:number-columns-repeated="22"/>
          <table:table-cell table:formula="of:=RANK([.X87];[.X78:.X87])+2" office:value-type="float" office:value="6" calcext:value-type="float">
            <text:p>6</text:p>
          </table:table-cell>
          <table:table-cell table:style-name="ce89" table:formula="of:=RAND()" office:value-type="float" office:value="0.686018745916433" calcext:value-type="float">
            <text:p>0,686018745916433</text:p>
          </table:table-cell>
          <table:table-cell table:formula="of:=RANK([.Z87];[.Z78:.Z87])+2" office:value-type="float" office:value="6" calcext:value-type="float">
            <text:p>6</text:p>
          </table:table-cell>
          <table:table-cell table:style-name="ce89" table:formula="of:=RAND()" office:value-type="float" office:value="0.348727344476089" calcext:value-type="float">
            <text:p>0,348727344476089</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P44 'Ceinture Jaune'.R1:'Ceinture Jaun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cm" svg:height="0.749cm" svg:x="47.236cm" svg:y="0.633cm" draw:control="control2"/>
        </table:shapes>
        <table:table-column table:style-name="co23" table:default-cell-style-name="Default"/>
        <table:table-column table:style-name="co14" table:default-cell-style-name="Default"/>
        <table:table-column table:style-name="co24" table:default-cell-style-name="Default"/>
        <table:table-column table:style-name="co9" table:default-cell-style-name="Default"/>
        <table:table-column table:style-name="co25" table:default-cell-style-name="Default"/>
        <table:table-column table:style-name="co13" table:default-cell-style-name="Default"/>
        <table:table-column table:style-name="co26" table:default-cell-style-name="Default"/>
        <table:table-column table:style-name="co27" table:default-cell-style-name="Default"/>
        <table:table-column table:style-name="co9" table:default-cell-style-name="Default"/>
        <table:table-column table:style-name="co10" table:default-cell-style-name="Default"/>
        <table:table-column table:style-name="co28" table:default-cell-style-name="Default"/>
        <table:table-column table:style-name="co12" table:default-cell-style-name="Default"/>
        <table:table-column table:style-name="co29" table:default-cell-style-name="Default"/>
        <table:table-column table:style-name="co30" table:default-cell-style-name="Default"/>
        <table:table-column table:style-name="co4" table:default-cell-style-name="Default"/>
        <table:table-column table:style-name="co16" table:default-cell-style-name="Default"/>
        <table:table-column table:style-name="co31" table:default-cell-style-name="Default"/>
        <table:table-column table:style-name="co18" table:default-cell-style-name="Default"/>
        <table:table-column table:style-name="co5" table:default-cell-style-name="Default"/>
        <table:table-column table:style-name="co12" table:default-cell-style-name="Default"/>
        <table:table-column table:style-name="co32" table:default-cell-style-name="Default"/>
        <table:table-column table:style-name="co12" table:default-cell-style-name="Default"/>
        <table:table-column table:style-name="co20" table:default-cell-style-name="Default"/>
        <table:table-column table:style-name="co33" table:default-cell-style-name="Default"/>
        <table:table-column table:style-name="co22" table:default-cell-style-name="Default"/>
        <table:table-column table:style-name="co12" table:number-columns-repeated="999"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8" calcext:value-type="float">
            <text:p>8</text:p>
          </table:table-cell>
          <table:table-cell table:style-name="ce89" table:formula="of:=RAND()" office:value-type="float" office:value="0.509654392701027" calcext:value-type="float">
            <text:p>0,509654392701027</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quot;v&quot;&amp;ROUND(RAND()*10000;0)" office:value-type="string" office:string-value="v410" calcext:value-type="string">
            <text:p>v41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X1:.X10])+2" office:value-type="float" office:value="12" calcext:value-type="float">
            <text:p>12</text:p>
          </table:table-cell>
          <table:table-cell table:style-name="ce89" table:formula="of:=RAND()" office:value-type="float" office:value="0.224197394156046" calcext:value-type="float">
            <text:p>0,224197394156046</text:p>
          </table:table-cell>
          <table:table-cell table:number-columns-repeated="1000"/>
        </table:table-row>
        <table:table-row table:style-name="ro2">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410" calcext:value-type="string">
            <text:p>v410</text:p>
          </table:table-cell>
          <table:table-cell table:style-name="ce89"/>
          <table:table-cell table:formula="of:=RANK([.X3];[.X1:.X10])+2" office:value-type="float" office:value="10" calcext:value-type="float">
            <text:p>10</text:p>
          </table:table-cell>
          <table:table-cell table:style-name="ce89" table:formula="of:=RAND()" office:value-type="float" office:value="0.427258727598424" calcext:value-type="float">
            <text:p>0,427258727598424</text:p>
          </table:table-cell>
          <table:table-cell table:style-name="ce89" table:formula="of:=RANK([.Z3];[.Z3:.Z8])" office:value-type="float" office:value="4" calcext:value-type="float">
            <text:p>4</text:p>
          </table:table-cell>
          <table:table-cell table:style-name="ce89" table:formula="of:=RAND()" office:value-type="float" office:value="0.330877087431364" calcext:value-type="float">
            <text:p>0,330877087431364</text:p>
          </table:table-cell>
          <table:table-cell table:style-name="ce89" table:number-columns-repeated="998"/>
        </table:table-row>
        <table:table-row table:style-name="ro3">
          <table:table-cell table:style-name="ce4" table:formula="of:=CHOOSE([.W4];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16" calcext:value-type="float">
            <text:p>16</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0" calcext:value-type="float">
            <text:p>20</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3" calcext:value-type="float">
            <text:p>5,3</text:p>
          </table:table-cell>
          <table:table-cell table:style-name="ce10" office:value-type="string" calcext:value-type="string">
            <text:p>=</text:p>
          </table:table-cell>
          <table:table-cell table:style-name="ce4" table:formula="of:=ROUND(RAND()*CHOOSE(RANDBETWEEN(1;3);10;100;1000);RANDBETWEEN(1;3))" office:value-type="float" office:value="7.8" calcext:value-type="float">
            <text:p>7,8</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4];[$'Aide à la génération'.$A$2:$'Aide à la génération'.$A$11];[$'Aide à la génération'.$B$2:$'Aide à la génération'.$B$11])" office:value-type="string" office:string-value="7×5" calcext:value-type="string">
            <text:p>7×5</text:p>
          </table:table-cell>
          <table:table-cell table:style-name="ce58" table:formula="of:=QUOTIENT([.E4];[.E5])&amp;&quot;+&quot;&amp;MOD([.E4];[.E5])&amp;&quot;/&quot;&amp;[.E5]" office:value-type="string" office:string-value="1+7/9" calcext:value-type="string">
            <text:p>1+7/9</text:p>
          </table:table-cell>
          <table:table-cell table:style-name="ce43" table:formula="of:=[.K4]/2" office:value-type="float" office:value="2.65" calcext:value-type="float">
            <text:p>2,65</text:p>
          </table:table-cell>
          <table:table-cell table:style-name="ce122" table:formula="of:=[.M4]/[.O4]" office:value-type="float" office:value="0.0078" calcext:value-type="float">
            <text:p>0,0078</text:p>
          </table:table-cell>
          <table:table-cell/>
          <table:table-cell table:formula="of:=RANK([.X4];[.X1:.X10])+2" office:value-type="float" office:value="3" calcext:value-type="float">
            <text:p>3</text:p>
          </table:table-cell>
          <table:table-cell table:style-name="ce89" table:formula="of:=RAND()" office:value-type="float" office:value="0.909799707405297" calcext:value-type="float">
            <text:p>0,909799707405297</text:p>
          </table:table-cell>
          <table:table-cell table:formula="of:=RANK([.Z4];[.Z3:.Z8])" office:value-type="float" office:value="6" calcext:value-type="float">
            <text:p>6</text:p>
          </table:table-cell>
          <table:table-cell table:style-name="ce89" table:formula="of:=RAND()" office:value-type="float" office:value="0.194619497568761" calcext:value-type="float">
            <text:p>0,194619497568761</text:p>
          </table:table-cell>
          <table:table-cell table:number-columns-repeated="998"/>
        </table:table-row>
        <table:table-row table:style-name="ro3">
          <table:table-cell table:style-name="ce4" table:formula="of:=CHOOSE([.W5];0;0;35;56;64;28;42;63;54;32;72;49)"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9" calcext:value-type="float">
            <text:p>9</text:p>
          </table:table-cell>
          <table:covered-table-cell table:style-name="ce63"/>
          <table:table-cell table:style-name="ce64" table:formula="of:=RANDBETWEEN(2;9)" office:value-type="float" office:value="8" calcext:value-type="float">
            <text:p>8</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90" calcext:value-type="float">
            <text:p>90</text:p>
          </table:table-cell>
          <table:table-cell table:style-name="ce10" office:value-type="string" calcext:value-type="string">
            <text:p>=</text:p>
          </table:table-cell>
          <table:table-cell table:style-name="ce4" table:formula="of:=ROUND(RAND()*CHOOSE(RANDBETWEEN(1;3);10;100;1000);RANDBETWEEN(1;3))" office:value-type="float" office:value="64.56" calcext:value-type="float">
            <text:p>64,56</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5];[$'Aide à la génération'.$A$2:$'Aide à la génération'.$A$11];[$'Aide à la génération'.$B$2:$'Aide à la génération'.$B$11])" office:value-type="string" office:string-value="8×8" calcext:value-type="string">
            <text:p>8×8</text:p>
          </table:table-cell>
          <table:table-cell table:style-name="ce58" table:formula="of:=QUOTIENT([.E6];[.E7])&amp;&quot;+&quot;&amp;MOD([.E6];[.E7])&amp;&quot;/&quot;&amp;[.E7]" office:value-type="string" office:string-value="4+4/6" calcext:value-type="string">
            <text:p>4+4/6</text:p>
          </table:table-cell>
          <table:table-cell table:style-name="ce43" table:formula="of:=[.K5]/2" office:value-type="float" office:value="45" calcext:value-type="float">
            <text:p>45</text:p>
          </table:table-cell>
          <table:table-cell table:style-name="ce122" table:formula="of:=[.M5]/[.O5]" office:value-type="float" office:value="0.06456" calcext:value-type="float">
            <text:p>0,06456</text:p>
          </table:table-cell>
          <table:table-cell/>
          <table:table-cell table:formula="of:=RANK([.X5];[.X1:.X10])+2" office:value-type="float" office:value="5" calcext:value-type="float">
            <text:p>5</text:p>
          </table:table-cell>
          <table:table-cell table:style-name="ce89" table:formula="of:=RAND()" office:value-type="float" office:value="0.742313474570304" calcext:value-type="float">
            <text:p>0,742313474570304</text:p>
          </table:table-cell>
          <table:table-cell table:formula="of:=RANK([.Z5];[.Z3:.Z8])" office:value-type="float" office:value="5" calcext:value-type="float">
            <text:p>5</text:p>
          </table:table-cell>
          <table:table-cell table:style-name="ce89" table:formula="of:=RAND()" office:value-type="float" office:value="0.256110359775659" calcext:value-type="float">
            <text:p>0,256110359775659</text:p>
          </table:table-cell>
          <table:table-cell table:number-columns-repeated="998"/>
        </table:table-row>
        <table:table-row table:style-name="ro3">
          <table:table-cell table:style-name="ce4" table:formula="of:=CHOOSE([.W6];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8" calcext:value-type="float">
            <text:p>28</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1" calcext:value-type="float">
            <text:p>21</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4" calcext:value-type="float">
            <text:p>74</text:p>
          </table:table-cell>
          <table:table-cell table:style-name="ce10" office:value-type="string" calcext:value-type="string">
            <text:p>=</text:p>
          </table:table-cell>
          <table:table-cell table:style-name="ce4" table:formula="of:=ROUND(RAND()*CHOOSE(RANDBETWEEN(1;3);10;100;1000);RANDBETWEEN(1;3))" office:value-type="float" office:value="90.8" calcext:value-type="float">
            <text:p>90,8</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6];[$'Aide à la génération'.$A$2:$'Aide à la génération'.$A$11];[$'Aide à la génération'.$B$2:$'Aide à la génération'.$B$11])" office:value-type="string" office:string-value="9×8" calcext:value-type="string">
            <text:p>9×8</text:p>
          </table:table-cell>
          <table:table-cell table:style-name="ce58" table:formula="of:=QUOTIENT([.G4];[.G5])&amp;&quot;+&quot;&amp;MOD([.G4];[.G5])&amp;&quot;/&quot;&amp;[.G5]" office:value-type="string" office:string-value="2+4/8" calcext:value-type="string">
            <text:p>2+4/8</text:p>
          </table:table-cell>
          <table:table-cell table:style-name="ce43" table:formula="of:=[.K6]/2" office:value-type="float" office:value="37" calcext:value-type="float">
            <text:p>37</text:p>
          </table:table-cell>
          <table:table-cell table:style-name="ce122" table:formula="of:=[.M6]/[.O6]" office:value-type="float" office:value="9.08" calcext:value-type="float">
            <text:p>9,08</text:p>
          </table:table-cell>
          <table:table-cell/>
          <table:table-cell table:formula="of:=RANK([.X6];[.X1:.X10])+2" office:value-type="float" office:value="11" calcext:value-type="float">
            <text:p>11</text:p>
          </table:table-cell>
          <table:table-cell table:style-name="ce89" table:formula="of:=RAND()" office:value-type="float" office:value="0.396806005204" calcext:value-type="float">
            <text:p>0,396806005204</text:p>
          </table:table-cell>
          <table:table-cell table:formula="of:=RANK([.Z6];[.Z3:.Z8])" office:value-type="float" office:value="1" calcext:value-type="float">
            <text:p>1</text:p>
          </table:table-cell>
          <table:table-cell table:style-name="ce89" table:formula="of:=RAND()" office:value-type="float" office:value="0.858498297173613" calcext:value-type="float">
            <text:p>0,858498297173613</text:p>
          </table:table-cell>
          <table:table-cell table:number-columns-repeated="998"/>
        </table:table-row>
        <table:table-row table:style-name="ro3">
          <table:table-cell table:style-name="ce4" table:formula="of:=CHOOSE([.W7];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6" calcext:value-type="float">
            <text:p>6</text:p>
          </table:table-cell>
          <table:covered-table-cell table:style-name="ce114"/>
          <table:table-cell table:style-name="ce64" table:formula="of:=RANDBETWEEN(2;9)" office:value-type="float" office:value="6" calcext:value-type="float">
            <text:p>6</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5" calcext:value-type="float">
            <text:p>55</text:p>
          </table:table-cell>
          <table:table-cell table:style-name="ce10" office:value-type="string" calcext:value-type="string">
            <text:p>=</text:p>
          </table:table-cell>
          <table:table-cell table:style-name="ce4" table:formula="of:=ROUND(RAND()*CHOOSE(RANDBETWEEN(1;3);10;100;1000);RANDBETWEEN(1;3))" office:value-type="float" office:value="74.7" calcext:value-type="float">
            <text:p>74,7</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7];[$'Aide à la génération'.$A$2:$'Aide à la génération'.$A$11];[$'Aide à la génération'.$B$2:$'Aide à la génération'.$B$11])" office:value-type="string" office:string-value="9×6" calcext:value-type="string">
            <text:p>9×6</text:p>
          </table:table-cell>
          <table:table-cell table:style-name="ce58" table:formula="of:=QUOTIENT([.G6];[.G7])&amp;&quot;+&quot;&amp;MOD([.G6];[.G7])&amp;&quot;/&quot;&amp;[.G7]" office:value-type="string" office:string-value="3+3/6" calcext:value-type="string">
            <text:p>3+3/6</text:p>
          </table:table-cell>
          <table:table-cell table:style-name="ce43" table:formula="of:=[.K7]/2" office:value-type="float" office:value="27.5" calcext:value-type="float">
            <text:p>27,5</text:p>
          </table:table-cell>
          <table:table-cell table:style-name="ce122" table:formula="of:=[.M7]/[.O7]" office:value-type="float" office:value="7.47" calcext:value-type="float">
            <text:p>7,47</text:p>
          </table:table-cell>
          <table:table-cell/>
          <table:table-cell table:formula="of:=RANK([.X7];[.X1:.X10])+2" office:value-type="float" office:value="9" calcext:value-type="float">
            <text:p>9</text:p>
          </table:table-cell>
          <table:table-cell table:style-name="ce89" table:formula="of:=RAND()" office:value-type="float" office:value="0.430430857953918" calcext:value-type="float">
            <text:p>0,430430857953918</text:p>
          </table:table-cell>
          <table:table-cell table:formula="of:=RANK([.Z7];[.Z3:.Z8])" office:value-type="float" office:value="2" calcext:value-type="float">
            <text:p>2</text:p>
          </table:table-cell>
          <table:table-cell table:style-name="ce89" table:formula="of:=RAND()" office:value-type="float" office:value="0.729011452097454" calcext:value-type="float">
            <text:p>0,729011452097454</text:p>
          </table:table-cell>
          <table:table-cell table:number-columns-repeated="998"/>
        </table:table-row>
        <table:table-row table:style-name="ro3">
          <table:table-cell table:style-name="ce4" table:formula="of:=CHOOSE([.W8];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3" calcext:value-type="float">
            <text:p>43</text:p>
          </table:table-cell>
          <table:table-cell table:style-name="ce10" office:value-type="string" calcext:value-type="string">
            <text:p>=</text:p>
          </table:table-cell>
          <table:table-cell table:style-name="ce4" table:formula="of:=ROUND(RAND()*CHOOSE(RANDBETWEEN(1;3);10;100;1000);RANDBETWEEN(1;3))" office:value-type="float" office:value="589" calcext:value-type="float">
            <text:p>589</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8];[$'Aide à la génération'.$A$2:$'Aide à la génération'.$A$11];[$'Aide à la génération'.$B$2:$'Aide à la génération'.$B$11])" office:value-type="string" office:string-value="7×4" calcext:value-type="string">
            <text:p>7×4</text:p>
          </table:table-cell>
          <table:table-cell table:style-name="ce27"/>
          <table:table-cell table:style-name="ce43" table:formula="of:=[.K8]/2" office:value-type="float" office:value="21.5" calcext:value-type="float">
            <text:p>21,5</text:p>
          </table:table-cell>
          <table:table-cell table:style-name="ce122" table:formula="of:=[.M8]/[.O8]" office:value-type="float" office:value="5.89" calcext:value-type="float">
            <text:p>5,89</text:p>
          </table:table-cell>
          <table:table-cell/>
          <table:table-cell table:formula="of:=RANK([.X8];[.X1:.X10])+2" office:value-type="float" office:value="6" calcext:value-type="float">
            <text:p>6</text:p>
          </table:table-cell>
          <table:table-cell table:style-name="ce89" table:formula="of:=RAND()" office:value-type="float" office:value="0.738594998197721" calcext:value-type="float">
            <text:p>0,738594998197721</text:p>
          </table:table-cell>
          <table:table-cell table:formula="of:=RANK([.Z8];[.Z3:.Z8])" office:value-type="float" office:value="3" calcext:value-type="float">
            <text:p>3</text:p>
          </table:table-cell>
          <table:table-cell table:style-name="ce89" table:formula="of:=RAND()" office:value-type="float" office:value="0.678589921650262" calcext:value-type="float">
            <text:p>0,67858992165026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89" table:formula="of:=RAND()" office:value-type="float" office:value="0.805529515739356" calcext:value-type="float">
            <text:p>0,805529515739356</text:p>
          </table:table-cell>
          <table:table-cell table:number-columns-repeated="1000"/>
        </table:table-row>
        <table:table-row table:style-name="ro4">
          <table:table-cell table:number-columns-repeated="22"/>
          <table:table-cell table:formula="of:=RANK([.X10];[.X1:.X10])+2" office:value-type="float" office:value="7" calcext:value-type="float">
            <text:p>7</text:p>
          </table:table-cell>
          <table:table-cell table:style-name="ce89" table:formula="of:=RAND()" office:value-type="float" office:value="0.605860429157919" calcext:value-type="float">
            <text:p>0,605860429157919</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89" table:formula="of:=RAND()" office:value-type="float" office:value="0.289937161611007" calcext:value-type="float">
            <text:p>0,289937161611007</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P$2]" office:value-type="string" office:string-value="v410" calcext:value-type="string">
            <text:p>v41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9" table:formula="of:=RAND()" office:value-type="float" office:value="0.439125488386259" calcext:value-type="float">
            <text:p>0,439125488386259</text:p>
          </table:table-cell>
          <table:table-cell table:number-columns-repeated="100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410" calcext:value-type="string">
            <text:p>v410</text:p>
          </table:table-cell>
          <table:table-cell table:style-name="ce89"/>
          <table:table-cell table:formula="of:=RANK([.X14];[.X12:.X21])+2" office:value-type="float" office:value="5" calcext:value-type="float">
            <text:p>5</text:p>
          </table:table-cell>
          <table:table-cell table:style-name="ce89" table:formula="of:=RAND()" office:value-type="float" office:value="0.744687824095819" calcext:value-type="float">
            <text:p>0,744687824095819</text:p>
          </table:table-cell>
          <table:table-cell table:style-name="ce89" table:formula="of:=RANK([.Z14];[.Z14:.Z19])" office:value-type="float" office:value="1" calcext:value-type="float">
            <text:p>1</text:p>
          </table:table-cell>
          <table:table-cell table:style-name="ce89" table:formula="of:=RAND()" office:value-type="float" office:value="0.88158564274478" calcext:value-type="float">
            <text:p>0,88158564274478</text:p>
          </table:table-cell>
          <table:table-cell table:number-columns-repeated="998"/>
        </table:table-row>
        <table:table-row table:style-name="ro3">
          <table:table-cell table:style-name="ce4" table:formula="of:=CHOOSE([.W15];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19" calcext:value-type="float">
            <text:p>19</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4" calcext:value-type="float">
            <text:p>14</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6.6" calcext:value-type="float">
            <text:p>6,6</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15];[$'Aide à la génération'.$A$2:$'Aide à la génération'.$A$11];[$'Aide à la génération'.$B$2:$'Aide à la génération'.$B$11])" office:value-type="string" office:string-value="8×7" calcext:value-type="string">
            <text:p>8×7</text:p>
          </table:table-cell>
          <table:table-cell table:style-name="ce58" table:formula="of:=QUOTIENT([.E15];[.E16])&amp;&quot;+&quot;&amp;MOD([.E15];[.E16])&amp;&quot;/&quot;&amp;[.E16]" office:value-type="string" office:string-value="2+3/8" calcext:value-type="string">
            <text:p>2+3/8</text:p>
          </table:table-cell>
          <table:table-cell table:style-name="ce43" table:formula="of:=[.K15]/2" office:value-type="float" office:value="4" calcext:value-type="float">
            <text:p>4</text:p>
          </table:table-cell>
          <table:table-cell table:style-name="ce122" table:formula="of:=[.M15]/[.O15]" office:value-type="float" office:value="0.066" calcext:value-type="float">
            <text:p>0,066</text:p>
          </table:table-cell>
          <table:table-cell/>
          <table:table-cell table:formula="of:=RANK([.X15];[.X12:.X21])+2" office:value-type="float" office:value="4" calcext:value-type="float">
            <text:p>4</text:p>
          </table:table-cell>
          <table:table-cell table:style-name="ce89" table:formula="of:=RAND()" office:value-type="float" office:value="0.872653365556201" calcext:value-type="float">
            <text:p>0,872653365556201</text:p>
          </table:table-cell>
          <table:table-cell table:formula="of:=RANK([.Z15];[.Z14:.Z19])" office:value-type="float" office:value="4" calcext:value-type="float">
            <text:p>4</text:p>
          </table:table-cell>
          <table:table-cell table:style-name="ce89" table:formula="of:=RAND()" office:value-type="float" office:value="0.82430622809594" calcext:value-type="float">
            <text:p>0,82430622809594</text:p>
          </table:table-cell>
          <table:table-cell table:number-columns-repeated="998"/>
        </table:table-row>
        <table:table-row table:style-name="ro3">
          <table:table-cell table:style-name="ce4" table:formula="of:=CHOOSE([.W16];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8" calcext:value-type="float">
            <text:p>8</text:p>
          </table:table-cell>
          <table:covered-table-cell table:style-name="ce63"/>
          <table:table-cell table:style-name="ce64" table:formula="of:=RANDBETWEEN(2;9)" office:value-type="float" office:value="8" calcext:value-type="float">
            <text:p>8</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8" calcext:value-type="float">
            <text:p>78</text:p>
          </table:table-cell>
          <table:table-cell table:style-name="ce10" office:value-type="string" calcext:value-type="string">
            <text:p>=</text:p>
          </table:table-cell>
          <table:table-cell table:style-name="ce4" table:formula="of:=ROUND(RAND()*CHOOSE(RANDBETWEEN(1;3);10;100;1000);RANDBETWEEN(1;3))" office:value-type="float" office:value="644.442" calcext:value-type="float">
            <text:p>644,442</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16];[$'Aide à la génération'.$A$2:$'Aide à la génération'.$A$11];[$'Aide à la génération'.$B$2:$'Aide à la génération'.$B$11])" office:value-type="string" office:string-value="9×6" calcext:value-type="string">
            <text:p>9×6</text:p>
          </table:table-cell>
          <table:table-cell table:style-name="ce58" table:formula="of:=QUOTIENT([.E17];[.E18])&amp;&quot;+&quot;&amp;MOD([.E17];[.E18])&amp;&quot;/&quot;&amp;[.E18]" office:value-type="string" office:string-value="5+1/4" calcext:value-type="string">
            <text:p>5+1/4</text:p>
          </table:table-cell>
          <table:table-cell table:style-name="ce43" table:formula="of:=[.K16]/2" office:value-type="float" office:value="39" calcext:value-type="float">
            <text:p>39</text:p>
          </table:table-cell>
          <table:table-cell table:style-name="ce122" table:formula="of:=[.M16]/[.O16]" office:value-type="float" office:value="64.4442" calcext:value-type="float">
            <text:p>64,4442</text:p>
          </table:table-cell>
          <table:table-cell/>
          <table:table-cell table:formula="of:=RANK([.X16];[.X12:.X21])+2" office:value-type="float" office:value="9" calcext:value-type="float">
            <text:p>9</text:p>
          </table:table-cell>
          <table:table-cell table:style-name="ce89" table:formula="of:=RAND()" office:value-type="float" office:value="0.265780524473587" calcext:value-type="float">
            <text:p>0,265780524473587</text:p>
          </table:table-cell>
          <table:table-cell table:formula="of:=RANK([.Z16];[.Z14:.Z19])" office:value-type="float" office:value="2" calcext:value-type="float">
            <text:p>2</text:p>
          </table:table-cell>
          <table:table-cell table:style-name="ce89" table:formula="of:=RAND()" office:value-type="float" office:value="0.879443323706106" calcext:value-type="float">
            <text:p>0,879443323706106</text:p>
          </table:table-cell>
          <table:table-cell table:number-columns-repeated="998"/>
        </table:table-row>
        <table:table-row table:style-name="ro3">
          <table:table-cell table:style-name="ce4" table:formula="of:=CHOOSE([.W17];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1" calcext:value-type="float">
            <text:p>21</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30" calcext:value-type="float">
            <text:p>30</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8" calcext:value-type="float">
            <text:p>28</text:p>
          </table:table-cell>
          <table:table-cell table:style-name="ce10" office:value-type="string" calcext:value-type="string">
            <text:p>=</text:p>
          </table:table-cell>
          <table:table-cell table:style-name="ce4" table:formula="of:=ROUND(RAND()*CHOOSE(RANDBETWEEN(1;3);10;100;1000);RANDBETWEEN(1;3))" office:value-type="float" office:value="70.53" calcext:value-type="float">
            <text:p>70,53</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17];[$'Aide à la génération'.$A$2:$'Aide à la génération'.$A$11];[$'Aide à la génération'.$B$2:$'Aide à la génération'.$B$11])" office:value-type="string" office:string-value="8×4" calcext:value-type="string">
            <text:p>8×4</text:p>
          </table:table-cell>
          <table:table-cell table:style-name="ce58" table:formula="of:=QUOTIENT([.G15];[.G16])&amp;&quot;+&quot;&amp;MOD([.G15];[.G16])&amp;&quot;/&quot;&amp;[.G16]" office:value-type="string" office:string-value="1+6/8" calcext:value-type="string">
            <text:p>1+6/8</text:p>
          </table:table-cell>
          <table:table-cell table:style-name="ce43" table:formula="of:=[.K17]/2" office:value-type="float" office:value="14" calcext:value-type="float">
            <text:p>14</text:p>
          </table:table-cell>
          <table:table-cell table:style-name="ce122" table:formula="of:=[.M17]/[.O17]" office:value-type="float" office:value="0.07053" calcext:value-type="float">
            <text:p>0,07053</text:p>
          </table:table-cell>
          <table:table-cell/>
          <table:table-cell table:formula="of:=RANK([.X17];[.X12:.X21])+2" office:value-type="float" office:value="10" calcext:value-type="float">
            <text:p>10</text:p>
          </table:table-cell>
          <table:table-cell table:style-name="ce89" table:formula="of:=RAND()" office:value-type="float" office:value="0.259959827748027" calcext:value-type="float">
            <text:p>0,259959827748027</text:p>
          </table:table-cell>
          <table:table-cell table:formula="of:=RANK([.Z17];[.Z14:.Z19])" office:value-type="float" office:value="6" calcext:value-type="float">
            <text:p>6</text:p>
          </table:table-cell>
          <table:table-cell table:style-name="ce89" table:formula="of:=RAND()" office:value-type="float" office:value="0.0639082277394755" calcext:value-type="float">
            <text:p>0,0639082277394755</text:p>
          </table:table-cell>
          <table:table-cell table:number-columns-repeated="998"/>
        </table:table-row>
        <table:table-row table:style-name="ro3">
          <table:table-cell table:style-name="ce4" table:formula="of:=CHOOSE([.W18];0;0;35;56;64;28;42;63;54;32;72;49)" office:value-type="float" office:value="72" calcext:value-type="float">
            <text:p>7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4" calcext:value-type="float">
            <text:p>4</text:p>
          </table:table-cell>
          <table:covered-table-cell table:style-name="ce114"/>
          <table:table-cell table:style-name="ce64" table:formula="of:=RANDBETWEEN(2;9)" office:value-type="float" office:value="6" calcext:value-type="float">
            <text:p>6</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27.55" calcext:value-type="float">
            <text:p>27,55</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18];[$'Aide à la génération'.$A$2:$'Aide à la génération'.$A$11];[$'Aide à la génération'.$B$2:$'Aide à la génération'.$B$11])" office:value-type="string" office:string-value="9×8" calcext:value-type="string">
            <text:p>9×8</text:p>
          </table:table-cell>
          <table:table-cell table:style-name="ce58" table:formula="of:=QUOTIENT([.G17];[.G18])&amp;&quot;+&quot;&amp;MOD([.G17];[.G18])&amp;&quot;/&quot;&amp;[.G18]" office:value-type="string" office:string-value="5+0/6" calcext:value-type="string">
            <text:p>5+0/6</text:p>
          </table:table-cell>
          <table:table-cell table:style-name="ce43" table:formula="of:=[.K18]/2" office:value-type="float" office:value="1.5" calcext:value-type="float">
            <text:p>1,5</text:p>
          </table:table-cell>
          <table:table-cell table:style-name="ce122" table:formula="of:=[.M18]/[.O18]" office:value-type="float" office:value="0.02755" calcext:value-type="float">
            <text:p>0,02755</text:p>
          </table:table-cell>
          <table:table-cell/>
          <table:table-cell table:formula="of:=RANK([.X18];[.X12:.X21])+2" office:value-type="float" office:value="11" calcext:value-type="float">
            <text:p>11</text:p>
          </table:table-cell>
          <table:table-cell table:style-name="ce89" table:formula="of:=RAND()" office:value-type="float" office:value="0.170924871371369" calcext:value-type="float">
            <text:p>0,170924871371369</text:p>
          </table:table-cell>
          <table:table-cell table:formula="of:=RANK([.Z18];[.Z14:.Z19])" office:value-type="float" office:value="5" calcext:value-type="float">
            <text:p>5</text:p>
          </table:table-cell>
          <table:table-cell table:style-name="ce89" table:formula="of:=RAND()" office:value-type="float" office:value="0.447445932459146" calcext:value-type="float">
            <text:p>0,447445932459146</text:p>
          </table:table-cell>
          <table:table-cell table:number-columns-repeated="998"/>
        </table:table-row>
        <table:table-row table:style-name="ro3">
          <table:table-cell table:style-name="ce4" table:formula="of:=CHOOSE([.W19];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2" calcext:value-type="float">
            <text:p>72</text:p>
          </table:table-cell>
          <table:table-cell table:style-name="ce10" office:value-type="string" calcext:value-type="string">
            <text:p>=</text:p>
          </table:table-cell>
          <table:table-cell table:style-name="ce4" table:formula="of:=ROUND(RAND()*CHOOSE(RANDBETWEEN(1;3);10;100;1000);RANDBETWEEN(1;3))" office:value-type="float" office:value="8.419" calcext:value-type="float">
            <text:p>8,419</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19];[$'Aide à la génération'.$A$2:$'Aide à la génération'.$A$11];[$'Aide à la génération'.$B$2:$'Aide à la génération'.$B$11])" office:value-type="string" office:string-value="7×5" calcext:value-type="string">
            <text:p>7×5</text:p>
          </table:table-cell>
          <table:table-cell table:style-name="ce27"/>
          <table:table-cell table:style-name="ce43" table:formula="of:=[.K19]/2" office:value-type="float" office:value="36" calcext:value-type="float">
            <text:p>36</text:p>
          </table:table-cell>
          <table:table-cell table:style-name="ce122" table:formula="of:=[.M19]/[.O19]" office:value-type="float" office:value="0.08419" calcext:value-type="float">
            <text:p>0,08419</text:p>
          </table:table-cell>
          <table:table-cell/>
          <table:table-cell table:formula="of:=RANK([.X19];[.X12:.X21])+2" office:value-type="float" office:value="3" calcext:value-type="float">
            <text:p>3</text:p>
          </table:table-cell>
          <table:table-cell table:style-name="ce89" table:formula="of:=RAND()" office:value-type="float" office:value="0.984726880022515" calcext:value-type="float">
            <text:p>0,984726880022515</text:p>
          </table:table-cell>
          <table:table-cell table:formula="of:=RANK([.Z19];[.Z14:.Z19])" office:value-type="float" office:value="3" calcext:value-type="float">
            <text:p>3</text:p>
          </table:table-cell>
          <table:table-cell table:style-name="ce89" table:formula="of:=RAND()" office:value-type="float" office:value="0.85283157724754" calcext:value-type="float">
            <text:p>0,8528315772475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2" calcext:value-type="float">
            <text:p>12</text:p>
          </table:table-cell>
          <table:table-cell table:style-name="ce89" table:formula="of:=RAND()" office:value-type="float" office:value="0.0975388652548038" calcext:value-type="float">
            <text:p>0,0975388652548038</text:p>
          </table:table-cell>
          <table:table-cell table:number-columns-repeated="1000"/>
        </table:table-row>
        <table:table-row table:style-name="ro4">
          <table:table-cell table:number-columns-repeated="22"/>
          <table:table-cell table:formula="of:=RANK([.X21];[.X12:.X21])+2" office:value-type="float" office:value="7" calcext:value-type="float">
            <text:p>7</text:p>
          </table:table-cell>
          <table:table-cell table:style-name="ce89" table:formula="of:=RAND()" office:value-type="float" office:value="0.344350429915938" calcext:value-type="float">
            <text:p>0,344350429915938</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89" table:formula="of:=RAND()" office:value-type="float" office:value="0.941933428725819" calcext:value-type="float">
            <text:p>0,941933428725819</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P$2]" office:value-type="string" office:string-value="v410" calcext:value-type="string">
            <text:p>v41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4];[.X23:.X32])+2" office:value-type="float" office:value="12" calcext:value-type="float">
            <text:p>12</text:p>
          </table:table-cell>
          <table:table-cell table:style-name="ce89" table:formula="of:=RAND()" office:value-type="float" office:value="0.149560187537826" calcext:value-type="float">
            <text:p>0,149560187537826</text:p>
          </table:table-cell>
          <table:table-cell table:number-columns-repeated="100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410" calcext:value-type="string">
            <text:p>v410</text:p>
          </table:table-cell>
          <table:table-cell table:style-name="ce89"/>
          <table:table-cell table:formula="of:=RANK([.X25];[.X23:.X32])+2" office:value-type="float" office:value="5" calcext:value-type="float">
            <text:p>5</text:p>
          </table:table-cell>
          <table:table-cell table:style-name="ce89" table:formula="of:=RAND()" office:value-type="float" office:value="0.818489518570337" calcext:value-type="float">
            <text:p>0,818489518570337</text:p>
          </table:table-cell>
          <table:table-cell table:style-name="ce89" table:formula="of:=RANK([.Z25];[.Z25:.Z30])" office:value-type="float" office:value="2" calcext:value-type="float">
            <text:p>2</text:p>
          </table:table-cell>
          <table:table-cell table:style-name="ce89" table:formula="of:=RAND()" office:value-type="float" office:value="0.898915840712966" calcext:value-type="float">
            <text:p>0,898915840712966</text:p>
          </table:table-cell>
          <table:table-cell table:number-columns-repeated="998"/>
        </table:table-row>
        <table:table-row table:style-name="ro3">
          <table:table-cell table:style-name="ce4" table:formula="of:=CHOOSE([.W26];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2" calcext:value-type="float">
            <text:p>22</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1" calcext:value-type="float">
            <text:p>21</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6" calcext:value-type="float">
            <text:p>16</text:p>
          </table:table-cell>
          <table:table-cell table:style-name="ce10" office:value-type="string" calcext:value-type="string">
            <text:p>=</text:p>
          </table:table-cell>
          <table:table-cell table:style-name="ce4" table:formula="of:=ROUND(RAND()*CHOOSE(RANDBETWEEN(1;3);10;100;1000);RANDBETWEEN(1;3))" office:value-type="float" office:value="33.382" calcext:value-type="float">
            <text:p>33,382</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26];[$'Aide à la génération'.$A$2:$'Aide à la génération'.$A$11];[$'Aide à la génération'.$B$2:$'Aide à la génération'.$B$11])" office:value-type="string" office:string-value="9×7" calcext:value-type="string">
            <text:p>9×7</text:p>
          </table:table-cell>
          <table:table-cell table:style-name="ce58" table:formula="of:=QUOTIENT([.E26];[.E27])&amp;&quot;+&quot;&amp;MOD([.E26];[.E27])&amp;&quot;/&quot;&amp;[.E27]" office:value-type="string" office:string-value="4+2/5" calcext:value-type="string">
            <text:p>4+2/5</text:p>
          </table:table-cell>
          <table:table-cell table:style-name="ce43" table:formula="of:=[.K26]/2" office:value-type="float" office:value="8" calcext:value-type="float">
            <text:p>8</text:p>
          </table:table-cell>
          <table:table-cell table:style-name="ce122" table:formula="of:=[.M26]/[.O26]" office:value-type="float" office:value="0.033382" calcext:value-type="float">
            <text:p>0,033382</text:p>
          </table:table-cell>
          <table:table-cell/>
          <table:table-cell table:formula="of:=RANK([.X26];[.X23:.X32])+2" office:value-type="float" office:value="8" calcext:value-type="float">
            <text:p>8</text:p>
          </table:table-cell>
          <table:table-cell table:style-name="ce89" table:formula="of:=RAND()" office:value-type="float" office:value="0.511977157309359" calcext:value-type="float">
            <text:p>0,511977157309359</text:p>
          </table:table-cell>
          <table:table-cell table:formula="of:=RANK([.Z26];[.Z25:.Z30])" office:value-type="float" office:value="5" calcext:value-type="float">
            <text:p>5</text:p>
          </table:table-cell>
          <table:table-cell table:style-name="ce89" table:formula="of:=RAND()" office:value-type="float" office:value="0.343866966094078" calcext:value-type="float">
            <text:p>0,343866966094078</text:p>
          </table:table-cell>
          <table:table-cell table:number-columns-repeated="998"/>
        </table:table-row>
        <table:table-row table:style-name="ro3">
          <table:table-cell table:style-name="ce4" table:formula="of:=CHOOSE([.W27];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5" calcext:value-type="float">
            <text:p>5</text:p>
          </table:table-cell>
          <table:covered-table-cell table:style-name="ce63"/>
          <table:table-cell table:style-name="ce64" table:formula="of:=RANDBETWEEN(2;9)" office:value-type="float" office:value="4" calcext:value-type="float">
            <text:p>4</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6" calcext:value-type="float">
            <text:p>86</text:p>
          </table:table-cell>
          <table:table-cell table:style-name="ce10" office:value-type="string" calcext:value-type="string">
            <text:p>=</text:p>
          </table:table-cell>
          <table:table-cell table:style-name="ce4" table:formula="of:=ROUND(RAND()*CHOOSE(RANDBETWEEN(1;3);10;100;1000);RANDBETWEEN(1;3))" office:value-type="float" office:value="647.7" calcext:value-type="float">
            <text:p>647,7</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27];[$'Aide à la génération'.$A$2:$'Aide à la génération'.$A$11];[$'Aide à la génération'.$B$2:$'Aide à la génération'.$B$11])" office:value-type="string" office:string-value="9×6" calcext:value-type="string">
            <text:p>9×6</text:p>
          </table:table-cell>
          <table:table-cell table:style-name="ce58" table:formula="of:=QUOTIENT([.E28];[.E29])&amp;&quot;+&quot;&amp;MOD([.E28];[.E29])&amp;&quot;/&quot;&amp;[.E29]" office:value-type="string" office:string-value="3+3/9" calcext:value-type="string">
            <text:p>3+3/9</text:p>
          </table:table-cell>
          <table:table-cell table:style-name="ce43" table:formula="of:=[.K27]/2" office:value-type="float" office:value="43" calcext:value-type="float">
            <text:p>43</text:p>
          </table:table-cell>
          <table:table-cell table:style-name="ce122" table:formula="of:=[.M27]/[.O27]" office:value-type="float" office:value="6.477" calcext:value-type="float">
            <text:p>6,477</text:p>
          </table:table-cell>
          <table:table-cell/>
          <table:table-cell table:formula="of:=RANK([.X27];[.X23:.X32])+2" office:value-type="float" office:value="9" calcext:value-type="float">
            <text:p>9</text:p>
          </table:table-cell>
          <table:table-cell table:style-name="ce89" table:formula="of:=RAND()" office:value-type="float" office:value="0.237171553684978" calcext:value-type="float">
            <text:p>0,237171553684978</text:p>
          </table:table-cell>
          <table:table-cell table:formula="of:=RANK([.Z27];[.Z25:.Z30])" office:value-type="float" office:value="4" calcext:value-type="float">
            <text:p>4</text:p>
          </table:table-cell>
          <table:table-cell table:style-name="ce89" table:formula="of:=RAND()" office:value-type="float" office:value="0.475824764910273" calcext:value-type="float">
            <text:p>0,475824764910273</text:p>
          </table:table-cell>
          <table:table-cell table:number-columns-repeated="998"/>
        </table:table-row>
        <table:table-row table:style-name="ro3">
          <table:table-cell table:style-name="ce4" table:formula="of:=CHOOSE([.W28];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30" calcext:value-type="float">
            <text:p>30</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1" calcext:value-type="float">
            <text:p>11</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 calcext:value-type="float">
            <text:p>1</text:p>
          </table:table-cell>
          <table:table-cell table:style-name="ce10" office:value-type="string" calcext:value-type="string">
            <text:p>=</text:p>
          </table:table-cell>
          <table:table-cell table:style-name="ce4" table:formula="of:=ROUND(RAND()*CHOOSE(RANDBETWEEN(1;3);10;100;1000);RANDBETWEEN(1;3))" office:value-type="float" office:value="1.254" calcext:value-type="float">
            <text:p>1,254</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28];[$'Aide à la génération'.$A$2:$'Aide à la génération'.$A$11];[$'Aide à la génération'.$B$2:$'Aide à la génération'.$B$11])" office:value-type="string" office:string-value="7×4" calcext:value-type="string">
            <text:p>7×4</text:p>
          </table:table-cell>
          <table:table-cell table:style-name="ce58" table:formula="of:=QUOTIENT([.G26];[.G27])&amp;&quot;+&quot;&amp;MOD([.G26];[.G27])&amp;&quot;/&quot;&amp;[.G27]" office:value-type="string" office:string-value="5+1/4" calcext:value-type="string">
            <text:p>5+1/4</text:p>
          </table:table-cell>
          <table:table-cell table:style-name="ce43" table:formula="of:=[.K28]/2" office:value-type="float" office:value="0.5" calcext:value-type="float">
            <text:p>0,5</text:p>
          </table:table-cell>
          <table:table-cell table:style-name="ce122" table:formula="of:=[.M28]/[.O28]" office:value-type="float" office:value="0.001254" calcext:value-type="float">
            <text:p>0,001254</text:p>
          </table:table-cell>
          <table:table-cell/>
          <table:table-cell table:formula="of:=RANK([.X28];[.X23:.X32])+2" office:value-type="float" office:value="6" calcext:value-type="float">
            <text:p>6</text:p>
          </table:table-cell>
          <table:table-cell table:style-name="ce89" table:formula="of:=RAND()" office:value-type="float" office:value="0.69881260787252" calcext:value-type="float">
            <text:p>0,69881260787252</text:p>
          </table:table-cell>
          <table:table-cell table:formula="of:=RANK([.Z28];[.Z25:.Z30])" office:value-type="float" office:value="6" calcext:value-type="float">
            <text:p>6</text:p>
          </table:table-cell>
          <table:table-cell table:style-name="ce89" table:formula="of:=RAND()" office:value-type="float" office:value="0.0824121642859717" calcext:value-type="float">
            <text:p>0,0824121642859717</text:p>
          </table:table-cell>
          <table:table-cell table:number-columns-repeated="998"/>
        </table:table-row>
        <table:table-row table:style-name="ro3">
          <table:table-cell table:style-name="ce4" table:formula="of:=CHOOSE([.W29];0;0;35;56;64;28;42;63;54;32;72;49)" office:value-type="float" office:value="42" calcext:value-type="float">
            <text:p>4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9" calcext:value-type="float">
            <text:p>9</text:p>
          </table:table-cell>
          <table:covered-table-cell table:style-name="ce114"/>
          <table:table-cell table:style-name="ce64" table:formula="of:=RANDBETWEEN(2;9)" office:value-type="float" office:value="2" calcext:value-type="float">
            <text:p>2</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2" calcext:value-type="float">
            <text:p>7,2</text:p>
          </table:table-cell>
          <table:table-cell table:style-name="ce10" office:value-type="string" calcext:value-type="string">
            <text:p>=</text:p>
          </table:table-cell>
          <table:table-cell table:style-name="ce4" table:formula="of:=ROUND(RAND()*CHOOSE(RANDBETWEEN(1;3);10;100;1000);RANDBETWEEN(1;3))" office:value-type="float" office:value="654.51" calcext:value-type="float">
            <text:p>654,51</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29];[$'Aide à la génération'.$A$2:$'Aide à la génération'.$A$11];[$'Aide à la génération'.$B$2:$'Aide à la génération'.$B$11])" office:value-type="string" office:string-value="7×6" calcext:value-type="string">
            <text:p>7×6</text:p>
          </table:table-cell>
          <table:table-cell table:style-name="ce58" table:formula="of:=QUOTIENT([.G28];[.G29])&amp;&quot;+&quot;&amp;MOD([.G28];[.G29])&amp;&quot;/&quot;&amp;[.G29]" office:value-type="string" office:string-value="5+1/2" calcext:value-type="string">
            <text:p>5+1/2</text:p>
          </table:table-cell>
          <table:table-cell table:style-name="ce43" table:formula="of:=[.K29]/2" office:value-type="float" office:value="3.6" calcext:value-type="float">
            <text:p>3,6</text:p>
          </table:table-cell>
          <table:table-cell table:style-name="ce122" table:formula="of:=[.M29]/[.O29]" office:value-type="float" office:value="65.451" calcext:value-type="float">
            <text:p>65,451</text:p>
          </table:table-cell>
          <table:table-cell/>
          <table:table-cell table:formula="of:=RANK([.X29];[.X23:.X32])+2" office:value-type="float" office:value="7" calcext:value-type="float">
            <text:p>7</text:p>
          </table:table-cell>
          <table:table-cell table:style-name="ce89" table:formula="of:=RAND()" office:value-type="float" office:value="0.563011933020715" calcext:value-type="float">
            <text:p>0,563011933020715</text:p>
          </table:table-cell>
          <table:table-cell table:formula="of:=RANK([.Z29];[.Z25:.Z30])" office:value-type="float" office:value="1" calcext:value-type="float">
            <text:p>1</text:p>
          </table:table-cell>
          <table:table-cell table:style-name="ce89" table:formula="of:=RAND()" office:value-type="float" office:value="0.900236464226707" calcext:value-type="float">
            <text:p>0,900236464226707</text:p>
          </table:table-cell>
          <table:table-cell table:number-columns-repeated="998"/>
        </table:table-row>
        <table:table-row table:style-name="ro3">
          <table:table-cell table:style-name="ce4" table:formula="of:=CHOOSE([.W30];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7" calcext:value-type="float">
            <text:p>8,7</text:p>
          </table:table-cell>
          <table:table-cell table:style-name="ce10" office:value-type="string" calcext:value-type="string">
            <text:p>=</text:p>
          </table:table-cell>
          <table:table-cell table:style-name="ce4" table:formula="of:=ROUND(RAND()*CHOOSE(RANDBETWEEN(1;3);10;100;1000);RANDBETWEEN(1;3))" office:value-type="float" office:value="4.2" calcext:value-type="float">
            <text:p>4,2</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30];[$'Aide à la génération'.$A$2:$'Aide à la génération'.$A$11];[$'Aide à la génération'.$B$2:$'Aide à la génération'.$B$11])" office:value-type="string" office:string-value="9×8" calcext:value-type="string">
            <text:p>9×8</text:p>
          </table:table-cell>
          <table:table-cell table:style-name="ce27"/>
          <table:table-cell table:style-name="ce43" table:formula="of:=[.K30]/2" office:value-type="float" office:value="4.35" calcext:value-type="float">
            <text:p>4,35</text:p>
          </table:table-cell>
          <table:table-cell table:style-name="ce122" table:formula="of:=[.M30]/[.O30]" office:value-type="float" office:value="0.042" calcext:value-type="float">
            <text:p>0,042</text:p>
          </table:table-cell>
          <table:table-cell/>
          <table:table-cell table:formula="of:=RANK([.X30];[.X23:.X32])+2" office:value-type="float" office:value="11" calcext:value-type="float">
            <text:p>11</text:p>
          </table:table-cell>
          <table:table-cell table:style-name="ce89" table:formula="of:=RAND()" office:value-type="float" office:value="0.178772262167121" calcext:value-type="float">
            <text:p>0,178772262167121</text:p>
          </table:table-cell>
          <table:table-cell table:formula="of:=RANK([.Z30];[.Z25:.Z30])" office:value-type="float" office:value="3" calcext:value-type="float">
            <text:p>3</text:p>
          </table:table-cell>
          <table:table-cell table:style-name="ce89" table:formula="of:=RAND()" office:value-type="float" office:value="0.573428752483543" calcext:value-type="float">
            <text:p>0,573428752483543</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0" calcext:value-type="float">
            <text:p>10</text:p>
          </table:table-cell>
          <table:table-cell table:style-name="ce89" table:formula="of:=RAND()" office:value-type="float" office:value="0.230535234495119" calcext:value-type="float">
            <text:p>0,230535234495119</text:p>
          </table:table-cell>
          <table:table-cell table:number-columns-repeated="1000"/>
        </table:table-row>
        <table:table-row table:style-name="ro4">
          <table:table-cell table:number-columns-repeated="22"/>
          <table:table-cell table:formula="of:=RANK([.X32];[.X23:.X32])+2" office:value-type="float" office:value="3" calcext:value-type="float">
            <text:p>3</text:p>
          </table:table-cell>
          <table:table-cell table:style-name="ce89" table:formula="of:=RAND()" office:value-type="float" office:value="0.960625853597788" calcext:value-type="float">
            <text:p>0,960625853597788</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9" table:formula="of:=RAND()" office:value-type="float" office:value="0.724247678058946" calcext:value-type="float">
            <text:p>0,724247678058946</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P$2]" office:value-type="string" office:string-value="v410" calcext:value-type="string">
            <text:p>v41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35];[.X34:.X43])+2" office:value-type="float" office:value="5" calcext:value-type="float">
            <text:p>5</text:p>
          </table:table-cell>
          <table:table-cell table:style-name="ce89" table:formula="of:=RAND()" office:value-type="float" office:value="0.678801767213066" calcext:value-type="float">
            <text:p>0,678801767213066</text:p>
          </table:table-cell>
          <table:table-cell table:number-columns-repeated="100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410" calcext:value-type="string">
            <text:p>v410</text:p>
          </table:table-cell>
          <table:table-cell table:style-name="ce89"/>
          <table:table-cell table:formula="of:=RANK([.X36];[.X34:.X43])+2" office:value-type="float" office:value="12" calcext:value-type="float">
            <text:p>12</text:p>
          </table:table-cell>
          <table:table-cell table:style-name="ce89" table:formula="of:=RAND()" office:value-type="float" office:value="0.0977106662621285" calcext:value-type="float">
            <text:p>0,0977106662621285</text:p>
          </table:table-cell>
          <table:table-cell table:style-name="ce89" table:formula="of:=RANK([.Z36];[.Z36:.Z41])" office:value-type="float" office:value="1" calcext:value-type="float">
            <text:p>1</text:p>
          </table:table-cell>
          <table:table-cell table:style-name="ce89" table:formula="of:=RAND()" office:value-type="float" office:value="0.895192618148512" calcext:value-type="float">
            <text:p>0,895192618148512</text:p>
          </table:table-cell>
          <table:table-cell table:number-columns-repeated="998"/>
        </table:table-row>
        <table:table-row table:style-name="ro3">
          <table:table-cell table:style-name="ce4" table:formula="of:=CHOOSE([.W37];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18" calcext:value-type="float">
            <text:p>18</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7" calcext:value-type="float">
            <text:p>17</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7" calcext:value-type="float">
            <text:p>5,7</text:p>
          </table:table-cell>
          <table:table-cell table:style-name="ce10" office:value-type="string" calcext:value-type="string">
            <text:p>=</text:p>
          </table:table-cell>
          <table:table-cell table:style-name="ce4" table:formula="of:=ROUND(RAND()*CHOOSE(RANDBETWEEN(1;3);10;100;1000);RANDBETWEEN(1;3))" office:value-type="float" office:value="8.7" calcext:value-type="float">
            <text:p>8,7</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37];[$'Aide à la génération'.$A$2:$'Aide à la génération'.$A$11];[$'Aide à la génération'.$B$2:$'Aide à la génération'.$B$11])" office:value-type="string" office:string-value="7×4" calcext:value-type="string">
            <text:p>7×4</text:p>
          </table:table-cell>
          <table:table-cell table:style-name="ce58" table:formula="of:=QUOTIENT([.E37];[.E38])&amp;&quot;+&quot;&amp;MOD([.E37];[.E38])&amp;&quot;/&quot;&amp;[.E38]" office:value-type="string" office:string-value="3+0/6" calcext:value-type="string">
            <text:p>3+0/6</text:p>
          </table:table-cell>
          <table:table-cell table:style-name="ce43" table:formula="of:=[.K37]/2" office:value-type="float" office:value="2.85" calcext:value-type="float">
            <text:p>2,85</text:p>
          </table:table-cell>
          <table:table-cell table:style-name="ce122" table:formula="of:=[.M37]/[.O37]" office:value-type="float" office:value="0.0087" calcext:value-type="float">
            <text:p>0,0087</text:p>
          </table:table-cell>
          <table:table-cell/>
          <table:table-cell table:formula="of:=RANK([.X37];[.X34:.X43])+2" office:value-type="float" office:value="6" calcext:value-type="float">
            <text:p>6</text:p>
          </table:table-cell>
          <table:table-cell table:style-name="ce89" table:formula="of:=RAND()" office:value-type="float" office:value="0.671859729675541" calcext:value-type="float">
            <text:p>0,671859729675541</text:p>
          </table:table-cell>
          <table:table-cell table:formula="of:=RANK([.Z37];[.Z36:.Z41])" office:value-type="float" office:value="6" calcext:value-type="float">
            <text:p>6</text:p>
          </table:table-cell>
          <table:table-cell table:style-name="ce89" table:formula="of:=RAND()" office:value-type="float" office:value="0.123144832968813" calcext:value-type="float">
            <text:p>0,123144832968813</text:p>
          </table:table-cell>
          <table:table-cell table:number-columns-repeated="998"/>
        </table:table-row>
        <table:table-row table:style-name="ro3">
          <table:table-cell table:style-name="ce4" table:formula="of:=CHOOSE([.W38];0;0;35;56;64;28;42;63;54;32;72;49)" office:value-type="float" office:value="63" calcext:value-type="float">
            <text:p>63</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6" calcext:value-type="float">
            <text:p>6</text:p>
          </table:table-cell>
          <table:covered-table-cell table:style-name="ce63"/>
          <table:table-cell table:style-name="ce64" table:formula="of:=RANDBETWEEN(2;9)" office:value-type="float" office:value="7" calcext:value-type="float">
            <text:p>7</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7" calcext:value-type="float">
            <text:p>8,7</text:p>
          </table:table-cell>
          <table:table-cell table:style-name="ce10" office:value-type="string" calcext:value-type="string">
            <text:p>=</text:p>
          </table:table-cell>
          <table:table-cell table:style-name="ce4" table:formula="of:=ROUND(RAND()*CHOOSE(RANDBETWEEN(1;3);10;100;1000);RANDBETWEEN(1;3))" office:value-type="float" office:value="3.154" calcext:value-type="float">
            <text:p>3,154</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38];[$'Aide à la génération'.$A$2:$'Aide à la génération'.$A$11];[$'Aide à la génération'.$B$2:$'Aide à la génération'.$B$11])" office:value-type="string" office:string-value="9×7" calcext:value-type="string">
            <text:p>9×7</text:p>
          </table:table-cell>
          <table:table-cell table:style-name="ce58" table:formula="of:=QUOTIENT([.E39];[.E40])&amp;&quot;+&quot;&amp;MOD([.E39];[.E40])&amp;&quot;/&quot;&amp;[.E40]" office:value-type="string" office:string-value="2+2/8" calcext:value-type="string">
            <text:p>2+2/8</text:p>
          </table:table-cell>
          <table:table-cell table:style-name="ce43" table:formula="of:=[.K38]/2" office:value-type="float" office:value="4.35" calcext:value-type="float">
            <text:p>4,35</text:p>
          </table:table-cell>
          <table:table-cell table:style-name="ce122" table:formula="of:=[.M38]/[.O38]" office:value-type="float" office:value="0.03154" calcext:value-type="float">
            <text:p>0,03154</text:p>
          </table:table-cell>
          <table:table-cell/>
          <table:table-cell table:formula="of:=RANK([.X38];[.X34:.X43])+2" office:value-type="float" office:value="8" calcext:value-type="float">
            <text:p>8</text:p>
          </table:table-cell>
          <table:table-cell table:style-name="ce89" table:formula="of:=RAND()" office:value-type="float" office:value="0.505543101844028" calcext:value-type="float">
            <text:p>0,505543101844028</text:p>
          </table:table-cell>
          <table:table-cell table:formula="of:=RANK([.Z38];[.Z36:.Z41])" office:value-type="float" office:value="3" calcext:value-type="float">
            <text:p>3</text:p>
          </table:table-cell>
          <table:table-cell table:style-name="ce89" table:formula="of:=RAND()" office:value-type="float" office:value="0.538056404177194" calcext:value-type="float">
            <text:p>0,538056404177194</text:p>
          </table:table-cell>
          <table:table-cell table:number-columns-repeated="998"/>
        </table:table-row>
        <table:table-row table:style-name="ro3">
          <table:table-cell table:style-name="ce4" table:formula="of:=CHOOSE([.W39];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18" calcext:value-type="float">
            <text:p>18</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4" calcext:value-type="float">
            <text:p>24</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1" calcext:value-type="float">
            <text:p>2,1</text:p>
          </table:table-cell>
          <table:table-cell table:style-name="ce10" office:value-type="string" calcext:value-type="string">
            <text:p>=</text:p>
          </table:table-cell>
          <table:table-cell table:style-name="ce4" table:formula="of:=ROUND(RAND()*CHOOSE(RANDBETWEEN(1;3);10;100;1000);RANDBETWEEN(1;3))" office:value-type="float" office:value="5.1" calcext:value-type="float">
            <text:p>5,1</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39];[$'Aide à la génération'.$A$2:$'Aide à la génération'.$A$11];[$'Aide à la génération'.$B$2:$'Aide à la génération'.$B$11])" office:value-type="string" office:string-value="9×8" calcext:value-type="string">
            <text:p>9×8</text:p>
          </table:table-cell>
          <table:table-cell table:style-name="ce58" table:formula="of:=QUOTIENT([.G37];[.G38])&amp;&quot;+&quot;&amp;MOD([.G37];[.G38])&amp;&quot;/&quot;&amp;[.G38]" office:value-type="string" office:string-value="2+3/7" calcext:value-type="string">
            <text:p>2+3/7</text:p>
          </table:table-cell>
          <table:table-cell table:style-name="ce43" table:formula="of:=[.K39]/2" office:value-type="float" office:value="1.05" calcext:value-type="float">
            <text:p>1,05</text:p>
          </table:table-cell>
          <table:table-cell table:style-name="ce122" table:formula="of:=[.M39]/[.O39]" office:value-type="float" office:value="0.0051" calcext:value-type="float">
            <text:p>0,0051</text:p>
          </table:table-cell>
          <table:table-cell/>
          <table:table-cell table:formula="of:=RANK([.X39];[.X34:.X43])+2" office:value-type="float" office:value="11" calcext:value-type="float">
            <text:p>11</text:p>
          </table:table-cell>
          <table:table-cell table:style-name="ce89" table:formula="of:=RAND()" office:value-type="float" office:value="0.203150915394802" calcext:value-type="float">
            <text:p>0,203150915394802</text:p>
          </table:table-cell>
          <table:table-cell table:formula="of:=RANK([.Z39];[.Z36:.Z41])" office:value-type="float" office:value="5" calcext:value-type="float">
            <text:p>5</text:p>
          </table:table-cell>
          <table:table-cell table:style-name="ce89" table:formula="of:=RAND()" office:value-type="float" office:value="0.236613737633306" calcext:value-type="float">
            <text:p>0,236613737633306</text:p>
          </table:table-cell>
          <table:table-cell table:number-columns-repeated="998"/>
        </table:table-row>
        <table:table-row table:style-name="ro3">
          <table:table-cell table:style-name="ce4" table:formula="of:=CHOOSE([.W40];0;0;35;56;64;28;42;63;54;32;72;49)" office:value-type="float" office:value="42" calcext:value-type="float">
            <text:p>4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8" calcext:value-type="float">
            <text:p>8</text:p>
          </table:table-cell>
          <table:covered-table-cell table:style-name="ce114"/>
          <table:table-cell table:style-name="ce64" table:formula="of:=RANDBETWEEN(2;9)" office:value-type="float" office:value="2" calcext:value-type="float">
            <text:p>2</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0" calcext:value-type="float">
            <text:p>50</text:p>
          </table:table-cell>
          <table:table-cell table:style-name="ce10" office:value-type="string" calcext:value-type="string">
            <text:p>=</text:p>
          </table:table-cell>
          <table:table-cell table:style-name="ce4" table:formula="of:=ROUND(RAND()*CHOOSE(RANDBETWEEN(1;3);10;100;1000);RANDBETWEEN(1;3))" office:value-type="float" office:value="213.99" calcext:value-type="float">
            <text:p>213,99</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40];[$'Aide à la génération'.$A$2:$'Aide à la génération'.$A$11];[$'Aide à la génération'.$B$2:$'Aide à la génération'.$B$11])" office:value-type="string" office:string-value="7×6" calcext:value-type="string">
            <text:p>7×6</text:p>
          </table:table-cell>
          <table:table-cell table:style-name="ce58" table:formula="of:=QUOTIENT([.G39];[.G40])&amp;&quot;+&quot;&amp;MOD([.G39];[.G40])&amp;&quot;/&quot;&amp;[.G40]" office:value-type="string" office:string-value="12+0/2" calcext:value-type="string">
            <text:p>12+0/2</text:p>
          </table:table-cell>
          <table:table-cell table:style-name="ce43" table:formula="of:=[.K40]/2" office:value-type="float" office:value="25" calcext:value-type="float">
            <text:p>25</text:p>
          </table:table-cell>
          <table:table-cell table:style-name="ce122" table:formula="of:=[.M40]/[.O40]" office:value-type="float" office:value="21.399" calcext:value-type="float">
            <text:p>21,399</text:p>
          </table:table-cell>
          <table:table-cell/>
          <table:table-cell table:formula="of:=RANK([.X40];[.X34:.X43])+2" office:value-type="float" office:value="7" calcext:value-type="float">
            <text:p>7</text:p>
          </table:table-cell>
          <table:table-cell table:style-name="ce89" table:formula="of:=RAND()" office:value-type="float" office:value="0.523050522733976" calcext:value-type="float">
            <text:p>0,523050522733976</text:p>
          </table:table-cell>
          <table:table-cell table:formula="of:=RANK([.Z40];[.Z36:.Z41])" office:value-type="float" office:value="2" calcext:value-type="float">
            <text:p>2</text:p>
          </table:table-cell>
          <table:table-cell table:style-name="ce89" table:formula="of:=RAND()" office:value-type="float" office:value="0.601123769810067" calcext:value-type="float">
            <text:p>0,601123769810067</text:p>
          </table:table-cell>
          <table:table-cell table:number-columns-repeated="998"/>
        </table:table-row>
        <table:table-row table:style-name="ro3">
          <table:table-cell table:style-name="ce4" table:formula="of:=CHOOSE([.W41];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9" calcext:value-type="float">
            <text:p>19</text:p>
          </table:table-cell>
          <table:table-cell table:style-name="ce10" office:value-type="string" calcext:value-type="string">
            <text:p>=</text:p>
          </table:table-cell>
          <table:table-cell table:style-name="ce4" table:formula="of:=ROUND(RAND()*CHOOSE(RANDBETWEEN(1;3);10;100;1000);RANDBETWEEN(1;3))" office:value-type="float" office:value="20.6" calcext:value-type="float">
            <text:p>20,6</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41];[$'Aide à la génération'.$A$2:$'Aide à la génération'.$A$11];[$'Aide à la génération'.$B$2:$'Aide à la génération'.$B$11])" office:value-type="string" office:string-value="9×6" calcext:value-type="string">
            <text:p>9×6</text:p>
          </table:table-cell>
          <table:table-cell table:style-name="ce27"/>
          <table:table-cell table:style-name="ce43" table:formula="of:=[.K41]/2" office:value-type="float" office:value="9.5" calcext:value-type="float">
            <text:p>9,5</text:p>
          </table:table-cell>
          <table:table-cell table:style-name="ce122" table:formula="of:=[.M41]/[.O41]" office:value-type="float" office:value="0.206" calcext:value-type="float">
            <text:p>0,206</text:p>
          </table:table-cell>
          <table:table-cell/>
          <table:table-cell table:formula="of:=RANK([.X41];[.X34:.X43])+2" office:value-type="float" office:value="9" calcext:value-type="float">
            <text:p>9</text:p>
          </table:table-cell>
          <table:table-cell table:style-name="ce89" table:formula="of:=RAND()" office:value-type="float" office:value="0.395097761872328" calcext:value-type="float">
            <text:p>0,395097761872328</text:p>
          </table:table-cell>
          <table:table-cell table:formula="of:=RANK([.Z41];[.Z36:.Z41])" office:value-type="float" office:value="4" calcext:value-type="float">
            <text:p>4</text:p>
          </table:table-cell>
          <table:table-cell table:style-name="ce89" table:formula="of:=RAND()" office:value-type="float" office:value="0.288153164418659" calcext:value-type="float">
            <text:p>0,28815316441865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89" table:formula="of:=RAND()" office:value-type="float" office:value="0.852622968647329" calcext:value-type="float">
            <text:p>0,852622968647329</text:p>
          </table:table-cell>
          <table:table-cell table:number-columns-repeated="1000"/>
        </table:table-row>
        <table:table-row table:style-name="ro4">
          <table:table-cell table:number-columns-repeated="22"/>
          <table:table-cell table:formula="of:=RANK([.X43];[.X34:.X43])+2" office:value-type="float" office:value="10" calcext:value-type="float">
            <text:p>10</text:p>
          </table:table-cell>
          <table:table-cell table:style-name="ce89" table:formula="of:=RAND()" office:value-type="float" office:value="0.204840759838572" calcext:value-type="float">
            <text:p>0,204840759838572</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P44 'Ceinture Orange'.R1:'Ceinture Orang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language=Basic&amp;location=document" xlink:type="simple"/>
              </office:event-listeners>
            </form:button>
          </form:form>
        </office:forms>
        <table:shapes>
          <draw:control draw:z-index="0" draw:style-name="gr3" draw:text-style-name="P1" svg:width="1.651cm" svg:height="0.749cm" svg:x="49.913cm" svg:y="0.498cm" draw:control="control3"/>
        </table:shapes>
        <table:table-column table:style-name="co32" table:default-cell-style-name="Default"/>
        <table:table-column table:style-name="co2" table:default-cell-style-name="Default"/>
        <table:table-column table:style-name="co34" table:default-cell-style-name="Default"/>
        <table:table-column table:style-name="co12" table:default-cell-style-name="Default"/>
        <table:table-column table:style-name="co35" table:default-cell-style-name="Default"/>
        <table:table-column table:style-name="co6" table:number-columns-repeated="2" table:default-cell-style-name="Default"/>
        <table:table-column table:style-name="co36" table:default-cell-style-name="Default"/>
        <table:table-column table:style-name="co37" table:default-cell-style-name="Default"/>
        <table:table-column table:style-name="co10" table:default-cell-style-name="Default"/>
        <table:table-column table:style-name="co38" table:default-cell-style-name="Default"/>
        <table:table-column table:style-name="co12" table:default-cell-style-name="Default"/>
        <table:table-column table:style-name="co39" table:default-cell-style-name="Default"/>
        <table:table-column table:style-name="co30" table:default-cell-style-name="Default"/>
        <table:table-column table:style-name="co40" table:default-cell-style-name="Default"/>
        <table:table-column table:style-name="co41" table:default-cell-style-name="Default"/>
        <table:table-column table:style-name="co42" table:default-cell-style-name="Default"/>
        <table:table-column table:style-name="co18" table:default-cell-style-name="Default"/>
        <table:table-column table:style-name="co43" table:default-cell-style-name="Default"/>
        <table:table-column table:style-name="co44" table:default-cell-style-name="Default"/>
        <table:table-column table:style-name="co32" table:default-cell-style-name="Default"/>
        <table:table-column table:style-name="co12" table:default-cell-style-name="Default"/>
        <table:table-column table:style-name="co20" table:default-cell-style-name="Default"/>
        <table:table-column table:style-name="co6" table:default-cell-style-name="Default"/>
        <table:table-column table:style-name="co22" table:default-cell-style-name="Default"/>
        <table:table-column table:style-name="co12" table:number-columns-repeated="999"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5" calcext:value-type="float">
            <text:p>5</text:p>
          </table:table-cell>
          <table:table-cell table:style-name="ce89" table:formula="of:=RAND()" office:value-type="float" office:value="0.650639860866062" calcext:value-type="float">
            <text:p>0,650639860866062</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quot;v&quot;&amp;ROUND(RAND()*10000;0)" office:value-type="string" office:string-value="v8859" calcext:value-type="string">
            <text:p>v8859</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X1:.X10])+2" office:value-type="float" office:value="3" calcext:value-type="float">
            <text:p>3</text:p>
          </table:table-cell>
          <table:table-cell table:style-name="ce89" table:formula="of:=RAND()" office:value-type="float" office:value="0.978373058413941" calcext:value-type="float">
            <text:p>0,978373058413941</text:p>
          </table:table-cell>
          <table:table-cell table:number-columns-repeated="1000"/>
        </table:table-row>
        <table:table-row table:style-name="ro1">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8859" calcext:value-type="string">
            <text:p>v8859</text:p>
          </table:table-cell>
          <table:table-cell table:style-name="ce89"/>
          <table:table-cell table:formula="of:=RANK([.X3];[.X1:.X10])+2" office:value-type="float" office:value="12" calcext:value-type="float">
            <text:p>12</text:p>
          </table:table-cell>
          <table:table-cell table:style-name="ce89" table:formula="of:=RAND()" office:value-type="float" office:value="0.0282690060793342" calcext:value-type="float">
            <text:p>0,0282690060793342</text:p>
          </table:table-cell>
          <table:table-cell table:style-name="ce89" table:formula="of:=RANK([.Z3];[.Z3:.Z8])" office:value-type="float" office:value="3" calcext:value-type="float">
            <text:p>3</text:p>
          </table:table-cell>
          <table:table-cell table:style-name="ce89" table:formula="of:=RAND()" office:value-type="float" office:value="0.747744316089205" calcext:value-type="float">
            <text:p>0,747744316089205</text:p>
          </table:table-cell>
          <table:table-cell table:style-name="ce89" table:number-columns-repeated="998"/>
        </table:table-row>
        <table:table-row table:style-name="ro3">
          <table:table-cell table:style-name="ce39" table:formula="of:=CHOOSE([.Y4];&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65" calcext:value-type="float">
            <text:p>65</text:p>
          </table:table-cell>
          <table:table-cell table:style-name="ce7" office:value-type="string" calcext:value-type="string">
            <text:p>+</text:p>
          </table:table-cell>
          <table:table-cell table:style-name="ce9" table:formula="of:=CHOOSE([.Y3];11;21;31;11;21;31)" office:value-type="float" office:value="31" calcext:value-type="float">
            <text:p>31</text:p>
          </table:table-cell>
          <table:table-cell table:style-name="ce10" office:value-type="string" calcext:value-type="string">
            <text:p>=</text:p>
          </table:table-cell>
          <table:table-cell table:style-name="ce4" table:formula="of:=((((IF([.Y4]=1;0;RANDBETWEEN(1;9))*10+IF([.Y4]=2;0;RANDBETWEEN(1;9)))*10+IF([.Y4]=3;0;RANDBETWEEN(1;9)))*10+IF([.Y4]=4;0;RANDBETWEEN(1;9)))*10+IF([.Y4]=5;0;RANDBETWEEN(1;9)))/1000" office:value-type="float" office:value="90.738" calcext:value-type="float">
            <text:p>90,73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4];&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4]&lt;5;&quot;m&quot;;IF(AND([.W4]&gt;4;[.W4]&lt;9);&quot;L&quot;;&quot;g&quot;))" office:value-type="string" office:string-value="g" calcext:value-type="string">
            <text:p>g</text:p>
          </table:table-cell>
          <table:table-cell/>
          <table:table-cell table:style-name="ce69" table:formula="of:=IF([.A4]=&quot;moitié&quot;;[.C4]/2;IF([.A4]=&quot;quart&quot;;[.C4]/4;IF([.A4]=&quot;tiers&quot;;[.C4]/3;IF([.A4]=&quot;quadruple&quot;;[.C4]*4;IF([.A4]=&quot;double&quot;;[.C4]*2;IF([.A4]=&quot;triple&quot;;[.C4]*3))))))" office:value-type="float" office:value="9" calcext:value-type="float">
            <text:p>9</text:p>
          </table:table-cell>
          <table:table-cell table:style-name="ce27" table:formula="of:=[.E4]+[.G4]" office:value-type="float" office:value="96" calcext:value-type="float">
            <text:p>96</text:p>
          </table:table-cell>
          <table:table-cell table:style-name="ce27" table:formula="of:=FLOOR([.I4])&amp;IF(FLOOR([.I4]*10)-FLOOR([.I4])*10;&quot; + &quot;&amp;(FLOOR([.I4]*10)-FLOOR([.I4])*10)/10;&quot;&quot;)&amp;IF(FLOOR([.I4]*100)-FLOOR([.I4]*10)*10;&quot; + &quot;&amp;(FLOOR([.I4]*100)-FLOOR([.I4]*10)*10)/100;&quot;&quot;)&amp;IF(FLOOR([.I4]*1000)-FLOOR([.I4]*100)*10;&quot; + &quot;&amp;(FLOOR([.I4]*1000)-FLOOR([.I4]*100)*10)/1000;&quot;&quot;)" office:value-type="string" office:string-value="90 + 0,7 + 0,03 + 0,008" calcext:value-type="string">
            <text:p>90 + 0,7 + 0,03 + 0,008</text:p>
          </table:table-cell>
          <table:table-cell table:style-name="ce48" table:formula="of:=[.M4]*(CHOOSE([.W4];0;0.01;0.001;1000;0.001;100;0.1;0.01;1000;0.1;0.001;10))&amp;&quot; &quot;&amp;[.P4]" office:value-type="string" office:string-value="0,01 g" calcext:value-type="string">
            <text:p>0,01 g</text:p>
          </table:table-cell>
          <table:table-cell/>
          <table:table-cell table:formula="of:=RANK([.X4];[.X1:.X10])+2" office:value-type="float" office:value="11" calcext:value-type="float">
            <text:p>11</text:p>
          </table:table-cell>
          <table:table-cell table:style-name="ce89" table:formula="of:=RAND()" office:value-type="float" office:value="0.155331661537732" calcext:value-type="float">
            <text:p>0,155331661537732</text:p>
          </table:table-cell>
          <table:table-cell table:formula="of:=RANK([.Z4];[.Z3:.Z8])" office:value-type="float" office:value="2" calcext:value-type="float">
            <text:p>2</text:p>
          </table:table-cell>
          <table:table-cell table:style-name="ce89" table:formula="of:=RAND()" office:value-type="float" office:value="0.775279822945757" calcext:value-type="float">
            <text:p>0,775279822945757</text:p>
          </table:table-cell>
          <table:table-cell table:number-columns-repeated="998"/>
        </table:table-row>
        <table:table-row table:style-name="ro3">
          <table:table-cell table:style-name="ce39" table:formula="of:=CHOOSE([.Y5];&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7" table:formula="of:=CHOOSE([.Y4];11;21;31;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54" calcext:value-type="float">
            <text:p>54</text:p>
          </table:table-cell>
          <table:table-cell table:style-name="ce10" office:value-type="string" calcext:value-type="string">
            <text:p>=</text:p>
          </table:table-cell>
          <table:table-cell table:style-name="ce4" table:formula="of:=((((IF([.Y5]=1;0;RANDBETWEEN(1;9))*10+IF([.Y5]=2;0;RANDBETWEEN(1;9)))*10+IF([.Y5]=3;0;RANDBETWEEN(1;9)))*10+IF([.Y5]=4;0;RANDBETWEEN(1;9)))*10+IF([.Y5]=5;0;RANDBETWEEN(1;9)))/1000" office:value-type="float" office:value="56.37" calcext:value-type="float">
            <text:p>56,3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391.9" calcext:value-type="float">
            <text:p>391,9</text:p>
          </table:table-cell>
          <table:table-cell table:style-name="ce40" table:formula="of:=CHOOSE([.W5];&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5]&lt;5;&quot;m&quot;;IF(AND([.W5]&gt;4;[.W5]&lt;9);&quot;L&quot;;&quot;g&quot;))" office:value-type="string" office:string-value="g" calcext:value-type="string">
            <text:p>g</text:p>
          </table:table-cell>
          <table:table-cell/>
          <table:table-cell table:style-name="ce69" table:formula="of:=IF([.A5]=&quot;moitié&quot;;[.C5]/2;IF([.A5]=&quot;quart&quot;;[.C5]/4;IF([.A5]=&quot;tiers&quot;;[.C5]/3;IF([.A5]=&quot;quadruple&quot;;[.C5]*4;IF([.A5]=&quot;double&quot;;[.C5]*2;IF([.A5]=&quot;triple&quot;;[.C5]*3))))))" office:value-type="float" office:value="26" calcext:value-type="float">
            <text:p>26</text:p>
          </table:table-cell>
          <table:table-cell table:style-name="ce27" table:formula="of:=[.E5]+[.G5]" office:value-type="float" office:value="75" calcext:value-type="float">
            <text:p>75</text:p>
          </table:table-cell>
          <table:table-cell table:style-name="ce27" table:formula="of:=FLOOR([.I5])&amp;IF(FLOOR([.I5]*10)-FLOOR([.I5])*10;&quot; + &quot;&amp;(FLOOR([.I5]*10)-FLOOR([.I5])*10)/10;&quot;&quot;)&amp;IF(FLOOR([.I5]*100)-FLOOR([.I5]*10)*10;&quot; + &quot;&amp;(FLOOR([.I5]*100)-FLOOR([.I5]*10)*10)/100;&quot;&quot;)&amp;IF(FLOOR([.I5]*1000)-FLOOR([.I5]*100)*10;&quot; + &quot;&amp;(FLOOR([.I5]*1000)-FLOOR([.I5]*100)*10)/1000;&quot;&quot;)" office:value-type="string" office:string-value="56 + 0,3 + 0,07" calcext:value-type="string">
            <text:p>56 + 0,3 + 0,07</text:p>
          </table:table-cell>
          <table:table-cell table:style-name="ce48" table:formula="of:=[.M5]*(CHOOSE([.W5];0;0.01;0.001;1000;0.001;100;0.1;0.01;1000;0.1;0.001;10))&amp;&quot; &quot;&amp;[.P5]" office:value-type="string" office:string-value="39,19 g" calcext:value-type="string">
            <text:p>39,19 g</text:p>
          </table:table-cell>
          <table:table-cell/>
          <table:table-cell table:formula="of:=RANK([.X5];[.X1:.X10])+2" office:value-type="float" office:value="10" calcext:value-type="float">
            <text:p>10</text:p>
          </table:table-cell>
          <table:table-cell table:style-name="ce89" table:formula="of:=RAND()" office:value-type="float" office:value="0.226445397723618" calcext:value-type="float">
            <text:p>0,226445397723618</text:p>
          </table:table-cell>
          <table:table-cell table:formula="of:=RANK([.Z5];[.Z3:.Z8])" office:value-type="float" office:value="5" calcext:value-type="float">
            <text:p>5</text:p>
          </table:table-cell>
          <table:table-cell table:style-name="ce89" table:formula="of:=RAND()" office:value-type="float" office:value="0.493015138439603" calcext:value-type="float">
            <text:p>0,493015138439603</text:p>
          </table:table-cell>
          <table:table-cell table:number-columns-repeated="998"/>
        </table:table-row>
        <table:table-row table:style-name="ro3">
          <table:table-cell table:style-name="ce39" table:formula="of:=CHOOSE([.Y6];&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37" calcext:value-type="float">
            <text:p>37</text:p>
          </table:table-cell>
          <table:table-cell table:style-name="ce7" office:value-type="string" calcext:value-type="string">
            <text:p>+</text:p>
          </table:table-cell>
          <table:table-cell table:style-name="ce9" table:formula="of:=CHOOSE([.Y5];11;21;31;11;21;31)" office:value-type="float" office:value="21" calcext:value-type="float">
            <text:p>21</text:p>
          </table:table-cell>
          <table:table-cell table:style-name="ce10" office:value-type="string" calcext:value-type="string">
            <text:p>=</text:p>
          </table:table-cell>
          <table:table-cell table:style-name="ce4" table:formula="of:=((((IF([.Y6]=1;0;RANDBETWEEN(1;9))*10+IF([.Y6]=2;0;RANDBETWEEN(1;9)))*10+IF([.Y6]=3;0;RANDBETWEEN(1;9)))*10+IF([.Y6]=4;0;RANDBETWEEN(1;9)))*10+IF([.Y6]=5;0;RANDBETWEEN(1;9)))/1000" office:value-type="float" office:value="8.247" calcext:value-type="float">
            <text:p>8,24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0.75" calcext:value-type="float">
            <text:p>0,75</text:p>
          </table:table-cell>
          <table:table-cell table:style-name="ce40" table:formula="of:=CHOOSE([.W6];&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6]&lt;5;&quot;m&quot;;IF(AND([.W6]&gt;4;[.W6]&lt;9);&quot;L&quot;;&quot;g&quot;))" office:value-type="string" office:string-value="m" calcext:value-type="string">
            <text:p>m</text:p>
          </table:table-cell>
          <table:table-cell/>
          <table:table-cell table:style-name="ce69" table:formula="of:=IF([.A6]=&quot;moitié&quot;;[.C6]/2;IF([.A6]=&quot;quart&quot;;[.C6]/4;IF([.A6]=&quot;tiers&quot;;[.C6]/3;IF([.A6]=&quot;quadruple&quot;;[.C6]*4;IF([.A6]=&quot;double&quot;;[.C6]*2;IF([.A6]=&quot;triple&quot;;[.C6]*3))))))" office:value-type="float" office:value="60" calcext:value-type="float">
            <text:p>60</text:p>
          </table:table-cell>
          <table:table-cell table:style-name="ce27" table:formula="of:=[.E6]+[.G6]" office:value-type="float" office:value="58" calcext:value-type="float">
            <text:p>58</text:p>
          </table:table-cell>
          <table:table-cell table:style-name="ce27" table:formula="of:=FLOOR([.I6])&amp;IF(FLOOR([.I6]*10)-FLOOR([.I6])*10;&quot; + &quot;&amp;(FLOOR([.I6]*10)-FLOOR([.I6])*10)/10;&quot;&quot;)&amp;IF(FLOOR([.I6]*100)-FLOOR([.I6]*10)*10;&quot; + &quot;&amp;(FLOOR([.I6]*100)-FLOOR([.I6]*10)*10)/100;&quot;&quot;)&amp;IF(FLOOR([.I6]*1000)-FLOOR([.I6]*100)*10;&quot; + &quot;&amp;(FLOOR([.I6]*1000)-FLOOR([.I6]*100)*10)/1000;&quot;&quot;)" office:value-type="string" office:string-value="8 + 0,2 + 0,04 + 0,007" calcext:value-type="string">
            <text:p>8 + 0,2 + 0,04 + 0,007</text:p>
          </table:table-cell>
          <table:table-cell table:style-name="ce48" table:formula="of:=[.M6]*(CHOOSE([.W6];0;0.01;0.001;1000;0.001;100;0.1;0.01;1000;0.1;0.001;10))&amp;&quot; &quot;&amp;[.P6]" office:value-type="string" office:string-value="750 m" calcext:value-type="string">
            <text:p>750 m</text:p>
          </table:table-cell>
          <table:table-cell/>
          <table:table-cell table:formula="of:=RANK([.X6];[.X1:.X10])+2" office:value-type="float" office:value="4" calcext:value-type="float">
            <text:p>4</text:p>
          </table:table-cell>
          <table:table-cell table:style-name="ce89" table:formula="of:=RAND()" office:value-type="float" office:value="0.85467321591689" calcext:value-type="float">
            <text:p>0,85467321591689</text:p>
          </table:table-cell>
          <table:table-cell table:formula="of:=RANK([.Z6];[.Z3:.Z8])" office:value-type="float" office:value="1" calcext:value-type="float">
            <text:p>1</text:p>
          </table:table-cell>
          <table:table-cell table:style-name="ce89" table:formula="of:=RAND()" office:value-type="float" office:value="0.980736869109611" calcext:value-type="float">
            <text:p>0,980736869109611</text:p>
          </table:table-cell>
          <table:table-cell table:number-columns-repeated="998"/>
        </table:table-row>
        <table:table-row table:style-name="ro3">
          <table:table-cell table:style-name="ce39" table:formula="of:=CHOOSE([.Y7];&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7" table:formula="of:=CHOOSE([.Y6];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23" calcext:value-type="float">
            <text:p>23</text:p>
          </table:table-cell>
          <table:table-cell table:style-name="ce10" office:value-type="string" calcext:value-type="string">
            <text:p>=</text:p>
          </table:table-cell>
          <table:table-cell table:style-name="ce4" table:formula="of:=((((IF([.Y7]=1;0;RANDBETWEEN(1;9))*10+IF([.Y7]=2;0;RANDBETWEEN(1;9)))*10+IF([.Y7]=3;0;RANDBETWEEN(1;9)))*10+IF([.Y7]=4;0;RANDBETWEEN(1;9)))*10+IF([.Y7]=5;0;RANDBETWEEN(1;9)))/1000" office:value-type="float" office:value="37.704" calcext:value-type="float">
            <text:p>37,704</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62.65" calcext:value-type="float">
            <text:p>62,65</text:p>
          </table:table-cell>
          <table:table-cell table:style-name="ce40" table:formula="of:=CHOOSE([.W7];&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7]&lt;5;&quot;m&quot;;IF(AND([.W7]&gt;4;[.W7]&lt;9);&quot;L&quot;;&quot;g&quot;))" office:value-type="string" office:string-value="L" calcext:value-type="string">
            <text:p>L</text:p>
          </table:table-cell>
          <table:table-cell/>
          <table:table-cell table:style-name="ce69" table:formula="of:=IF([.A7]=&quot;moitié&quot;;[.C7]/2;IF([.A7]=&quot;quart&quot;;[.C7]/4;IF([.A7]=&quot;tiers&quot;;[.C7]/3;IF([.A7]=&quot;quadruple&quot;;[.C7]*4;IF([.A7]=&quot;double&quot;;[.C7]*2;IF([.A7]=&quot;triple&quot;;[.C7]*3))))))" office:value-type="float" office:value="144" calcext:value-type="float">
            <text:p>144</text:p>
          </table:table-cell>
          <table:table-cell table:style-name="ce27" table:formula="of:=[.E7]+[.G7]" office:value-type="float" office:value="34" calcext:value-type="float">
            <text:p>34</text:p>
          </table:table-cell>
          <table:table-cell table:style-name="ce27" table:formula="of:=FLOOR([.I7])&amp;IF(FLOOR([.I7]*10)-FLOOR([.I7])*10;&quot; + &quot;&amp;(FLOOR([.I7]*10)-FLOOR([.I7])*10)/10;&quot;&quot;)&amp;IF(FLOOR([.I7]*100)-FLOOR([.I7]*10)*10;&quot; + &quot;&amp;(FLOOR([.I7]*100)-FLOOR([.I7]*10)*10)/100;&quot;&quot;)&amp;IF(FLOOR([.I7]*1000)-FLOOR([.I7]*100)*10;&quot; + &quot;&amp;(FLOOR([.I7]*1000)-FLOOR([.I7]*100)*10)/1000;&quot;&quot;)" office:value-type="string" office:string-value="37 + 0,7 + 0,004" calcext:value-type="string">
            <text:p>37 + 0,7 + 0,004</text:p>
          </table:table-cell>
          <table:table-cell table:style-name="ce48" table:formula="of:=[.M7]*(CHOOSE([.W7];0;0.01;0.001;1000;0.001;100;0.1;0.01;1000;0.1;0.001;10))&amp;&quot; &quot;&amp;[.P7]" office:value-type="string" office:string-value="6265 L" calcext:value-type="string">
            <text:p>6265 L</text:p>
          </table:table-cell>
          <table:table-cell/>
          <table:table-cell table:formula="of:=RANK([.X7];[.X1:.X10])+2" office:value-type="float" office:value="6" calcext:value-type="float">
            <text:p>6</text:p>
          </table:table-cell>
          <table:table-cell table:style-name="ce89" table:formula="of:=RAND()" office:value-type="float" office:value="0.645927889621617" calcext:value-type="float">
            <text:p>0,645927889621617</text:p>
          </table:table-cell>
          <table:table-cell table:formula="of:=RANK([.Z7];[.Z3:.Z8])" office:value-type="float" office:value="4" calcext:value-type="float">
            <text:p>4</text:p>
          </table:table-cell>
          <table:table-cell table:style-name="ce89" table:formula="of:=RAND()" office:value-type="float" office:value="0.650461512871807" calcext:value-type="float">
            <text:p>0,650461512871807</text:p>
          </table:table-cell>
          <table:table-cell table:number-columns-repeated="998"/>
        </table:table-row>
        <table:table-row table:style-name="ro3">
          <table:table-cell table:style-name="ce39" table:formula="of:=CHOOSE([.Y8];&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68" calcext:value-type="float">
            <text:p>68</text:p>
          </table:table-cell>
          <table:table-cell table:style-name="ce7" office:value-type="string" calcext:value-type="string">
            <text:p>+</text:p>
          </table:table-cell>
          <table:table-cell table:style-name="ce9" table:formula="of:=CHOOSE([.Y7];11;21;31;11;21;31)" office:value-type="float" office:value="11" calcext:value-type="float">
            <text:p>11</text:p>
          </table:table-cell>
          <table:table-cell table:style-name="ce10" office:value-type="string" calcext:value-type="string">
            <text:p>=</text:p>
          </table:table-cell>
          <table:table-cell table:style-name="ce4" table:formula="of:=((((IF([.Y8]=1;0;RANDBETWEEN(1;9))*10+IF([.Y8]=2;0;RANDBETWEEN(1;9)))*10+IF([.Y8]=3;0;RANDBETWEEN(1;9)))*10+IF([.Y8]=4;0;RANDBETWEEN(1;9)))*10+IF([.Y8]=5;0;RANDBETWEEN(1;9)))/1000" office:value-type="float" office:value="89.625" calcext:value-type="float">
            <text:p>89,62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0.4" calcext:value-type="float">
            <text:p>0,4</text:p>
          </table:table-cell>
          <table:table-cell table:style-name="ce40" table:formula="of:=CHOOSE([.W8];&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8]&lt;5;&quot;m&quot;;IF(AND([.W8]&gt;4;[.W8]&lt;9);&quot;L&quot;;&quot;g&quot;))" office:value-type="string" office:string-value="L" calcext:value-type="string">
            <text:p>L</text:p>
          </table:table-cell>
          <table:table-cell/>
          <table:table-cell table:style-name="ce69" table:formula="of:=IF([.A8]=&quot;moitié&quot;;[.C8]/2;IF([.A8]=&quot;quart&quot;;[.C8]/4;IF([.A8]=&quot;tiers&quot;;[.C8]/3;IF([.A8]=&quot;quadruple&quot;;[.C8]*4;IF([.A8]=&quot;double&quot;;[.C8]*2;IF([.A8]=&quot;triple&quot;;[.C8]*3))))))" office:value-type="float" office:value="198" calcext:value-type="float">
            <text:p>198</text:p>
          </table:table-cell>
          <table:table-cell table:style-name="ce27" table:formula="of:=[.E8]+[.G8]" office:value-type="float" office:value="79" calcext:value-type="float">
            <text:p>79</text:p>
          </table:table-cell>
          <table:table-cell table:style-name="ce27" table:formula="of:=FLOOR([.I8])&amp;IF(FLOOR([.I8]*10)-FLOOR([.I8])*10;&quot; + &quot;&amp;(FLOOR([.I8]*10)-FLOOR([.I8])*10)/10;&quot;&quot;)&amp;IF(FLOOR([.I8]*100)-FLOOR([.I8]*10)*10;&quot; + &quot;&amp;(FLOOR([.I8]*100)-FLOOR([.I8]*10)*10)/100;&quot;&quot;)&amp;IF(FLOOR([.I8]*1000)-FLOOR([.I8]*100)*10;&quot; + &quot;&amp;(FLOOR([.I8]*1000)-FLOOR([.I8]*100)*10)/1000;&quot;&quot;)" office:value-type="string" office:string-value="89 + 0,6 + 0,02 + 0,005" calcext:value-type="string">
            <text:p>89 + 0,6 + 0,02 + 0,005</text:p>
          </table:table-cell>
          <table:table-cell table:style-name="ce48" table:formula="of:=[.M8]*(CHOOSE([.W8];0;0.01;0.001;1000;0.001;100;0.1;0.01;1000;0.1;0.001;10))&amp;&quot; &quot;&amp;[.P8]" office:value-type="string" office:string-value="0,004 L" calcext:value-type="string">
            <text:p>0,004 L</text:p>
          </table:table-cell>
          <table:table-cell/>
          <table:table-cell table:formula="of:=RANK([.X8];[.X1:.X10])+2" office:value-type="float" office:value="8" calcext:value-type="float">
            <text:p>8</text:p>
          </table:table-cell>
          <table:table-cell table:style-name="ce89" table:formula="of:=RAND()" office:value-type="float" office:value="0.397073649074701" calcext:value-type="float">
            <text:p>0,397073649074701</text:p>
          </table:table-cell>
          <table:table-cell table:formula="of:=RANK([.Z8];[.Z3:.Z8])" office:value-type="float" office:value="6" calcext:value-type="float">
            <text:p>6</text:p>
          </table:table-cell>
          <table:table-cell table:style-name="ce89" table:formula="of:=RAND()" office:value-type="float" office:value="0.0786104108386932" calcext:value-type="float">
            <text:p>0,078610410838693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7" calcext:value-type="float">
            <text:p>7</text:p>
          </table:table-cell>
          <table:table-cell table:style-name="ce89" table:formula="of:=RAND()" office:value-type="float" office:value="0.553560441978858" calcext:value-type="float">
            <text:p>0,553560441978858</text:p>
          </table:table-cell>
          <table:table-cell table:number-columns-repeated="1000"/>
        </table:table-row>
        <table:table-row table:style-name="ro4">
          <table:table-cell table:number-columns-repeated="22"/>
          <table:table-cell table:formula="of:=RANK([.X10];[.X1:.X10])+2" office:value-type="float" office:value="9" calcext:value-type="float">
            <text:p>9</text:p>
          </table:table-cell>
          <table:table-cell table:style-name="ce89" table:formula="of:=RAND()" office:value-type="float" office:value="0.303321658040751" calcext:value-type="float">
            <text:p>0,303321658040751</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2" calcext:value-type="float">
            <text:p>12</text:p>
          </table:table-cell>
          <table:table-cell table:style-name="ce89" table:formula="of:=RAND()" office:value-type="float" office:value="0.164042631774368" calcext:value-type="float">
            <text:p>0,164042631774368</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8859" calcext:value-type="string">
            <text:p>v8859</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9" table:formula="of:=RAND()" office:value-type="float" office:value="0.854509376992301" calcext:value-type="float">
            <text:p>0,854509376992301</text:p>
          </table:table-cell>
          <table:table-cell table:number-columns-repeated="1000"/>
        </table:table-row>
        <table:table-row table:style-name="ro3">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8859" calcext:value-type="string">
            <text:p>v8859</text:p>
          </table:table-cell>
          <table:table-cell table:style-name="ce89"/>
          <table:table-cell table:formula="of:=RANK([.X14];[.X12:.X21])+2" office:value-type="float" office:value="5" calcext:value-type="float">
            <text:p>5</text:p>
          </table:table-cell>
          <table:table-cell table:style-name="ce89" table:formula="of:=RAND()" office:value-type="float" office:value="0.884899791363334" calcext:value-type="float">
            <text:p>0,884899791363334</text:p>
          </table:table-cell>
          <table:table-cell table:style-name="ce89" table:formula="of:=RANK([.Z14];[.Z14:.Z19])" office:value-type="float" office:value="1" calcext:value-type="float">
            <text:p>1</text:p>
          </table:table-cell>
          <table:table-cell table:style-name="ce89" table:formula="of:=RAND()" office:value-type="float" office:value="0.874350395564187" calcext:value-type="float">
            <text:p>0,874350395564187</text:p>
          </table:table-cell>
          <table:table-cell table:number-columns-repeated="998"/>
        </table:table-row>
        <table:table-row table:style-name="ro3">
          <table:table-cell table:style-name="ce39" table:formula="of:=CHOOSE([.Y15];&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43" calcext:value-type="float">
            <text:p>43</text:p>
          </table:table-cell>
          <table:table-cell table:style-name="ce7" office:value-type="string" calcext:value-type="string">
            <text:p>+</text:p>
          </table:table-cell>
          <table:table-cell table:style-name="ce9" table:formula="of:=CHOOSE([.Y14];11;21;31;11;21;31)" office:value-type="float" office:value="11" calcext:value-type="float">
            <text:p>11</text:p>
          </table:table-cell>
          <table:table-cell table:style-name="ce10" office:value-type="string" calcext:value-type="string">
            <text:p>=</text:p>
          </table:table-cell>
          <table:table-cell table:style-name="ce4" table:formula="of:=((((IF([.Y15]=1;0;RANDBETWEEN(1;9))*10+IF([.Y15]=2;0;RANDBETWEEN(1;9)))*10+IF([.Y15]=3;0;RANDBETWEEN(1;9)))*10+IF([.Y15]=4;0;RANDBETWEEN(1;9)))*10+IF([.Y15]=5;0;RANDBETWEEN(1;9)))/1000" office:value-type="float" office:value="20.941" calcext:value-type="float">
            <text:p>20,94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6" calcext:value-type="float">
            <text:p>16</text:p>
          </table:table-cell>
          <table:table-cell table:style-name="ce40" table:formula="of:=CHOOSE([.W15];&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15]&lt;5;&quot;m&quot;;IF(AND([.W15]&gt;4;[.W15]&lt;9);&quot;L&quot;;&quot;g&quot;))" office:value-type="string" office:string-value="g" calcext:value-type="string">
            <text:p>g</text:p>
          </table:table-cell>
          <table:table-cell/>
          <table:table-cell table:style-name="ce69" table:formula="of:=IF([.A15]=&quot;moitié&quot;;[.C15]/2;IF([.A15]=&quot;quart&quot;;[.C15]/4;IF([.A15]=&quot;tiers&quot;;[.C15]/3;IF([.A15]=&quot;quadruple&quot;;[.C15]*4;IF([.A15]=&quot;double&quot;;[.C15]*2;IF([.A15]=&quot;triple&quot;;[.C15]*3))))))" office:value-type="float" office:value="9" calcext:value-type="float">
            <text:p>9</text:p>
          </table:table-cell>
          <table:table-cell table:style-name="ce27" table:formula="of:=[.E15]+[.G15]" office:value-type="float" office:value="54" calcext:value-type="float">
            <text:p>54</text:p>
          </table:table-cell>
          <table:table-cell table:style-name="ce27" table:formula="of:=FLOOR([.I15])&amp;IF(FLOOR([.I15]*10)-FLOOR([.I15])*10;&quot; + &quot;&amp;(FLOOR([.I15]*10)-FLOOR([.I15])*10)/10;&quot;&quot;)&amp;IF(FLOOR([.I15]*100)-FLOOR([.I15]*10)*10;&quot; + &quot;&amp;(FLOOR([.I15]*100)-FLOOR([.I15]*10)*10)/100;&quot;&quot;)&amp;IF(FLOOR([.I15]*1000)-FLOOR([.I15]*100)*10;&quot; + &quot;&amp;(FLOOR([.I15]*1000)-FLOOR([.I15]*100)*10)/1000;&quot;&quot;)" office:value-type="string" office:string-value="20 + 0,9 + 0,04 + 0,001" calcext:value-type="string">
            <text:p>20 + 0,9 + 0,04 + 0,001</text:p>
          </table:table-cell>
          <table:table-cell table:style-name="ce48" table:formula="of:=[.M15]*(CHOOSE([.W15];0;0.01;0.001;1000;0.001;100;0.1;0.01;1000;0.1;0.001;10))&amp;&quot; &quot;&amp;[.P15]" office:value-type="string" office:string-value="16000 g" calcext:value-type="string">
            <text:p>16000 g</text:p>
          </table:table-cell>
          <table:table-cell/>
          <table:table-cell table:formula="of:=RANK([.X15];[.X12:.X21])+2" office:value-type="float" office:value="9" calcext:value-type="float">
            <text:p>9</text:p>
          </table:table-cell>
          <table:table-cell table:style-name="ce89" table:formula="of:=RAND()" office:value-type="float" office:value="0.66239436565128" calcext:value-type="float">
            <text:p>0,66239436565128</text:p>
          </table:table-cell>
          <table:table-cell table:formula="of:=RANK([.Z15];[.Z14:.Z19])" office:value-type="float" office:value="2" calcext:value-type="float">
            <text:p>2</text:p>
          </table:table-cell>
          <table:table-cell table:style-name="ce89" table:formula="of:=RAND()" office:value-type="float" office:value="0.799694300576817" calcext:value-type="float">
            <text:p>0,799694300576817</text:p>
          </table:table-cell>
          <table:table-cell table:number-columns-repeated="998"/>
        </table:table-row>
        <table:table-row table:style-name="ro3">
          <table:table-cell table:style-name="ce39" table:formula="of:=CHOOSE([.Y16];&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47" table:formula="of:=CHOOSE([.Y15];11;21;31;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46" calcext:value-type="float">
            <text:p>46</text:p>
          </table:table-cell>
          <table:table-cell table:style-name="ce10" office:value-type="string" calcext:value-type="string">
            <text:p>=</text:p>
          </table:table-cell>
          <table:table-cell table:style-name="ce4" table:formula="of:=((((IF([.Y16]=1;0;RANDBETWEEN(1;9))*10+IF([.Y16]=2;0;RANDBETWEEN(1;9)))*10+IF([.Y16]=3;0;RANDBETWEEN(1;9)))*10+IF([.Y16]=4;0;RANDBETWEEN(1;9)))*10+IF([.Y16]=5;0;RANDBETWEEN(1;9)))/1000" office:value-type="float" office:value="33.563" calcext:value-type="float">
            <text:p>33,56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6];&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16]&lt;5;&quot;m&quot;;IF(AND([.W16]&gt;4;[.W16]&lt;9);&quot;L&quot;;&quot;g&quot;))" office:value-type="string" office:string-value="L" calcext:value-type="string">
            <text:p>L</text:p>
          </table:table-cell>
          <table:table-cell/>
          <table:table-cell table:style-name="ce69" table:formula="of:=IF([.A16]=&quot;moitié&quot;;[.C16]/2;IF([.A16]=&quot;quart&quot;;[.C16]/4;IF([.A16]=&quot;tiers&quot;;[.C16]/3;IF([.A16]=&quot;quadruple&quot;;[.C16]*4;IF([.A16]=&quot;double&quot;;[.C16]*2;IF([.A16]=&quot;triple&quot;;[.C16]*3))))))" office:value-type="float" office:value="198" calcext:value-type="float">
            <text:p>198</text:p>
          </table:table-cell>
          <table:table-cell table:style-name="ce27" table:formula="of:=[.E16]+[.G16]" office:value-type="float" office:value="67" calcext:value-type="float">
            <text:p>67</text:p>
          </table:table-cell>
          <table:table-cell table:style-name="ce27" table:formula="of:=FLOOR([.I16])&amp;IF(FLOOR([.I16]*10)-FLOOR([.I16])*10;&quot; + &quot;&amp;(FLOOR([.I16]*10)-FLOOR([.I16])*10)/10;&quot;&quot;)&amp;IF(FLOOR([.I16]*100)-FLOOR([.I16]*10)*10;&quot; + &quot;&amp;(FLOOR([.I16]*100)-FLOOR([.I16]*10)*10)/100;&quot;&quot;)&amp;IF(FLOOR([.I16]*1000)-FLOOR([.I16]*100)*10;&quot; + &quot;&amp;(FLOOR([.I16]*1000)-FLOOR([.I16]*100)*10)/1000;&quot;&quot;)" office:value-type="string" office:string-value="33 + 0,5 + 0,06 + 0,003" calcext:value-type="string">
            <text:p>33 + 0,5 + 0,06 + 0,003</text:p>
          </table:table-cell>
          <table:table-cell table:style-name="ce48" table:formula="of:=[.M16]*(CHOOSE([.W16];0;0.01;0.001;1000;0.001;100;0.1;0.01;1000;0.1;0.001;10))&amp;&quot; &quot;&amp;[.P16]" office:value-type="string" office:string-value="1 L" calcext:value-type="string">
            <text:p>1 L</text:p>
          </table:table-cell>
          <table:table-cell/>
          <table:table-cell table:formula="of:=RANK([.X16];[.X12:.X21])+2" office:value-type="float" office:value="7" calcext:value-type="float">
            <text:p>7</text:p>
          </table:table-cell>
          <table:table-cell table:style-name="ce89" table:formula="of:=RAND()" office:value-type="float" office:value="0.847062098391094" calcext:value-type="float">
            <text:p>0,847062098391094</text:p>
          </table:table-cell>
          <table:table-cell table:formula="of:=RANK([.Z16];[.Z14:.Z19])" office:value-type="float" office:value="6" calcext:value-type="float">
            <text:p>6</text:p>
          </table:table-cell>
          <table:table-cell table:style-name="ce89" table:formula="of:=RAND()" office:value-type="float" office:value="0.0975222344484409" calcext:value-type="float">
            <text:p>0,0975222344484409</text:p>
          </table:table-cell>
          <table:table-cell table:number-columns-repeated="998"/>
        </table:table-row>
        <table:table-row table:style-name="ro3">
          <table:table-cell table:style-name="ce39" table:formula="of:=CHOOSE([.Y17];&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60" calcext:value-type="float">
            <text:p>60</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33" calcext:value-type="float">
            <text:p>33</text:p>
          </table:table-cell>
          <table:table-cell table:style-name="ce7" office:value-type="string" calcext:value-type="string">
            <text:p>+</text:p>
          </table:table-cell>
          <table:table-cell table:style-name="ce9" table:formula="of:=CHOOSE([.Y16];11;21;31;11;21;31)" office:value-type="float" office:value="31" calcext:value-type="float">
            <text:p>31</text:p>
          </table:table-cell>
          <table:table-cell table:style-name="ce10" office:value-type="string" calcext:value-type="string">
            <text:p>=</text:p>
          </table:table-cell>
          <table:table-cell table:style-name="ce4" table:formula="of:=((((IF([.Y17]=1;0;RANDBETWEEN(1;9))*10+IF([.Y17]=2;0;RANDBETWEEN(1;9)))*10+IF([.Y17]=3;0;RANDBETWEEN(1;9)))*10+IF([.Y17]=4;0;RANDBETWEEN(1;9)))*10+IF([.Y17]=5;0;RANDBETWEEN(1;9)))/1000" office:value-type="float" office:value="27.204" calcext:value-type="float">
            <text:p>27,204</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700" calcext:value-type="float">
            <text:p>700</text:p>
          </table:table-cell>
          <table:table-cell table:style-name="ce40" table:formula="of:=CHOOSE([.W17];&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17]&lt;5;&quot;m&quot;;IF(AND([.W17]&gt;4;[.W17]&lt;9);&quot;L&quot;;&quot;g&quot;))" office:value-type="string" office:string-value="g" calcext:value-type="string">
            <text:p>g</text:p>
          </table:table-cell>
          <table:table-cell/>
          <table:table-cell table:style-name="ce69" table:formula="of:=IF([.A17]=&quot;moitié&quot;;[.C17]/2;IF([.A17]=&quot;quart&quot;;[.C17]/4;IF([.A17]=&quot;tiers&quot;;[.C17]/3;IF([.A17]=&quot;quadruple&quot;;[.C17]*4;IF([.A17]=&quot;double&quot;;[.C17]*2;IF([.A17]=&quot;triple&quot;;[.C17]*3))))))" office:value-type="float" office:value="240" calcext:value-type="float">
            <text:p>240</text:p>
          </table:table-cell>
          <table:table-cell table:style-name="ce27" table:formula="of:=[.E17]+[.G17]" office:value-type="float" office:value="64" calcext:value-type="float">
            <text:p>64</text:p>
          </table:table-cell>
          <table:table-cell table:style-name="ce27" table:formula="of:=FLOOR([.I17])&amp;IF(FLOOR([.I17]*10)-FLOOR([.I17])*10;&quot; + &quot;&amp;(FLOOR([.I17]*10)-FLOOR([.I17])*10)/10;&quot;&quot;)&amp;IF(FLOOR([.I17]*100)-FLOOR([.I17]*10)*10;&quot; + &quot;&amp;(FLOOR([.I17]*100)-FLOOR([.I17]*10)*10)/100;&quot;&quot;)&amp;IF(FLOOR([.I17]*1000)-FLOOR([.I17]*100)*10;&quot; + &quot;&amp;(FLOOR([.I17]*1000)-FLOOR([.I17]*100)*10)/1000;&quot;&quot;)" office:value-type="string" office:string-value="27 + 0,2 + 0,004" calcext:value-type="string">
            <text:p>27 + 0,2 + 0,004</text:p>
          </table:table-cell>
          <table:table-cell table:style-name="ce48" table:formula="of:=[.M17]*(CHOOSE([.W17];0;0.01;0.001;1000;0.001;100;0.1;0.01;1000;0.1;0.001;10))&amp;&quot; &quot;&amp;[.P17]" office:value-type="string" office:string-value="0,7 g" calcext:value-type="string">
            <text:p>0,7 g</text:p>
          </table:table-cell>
          <table:table-cell/>
          <table:table-cell table:formula="of:=RANK([.X17];[.X12:.X21])+2" office:value-type="float" office:value="11" calcext:value-type="float">
            <text:p>11</text:p>
          </table:table-cell>
          <table:table-cell table:style-name="ce89" table:formula="of:=RAND()" office:value-type="float" office:value="0.194804806460478" calcext:value-type="float">
            <text:p>0,194804806460478</text:p>
          </table:table-cell>
          <table:table-cell table:formula="of:=RANK([.Z17];[.Z14:.Z19])" office:value-type="float" office:value="4" calcext:value-type="float">
            <text:p>4</text:p>
          </table:table-cell>
          <table:table-cell table:style-name="ce89" table:formula="of:=RAND()" office:value-type="float" office:value="0.327665601918159" calcext:value-type="float">
            <text:p>0,327665601918159</text:p>
          </table:table-cell>
          <table:table-cell table:number-columns-repeated="998"/>
        </table:table-row>
        <table:table-row table:style-name="ro3">
          <table:table-cell table:style-name="ce39" table:formula="of:=CHOOSE([.Y18];&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7" table:formula="of:=CHOOSE([.Y17];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30" calcext:value-type="float">
            <text:p>30</text:p>
          </table:table-cell>
          <table:table-cell table:style-name="ce10" office:value-type="string" calcext:value-type="string">
            <text:p>=</text:p>
          </table:table-cell>
          <table:table-cell table:style-name="ce4" table:formula="of:=((((IF([.Y18]=1;0;RANDBETWEEN(1;9))*10+IF([.Y18]=2;0;RANDBETWEEN(1;9)))*10+IF([.Y18]=3;0;RANDBETWEEN(1;9)))*10+IF([.Y18]=4;0;RANDBETWEEN(1;9)))*10+IF([.Y18]=5;0;RANDBETWEEN(1;9)))/1000" office:value-type="float" office:value="35.018" calcext:value-type="float">
            <text:p>35,01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0.47" calcext:value-type="float">
            <text:p>0,47</text:p>
          </table:table-cell>
          <table:table-cell table:style-name="ce40" table:formula="of:=CHOOSE([.W18];&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18]&lt;5;&quot;m&quot;;IF(AND([.W18]&gt;4;[.W18]&lt;9);&quot;L&quot;;&quot;g&quot;))" office:value-type="string" office:string-value="L" calcext:value-type="string">
            <text:p>L</text:p>
          </table:table-cell>
          <table:table-cell/>
          <table:table-cell table:style-name="ce69" table:formula="of:=IF([.A18]=&quot;moitié&quot;;[.C18]/2;IF([.A18]=&quot;quart&quot;;[.C18]/4;IF([.A18]=&quot;tiers&quot;;[.C18]/3;IF([.A18]=&quot;quadruple&quot;;[.C18]*4;IF([.A18]=&quot;double&quot;;[.C18]*2;IF([.A18]=&quot;triple&quot;;[.C18]*3))))))" office:value-type="float" office:value="19.5" calcext:value-type="float">
            <text:p>19,5</text:p>
          </table:table-cell>
          <table:table-cell table:style-name="ce27" table:formula="of:=[.E18]+[.G18]" office:value-type="float" office:value="41" calcext:value-type="float">
            <text:p>41</text:p>
          </table:table-cell>
          <table:table-cell table:style-name="ce27" table:formula="of:=FLOOR([.I18])&amp;IF(FLOOR([.I18]*10)-FLOOR([.I18])*10;&quot; + &quot;&amp;(FLOOR([.I18]*10)-FLOOR([.I18])*10)/10;&quot;&quot;)&amp;IF(FLOOR([.I18]*100)-FLOOR([.I18]*10)*10;&quot; + &quot;&amp;(FLOOR([.I18]*100)-FLOOR([.I18]*10)*10)/100;&quot;&quot;)&amp;IF(FLOOR([.I18]*1000)-FLOOR([.I18]*100)*10;&quot; + &quot;&amp;(FLOOR([.I18]*1000)-FLOOR([.I18]*100)*10)/1000;&quot;&quot;)" office:value-type="string" office:string-value="35 + 0,01 + 0,008" calcext:value-type="string">
            <text:p>35 + 0,01 + 0,008</text:p>
          </table:table-cell>
          <table:table-cell table:style-name="ce48" table:formula="of:=[.M18]*(CHOOSE([.W18];0;0.01;0.001;1000;0.001;100;0.1;0.01;1000;0.1;0.001;10))&amp;&quot; &quot;&amp;[.P18]" office:value-type="string" office:string-value="0,0047 L" calcext:value-type="string">
            <text:p>0,0047 L</text:p>
          </table:table-cell>
          <table:table-cell/>
          <table:table-cell table:formula="of:=RANK([.X18];[.X12:.X21])+2" office:value-type="float" office:value="8" calcext:value-type="float">
            <text:p>8</text:p>
          </table:table-cell>
          <table:table-cell table:style-name="ce89" table:formula="of:=RAND()" office:value-type="float" office:value="0.780530063411922" calcext:value-type="float">
            <text:p>0,780530063411922</text:p>
          </table:table-cell>
          <table:table-cell table:formula="of:=RANK([.Z18];[.Z14:.Z19])" office:value-type="float" office:value="3" calcext:value-type="float">
            <text:p>3</text:p>
          </table:table-cell>
          <table:table-cell table:style-name="ce89" table:formula="of:=RAND()" office:value-type="float" office:value="0.687941266077353" calcext:value-type="float">
            <text:p>0,687941266077353</text:p>
          </table:table-cell>
          <table:table-cell table:number-columns-repeated="998"/>
        </table:table-row>
        <table:table-row table:style-name="ro3">
          <table:table-cell table:style-name="ce39" table:formula="of:=CHOOSE([.Y19];&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0" calcext:value-type="float">
            <text:p>20</text:p>
          </table:table-cell>
          <table:table-cell table:style-name="ce7" office:value-type="string" calcext:value-type="string">
            <text:p>+</text:p>
          </table:table-cell>
          <table:table-cell table:style-name="ce9" table:formula="of:=CHOOSE([.Y18];11;21;31;11;21;31)" office:value-type="float" office:value="31" calcext:value-type="float">
            <text:p>31</text:p>
          </table:table-cell>
          <table:table-cell table:style-name="ce10" office:value-type="string" calcext:value-type="string">
            <text:p>=</text:p>
          </table:table-cell>
          <table:table-cell table:style-name="ce4" table:formula="of:=((((IF([.Y19]=1;0;RANDBETWEEN(1;9))*10+IF([.Y19]=2;0;RANDBETWEEN(1;9)))*10+IF([.Y19]=3;0;RANDBETWEEN(1;9)))*10+IF([.Y19]=4;0;RANDBETWEEN(1;9)))*10+IF([.Y19]=5;0;RANDBETWEEN(1;9)))/1000" office:value-type="float" office:value="85.42" calcext:value-type="float">
            <text:p>85,42</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78" calcext:value-type="float">
            <text:p>78</text:p>
          </table:table-cell>
          <table:table-cell table:style-name="ce40" table:formula="of:=CHOOSE([.W19];&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19]&lt;5;&quot;m&quot;;IF(AND([.W19]&gt;4;[.W19]&lt;9);&quot;L&quot;;&quot;g&quot;))" office:value-type="string" office:string-value="m" calcext:value-type="string">
            <text:p>m</text:p>
          </table:table-cell>
          <table:table-cell/>
          <table:table-cell table:style-name="ce69" table:formula="of:=IF([.A19]=&quot;moitié&quot;;[.C19]/2;IF([.A19]=&quot;quart&quot;;[.C19]/4;IF([.A19]=&quot;tiers&quot;;[.C19]/3;IF([.A19]=&quot;quadruple&quot;;[.C19]*4;IF([.A19]=&quot;double&quot;;[.C19]*2;IF([.A19]=&quot;triple&quot;;[.C19]*3))))))" office:value-type="float" office:value="12" calcext:value-type="float">
            <text:p>12</text:p>
          </table:table-cell>
          <table:table-cell table:style-name="ce27" table:formula="of:=[.E19]+[.G19]" office:value-type="float" office:value="51" calcext:value-type="float">
            <text:p>51</text:p>
          </table:table-cell>
          <table:table-cell table:style-name="ce27" table:formula="of:=FLOOR([.I19])&amp;IF(FLOOR([.I19]*10)-FLOOR([.I19])*10;&quot; + &quot;&amp;(FLOOR([.I19]*10)-FLOOR([.I19])*10)/10;&quot;&quot;)&amp;IF(FLOOR([.I19]*100)-FLOOR([.I19]*10)*10;&quot; + &quot;&amp;(FLOOR([.I19]*100)-FLOOR([.I19]*10)*10)/100;&quot;&quot;)&amp;IF(FLOOR([.I19]*1000)-FLOOR([.I19]*100)*10;&quot; + &quot;&amp;(FLOOR([.I19]*1000)-FLOOR([.I19]*100)*10)/1000;&quot;&quot;)" office:value-type="string" office:string-value="85 + 0,4 + 0,02" calcext:value-type="string">
            <text:p>85 + 0,4 + 0,02</text:p>
          </table:table-cell>
          <table:table-cell table:style-name="ce48" table:formula="of:=[.M19]*(CHOOSE([.W19];0;0.01;0.001;1000;0.001;100;0.1;0.01;1000;0.1;0.001;10))&amp;&quot; &quot;&amp;[.P19]" office:value-type="string" office:string-value="78000 m" calcext:value-type="string">
            <text:p>78000 m</text:p>
          </table:table-cell>
          <table:table-cell/>
          <table:table-cell table:formula="of:=RANK([.X19];[.X12:.X21])+2" office:value-type="float" office:value="4" calcext:value-type="float">
            <text:p>4</text:p>
          </table:table-cell>
          <table:table-cell table:style-name="ce89" table:formula="of:=RAND()" office:value-type="float" office:value="0.926081278059817" calcext:value-type="float">
            <text:p>0,926081278059817</text:p>
          </table:table-cell>
          <table:table-cell table:formula="of:=RANK([.Z19];[.Z14:.Z19])" office:value-type="float" office:value="5" calcext:value-type="float">
            <text:p>5</text:p>
          </table:table-cell>
          <table:table-cell table:style-name="ce89" table:formula="of:=RAND()" office:value-type="float" office:value="0.19771528897956" calcext:value-type="float">
            <text:p>0,19771528897956</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0" calcext:value-type="float">
            <text:p>10</text:p>
          </table:table-cell>
          <table:table-cell table:style-name="ce89" table:formula="of:=RAND()" office:value-type="float" office:value="0.637057126152962" calcext:value-type="float">
            <text:p>0,637057126152962</text:p>
          </table:table-cell>
          <table:table-cell table:number-columns-repeated="1000"/>
        </table:table-row>
        <table:table-row table:style-name="ro4">
          <table:table-cell table:number-columns-repeated="22"/>
          <table:table-cell table:formula="of:=RANK([.X21];[.X12:.X21])+2" office:value-type="float" office:value="3" calcext:value-type="float">
            <text:p>3</text:p>
          </table:table-cell>
          <table:table-cell table:style-name="ce89" table:formula="of:=RAND()" office:value-type="float" office:value="0.992252569480287" calcext:value-type="float">
            <text:p>0,992252569480287</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9" calcext:value-type="float">
            <text:p>9</text:p>
          </table:table-cell>
          <table:table-cell table:style-name="ce89" table:formula="of:=RAND()" office:value-type="float" office:value="0.380677578985678" calcext:value-type="float">
            <text:p>0,380677578985678</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8859" calcext:value-type="string">
            <text:p>v8859</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4];[.X23:.X32])+2" office:value-type="float" office:value="3" calcext:value-type="float">
            <text:p>3</text:p>
          </table:table-cell>
          <table:table-cell table:style-name="ce89" table:formula="of:=RAND()" office:value-type="float" office:value="0.798131000424014" calcext:value-type="float">
            <text:p>0,798131000424014</text:p>
          </table:table-cell>
          <table:table-cell table:number-columns-repeated="1000"/>
        </table:table-row>
        <table:table-row table:style-name="ro3">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8859" calcext:value-type="string">
            <text:p>v8859</text:p>
          </table:table-cell>
          <table:table-cell table:style-name="ce89"/>
          <table:table-cell table:formula="of:=RANK([.X25];[.X23:.X32])+2" office:value-type="float" office:value="4" calcext:value-type="float">
            <text:p>4</text:p>
          </table:table-cell>
          <table:table-cell table:style-name="ce89" table:formula="of:=RAND()" office:value-type="float" office:value="0.750107494629351" calcext:value-type="float">
            <text:p>0,750107494629351</text:p>
          </table:table-cell>
          <table:table-cell table:style-name="ce89" table:formula="of:=RANK([.Z25];[.Z25:.Z30])" office:value-type="float" office:value="1" calcext:value-type="float">
            <text:p>1</text:p>
          </table:table-cell>
          <table:table-cell table:style-name="ce89" table:formula="of:=RAND()" office:value-type="float" office:value="0.934948176454303" calcext:value-type="float">
            <text:p>0,934948176454303</text:p>
          </table:table-cell>
          <table:table-cell table:number-columns-repeated="998"/>
        </table:table-row>
        <table:table-row table:style-name="ro3">
          <table:table-cell table:style-name="ce39" table:formula="of:=CHOOSE([.Y26];&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1" calcext:value-type="float">
            <text:p>21</text:p>
          </table:table-cell>
          <table:table-cell table:style-name="ce7" office:value-type="string" calcext:value-type="string">
            <text:p>+</text:p>
          </table:table-cell>
          <table:table-cell table:style-name="ce9" table:formula="of:=CHOOSE([.Y25];11;21;31;11;21;31)" office:value-type="float" office:value="11" calcext:value-type="float">
            <text:p>11</text:p>
          </table:table-cell>
          <table:table-cell table:style-name="ce10" office:value-type="string" calcext:value-type="string">
            <text:p>=</text:p>
          </table:table-cell>
          <table:table-cell table:style-name="ce4" table:formula="of:=((((IF([.Y26]=1;0;RANDBETWEEN(1;9))*10+IF([.Y26]=2;0;RANDBETWEEN(1;9)))*10+IF([.Y26]=3;0;RANDBETWEEN(1;9)))*10+IF([.Y26]=4;0;RANDBETWEEN(1;9)))*10+IF([.Y26]=5;0;RANDBETWEEN(1;9)))/1000" office:value-type="float" office:value="97.078" calcext:value-type="float">
            <text:p>97,07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 calcext:value-type="float">
            <text:p>1</text:p>
          </table:table-cell>
          <table:table-cell table:style-name="ce40" table:formula="of:=CHOOSE([.W26];&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26]&lt;5;&quot;m&quot;;IF(AND([.W26]&gt;4;[.W26]&lt;9);&quot;L&quot;;&quot;g&quot;))" office:value-type="string" office:string-value="g" calcext:value-type="string">
            <text:p>g</text:p>
          </table:table-cell>
          <table:table-cell/>
          <table:table-cell table:style-name="ce69" table:formula="of:=IF([.A26]=&quot;moitié&quot;;[.C26]/2;IF([.A26]=&quot;quart&quot;;[.C26]/4;IF([.A26]=&quot;tiers&quot;;[.C26]/3;IF([.A26]=&quot;quadruple&quot;;[.C26]*4;IF([.A26]=&quot;double&quot;;[.C26]*2;IF([.A26]=&quot;triple&quot;;[.C26]*3))))))" office:value-type="float" office:value="21" calcext:value-type="float">
            <text:p>21</text:p>
          </table:table-cell>
          <table:table-cell table:style-name="ce27" table:formula="of:=[.E26]+[.G26]" office:value-type="float" office:value="32" calcext:value-type="float">
            <text:p>32</text:p>
          </table:table-cell>
          <table:table-cell table:style-name="ce27" table:formula="of:=FLOOR([.I26])&amp;IF(FLOOR([.I26]*10)-FLOOR([.I26])*10;&quot; + &quot;&amp;(FLOOR([.I26]*10)-FLOOR([.I26])*10)/10;&quot;&quot;)&amp;IF(FLOOR([.I26]*100)-FLOOR([.I26]*10)*10;&quot; + &quot;&amp;(FLOOR([.I26]*100)-FLOOR([.I26]*10)*10)/100;&quot;&quot;)&amp;IF(FLOOR([.I26]*1000)-FLOOR([.I26]*100)*10;&quot; + &quot;&amp;(FLOOR([.I26]*1000)-FLOOR([.I26]*100)*10)/1000;&quot;&quot;)" office:value-type="string" office:string-value="97 + 0,07 + 0,008" calcext:value-type="string">
            <text:p>97 + 0,07 + 0,008</text:p>
          </table:table-cell>
          <table:table-cell table:style-name="ce48" table:formula="of:=[.M26]*(CHOOSE([.W26];0;0.01;0.001;1000;0.001;100;0.1;0.01;1000;0.1;0.001;10))&amp;&quot; &quot;&amp;[.P26]" office:value-type="string" office:string-value="0,001 g" calcext:value-type="string">
            <text:p>0,001 g</text:p>
          </table:table-cell>
          <table:table-cell/>
          <table:table-cell table:formula="of:=RANK([.X26];[.X23:.X32])+2" office:value-type="float" office:value="11" calcext:value-type="float">
            <text:p>11</text:p>
          </table:table-cell>
          <table:table-cell table:style-name="ce89" table:formula="of:=RAND()" office:value-type="float" office:value="0.119205696023877" calcext:value-type="float">
            <text:p>0,119205696023877</text:p>
          </table:table-cell>
          <table:table-cell table:formula="of:=RANK([.Z26];[.Z25:.Z30])" office:value-type="float" office:value="3" calcext:value-type="float">
            <text:p>3</text:p>
          </table:table-cell>
          <table:table-cell table:style-name="ce89" table:formula="of:=RAND()" office:value-type="float" office:value="0.746386509333131" calcext:value-type="float">
            <text:p>0,746386509333131</text:p>
          </table:table-cell>
          <table:table-cell table:number-columns-repeated="998"/>
        </table:table-row>
        <table:table-row table:style-name="ro3">
          <table:table-cell table:style-name="ce39" table:formula="of:=CHOOSE([.Y27];&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47" table:formula="of:=CHOOSE([.Y26];11;21;31;11;2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52" calcext:value-type="float">
            <text:p>52</text:p>
          </table:table-cell>
          <table:table-cell table:style-name="ce10" office:value-type="string" calcext:value-type="string">
            <text:p>=</text:p>
          </table:table-cell>
          <table:table-cell table:style-name="ce4" table:formula="of:=((((IF([.Y27]=1;0;RANDBETWEEN(1;9))*10+IF([.Y27]=2;0;RANDBETWEEN(1;9)))*10+IF([.Y27]=3;0;RANDBETWEEN(1;9)))*10+IF([.Y27]=4;0;RANDBETWEEN(1;9)))*10+IF([.Y27]=5;0;RANDBETWEEN(1;9)))/1000" office:value-type="float" office:value="99.991" calcext:value-type="float">
            <text:p>99,99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27];&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27]&lt;5;&quot;m&quot;;IF(AND([.W27]&gt;4;[.W27]&lt;9);&quot;L&quot;;&quot;g&quot;))" office:value-type="string" office:string-value="g" calcext:value-type="string">
            <text:p>g</text:p>
          </table:table-cell>
          <table:table-cell/>
          <table:table-cell table:style-name="ce69" table:formula="of:=IF([.A27]=&quot;moitié&quot;;[.C27]/2;IF([.A27]=&quot;quart&quot;;[.C27]/4;IF([.A27]=&quot;tiers&quot;;[.C27]/3;IF([.A27]=&quot;quadruple&quot;;[.C27]*4;IF([.A27]=&quot;double&quot;;[.C27]*2;IF([.A27]=&quot;triple&quot;;[.C27]*3))))))" office:value-type="float" office:value="198" calcext:value-type="float">
            <text:p>198</text:p>
          </table:table-cell>
          <table:table-cell table:style-name="ce27" table:formula="of:=[.E27]+[.G27]" office:value-type="float" office:value="83" calcext:value-type="float">
            <text:p>83</text:p>
          </table:table-cell>
          <table:table-cell table:style-name="ce27" table:formula="of:=FLOOR([.I27])&amp;IF(FLOOR([.I27]*10)-FLOOR([.I27])*10;&quot; + &quot;&amp;(FLOOR([.I27]*10)-FLOOR([.I27])*10)/10;&quot;&quot;)&amp;IF(FLOOR([.I27]*100)-FLOOR([.I27]*10)*10;&quot; + &quot;&amp;(FLOOR([.I27]*100)-FLOOR([.I27]*10)*10)/100;&quot;&quot;)&amp;IF(FLOOR([.I27]*1000)-FLOOR([.I27]*100)*10;&quot; + &quot;&amp;(FLOOR([.I27]*1000)-FLOOR([.I27]*100)*10)/1000;&quot;&quot;)" office:value-type="string" office:string-value="99 + 0,9 + 0,09 + 0,001" calcext:value-type="string">
            <text:p>99 + 0,9 + 0,09 + 0,001</text:p>
          </table:table-cell>
          <table:table-cell table:style-name="ce48" table:formula="of:=[.M27]*(CHOOSE([.W27];0;0.01;0.001;1000;0.001;100;0.1;0.01;1000;0.1;0.001;10))&amp;&quot; &quot;&amp;[.P27]" office:value-type="string" office:string-value="100 g" calcext:value-type="string">
            <text:p>100 g</text:p>
          </table:table-cell>
          <table:table-cell/>
          <table:table-cell table:formula="of:=RANK([.X27];[.X23:.X32])+2" office:value-type="float" office:value="12" calcext:value-type="float">
            <text:p>12</text:p>
          </table:table-cell>
          <table:table-cell table:style-name="ce89" table:formula="of:=RAND()" office:value-type="float" office:value="0.0220271660144734" calcext:value-type="float">
            <text:p>0,0220271660144734</text:p>
          </table:table-cell>
          <table:table-cell table:formula="of:=RANK([.Z27];[.Z25:.Z30])" office:value-type="float" office:value="6" calcext:value-type="float">
            <text:p>6</text:p>
          </table:table-cell>
          <table:table-cell table:style-name="ce89" table:formula="of:=RAND()" office:value-type="float" office:value="0.206493675782692" calcext:value-type="float">
            <text:p>0,206493675782692</text:p>
          </table:table-cell>
          <table:table-cell table:number-columns-repeated="998"/>
        </table:table-row>
        <table:table-row table:style-name="ro3">
          <table:table-cell table:style-name="ce39" table:formula="of:=CHOOSE([.Y28];&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19" calcext:value-type="float">
            <text:p>19</text:p>
          </table:table-cell>
          <table:table-cell table:style-name="ce7" office:value-type="string" calcext:value-type="string">
            <text:p>+</text:p>
          </table:table-cell>
          <table:table-cell table:style-name="ce9" table:formula="of:=CHOOSE([.Y27];11;21;31;11;21;31)" office:value-type="float" office:value="31" calcext:value-type="float">
            <text:p>31</text:p>
          </table:table-cell>
          <table:table-cell table:style-name="ce10" office:value-type="string" calcext:value-type="string">
            <text:p>=</text:p>
          </table:table-cell>
          <table:table-cell table:style-name="ce4" table:formula="of:=((((IF([.Y28]=1;0;RANDBETWEEN(1;9))*10+IF([.Y28]=2;0;RANDBETWEEN(1;9)))*10+IF([.Y28]=3;0;RANDBETWEEN(1;9)))*10+IF([.Y28]=4;0;RANDBETWEEN(1;9)))*10+IF([.Y28]=5;0;RANDBETWEEN(1;9)))/1000" office:value-type="float" office:value="35.109" calcext:value-type="float">
            <text:p>35,10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28];&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28]&lt;5;&quot;m&quot;;IF(AND([.W28]&gt;4;[.W28]&lt;9);&quot;L&quot;;&quot;g&quot;))" office:value-type="string" office:string-value="L" calcext:value-type="string">
            <text:p>L</text:p>
          </table:table-cell>
          <table:table-cell/>
          <table:table-cell table:style-name="ce69" table:formula="of:=IF([.A28]=&quot;moitié&quot;;[.C28]/2;IF([.A28]=&quot;quart&quot;;[.C28]/4;IF([.A28]=&quot;tiers&quot;;[.C28]/3;IF([.A28]=&quot;quadruple&quot;;[.C28]*4;IF([.A28]=&quot;double&quot;;[.C28]*2;IF([.A28]=&quot;triple&quot;;[.C28]*3))))))" office:value-type="float" office:value="264" calcext:value-type="float">
            <text:p>264</text:p>
          </table:table-cell>
          <table:table-cell table:style-name="ce27" table:formula="of:=[.E28]+[.G28]" office:value-type="float" office:value="50" calcext:value-type="float">
            <text:p>50</text:p>
          </table:table-cell>
          <table:table-cell table:style-name="ce27" table:formula="of:=FLOOR([.I28])&amp;IF(FLOOR([.I28]*10)-FLOOR([.I28])*10;&quot; + &quot;&amp;(FLOOR([.I28]*10)-FLOOR([.I28])*10)/10;&quot;&quot;)&amp;IF(FLOOR([.I28]*100)-FLOOR([.I28]*10)*10;&quot; + &quot;&amp;(FLOOR([.I28]*100)-FLOOR([.I28]*10)*10)/100;&quot;&quot;)&amp;IF(FLOOR([.I28]*1000)-FLOOR([.I28]*100)*10;&quot; + &quot;&amp;(FLOOR([.I28]*1000)-FLOOR([.I28]*100)*10)/1000;&quot;&quot;)" office:value-type="string" office:string-value="35 + 0,1 + 0,009" calcext:value-type="string">
            <text:p>35 + 0,1 + 0,009</text:p>
          </table:table-cell>
          <table:table-cell table:style-name="ce48" table:formula="of:=[.M28]*(CHOOSE([.W28];0;0.01;0.001;1000;0.001;100;0.1;0.01;1000;0.1;0.001;10))&amp;&quot; &quot;&amp;[.P28]" office:value-type="string" office:string-value="10 L" calcext:value-type="string">
            <text:p>10 L</text:p>
          </table:table-cell>
          <table:table-cell/>
          <table:table-cell table:formula="of:=RANK([.X28];[.X23:.X32])+2" office:value-type="float" office:value="7" calcext:value-type="float">
            <text:p>7</text:p>
          </table:table-cell>
          <table:table-cell table:style-name="ce89" table:formula="of:=RAND()" office:value-type="float" office:value="0.673272716647857" calcext:value-type="float">
            <text:p>0,673272716647857</text:p>
          </table:table-cell>
          <table:table-cell table:formula="of:=RANK([.Z28];[.Z25:.Z30])" office:value-type="float" office:value="4" calcext:value-type="float">
            <text:p>4</text:p>
          </table:table-cell>
          <table:table-cell table:style-name="ce89" table:formula="of:=RAND()" office:value-type="float" office:value="0.608834633006562" calcext:value-type="float">
            <text:p>0,608834633006562</text:p>
          </table:table-cell>
          <table:table-cell table:number-columns-repeated="998"/>
        </table:table-row>
        <table:table-row table:style-name="ro3">
          <table:table-cell table:style-name="ce39" table:formula="of:=CHOOSE([.Y29];&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24" calcext:value-type="float">
            <text:p>24</text:p>
          </table:table-cell>
          <table:table-cell table:style-name="ce42" office:value-type="string" calcext:value-type="string">
            <text:p><text:span text:style-name="T6">"</text:span><text:span text:style-name="T7">=</text:span></text:p>
          </table:table-cell>
          <table:table-cell table:style-name="ce47" table:formula="of:=CHOOSE([.Y28];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68" calcext:value-type="float">
            <text:p>68</text:p>
          </table:table-cell>
          <table:table-cell table:style-name="ce10" office:value-type="string" calcext:value-type="string">
            <text:p>=</text:p>
          </table:table-cell>
          <table:table-cell table:style-name="ce4" table:formula="of:=((((IF([.Y29]=1;0;RANDBETWEEN(1;9))*10+IF([.Y29]=2;0;RANDBETWEEN(1;9)))*10+IF([.Y29]=3;0;RANDBETWEEN(1;9)))*10+IF([.Y29]=4;0;RANDBETWEEN(1;9)))*10+IF([.Y29]=5;0;RANDBETWEEN(1;9)))/1000" office:value-type="float" office:value="58.12" calcext:value-type="float">
            <text:p>58,12</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29];&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29]&lt;5;&quot;m&quot;;IF(AND([.W29]&gt;4;[.W29]&lt;9);&quot;L&quot;;&quot;g&quot;))" office:value-type="string" office:string-value="L" calcext:value-type="string">
            <text:p>L</text:p>
          </table:table-cell>
          <table:table-cell/>
          <table:table-cell table:style-name="ce69" table:formula="of:=IF([.A29]=&quot;moitié&quot;;[.C29]/2;IF([.A29]=&quot;quart&quot;;[.C29]/4;IF([.A29]=&quot;tiers&quot;;[.C29]/3;IF([.A29]=&quot;quadruple&quot;;[.C29]*4;IF([.A29]=&quot;double&quot;;[.C29]*2;IF([.A29]=&quot;triple&quot;;[.C29]*3))))))" office:value-type="float" office:value="8" calcext:value-type="float">
            <text:p>8</text:p>
          </table:table-cell>
          <table:table-cell table:style-name="ce27" table:formula="of:=[.E29]+[.G29]" office:value-type="float" office:value="79" calcext:value-type="float">
            <text:p>79</text:p>
          </table:table-cell>
          <table:table-cell table:style-name="ce27" table:formula="of:=FLOOR([.I29])&amp;IF(FLOOR([.I29]*10)-FLOOR([.I29])*10;&quot; + &quot;&amp;(FLOOR([.I29]*10)-FLOOR([.I29])*10)/10;&quot;&quot;)&amp;IF(FLOOR([.I29]*100)-FLOOR([.I29]*10)*10;&quot; + &quot;&amp;(FLOOR([.I29]*100)-FLOOR([.I29]*10)*10)/100;&quot;&quot;)&amp;IF(FLOOR([.I29]*1000)-FLOOR([.I29]*100)*10;&quot; + &quot;&amp;(FLOOR([.I29]*1000)-FLOOR([.I29]*100)*10)/1000;&quot;&quot;)" office:value-type="string" office:string-value="58 + 0,1 + 0,02" calcext:value-type="string">
            <text:p>58 + 0,1 + 0,02</text:p>
          </table:table-cell>
          <table:table-cell table:style-name="ce48" table:formula="of:=[.M29]*(CHOOSE([.W29];0;0.01;0.001;1000;0.001;100;0.1;0.01;1000;0.1;0.001;10))&amp;&quot; &quot;&amp;[.P29]" office:value-type="string" office:string-value="10000 L" calcext:value-type="string">
            <text:p>10000 L</text:p>
          </table:table-cell>
          <table:table-cell/>
          <table:table-cell table:formula="of:=RANK([.X29];[.X23:.X32])+2" office:value-type="float" office:value="6" calcext:value-type="float">
            <text:p>6</text:p>
          </table:table-cell>
          <table:table-cell table:style-name="ce89" table:formula="of:=RAND()" office:value-type="float" office:value="0.702164393114299" calcext:value-type="float">
            <text:p>0,702164393114299</text:p>
          </table:table-cell>
          <table:table-cell table:formula="of:=RANK([.Z29];[.Z25:.Z30])" office:value-type="float" office:value="5" calcext:value-type="float">
            <text:p>5</text:p>
          </table:table-cell>
          <table:table-cell table:style-name="ce89" table:formula="of:=RAND()" office:value-type="float" office:value="0.216923632460773" calcext:value-type="float">
            <text:p>0,216923632460773</text:p>
          </table:table-cell>
          <table:table-cell table:number-columns-repeated="998"/>
        </table:table-row>
        <table:table-row table:style-name="ro3">
          <table:table-cell table:style-name="ce39" table:formula="of:=CHOOSE([.Y30];&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72" calcext:value-type="float">
            <text:p>72</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14" calcext:value-type="float">
            <text:p>14</text:p>
          </table:table-cell>
          <table:table-cell table:style-name="ce7" office:value-type="string" calcext:value-type="string">
            <text:p>+</text:p>
          </table:table-cell>
          <table:table-cell table:style-name="ce9" table:formula="of:=CHOOSE([.Y29];11;21;31;11;21;31)" office:value-type="float" office:value="21" calcext:value-type="float">
            <text:p>21</text:p>
          </table:table-cell>
          <table:table-cell table:style-name="ce10" office:value-type="string" calcext:value-type="string">
            <text:p>=</text:p>
          </table:table-cell>
          <table:table-cell table:style-name="ce4" table:formula="of:=((((IF([.Y30]=1;0;RANDBETWEEN(1;9))*10+IF([.Y30]=2;0;RANDBETWEEN(1;9)))*10+IF([.Y30]=3;0;RANDBETWEEN(1;9)))*10+IF([.Y30]=4;0;RANDBETWEEN(1;9)))*10+IF([.Y30]=5;0;RANDBETWEEN(1;9)))/1000" office:value-type="float" office:value="80.663" calcext:value-type="float">
            <text:p>80,66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30];&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30]&lt;5;&quot;m&quot;;IF(AND([.W30]&gt;4;[.W30]&lt;9);&quot;L&quot;;&quot;g&quot;))" office:value-type="string" office:string-value="L" calcext:value-type="string">
            <text:p>L</text:p>
          </table:table-cell>
          <table:table-cell/>
          <table:table-cell table:style-name="ce69" table:formula="of:=IF([.A30]=&quot;moitié&quot;;[.C30]/2;IF([.A30]=&quot;quart&quot;;[.C30]/4;IF([.A30]=&quot;tiers&quot;;[.C30]/3;IF([.A30]=&quot;quadruple&quot;;[.C30]*4;IF([.A30]=&quot;double&quot;;[.C30]*2;IF([.A30]=&quot;triple&quot;;[.C30]*3))))))" office:value-type="float" office:value="36" calcext:value-type="float">
            <text:p>36</text:p>
          </table:table-cell>
          <table:table-cell table:style-name="ce27" table:formula="of:=[.E30]+[.G30]" office:value-type="float" office:value="35" calcext:value-type="float">
            <text:p>35</text:p>
          </table:table-cell>
          <table:table-cell table:style-name="ce27" table:formula="of:=FLOOR([.I30])&amp;IF(FLOOR([.I30]*10)-FLOOR([.I30])*10;&quot; + &quot;&amp;(FLOOR([.I30]*10)-FLOOR([.I30])*10)/10;&quot;&quot;)&amp;IF(FLOOR([.I30]*100)-FLOOR([.I30]*10)*10;&quot; + &quot;&amp;(FLOOR([.I30]*100)-FLOOR([.I30]*10)*10)/100;&quot;&quot;)&amp;IF(FLOOR([.I30]*1000)-FLOOR([.I30]*100)*10;&quot; + &quot;&amp;(FLOOR([.I30]*1000)-FLOOR([.I30]*100)*10)/1000;&quot;&quot;)" office:value-type="string" office:string-value="80 + 0,6 + 0,06 + 0,003" calcext:value-type="string">
            <text:p>80 + 0,6 + 0,06 + 0,003</text:p>
          </table:table-cell>
          <table:table-cell table:style-name="ce48" table:formula="of:=[.M30]*(CHOOSE([.W30];0;0.01;0.001;1000;0.001;100;0.1;0.01;1000;0.1;0.001;10))&amp;&quot; &quot;&amp;[.P30]" office:value-type="string" office:string-value="0,01 L" calcext:value-type="string">
            <text:p>0,01 L</text:p>
          </table:table-cell>
          <table:table-cell/>
          <table:table-cell table:formula="of:=RANK([.X30];[.X23:.X32])+2" office:value-type="float" office:value="5" calcext:value-type="float">
            <text:p>5</text:p>
          </table:table-cell>
          <table:table-cell table:style-name="ce89" table:formula="of:=RAND()" office:value-type="float" office:value="0.729400804349116" calcext:value-type="float">
            <text:p>0,729400804349116</text:p>
          </table:table-cell>
          <table:table-cell table:formula="of:=RANK([.Z30];[.Z25:.Z30])" office:value-type="float" office:value="2" calcext:value-type="float">
            <text:p>2</text:p>
          </table:table-cell>
          <table:table-cell table:style-name="ce89" table:formula="of:=RAND()" office:value-type="float" office:value="0.839909389104547" calcext:value-type="float">
            <text:p>0,839909389104547</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0" calcext:value-type="float">
            <text:p>10</text:p>
          </table:table-cell>
          <table:table-cell table:style-name="ce89" table:formula="of:=RAND()" office:value-type="float" office:value="0.313075122824157" calcext:value-type="float">
            <text:p>0,313075122824157</text:p>
          </table:table-cell>
          <table:table-cell table:number-columns-repeated="1000"/>
        </table:table-row>
        <table:table-row table:style-name="ro4">
          <table:table-cell table:number-columns-repeated="22"/>
          <table:table-cell table:formula="of:=RANK([.X32];[.X23:.X32])+2" office:value-type="float" office:value="8" calcext:value-type="float">
            <text:p>8</text:p>
          </table:table-cell>
          <table:table-cell table:style-name="ce89" table:formula="of:=RAND()" office:value-type="float" office:value="0.618761085391337" calcext:value-type="float">
            <text:p>0,618761085391337</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3" calcext:value-type="float">
            <text:p>3</text:p>
          </table:table-cell>
          <table:table-cell table:style-name="ce89" table:formula="of:=RAND()" office:value-type="float" office:value="0.775280629644256" calcext:value-type="float">
            <text:p>0,775280629644256</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8859" calcext:value-type="string">
            <text:p>v8859</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89" table:formula="of:=RAND()" office:value-type="float" office:value="0.237289391946927" calcext:value-type="float">
            <text:p>0,237289391946927</text:p>
          </table:table-cell>
          <table:table-cell table:number-columns-repeated="1000"/>
        </table:table-row>
        <table:table-row table:style-name="ro3">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8859" calcext:value-type="string">
            <text:p>v8859</text:p>
          </table:table-cell>
          <table:table-cell table:style-name="ce89"/>
          <table:table-cell table:formula="of:=RANK([.X36];[.X34:.X43])+2" office:value-type="float" office:value="6" calcext:value-type="float">
            <text:p>6</text:p>
          </table:table-cell>
          <table:table-cell table:style-name="ce89" table:formula="of:=RAND()" office:value-type="float" office:value="0.501902389114065" calcext:value-type="float">
            <text:p>0,501902389114065</text:p>
          </table:table-cell>
          <table:table-cell table:style-name="ce89" table:formula="of:=RANK([.Z36];[.Z36:.Z41])" office:value-type="float" office:value="1" calcext:value-type="float">
            <text:p>1</text:p>
          </table:table-cell>
          <table:table-cell table:style-name="ce89" table:formula="of:=RAND()" office:value-type="float" office:value="0.95216156728422" calcext:value-type="float">
            <text:p>0,95216156728422</text:p>
          </table:table-cell>
          <table:table-cell table:number-columns-repeated="998"/>
        </table:table-row>
        <table:table-row table:style-name="ro3">
          <table:table-cell table:style-name="ce39" table:formula="of:=CHOOSE([.Y37];&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51" calcext:value-type="float">
            <text:p>51</text:p>
          </table:table-cell>
          <table:table-cell table:style-name="ce7" office:value-type="string" calcext:value-type="string">
            <text:p>+</text:p>
          </table:table-cell>
          <table:table-cell table:style-name="ce9" table:formula="of:=CHOOSE([.Y36];11;21;31;11;21;31)" office:value-type="float" office:value="11" calcext:value-type="float">
            <text:p>11</text:p>
          </table:table-cell>
          <table:table-cell table:style-name="ce10" office:value-type="string" calcext:value-type="string">
            <text:p>=</text:p>
          </table:table-cell>
          <table:table-cell table:style-name="ce4" table:formula="of:=((((IF([.Y37]=1;0;RANDBETWEEN(1;9))*10+IF([.Y37]=2;0;RANDBETWEEN(1;9)))*10+IF([.Y37]=3;0;RANDBETWEEN(1;9)))*10+IF([.Y37]=4;0;RANDBETWEEN(1;9)))*10+IF([.Y37]=5;0;RANDBETWEEN(1;9)))/1000" office:value-type="float" office:value="99.63" calcext:value-type="float">
            <text:p>99,6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264.5" calcext:value-type="float">
            <text:p>264,5</text:p>
          </table:table-cell>
          <table:table-cell table:style-name="ce40" table:formula="of:=CHOOSE([.W3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37]&lt;5;&quot;m&quot;;IF(AND([.W37]&gt;4;[.W37]&lt;9);&quot;L&quot;;&quot;g&quot;))" office:value-type="string" office:string-value="L" calcext:value-type="string">
            <text:p>L</text:p>
          </table:table-cell>
          <table:table-cell/>
          <table:table-cell table:style-name="ce69" table:formula="of:=IF([.A37]=&quot;moitié&quot;;[.C37]/2;IF([.A37]=&quot;quart&quot;;[.C37]/4;IF([.A37]=&quot;tiers&quot;;[.C37]/3;IF([.A37]=&quot;quadruple&quot;;[.C37]*4;IF([.A37]=&quot;double&quot;;[.C37]*2;IF([.A37]=&quot;triple&quot;;[.C37]*3))))))" office:value-type="float" office:value="10" calcext:value-type="float">
            <text:p>10</text:p>
          </table:table-cell>
          <table:table-cell table:style-name="ce27" table:formula="of:=[.E37]+[.G37]" office:value-type="float" office:value="62" calcext:value-type="float">
            <text:p>62</text:p>
          </table:table-cell>
          <table:table-cell table:style-name="ce27" table:formula="of:=FLOOR([.I37])&amp;IF(FLOOR([.I37]*10)-FLOOR([.I37])*10;&quot; + &quot;&amp;(FLOOR([.I37]*10)-FLOOR([.I37])*10)/10;&quot;&quot;)&amp;IF(FLOOR([.I37]*100)-FLOOR([.I37]*10)*10;&quot; + &quot;&amp;(FLOOR([.I37]*100)-FLOOR([.I37]*10)*10)/100;&quot;&quot;)&amp;IF(FLOOR([.I37]*1000)-FLOOR([.I37]*100)*10;&quot; + &quot;&amp;(FLOOR([.I37]*1000)-FLOOR([.I37]*100)*10)/1000;&quot;&quot;)" office:value-type="string" office:string-value="99 + 0,6 + 0,03" calcext:value-type="string">
            <text:p>99 + 0,6 + 0,03</text:p>
          </table:table-cell>
          <table:table-cell table:style-name="ce48" table:formula="of:=[.M37]*(CHOOSE([.W37];0;0.01;0.001;1000;0.001;100;0.1;0.01;1000;0.1;0.001;10))&amp;&quot; &quot;&amp;[.P37]" office:value-type="string" office:string-value="2,645 L" calcext:value-type="string">
            <text:p>2,645 L</text:p>
          </table:table-cell>
          <table:table-cell/>
          <table:table-cell table:formula="of:=RANK([.X37];[.X34:.X43])+2" office:value-type="float" office:value="8" calcext:value-type="float">
            <text:p>8</text:p>
          </table:table-cell>
          <table:table-cell table:style-name="ce89" table:formula="of:=RAND()" office:value-type="float" office:value="0.482668865546556" calcext:value-type="float">
            <text:p>0,482668865546556</text:p>
          </table:table-cell>
          <table:table-cell table:formula="of:=RANK([.Z37];[.Z36:.Z41])" office:value-type="float" office:value="5" calcext:value-type="float">
            <text:p>5</text:p>
          </table:table-cell>
          <table:table-cell table:style-name="ce89" table:formula="of:=RAND()" office:value-type="float" office:value="0.184884675784635" calcext:value-type="float">
            <text:p>0,184884675784635</text:p>
          </table:table-cell>
          <table:table-cell table:number-columns-repeated="998"/>
        </table:table-row>
        <table:table-row table:style-name="ro3">
          <table:table-cell table:style-name="ce39" table:formula="of:=CHOOSE([.Y38];&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7" table:formula="of:=CHOOSE([.Y37];11;21;31;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18" calcext:value-type="float">
            <text:p>18</text:p>
          </table:table-cell>
          <table:table-cell table:style-name="ce10" office:value-type="string" calcext:value-type="string">
            <text:p>=</text:p>
          </table:table-cell>
          <table:table-cell table:style-name="ce4" table:formula="of:=((((IF([.Y38]=1;0;RANDBETWEEN(1;9))*10+IF([.Y38]=2;0;RANDBETWEEN(1;9)))*10+IF([.Y38]=3;0;RANDBETWEEN(1;9)))*10+IF([.Y38]=4;0;RANDBETWEEN(1;9)))*10+IF([.Y38]=5;0;RANDBETWEEN(1;9)))/1000" office:value-type="float" office:value="79.704" calcext:value-type="float">
            <text:p>79,704</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447.1" calcext:value-type="float">
            <text:p>447,1</text:p>
          </table:table-cell>
          <table:table-cell table:style-name="ce40" table:formula="of:=CHOOSE([.W3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38]&lt;5;&quot;m&quot;;IF(AND([.W38]&gt;4;[.W38]&lt;9);&quot;L&quot;;&quot;g&quot;))" office:value-type="string" office:string-value="m" calcext:value-type="string">
            <text:p>m</text:p>
          </table:table-cell>
          <table:table-cell/>
          <table:table-cell table:style-name="ce69" table:formula="of:=IF([.A38]=&quot;moitié&quot;;[.C38]/2;IF([.A38]=&quot;quart&quot;;[.C38]/4;IF([.A38]=&quot;tiers&quot;;[.C38]/3;IF([.A38]=&quot;quadruple&quot;;[.C38]*4;IF([.A38]=&quot;double&quot;;[.C38]*2;IF([.A38]=&quot;triple&quot;;[.C38]*3))))))" office:value-type="float" office:value="120" calcext:value-type="float">
            <text:p>120</text:p>
          </table:table-cell>
          <table:table-cell table:style-name="ce27" table:formula="of:=[.E38]+[.G38]" office:value-type="float" office:value="39" calcext:value-type="float">
            <text:p>39</text:p>
          </table:table-cell>
          <table:table-cell table:style-name="ce27" table:formula="of:=FLOOR([.I38])&amp;IF(FLOOR([.I38]*10)-FLOOR([.I38])*10;&quot; + &quot;&amp;(FLOOR([.I38]*10)-FLOOR([.I38])*10)/10;&quot;&quot;)&amp;IF(FLOOR([.I38]*100)-FLOOR([.I38]*10)*10;&quot; + &quot;&amp;(FLOOR([.I38]*100)-FLOOR([.I38]*10)*10)/100;&quot;&quot;)&amp;IF(FLOOR([.I38]*1000)-FLOOR([.I38]*100)*10;&quot; + &quot;&amp;(FLOOR([.I38]*1000)-FLOOR([.I38]*100)*10)/1000;&quot;&quot;)" office:value-type="string" office:string-value="79 + 0,7 + 0,004" calcext:value-type="string">
            <text:p>79 + 0,7 + 0,004</text:p>
          </table:table-cell>
          <table:table-cell table:style-name="ce48" table:formula="of:=[.M38]*(CHOOSE([.W38];0;0.01;0.001;1000;0.001;100;0.1;0.01;1000;0.1;0.001;10))&amp;&quot; &quot;&amp;[.P38]" office:value-type="string" office:string-value="447100 m" calcext:value-type="string">
            <text:p>447100 m</text:p>
          </table:table-cell>
          <table:table-cell/>
          <table:table-cell table:formula="of:=RANK([.X38];[.X34:.X43])+2" office:value-type="float" office:value="4" calcext:value-type="float">
            <text:p>4</text:p>
          </table:table-cell>
          <table:table-cell table:style-name="ce89" table:formula="of:=RAND()" office:value-type="float" office:value="0.691095285941191" calcext:value-type="float">
            <text:p>0,691095285941191</text:p>
          </table:table-cell>
          <table:table-cell table:formula="of:=RANK([.Z38];[.Z36:.Z41])" office:value-type="float" office:value="4" calcext:value-type="float">
            <text:p>4</text:p>
          </table:table-cell>
          <table:table-cell table:style-name="ce89" table:formula="of:=RAND()" office:value-type="float" office:value="0.230072278794706" calcext:value-type="float">
            <text:p>0,230072278794706</text:p>
          </table:table-cell>
          <table:table-cell table:number-columns-repeated="998"/>
        </table:table-row>
        <table:table-row table:style-name="ro3">
          <table:table-cell table:style-name="ce39" table:formula="of:=CHOOSE([.Y39];&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12" calcext:value-type="float">
            <text:p>12</text:p>
          </table:table-cell>
          <table:table-cell table:style-name="ce7" office:value-type="string" calcext:value-type="string">
            <text:p>+</text:p>
          </table:table-cell>
          <table:table-cell table:style-name="ce9" table:formula="of:=CHOOSE([.Y38];11;21;31;11;21;31)" office:value-type="float" office:value="11" calcext:value-type="float">
            <text:p>11</text:p>
          </table:table-cell>
          <table:table-cell table:style-name="ce10" office:value-type="string" calcext:value-type="string">
            <text:p>=</text:p>
          </table:table-cell>
          <table:table-cell table:style-name="ce4" table:formula="of:=((((IF([.Y39]=1;0;RANDBETWEEN(1;9))*10+IF([.Y39]=2;0;RANDBETWEEN(1;9)))*10+IF([.Y39]=3;0;RANDBETWEEN(1;9)))*10+IF([.Y39]=4;0;RANDBETWEEN(1;9)))*10+IF([.Y39]=5;0;RANDBETWEEN(1;9)))/1000" office:value-type="float" office:value="48.049" calcext:value-type="float">
            <text:p>48,04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39];&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39]&lt;5;&quot;m&quot;;IF(AND([.W39]&gt;4;[.W39]&lt;9);&quot;L&quot;;&quot;g&quot;))" office:value-type="string" office:string-value="L" calcext:value-type="string">
            <text:p>L</text:p>
          </table:table-cell>
          <table:table-cell/>
          <table:table-cell table:style-name="ce69" table:formula="of:=IF([.A39]=&quot;moitié&quot;;[.C39]/2;IF([.A39]=&quot;quart&quot;;[.C39]/4;IF([.A39]=&quot;tiers&quot;;[.C39]/3;IF([.A39]=&quot;quadruple&quot;;[.C39]*4;IF([.A39]=&quot;double&quot;;[.C39]*2;IF([.A39]=&quot;triple&quot;;[.C39]*3))))))" office:value-type="float" office:value="19.5" calcext:value-type="float">
            <text:p>19,5</text:p>
          </table:table-cell>
          <table:table-cell table:style-name="ce27" table:formula="of:=[.E39]+[.G39]" office:value-type="float" office:value="23" calcext:value-type="float">
            <text:p>23</text:p>
          </table:table-cell>
          <table:table-cell table:style-name="ce27" table:formula="of:=FLOOR([.I39])&amp;IF(FLOOR([.I39]*10)-FLOOR([.I39])*10;&quot; + &quot;&amp;(FLOOR([.I39]*10)-FLOOR([.I39])*10)/10;&quot;&quot;)&amp;IF(FLOOR([.I39]*100)-FLOOR([.I39]*10)*10;&quot; + &quot;&amp;(FLOOR([.I39]*100)-FLOOR([.I39]*10)*10)/100;&quot;&quot;)&amp;IF(FLOOR([.I39]*1000)-FLOOR([.I39]*100)*10;&quot; + &quot;&amp;(FLOOR([.I39]*1000)-FLOOR([.I39]*100)*10)/1000;&quot;&quot;)" office:value-type="string" office:string-value="48 + 0,04 + 0,009" calcext:value-type="string">
            <text:p>48 + 0,04 + 0,009</text:p>
          </table:table-cell>
          <table:table-cell table:style-name="ce48" table:formula="of:=[.M39]*(CHOOSE([.W39];0;0.01;0.001;1000;0.001;100;0.1;0.01;1000;0.1;0.001;10))&amp;&quot; &quot;&amp;[.P39]" office:value-type="string" office:string-value="10 L" calcext:value-type="string">
            <text:p>10 L</text:p>
          </table:table-cell>
          <table:table-cell/>
          <table:table-cell table:formula="of:=RANK([.X39];[.X34:.X43])+2" office:value-type="float" office:value="7" calcext:value-type="float">
            <text:p>7</text:p>
          </table:table-cell>
          <table:table-cell table:style-name="ce89" table:formula="of:=RAND()" office:value-type="float" office:value="0.491673133695668" calcext:value-type="float">
            <text:p>0,491673133695668</text:p>
          </table:table-cell>
          <table:table-cell table:formula="of:=RANK([.Z39];[.Z36:.Z41])" office:value-type="float" office:value="3" calcext:value-type="float">
            <text:p>3</text:p>
          </table:table-cell>
          <table:table-cell table:style-name="ce89" table:formula="of:=RAND()" office:value-type="float" office:value="0.831799217720744" calcext:value-type="float">
            <text:p>0,831799217720744</text:p>
          </table:table-cell>
          <table:table-cell table:number-columns-repeated="998"/>
        </table:table-row>
        <table:table-row table:style-name="ro3">
          <table:table-cell table:style-name="ce39" table:formula="of:=CHOOSE([.Y40];&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47" table:formula="of:=CHOOSE([.Y39];11;21;31;11;2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38" calcext:value-type="float">
            <text:p>38</text:p>
          </table:table-cell>
          <table:table-cell table:style-name="ce10" office:value-type="string" calcext:value-type="string">
            <text:p>=</text:p>
          </table:table-cell>
          <table:table-cell table:style-name="ce4" table:formula="of:=((((IF([.Y40]=1;0;RANDBETWEEN(1;9))*10+IF([.Y40]=2;0;RANDBETWEEN(1;9)))*10+IF([.Y40]=3;0;RANDBETWEEN(1;9)))*10+IF([.Y40]=4;0;RANDBETWEEN(1;9)))*10+IF([.Y40]=5;0;RANDBETWEEN(1;9)))/1000" office:value-type="float" office:value="63.838" calcext:value-type="float">
            <text:p>63,83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4.2" calcext:value-type="float">
            <text:p>4,2</text:p>
          </table:table-cell>
          <table:table-cell table:style-name="ce40" table:formula="of:=CHOOSE([.W40];&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40]&lt;5;&quot;m&quot;;IF(AND([.W40]&gt;4;[.W40]&lt;9);&quot;L&quot;;&quot;g&quot;))" office:value-type="string" office:string-value="g" calcext:value-type="string">
            <text:p>g</text:p>
          </table:table-cell>
          <table:table-cell/>
          <table:table-cell table:style-name="ce69" table:formula="of:=IF([.A40]=&quot;moitié&quot;;[.C40]/2;IF([.A40]=&quot;quart&quot;;[.C40]/4;IF([.A40]=&quot;tiers&quot;;[.C40]/3;IF([.A40]=&quot;quadruple&quot;;[.C40]*4;IF([.A40]=&quot;double&quot;;[.C40]*2;IF([.A40]=&quot;triple&quot;;[.C40]*3))))))" office:value-type="float" office:value="252" calcext:value-type="float">
            <text:p>252</text:p>
          </table:table-cell>
          <table:table-cell table:style-name="ce27" table:formula="of:=[.E40]+[.G40]" office:value-type="float" office:value="69" calcext:value-type="float">
            <text:p>69</text:p>
          </table:table-cell>
          <table:table-cell table:style-name="ce27" table:formula="of:=FLOOR([.I40])&amp;IF(FLOOR([.I40]*10)-FLOOR([.I40])*10;&quot; + &quot;&amp;(FLOOR([.I40]*10)-FLOOR([.I40])*10)/10;&quot;&quot;)&amp;IF(FLOOR([.I40]*100)-FLOOR([.I40]*10)*10;&quot; + &quot;&amp;(FLOOR([.I40]*100)-FLOOR([.I40]*10)*10)/100;&quot;&quot;)&amp;IF(FLOOR([.I40]*1000)-FLOOR([.I40]*100)*10;&quot; + &quot;&amp;(FLOOR([.I40]*1000)-FLOOR([.I40]*100)*10)/1000;&quot;&quot;)" office:value-type="string" office:string-value="63 + 0,8 + 0,03 + 0,008" calcext:value-type="string">
            <text:p>63 + 0,8 + 0,03 + 0,008</text:p>
          </table:table-cell>
          <table:table-cell table:style-name="ce48" table:formula="of:=[.M40]*(CHOOSE([.W40];0;0.01;0.001;1000;0.001;100;0.1;0.01;1000;0.1;0.001;10))&amp;&quot; &quot;&amp;[.P40]" office:value-type="string" office:string-value="4200 g" calcext:value-type="string">
            <text:p>4200 g</text:p>
          </table:table-cell>
          <table:table-cell/>
          <table:table-cell table:formula="of:=RANK([.X40];[.X34:.X43])+2" office:value-type="float" office:value="9" calcext:value-type="float">
            <text:p>9</text:p>
          </table:table-cell>
          <table:table-cell table:style-name="ce89" table:formula="of:=RAND()" office:value-type="float" office:value="0.380904571662645" calcext:value-type="float">
            <text:p>0,380904571662645</text:p>
          </table:table-cell>
          <table:table-cell table:formula="of:=RANK([.Z40];[.Z36:.Z41])" office:value-type="float" office:value="6" calcext:value-type="float">
            <text:p>6</text:p>
          </table:table-cell>
          <table:table-cell table:style-name="ce89" table:formula="of:=RAND()" office:value-type="float" office:value="0.110045030912879" calcext:value-type="float">
            <text:p>0,110045030912879</text:p>
          </table:table-cell>
          <table:table-cell table:number-columns-repeated="998"/>
        </table:table-row>
        <table:table-row table:style-name="ro3">
          <table:table-cell table:style-name="ce39" table:formula="of:=CHOOSE([.Y41];&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24" calcext:value-type="float">
            <text:p>24</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39" calcext:value-type="float">
            <text:p>39</text:p>
          </table:table-cell>
          <table:table-cell table:style-name="ce7" office:value-type="string" calcext:value-type="string">
            <text:p>+</text:p>
          </table:table-cell>
          <table:table-cell table:style-name="ce9" table:formula="of:=CHOOSE([.Y40];11;21;31;11;21;31)" office:value-type="float" office:value="31" calcext:value-type="float">
            <text:p>31</text:p>
          </table:table-cell>
          <table:table-cell table:style-name="ce10" office:value-type="string" calcext:value-type="string">
            <text:p>=</text:p>
          </table:table-cell>
          <table:table-cell table:style-name="ce4" table:formula="of:=((((IF([.Y41]=1;0;RANDBETWEEN(1;9))*10+IF([.Y41]=2;0;RANDBETWEEN(1;9)))*10+IF([.Y41]=3;0;RANDBETWEEN(1;9)))*10+IF([.Y41]=4;0;RANDBETWEEN(1;9)))*10+IF([.Y41]=5;0;RANDBETWEEN(1;9)))/1000" office:value-type="float" office:value="80.629" calcext:value-type="float">
            <text:p>80,62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400" calcext:value-type="float">
            <text:p>400</text:p>
          </table:table-cell>
          <table:table-cell table:style-name="ce40" table:formula="of:=CHOOSE([.W41];&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41]&lt;5;&quot;m&quot;;IF(AND([.W41]&gt;4;[.W41]&lt;9);&quot;L&quot;;&quot;g&quot;))" office:value-type="string" office:string-value="L" calcext:value-type="string">
            <text:p>L</text:p>
          </table:table-cell>
          <table:table-cell/>
          <table:table-cell table:style-name="ce69" table:formula="of:=IF([.A41]=&quot;moitié&quot;;[.C41]/2;IF([.A41]=&quot;quart&quot;;[.C41]/4;IF([.A41]=&quot;tiers&quot;;[.C41]/3;IF([.A41]=&quot;quadruple&quot;;[.C41]*4;IF([.A41]=&quot;double&quot;;[.C41]*2;IF([.A41]=&quot;triple&quot;;[.C41]*3))))))" office:value-type="float" office:value="12" calcext:value-type="float">
            <text:p>12</text:p>
          </table:table-cell>
          <table:table-cell table:style-name="ce27" table:formula="of:=[.E41]+[.G41]" office:value-type="float" office:value="70" calcext:value-type="float">
            <text:p>70</text:p>
          </table:table-cell>
          <table:table-cell table:style-name="ce27" table:formula="of:=FLOOR([.I41])&amp;IF(FLOOR([.I41]*10)-FLOOR([.I41])*10;&quot; + &quot;&amp;(FLOOR([.I41]*10)-FLOOR([.I41])*10)/10;&quot;&quot;)&amp;IF(FLOOR([.I41]*100)-FLOOR([.I41]*10)*10;&quot; + &quot;&amp;(FLOOR([.I41]*100)-FLOOR([.I41]*10)*10)/100;&quot;&quot;)&amp;IF(FLOOR([.I41]*1000)-FLOOR([.I41]*100)*10;&quot; + &quot;&amp;(FLOOR([.I41]*1000)-FLOOR([.I41]*100)*10)/1000;&quot;&quot;)" office:value-type="string" office:string-value="80 + 0,6 + 0,02 + 0,009" calcext:value-type="string">
            <text:p>80 + 0,6 + 0,02 + 0,009</text:p>
          </table:table-cell>
          <table:table-cell table:style-name="ce48" table:formula="of:=[.M41]*(CHOOSE([.W41];0;0.01;0.001;1000;0.001;100;0.1;0.01;1000;0.1;0.001;10))&amp;&quot; &quot;&amp;[.P41]" office:value-type="string" office:string-value="0,4 L" calcext:value-type="string">
            <text:p>0,4 L</text:p>
          </table:table-cell>
          <table:table-cell/>
          <table:table-cell table:formula="of:=RANK([.X41];[.X34:.X43])+2" office:value-type="float" office:value="5" calcext:value-type="float">
            <text:p>5</text:p>
          </table:table-cell>
          <table:table-cell table:style-name="ce89" table:formula="of:=RAND()" office:value-type="float" office:value="0.678014881252382" calcext:value-type="float">
            <text:p>0,678014881252382</text:p>
          </table:table-cell>
          <table:table-cell table:formula="of:=RANK([.Z41];[.Z36:.Z41])" office:value-type="float" office:value="2" calcext:value-type="float">
            <text:p>2</text:p>
          </table:table-cell>
          <table:table-cell table:style-name="ce89" table:formula="of:=RAND()" office:value-type="float" office:value="0.886535206214351" calcext:value-type="float">
            <text:p>0,88653520621435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2" calcext:value-type="float">
            <text:p>12</text:p>
          </table:table-cell>
          <table:table-cell table:style-name="ce89" table:formula="of:=RAND()" office:value-type="float" office:value="0.0495140759685" calcext:value-type="float">
            <text:p>0,0495140759685</text:p>
          </table:table-cell>
          <table:table-cell table:number-columns-repeated="1000"/>
        </table:table-row>
        <table:table-row table:style-name="ro4">
          <table:table-cell table:number-columns-repeated="22"/>
          <table:table-cell table:formula="of:=RANK([.X43];[.X34:.X43])+2" office:value-type="float" office:value="10" calcext:value-type="float">
            <text:p>10</text:p>
          </table:table-cell>
          <table:table-cell table:style-name="ce89" table:formula="of:=RAND()" office:value-type="float" office:value="0.296019125325194" calcext:value-type="float">
            <text:p>0,296019125325194</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Verte" table:style-name="ta4" table:print-ranges="'Ceinture Verte'.A1:'Ceinture Verte'.P44 'Ceinture Verte'.R1:'Ceinture Vert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language=Basic&amp;location=document" xlink:type="simple"/>
              </office:event-listeners>
            </form:button>
          </form:form>
        </office:forms>
        <table:shapes>
          <draw:control draw:z-index="0" draw:style-name="gr4" draw:text-style-name="P2" svg:width="1.651cm" svg:height="0.749cm" svg:x="47.024cm" svg:y="1.107cm" draw:control="control4"/>
        </table:shapes>
        <table:table-column table:style-name="co45" table:default-cell-style-name="Default"/>
        <table:table-column table:style-name="co46" table:number-columns-repeated="2" table:default-cell-style-name="Default"/>
        <table:table-column table:style-name="co12" table:default-cell-style-name="Default"/>
        <table:table-column table:style-name="co25" table:default-cell-style-name="Default"/>
        <table:table-column table:style-name="co6" table:default-cell-style-name="Default"/>
        <table:table-column table:style-name="co26" table:default-cell-style-name="Default"/>
        <table:table-column table:style-name="co47" table:default-cell-style-name="Default"/>
        <table:table-column table:style-name="co11" table:default-cell-style-name="Default"/>
        <table:table-column table:style-name="co48" table:default-cell-style-name="Default"/>
        <table:table-column table:style-name="co49" table:default-cell-style-name="Default"/>
        <table:table-column table:style-name="co13" table:default-cell-style-name="Default"/>
        <table:table-column table:style-name="co50" table:default-cell-style-name="Default"/>
        <table:table-column table:style-name="co51" table:default-cell-style-name="Default"/>
        <table:table-column table:style-name="co2" table:default-cell-style-name="Default"/>
        <table:table-column table:style-name="co16" table:default-cell-style-name="Default"/>
        <table:table-column table:style-name="co52" table:default-cell-style-name="Default"/>
        <table:table-column table:style-name="co53" table:default-cell-style-name="Default"/>
        <table:table-column table:style-name="co43" table:default-cell-style-name="Default"/>
        <table:table-column table:style-name="co54" table:default-cell-style-name="Default"/>
        <table:table-column table:style-name="co55" table:default-cell-style-name="Default"/>
        <table:table-column table:style-name="co56" table:default-cell-style-name="Default"/>
        <table:table-column table:style-name="co20" table:default-cell-style-name="Default"/>
        <table:table-column table:style-name="co57" table:default-cell-style-name="Default"/>
        <table:table-column table:style-name="co22" table:default-cell-style-name="Default"/>
        <table:table-column table:style-name="co12" table:number-columns-repeated="997" table:default-cell-style-name="Default"/>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8" calcext:value-type="float">
            <text:p>8</text:p>
          </table:table-cell>
          <table:table-cell table:style-name="ce89" table:formula="of:=RAND()" office:value-type="float" office:value="0.422858301875503" calcext:value-type="float">
            <text:p>0,422858301875503</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7240" calcext:value-type="string">
            <text:p>v724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X1:.X10])+2" office:value-type="float" office:value="6" calcext:value-type="float">
            <text:p>6</text:p>
          </table:table-cell>
          <table:table-cell table:style-name="ce89" table:formula="of:=RAND()" office:value-type="float" office:value="0.534298308590243" calcext:value-type="float">
            <text:p>0,534298308590243</text:p>
          </table:table-cell>
          <table:table-cell table:number-columns-repeated="998"/>
        </table:table-row>
        <table:table-row table:style-name="ro1">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7240" calcext:value-type="string">
            <text:p>v7240</text:p>
          </table:table-cell>
          <table:table-cell table:style-name="ce89"/>
          <table:table-cell table:formula="of:=RANK([.X3];[.X1:.X10])+2" office:value-type="float" office:value="3" calcext:value-type="float">
            <text:p>3</text:p>
          </table:table-cell>
          <table:table-cell table:style-name="ce89" table:formula="of:=RAND()" office:value-type="float" office:value="0.664162088206748" calcext:value-type="float">
            <text:p>0,664162088206748</text:p>
          </table:table-cell>
          <table:table-cell table:style-name="ce89" table:formula="of:=RANK([.Z3];[.Z3:.Z8])" office:value-type="float" office:value="3" calcext:value-type="float">
            <text:p>3</text:p>
          </table:table-cell>
          <table:table-cell table:style-name="ce89" table:formula="of:=RAND()" office:value-type="float" office:value="0.525007255527066" calcext:value-type="float">
            <text:p>0,525007255527066</text:p>
          </table:table-cell>
          <table:table-cell table:style-name="ce89"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45573.6" calcext:value-type="float">
            <text:p>945 573,6</text:p>
          </table:table-cell>
          <table:table-cell table:style-name="ce7"/>
          <table:table-cell table:style-name="ce46"/>
          <table:table-cell table:style-name="ce10"/>
          <table:table-cell table:style-name="ce4" table:formula="of:=RANDBETWEEN(11;68)" office:value-type="float" office:value="65" calcext:value-type="float">
            <text:p>65</text:p>
          </table:table-cell>
          <table:table-cell table:style-name="ce7" office:value-type="string" calcext:value-type="string">
            <text:p>+</text:p>
          </table:table-cell>
          <table:table-cell table:style-name="ce9" table:formula="of:=CHOOSE([.Y4];9;19;29;9;19;29)" office:value-type="float" office:value="19" calcext:value-type="float">
            <text:p>19</text:p>
          </table:table-cell>
          <table:table-cell table:style-name="ce10" office:value-type="string" calcext:value-type="string">
            <text:p>=</text:p>
          </table:table-cell>
          <table:table-cell table:style-name="ce51" table:formula="of:=CHOOSE([.Y3];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4" calcext:value-type="float">
            <text:p>38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50" calcext:value-type="float">
            <text:p>50</text:p>
          </table:table-cell>
          <table:table-cell table:style-name="ce40" table:formula="of:=CHOOSE([.W4];&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IFERROR(SEARCH(&quot;,&quot;;[.A4]);10);&quot;dixièmes&quot;;&quot;centièmes&quot;;&quot;millièmes&quot;;&quot;dix-millièmes&quot;;&quot;cent-millièmes&quot;;&quot;millionièmes&quot;);CHOOSE(-FIND(9;[.A4])+IFERROR(SEARCH(&quot;,&quot;;[.A4]);LEN([.A4])+1);&quot;unités&quot;;&quot;dizaines&quot;;&quot;centaines&quot;;&quot;u de mille&quot;;&quot;d de mille&quot;;&quot;c de  mille&quot;; &quot;u de millions&quot;;&quot;c de millions&quot;))" office:value-type="string" office:string-value="c de  mille" calcext:value-type="string">
            <text:p>c de <text:s/>mille</text:p>
          </table:table-cell>
          <table:table-cell table:style-name="ce27" table:formula="of:=[.E4]+[.G4]" office:value-type="float" office:value="84" calcext:value-type="float">
            <text:p>84</text:p>
          </table:table-cell>
          <table:table-cell table:style-name="ce135" table:formula="of:=[.K4]*[.I4]/100" office:value-type="float" office:value="115.2" calcext:value-type="float">
            <text:p>115,2</text:p>
          </table:table-cell>
          <table:table-cell table:style-name="ce48" table:formula="of:=[.M4]*CHOOSE([.W4];0;0.01;0.0001;0.000001;1000000;10000;100;0.000001;0.0001;0.01;100;10000;1000000)&amp;&quot; &quot;&amp;[.P4]" office:value-type="string" office:string-value="5000 m²" calcext:value-type="string">
            <text:p>5000 m²</text:p>
          </table:table-cell>
          <table:table-cell/>
          <table:table-cell table:formula="of:=RANK([.X4];[.X1:.X10])+2" office:value-type="float" office:value="7" calcext:value-type="float">
            <text:p>7</text:p>
          </table:table-cell>
          <table:table-cell table:style-name="ce89" table:formula="of:=RAND()" office:value-type="float" office:value="0.5280189455639" calcext:value-type="float">
            <text:p>0,5280189455639</text:p>
          </table:table-cell>
          <table:table-cell table:formula="of:=RANK([.Z4];[.Z3:.Z8])" office:value-type="float" office:value="2" calcext:value-type="float">
            <text:p>2</text:p>
          </table:table-cell>
          <table:table-cell table:style-name="ce89" table:formula="of:=RAND()" office:value-type="float" office:value="0.55595879619741" calcext:value-type="float">
            <text:p>0,55595879619741</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4468490" calcext:value-type="float">
            <text:p>4 468 490</text:p>
          </table:table-cell>
          <table:table-cell table:style-name="ce7"/>
          <table:table-cell table:style-name="ce9"/>
          <table:table-cell table:style-name="ce10"/>
          <table:table-cell table:style-name="ce50" table:formula="of:=CHOOSE([.Y5];9;19;29;9;1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48" calcext:value-type="float">
            <text:p>48</text:p>
          </table:table-cell>
          <table:table-cell table:style-name="ce10" office:value-type="string" calcext:value-type="string">
            <text:p>=</text:p>
          </table:table-cell>
          <table:table-cell table:style-name="ce51" table:formula="of:=CHOOSE([.Y4];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20" calcext:value-type="float">
            <text:p>1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5];&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5])-IFERROR(SEARCH(&quot;,&quot;;[.A5]);10);&quot;dixièmes&quot;;&quot;centièmes&quot;;&quot;millièmes&quot;;&quot;dix-millièmes&quot;;&quot;cent-millièmes&quot;;&quot;millionièmes&quot;);CHOOSE(-FIND(9;[.A5])+IFERROR(SEARCH(&quot;,&quot;;[.A5]);LEN([.A5])+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5]+[.G5]" office:value-type="float" office:value="67" calcext:value-type="float">
            <text:p>67</text:p>
          </table:table-cell>
          <table:table-cell table:style-name="ce135" table:formula="of:=[.K5]*[.I5]/100" office:value-type="float" office:value="24" calcext:value-type="float">
            <text:p>24</text:p>
          </table:table-cell>
          <table:table-cell table:style-name="ce48" table:formula="of:=[.M5]*CHOOSE([.W5];0;0.01;0.0001;0.000001;1000000;10000;100;0.000001;0.0001;0.01;100;10000;1000000)&amp;&quot; &quot;&amp;[.P5]" office:value-type="string" office:string-value="100000000 m²" calcext:value-type="string">
            <text:p>100000000 m²</text:p>
          </table:table-cell>
          <table:table-cell/>
          <table:table-cell table:formula="of:=RANK([.X5];[.X1:.X10])+2" office:value-type="float" office:value="5" calcext:value-type="float">
            <text:p>5</text:p>
          </table:table-cell>
          <table:table-cell table:style-name="ce89" table:formula="of:=RAND()" office:value-type="float" office:value="0.568884696023604" calcext:value-type="float">
            <text:p>0,568884696023604</text:p>
          </table:table-cell>
          <table:table-cell table:formula="of:=RANK([.Z5];[.Z3:.Z8])" office:value-type="float" office:value="5" calcext:value-type="float">
            <text:p>5</text:p>
          </table:table-cell>
          <table:table-cell table:style-name="ce89" table:formula="of:=RAND()" office:value-type="float" office:value="0.262368603866838" calcext:value-type="float">
            <text:p>0,262368603866838</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855.1291" calcext:value-type="float">
            <text:p>855,1291</text:p>
          </table:table-cell>
          <table:table-cell table:style-name="ce7"/>
          <table:table-cell table:style-name="ce46"/>
          <table:table-cell table:style-name="ce10"/>
          <table:table-cell table:style-name="ce4" table:formula="of:=RANDBETWEEN(11;68)" office:value-type="float" office:value="30" calcext:value-type="float">
            <text:p>30</text:p>
          </table:table-cell>
          <table:table-cell table:style-name="ce7" office:value-type="string" calcext:value-type="string">
            <text:p>+</text:p>
          </table:table-cell>
          <table:table-cell table:style-name="ce9" table:formula="of:=CHOOSE([.Y6];9;19;29;9;19;29)" office:value-type="float" office:value="9" calcext:value-type="float">
            <text:p>9</text:p>
          </table:table-cell>
          <table:table-cell table:style-name="ce10" office:value-type="string" calcext:value-type="string">
            <text:p>=</text:p>
          </table:table-cell>
          <table:table-cell table:style-name="ce51" table:formula="of:=CHOOSE([.Y5];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4" calcext:value-type="float">
            <text:p>2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6];&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6])-IFERROR(SEARCH(&quot;,&quot;;[.A6]);10);&quot;dixièmes&quot;;&quot;centièmes&quot;;&quot;millièmes&quot;;&quot;dix-millièmes&quot;;&quot;cent-millièmes&quot;;&quot;millionièmes&quot;);CHOOSE(-FIND(9;[.A6])+IFERROR(SEARCH(&quot;,&quot;;[.A6]);LEN([.A6])+1);&quot;unités&quot;;&quot;dizaines&quot;;&quot;centaines&quot;;&quot;u de mille&quot;;&quot;d de mille&quot;;&quot;c de  mille&quot;; &quot;u de millions&quot;;&quot;c de millions&quot;))" office:value-type="string" office:string-value="millièmes" calcext:value-type="string">
            <text:p>millièmes</text:p>
          </table:table-cell>
          <table:table-cell table:style-name="ce27" table:formula="of:=[.E6]+[.G6]" office:value-type="float" office:value="39" calcext:value-type="float">
            <text:p>39</text:p>
          </table:table-cell>
          <table:table-cell table:style-name="ce135" table:formula="of:=[.K6]*[.I6]/100" office:value-type="float" office:value="4.8" calcext:value-type="float">
            <text:p>4,8</text:p>
          </table:table-cell>
          <table:table-cell table:style-name="ce48" table:formula="of:=[.M6]*CHOOSE([.W6];0;0.01;0.0001;0.000001;1000000;10000;100;0.000001;0.0001;0.01;100;10000;1000000)&amp;&quot; &quot;&amp;[.P6]" office:value-type="string" office:string-value="0,01 m²" calcext:value-type="string">
            <text:p>0,01 m²</text:p>
          </table:table-cell>
          <table:table-cell/>
          <table:table-cell table:formula="of:=RANK([.X6];[.X1:.X10])+2" office:value-type="float" office:value="9" calcext:value-type="float">
            <text:p>9</text:p>
          </table:table-cell>
          <table:table-cell table:style-name="ce89" table:formula="of:=RAND()" office:value-type="float" office:value="0.387648610494017" calcext:value-type="float">
            <text:p>0,387648610494017</text:p>
          </table:table-cell>
          <table:table-cell table:formula="of:=RANK([.Z6];[.Z3:.Z8])" office:value-type="float" office:value="4" calcext:value-type="float">
            <text:p>4</text:p>
          </table:table-cell>
          <table:table-cell table:style-name="ce89" table:formula="of:=RAND()" office:value-type="float" office:value="0.417847548372466" calcext:value-type="float">
            <text:p>0,417847548372466</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7309.06" calcext:value-type="float">
            <text:p>17 309,06</text:p>
          </table:table-cell>
          <table:table-cell table:style-name="ce7"/>
          <table:table-cell table:style-name="ce9"/>
          <table:table-cell table:style-name="ce10"/>
          <table:table-cell table:style-name="ce50" table:formula="of:=CHOOSE([.Y7];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65" calcext:value-type="float">
            <text:p>65</text:p>
          </table:table-cell>
          <table:table-cell table:style-name="ce10" office:value-type="string" calcext:value-type="string">
            <text:p>=</text:p>
          </table:table-cell>
          <table:table-cell table:style-name="ce51" table:formula="of:=CHOOSE([.Y6];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96" calcext:value-type="float">
            <text:p>1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450" calcext:value-type="float">
            <text:p>450</text:p>
          </table:table-cell>
          <table:table-cell table:style-name="ce40" table:formula="of:=CHOOSE([.W7];&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7])-IFERROR(SEARCH(&quot;,&quot;;[.A7]);10);&quot;dixièmes&quot;;&quot;centièmes&quot;;&quot;millièmes&quot;;&quot;dix-millièmes&quot;;&quot;cent-millièmes&quot;;&quot;millionièmes&quot;);CHOOSE(-FIND(9;[.A7])+IFERROR(SEARCH(&quot;,&quot;;[.A7]);LEN([.A7])+1);&quot;unités&quot;;&quot;dizaines&quot;;&quot;centaines&quot;;&quot;u de mille&quot;;&quot;d de mille&quot;;&quot;c de  mille&quot;; &quot;u de millions&quot;;&quot;c de millions&quot;))" office:value-type="string" office:string-value="unités" calcext:value-type="string">
            <text:p>unités</text:p>
          </table:table-cell>
          <table:table-cell table:style-name="ce27" table:formula="of:=[.E7]+[.G7]" office:value-type="float" office:value="74" calcext:value-type="float">
            <text:p>74</text:p>
          </table:table-cell>
          <table:table-cell table:style-name="ce135" table:formula="of:=[.K7]*[.I7]/100" office:value-type="float" office:value="78.4" calcext:value-type="float">
            <text:p>78,4</text:p>
          </table:table-cell>
          <table:table-cell table:style-name="ce48" table:formula="of:=[.M7]*CHOOSE([.W7];0;0.01;0.0001;0.000001;1000000;10000;100;0.000001;0.0001;0.01;100;10000;1000000)&amp;&quot; &quot;&amp;[.P7]" office:value-type="string" office:string-value="4,5 m²" calcext:value-type="string">
            <text:p>4,5 m²</text:p>
          </table:table-cell>
          <table:table-cell/>
          <table:table-cell table:formula="of:=RANK([.X7];[.X1:.X10])+2" office:value-type="float" office:value="10" calcext:value-type="float">
            <text:p>10</text:p>
          </table:table-cell>
          <table:table-cell table:style-name="ce89" table:formula="of:=RAND()" office:value-type="float" office:value="0.380628957875807" calcext:value-type="float">
            <text:p>0,380628957875807</text:p>
          </table:table-cell>
          <table:table-cell table:formula="of:=RANK([.Z7];[.Z3:.Z8])" office:value-type="float" office:value="1" calcext:value-type="float">
            <text:p>1</text:p>
          </table:table-cell>
          <table:table-cell table:style-name="ce89" table:formula="of:=RAND()" office:value-type="float" office:value="0.598188241808026" calcext:value-type="float">
            <text:p>0,598188241808026</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7.42098" calcext:value-type="float">
            <text:p>17,42098</text:p>
          </table:table-cell>
          <table:table-cell table:style-name="ce7"/>
          <table:table-cell table:style-name="ce46"/>
          <table:table-cell table:style-name="ce10"/>
          <table:table-cell table:style-name="ce4" table:formula="of:=RANDBETWEEN(11;68)" office:value-type="float" office:value="36" calcext:value-type="float">
            <text:p>36</text:p>
          </table:table-cell>
          <table:table-cell table:style-name="ce7" office:value-type="string" calcext:value-type="string">
            <text:p>+</text:p>
          </table:table-cell>
          <table:table-cell table:style-name="ce9" table:formula="of:=CHOOSE([.Y8];9;19;29;9;19;29)" office:value-type="float" office:value="29" calcext:value-type="float">
            <text:p>29</text:p>
          </table:table-cell>
          <table:table-cell table:style-name="ce10" office:value-type="string" calcext:value-type="string">
            <text:p>=</text:p>
          </table:table-cell>
          <table:table-cell table:style-name="ce51" table:formula="of:=CHOOSE([.Y7];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12" calcext:value-type="float">
            <text:p>31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95.36" calcext:value-type="float">
            <text:p>95,36</text:p>
          </table:table-cell>
          <table:table-cell table:style-name="ce40" table:formula="of:=CHOOSE([.W8];&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8])-IFERROR(SEARCH(&quot;,&quot;;[.A8]);10);&quot;dixièmes&quot;;&quot;centièmes&quot;;&quot;millièmes&quot;;&quot;dix-millièmes&quot;;&quot;cent-millièmes&quot;;&quot;millionièmes&quot;);CHOOSE(-FIND(9;[.A8])+IFERROR(SEARCH(&quot;,&quot;;[.A8]);LEN([.A8])+1);&quot;unités&quot;;&quot;dizaines&quot;;&quot;centaines&quot;;&quot;u de mille&quot;;&quot;d de mille&quot;;&quot;c de  mille&quot;; &quot;u de millions&quot;;&quot;c de millions&quot;))" office:value-type="string" office:string-value="dix-millièmes" calcext:value-type="string">
            <text:p>dix-millièmes</text:p>
          </table:table-cell>
          <table:table-cell table:style-name="ce27" table:formula="of:=[.E8]+[.G8]" office:value-type="float" office:value="65" calcext:value-type="float">
            <text:p>65</text:p>
          </table:table-cell>
          <table:table-cell table:style-name="ce135" table:formula="of:=[.K8]*[.I8]/100" office:value-type="float" office:value="31.2" calcext:value-type="float">
            <text:p>31,2</text:p>
          </table:table-cell>
          <table:table-cell table:style-name="ce48" table:formula="of:=[.M8]*CHOOSE([.W8];0;0.01;0.0001;0.000001;1000000;10000;100;0.000001;0.0001;0.01;100;10000;1000000)&amp;&quot; &quot;&amp;[.P8]" office:value-type="string" office:string-value="0,00009536 m²" calcext:value-type="string">
            <text:p>0,00009536 m²</text:p>
          </table:table-cell>
          <table:table-cell/>
          <table:table-cell table:formula="of:=RANK([.X8];[.X1:.X10])+2" office:value-type="float" office:value="4" calcext:value-type="float">
            <text:p>4</text:p>
          </table:table-cell>
          <table:table-cell table:style-name="ce89" table:formula="of:=RAND()" office:value-type="float" office:value="0.616646714267081" calcext:value-type="float">
            <text:p>0,616646714267081</text:p>
          </table:table-cell>
          <table:table-cell table:formula="of:=RANK([.Z8];[.Z3:.Z8])" office:value-type="float" office:value="6" calcext:value-type="float">
            <text:p>6</text:p>
          </table:table-cell>
          <table:table-cell table:style-name="ce89" table:formula="of:=RAND()" office:value-type="float" office:value="0.0406480963619032" calcext:value-type="float">
            <text:p>0,040648096361903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9];[.X1:.X10])+2" office:value-type="float" office:value="12" calcext:value-type="float">
            <text:p>12</text:p>
          </table:table-cell>
          <table:table-cell table:style-name="ce89" table:formula="of:=RAND()" office:value-type="float" office:value="0.0389393508821261" calcext:value-type="float">
            <text:p>0,0389393508821261</text:p>
          </table:table-cell>
          <table:table-cell table:number-columns-repeated="998"/>
        </table:table-row>
        <table:table-row table:style-name="ro4">
          <table:table-cell table:number-columns-repeated="22"/>
          <table:table-cell table:formula="of:=RANK([.X10];[.X1:.X10])+2" office:value-type="float" office:value="11" calcext:value-type="float">
            <text:p>11</text:p>
          </table:table-cell>
          <table:table-cell table:style-name="ce89" table:formula="of:=RAND()" office:value-type="float" office:value="0.0944789228189162" calcext:value-type="float">
            <text:p>0,0944789228189162</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2" calcext:value-type="float">
            <text:p>12</text:p>
          </table:table-cell>
          <table:table-cell table:style-name="ce89" table:formula="of:=RAND()" office:value-type="float" office:value="0.150258194544464" calcext:value-type="float">
            <text:p>0,15025819454446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7240" calcext:value-type="string">
            <text:p>v724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13];[.X12:.X21])+2" office:value-type="float" office:value="9" calcext:value-type="float">
            <text:p>9</text:p>
          </table:table-cell>
          <table:table-cell table:style-name="ce89" table:formula="of:=RAND()" office:value-type="float" office:value="0.411019692789077" calcext:value-type="float">
            <text:p>0,411019692789077</text:p>
          </table:table-cell>
          <table:table-cell table:number-columns-repeated="998"/>
        </table:table-row>
        <table:table-row table:style-name="ro3">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7240" calcext:value-type="string">
            <text:p>v7240</text:p>
          </table:table-cell>
          <table:table-cell table:style-name="ce89"/>
          <table:table-cell table:formula="of:=RANK([.X14];[.X12:.X21])+2" office:value-type="float" office:value="5" calcext:value-type="float">
            <text:p>5</text:p>
          </table:table-cell>
          <table:table-cell table:style-name="ce89" table:formula="of:=RAND()" office:value-type="float" office:value="0.823563304136122" calcext:value-type="float">
            <text:p>0,823563304136122</text:p>
          </table:table-cell>
          <table:table-cell table:style-name="ce89" table:formula="of:=RANK([.Z14];[.Z14:.Z19])" office:value-type="float" office:value="4" calcext:value-type="float">
            <text:p>4</text:p>
          </table:table-cell>
          <table:table-cell table:style-name="ce89" table:formula="of:=RAND()" office:value-type="float" office:value="0.637895080134964" calcext:value-type="float">
            <text:p>0,637895080134964</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570.5092" calcext:value-type="float">
            <text:p>570,5092</text:p>
          </table:table-cell>
          <table:table-cell table:style-name="ce7"/>
          <table:table-cell table:style-name="ce46"/>
          <table:table-cell table:style-name="ce10"/>
          <table:table-cell table:style-name="ce4" table:formula="of:=RANDBETWEEN(11;68)" office:value-type="float" office:value="33" calcext:value-type="float">
            <text:p>33</text:p>
          </table:table-cell>
          <table:table-cell table:style-name="ce7" office:value-type="string" calcext:value-type="string">
            <text:p>+</text:p>
          </table:table-cell>
          <table:table-cell table:style-name="ce9" table:formula="of:=CHOOSE([.Y15];9;19;29;9;19;29)" office:value-type="float" office:value="29" calcext:value-type="float">
            <text:p>29</text:p>
          </table:table-cell>
          <table:table-cell table:style-name="ce10" office:value-type="string" calcext:value-type="string">
            <text:p>=</text:p>
          </table:table-cell>
          <table:table-cell table:style-name="ce51" table:formula="of:=CHOOSE([.Y14];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6" calcext:value-type="float">
            <text:p>1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11.27" calcext:value-type="float">
            <text:p>211,27</text:p>
          </table:table-cell>
          <table:table-cell table:style-name="ce40" table:formula="of:=CHOOSE([.W15];&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5])-IFERROR(SEARCH(&quot;,&quot;;[.A15]);10);&quot;dixièmes&quot;;&quot;centièmes&quot;;&quot;millièmes&quot;;&quot;dix-millièmes&quot;;&quot;cent-millièmes&quot;;&quot;millionièmes&quot;);CHOOSE(-FIND(9;[.A15])+IFERROR(SEARCH(&quot;,&quot;;[.A15]);LEN([.A15])+1);&quot;unités&quot;;&quot;dizaines&quot;;&quot;centaines&quot;;&quot;u de mille&quot;;&quot;d de mille&quot;;&quot;c de  mille&quot;; &quot;u de millions&quot;;&quot;c de millions&quot;))" office:value-type="string" office:string-value="millièmes" calcext:value-type="string">
            <text:p>millièmes</text:p>
          </table:table-cell>
          <table:table-cell table:style-name="ce27" table:formula="of:=[.E15]+[.G15]" office:value-type="float" office:value="62" calcext:value-type="float">
            <text:p>62</text:p>
          </table:table-cell>
          <table:table-cell table:style-name="ce135" table:formula="of:=[.K15]*[.I15]/100" office:value-type="float" office:value="6.4" calcext:value-type="float">
            <text:p>6,4</text:p>
          </table:table-cell>
          <table:table-cell table:style-name="ce48" table:formula="of:=[.M15]*CHOOSE([.W15];0;0.01;0.0001;0.000001;1000000;10000;100;0.000001;0.0001;0.01;100;10000;1000000)&amp;&quot; &quot;&amp;[.P15]" office:value-type="string" office:string-value="0,00021127 m²" calcext:value-type="string">
            <text:p>0,00021127 m²</text:p>
          </table:table-cell>
          <table:table-cell/>
          <table:table-cell table:formula="of:=RANK([.X15];[.X12:.X21])+2" office:value-type="float" office:value="8" calcext:value-type="float">
            <text:p>8</text:p>
          </table:table-cell>
          <table:table-cell table:style-name="ce89" table:formula="of:=RAND()" office:value-type="float" office:value="0.497109272304694" calcext:value-type="float">
            <text:p>0,497109272304694</text:p>
          </table:table-cell>
          <table:table-cell table:formula="of:=RANK([.Z15];[.Z14:.Z19])" office:value-type="float" office:value="6" calcext:value-type="float">
            <text:p>6</text:p>
          </table:table-cell>
          <table:table-cell table:style-name="ce89" table:formula="of:=RAND()" office:value-type="float" office:value="0.0689908767236501" calcext:value-type="float">
            <text:p>0,0689908767236501</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86.9753" calcext:value-type="float">
            <text:p>386,9753</text:p>
          </table:table-cell>
          <table:table-cell table:style-name="ce7"/>
          <table:table-cell table:style-name="ce9"/>
          <table:table-cell table:style-name="ce10"/>
          <table:table-cell table:style-name="ce50" table:formula="of:=CHOOSE([.Y16];9;19;29;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67" calcext:value-type="float">
            <text:p>67</text:p>
          </table:table-cell>
          <table:table-cell table:style-name="ce10" office:value-type="string" calcext:value-type="string">
            <text:p>=</text:p>
          </table:table-cell>
          <table:table-cell table:style-name="ce51" table:formula="of:=CHOOSE([.Y15];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44" calcext:value-type="float">
            <text:p>34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W16];&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6])-IFERROR(SEARCH(&quot;,&quot;;[.A16]);10);&quot;dixièmes&quot;;&quot;centièmes&quot;;&quot;millièmes&quot;;&quot;dix-millièmes&quot;;&quot;cent-millièmes&quot;;&quot;millionièmes&quot;);CHOOSE(-FIND(9;[.A16])+IFERROR(SEARCH(&quot;,&quot;;[.A16]);LEN([.A16])+1);&quot;unités&quot;;&quot;dizaines&quot;;&quot;centaines&quot;;&quot;u de mille&quot;;&quot;d de mille&quot;;&quot;c de  mille&quot;; &quot;u de millions&quot;;&quot;c de millions&quot;))" office:value-type="string" office:string-value="dixièmes" calcext:value-type="string">
            <text:p>dixièmes</text:p>
          </table:table-cell>
          <table:table-cell table:style-name="ce27" table:formula="of:=[.E16]+[.G16]" office:value-type="float" office:value="96" calcext:value-type="float">
            <text:p>96</text:p>
          </table:table-cell>
          <table:table-cell table:style-name="ce135" table:formula="of:=[.K16]*[.I16]/100" office:value-type="float" office:value="137.6" calcext:value-type="float">
            <text:p>137,6</text:p>
          </table:table-cell>
          <table:table-cell table:style-name="ce48" table:formula="of:=[.M16]*CHOOSE([.W16];0;0.01;0.0001;0.000001;1000000;10000;100;0.000001;0.0001;0.01;100;10000;1000000)&amp;&quot; &quot;&amp;[.P16]" office:value-type="string" office:string-value="1000 m²" calcext:value-type="string">
            <text:p>1000 m²</text:p>
          </table:table-cell>
          <table:table-cell/>
          <table:table-cell table:formula="of:=RANK([.X16];[.X12:.X21])+2" office:value-type="float" office:value="7" calcext:value-type="float">
            <text:p>7</text:p>
          </table:table-cell>
          <table:table-cell table:style-name="ce89" table:formula="of:=RAND()" office:value-type="float" office:value="0.737182914503827" calcext:value-type="float">
            <text:p>0,737182914503827</text:p>
          </table:table-cell>
          <table:table-cell table:formula="of:=RANK([.Z16];[.Z14:.Z19])" office:value-type="float" office:value="3" calcext:value-type="float">
            <text:p>3</text:p>
          </table:table-cell>
          <table:table-cell table:style-name="ce89" table:formula="of:=RAND()" office:value-type="float" office:value="0.749292894050308" calcext:value-type="float">
            <text:p>0,749292894050308</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292.3044" calcext:value-type="float">
            <text:p>292,3044</text:p>
          </table:table-cell>
          <table:table-cell table:style-name="ce7"/>
          <table:table-cell table:style-name="ce46"/>
          <table:table-cell table:style-name="ce10"/>
          <table:table-cell table:style-name="ce4" table:formula="of:=RANDBETWEEN(11;68)" office:value-type="float" office:value="25" calcext:value-type="float">
            <text:p>25</text:p>
          </table:table-cell>
          <table:table-cell table:style-name="ce7" office:value-type="string" calcext:value-type="string">
            <text:p>+</text:p>
          </table:table-cell>
          <table:table-cell table:style-name="ce9" table:formula="of:=CHOOSE([.Y17];9;19;29;9;19;29)" office:value-type="float" office:value="19" calcext:value-type="float">
            <text:p>19</text:p>
          </table:table-cell>
          <table:table-cell table:style-name="ce10" office:value-type="string" calcext:value-type="string">
            <text:p>=</text:p>
          </table:table-cell>
          <table:table-cell table:style-name="ce51" table:formula="of:=CHOOSE([.Y16];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12" calcext:value-type="float">
            <text:p>11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0.53" calcext:value-type="float">
            <text:p>0,53</text:p>
          </table:table-cell>
          <table:table-cell table:style-name="ce40" table:formula="of:=CHOOSE([.W1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7])-IFERROR(SEARCH(&quot;,&quot;;[.A17]);10);&quot;dixièmes&quot;;&quot;centièmes&quot;;&quot;millièmes&quot;;&quot;dix-millièmes&quot;;&quot;cent-millièmes&quot;;&quot;millionièmes&quot;);CHOOSE(-FIND(9;[.A17])+IFERROR(SEARCH(&quot;,&quot;;[.A17]);LEN([.A17])+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17]+[.G17]" office:value-type="float" office:value="44" calcext:value-type="float">
            <text:p>44</text:p>
          </table:table-cell>
          <table:table-cell table:style-name="ce135" table:formula="of:=[.K17]*[.I17]/100" office:value-type="float" office:value="33.6" calcext:value-type="float">
            <text:p>33,6</text:p>
          </table:table-cell>
          <table:table-cell table:style-name="ce48" table:formula="of:=[.M17]*CHOOSE([.W17];0;0.01;0.0001;0.000001;1000000;10000;100;0.000001;0.0001;0.01;100;10000;1000000)&amp;&quot; &quot;&amp;[.P17]" office:value-type="string" office:string-value="0,000053 m²" calcext:value-type="string">
            <text:p>0,000053 m²</text:p>
          </table:table-cell>
          <table:table-cell/>
          <table:table-cell table:formula="of:=RANK([.X17];[.X12:.X21])+2" office:value-type="float" office:value="3" calcext:value-type="float">
            <text:p>3</text:p>
          </table:table-cell>
          <table:table-cell table:style-name="ce89" table:formula="of:=RAND()" office:value-type="float" office:value="0.98158202052089" calcext:value-type="float">
            <text:p>0,98158202052089</text:p>
          </table:table-cell>
          <table:table-cell table:formula="of:=RANK([.Z17];[.Z14:.Z19])" office:value-type="float" office:value="5" calcext:value-type="float">
            <text:p>5</text:p>
          </table:table-cell>
          <table:table-cell table:style-name="ce89" table:formula="of:=RAND()" office:value-type="float" office:value="0.495561859726759" calcext:value-type="float">
            <text:p>0,495561859726759</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2612.691" calcext:value-type="float">
            <text:p>2 612,691</text:p>
          </table:table-cell>
          <table:table-cell table:style-name="ce7"/>
          <table:table-cell table:style-name="ce9"/>
          <table:table-cell table:style-name="ce10"/>
          <table:table-cell table:style-name="ce50" table:formula="of:=CHOOSE([.Y18];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29" calcext:value-type="float">
            <text:p>29</text:p>
          </table:table-cell>
          <table:table-cell table:style-name="ce10" office:value-type="string" calcext:value-type="string">
            <text:p>=</text:p>
          </table:table-cell>
          <table:table-cell table:style-name="ce51" table:formula="of:=CHOOSE([.Y17];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2" calcext:value-type="float">
            <text:p>3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6" calcext:value-type="float">
            <text:p>6</text:p>
          </table:table-cell>
          <table:table-cell table:style-name="ce40" table:formula="of:=CHOOSE([.W1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8])-IFERROR(SEARCH(&quot;,&quot;;[.A18]);10);&quot;dixièmes&quot;;&quot;centièmes&quot;;&quot;millièmes&quot;;&quot;dix-millièmes&quot;;&quot;cent-millièmes&quot;;&quot;millionièmes&quot;);CHOOSE(-FIND(9;[.A18])+IFERROR(SEARCH(&quot;,&quot;;[.A18]);LEN([.A18])+1);&quot;unités&quot;;&quot;dizaines&quot;;&quot;centaines&quot;;&quot;u de mille&quot;;&quot;d de mille&quot;;&quot;c de  mille&quot;; &quot;u de millions&quot;;&quot;c de millions&quot;))" office:value-type="string" office:string-value="centièmes" calcext:value-type="string">
            <text:p>centièmes</text:p>
          </table:table-cell>
          <table:table-cell table:style-name="ce27" table:formula="of:=[.E18]+[.G18]" office:value-type="float" office:value="38" calcext:value-type="float">
            <text:p>38</text:p>
          </table:table-cell>
          <table:table-cell table:style-name="ce135" table:formula="of:=[.K18]*[.I18]/100" office:value-type="float" office:value="6.4" calcext:value-type="float">
            <text:p>6,4</text:p>
          </table:table-cell>
          <table:table-cell table:style-name="ce48" table:formula="of:=[.M18]*CHOOSE([.W18];0;0.01;0.0001;0.000001;1000000;10000;100;0.000001;0.0001;0.01;100;10000;1000000)&amp;&quot; &quot;&amp;[.P18]" office:value-type="string" office:string-value="60000 m²" calcext:value-type="string">
            <text:p>60000 m²</text:p>
          </table:table-cell>
          <table:table-cell/>
          <table:table-cell table:formula="of:=RANK([.X18];[.X12:.X21])+2" office:value-type="float" office:value="6" calcext:value-type="float">
            <text:p>6</text:p>
          </table:table-cell>
          <table:table-cell table:style-name="ce89" table:formula="of:=RAND()" office:value-type="float" office:value="0.796946154622621" calcext:value-type="float">
            <text:p>0,796946154622621</text:p>
          </table:table-cell>
          <table:table-cell table:formula="of:=RANK([.Z18];[.Z14:.Z19])" office:value-type="float" office:value="1" calcext:value-type="float">
            <text:p>1</text:p>
          </table:table-cell>
          <table:table-cell table:style-name="ce89" table:formula="of:=RAND()" office:value-type="float" office:value="0.81854092221663" calcext:value-type="float">
            <text:p>0,81854092221663</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9844.57" calcext:value-type="float">
            <text:p>19 844,57</text:p>
          </table:table-cell>
          <table:table-cell table:style-name="ce7"/>
          <table:table-cell table:style-name="ce46"/>
          <table:table-cell table:style-name="ce10"/>
          <table:table-cell table:style-name="ce4" table:formula="of:=RANDBETWEEN(11;68)" office:value-type="float" office:value="14" calcext:value-type="float">
            <text:p>14</text:p>
          </table:table-cell>
          <table:table-cell table:style-name="ce7" office:value-type="string" calcext:value-type="string">
            <text:p>+</text:p>
          </table:table-cell>
          <table:table-cell table:style-name="ce9" table:formula="of:=CHOOSE([.Y19];9;19;29;9;19;29)" office:value-type="float" office:value="19" calcext:value-type="float">
            <text:p>19</text:p>
          </table:table-cell>
          <table:table-cell table:style-name="ce10" office:value-type="string" calcext:value-type="string">
            <text:p>=</text:p>
          </table:table-cell>
          <table:table-cell table:style-name="ce51" table:formula="of:=CHOOSE([.Y18];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96" calcext:value-type="float">
            <text:p>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W19];&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9])-IFERROR(SEARCH(&quot;,&quot;;[.A19]);10);&quot;dixièmes&quot;;&quot;centièmes&quot;;&quot;millièmes&quot;;&quot;dix-millièmes&quot;;&quot;cent-millièmes&quot;;&quot;millionièmes&quot;);CHOOSE(-FIND(9;[.A19])+IFERROR(SEARCH(&quot;,&quot;;[.A19]);LEN([.A19])+1);&quot;unités&quot;;&quot;dizaines&quot;;&quot;centaines&quot;;&quot;u de mille&quot;;&quot;d de mille&quot;;&quot;c de  mille&quot;; &quot;u de millions&quot;;&quot;c de millions&quot;))" office:value-type="string" office:string-value="u de mille" calcext:value-type="string">
            <text:p>u de mille</text:p>
          </table:table-cell>
          <table:table-cell table:style-name="ce27" table:formula="of:=[.E19]+[.G19]" office:value-type="float" office:value="33" calcext:value-type="float">
            <text:p>33</text:p>
          </table:table-cell>
          <table:table-cell table:style-name="ce135" table:formula="of:=[.K19]*[.I19]/100" office:value-type="float" office:value="9.6" calcext:value-type="float">
            <text:p>9,6</text:p>
          </table:table-cell>
          <table:table-cell table:style-name="ce48" table:formula="of:=[.M19]*CHOOSE([.W19];0;0.01;0.0001;0.000001;1000000;10000;100;0.000001;0.0001;0.01;100;10000;1000000)&amp;&quot; &quot;&amp;[.P19]" office:value-type="string" office:string-value="0,00001 m²" calcext:value-type="string">
            <text:p>0,00001 m²</text:p>
          </table:table-cell>
          <table:table-cell/>
          <table:table-cell table:formula="of:=RANK([.X19];[.X12:.X21])+2" office:value-type="float" office:value="4" calcext:value-type="float">
            <text:p>4</text:p>
          </table:table-cell>
          <table:table-cell table:style-name="ce89" table:formula="of:=RAND()" office:value-type="float" office:value="0.904810351115189" calcext:value-type="float">
            <text:p>0,904810351115189</text:p>
          </table:table-cell>
          <table:table-cell table:formula="of:=RANK([.Z19];[.Z14:.Z19])" office:value-type="float" office:value="2" calcext:value-type="float">
            <text:p>2</text:p>
          </table:table-cell>
          <table:table-cell table:style-name="ce89" table:formula="of:=RAND()" office:value-type="float" office:value="0.806915654578014" calcext:value-type="float">
            <text:p>0,80691565457801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20];[.X12:.X21])+2" office:value-type="float" office:value="11" calcext:value-type="float">
            <text:p>11</text:p>
          </table:table-cell>
          <table:table-cell table:style-name="ce89" table:formula="of:=RAND()" office:value-type="float" office:value="0.171479238356683" calcext:value-type="float">
            <text:p>0,171479238356683</text:p>
          </table:table-cell>
          <table:table-cell table:number-columns-repeated="998"/>
        </table:table-row>
        <table:table-row table:style-name="ro4">
          <table:table-cell table:number-columns-repeated="22"/>
          <table:table-cell table:formula="of:=RANK([.X21];[.X12:.X21])+2" office:value-type="float" office:value="10" calcext:value-type="float">
            <text:p>10</text:p>
          </table:table-cell>
          <table:table-cell table:style-name="ce89" table:formula="of:=RAND()" office:value-type="float" office:value="0.391590237616423" calcext:value-type="float">
            <text:p>0,391590237616423</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8" calcext:value-type="float">
            <text:p>8</text:p>
          </table:table-cell>
          <table:table-cell table:style-name="ce89" table:formula="of:=RAND()" office:value-type="float" office:value="0.348069277938306" calcext:value-type="float">
            <text:p>0,348069277938306</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7240" calcext:value-type="string">
            <text:p>v724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4];[.X23:.X32])+2" office:value-type="float" office:value="10" calcext:value-type="float">
            <text:p>10</text:p>
          </table:table-cell>
          <table:table-cell table:style-name="ce89" table:formula="of:=RAND()" office:value-type="float" office:value="0.201323010020549" calcext:value-type="float">
            <text:p>0,201323010020549</text:p>
          </table:table-cell>
          <table:table-cell table:number-columns-repeated="998"/>
        </table:table-row>
        <table:table-row table:style-name="ro3">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7240" calcext:value-type="string">
            <text:p>v7240</text:p>
          </table:table-cell>
          <table:table-cell table:style-name="ce89"/>
          <table:table-cell table:formula="of:=RANK([.X25];[.X23:.X32])+2" office:value-type="float" office:value="3" calcext:value-type="float">
            <text:p>3</text:p>
          </table:table-cell>
          <table:table-cell table:style-name="ce89" table:formula="of:=RAND()" office:value-type="float" office:value="0.851174823714841" calcext:value-type="float">
            <text:p>0,851174823714841</text:p>
          </table:table-cell>
          <table:table-cell table:style-name="ce89" table:formula="of:=RANK([.Z25];[.Z25:.Z30])" office:value-type="float" office:value="2" calcext:value-type="float">
            <text:p>2</text:p>
          </table:table-cell>
          <table:table-cell table:style-name="ce89" table:formula="of:=RAND()" office:value-type="float" office:value="0.805727068827081" calcext:value-type="float">
            <text:p>0,805727068827081</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923423" calcext:value-type="float">
            <text:p>1 923 423</text:p>
          </table:table-cell>
          <table:table-cell table:style-name="ce7"/>
          <table:table-cell table:style-name="ce46"/>
          <table:table-cell table:style-name="ce10"/>
          <table:table-cell table:style-name="ce4" table:formula="of:=RANDBETWEEN(11;68)" office:value-type="float" office:value="35" calcext:value-type="float">
            <text:p>35</text:p>
          </table:table-cell>
          <table:table-cell table:style-name="ce7" office:value-type="string" calcext:value-type="string">
            <text:p>+</text:p>
          </table:table-cell>
          <table:table-cell table:style-name="ce9" table:formula="of:=CHOOSE([.Y26];9;19;29;9;19;29)" office:value-type="float" office:value="9" calcext:value-type="float">
            <text:p>9</text:p>
          </table:table-cell>
          <table:table-cell table:style-name="ce10" office:value-type="string" calcext:value-type="string">
            <text:p>=</text:p>
          </table:table-cell>
          <table:table-cell table:style-name="ce51" table:formula="of:=CHOOSE([.Y25];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40" calcext:value-type="float">
            <text:p>14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 calcext:value-type="float">
            <text:p>1</text:p>
          </table:table-cell>
          <table:table-cell table:style-name="ce40" table:formula="of:=CHOOSE([.W2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6])-IFERROR(SEARCH(&quot;,&quot;;[.A26]);10);&quot;dixièmes&quot;;&quot;centièmes&quot;;&quot;millièmes&quot;;&quot;dix-millièmes&quot;;&quot;cent-millièmes&quot;;&quot;millionièmes&quot;);CHOOSE(-FIND(9;[.A26])+IFERROR(SEARCH(&quot;,&quot;;[.A26]);LEN([.A26])+1);&quot;unités&quot;;&quot;dizaines&quot;;&quot;centaines&quot;;&quot;u de mille&quot;;&quot;d de mille&quot;;&quot;c de  mille&quot;; &quot;u de millions&quot;;&quot;c de millions&quot;))" office:value-type="string" office:string-value="c de  mille" calcext:value-type="string">
            <text:p>c de <text:s/>mille</text:p>
          </table:table-cell>
          <table:table-cell table:style-name="ce27" table:formula="of:=[.E26]+[.G26]" office:value-type="float" office:value="44" calcext:value-type="float">
            <text:p>44</text:p>
          </table:table-cell>
          <table:table-cell table:style-name="ce135" table:formula="of:=[.K26]*[.I26]/100" office:value-type="float" office:value="28" calcext:value-type="float">
            <text:p>28</text:p>
          </table:table-cell>
          <table:table-cell table:style-name="ce48" table:formula="of:=[.M26]*CHOOSE([.W26];0;0.01;0.0001;0.000001;1000000;10000;100;0.000001;0.0001;0.01;100;10000;1000000)&amp;&quot; &quot;&amp;[.P26]" office:value-type="string" office:string-value="10000 m²" calcext:value-type="string">
            <text:p>10000 m²</text:p>
          </table:table-cell>
          <table:table-cell/>
          <table:table-cell table:formula="of:=RANK([.X26];[.X23:.X32])+2" office:value-type="float" office:value="6" calcext:value-type="float">
            <text:p>6</text:p>
          </table:table-cell>
          <table:table-cell table:style-name="ce89" table:formula="of:=RAND()" office:value-type="float" office:value="0.579388648426311" calcext:value-type="float">
            <text:p>0,579388648426311</text:p>
          </table:table-cell>
          <table:table-cell table:formula="of:=RANK([.Z26];[.Z25:.Z30])" office:value-type="float" office:value="1" calcext:value-type="float">
            <text:p>1</text:p>
          </table:table-cell>
          <table:table-cell table:style-name="ce89" table:formula="of:=RAND()" office:value-type="float" office:value="0.977632799942297" calcext:value-type="float">
            <text:p>0,97763279994229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73249718" calcext:value-type="float">
            <text:p>73 249 718</text:p>
          </table:table-cell>
          <table:table-cell table:style-name="ce7"/>
          <table:table-cell table:style-name="ce9"/>
          <table:table-cell table:style-name="ce10"/>
          <table:table-cell table:style-name="ce50" table:formula="of:=CHOOSE([.Y27];9;19;29;9;1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59" calcext:value-type="float">
            <text:p>59</text:p>
          </table:table-cell>
          <table:table-cell table:style-name="ce10" office:value-type="string" calcext:value-type="string">
            <text:p>=</text:p>
          </table:table-cell>
          <table:table-cell table:style-name="ce51" table:formula="of:=CHOOSE([.Y26];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92" calcext:value-type="float">
            <text:p>39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7" calcext:value-type="float">
            <text:p>2,7</text:p>
          </table:table-cell>
          <table:table-cell table:style-name="ce40" table:formula="of:=CHOOSE([.W2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7])-IFERROR(SEARCH(&quot;,&quot;;[.A27]);10);&quot;dixièmes&quot;;&quot;centièmes&quot;;&quot;millièmes&quot;;&quot;dix-millièmes&quot;;&quot;cent-millièmes&quot;;&quot;millionièmes&quot;);CHOOSE(-FIND(9;[.A27])+IFERROR(SEARCH(&quot;,&quot;;[.A27]);LEN([.A27])+1);&quot;unités&quot;;&quot;dizaines&quot;;&quot;centaines&quot;;&quot;u de mille&quot;;&quot;d de mille&quot;;&quot;c de  mille&quot;; &quot;u de millions&quot;;&quot;c de millions&quot;))" office:value-type="string" office:string-value="u de mille" calcext:value-type="string">
            <text:p>u de mille</text:p>
          </table:table-cell>
          <table:table-cell table:style-name="ce27" table:formula="of:=[.E27]+[.G27]" office:value-type="float" office:value="78" calcext:value-type="float">
            <text:p>78</text:p>
          </table:table-cell>
          <table:table-cell table:style-name="ce135" table:formula="of:=[.K27]*[.I27]/100" office:value-type="float" office:value="39.2" calcext:value-type="float">
            <text:p>39,2</text:p>
          </table:table-cell>
          <table:table-cell table:style-name="ce48" table:formula="of:=[.M27]*CHOOSE([.W27];0;0.01;0.0001;0.000001;1000000;10000;100;0.000001;0.0001;0.01;100;10000;1000000)&amp;&quot; &quot;&amp;[.P27]" office:value-type="string" office:string-value="0,0000027 m²" calcext:value-type="string">
            <text:p>0,0000027 m²</text:p>
          </table:table-cell>
          <table:table-cell/>
          <table:table-cell table:formula="of:=RANK([.X27];[.X23:.X32])+2" office:value-type="float" office:value="4" calcext:value-type="float">
            <text:p>4</text:p>
          </table:table-cell>
          <table:table-cell table:style-name="ce89" table:formula="of:=RAND()" office:value-type="float" office:value="0.800864526944845" calcext:value-type="float">
            <text:p>0,800864526944845</text:p>
          </table:table-cell>
          <table:table-cell table:formula="of:=RANK([.Z27];[.Z25:.Z30])" office:value-type="float" office:value="5" calcext:value-type="float">
            <text:p>5</text:p>
          </table:table-cell>
          <table:table-cell table:style-name="ce89" table:formula="of:=RAND()" office:value-type="float" office:value="0.366161462518197" calcext:value-type="float">
            <text:p>0,36616146251819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63291" calcext:value-type="float">
            <text:p>63 291</text:p>
          </table:table-cell>
          <table:table-cell table:style-name="ce7"/>
          <table:table-cell table:style-name="ce46"/>
          <table:table-cell table:style-name="ce10"/>
          <table:table-cell table:style-name="ce4" table:formula="of:=RANDBETWEEN(11;68)" office:value-type="float" office:value="55" calcext:value-type="float">
            <text:p>55</text:p>
          </table:table-cell>
          <table:table-cell table:style-name="ce7" office:value-type="string" calcext:value-type="string">
            <text:p>+</text:p>
          </table:table-cell>
          <table:table-cell table:style-name="ce9" table:formula="of:=CHOOSE([.Y28];9;19;29;9;19;29)" office:value-type="float" office:value="29" calcext:value-type="float">
            <text:p>29</text:p>
          </table:table-cell>
          <table:table-cell table:style-name="ce10" office:value-type="string" calcext:value-type="string">
            <text:p>=</text:p>
          </table:table-cell>
          <table:table-cell table:style-name="ce51" table:formula="of:=CHOOSE([.Y27];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0" calcext:value-type="float">
            <text:p>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28];&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8])-IFERROR(SEARCH(&quot;,&quot;;[.A28]);10);&quot;dixièmes&quot;;&quot;centièmes&quot;;&quot;millièmes&quot;;&quot;dix-millièmes&quot;;&quot;cent-millièmes&quot;;&quot;millionièmes&quot;);CHOOSE(-FIND(9;[.A28])+IFERROR(SEARCH(&quot;,&quot;;[.A28]);LEN([.A28])+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28]+[.G28]" office:value-type="float" office:value="84" calcext:value-type="float">
            <text:p>84</text:p>
          </table:table-cell>
          <table:table-cell table:style-name="ce135" table:formula="of:=[.K28]*[.I28]/100" office:value-type="float" office:value="4" calcext:value-type="float">
            <text:p>4</text:p>
          </table:table-cell>
          <table:table-cell table:style-name="ce48" table:formula="of:=[.M28]*CHOOSE([.W28];0;0.01;0.0001;0.000001;1000000;10000;100;0.000001;0.0001;0.01;100;10000;1000000)&amp;&quot; &quot;&amp;[.P28]" office:value-type="string" office:string-value="10000 m²" calcext:value-type="string">
            <text:p>10000 m²</text:p>
          </table:table-cell>
          <table:table-cell/>
          <table:table-cell table:formula="of:=RANK([.X28];[.X23:.X32])+2" office:value-type="float" office:value="11" calcext:value-type="float">
            <text:p>11</text:p>
          </table:table-cell>
          <table:table-cell table:style-name="ce89" table:formula="of:=RAND()" office:value-type="float" office:value="0.127117790003181" calcext:value-type="float">
            <text:p>0,127117790003181</text:p>
          </table:table-cell>
          <table:table-cell table:formula="of:=RANK([.Z28];[.Z25:.Z30])" office:value-type="float" office:value="3" calcext:value-type="float">
            <text:p>3</text:p>
          </table:table-cell>
          <table:table-cell table:style-name="ce89" table:formula="of:=RAND()" office:value-type="float" office:value="0.523712909967115" calcext:value-type="float">
            <text:p>0,523712909967115</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91.8603" calcext:value-type="float">
            <text:p>391,8603</text:p>
          </table:table-cell>
          <table:table-cell table:style-name="ce7"/>
          <table:table-cell table:style-name="ce9"/>
          <table:table-cell table:style-name="ce10"/>
          <table:table-cell table:style-name="ce50" table:formula="of:=CHOOSE([.Y29];9;19;29;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23" calcext:value-type="float">
            <text:p>23</text:p>
          </table:table-cell>
          <table:table-cell table:style-name="ce10" office:value-type="string" calcext:value-type="string">
            <text:p>=</text:p>
          </table:table-cell>
          <table:table-cell table:style-name="ce51" table:formula="of:=CHOOSE([.Y28];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60" calcext:value-type="float">
            <text:p>1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48.19" calcext:value-type="float">
            <text:p>48,19</text:p>
          </table:table-cell>
          <table:table-cell table:style-name="ce40" table:formula="of:=CHOOSE([.W29];&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9])-IFERROR(SEARCH(&quot;,&quot;;[.A29]);10);&quot;dixièmes&quot;;&quot;centièmes&quot;;&quot;millièmes&quot;;&quot;dix-millièmes&quot;;&quot;cent-millièmes&quot;;&quot;millionièmes&quot;);CHOOSE(-FIND(9;[.A29])+IFERROR(SEARCH(&quot;,&quot;;[.A29]);LEN([.A29])+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29]+[.G29]" office:value-type="float" office:value="52" calcext:value-type="float">
            <text:p>52</text:p>
          </table:table-cell>
          <table:table-cell table:style-name="ce135" table:formula="of:=[.K29]*[.I29]/100" office:value-type="float" office:value="48" calcext:value-type="float">
            <text:p>48</text:p>
          </table:table-cell>
          <table:table-cell table:style-name="ce48" table:formula="of:=[.M29]*CHOOSE([.W29];0;0.01;0.0001;0.000001;1000000;10000;100;0.000001;0.0001;0.01;100;10000;1000000)&amp;&quot; &quot;&amp;[.P29]" office:value-type="string" office:string-value="48190000 m²" calcext:value-type="string">
            <text:p>48190000 m²</text:p>
          </table:table-cell>
          <table:table-cell/>
          <table:table-cell table:formula="of:=RANK([.X29];[.X23:.X32])+2" office:value-type="float" office:value="5" calcext:value-type="float">
            <text:p>5</text:p>
          </table:table-cell>
          <table:table-cell table:style-name="ce89" table:formula="of:=RAND()" office:value-type="float" office:value="0.753266836991458" calcext:value-type="float">
            <text:p>0,753266836991458</text:p>
          </table:table-cell>
          <table:table-cell table:formula="of:=RANK([.Z29];[.Z25:.Z30])" office:value-type="float" office:value="6" calcext:value-type="float">
            <text:p>6</text:p>
          </table:table-cell>
          <table:table-cell table:style-name="ce89" table:formula="of:=RAND()" office:value-type="float" office:value="0.0635470905398891" calcext:value-type="float">
            <text:p>0,0635470905398891</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869268.6" calcext:value-type="float">
            <text:p>869 268,6</text:p>
          </table:table-cell>
          <table:table-cell table:style-name="ce7"/>
          <table:table-cell table:style-name="ce46"/>
          <table:table-cell table:style-name="ce10"/>
          <table:table-cell table:style-name="ce4" table:formula="of:=RANDBETWEEN(11;68)" office:value-type="float" office:value="62" calcext:value-type="float">
            <text:p>62</text:p>
          </table:table-cell>
          <table:table-cell table:style-name="ce7" office:value-type="string" calcext:value-type="string">
            <text:p>+</text:p>
          </table:table-cell>
          <table:table-cell table:style-name="ce9" table:formula="of:=CHOOSE([.Y30];9;19;29;9;19;29)" office:value-type="float" office:value="9" calcext:value-type="float">
            <text:p>9</text:p>
          </table:table-cell>
          <table:table-cell table:style-name="ce10" office:value-type="string" calcext:value-type="string">
            <text:p>=</text:p>
          </table:table-cell>
          <table:table-cell table:style-name="ce51" table:formula="of:=CHOOSE([.Y29];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60" calcext:value-type="float">
            <text:p>2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0.5" calcext:value-type="float">
            <text:p>0,5</text:p>
          </table:table-cell>
          <table:table-cell table:style-name="ce40" table:formula="of:=CHOOSE([.W30];&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0])-IFERROR(SEARCH(&quot;,&quot;;[.A30]);10);&quot;dixièmes&quot;;&quot;centièmes&quot;;&quot;millièmes&quot;;&quot;dix-millièmes&quot;;&quot;cent-millièmes&quot;;&quot;millionièmes&quot;);CHOOSE(-FIND(9;[.A30])+IFERROR(SEARCH(&quot;,&quot;;[.A30]);LEN([.A30])+1);&quot;unités&quot;;&quot;dizaines&quot;;&quot;centaines&quot;;&quot;u de mille&quot;;&quot;d de mille&quot;;&quot;c de  mille&quot;; &quot;u de millions&quot;;&quot;c de millions&quot;))" office:value-type="string" office:string-value="u de mille" calcext:value-type="string">
            <text:p>u de mille</text:p>
          </table:table-cell>
          <table:table-cell table:style-name="ce27" table:formula="of:=[.E30]+[.G30]" office:value-type="float" office:value="71" calcext:value-type="float">
            <text:p>71</text:p>
          </table:table-cell>
          <table:table-cell table:style-name="ce135" table:formula="of:=[.K30]*[.I30]/100" office:value-type="float" office:value="104" calcext:value-type="float">
            <text:p>104</text:p>
          </table:table-cell>
          <table:table-cell table:style-name="ce48" table:formula="of:=[.M30]*CHOOSE([.W30];0;0.01;0.0001;0.000001;1000000;10000;100;0.000001;0.0001;0.01;100;10000;1000000)&amp;&quot; &quot;&amp;[.P30]" office:value-type="string" office:string-value="0,00005 m²" calcext:value-type="string">
            <text:p>0,00005 m²</text:p>
          </table:table-cell>
          <table:table-cell/>
          <table:table-cell table:formula="of:=RANK([.X30];[.X23:.X32])+2" office:value-type="float" office:value="9" calcext:value-type="float">
            <text:p>9</text:p>
          </table:table-cell>
          <table:table-cell table:style-name="ce89" table:formula="of:=RAND()" office:value-type="float" office:value="0.283778512601326" calcext:value-type="float">
            <text:p>0,283778512601326</text:p>
          </table:table-cell>
          <table:table-cell table:formula="of:=RANK([.Z30];[.Z25:.Z30])" office:value-type="float" office:value="4" calcext:value-type="float">
            <text:p>4</text:p>
          </table:table-cell>
          <table:table-cell table:style-name="ce89" table:formula="of:=RAND()" office:value-type="float" office:value="0.500171054656331" calcext:value-type="float">
            <text:p>0,50017105465633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31];[.X23:.X32])+2" office:value-type="float" office:value="12" calcext:value-type="float">
            <text:p>12</text:p>
          </table:table-cell>
          <table:table-cell table:style-name="ce89" table:formula="of:=RAND()" office:value-type="float" office:value="0.118469706191421" calcext:value-type="float">
            <text:p>0,118469706191421</text:p>
          </table:table-cell>
          <table:table-cell table:number-columns-repeated="998"/>
        </table:table-row>
        <table:table-row table:style-name="ro4">
          <table:table-cell table:number-columns-repeated="22"/>
          <table:table-cell table:formula="of:=RANK([.X32];[.X23:.X32])+2" office:value-type="float" office:value="7" calcext:value-type="float">
            <text:p>7</text:p>
          </table:table-cell>
          <table:table-cell table:style-name="ce89" table:formula="of:=RAND()" office:value-type="float" office:value="0.453057274251381" calcext:value-type="float">
            <text:p>0,453057274251381</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1" calcext:value-type="float">
            <text:p>11</text:p>
          </table:table-cell>
          <table:table-cell table:style-name="ce89" table:formula="of:=RAND()" office:value-type="float" office:value="0.166740113559472" calcext:value-type="float">
            <text:p>0,166740113559472</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7240" calcext:value-type="string">
            <text:p>v724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9" table:formula="of:=RAND()" office:value-type="float" office:value="0.226517560658214" calcext:value-type="float">
            <text:p>0,226517560658214</text:p>
          </table:table-cell>
          <table:table-cell table:number-columns-repeated="998"/>
        </table:table-row>
        <table:table-row table:style-name="ro3">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7240" calcext:value-type="string">
            <text:p>v7240</text:p>
          </table:table-cell>
          <table:table-cell table:style-name="ce89"/>
          <table:table-cell table:formula="of:=RANK([.X36];[.X34:.X43])+2" office:value-type="float" office:value="9" calcext:value-type="float">
            <text:p>9</text:p>
          </table:table-cell>
          <table:table-cell table:style-name="ce89" table:formula="of:=RAND()" office:value-type="float" office:value="0.406039355059584" calcext:value-type="float">
            <text:p>0,406039355059584</text:p>
          </table:table-cell>
          <table:table-cell table:style-name="ce89" table:formula="of:=RANK([.Z36];[.Z36:.Z41])" office:value-type="float" office:value="3" calcext:value-type="float">
            <text:p>3</text:p>
          </table:table-cell>
          <table:table-cell table:style-name="ce89" table:formula="of:=RAND()" office:value-type="float" office:value="0.380331147010413" calcext:value-type="float">
            <text:p>0,380331147010413</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771940" calcext:value-type="float">
            <text:p>3 771 940</text:p>
          </table:table-cell>
          <table:table-cell table:style-name="ce7"/>
          <table:table-cell table:style-name="ce46"/>
          <table:table-cell table:style-name="ce10"/>
          <table:table-cell table:style-name="ce4" table:formula="of:=RANDBETWEEN(11;68)" office:value-type="float" office:value="19" calcext:value-type="float">
            <text:p>19</text:p>
          </table:table-cell>
          <table:table-cell table:style-name="ce7" office:value-type="string" calcext:value-type="string">
            <text:p>+</text:p>
          </table:table-cell>
          <table:table-cell table:style-name="ce9" table:formula="of:=CHOOSE([.Y37];9;19;29;9;19;29)" office:value-type="float" office:value="19" calcext:value-type="float">
            <text:p>19</text:p>
          </table:table-cell>
          <table:table-cell table:style-name="ce10" office:value-type="string" calcext:value-type="string">
            <text:p>=</text:p>
          </table:table-cell>
          <table:table-cell table:style-name="ce51" table:formula="of:=CHOOSE([.Y36];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96" calcext:value-type="float">
            <text:p>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0.14" calcext:value-type="float">
            <text:p>0,14</text:p>
          </table:table-cell>
          <table:table-cell table:style-name="ce40" table:formula="of:=CHOOSE([.W37];&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7])-IFERROR(SEARCH(&quot;,&quot;;[.A37]);10);&quot;dixièmes&quot;;&quot;centièmes&quot;;&quot;millièmes&quot;;&quot;dix-millièmes&quot;;&quot;cent-millièmes&quot;;&quot;millionièmes&quot;);CHOOSE(-FIND(9;[.A37])+IFERROR(SEARCH(&quot;,&quot;;[.A37]);LEN([.A37])+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E37]+[.G37]" office:value-type="float" office:value="38" calcext:value-type="float">
            <text:p>38</text:p>
          </table:table-cell>
          <table:table-cell table:style-name="ce135" table:formula="of:=[.K37]*[.I37]/100" office:value-type="float" office:value="28.8" calcext:value-type="float">
            <text:p>28,8</text:p>
          </table:table-cell>
          <table:table-cell table:style-name="ce48" table:formula="of:=[.M37]*CHOOSE([.W37];0;0.01;0.0001;0.000001;1000000;10000;100;0.000001;0.0001;0.01;100;10000;1000000)&amp;&quot; &quot;&amp;[.P37]" office:value-type="string" office:string-value="14 m²" calcext:value-type="string">
            <text:p>14 m²</text:p>
          </table:table-cell>
          <table:table-cell/>
          <table:table-cell table:formula="of:=RANK([.X37];[.X34:.X43])+2" office:value-type="float" office:value="7" calcext:value-type="float">
            <text:p>7</text:p>
          </table:table-cell>
          <table:table-cell table:style-name="ce89" table:formula="of:=RAND()" office:value-type="float" office:value="0.461168592439304" calcext:value-type="float">
            <text:p>0,461168592439304</text:p>
          </table:table-cell>
          <table:table-cell table:formula="of:=RANK([.Z37];[.Z36:.Z41])" office:value-type="float" office:value="2" calcext:value-type="float">
            <text:p>2</text:p>
          </table:table-cell>
          <table:table-cell table:style-name="ce89" table:formula="of:=RAND()" office:value-type="float" office:value="0.388362995865567" calcext:value-type="float">
            <text:p>0,38836299586556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65482594" calcext:value-type="float">
            <text:p>65 482 594</text:p>
          </table:table-cell>
          <table:table-cell table:style-name="ce7"/>
          <table:table-cell table:style-name="ce9"/>
          <table:table-cell table:style-name="ce10"/>
          <table:table-cell table:style-name="ce50" table:formula="of:=CHOOSE([.Y38];9;19;29;9;1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55" calcext:value-type="float">
            <text:p>55</text:p>
          </table:table-cell>
          <table:table-cell table:style-name="ce10" office:value-type="string" calcext:value-type="string">
            <text:p>=</text:p>
          </table:table-cell>
          <table:table-cell table:style-name="ce51" table:formula="of:=CHOOSE([.Y37];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60" calcext:value-type="float">
            <text:p>3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37.7" calcext:value-type="float">
            <text:p>37,7</text:p>
          </table:table-cell>
          <table:table-cell table:style-name="ce40" table:formula="of:=CHOOSE([.W38];&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8])-IFERROR(SEARCH(&quot;,&quot;;[.A38]);10);&quot;dixièmes&quot;;&quot;centièmes&quot;;&quot;millièmes&quot;;&quot;dix-millièmes&quot;;&quot;cent-millièmes&quot;;&quot;millionièmes&quot;);CHOOSE(-FIND(9;[.A38])+IFERROR(SEARCH(&quot;,&quot;;[.A38]);LEN([.A38])+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38]+[.G38]" office:value-type="float" office:value="74" calcext:value-type="float">
            <text:p>74</text:p>
          </table:table-cell>
          <table:table-cell table:style-name="ce135" table:formula="of:=[.K38]*[.I38]/100" office:value-type="float" office:value="72" calcext:value-type="float">
            <text:p>72</text:p>
          </table:table-cell>
          <table:table-cell table:style-name="ce48" table:formula="of:=[.M38]*CHOOSE([.W38];0;0.01;0.0001;0.000001;1000000;10000;100;0.000001;0.0001;0.01;100;10000;1000000)&amp;&quot; &quot;&amp;[.P38]" office:value-type="string" office:string-value="0,0000377 m²" calcext:value-type="string">
            <text:p>0,0000377 m²</text:p>
          </table:table-cell>
          <table:table-cell/>
          <table:table-cell table:formula="of:=RANK([.X38];[.X34:.X43])+2" office:value-type="float" office:value="4" calcext:value-type="float">
            <text:p>4</text:p>
          </table:table-cell>
          <table:table-cell table:style-name="ce89" table:formula="of:=RAND()" office:value-type="float" office:value="0.767495676702057" calcext:value-type="float">
            <text:p>0,767495676702057</text:p>
          </table:table-cell>
          <table:table-cell table:formula="of:=RANK([.Z38];[.Z36:.Z41])" office:value-type="float" office:value="5" calcext:value-type="float">
            <text:p>5</text:p>
          </table:table-cell>
          <table:table-cell table:style-name="ce89" table:formula="of:=RAND()" office:value-type="float" office:value="0.0322247415109307" calcext:value-type="float">
            <text:p>0,032224741510930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519361.1" calcext:value-type="float">
            <text:p>519 361,1</text:p>
          </table:table-cell>
          <table:table-cell table:style-name="ce7"/>
          <table:table-cell table:style-name="ce46"/>
          <table:table-cell table:style-name="ce10"/>
          <table:table-cell table:style-name="ce4" table:formula="of:=RANDBETWEEN(11;68)" office:value-type="float" office:value="58" calcext:value-type="float">
            <text:p>58</text:p>
          </table:table-cell>
          <table:table-cell table:style-name="ce7" office:value-type="string" calcext:value-type="string">
            <text:p>+</text:p>
          </table:table-cell>
          <table:table-cell table:style-name="ce9" table:formula="of:=CHOOSE([.Y39];9;19;29;9;19;29)" office:value-type="float" office:value="29" calcext:value-type="float">
            <text:p>29</text:p>
          </table:table-cell>
          <table:table-cell table:style-name="ce10" office:value-type="string" calcext:value-type="string">
            <text:p>=</text:p>
          </table:table-cell>
          <table:table-cell table:style-name="ce51" table:formula="of:=CHOOSE([.Y38];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20" calcext:value-type="float">
            <text:p>3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80" calcext:value-type="float">
            <text:p>180</text:p>
          </table:table-cell>
          <table:table-cell table:style-name="ce40" table:formula="of:=CHOOSE([.W39];&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9])-IFERROR(SEARCH(&quot;,&quot;;[.A39]);10);&quot;dixièmes&quot;;&quot;centièmes&quot;;&quot;millièmes&quot;;&quot;dix-millièmes&quot;;&quot;cent-millièmes&quot;;&quot;millionièmes&quot;);CHOOSE(-FIND(9;[.A39])+IFERROR(SEARCH(&quot;,&quot;;[.A39]);LEN([.A39])+1);&quot;unités&quot;;&quot;dizaines&quot;;&quot;centaines&quot;;&quot;u de mille&quot;;&quot;d de mille&quot;;&quot;c de  mille&quot;; &quot;u de millions&quot;;&quot;c de millions&quot;))" office:value-type="string" office:string-value="u de mille" calcext:value-type="string">
            <text:p>u de mille</text:p>
          </table:table-cell>
          <table:table-cell table:style-name="ce27" table:formula="of:=[.E39]+[.G39]" office:value-type="float" office:value="87" calcext:value-type="float">
            <text:p>87</text:p>
          </table:table-cell>
          <table:table-cell table:style-name="ce135" table:formula="of:=[.K39]*[.I39]/100" office:value-type="float" office:value="64" calcext:value-type="float">
            <text:p>64</text:p>
          </table:table-cell>
          <table:table-cell table:style-name="ce48" table:formula="of:=[.M39]*CHOOSE([.W39];0;0.01;0.0001;0.000001;1000000;10000;100;0.000001;0.0001;0.01;100;10000;1000000)&amp;&quot; &quot;&amp;[.P39]" office:value-type="string" office:string-value="180000000 m²" calcext:value-type="string">
            <text:p>180000000 m²</text:p>
          </table:table-cell>
          <table:table-cell/>
          <table:table-cell table:formula="of:=RANK([.X39];[.X34:.X43])+2" office:value-type="float" office:value="5" calcext:value-type="float">
            <text:p>5</text:p>
          </table:table-cell>
          <table:table-cell table:style-name="ce89" table:formula="of:=RAND()" office:value-type="float" office:value="0.683575650280253" calcext:value-type="float">
            <text:p>0,683575650280253</text:p>
          </table:table-cell>
          <table:table-cell table:formula="of:=RANK([.Z39];[.Z36:.Z41])" office:value-type="float" office:value="6" calcext:value-type="float">
            <text:p>6</text:p>
          </table:table-cell>
          <table:table-cell table:style-name="ce89" table:formula="of:=RAND()" office:value-type="float" office:value="0.0099108454725255" calcext:value-type="float">
            <text:p>0,0099108454725255</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223467" calcext:value-type="float">
            <text:p>9 223 467</text:p>
          </table:table-cell>
          <table:table-cell table:style-name="ce7"/>
          <table:table-cell table:style-name="ce9"/>
          <table:table-cell table:style-name="ce10"/>
          <table:table-cell table:style-name="ce50" table:formula="of:=CHOOSE([.Y40];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24" calcext:value-type="float">
            <text:p>24</text:p>
          </table:table-cell>
          <table:table-cell table:style-name="ce10" office:value-type="string" calcext:value-type="string">
            <text:p>=</text:p>
          </table:table-cell>
          <table:table-cell table:style-name="ce51" table:formula="of:=CHOOSE([.Y39];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32" calcext:value-type="float">
            <text:p>13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65" calcext:value-type="float">
            <text:p>2,65</text:p>
          </table:table-cell>
          <table:table-cell table:style-name="ce40" table:formula="of:=CHOOSE([.W40];&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0])-IFERROR(SEARCH(&quot;,&quot;;[.A40]);10);&quot;dixièmes&quot;;&quot;centièmes&quot;;&quot;millièmes&quot;;&quot;dix-millièmes&quot;;&quot;cent-millièmes&quot;;&quot;millionièmes&quot;);CHOOSE(-FIND(9;[.A40])+IFERROR(SEARCH(&quot;,&quot;;[.A40]);LEN([.A40])+1);&quot;unités&quot;;&quot;dizaines&quot;;&quot;centaines&quot;;&quot;u de mille&quot;;&quot;d de mille&quot;;&quot;c de  mille&quot;; &quot;u de millions&quot;;&quot;c de millions&quot;))" office:value-type="string" office:string-value="u de millions" calcext:value-type="string">
            <text:p>u de millions</text:p>
          </table:table-cell>
          <table:table-cell table:style-name="ce27" table:formula="of:=[.E40]+[.G40]" office:value-type="float" office:value="33" calcext:value-type="float">
            <text:p>33</text:p>
          </table:table-cell>
          <table:table-cell table:style-name="ce135" table:formula="of:=[.K40]*[.I40]/100" office:value-type="float" office:value="52.8" calcext:value-type="float">
            <text:p>52,8</text:p>
          </table:table-cell>
          <table:table-cell table:style-name="ce48" table:formula="of:=[.M40]*CHOOSE([.W40];0;0.01;0.0001;0.000001;1000000;10000;100;0.000001;0.0001;0.01;100;10000;1000000)&amp;&quot; &quot;&amp;[.P40]" office:value-type="string" office:string-value="26500 m²" calcext:value-type="string">
            <text:p>26500 m²</text:p>
          </table:table-cell>
          <table:table-cell/>
          <table:table-cell table:formula="of:=RANK([.X40];[.X34:.X43])+2" office:value-type="float" office:value="12" calcext:value-type="float">
            <text:p>12</text:p>
          </table:table-cell>
          <table:table-cell table:style-name="ce89" table:formula="of:=RAND()" office:value-type="float" office:value="0.122074047420214" calcext:value-type="float">
            <text:p>0,122074047420214</text:p>
          </table:table-cell>
          <table:table-cell table:formula="of:=RANK([.Z40];[.Z36:.Z41])" office:value-type="float" office:value="1" calcext:value-type="float">
            <text:p>1</text:p>
          </table:table-cell>
          <table:table-cell table:style-name="ce89" table:formula="of:=RAND()" office:value-type="float" office:value="0.986715478989054" calcext:value-type="float">
            <text:p>0,986715478989054</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61703908" calcext:value-type="float">
            <text:p>61 703 908</text:p>
          </table:table-cell>
          <table:table-cell table:style-name="ce7"/>
          <table:table-cell table:style-name="ce46"/>
          <table:table-cell table:style-name="ce10"/>
          <table:table-cell table:style-name="ce4" table:formula="of:=RANDBETWEEN(11;68)" office:value-type="float" office:value="33" calcext:value-type="float">
            <text:p>33</text:p>
          </table:table-cell>
          <table:table-cell table:style-name="ce7" office:value-type="string" calcext:value-type="string">
            <text:p>+</text:p>
          </table:table-cell>
          <table:table-cell table:style-name="ce9" table:formula="of:=CHOOSE([.Y41];9;19;29;9;19;29)" office:value-type="float" office:value="9" calcext:value-type="float">
            <text:p>9</text:p>
          </table:table-cell>
          <table:table-cell table:style-name="ce10" office:value-type="string" calcext:value-type="string">
            <text:p>=</text:p>
          </table:table-cell>
          <table:table-cell table:style-name="ce51" table:formula="of:=CHOOSE([.Y40];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60" calcext:value-type="float">
            <text:p>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8" calcext:value-type="float">
            <text:p>18</text:p>
          </table:table-cell>
          <table:table-cell table:style-name="ce40" table:formula="of:=CHOOSE([.W41];&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1])-IFERROR(SEARCH(&quot;,&quot;;[.A41]);10);&quot;dixièmes&quot;;&quot;centièmes&quot;;&quot;millièmes&quot;;&quot;dix-millièmes&quot;;&quot;cent-millièmes&quot;;&quot;millionièmes&quot;);CHOOSE(-FIND(9;[.A41])+IFERROR(SEARCH(&quot;,&quot;;[.A41]);LEN([.A41])+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E41]+[.G41]" office:value-type="float" office:value="42" calcext:value-type="float">
            <text:p>42</text:p>
          </table:table-cell>
          <table:table-cell table:style-name="ce135" table:formula="of:=[.K41]*[.I41]/100" office:value-type="float" office:value="6" calcext:value-type="float">
            <text:p>6</text:p>
          </table:table-cell>
          <table:table-cell table:style-name="ce48" table:formula="of:=[.M41]*CHOOSE([.W41];0;0.01;0.0001;0.000001;1000000;10000;100;0.000001;0.0001;0.01;100;10000;1000000)&amp;&quot; &quot;&amp;[.P41]" office:value-type="string" office:string-value="0,0018 m²" calcext:value-type="string">
            <text:p>0,0018 m²</text:p>
          </table:table-cell>
          <table:table-cell/>
          <table:table-cell table:formula="of:=RANK([.X41];[.X34:.X43])+2" office:value-type="float" office:value="3" calcext:value-type="float">
            <text:p>3</text:p>
          </table:table-cell>
          <table:table-cell table:style-name="ce89" table:formula="of:=RAND()" office:value-type="float" office:value="0.992653758891982" calcext:value-type="float">
            <text:p>0,992653758891982</text:p>
          </table:table-cell>
          <table:table-cell table:formula="of:=RANK([.Z41];[.Z36:.Z41])" office:value-type="float" office:value="4" calcext:value-type="float">
            <text:p>4</text:p>
          </table:table-cell>
          <table:table-cell table:style-name="ce89" table:formula="of:=RAND()" office:value-type="float" office:value="0.359005602440788" calcext:value-type="float">
            <text:p>0,35900560244078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42];[.X34:.X43])+2" office:value-type="float" office:value="8" calcext:value-type="float">
            <text:p>8</text:p>
          </table:table-cell>
          <table:table-cell table:style-name="ce89" table:formula="of:=RAND()" office:value-type="float" office:value="0.444780205523305" calcext:value-type="float">
            <text:p>0,444780205523305</text:p>
          </table:table-cell>
          <table:table-cell table:number-columns-repeated="998"/>
        </table:table-row>
        <table:table-row table:style-name="ro4">
          <table:table-cell table:number-columns-repeated="22"/>
          <table:table-cell table:formula="of:=RANK([.X43];[.X34:.X43])+2" office:value-type="float" office:value="6" calcext:value-type="float">
            <text:p>6</text:p>
          </table:table-cell>
          <table:table-cell table:style-name="ce89" table:formula="of:=RAND()" office:value-type="float" office:value="0.554934593045356" calcext:value-type="float">
            <text:p>0,554934593045356</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Bleue" table:style-name="ta5" table:print-ranges="'Ceinture Bleue'.A1:'Ceinture Bleue'.R44 'Ceinture Bleue'.T1:'Ceinture Bleu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language=Basic&amp;location=document" xlink:type="simple"/>
              </office:event-listeners>
            </form:button>
          </form:form>
        </office:forms>
        <table:shapes>
          <draw:control draw:z-index="0" draw:style-name="gr5" draw:text-style-name="P2" svg:width="1.651cm" svg:height="0.749cm" svg:x="44.328cm" svg:y="0.556cm" draw:control="control5"/>
        </table:shapes>
        <table:table-column table:style-name="co35" table:default-cell-style-name="Default"/>
        <table:table-column table:style-name="co2" table:default-cell-style-name="Default"/>
        <table:table-column table:style-name="co35" table:default-cell-style-name="Default"/>
        <table:table-column table:style-name="co14" table:default-cell-style-name="Default"/>
        <table:table-column table:style-name="co35" table:default-cell-style-name="Default"/>
        <table:table-column table:style-name="co12" table:default-cell-style-name="Default"/>
        <table:table-column table:style-name="co25"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0" table:default-cell-style-name="Default"/>
        <table:table-column table:style-name="co62" table:default-cell-style-name="Default"/>
        <table:table-column table:style-name="co63" table:default-cell-style-name="Default"/>
        <table:table-column table:style-name="co64" table:default-cell-style-name="Default"/>
        <table:table-column table:style-name="co14" table:default-cell-style-name="Default"/>
        <table:table-column table:style-name="co6" table:default-cell-style-name="Default"/>
        <table:table-column table:style-name="co16" table:default-cell-style-name="Default"/>
        <table:table-column table:style-name="co12" table:default-cell-style-name="Default"/>
        <table:table-column table:style-name="co65" table:default-cell-style-name="Default"/>
        <table:table-column table:style-name="co66" table:default-cell-style-name="Default"/>
        <table:table-column table:style-name="co47" table:default-cell-style-name="Default"/>
        <table:table-column table:style-name="co67" table:default-cell-style-name="Default"/>
        <table:table-column table:style-name="co12" table:default-cell-style-name="Default"/>
        <table:table-column table:style-name="co20" table:default-cell-style-name="Default"/>
        <table:table-column table:style-name="co57" table:default-cell-style-name="Default"/>
        <table:table-column table:style-name="co22" table:default-cell-style-name="Default"/>
        <table:table-column table:style-name="co12" table:number-columns-repeated="997" table:default-cell-style-name="Default"/>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5" calcext:value-type="float">
            <text:p>5</text:p>
          </table:table-cell>
          <table:table-cell table:style-name="ce89" table:formula="of:=RAND()" office:value-type="float" office:value="0.705606094525369" calcext:value-type="float">
            <text:p>0,705606094525369</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8903" calcext:value-type="string">
            <text:p>v8903</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2];[.Z1:.Z10])+2" office:value-type="float" office:value="6" calcext:value-type="float">
            <text:p>6</text:p>
          </table:table-cell>
          <table:table-cell table:style-name="ce89" table:formula="of:=RAND()" office:value-type="float" office:value="0.633795499496967" calcext:value-type="float">
            <text:p>0,633795499496967</text:p>
          </table:table-cell>
          <table:table-cell table:number-columns-repeated="998"/>
        </table:table-row>
        <table:table-row table:style-name="ro1">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 office:value-type="string" office:string-value="AA" calcext:value-type="string">
            <text:p>AA</text:p>
          </table:table-cell>
          <table:table-cell table:style-name="ce99"/>
          <table:table-cell table:style-name="ce102" table:formula="of:=[.R2]" office:value-type="string" office:string-value="v8903" calcext:value-type="string">
            <text:p>v8903</text:p>
          </table:table-cell>
          <table:table-cell table:style-name="ce89"/>
          <table:table-cell table:formula="of:=RANK([.Z3];[.Z1:.Z10])+2" office:value-type="float" office:value="8" calcext:value-type="float">
            <text:p>8</text:p>
          </table:table-cell>
          <table:table-cell table:style-name="ce89" table:formula="of:=RAND()" office:value-type="float" office:value="0.480380982023134" calcext:value-type="float">
            <text:p>0,480380982023134</text:p>
          </table:table-cell>
          <table:table-cell table:style-name="ce89" table:formula="of:=RANK([.AB3];[.AB3:.AB8])" office:value-type="float" office:value="5" calcext:value-type="float">
            <text:p>5</text:p>
          </table:table-cell>
          <table:table-cell table:style-name="ce89" table:formula="of:=RAND()" office:value-type="float" office:value="0.238151287691744" calcext:value-type="float">
            <text:p>0,238151287691744</text:p>
          </table:table-cell>
          <table:table-cell table:style-name="ce89" table:number-columns-repeated="996"/>
        </table:table-row>
        <table:table-row table:style-name="ro3">
          <table:table-cell table:style-name="ce4" table:formula="of:=RANDBETWEEN(11;78)" office:value-type="float" office:value="62" calcext:value-type="float">
            <text:p>62</text:p>
          </table:table-cell>
          <table:table-cell table:style-name="ce7" office:value-type="string" calcext:value-type="string">
            <text:p>+</text:p>
          </table:table-cell>
          <table:table-cell table:style-name="ce7" table:formula="of:=RANDBETWEEN(CEILING([.A4];10)/10;9)*10-[.A4]" office:value-type="float" office:value="28" calcext:value-type="float">
            <text:p>28</text:p>
          </table:table-cell>
          <table:table-cell table:style-name="ce7" office:value-type="string" calcext:value-type="string">
            <text:p>+</text:p>
          </table:table-cell>
          <table:table-cell table:style-name="ce7" table:formula="of:=RANDBETWEEN(11;49)" office:value-type="float" office:value="12" calcext:value-type="float">
            <text:p>12</text:p>
          </table:table-cell>
          <table:table-cell table:style-name="ce10" office:value-type="string" calcext:value-type="string">
            <text:p>=</text:p>
          </table:table-cell>
          <table:table-cell table:style-name="ce39" table:formula="of:=IF([.U4]=&quot;diviseur&quot;;RANDBETWEEN(2;9);RANDBETWEEN(2;6)*[.J4])" office:value-type="float" office:value="84" calcext:value-type="float">
            <text:p>8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4]=&quot;diviseur&quot;;[.G4]*RANDBETWEEN(2;11);RANDBETWEEN(2;25))" office:value-type="float" office:value="14" calcext:value-type="float">
            <text:p>14</text:p>
          </table:table-cell>
          <table:table-cell table:style-name="ce4" table:formula="of:=RANDBETWEEN(11;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44" calcext:value-type="float">
            <text:p>44</text:p>
          </table:table-cell>
          <table:table-cell table:style-name="ce40" office:value-type="string" calcext:value-type="string">
            <text:p>×</text:p>
          </table:table-cell>
          <table:table-cell table:style-name="ce40" table:formula="of:=CHOOSE([.AA3];11;12;21;22;11;22)" office:value-type="float" office:value="11" calcext:value-type="float">
            <text:p>11</text:p>
          </table:table-cell>
          <table:table-cell table:style-name="ce56" office:value-type="string" calcext:value-type="string">
            <text:p>=</text:p>
          </table:table-cell>
          <table:table-cell/>
          <table:table-cell table:style-name="ce27" table:formula="of:=[.A4]+[.C4]+[.E4]" office:value-type="float" office:value="102" calcext:value-type="float">
            <text:p>102</text:p>
          </table:table-cell>
          <table:table-cell table:style-name="ce27" table:formula="of:=CHOOSE([.AA4];&quot;multiple&quot;;&quot;diviseur&quot;;&quot;multiple&quot;;&quot;diviseur&quot;;&quot;multiple&quot;;&quot;diviseur&quot;)" office:value-type="string" office:string-value="multiple" calcext:value-type="string">
            <text:p>multiple</text:p>
          </table:table-cell>
          <table:table-cell table:style-name="ce57" table:formula="of:=&quot;Q=&quot;&amp;QUOTIENT([.K4];[.M4])&amp;&quot;  R=&quot;&amp;MOD([.K4];[.M4])" office:value-type="string" office:string-value="Q=9  R=1" calcext:value-type="string">
            <text:p>Q=9 <text:s/>R=1</text:p>
          </table:table-cell>
          <table:table-cell table:style-name="ce48" table:formula="of:=[.O4]*[.Q4]" office:value-type="float" office:value="484" calcext:value-type="float">
            <text:p>484</text:p>
          </table:table-cell>
          <table:table-cell/>
          <table:table-cell table:formula="of:=RANK([.Z4];[.Z1:.Z10])+2" office:value-type="float" office:value="9" calcext:value-type="float">
            <text:p>9</text:p>
          </table:table-cell>
          <table:table-cell table:style-name="ce89" table:formula="of:=RAND()" office:value-type="float" office:value="0.453880803313678" calcext:value-type="float">
            <text:p>0,453880803313678</text:p>
          </table:table-cell>
          <table:table-cell table:formula="of:=RANK([.AB4];[.AB3:.AB8])" office:value-type="float" office:value="3" calcext:value-type="float">
            <text:p>3</text:p>
          </table:table-cell>
          <table:table-cell table:style-name="ce89" table:formula="of:=RAND()" office:value-type="float" office:value="0.386505518196553" calcext:value-type="float">
            <text:p>0,386505518196553</text:p>
          </table:table-cell>
          <table:table-cell table:number-columns-repeated="996"/>
        </table:table-row>
        <table:table-row table:style-name="ro3">
          <table:table-cell table:style-name="ce4" table:formula="of:=RANDBETWEEN(11;78)" office:value-type="float" office:value="30" calcext:value-type="float">
            <text:p>30</text:p>
          </table:table-cell>
          <table:table-cell table:style-name="ce7" office:value-type="string" calcext:value-type="string">
            <text:p>+</text:p>
          </table:table-cell>
          <table:table-cell table:style-name="ce7" table:formula="of:=RANDBETWEEN(11;49)" office:value-type="float" office:value="30" calcext:value-type="float">
            <text:p>30</text:p>
          </table:table-cell>
          <table:table-cell table:style-name="ce7" office:value-type="string" calcext:value-type="string">
            <text:p>+</text:p>
          </table:table-cell>
          <table:table-cell table:style-name="ce7" table:formula="of:=RANDBETWEEN(CEILING([.A5];10)/10;9)*10-[.A5]" office:value-type="float" office:value="60" calcext:value-type="float">
            <text:p>60</text:p>
          </table:table-cell>
          <table:table-cell table:style-name="ce10" office:value-type="string" calcext:value-type="string">
            <text:p>=</text:p>
          </table:table-cell>
          <table:table-cell table:style-name="ce39" table:formula="of:=IF([.U5]=&quot;diviseur&quot;;RANDBETWEEN(2;9);RANDBETWEEN(2;6)*[.J5])" office:value-type="float" office:value="60" calcext:value-type="float">
            <text:p>6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5]=&quot;diviseur&quot;;[.G5]*RANDBETWEEN(2;11);RANDBETWEEN(2;25))" office:value-type="float" office:value="12" calcext:value-type="float">
            <text:p>12</text:p>
          </table:table-cell>
          <table:table-cell table:style-name="ce4" table:formula="of:=RANDBETWEEN(11;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AA4];11;12;21;22;11;22)" office:value-type="float" office:value="21" calcext:value-type="float">
            <text:p>21</text:p>
          </table:table-cell>
          <table:table-cell table:style-name="ce56" office:value-type="string" calcext:value-type="string">
            <text:p>=</text:p>
          </table:table-cell>
          <table:table-cell/>
          <table:table-cell table:style-name="ce27" table:formula="of:=[.A5]+[.C5]+[.E5]" office:value-type="float" office:value="120" calcext:value-type="float">
            <text:p>120</text:p>
          </table:table-cell>
          <table:table-cell table:style-name="ce27" table:formula="of:=CHOOSE([.AA5];&quot;multiple&quot;;&quot;diviseur&quot;;&quot;multiple&quot;;&quot;diviseur&quot;;&quot;multiple&quot;;&quot;diviseur&quot;)" office:value-type="string" office:string-value="multiple" calcext:value-type="string">
            <text:p>multiple</text:p>
          </table:table-cell>
          <table:table-cell table:style-name="ce57" table:formula="of:=&quot;Q=&quot;&amp;QUOTIENT([.K5];[.M5])&amp;&quot;  R=&quot;&amp;MOD([.K5];[.M5])" office:value-type="string" office:string-value="Q=6  R=1" calcext:value-type="string">
            <text:p>Q=6 <text:s/>R=1</text:p>
          </table:table-cell>
          <table:table-cell table:style-name="ce48" table:formula="of:=[.O5]*[.Q5]" office:value-type="float" office:value="441" calcext:value-type="float">
            <text:p>441</text:p>
          </table:table-cell>
          <table:table-cell/>
          <table:table-cell table:formula="of:=RANK([.Z5];[.Z1:.Z10])+2" office:value-type="float" office:value="7" calcext:value-type="float">
            <text:p>7</text:p>
          </table:table-cell>
          <table:table-cell table:style-name="ce89" table:formula="of:=RAND()" office:value-type="float" office:value="0.571968998407591" calcext:value-type="float">
            <text:p>0,571968998407591</text:p>
          </table:table-cell>
          <table:table-cell table:formula="of:=RANK([.AB5];[.AB3:.AB8])" office:value-type="float" office:value="1" calcext:value-type="float">
            <text:p>1</text:p>
          </table:table-cell>
          <table:table-cell table:style-name="ce89" table:formula="of:=RAND()" office:value-type="float" office:value="0.565620262389573" calcext:value-type="float">
            <text:p>0,565620262389573</text:p>
          </table:table-cell>
          <table:table-cell table:number-columns-repeated="996"/>
        </table:table-row>
        <table:table-row table:style-name="ro3">
          <table:table-cell table:style-name="ce50" table:formula="of:=RANDBETWEEN(11;49)" office:value-type="float" office:value="35" calcext:value-type="float">
            <text:p>35</text:p>
          </table:table-cell>
          <table:table-cell table:style-name="ce7" office:value-type="string" calcext:value-type="string">
            <text:p>+</text:p>
          </table:table-cell>
          <table:table-cell table:style-name="ce7" table:formula="of:=RANDBETWEEN(11;78)" office:value-type="float" office:value="20" calcext:value-type="float">
            <text:p>20</text:p>
          </table:table-cell>
          <table:table-cell table:style-name="ce7" office:value-type="string" calcext:value-type="string">
            <text:p>+</text:p>
          </table:table-cell>
          <table:table-cell table:style-name="ce7" table:formula="of:=RANDBETWEEN(CEILING([.C6];10)/10;9)*10-[.C6]" office:value-type="float" office:value="50" calcext:value-type="float">
            <text:p>50</text:p>
          </table:table-cell>
          <table:table-cell table:style-name="ce10" office:value-type="string" calcext:value-type="string">
            <text:p>=</text:p>
          </table:table-cell>
          <table:table-cell table:style-name="ce39" table:formula="of:=IF([.U6]=&quot;diviseur&quot;;RANDBETWEEN(2;9);RANDBETWEEN(2;6)*[.J6])"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6]=&quot;diviseur&quot;;[.G6]*RANDBETWEEN(2;11);RANDBETWEEN(2;25))" office:value-type="float" office:value="33" calcext:value-type="float">
            <text:p>33</text:p>
          </table:table-cell>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24" calcext:value-type="float">
            <text:p>24</text:p>
          </table:table-cell>
          <table:table-cell table:style-name="ce40" office:value-type="string" calcext:value-type="string">
            <text:p>×</text:p>
          </table:table-cell>
          <table:table-cell table:style-name="ce40" table:formula="of:=CHOOSE([.AA5];11;12;21;22;11;22)" office:value-type="float" office:value="11" calcext:value-type="float">
            <text:p>11</text:p>
          </table:table-cell>
          <table:table-cell table:style-name="ce56" office:value-type="string" calcext:value-type="string">
            <text:p>=</text:p>
          </table:table-cell>
          <table:table-cell/>
          <table:table-cell table:style-name="ce27" table:formula="of:=[.A6]+[.C6]+[.E6]" office:value-type="float" office:value="105" calcext:value-type="float">
            <text:p>105</text:p>
          </table:table-cell>
          <table:table-cell table:style-name="ce27" table:formula="of:=CHOOSE([.AA6];&quot;multiple&quot;;&quot;diviseur&quot;;&quot;multiple&quot;;&quot;diviseur&quot;;&quot;multiple&quot;;&quot;diviseur&quot;)" office:value-type="string" office:string-value="diviseur" calcext:value-type="string">
            <text:p>diviseur</text:p>
          </table:table-cell>
          <table:table-cell table:style-name="ce57" table:formula="of:=&quot;Q=&quot;&amp;QUOTIENT([.K6];[.M6])&amp;&quot;  R=&quot;&amp;MOD([.K6];[.M6])" office:value-type="string" office:string-value="Q=5  R=1" calcext:value-type="string">
            <text:p>Q=5 <text:s/>R=1</text:p>
          </table:table-cell>
          <table:table-cell table:style-name="ce48" table:formula="of:=[.O6]*[.Q6]" office:value-type="float" office:value="264" calcext:value-type="float">
            <text:p>264</text:p>
          </table:table-cell>
          <table:table-cell/>
          <table:table-cell table:formula="of:=RANK([.Z6];[.Z1:.Z10])+2" office:value-type="float" office:value="12" calcext:value-type="float">
            <text:p>12</text:p>
          </table:table-cell>
          <table:table-cell table:style-name="ce89" table:formula="of:=RAND()" office:value-type="float" office:value="0.0345378837507018" calcext:value-type="float">
            <text:p>0,0345378837507018</text:p>
          </table:table-cell>
          <table:table-cell table:formula="of:=RANK([.AB6];[.AB3:.AB8])" office:value-type="float" office:value="6" calcext:value-type="float">
            <text:p>6</text:p>
          </table:table-cell>
          <table:table-cell table:style-name="ce89" table:formula="of:=RAND()" office:value-type="float" office:value="0.0599744263256963" calcext:value-type="float">
            <text:p>0,0599744263256963</text:p>
          </table:table-cell>
          <table:table-cell table:number-columns-repeated="996"/>
        </table:table-row>
        <table:table-row table:style-name="ro3">
          <table:table-cell table:style-name="ce4" table:formula="of:=RANDBETWEEN(11;78)" office:value-type="float" office:value="52" calcext:value-type="float">
            <text:p>52</text:p>
          </table:table-cell>
          <table:table-cell table:style-name="ce7" office:value-type="string" calcext:value-type="string">
            <text:p>+</text:p>
          </table:table-cell>
          <table:table-cell table:style-name="ce7" table:formula="of:=RANDBETWEEN(11;49)" office:value-type="float" office:value="41" calcext:value-type="float">
            <text:p>41</text:p>
          </table:table-cell>
          <table:table-cell table:style-name="ce7" office:value-type="string" calcext:value-type="string">
            <text:p>+</text:p>
          </table:table-cell>
          <table:table-cell table:style-name="ce7" table:formula="of:=RANDBETWEEN(CEILING([.A7];10)/10;9)*10-[.A7]" office:value-type="float" office:value="38" calcext:value-type="float">
            <text:p>38</text:p>
          </table:table-cell>
          <table:table-cell table:style-name="ce10" office:value-type="string" calcext:value-type="string">
            <text:p>=</text:p>
          </table:table-cell>
          <table:table-cell table:style-name="ce39" table:formula="of:=IF([.U7]=&quot;diviseur&quot;;RANDBETWEEN(2;9);RANDBETWEEN(2;6)*[.J7])"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7]=&quot;diviseur&quot;;[.G7]*RANDBETWEEN(2;11);RANDBETWEEN(2;25))" office:value-type="float" office:value="14" calcext:value-type="float">
            <text:p>14</text:p>
          </table:table-cell>
          <table:table-cell table:style-name="ce4" table:formula="of:=RANDBETWEEN(11;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47" calcext:value-type="float">
            <text:p>47</text:p>
          </table:table-cell>
          <table:table-cell table:style-name="ce40" office:value-type="string" calcext:value-type="string">
            <text:p>×</text:p>
          </table:table-cell>
          <table:table-cell table:style-name="ce40" table:formula="of:=CHOOSE([.AA6];11;12;21;22;11;22)" office:value-type="float" office:value="22" calcext:value-type="float">
            <text:p>22</text:p>
          </table:table-cell>
          <table:table-cell table:style-name="ce56" office:value-type="string" calcext:value-type="string">
            <text:p>=</text:p>
          </table:table-cell>
          <table:table-cell/>
          <table:table-cell table:style-name="ce27" table:formula="of:=[.A7]+[.C7]+[.E7]" office:value-type="float" office:value="131" calcext:value-type="float">
            <text:p>131</text:p>
          </table:table-cell>
          <table:table-cell table:style-name="ce27" table:formula="of:=CHOOSE([.AA7];&quot;multiple&quot;;&quot;diviseur&quot;;&quot;multiple&quot;;&quot;diviseur&quot;;&quot;multiple&quot;;&quot;diviseur&quot;)" office:value-type="string" office:string-value="diviseur" calcext:value-type="string">
            <text:p>diviseur</text:p>
          </table:table-cell>
          <table:table-cell table:style-name="ce57" table:formula="of:=&quot;Q=&quot;&amp;QUOTIENT([.K7];[.M7])&amp;&quot;  R=&quot;&amp;MOD([.K7];[.M7])" office:value-type="string" office:string-value="Q=9  R=1" calcext:value-type="string">
            <text:p>Q=9 <text:s/>R=1</text:p>
          </table:table-cell>
          <table:table-cell table:style-name="ce48" table:formula="of:=[.O7]*[.Q7]" office:value-type="float" office:value="1034" calcext:value-type="float">
            <text:p>1 034</text:p>
          </table:table-cell>
          <table:table-cell/>
          <table:table-cell table:formula="of:=RANK([.Z7];[.Z1:.Z10])+2" office:value-type="float" office:value="4" calcext:value-type="float">
            <text:p>4</text:p>
          </table:table-cell>
          <table:table-cell table:style-name="ce89" table:formula="of:=RAND()" office:value-type="float" office:value="0.942618963239894" calcext:value-type="float">
            <text:p>0,942618963239894</text:p>
          </table:table-cell>
          <table:table-cell table:formula="of:=RANK([.AB7];[.AB3:.AB8])" office:value-type="float" office:value="4" calcext:value-type="float">
            <text:p>4</text:p>
          </table:table-cell>
          <table:table-cell table:style-name="ce89" table:formula="of:=RAND()" office:value-type="float" office:value="0.311284577267285" calcext:value-type="float">
            <text:p>0,311284577267285</text:p>
          </table:table-cell>
          <table:table-cell table:number-columns-repeated="996"/>
        </table:table-row>
        <table:table-row table:style-name="ro3">
          <table:table-cell table:style-name="ce4" table:formula="of:=RANDBETWEEN(11;78)" office:value-type="float" office:value="67" calcext:value-type="float">
            <text:p>67</text:p>
          </table:table-cell>
          <table:table-cell table:style-name="ce7" office:value-type="string" calcext:value-type="string">
            <text:p>+</text:p>
          </table:table-cell>
          <table:table-cell table:style-name="ce7" table:formula="of:=RANDBETWEEN(CEILING([.A8];10)/10;9)*10-[.A8]" office:value-type="float" office:value="3" calcext:value-type="float">
            <text:p>3</text:p>
          </table:table-cell>
          <table:table-cell table:style-name="ce7" office:value-type="string" calcext:value-type="string">
            <text:p>+</text:p>
          </table:table-cell>
          <table:table-cell table:style-name="ce7" table:formula="of:=RANDBETWEEN(11;49)" office:value-type="float" office:value="36" calcext:value-type="float">
            <text:p>36</text:p>
          </table:table-cell>
          <table:table-cell table:style-name="ce10" office:value-type="string" calcext:value-type="string">
            <text:p>=</text:p>
          </table:table-cell>
          <table:table-cell table:style-name="ce39" table:formula="of:=IF([.U8]=&quot;diviseur&quot;;RANDBETWEEN(2;9);RANDBETWEEN(2;6)*[.J8])" office:value-type="float" office:value="8" calcext:value-type="float">
            <text:p>8</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8]=&quot;diviseur&quot;;[.G8]*RANDBETWEEN(2;11);RANDBETWEEN(2;25))" office:value-type="float" office:value="16" calcext:value-type="float">
            <text:p>16</text:p>
          </table:table-cell>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15" calcext:value-type="float">
            <text:p>15</text:p>
          </table:table-cell>
          <table:table-cell table:style-name="ce40" office:value-type="string" calcext:value-type="string">
            <text:p>×</text:p>
          </table:table-cell>
          <table:table-cell table:style-name="ce40" table:formula="of:=CHOOSE([.AA7];11;12;21;22;11;22)" office:value-type="float" office:value="22" calcext:value-type="float">
            <text:p>22</text:p>
          </table:table-cell>
          <table:table-cell table:style-name="ce56" office:value-type="string" calcext:value-type="string">
            <text:p>=</text:p>
          </table:table-cell>
          <table:table-cell/>
          <table:table-cell table:style-name="ce27" table:formula="of:=[.A8]+[.C8]+[.E8]" office:value-type="float" office:value="106" calcext:value-type="float">
            <text:p>106</text:p>
          </table:table-cell>
          <table:table-cell table:style-name="ce27" table:formula="of:=CHOOSE([.AA8];&quot;multiple&quot;;&quot;diviseur&quot;;&quot;multiple&quot;;&quot;diviseur&quot;;&quot;multiple&quot;;&quot;diviseur&quot;)" office:value-type="string" office:string-value="diviseur" calcext:value-type="string">
            <text:p>diviseur</text:p>
          </table:table-cell>
          <table:table-cell table:style-name="ce57" table:formula="of:=&quot;Q=&quot;&amp;QUOTIENT([.K8];[.M8])&amp;&quot;  R=&quot;&amp;MOD([.K8];[.M8])" office:value-type="string" office:string-value="Q=2  R=4" calcext:value-type="string">
            <text:p>Q=2 <text:s/>R=4</text:p>
          </table:table-cell>
          <table:table-cell table:style-name="ce48" table:formula="of:=[.O8]*[.Q8]" office:value-type="float" office:value="330" calcext:value-type="float">
            <text:p>330</text:p>
          </table:table-cell>
          <table:table-cell/>
          <table:table-cell table:formula="of:=RANK([.Z8];[.Z1:.Z10])+2" office:value-type="float" office:value="3" calcext:value-type="float">
            <text:p>3</text:p>
          </table:table-cell>
          <table:table-cell table:style-name="ce89" table:formula="of:=RAND()" office:value-type="float" office:value="0.995942854300056" calcext:value-type="float">
            <text:p>0,995942854300056</text:p>
          </table:table-cell>
          <table:table-cell table:formula="of:=RANK([.AB8];[.AB3:.AB8])" office:value-type="float" office:value="2" calcext:value-type="float">
            <text:p>2</text:p>
          </table:table-cell>
          <table:table-cell table:style-name="ce89" table:formula="of:=RAND()" office:value-type="float" office:value="0.51457915670496" calcext:value-type="float">
            <text:p>0,51457915670496</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10" calcext:value-type="float">
            <text:p>10</text:p>
          </table:table-cell>
          <table:table-cell table:style-name="ce89" table:formula="of:=RAND()" office:value-type="float" office:value="0.404644288010675" calcext:value-type="float">
            <text:p>0,404644288010675</text:p>
          </table:table-cell>
          <table:table-cell table:number-columns-repeated="998"/>
        </table:table-row>
        <table:table-row table:style-name="ro4">
          <table:table-cell table:number-columns-repeated="24"/>
          <table:table-cell table:formula="of:=RANK([.Z10];[.Z1:.Z10])+2" office:value-type="float" office:value="11" calcext:value-type="float">
            <text:p>11</text:p>
          </table:table-cell>
          <table:table-cell table:style-name="ce89" table:formula="of:=RAND()" office:value-type="float" office:value="0.0988038536730492" calcext:value-type="float">
            <text:p>0,0988038536730492</text:p>
          </table:table-cell>
          <table:table-cell table:number-columns-repeated="998"/>
        </table:table-row>
        <table:table-row table:style-name="ro5">
          <table:table-cell table:number-columns-repeated="1024"/>
        </table:table-row>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12" calcext:value-type="float">
            <text:p>12</text:p>
          </table:table-cell>
          <table:table-cell table:style-name="ce89" table:formula="of:=RAND()" office:value-type="float" office:value="0.273680562009109" calcext:value-type="float">
            <text:p>0,273680562009109</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8903" calcext:value-type="string">
            <text:p>v8903</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13];[.Z12:.Z21])+2" office:value-type="float" office:value="9" calcext:value-type="float">
            <text:p>9</text:p>
          </table:table-cell>
          <table:table-cell table:style-name="ce89" table:formula="of:=RAND()" office:value-type="float" office:value="0.573421036106666" calcext:value-type="float">
            <text:p>0,573421036106666</text:p>
          </table:table-cell>
          <table:table-cell table:number-columns-repeated="998"/>
        </table:table-row>
        <table:table-row table:style-name="ro3">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2]" office:value-type="string" office:string-value="AB" calcext:value-type="string">
            <text:p>AB</text:p>
          </table:table-cell>
          <table:table-cell table:style-name="ce99"/>
          <table:table-cell table:style-name="ce102" table:formula="of:=[.R13]" office:value-type="string" office:string-value="v8903" calcext:value-type="string">
            <text:p>v8903</text:p>
          </table:table-cell>
          <table:table-cell table:style-name="ce89"/>
          <table:table-cell table:formula="of:=RANK([.Z14];[.Z12:.Z21])+2" office:value-type="float" office:value="8" calcext:value-type="float">
            <text:p>8</text:p>
          </table:table-cell>
          <table:table-cell table:style-name="ce89" table:formula="of:=RAND()" office:value-type="float" office:value="0.635391544085033" calcext:value-type="float">
            <text:p>0,635391544085033</text:p>
          </table:table-cell>
          <table:table-cell table:style-name="ce89" table:formula="of:=RANK([.AB14];[.AB14:.AB19])" office:value-type="float" office:value="2" calcext:value-type="float">
            <text:p>2</text:p>
          </table:table-cell>
          <table:table-cell table:style-name="ce89" table:formula="of:=RAND()" office:value-type="float" office:value="0.961684662628059" calcext:value-type="float">
            <text:p>0,961684662628059</text:p>
          </table:table-cell>
          <table:table-cell table:number-columns-repeated="996"/>
        </table:table-row>
        <table:table-row table:style-name="ro3">
          <table:table-cell table:style-name="ce4" table:formula="of:=RANDBETWEEN(11;78)" office:value-type="float" office:value="13" calcext:value-type="float">
            <text:p>13</text:p>
          </table:table-cell>
          <table:table-cell table:style-name="ce7" office:value-type="string" calcext:value-type="string">
            <text:p>+</text:p>
          </table:table-cell>
          <table:table-cell table:style-name="ce7" table:formula="of:=RANDBETWEEN(CEILING([.A15];10)/10;9)*10-[.A15]" office:value-type="float" office:value="77" calcext:value-type="float">
            <text:p>77</text:p>
          </table:table-cell>
          <table:table-cell table:style-name="ce7" office:value-type="string" calcext:value-type="string">
            <text:p>+</text:p>
          </table:table-cell>
          <table:table-cell table:style-name="ce7" table:formula="of:=RANDBETWEEN(11;49)" office:value-type="float" office:value="46" calcext:value-type="float">
            <text:p>46</text:p>
          </table:table-cell>
          <table:table-cell table:style-name="ce10" office:value-type="string" calcext:value-type="string">
            <text:p>=</text:p>
          </table:table-cell>
          <table:table-cell table:style-name="ce39" table:formula="of:=IF([.U15]=&quot;diviseur&quot;;RANDBETWEEN(2;9);RANDBETWEEN(2;6)*[.J15])" office:value-type="float" office:value="64" calcext:value-type="float">
            <text:p>6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5]=&quot;diviseur&quot;;[.G15]*RANDBETWEEN(2;11);RANDBETWEEN(2;25))" office:value-type="float" office:value="16" calcext:value-type="float">
            <text:p>16</text:p>
          </table:table-cell>
          <table:table-cell table:style-name="ce4" table:formula="of:=RANDBETWEEN(11;30)" office:value-type="float" office:value="17" calcext:value-type="float">
            <text:p>17</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1" table:formula="of:=RANDBETWEEN(11;50)" office:value-type="float" office:value="12" calcext:value-type="float">
            <text:p>12</text:p>
          </table:table-cell>
          <table:table-cell table:style-name="ce40" office:value-type="string" calcext:value-type="string">
            <text:p>×</text:p>
          </table:table-cell>
          <table:table-cell table:style-name="ce40" table:formula="of:=CHOOSE([.AA14];11;12;21;22;11;22)" office:value-type="float" office:value="12" calcext:value-type="float">
            <text:p>12</text:p>
          </table:table-cell>
          <table:table-cell table:style-name="ce56" office:value-type="string" calcext:value-type="string">
            <text:p>=</text:p>
          </table:table-cell>
          <table:table-cell/>
          <table:table-cell table:style-name="ce27" table:formula="of:=[.A15]+[.C15]+[.E15]" office:value-type="float" office:value="136" calcext:value-type="float">
            <text:p>136</text:p>
          </table:table-cell>
          <table:table-cell table:style-name="ce27" table:formula="of:=CHOOSE([.AA15];&quot;multiple&quot;;&quot;diviseur&quot;;&quot;multiple&quot;;&quot;diviseur&quot;;&quot;multiple&quot;;&quot;diviseur&quot;)" office:value-type="string" office:string-value="multiple" calcext:value-type="string">
            <text:p>multiple</text:p>
          </table:table-cell>
          <table:table-cell table:style-name="ce57" table:formula="of:=&quot;Q=&quot;&amp;QUOTIENT([.K15];[.M15])&amp;&quot;  R=&quot;&amp;MOD([.K15];[.M15])" office:value-type="string" office:string-value="Q=2  R=3" calcext:value-type="string">
            <text:p>Q=2 <text:s/>R=3</text:p>
          </table:table-cell>
          <table:table-cell table:style-name="ce48" table:formula="of:=[.O15]*[.Q15]" office:value-type="float" office:value="144" calcext:value-type="float">
            <text:p>144</text:p>
          </table:table-cell>
          <table:table-cell/>
          <table:table-cell table:formula="of:=RANK([.Z15];[.Z12:.Z21])+2" office:value-type="float" office:value="4" calcext:value-type="float">
            <text:p>4</text:p>
          </table:table-cell>
          <table:table-cell table:style-name="ce89" table:formula="of:=RAND()" office:value-type="float" office:value="0.884982856031803" calcext:value-type="float">
            <text:p>0,884982856031803</text:p>
          </table:table-cell>
          <table:table-cell table:formula="of:=RANK([.AB15];[.AB14:.AB19])" office:value-type="float" office:value="3" calcext:value-type="float">
            <text:p>3</text:p>
          </table:table-cell>
          <table:table-cell table:style-name="ce89" table:formula="of:=RAND()" office:value-type="float" office:value="0.587403557395981" calcext:value-type="float">
            <text:p>0,587403557395981</text:p>
          </table:table-cell>
          <table:table-cell table:number-columns-repeated="996"/>
        </table:table-row>
        <table:table-row table:style-name="ro3">
          <table:table-cell table:style-name="ce4" table:formula="of:=RANDBETWEEN(11;78)" office:value-type="float" office:value="32" calcext:value-type="float">
            <text:p>32</text:p>
          </table:table-cell>
          <table:table-cell table:style-name="ce7" office:value-type="string" calcext:value-type="string">
            <text:p>+</text:p>
          </table:table-cell>
          <table:table-cell table:style-name="ce7" table:formula="of:=RANDBETWEEN(11;49)" office:value-type="float" office:value="13" calcext:value-type="float">
            <text:p>13</text:p>
          </table:table-cell>
          <table:table-cell table:style-name="ce7" office:value-type="string" calcext:value-type="string">
            <text:p>+</text:p>
          </table:table-cell>
          <table:table-cell table:style-name="ce7" table:formula="of:=RANDBETWEEN(CEILING([.A16];10)/10;9)*10-[.A16]" office:value-type="float" office:value="18" calcext:value-type="float">
            <text:p>18</text:p>
          </table:table-cell>
          <table:table-cell table:style-name="ce10" office:value-type="string" calcext:value-type="string">
            <text:p>=</text:p>
          </table:table-cell>
          <table:table-cell table:style-name="ce39" table:formula="of:=IF([.U16]=&quot;diviseur&quot;;RANDBETWEEN(2;9);RANDBETWEEN(2;6)*[.J16])"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6]=&quot;diviseur&quot;;[.G16]*RANDBETWEEN(2;11);RANDBETWEEN(2;25))" office:value-type="float" office:value="3" calcext:value-type="float">
            <text:p>3</text:p>
          </table:table-cell>
          <table:table-cell table:style-name="ce4" table:formula="of:=RANDBETWEEN(11;30)" office:value-type="float" office:value="17" calcext:value-type="float">
            <text:p>17</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1" table:formula="of:=RANDBETWEEN(11;50)" office:value-type="float" office:value="40" calcext:value-type="float">
            <text:p>40</text:p>
          </table:table-cell>
          <table:table-cell table:style-name="ce40" office:value-type="string" calcext:value-type="string">
            <text:p>×</text:p>
          </table:table-cell>
          <table:table-cell table:style-name="ce40" table:formula="of:=CHOOSE([.AA15];11;12;21;22;11;22)" office:value-type="float" office:value="21" calcext:value-type="float">
            <text:p>21</text:p>
          </table:table-cell>
          <table:table-cell table:style-name="ce56" office:value-type="string" calcext:value-type="string">
            <text:p>=</text:p>
          </table:table-cell>
          <table:table-cell/>
          <table:table-cell table:style-name="ce27" table:formula="of:=[.A16]+[.C16]+[.E16]" office:value-type="float" office:value="63" calcext:value-type="float">
            <text:p>63</text:p>
          </table:table-cell>
          <table:table-cell table:style-name="ce27" table:formula="of:=CHOOSE([.AA16];&quot;multiple&quot;;&quot;diviseur&quot;;&quot;multiple&quot;;&quot;diviseur&quot;;&quot;multiple&quot;;&quot;diviseur&quot;)" office:value-type="string" office:string-value="multiple" calcext:value-type="string">
            <text:p>multiple</text:p>
          </table:table-cell>
          <table:table-cell table:style-name="ce57" table:formula="of:=&quot;Q=&quot;&amp;QUOTIENT([.K16];[.M16])&amp;&quot;  R=&quot;&amp;MOD([.K16];[.M16])" office:value-type="string" office:string-value="Q=2  R=5" calcext:value-type="string">
            <text:p>Q=2 <text:s/>R=5</text:p>
          </table:table-cell>
          <table:table-cell table:style-name="ce48" table:formula="of:=[.O16]*[.Q16]" office:value-type="float" office:value="840" calcext:value-type="float">
            <text:p>840</text:p>
          </table:table-cell>
          <table:table-cell/>
          <table:table-cell table:formula="of:=RANK([.Z16];[.Z12:.Z21])+2" office:value-type="float" office:value="7" calcext:value-type="float">
            <text:p>7</text:p>
          </table:table-cell>
          <table:table-cell table:style-name="ce89" table:formula="of:=RAND()" office:value-type="float" office:value="0.645752939919692" calcext:value-type="float">
            <text:p>0,645752939919692</text:p>
          </table:table-cell>
          <table:table-cell table:formula="of:=RANK([.AB16];[.AB14:.AB19])" office:value-type="float" office:value="5" calcext:value-type="float">
            <text:p>5</text:p>
          </table:table-cell>
          <table:table-cell table:style-name="ce89" table:formula="of:=RAND()" office:value-type="float" office:value="0.447319892350894" calcext:value-type="float">
            <text:p>0,447319892350894</text:p>
          </table:table-cell>
          <table:table-cell table:number-columns-repeated="996"/>
        </table:table-row>
        <table:table-row table:style-name="ro3">
          <table:table-cell table:style-name="ce50" table:formula="of:=RANDBETWEEN(11;49)" office:value-type="float" office:value="40" calcext:value-type="float">
            <text:p>40</text:p>
          </table:table-cell>
          <table:table-cell table:style-name="ce7" office:value-type="string" calcext:value-type="string">
            <text:p>+</text:p>
          </table:table-cell>
          <table:table-cell table:style-name="ce7" table:formula="of:=RANDBETWEEN(11;78)" office:value-type="float" office:value="13" calcext:value-type="float">
            <text:p>13</text:p>
          </table:table-cell>
          <table:table-cell table:style-name="ce7" office:value-type="string" calcext:value-type="string">
            <text:p>+</text:p>
          </table:table-cell>
          <table:table-cell table:style-name="ce7" table:formula="of:=RANDBETWEEN(CEILING([.C17];10)/10;9)*10-[.C17]" office:value-type="float" office:value="27" calcext:value-type="float">
            <text:p>27</text:p>
          </table:table-cell>
          <table:table-cell table:style-name="ce10" office:value-type="string" calcext:value-type="string">
            <text:p>=</text:p>
          </table:table-cell>
          <table:table-cell table:style-name="ce39" table:formula="of:=IF([.U17]=&quot;diviseur&quot;;RANDBETWEEN(2;9);RANDBETWEEN(2;6)*[.J17])" office:value-type="float" office:value="8" calcext:value-type="float">
            <text:p>8</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7]=&quot;diviseur&quot;;[.G17]*RANDBETWEEN(2;11);RANDBETWEEN(2;25))" office:value-type="float" office:value="88" calcext:value-type="float">
            <text:p>88</text:p>
          </table:table-cell>
          <table:table-cell table:style-name="ce4" table:formula="of:=RANDBETWEEN(11;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29" calcext:value-type="float">
            <text:p>29</text:p>
          </table:table-cell>
          <table:table-cell table:style-name="ce40" office:value-type="string" calcext:value-type="string">
            <text:p>×</text:p>
          </table:table-cell>
          <table:table-cell table:style-name="ce40" table:formula="of:=CHOOSE([.AA16];11;12;21;22;11;22)" office:value-type="float" office:value="11" calcext:value-type="float">
            <text:p>11</text:p>
          </table:table-cell>
          <table:table-cell table:style-name="ce56" office:value-type="string" calcext:value-type="string">
            <text:p>=</text:p>
          </table:table-cell>
          <table:table-cell/>
          <table:table-cell table:style-name="ce27" table:formula="of:=[.A17]+[.C17]+[.E17]" office:value-type="float" office:value="80" calcext:value-type="float">
            <text:p>80</text:p>
          </table:table-cell>
          <table:table-cell table:style-name="ce27" table:formula="of:=CHOOSE([.AA17];&quot;multiple&quot;;&quot;diviseur&quot;;&quot;multiple&quot;;&quot;diviseur&quot;;&quot;multiple&quot;;&quot;diviseur&quot;)" office:value-type="string" office:string-value="diviseur" calcext:value-type="string">
            <text:p>diviseur</text:p>
          </table:table-cell>
          <table:table-cell table:style-name="ce57" table:formula="of:=&quot;Q=&quot;&amp;QUOTIENT([.K17];[.M17])&amp;&quot;  R=&quot;&amp;MOD([.K17];[.M17])" office:value-type="string" office:string-value="Q=8  R=2" calcext:value-type="string">
            <text:p>Q=8 <text:s/>R=2</text:p>
          </table:table-cell>
          <table:table-cell table:style-name="ce48" table:formula="of:=[.O17]*[.Q17]" office:value-type="float" office:value="319" calcext:value-type="float">
            <text:p>319</text:p>
          </table:table-cell>
          <table:table-cell/>
          <table:table-cell table:formula="of:=RANK([.Z17];[.Z12:.Z21])+2" office:value-type="float" office:value="5" calcext:value-type="float">
            <text:p>5</text:p>
          </table:table-cell>
          <table:table-cell table:style-name="ce89" table:formula="of:=RAND()" office:value-type="float" office:value="0.832376807598304" calcext:value-type="float">
            <text:p>0,832376807598304</text:p>
          </table:table-cell>
          <table:table-cell table:formula="of:=RANK([.AB17];[.AB14:.AB19])" office:value-type="float" office:value="4" calcext:value-type="float">
            <text:p>4</text:p>
          </table:table-cell>
          <table:table-cell table:style-name="ce89" table:formula="of:=RAND()" office:value-type="float" office:value="0.556419630926713" calcext:value-type="float">
            <text:p>0,556419630926713</text:p>
          </table:table-cell>
          <table:table-cell table:number-columns-repeated="996"/>
        </table:table-row>
        <table:table-row table:style-name="ro3">
          <table:table-cell table:style-name="ce4" table:formula="of:=RANDBETWEEN(11;78)" office:value-type="float" office:value="16" calcext:value-type="float">
            <text:p>16</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7" office:value-type="string" calcext:value-type="string">
            <text:p>+</text:p>
          </table:table-cell>
          <table:table-cell table:style-name="ce7" table:formula="of:=RANDBETWEEN(CEILING([.A18];10)/10;9)*10-[.A18]" office:value-type="float" office:value="24" calcext:value-type="float">
            <text:p>24</text:p>
          </table:table-cell>
          <table:table-cell table:style-name="ce10" office:value-type="string" calcext:value-type="string">
            <text:p>=</text:p>
          </table:table-cell>
          <table:table-cell table:style-name="ce39" table:formula="of:=IF([.U18]=&quot;diviseur&quot;;RANDBETWEEN(2;9);RANDBETWEEN(2;6)*[.J18])" office:value-type="float" office:value="80" calcext:value-type="float">
            <text:p>8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8]=&quot;diviseur&quot;;[.G18]*RANDBETWEEN(2;11);RANDBETWEEN(2;25))" office:value-type="float" office:value="20" calcext:value-type="float">
            <text:p>20</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35" calcext:value-type="float">
            <text:p>35</text:p>
          </table:table-cell>
          <table:table-cell table:style-name="ce40" office:value-type="string" calcext:value-type="string">
            <text:p>×</text:p>
          </table:table-cell>
          <table:table-cell table:style-name="ce40" table:formula="of:=CHOOSE([.AA17];11;12;21;22;11;22)" office:value-type="float" office:value="22" calcext:value-type="float">
            <text:p>22</text:p>
          </table:table-cell>
          <table:table-cell table:style-name="ce56" office:value-type="string" calcext:value-type="string">
            <text:p>=</text:p>
          </table:table-cell>
          <table:table-cell/>
          <table:table-cell table:style-name="ce27" table:formula="of:=[.A18]+[.C18]+[.E18]" office:value-type="float" office:value="80" calcext:value-type="float">
            <text:p>80</text:p>
          </table:table-cell>
          <table:table-cell table:style-name="ce27" table:formula="of:=CHOOSE([.AA18];&quot;multiple&quot;;&quot;diviseur&quot;;&quot;multiple&quot;;&quot;diviseur&quot;;&quot;multiple&quot;;&quot;diviseur&quot;)" office:value-type="string" office:string-value="multiple" calcext:value-type="string">
            <text:p>multiple</text:p>
          </table:table-cell>
          <table:table-cell table:style-name="ce57" table:formula="of:=&quot;Q=&quot;&amp;QUOTIENT([.K18];[.M18])&amp;&quot;  R=&quot;&amp;MOD([.K18];[.M18])" office:value-type="string" office:string-value="Q=7  R=1" calcext:value-type="string">
            <text:p>Q=7 <text:s/>R=1</text:p>
          </table:table-cell>
          <table:table-cell table:style-name="ce48" table:formula="of:=[.O18]*[.Q18]" office:value-type="float" office:value="770" calcext:value-type="float">
            <text:p>770</text:p>
          </table:table-cell>
          <table:table-cell/>
          <table:table-cell table:formula="of:=RANK([.Z18];[.Z12:.Z21])+2" office:value-type="float" office:value="10" calcext:value-type="float">
            <text:p>10</text:p>
          </table:table-cell>
          <table:table-cell table:style-name="ce89" table:formula="of:=RAND()" office:value-type="float" office:value="0.506412300191513" calcext:value-type="float">
            <text:p>0,506412300191513</text:p>
          </table:table-cell>
          <table:table-cell table:formula="of:=RANK([.AB18];[.AB14:.AB19])" office:value-type="float" office:value="1" calcext:value-type="float">
            <text:p>1</text:p>
          </table:table-cell>
          <table:table-cell table:style-name="ce89" table:formula="of:=RAND()" office:value-type="float" office:value="0.989395264092013" calcext:value-type="float">
            <text:p>0,989395264092013</text:p>
          </table:table-cell>
          <table:table-cell table:number-columns-repeated="996"/>
        </table:table-row>
        <table:table-row table:style-name="ro3">
          <table:table-cell table:style-name="ce4" table:formula="of:=RANDBETWEEN(11;78)" office:value-type="float" office:value="57" calcext:value-type="float">
            <text:p>57</text:p>
          </table:table-cell>
          <table:table-cell table:style-name="ce7" office:value-type="string" calcext:value-type="string">
            <text:p>+</text:p>
          </table:table-cell>
          <table:table-cell table:style-name="ce7" table:formula="of:=RANDBETWEEN(CEILING([.A19];10)/10;9)*10-[.A19]" office:value-type="float" office:value="13" calcext:value-type="float">
            <text:p>13</text:p>
          </table:table-cell>
          <table:table-cell table:style-name="ce7" office:value-type="string" calcext:value-type="string">
            <text:p>+</text:p>
          </table:table-cell>
          <table:table-cell table:style-name="ce7" table:formula="of:=RANDBETWEEN(11;49)" office:value-type="float" office:value="27" calcext:value-type="float">
            <text:p>27</text:p>
          </table:table-cell>
          <table:table-cell table:style-name="ce10" office:value-type="string" calcext:value-type="string">
            <text:p>=</text:p>
          </table:table-cell>
          <table:table-cell table:style-name="ce39" table:formula="of:=IF([.U19]=&quot;diviseur&quot;;RANDBETWEEN(2;9);RANDBETWEEN(2;6)*[.J19])"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9]=&quot;diviseur&quot;;[.G19]*RANDBETWEEN(2;11);RANDBETWEEN(2;25))" office:value-type="float" office:value="6" calcext:value-type="float">
            <text:p>6</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AA18];11;12;21;22;11;22)" office:value-type="float" office:value="11" calcext:value-type="float">
            <text:p>11</text:p>
          </table:table-cell>
          <table:table-cell table:style-name="ce56" office:value-type="string" calcext:value-type="string">
            <text:p>=</text:p>
          </table:table-cell>
          <table:table-cell/>
          <table:table-cell table:style-name="ce27" table:formula="of:=[.A19]+[.C19]+[.E19]" office:value-type="float" office:value="97" calcext:value-type="float">
            <text:p>97</text:p>
          </table:table-cell>
          <table:table-cell table:style-name="ce27" table:formula="of:=CHOOSE([.AA19];&quot;multiple&quot;;&quot;diviseur&quot;;&quot;multiple&quot;;&quot;diviseur&quot;;&quot;multiple&quot;;&quot;diviseur&quot;)" office:value-type="string" office:string-value="diviseur" calcext:value-type="string">
            <text:p>diviseur</text:p>
          </table:table-cell>
          <table:table-cell table:style-name="ce57" table:formula="of:=&quot;Q=&quot;&amp;QUOTIENT([.K19];[.M19])&amp;&quot;  R=&quot;&amp;MOD([.K19];[.M19])" office:value-type="string" office:string-value="Q=11  R=1" calcext:value-type="string">
            <text:p>Q=11 <text:s/>R=1</text:p>
          </table:table-cell>
          <table:table-cell table:style-name="ce48" table:formula="of:=[.O19]*[.Q19]" office:value-type="float" office:value="539" calcext:value-type="float">
            <text:p>539</text:p>
          </table:table-cell>
          <table:table-cell/>
          <table:table-cell table:formula="of:=RANK([.Z19];[.Z12:.Z21])+2" office:value-type="float" office:value="6" calcext:value-type="float">
            <text:p>6</text:p>
          </table:table-cell>
          <table:table-cell table:style-name="ce89" table:formula="of:=RAND()" office:value-type="float" office:value="0.701962473400735" calcext:value-type="float">
            <text:p>0,701962473400735</text:p>
          </table:table-cell>
          <table:table-cell table:formula="of:=RANK([.AB19];[.AB14:.AB19])" office:value-type="float" office:value="6" calcext:value-type="float">
            <text:p>6</text:p>
          </table:table-cell>
          <table:table-cell table:style-name="ce89" table:formula="of:=RAND()" office:value-type="float" office:value="0.295264262504587" calcext:value-type="float">
            <text:p>0,295264262504587</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11" calcext:value-type="float">
            <text:p>11</text:p>
          </table:table-cell>
          <table:table-cell table:style-name="ce89" table:formula="of:=RAND()" office:value-type="float" office:value="0.459632667928608" calcext:value-type="float">
            <text:p>0,459632667928608</text:p>
          </table:table-cell>
          <table:table-cell table:number-columns-repeated="998"/>
        </table:table-row>
        <table:table-row table:style-name="ro4">
          <table:table-cell table:number-columns-repeated="24"/>
          <table:table-cell table:formula="of:=RANK([.Z21];[.Z12:.Z21])+2" office:value-type="float" office:value="3" calcext:value-type="float">
            <text:p>3</text:p>
          </table:table-cell>
          <table:table-cell table:style-name="ce89" table:formula="of:=RAND()" office:value-type="float" office:value="0.995626836791252" calcext:value-type="float">
            <text:p>0,995626836791252</text:p>
          </table:table-cell>
          <table:table-cell table:number-columns-repeated="998"/>
        </table:table-row>
        <table:table-row table:style-name="ro5">
          <table:table-cell table:number-columns-repeated="1024"/>
        </table:table-row>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7" calcext:value-type="float">
            <text:p>7</text:p>
          </table:table-cell>
          <table:table-cell table:style-name="ce89" table:formula="of:=RAND()" office:value-type="float" office:value="0.803176902232089" calcext:value-type="float">
            <text:p>0,803176902232089</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8903" calcext:value-type="string">
            <text:p>v8903</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24];[.Z23:.Z32])+2" office:value-type="float" office:value="8" calcext:value-type="float">
            <text:p>8</text:p>
          </table:table-cell>
          <table:table-cell table:style-name="ce89" table:formula="of:=RAND()" office:value-type="float" office:value="0.78479213926769" calcext:value-type="float">
            <text:p>0,78479213926769</text:p>
          </table:table-cell>
          <table:table-cell table:number-columns-repeated="998"/>
        </table:table-row>
        <table:table-row table:style-name="ro3">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23]" office:value-type="string" office:string-value="AC" calcext:value-type="string">
            <text:p>AC</text:p>
          </table:table-cell>
          <table:table-cell table:style-name="ce99"/>
          <table:table-cell table:style-name="ce102" table:formula="of:=[.R24]" office:value-type="string" office:string-value="v8903" calcext:value-type="string">
            <text:p>v8903</text:p>
          </table:table-cell>
          <table:table-cell table:style-name="ce89"/>
          <table:table-cell table:formula="of:=RANK([.Z25];[.Z23:.Z32])+2" office:value-type="float" office:value="6" calcext:value-type="float">
            <text:p>6</text:p>
          </table:table-cell>
          <table:table-cell table:style-name="ce89" table:formula="of:=RAND()" office:value-type="float" office:value="0.833818668375536" calcext:value-type="float">
            <text:p>0,833818668375536</text:p>
          </table:table-cell>
          <table:table-cell table:style-name="ce89" table:formula="of:=RANK([.AB25];[.AB25:.AB30])" office:value-type="float" office:value="4" calcext:value-type="float">
            <text:p>4</text:p>
          </table:table-cell>
          <table:table-cell table:style-name="ce89" table:formula="of:=RAND()" office:value-type="float" office:value="0.462930400497976" calcext:value-type="float">
            <text:p>0,462930400497976</text:p>
          </table:table-cell>
          <table:table-cell table:number-columns-repeated="996"/>
        </table:table-row>
        <table:table-row table:style-name="ro3">
          <table:table-cell table:style-name="ce4" table:formula="of:=RANDBETWEEN(11;78)" office:value-type="float" office:value="66" calcext:value-type="float">
            <text:p>66</text:p>
          </table:table-cell>
          <table:table-cell table:style-name="ce7" office:value-type="string" calcext:value-type="string">
            <text:p>+</text:p>
          </table:table-cell>
          <table:table-cell table:style-name="ce7" table:formula="of:=RANDBETWEEN(CEILING([.A26];10)/10;9)*10-[.A26]" office:value-type="float" office:value="24" calcext:value-type="float">
            <text:p>24</text:p>
          </table:table-cell>
          <table:table-cell table:style-name="ce7" office:value-type="string" calcext:value-type="string">
            <text:p>+</text:p>
          </table:table-cell>
          <table:table-cell table:style-name="ce7" table:formula="of:=RANDBETWEEN(11;49)" office:value-type="float" office:value="37" calcext:value-type="float">
            <text:p>37</text:p>
          </table:table-cell>
          <table:table-cell table:style-name="ce10" office:value-type="string" calcext:value-type="string">
            <text:p>=</text:p>
          </table:table-cell>
          <table:table-cell table:style-name="ce39" table:formula="of:=IF([.U26]=&quot;diviseur&quot;;RANDBETWEEN(2;9);RANDBETWEEN(2;6)*[.J26])"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6]=&quot;diviseur&quot;;[.G26]*RANDBETWEEN(2;11);RANDBETWEEN(2;25))" office:value-type="float" office:value="21" calcext:value-type="float">
            <text:p>21</text:p>
          </table:table-cell>
          <table:table-cell table:style-name="ce4" table:formula="of:=RANDBETWEEN(11;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1" table:formula="of:=RANDBETWEEN(11;50)" office:value-type="float" office:value="34" calcext:value-type="float">
            <text:p>34</text:p>
          </table:table-cell>
          <table:table-cell table:style-name="ce40" office:value-type="string" calcext:value-type="string">
            <text:p>×</text:p>
          </table:table-cell>
          <table:table-cell table:style-name="ce40" table:formula="of:=CHOOSE([.AA25];11;12;21;22;11;22)" office:value-type="float" office:value="22" calcext:value-type="float">
            <text:p>22</text:p>
          </table:table-cell>
          <table:table-cell table:style-name="ce56" office:value-type="string" calcext:value-type="string">
            <text:p>=</text:p>
          </table:table-cell>
          <table:table-cell/>
          <table:table-cell table:style-name="ce27" table:formula="of:=[.A26]+[.C26]+[.E26]" office:value-type="float" office:value="127" calcext:value-type="float">
            <text:p>127</text:p>
          </table:table-cell>
          <table:table-cell table:style-name="ce27" table:formula="of:=CHOOSE([.AA26];&quot;multiple&quot;;&quot;diviseur&quot;;&quot;multiple&quot;;&quot;diviseur&quot;;&quot;multiple&quot;;&quot;diviseur&quot;)" office:value-type="string" office:string-value="diviseur" calcext:value-type="string">
            <text:p>diviseur</text:p>
          </table:table-cell>
          <table:table-cell table:style-name="ce57" table:formula="of:=&quot;Q=&quot;&amp;QUOTIENT([.K26];[.M26])&amp;&quot;  R=&quot;&amp;MOD([.K26];[.M26])" office:value-type="string" office:string-value="Q=1  R=5" calcext:value-type="string">
            <text:p>Q=1 <text:s/>R=5</text:p>
          </table:table-cell>
          <table:table-cell table:style-name="ce48" table:formula="of:=[.O26]*[.Q26]" office:value-type="float" office:value="748" calcext:value-type="float">
            <text:p>748</text:p>
          </table:table-cell>
          <table:table-cell/>
          <table:table-cell table:formula="of:=RANK([.Z26];[.Z23:.Z32])+2" office:value-type="float" office:value="11" calcext:value-type="float">
            <text:p>11</text:p>
          </table:table-cell>
          <table:table-cell table:style-name="ce89" table:formula="of:=RAND()" office:value-type="float" office:value="0.13773029900125" calcext:value-type="float">
            <text:p>0,13773029900125</text:p>
          </table:table-cell>
          <table:table-cell table:formula="of:=RANK([.AB26];[.AB25:.AB30])" office:value-type="float" office:value="6" calcext:value-type="float">
            <text:p>6</text:p>
          </table:table-cell>
          <table:table-cell table:style-name="ce89" table:formula="of:=RAND()" office:value-type="float" office:value="0.0116191847008985" calcext:value-type="float">
            <text:p>0,0116191847008985</text:p>
          </table:table-cell>
          <table:table-cell table:number-columns-repeated="996"/>
        </table:table-row>
        <table:table-row table:style-name="ro3">
          <table:table-cell table:style-name="ce4" table:formula="of:=RANDBETWEEN(11;78)" office:value-type="float" office:value="60" calcext:value-type="float">
            <text:p>60</text:p>
          </table:table-cell>
          <table:table-cell table:style-name="ce7" office:value-type="string" calcext:value-type="string">
            <text:p>+</text:p>
          </table:table-cell>
          <table:table-cell table:style-name="ce7" table:formula="of:=RANDBETWEEN(11;49)" office:value-type="float" office:value="49" calcext:value-type="float">
            <text:p>49</text:p>
          </table:table-cell>
          <table:table-cell table:style-name="ce7" office:value-type="string" calcext:value-type="string">
            <text:p>+</text:p>
          </table:table-cell>
          <table:table-cell table:style-name="ce7" table:formula="of:=RANDBETWEEN(CEILING([.A27];10)/10;9)*10-[.A27]" office:value-type="float" office:value="0" calcext:value-type="float">
            <text:p>0</text:p>
          </table:table-cell>
          <table:table-cell table:style-name="ce10" office:value-type="string" calcext:value-type="string">
            <text:p>=</text:p>
          </table:table-cell>
          <table:table-cell table:style-name="ce39" table:formula="of:=IF([.U27]=&quot;diviseur&quot;;RANDBETWEEN(2;9);RANDBETWEEN(2;6)*[.J2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7]=&quot;diviseur&quot;;[.G27]*RANDBETWEEN(2;11);RANDBETWEEN(2;25))" office:value-type="float" office:value="36" calcext:value-type="float">
            <text:p>36</text:p>
          </table:table-cell>
          <table:table-cell table:style-name="ce4" table:formula="of:=RANDBETWEEN(11;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18" calcext:value-type="float">
            <text:p>18</text:p>
          </table:table-cell>
          <table:table-cell table:style-name="ce40" office:value-type="string" calcext:value-type="string">
            <text:p>×</text:p>
          </table:table-cell>
          <table:table-cell table:style-name="ce40" table:formula="of:=CHOOSE([.AA26];11;12;21;22;11;22)" office:value-type="float" office:value="22" calcext:value-type="float">
            <text:p>22</text:p>
          </table:table-cell>
          <table:table-cell table:style-name="ce56" office:value-type="string" calcext:value-type="string">
            <text:p>=</text:p>
          </table:table-cell>
          <table:table-cell/>
          <table:table-cell table:style-name="ce27" table:formula="of:=[.A27]+[.C27]+[.E27]" office:value-type="float" office:value="109" calcext:value-type="float">
            <text:p>109</text:p>
          </table:table-cell>
          <table:table-cell table:style-name="ce27" table:formula="of:=CHOOSE([.AA27];&quot;multiple&quot;;&quot;diviseur&quot;;&quot;multiple&quot;;&quot;diviseur&quot;;&quot;multiple&quot;;&quot;diviseur&quot;)" office:value-type="string" office:string-value="diviseur" calcext:value-type="string">
            <text:p>diviseur</text:p>
          </table:table-cell>
          <table:table-cell table:style-name="ce57" table:formula="of:=&quot;Q=&quot;&amp;QUOTIENT([.K27];[.M27])&amp;&quot;  R=&quot;&amp;MOD([.K27];[.M27])" office:value-type="string" office:string-value="Q=13  R=0" calcext:value-type="string">
            <text:p>Q=13 <text:s/>R=0</text:p>
          </table:table-cell>
          <table:table-cell table:style-name="ce48" table:formula="of:=[.O27]*[.Q27]" office:value-type="float" office:value="396" calcext:value-type="float">
            <text:p>396</text:p>
          </table:table-cell>
          <table:table-cell/>
          <table:table-cell table:formula="of:=RANK([.Z27];[.Z23:.Z32])+2" office:value-type="float" office:value="10" calcext:value-type="float">
            <text:p>10</text:p>
          </table:table-cell>
          <table:table-cell table:style-name="ce89" table:formula="of:=RAND()" office:value-type="float" office:value="0.588401087469617" calcext:value-type="float">
            <text:p>0,588401087469617</text:p>
          </table:table-cell>
          <table:table-cell table:formula="of:=RANK([.AB27];[.AB25:.AB30])" office:value-type="float" office:value="2" calcext:value-type="float">
            <text:p>2</text:p>
          </table:table-cell>
          <table:table-cell table:style-name="ce89" table:formula="of:=RAND()" office:value-type="float" office:value="0.731877590336461" calcext:value-type="float">
            <text:p>0,731877590336461</text:p>
          </table:table-cell>
          <table:table-cell table:number-columns-repeated="996"/>
        </table:table-row>
        <table:table-row table:style-name="ro3">
          <table:table-cell table:style-name="ce50" table:formula="of:=RANDBETWEEN(11;49)" office:value-type="float" office:value="19" calcext:value-type="float">
            <text:p>19</text:p>
          </table:table-cell>
          <table:table-cell table:style-name="ce7" office:value-type="string" calcext:value-type="string">
            <text:p>+</text:p>
          </table:table-cell>
          <table:table-cell table:style-name="ce7" table:formula="of:=RANDBETWEEN(11;78)" office:value-type="float" office:value="50" calcext:value-type="float">
            <text:p>50</text:p>
          </table:table-cell>
          <table:table-cell table:style-name="ce7" office:value-type="string" calcext:value-type="string">
            <text:p>+</text:p>
          </table:table-cell>
          <table:table-cell table:style-name="ce7" table:formula="of:=RANDBETWEEN(CEILING([.C28];10)/10;9)*10-[.C28]" office:value-type="float" office:value="40" calcext:value-type="float">
            <text:p>40</text:p>
          </table:table-cell>
          <table:table-cell table:style-name="ce10" office:value-type="string" calcext:value-type="string">
            <text:p>=</text:p>
          </table:table-cell>
          <table:table-cell table:style-name="ce39" table:formula="of:=IF([.U28]=&quot;diviseur&quot;;RANDBETWEEN(2;9);RANDBETWEEN(2;6)*[.J28])" office:value-type="float" office:value="84" calcext:value-type="float">
            <text:p>8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8]=&quot;diviseur&quot;;[.G28]*RANDBETWEEN(2;11);RANDBETWEEN(2;25))" office:value-type="float" office:value="21" calcext:value-type="float">
            <text:p>21</text:p>
          </table:table-cell>
          <table:table-cell table:style-name="ce4" table:formula="of:=RANDBETWEEN(11;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1" table:formula="of:=RANDBETWEEN(11;50)" office:value-type="float" office:value="18" calcext:value-type="float">
            <text:p>18</text:p>
          </table:table-cell>
          <table:table-cell table:style-name="ce40" office:value-type="string" calcext:value-type="string">
            <text:p>×</text:p>
          </table:table-cell>
          <table:table-cell table:style-name="ce40" table:formula="of:=CHOOSE([.AA27];11;12;21;22;11;22)" office:value-type="float" office:value="12" calcext:value-type="float">
            <text:p>12</text:p>
          </table:table-cell>
          <table:table-cell table:style-name="ce56" office:value-type="string" calcext:value-type="string">
            <text:p>=</text:p>
          </table:table-cell>
          <table:table-cell/>
          <table:table-cell table:style-name="ce27" table:formula="of:=[.A28]+[.C28]+[.E28]" office:value-type="float" office:value="109" calcext:value-type="float">
            <text:p>109</text:p>
          </table:table-cell>
          <table:table-cell table:style-name="ce27" table:formula="of:=CHOOSE([.AA28];&quot;multiple&quot;;&quot;diviseur&quot;;&quot;multiple&quot;;&quot;diviseur&quot;;&quot;multiple&quot;;&quot;diviseur&quot;)" office:value-type="string" office:string-value="multiple" calcext:value-type="string">
            <text:p>multiple</text:p>
          </table:table-cell>
          <table:table-cell table:style-name="ce57" table:formula="of:=&quot;Q=&quot;&amp;QUOTIENT([.K28];[.M28])&amp;&quot;  R=&quot;&amp;MOD([.K28];[.M28])" office:value-type="string" office:string-value="Q=4  R=2" calcext:value-type="string">
            <text:p>Q=4 <text:s/>R=2</text:p>
          </table:table-cell>
          <table:table-cell table:style-name="ce48" table:formula="of:=[.O28]*[.Q28]" office:value-type="float" office:value="216" calcext:value-type="float">
            <text:p>216</text:p>
          </table:table-cell>
          <table:table-cell/>
          <table:table-cell table:formula="of:=RANK([.Z28];[.Z23:.Z32])+2" office:value-type="float" office:value="9" calcext:value-type="float">
            <text:p>9</text:p>
          </table:table-cell>
          <table:table-cell table:style-name="ce89" table:formula="of:=RAND()" office:value-type="float" office:value="0.639138417510763" calcext:value-type="float">
            <text:p>0,639138417510763</text:p>
          </table:table-cell>
          <table:table-cell table:formula="of:=RANK([.AB28];[.AB25:.AB30])" office:value-type="float" office:value="3" calcext:value-type="float">
            <text:p>3</text:p>
          </table:table-cell>
          <table:table-cell table:style-name="ce89" table:formula="of:=RAND()" office:value-type="float" office:value="0.665691679059832" calcext:value-type="float">
            <text:p>0,665691679059832</text:p>
          </table:table-cell>
          <table:table-cell table:number-columns-repeated="996"/>
        </table:table-row>
        <table:table-row table:style-name="ro3">
          <table:table-cell table:style-name="ce4" table:formula="of:=RANDBETWEEN(11;78)" office:value-type="float" office:value="73" calcext:value-type="float">
            <text:p>73</text:p>
          </table:table-cell>
          <table:table-cell table:style-name="ce7" office:value-type="string" calcext:value-type="string">
            <text:p>+</text:p>
          </table:table-cell>
          <table:table-cell table:style-name="ce7" table:formula="of:=RANDBETWEEN(11;49)" office:value-type="float" office:value="44" calcext:value-type="float">
            <text:p>44</text:p>
          </table:table-cell>
          <table:table-cell table:style-name="ce7" office:value-type="string" calcext:value-type="string">
            <text:p>+</text:p>
          </table:table-cell>
          <table:table-cell table:style-name="ce7" table:formula="of:=RANDBETWEEN(CEILING([.A29];10)/10;9)*10-[.A29]" office:value-type="float" office:value="7" calcext:value-type="float">
            <text:p>7</text:p>
          </table:table-cell>
          <table:table-cell table:style-name="ce10" office:value-type="string" calcext:value-type="string">
            <text:p>=</text:p>
          </table:table-cell>
          <table:table-cell table:style-name="ce39" table:formula="of:=IF([.U29]=&quot;diviseur&quot;;RANDBETWEEN(2;9);RANDBETWEEN(2;6)*[.J29])" office:value-type="float" office:value="22" calcext:value-type="float">
            <text:p>22</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9]=&quot;diviseur&quot;;[.G29]*RANDBETWEEN(2;11);RANDBETWEEN(2;25))" office:value-type="float" office:value="11" calcext:value-type="float">
            <text:p>11</text:p>
          </table:table-cell>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17" calcext:value-type="float">
            <text:p>17</text:p>
          </table:table-cell>
          <table:table-cell table:style-name="ce40" office:value-type="string" calcext:value-type="string">
            <text:p>×</text:p>
          </table:table-cell>
          <table:table-cell table:style-name="ce40" table:formula="of:=CHOOSE([.AA28];11;12;21;22;11;22)" office:value-type="float" office:value="21" calcext:value-type="float">
            <text:p>21</text:p>
          </table:table-cell>
          <table:table-cell table:style-name="ce56" office:value-type="string" calcext:value-type="string">
            <text:p>=</text:p>
          </table:table-cell>
          <table:table-cell/>
          <table:table-cell table:style-name="ce27" table:formula="of:=[.A29]+[.C29]+[.E29]" office:value-type="float" office:value="124" calcext:value-type="float">
            <text:p>124</text:p>
          </table:table-cell>
          <table:table-cell table:style-name="ce27" table:formula="of:=CHOOSE([.AA29];&quot;multiple&quot;;&quot;diviseur&quot;;&quot;multiple&quot;;&quot;diviseur&quot;;&quot;multiple&quot;;&quot;diviseur&quot;)" office:value-type="string" office:string-value="multiple" calcext:value-type="string">
            <text:p>multiple</text:p>
          </table:table-cell>
          <table:table-cell table:style-name="ce57" table:formula="of:=&quot;Q=&quot;&amp;QUOTIENT([.K29];[.M29])&amp;&quot;  R=&quot;&amp;MOD([.K29];[.M29])" office:value-type="string" office:string-value="Q=3  R=2" calcext:value-type="string">
            <text:p>Q=3 <text:s/>R=2</text:p>
          </table:table-cell>
          <table:table-cell table:style-name="ce48" table:formula="of:=[.O29]*[.Q29]" office:value-type="float" office:value="357" calcext:value-type="float">
            <text:p>357</text:p>
          </table:table-cell>
          <table:table-cell/>
          <table:table-cell table:formula="of:=RANK([.Z29];[.Z23:.Z32])+2" office:value-type="float" office:value="5" calcext:value-type="float">
            <text:p>5</text:p>
          </table:table-cell>
          <table:table-cell table:style-name="ce89" table:formula="of:=RAND()" office:value-type="float" office:value="0.838390058561322" calcext:value-type="float">
            <text:p>0,838390058561322</text:p>
          </table:table-cell>
          <table:table-cell table:formula="of:=RANK([.AB29];[.AB25:.AB30])" office:value-type="float" office:value="1" calcext:value-type="float">
            <text:p>1</text:p>
          </table:table-cell>
          <table:table-cell table:style-name="ce89" table:formula="of:=RAND()" office:value-type="float" office:value="0.818744395407559" calcext:value-type="float">
            <text:p>0,818744395407559</text:p>
          </table:table-cell>
          <table:table-cell table:number-columns-repeated="996"/>
        </table:table-row>
        <table:table-row table:style-name="ro3">
          <table:table-cell table:style-name="ce4" table:formula="of:=RANDBETWEEN(11;78)" office:value-type="float" office:value="74" calcext:value-type="float">
            <text:p>74</text:p>
          </table:table-cell>
          <table:table-cell table:style-name="ce7" office:value-type="string" calcext:value-type="string">
            <text:p>+</text:p>
          </table:table-cell>
          <table:table-cell table:style-name="ce7" table:formula="of:=RANDBETWEEN(CEILING([.A30];10)/10;9)*10-[.A30]" office:value-type="float" office:value="16" calcext:value-type="float">
            <text:p>16</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10" office:value-type="string" calcext:value-type="string">
            <text:p>=</text:p>
          </table:table-cell>
          <table:table-cell table:style-name="ce39" table:formula="of:=IF([.U30]=&quot;diviseur&quot;;RANDBETWEEN(2;9);RANDBETWEEN(2;6)*[.J30])" office:value-type="float" office:value="70" calcext:value-type="float">
            <text:p>7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0]=&quot;diviseur&quot;;[.G30]*RANDBETWEEN(2;11);RANDBETWEEN(2;25))" office:value-type="float" office:value="14" calcext:value-type="float">
            <text:p>14</text:p>
          </table:table-cell>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AA29];11;12;21;22;11;22)" office:value-type="float" office:value="11" calcext:value-type="float">
            <text:p>11</text:p>
          </table:table-cell>
          <table:table-cell table:style-name="ce56" office:value-type="string" calcext:value-type="string">
            <text:p>=</text:p>
          </table:table-cell>
          <table:table-cell/>
          <table:table-cell table:style-name="ce27" table:formula="of:=[.A30]+[.C30]+[.E30]" office:value-type="float" office:value="130" calcext:value-type="float">
            <text:p>130</text:p>
          </table:table-cell>
          <table:table-cell table:style-name="ce27" table:formula="of:=CHOOSE([.AA30];&quot;multiple&quot;;&quot;diviseur&quot;;&quot;multiple&quot;;&quot;diviseur&quot;;&quot;multiple&quot;;&quot;diviseur&quot;)" office:value-type="string" office:string-value="multiple" calcext:value-type="string">
            <text:p>multiple</text:p>
          </table:table-cell>
          <table:table-cell table:style-name="ce57" table:formula="of:=&quot;Q=&quot;&amp;QUOTIENT([.K30];[.M30])&amp;&quot;  R=&quot;&amp;MOD([.K30];[.M30])" office:value-type="string" office:string-value="Q=3  R=0" calcext:value-type="string">
            <text:p>Q=3 <text:s/>R=0</text:p>
          </table:table-cell>
          <table:table-cell table:style-name="ce48" table:formula="of:=[.O30]*[.Q30]" office:value-type="float" office:value="396" calcext:value-type="float">
            <text:p>396</text:p>
          </table:table-cell>
          <table:table-cell/>
          <table:table-cell table:formula="of:=RANK([.Z30];[.Z23:.Z32])+2" office:value-type="float" office:value="3" calcext:value-type="float">
            <text:p>3</text:p>
          </table:table-cell>
          <table:table-cell table:style-name="ce89" table:formula="of:=RAND()" office:value-type="float" office:value="0.920165823852163" calcext:value-type="float">
            <text:p>0,920165823852163</text:p>
          </table:table-cell>
          <table:table-cell table:formula="of:=RANK([.AB30];[.AB25:.AB30])" office:value-type="float" office:value="5" calcext:value-type="float">
            <text:p>5</text:p>
          </table:table-cell>
          <table:table-cell table:style-name="ce89" table:formula="of:=RAND()" office:value-type="float" office:value="0.264910181613249" calcext:value-type="float">
            <text:p>0,264910181613249</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4" calcext:value-type="float">
            <text:p>4</text:p>
          </table:table-cell>
          <table:table-cell table:style-name="ce89" table:formula="of:=RAND()" office:value-type="float" office:value="0.886276458105973" calcext:value-type="float">
            <text:p>0,886276458105973</text:p>
          </table:table-cell>
          <table:table-cell table:number-columns-repeated="998"/>
        </table:table-row>
        <table:table-row table:style-name="ro4">
          <table:table-cell table:number-columns-repeated="24"/>
          <table:table-cell table:formula="of:=RANK([.Z32];[.Z23:.Z32])+2" office:value-type="float" office:value="12" calcext:value-type="float">
            <text:p>12</text:p>
          </table:table-cell>
          <table:table-cell table:style-name="ce89" table:formula="of:=RAND()" office:value-type="float" office:value="0.12887596860086" calcext:value-type="float">
            <text:p>0,12887596860086</text:p>
          </table:table-cell>
          <table:table-cell table:number-columns-repeated="998"/>
        </table:table-row>
        <table:table-row table:style-name="ro5">
          <table:table-cell table:number-columns-repeated="1024"/>
        </table:table-row>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12" calcext:value-type="float">
            <text:p>12</text:p>
          </table:table-cell>
          <table:table-cell table:style-name="ce89" table:formula="of:=RAND()" office:value-type="float" office:value="0.111110582796767" calcext:value-type="float">
            <text:p>0,111110582796767</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8903" calcext:value-type="string">
            <text:p>v8903</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35];[.Z34:.Z43])+2" office:value-type="float" office:value="10" calcext:value-type="float">
            <text:p>10</text:p>
          </table:table-cell>
          <table:table-cell table:style-name="ce89" table:formula="of:=RAND()" office:value-type="float" office:value="0.169614563131392" calcext:value-type="float">
            <text:p>0,169614563131392</text:p>
          </table:table-cell>
          <table:table-cell table:number-columns-repeated="998"/>
        </table:table-row>
        <table:table-row table:style-name="ro3">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34]" office:value-type="string" office:string-value="AD" calcext:value-type="string">
            <text:p>AD</text:p>
          </table:table-cell>
          <table:table-cell table:style-name="ce99"/>
          <table:table-cell table:style-name="ce102" table:formula="of:=[.R35]" office:value-type="string" office:string-value="v8903" calcext:value-type="string">
            <text:p>v8903</text:p>
          </table:table-cell>
          <table:table-cell table:style-name="ce89"/>
          <table:table-cell table:formula="of:=RANK([.Z36];[.Z34:.Z43])+2" office:value-type="float" office:value="3" calcext:value-type="float">
            <text:p>3</text:p>
          </table:table-cell>
          <table:table-cell table:style-name="ce89" table:formula="of:=RAND()" office:value-type="float" office:value="0.936777901540222" calcext:value-type="float">
            <text:p>0,936777901540222</text:p>
          </table:table-cell>
          <table:table-cell table:style-name="ce89" table:formula="of:=RANK([.AB36];[.AB36:.AB41])" office:value-type="float" office:value="1" calcext:value-type="float">
            <text:p>1</text:p>
          </table:table-cell>
          <table:table-cell table:style-name="ce89" table:formula="of:=RAND()" office:value-type="float" office:value="0.761849180380658" calcext:value-type="float">
            <text:p>0,761849180380658</text:p>
          </table:table-cell>
          <table:table-cell table:number-columns-repeated="996"/>
        </table:table-row>
        <table:table-row table:style-name="ro3">
          <table:table-cell table:style-name="ce4" table:formula="of:=RANDBETWEEN(11;78)" office:value-type="float" office:value="74" calcext:value-type="float">
            <text:p>74</text:p>
          </table:table-cell>
          <table:table-cell table:style-name="ce7" office:value-type="string" calcext:value-type="string">
            <text:p>+</text:p>
          </table:table-cell>
          <table:table-cell table:style-name="ce7" table:formula="of:=RANDBETWEEN(CEILING([.A37];10)/10;9)*10-[.A37]" office:value-type="float" office:value="6" calcext:value-type="float">
            <text:p>6</text:p>
          </table:table-cell>
          <table:table-cell table:style-name="ce7" office:value-type="string" calcext:value-type="string">
            <text:p>+</text:p>
          </table:table-cell>
          <table:table-cell table:style-name="ce7" table:formula="of:=RANDBETWEEN(11;49)" office:value-type="float" office:value="37" calcext:value-type="float">
            <text:p>37</text:p>
          </table:table-cell>
          <table:table-cell table:style-name="ce10" office:value-type="string" calcext:value-type="string">
            <text:p>=</text:p>
          </table:table-cell>
          <table:table-cell table:style-name="ce39" table:formula="of:=IF([.U37]=&quot;diviseur&quot;;RANDBETWEEN(2;9);RANDBETWEEN(2;6)*[.J37])"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7]=&quot;diviseur&quot;;[.G37]*RANDBETWEEN(2;11);RANDBETWEEN(2;25))" office:value-type="float" office:value="42" calcext:value-type="float">
            <text:p>42</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47" calcext:value-type="float">
            <text:p>47</text:p>
          </table:table-cell>
          <table:table-cell table:style-name="ce40" office:value-type="string" calcext:value-type="string">
            <text:p>×</text:p>
          </table:table-cell>
          <table:table-cell table:style-name="ce40" table:formula="of:=CHOOSE([.AA36];11;12;21;22;11;22)" office:value-type="float" office:value="11" calcext:value-type="float">
            <text:p>11</text:p>
          </table:table-cell>
          <table:table-cell table:style-name="ce56" office:value-type="string" calcext:value-type="string">
            <text:p>=</text:p>
          </table:table-cell>
          <table:table-cell/>
          <table:table-cell table:style-name="ce27" table:formula="of:=[.A37]+[.C37]+[.E37]" office:value-type="float" office:value="117" calcext:value-type="float">
            <text:p>117</text:p>
          </table:table-cell>
          <table:table-cell table:style-name="ce27" table:formula="of:=CHOOSE([.AA37];&quot;multiple&quot;;&quot;diviseur&quot;;&quot;multiple&quot;;&quot;diviseur&quot;;&quot;multiple&quot;;&quot;diviseur&quot;)" office:value-type="string" office:string-value="diviseur" calcext:value-type="string">
            <text:p>diviseur</text:p>
          </table:table-cell>
          <table:table-cell table:style-name="ce57" table:formula="of:=&quot;Q=&quot;&amp;QUOTIENT([.K37];[.M37])&amp;&quot;  R=&quot;&amp;MOD([.K37];[.M37])" office:value-type="string" office:string-value="Q=3  R=5" calcext:value-type="string">
            <text:p>Q=3 <text:s/>R=5</text:p>
          </table:table-cell>
          <table:table-cell table:style-name="ce48" table:formula="of:=[.O37]*[.Q37]" office:value-type="float" office:value="517" calcext:value-type="float">
            <text:p>517</text:p>
          </table:table-cell>
          <table:table-cell/>
          <table:table-cell table:formula="of:=RANK([.Z37];[.Z34:.Z43])+2" office:value-type="float" office:value="7" calcext:value-type="float">
            <text:p>7</text:p>
          </table:table-cell>
          <table:table-cell table:style-name="ce89" table:formula="of:=RAND()" office:value-type="float" office:value="0.464530155453381" calcext:value-type="float">
            <text:p>0,464530155453381</text:p>
          </table:table-cell>
          <table:table-cell table:formula="of:=RANK([.AB37];[.AB36:.AB41])" office:value-type="float" office:value="4" calcext:value-type="float">
            <text:p>4</text:p>
          </table:table-cell>
          <table:table-cell table:style-name="ce89" table:formula="of:=RAND()" office:value-type="float" office:value="0.255518326252172" calcext:value-type="float">
            <text:p>0,255518326252172</text:p>
          </table:table-cell>
          <table:table-cell table:number-columns-repeated="996"/>
        </table:table-row>
        <table:table-row table:style-name="ro3">
          <table:table-cell table:style-name="ce4" table:formula="of:=RANDBETWEEN(11;78)" office:value-type="float" office:value="29" calcext:value-type="float">
            <text:p>29</text:p>
          </table:table-cell>
          <table:table-cell table:style-name="ce7" office:value-type="string" calcext:value-type="string">
            <text:p>+</text:p>
          </table:table-cell>
          <table:table-cell table:style-name="ce7" table:formula="of:=RANDBETWEEN(11;49)" office:value-type="float" office:value="30" calcext:value-type="float">
            <text:p>30</text:p>
          </table:table-cell>
          <table:table-cell table:style-name="ce7" office:value-type="string" calcext:value-type="string">
            <text:p>+</text:p>
          </table:table-cell>
          <table:table-cell table:style-name="ce7" table:formula="of:=RANDBETWEEN(CEILING([.A38];10)/10;9)*10-[.A38]" office:value-type="float" office:value="1" calcext:value-type="float">
            <text:p>1</text:p>
          </table:table-cell>
          <table:table-cell table:style-name="ce10" office:value-type="string" calcext:value-type="string">
            <text:p>=</text:p>
          </table:table-cell>
          <table:table-cell table:style-name="ce39" table:formula="of:=IF([.U38]=&quot;diviseur&quot;;RANDBETWEEN(2;9);RANDBETWEEN(2;6)*[.J38])"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8]=&quot;diviseur&quot;;[.G38]*RANDBETWEEN(2;11);RANDBETWEEN(2;25))" office:value-type="float" office:value="27" calcext:value-type="float">
            <text:p>27</text:p>
          </table:table-cell>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AA37];11;12;21;22;11;22)" office:value-type="float" office:value="22" calcext:value-type="float">
            <text:p>22</text:p>
          </table:table-cell>
          <table:table-cell table:style-name="ce56" office:value-type="string" calcext:value-type="string">
            <text:p>=</text:p>
          </table:table-cell>
          <table:table-cell/>
          <table:table-cell table:style-name="ce27" table:formula="of:=[.A38]+[.C38]+[.E38]" office:value-type="float" office:value="60" calcext:value-type="float">
            <text:p>60</text:p>
          </table:table-cell>
          <table:table-cell table:style-name="ce27" table:formula="of:=CHOOSE([.AA38];&quot;multiple&quot;;&quot;diviseur&quot;;&quot;multiple&quot;;&quot;diviseur&quot;;&quot;multiple&quot;;&quot;diviseur&quot;)" office:value-type="string" office:string-value="diviseur" calcext:value-type="string">
            <text:p>diviseur</text:p>
          </table:table-cell>
          <table:table-cell table:style-name="ce57" table:formula="of:=&quot;Q=&quot;&amp;QUOTIENT([.K38];[.M38])&amp;&quot;  R=&quot;&amp;MOD([.K38];[.M38])" office:value-type="string" office:string-value="Q=6  R=0" calcext:value-type="string">
            <text:p>Q=6 <text:s/>R=0</text:p>
          </table:table-cell>
          <table:table-cell table:style-name="ce48" table:formula="of:=[.O38]*[.Q38]" office:value-type="float" office:value="792" calcext:value-type="float">
            <text:p>792</text:p>
          </table:table-cell>
          <table:table-cell/>
          <table:table-cell table:formula="of:=RANK([.Z38];[.Z34:.Z43])+2" office:value-type="float" office:value="9" calcext:value-type="float">
            <text:p>9</text:p>
          </table:table-cell>
          <table:table-cell table:style-name="ce89" table:formula="of:=RAND()" office:value-type="float" office:value="0.236957914796048" calcext:value-type="float">
            <text:p>0,236957914796048</text:p>
          </table:table-cell>
          <table:table-cell table:formula="of:=RANK([.AB38];[.AB36:.AB41])" office:value-type="float" office:value="6" calcext:value-type="float">
            <text:p>6</text:p>
          </table:table-cell>
          <table:table-cell table:style-name="ce89" table:formula="of:=RAND()" office:value-type="float" office:value="0.00567378670920446" calcext:value-type="float">
            <text:p>0,00567378670920446</text:p>
          </table:table-cell>
          <table:table-cell table:number-columns-repeated="996"/>
        </table:table-row>
        <table:table-row table:style-name="ro3">
          <table:table-cell table:style-name="ce50" table:formula="of:=RANDBETWEEN(11;49)" office:value-type="float" office:value="12" calcext:value-type="float">
            <text:p>12</text:p>
          </table:table-cell>
          <table:table-cell table:style-name="ce7" office:value-type="string" calcext:value-type="string">
            <text:p>+</text:p>
          </table:table-cell>
          <table:table-cell table:style-name="ce7" table:formula="of:=RANDBETWEEN(11;78)" office:value-type="float" office:value="68" calcext:value-type="float">
            <text:p>68</text:p>
          </table:table-cell>
          <table:table-cell table:style-name="ce7" office:value-type="string" calcext:value-type="string">
            <text:p>+</text:p>
          </table:table-cell>
          <table:table-cell table:style-name="ce7" table:formula="of:=RANDBETWEEN(CEILING([.C39];10)/10;9)*10-[.C39]" office:value-type="float" office:value="2" calcext:value-type="float">
            <text:p>2</text:p>
          </table:table-cell>
          <table:table-cell table:style-name="ce10" office:value-type="string" calcext:value-type="string">
            <text:p>=</text:p>
          </table:table-cell>
          <table:table-cell table:style-name="ce39" table:formula="of:=IF([.U39]=&quot;diviseur&quot;;RANDBETWEEN(2;9);RANDBETWEEN(2;6)*[.J39])" office:value-type="float" office:value="39" calcext:value-type="float">
            <text:p>39</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9]=&quot;diviseur&quot;;[.G39]*RANDBETWEEN(2;11);RANDBETWEEN(2;25))" office:value-type="float" office:value="13" calcext:value-type="float">
            <text:p>13</text:p>
          </table:table-cell>
          <table:table-cell table:style-name="ce4" table:formula="of:=RANDBETWEEN(11;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37" calcext:value-type="float">
            <text:p>37</text:p>
          </table:table-cell>
          <table:table-cell table:style-name="ce40" office:value-type="string" calcext:value-type="string">
            <text:p>×</text:p>
          </table:table-cell>
          <table:table-cell table:style-name="ce40" table:formula="of:=CHOOSE([.AA38];11;12;21;22;11;22)" office:value-type="float" office:value="22" calcext:value-type="float">
            <text:p>22</text:p>
          </table:table-cell>
          <table:table-cell table:style-name="ce56" office:value-type="string" calcext:value-type="string">
            <text:p>=</text:p>
          </table:table-cell>
          <table:table-cell/>
          <table:table-cell table:style-name="ce27" table:formula="of:=[.A39]+[.C39]+[.E39]" office:value-type="float" office:value="82" calcext:value-type="float">
            <text:p>82</text:p>
          </table:table-cell>
          <table:table-cell table:style-name="ce27" table:formula="of:=CHOOSE([.AA39];&quot;multiple&quot;;&quot;diviseur&quot;;&quot;multiple&quot;;&quot;diviseur&quot;;&quot;multiple&quot;;&quot;diviseur&quot;)" office:value-type="string" office:string-value="multiple" calcext:value-type="string">
            <text:p>multiple</text:p>
          </table:table-cell>
          <table:table-cell table:style-name="ce57" table:formula="of:=&quot;Q=&quot;&amp;QUOTIENT([.K39];[.M39])&amp;&quot;  R=&quot;&amp;MOD([.K39];[.M39])" office:value-type="string" office:string-value="Q=1  R=6" calcext:value-type="string">
            <text:p>Q=1 <text:s/>R=6</text:p>
          </table:table-cell>
          <table:table-cell table:style-name="ce48" table:formula="of:=[.O39]*[.Q39]" office:value-type="float" office:value="814" calcext:value-type="float">
            <text:p>814</text:p>
          </table:table-cell>
          <table:table-cell/>
          <table:table-cell table:formula="of:=RANK([.Z39];[.Z34:.Z43])+2" office:value-type="float" office:value="6" calcext:value-type="float">
            <text:p>6</text:p>
          </table:table-cell>
          <table:table-cell table:style-name="ce89" table:formula="of:=RAND()" office:value-type="float" office:value="0.545011092609538" calcext:value-type="float">
            <text:p>0,545011092609538</text:p>
          </table:table-cell>
          <table:table-cell table:formula="of:=RANK([.AB39];[.AB36:.AB41])" office:value-type="float" office:value="3" calcext:value-type="float">
            <text:p>3</text:p>
          </table:table-cell>
          <table:table-cell table:style-name="ce89" table:formula="of:=RAND()" office:value-type="float" office:value="0.348595828897838" calcext:value-type="float">
            <text:p>0,348595828897838</text:p>
          </table:table-cell>
          <table:table-cell table:number-columns-repeated="996"/>
        </table:table-row>
        <table:table-row table:style-name="ro3">
          <table:table-cell table:style-name="ce4" table:formula="of:=RANDBETWEEN(11;78)" office:value-type="float" office:value="67" calcext:value-type="float">
            <text:p>67</text:p>
          </table:table-cell>
          <table:table-cell table:style-name="ce7" office:value-type="string" calcext:value-type="string">
            <text:p>+</text:p>
          </table:table-cell>
          <table:table-cell table:style-name="ce7" table:formula="of:=RANDBETWEEN(11;49)" office:value-type="float" office:value="11" calcext:value-type="float">
            <text:p>11</text:p>
          </table:table-cell>
          <table:table-cell table:style-name="ce7" office:value-type="string" calcext:value-type="string">
            <text:p>+</text:p>
          </table:table-cell>
          <table:table-cell table:style-name="ce7" table:formula="of:=RANDBETWEEN(CEILING([.A40];10)/10;9)*10-[.A40]" office:value-type="float" office:value="23" calcext:value-type="float">
            <text:p>23</text:p>
          </table:table-cell>
          <table:table-cell table:style-name="ce10" office:value-type="string" calcext:value-type="string">
            <text:p>=</text:p>
          </table:table-cell>
          <table:table-cell table:style-name="ce39" table:formula="of:=IF([.U40]=&quot;diviseur&quot;;RANDBETWEEN(2;9);RANDBETWEEN(2;6)*[.J40])"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40]=&quot;diviseur&quot;;[.G40]*RANDBETWEEN(2;11);RANDBETWEEN(2;25))" office:value-type="float" office:value="32" calcext:value-type="float">
            <text:p>32</text:p>
          </table:table-cell>
          <table:table-cell table:style-name="ce4" table:formula="of:=RANDBETWEEN(11;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48" calcext:value-type="float">
            <text:p>48</text:p>
          </table:table-cell>
          <table:table-cell table:style-name="ce40" office:value-type="string" calcext:value-type="string">
            <text:p>×</text:p>
          </table:table-cell>
          <table:table-cell table:style-name="ce40" table:formula="of:=CHOOSE([.AA39];11;12;21;22;11;22)" office:value-type="float" office:value="21" calcext:value-type="float">
            <text:p>21</text:p>
          </table:table-cell>
          <table:table-cell table:style-name="ce56" office:value-type="string" calcext:value-type="string">
            <text:p>=</text:p>
          </table:table-cell>
          <table:table-cell/>
          <table:table-cell table:style-name="ce27" table:formula="of:=[.A40]+[.C40]+[.E40]" office:value-type="float" office:value="101" calcext:value-type="float">
            <text:p>101</text:p>
          </table:table-cell>
          <table:table-cell table:style-name="ce27" table:formula="of:=CHOOSE([.AA40];&quot;multiple&quot;;&quot;diviseur&quot;;&quot;multiple&quot;;&quot;diviseur&quot;;&quot;multiple&quot;;&quot;diviseur&quot;)" office:value-type="string" office:string-value="diviseur" calcext:value-type="string">
            <text:p>diviseur</text:p>
          </table:table-cell>
          <table:table-cell table:style-name="ce57" table:formula="of:=&quot;Q=&quot;&amp;QUOTIENT([.K40];[.M40])&amp;&quot;  R=&quot;&amp;MOD([.K40];[.M40])" office:value-type="string" office:string-value="Q=8  R=2" calcext:value-type="string">
            <text:p>Q=8 <text:s/>R=2</text:p>
          </table:table-cell>
          <table:table-cell table:style-name="ce48" table:formula="of:=[.O40]*[.Q40]" office:value-type="float" office:value="1008" calcext:value-type="float">
            <text:p>1 008</text:p>
          </table:table-cell>
          <table:table-cell/>
          <table:table-cell table:formula="of:=RANK([.Z40];[.Z34:.Z43])+2" office:value-type="float" office:value="11" calcext:value-type="float">
            <text:p>11</text:p>
          </table:table-cell>
          <table:table-cell table:style-name="ce89" table:formula="of:=RAND()" office:value-type="float" office:value="0.120782634696745" calcext:value-type="float">
            <text:p>0,120782634696745</text:p>
          </table:table-cell>
          <table:table-cell table:formula="of:=RANK([.AB40];[.AB36:.AB41])" office:value-type="float" office:value="2" calcext:value-type="float">
            <text:p>2</text:p>
          </table:table-cell>
          <table:table-cell table:style-name="ce89" table:formula="of:=RAND()" office:value-type="float" office:value="0.535644041100768" calcext:value-type="float">
            <text:p>0,535644041100768</text:p>
          </table:table-cell>
          <table:table-cell table:number-columns-repeated="996"/>
        </table:table-row>
        <table:table-row table:style-name="ro3">
          <table:table-cell table:style-name="ce4" table:formula="of:=RANDBETWEEN(11;78)" office:value-type="float" office:value="23" calcext:value-type="float">
            <text:p>23</text:p>
          </table:table-cell>
          <table:table-cell table:style-name="ce7" office:value-type="string" calcext:value-type="string">
            <text:p>+</text:p>
          </table:table-cell>
          <table:table-cell table:style-name="ce7" table:formula="of:=RANDBETWEEN(CEILING([.A41];10)/10;9)*10-[.A41]" office:value-type="float" office:value="17" calcext:value-type="float">
            <text:p>17</text:p>
          </table:table-cell>
          <table:table-cell table:style-name="ce7" office:value-type="string" calcext:value-type="string">
            <text:p>+</text:p>
          </table:table-cell>
          <table:table-cell table:style-name="ce7" table:formula="of:=RANDBETWEEN(11;49)" office:value-type="float" office:value="22" calcext:value-type="float">
            <text:p>22</text:p>
          </table:table-cell>
          <table:table-cell table:style-name="ce10" office:value-type="string" calcext:value-type="string">
            <text:p>=</text:p>
          </table:table-cell>
          <table:table-cell table:style-name="ce39" table:formula="of:=IF([.U41]=&quot;diviseur&quot;;RANDBETWEEN(2;9);RANDBETWEEN(2;6)*[.J41])" office:value-type="float" office:value="96" calcext:value-type="float">
            <text:p>96</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41]=&quot;diviseur&quot;;[.G41]*RANDBETWEEN(2;11);RANDBETWEEN(2;25))" office:value-type="float" office:value="24" calcext:value-type="float">
            <text:p>24</text:p>
          </table:table-cell>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1" table:formula="of:=RANDBETWEEN(11;50)" office:value-type="float" office:value="41" calcext:value-type="float">
            <text:p>41</text:p>
          </table:table-cell>
          <table:table-cell table:style-name="ce40" office:value-type="string" calcext:value-type="string">
            <text:p>×</text:p>
          </table:table-cell>
          <table:table-cell table:style-name="ce40" table:formula="of:=CHOOSE([.AA40];11;12;21;22;11;22)" office:value-type="float" office:value="12" calcext:value-type="float">
            <text:p>12</text:p>
          </table:table-cell>
          <table:table-cell table:style-name="ce56" office:value-type="string" calcext:value-type="string">
            <text:p>=</text:p>
          </table:table-cell>
          <table:table-cell/>
          <table:table-cell table:style-name="ce27" table:formula="of:=[.A41]+[.C41]+[.E41]" office:value-type="float" office:value="62" calcext:value-type="float">
            <text:p>62</text:p>
          </table:table-cell>
          <table:table-cell table:style-name="ce27" table:formula="of:=CHOOSE([.AA41];&quot;multiple&quot;;&quot;diviseur&quot;;&quot;multiple&quot;;&quot;diviseur&quot;;&quot;multiple&quot;;&quot;diviseur&quot;)" office:value-type="string" office:string-value="multiple" calcext:value-type="string">
            <text:p>multiple</text:p>
          </table:table-cell>
          <table:table-cell table:style-name="ce57" table:formula="of:=&quot;Q=&quot;&amp;QUOTIENT([.K41];[.M41])&amp;&quot;  R=&quot;&amp;MOD([.K41];[.M41])" office:value-type="string" office:string-value="Q=3  R=6" calcext:value-type="string">
            <text:p>Q=3 <text:s/>R=6</text:p>
          </table:table-cell>
          <table:table-cell table:style-name="ce48" table:formula="of:=[.O41]*[.Q41]" office:value-type="float" office:value="492" calcext:value-type="float">
            <text:p>492</text:p>
          </table:table-cell>
          <table:table-cell/>
          <table:table-cell table:formula="of:=RANK([.Z41];[.Z34:.Z43])+2" office:value-type="float" office:value="5" calcext:value-type="float">
            <text:p>5</text:p>
          </table:table-cell>
          <table:table-cell table:style-name="ce89" table:formula="of:=RAND()" office:value-type="float" office:value="0.725932095331924" calcext:value-type="float">
            <text:p>0,725932095331924</text:p>
          </table:table-cell>
          <table:table-cell table:formula="of:=RANK([.AB41];[.AB36:.AB41])" office:value-type="float" office:value="5" calcext:value-type="float">
            <text:p>5</text:p>
          </table:table-cell>
          <table:table-cell table:style-name="ce89" table:formula="of:=RAND()" office:value-type="float" office:value="0.131629835053029" calcext:value-type="float">
            <text:p>0,131629835053029</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8" calcext:value-type="float">
            <text:p>8</text:p>
          </table:table-cell>
          <table:table-cell table:style-name="ce89" table:formula="of:=RAND()" office:value-type="float" office:value="0.261226554168692" calcext:value-type="float">
            <text:p>0,261226554168692</text:p>
          </table:table-cell>
          <table:table-cell table:number-columns-repeated="998"/>
        </table:table-row>
        <table:table-row table:style-name="ro4">
          <table:table-cell table:number-columns-repeated="24"/>
          <table:table-cell table:formula="of:=RANK([.Z43];[.Z34:.Z43])+2" office:value-type="float" office:value="4" calcext:value-type="float">
            <text:p>4</text:p>
          </table:table-cell>
          <table:table-cell table:style-name="ce89" table:formula="of:=RAND()" office:value-type="float" office:value="0.731323764517334" calcext:value-type="float">
            <text:p>0,731323764517334</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table:style-name="ta6" table:print-ranges="'Ceinture Marron'.A1:'Ceinture Marron'.P44 'Ceinture Marron'.R1:'Ceinture Marro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language=Basic&amp;location=document" xlink:type="simple"/>
              </office:event-listeners>
            </form:button>
          </form:form>
        </office:forms>
        <table:shapes>
          <draw:control draw:z-index="0" draw:style-name="gr6" draw:text-style-name="P2" svg:width="1.651cm" svg:height="0.749cm" svg:x="44.333cm" svg:y="0.529cm" draw:control="control6"/>
        </table:shapes>
        <table:table-column table:style-name="co1" table:default-cell-style-name="Default"/>
        <table:table-column table:style-name="co2" table:default-cell-style-name="Default"/>
        <table:table-column table:style-name="co7" table:default-cell-style-name="Default"/>
        <table:table-column table:style-name="co68" table:default-cell-style-name="Default"/>
        <table:table-column table:style-name="co69" table:default-cell-style-name="Default"/>
        <table:table-column table:style-name="co14" table:default-cell-style-name="Default"/>
        <table:table-column table:style-name="co70" table:default-cell-style-name="Default"/>
        <table:table-column table:style-name="co71" table:default-cell-style-name="Default"/>
        <table:table-column table:style-name="co72" table:default-cell-style-name="Default"/>
        <table:table-column table:style-name="co14" table:default-cell-style-name="Default"/>
        <table:table-column table:style-name="co61" table:default-cell-style-name="Default"/>
        <table:table-column table:style-name="co68" table:default-cell-style-name="Default"/>
        <table:table-column table:style-name="co1" table:default-cell-style-name="Default"/>
        <table:table-column table:style-name="co73" table:default-cell-style-name="Default"/>
        <table:table-column table:style-name="co23" table:default-cell-style-name="Default"/>
        <table:table-column table:style-name="co45" table:default-cell-style-name="Default"/>
        <table:table-column table:style-name="co74" table:default-cell-style-name="Default"/>
        <table:table-column table:style-name="co65" table:default-cell-style-name="Default"/>
        <table:table-column table:style-name="co51" table:default-cell-style-name="Default"/>
        <table:table-column table:style-name="co75" table:default-cell-style-name="Default"/>
        <table:table-column table:style-name="co76" table:default-cell-style-name="Default"/>
        <table:table-column table:style-name="co12" table:default-cell-style-name="Default"/>
        <table:table-column table:style-name="co20" table:default-cell-style-name="Default"/>
        <table:table-column table:style-name="co77" table:default-cell-style-name="Default"/>
        <table:table-column table:style-name="co22" table:default-cell-style-name="Default"/>
        <table:table-column table:style-name="co12" table:number-columns-repeated="997" table:default-cell-style-name="Default"/>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7" calcext:value-type="float">
            <text:p>7</text:p>
          </table:table-cell>
          <table:table-cell table:style-name="ce89" table:formula="of:=RAND()" office:value-type="float" office:value="0.754685249468692" calcext:value-type="float">
            <text:p>0,754685249468692</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9622" calcext:value-type="string">
            <text:p>v9622</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2];[.X1:.X10])+2" office:value-type="float" office:value="4" calcext:value-type="float">
            <text:p>4</text:p>
          </table:table-cell>
          <table:table-cell table:style-name="ce89" table:formula="of:=RAND()" office:value-type="float" office:value="0.839771859521142" calcext:value-type="float">
            <text:p>0,839771859521142</text:p>
          </table:table-cell>
          <table:table-cell table:number-columns-repeated="998"/>
        </table:table-row>
        <table:table-row table:style-name="ro1">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9622" calcext:value-type="string">
            <text:p>v9622</text:p>
          </table:table-cell>
          <table:table-cell table:style-name="ce89"/>
          <table:table-cell table:formula="of:=RANK([.X3];[.X1:.X10])+2" office:value-type="float" office:value="6" calcext:value-type="float">
            <text:p>6</text:p>
          </table:table-cell>
          <table:table-cell table:style-name="ce89" table:formula="of:=RAND()" office:value-type="float" office:value="0.79118075818564" calcext:value-type="float">
            <text:p>0,79118075818564</text:p>
          </table:table-cell>
          <table:table-cell table:style-name="ce89" table:formula="of:=RANK([.Z3];[.Z3:.Z8])" office:value-type="float" office:value="2" calcext:value-type="float">
            <text:p>2</text:p>
          </table:table-cell>
          <table:table-cell table:style-name="ce89" table:formula="of:=RAND()" office:value-type="float" office:value="0.552632264988348" calcext:value-type="float">
            <text:p>0,552632264988348</text:p>
          </table:table-cell>
          <table:table-cell table:style-name="ce89" table:number-columns-repeated="996"/>
        </table:table-row>
        <table:table-row table:style-name="ro3">
          <table:table-cell table:style-name="ce51" table:formula="of:=CHOOSE([.Y3];2;4;8;0.2;0.4;0.8)" office:value-type="float" office:value="4" calcext:value-type="float">
            <text:p>4</text:p>
          </table:table-cell>
          <table:table-cell table:style-name="ce7" office:value-type="string" calcext:value-type="string">
            <text:p>×</text:p>
          </table:table-cell>
          <table:table-cell table:style-name="ce142" table:formula="of:=IF([.A4]=2;5*CHOOSE(RANDBETWEEN(1;3);1;10;0.1);IF([.A4]=4;25*CHOOSE(RANDBETWEEN(1;3);1;10;0.1);IF([.A4]=8;125*CHOOSE(RANDBETWEEN(1;3);1;10;0.1);IF([.A4]=0.2;5*CHOOSE(RANDBETWEEN(1;3);1;10;0.1);IF([.A4]=0.4;25*CHOOSE(RANDBETWEEN(1;3);1;10;0.1);IF([.A4]=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575" calcext:value-type="float">
            <text:p>575</text:p>
          </table:table-cell>
          <table:table-cell table:style-name="ce7" office:value-type="string" calcext:value-type="string">
            <text:p>+</text:p>
          </table:table-cell>
          <table:table-cell table:style-name="ce7" table:formula="of:=ROUND(RANDBETWEEN(1;9)*100+100*(0.6*RAND()+0.7);0)" office:value-type="float" office:value="997" calcext:value-type="float">
            <text:p>997</text:p>
          </table:table-cell>
          <table:table-cell table:style-name="ce143" office:value-type="string" calcext:value-type="string">
            <text:p>≈</text:p>
          </table:table-cell>
          <table:table-cell table:style-name="ce51" table:formula="of:=RANDBETWEEN(11;50)" office:value-type="float" office:value="13" calcext:value-type="float">
            <text:p>13</text:p>
          </table:table-cell>
          <table:table-cell table:style-name="ce40" office:value-type="string" calcext:value-type="string">
            <text:p>×</text:p>
          </table:table-cell>
          <table:table-cell table:style-name="ce40" table:formula="of:=CHOOSE([.Y3];9;19;29;9;19;29)" office:value-type="float" office:value="19" calcext:value-type="float">
            <text:p>19</text:p>
          </table:table-cell>
          <table:table-cell table:style-name="ce118" office:value-type="string" calcext:value-type="string">
            <text:p>=</text:p>
          </table:table-cell>
          <table:table-cell table:style-name="ce4" table:formula="of:=(MOD([.Y4];4)+2)*(MOD([.Y4];5)+2)*([.Y3]+1)" office:value-type="float" office:value="75" calcext:value-type="float">
            <text:p>75</text:p>
          </table:table-cell>
          <table:table-cell table:style-name="ce9" office:value-type="string" calcext:value-type="string">
            <text:p>:</text:p>
          </table:table-cell>
          <table:table-cell table:style-name="ce20"/>
          <table:table-cell table:style-name="ce10"/>
          <table:table-cell/>
          <table:table-cell table:style-name="ce43" table:formula="of:=[.A4]*[.C4]" office:value-type="float" office:value="10" calcext:value-type="float">
            <text:p>10</text:p>
          </table:table-cell>
          <table:table-cell table:style-name="ce27" table:formula="of:=(ROUND([.E4]/100;0)+ROUND([.G4]/100;0))*100" office:value-type="float" office:value="1600" calcext:value-type="float">
            <text:p>1 600</text:p>
          </table:table-cell>
          <table:table-cell table:style-name="ce67" table:formula="of:=[.I4]*[.K4]" office:value-type="float" office:value="247" calcext:value-type="float">
            <text:p>247</text:p>
          </table:table-cell>
          <table:table-cell table:style-name="ce35" table:formula="of:=IF(MOD([.M4];2)=0;&quot;2;&quot;;&quot;&quot;)&amp;IF(MOD([.M4];3)=0;&quot;3;&quot;;&quot;&quot;)&amp;IF(MOD([.M4];4)=0;&quot;4;&quot;;&quot;&quot;)&amp;IF(MOD([.M4];5)=0;&quot;5;&quot;;&quot;&quot;)&amp;IF(MOD([.M4];6)=0;&quot;6;&quot;;&quot;&quot;)&amp;IF(MOD([.M4];7)=0;&quot;7;&quot;;&quot;&quot;)&amp;IF(MOD([.M4];8)=0;&quot;8;&quot;;&quot;&quot;)&amp;IF(MOD([.M4];9)=0;&quot;9;&quot;;&quot;&quot;)&amp;IF(MOD([.M4];10)=0;&quot;10;&quot;;&quot;&quot;)&amp;IF(MOD([.M4];12)=0;&quot;12;&quot;;&quot;&quot;)&amp;IF(MOD([.M4];16)=0;&quot;16;&quot;;&quot;&quot;)&amp;IF(MOD([.M4];25)=0;&quot;25;&quot;;&quot;&quot;)" office:value-type="string" office:string-value="3;5;25;" calcext:value-type="string">
            <text:p>3;5;25;</text:p>
          </table:table-cell>
          <table:table-cell/>
          <table:table-cell table:formula="of:=RANK([.X4];[.X1:.X10])+2" office:value-type="float" office:value="11" calcext:value-type="float">
            <text:p>11</text:p>
          </table:table-cell>
          <table:table-cell table:style-name="ce89" table:formula="of:=RAND()" office:value-type="float" office:value="0.227037462671439" calcext:value-type="float">
            <text:p>0,227037462671439</text:p>
          </table:table-cell>
          <table:table-cell table:formula="of:=RANK([.Z4];[.Z3:.Z8])" office:value-type="float" office:value="3" calcext:value-type="float">
            <text:p>3</text:p>
          </table:table-cell>
          <table:table-cell table:style-name="ce89" table:formula="of:=RAND()" office:value-type="float" office:value="0.501616886050148" calcext:value-type="float">
            <text:p>0,501616886050148</text:p>
          </table:table-cell>
          <table:table-cell table:number-columns-repeated="996"/>
        </table:table-row>
        <table:table-row table:style-name="ro3">
          <table:table-cell table:style-name="ce51" table:formula="of:=CHOOSE([.Y4];2;4;8;0.2;0.4;0.8)" office:value-type="float" office:value="8" calcext:value-type="float">
            <text:p>8</text:p>
          </table:table-cell>
          <table:table-cell table:style-name="ce7" office:value-type="string" calcext:value-type="string">
            <text:p>×</text:p>
          </table:table-cell>
          <table:table-cell table:style-name="ce142" table:formula="of:=IF([.A5]=2;5*CHOOSE(RANDBETWEEN(1;3);1;10;0.1);IF([.A5]=4;25*CHOOSE(RANDBETWEEN(1;3);1;10;0.1);IF([.A5]=8;125*CHOOSE(RANDBETWEEN(1;3);1;10;0.1);IF([.A5]=0.2;5*CHOOSE(RANDBETWEEN(1;3);1;10;0.1);IF([.A5]=0.4;25*CHOOSE(RANDBETWEEN(1;3);1;10;0.1);IF([.A5]=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427" calcext:value-type="float">
            <text:p>427</text:p>
          </table:table-cell>
          <table:table-cell table:style-name="ce7" office:value-type="string" calcext:value-type="string">
            <text:p>+</text:p>
          </table:table-cell>
          <table:table-cell table:style-name="ce7" table:formula="of:=ROUND(RANDBETWEEN(1;9)*100+100*(0.6*RAND()+0.7);0)" office:value-type="float" office:value="626" calcext:value-type="float">
            <text:p>626</text:p>
          </table:table-cell>
          <table:table-cell table:style-name="ce143"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Y4];9;19;29;9;19;29)" office:value-type="float" office:value="29" calcext:value-type="float">
            <text:p>29</text:p>
          </table:table-cell>
          <table:table-cell table:style-name="ce118" office:value-type="string" calcext:value-type="string">
            <text:p>=</text:p>
          </table:table-cell>
          <table:table-cell table:style-name="ce4" table:formula="of:=(MOD([.Y5];4)+2)*(MOD([.Y5];5)+2)*([.Y4]+1)" office:value-type="float" office:value="48" calcext:value-type="float">
            <text:p>48</text:p>
          </table:table-cell>
          <table:table-cell table:style-name="ce9" office:value-type="string" calcext:value-type="string">
            <text:p>:</text:p>
          </table:table-cell>
          <table:table-cell table:style-name="ce20"/>
          <table:table-cell table:style-name="ce10"/>
          <table:table-cell/>
          <table:table-cell table:style-name="ce43" table:formula="of:=[.A5]*[.C5]" office:value-type="float" office:value="10000" calcext:value-type="float">
            <text:p>10 000</text:p>
          </table:table-cell>
          <table:table-cell table:style-name="ce27" table:formula="of:=(ROUND([.E5]/100;0)+ROUND([.G5]/100;0))*100" office:value-type="float" office:value="1000" calcext:value-type="float">
            <text:p>1 000</text:p>
          </table:table-cell>
          <table:table-cell table:style-name="ce67" table:formula="of:=[.I5]*[.K5]" office:value-type="float" office:value="1450" calcext:value-type="float">
            <text:p>1450</text:p>
          </table:table-cell>
          <table:table-cell table:style-name="ce35" table:formula="of:=IF(MOD([.M5];2)=0;&quot;2;&quot;;&quot;&quot;)&amp;IF(MOD([.M5];3)=0;&quot;3;&quot;;&quot;&quot;)&amp;IF(MOD([.M5];4)=0;&quot;4;&quot;;&quot;&quot;)&amp;IF(MOD([.M5];5)=0;&quot;5;&quot;;&quot;&quot;)&amp;IF(MOD([.M5];6)=0;&quot;6;&quot;;&quot;&quot;)&amp;IF(MOD([.M5];7)=0;&quot;7;&quot;;&quot;&quot;)&amp;IF(MOD([.M5];8)=0;&quot;8;&quot;;&quot;&quot;)&amp;IF(MOD([.M5];9)=0;&quot;9;&quot;;&quot;&quot;)&amp;IF(MOD([.M5];10)=0;&quot;10;&quot;;&quot;&quot;)&amp;IF(MOD([.M5];12)=0;&quot;12;&quot;;&quot;&quot;)&amp;IF(MOD([.M5];16)=0;&quot;16;&quot;;&quot;&quot;)&amp;IF(MOD([.M5];25)=0;&quot;25;&quot;;&quot;&quot;)" office:value-type="string" office:string-value="2;3;4;6;8;12;16;" calcext:value-type="string">
            <text:p>2;3;4;6;8;12;16;</text:p>
          </table:table-cell>
          <table:table-cell/>
          <table:table-cell table:formula="of:=RANK([.X5];[.X1:.X10])+2" office:value-type="float" office:value="8" calcext:value-type="float">
            <text:p>8</text:p>
          </table:table-cell>
          <table:table-cell table:style-name="ce89" table:formula="of:=RAND()" office:value-type="float" office:value="0.690954787088027" calcext:value-type="float">
            <text:p>0,690954787088027</text:p>
          </table:table-cell>
          <table:table-cell table:formula="of:=RANK([.Z5];[.Z3:.Z8])" office:value-type="float" office:value="4" calcext:value-type="float">
            <text:p>4</text:p>
          </table:table-cell>
          <table:table-cell table:style-name="ce89" table:formula="of:=RAND()" office:value-type="float" office:value="0.500627379252718" calcext:value-type="float">
            <text:p>0,500627379252718</text:p>
          </table:table-cell>
          <table:table-cell table:number-columns-repeated="996"/>
        </table:table-row>
        <table:table-row table:style-name="ro3">
          <table:table-cell table:style-name="ce51" table:formula="of:=CHOOSE([.Y5];2;4;8;0.2;0.4;0.8)" office:value-type="float" office:value="0.2" calcext:value-type="float">
            <text:p>0,2</text:p>
          </table:table-cell>
          <table:table-cell table:style-name="ce7" office:value-type="string" calcext:value-type="string">
            <text:p>×</text:p>
          </table:table-cell>
          <table:table-cell table:style-name="ce142" table:formula="of:=IF([.A6]=2;5*CHOOSE(RANDBETWEEN(1;3);1;10;0.1);IF([.A6]=4;25*CHOOSE(RANDBETWEEN(1;3);1;10;0.1);IF([.A6]=8;125*CHOOSE(RANDBETWEEN(1;3);1;10;0.1);IF([.A6]=0.2;5*CHOOSE(RANDBETWEEN(1;3);1;10;0.1);IF([.A6]=0.4;25*CHOOSE(RANDBETWEEN(1;3);1;10;0.1);IF([.A6]=0.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981" calcext:value-type="float">
            <text:p>981</text:p>
          </table:table-cell>
          <table:table-cell table:style-name="ce7" office:value-type="string" calcext:value-type="string">
            <text:p>+</text:p>
          </table:table-cell>
          <table:table-cell table:style-name="ce7" table:formula="of:=ROUND(RANDBETWEEN(1;9)*100+100*(0.6*RAND()+0.7);0)" office:value-type="float" office:value="679" calcext:value-type="float">
            <text:p>679</text:p>
          </table:table-cell>
          <table:table-cell table:style-name="ce143" office:value-type="string" calcext:value-type="string">
            <text:p>≈</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Y5];9;19;29;9;19;29)" office:value-type="float" office:value="9" calcext:value-type="float">
            <text:p>9</text:p>
          </table:table-cell>
          <table:table-cell table:style-name="ce118" office:value-type="string" calcext:value-type="string">
            <text:p>=</text:p>
          </table:table-cell>
          <table:table-cell table:style-name="ce4" table:formula="of:=(MOD([.Y6];4)+2)*(MOD([.Y6];5)+2)*([.Y5]+1)"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43" table:formula="of:=[.A6]*[.C6]" office:value-type="float" office:value="0.1" calcext:value-type="float">
            <text:p>0,1</text:p>
          </table:table-cell>
          <table:table-cell table:style-name="ce27" table:formula="of:=(ROUND([.E6]/100;0)+ROUND([.G6]/100;0))*100" office:value-type="float" office:value="1700" calcext:value-type="float">
            <text:p>1 700</text:p>
          </table:table-cell>
          <table:table-cell table:style-name="ce67" table:formula="of:=[.I6]*[.K6]" office:value-type="float" office:value="324" calcext:value-type="float">
            <text:p>324</text:p>
          </table:table-cell>
          <table:table-cell table:style-name="ce35" table:formula="of:=IF(MOD([.M6];2)=0;&quot;2;&quot;;&quot;&quot;)&amp;IF(MOD([.M6];3)=0;&quot;3;&quot;;&quot;&quot;)&amp;IF(MOD([.M6];4)=0;&quot;4;&quot;;&quot;&quot;)&amp;IF(MOD([.M6];5)=0;&quot;5;&quot;;&quot;&quot;)&amp;IF(MOD([.M6];6)=0;&quot;6;&quot;;&quot;&quot;)&amp;IF(MOD([.M6];7)=0;&quot;7;&quot;;&quot;&quot;)&amp;IF(MOD([.M6];8)=0;&quot;8;&quot;;&quot;&quot;)&amp;IF(MOD([.M6];9)=0;&quot;9;&quot;;&quot;&quot;)&amp;IF(MOD([.M6];10)=0;&quot;10;&quot;;&quot;&quot;)&amp;IF(MOD([.M6];12)=0;&quot;12;&quot;;&quot;&quot;)&amp;IF(MOD([.M6];16)=0;&quot;16;&quot;;&quot;&quot;)&amp;IF(MOD([.M6];25)=0;&quot;25;&quot;;&quot;&quot;)" office:value-type="string" office:string-value="3;5;9;" calcext:value-type="string">
            <text:p>3;5;9;</text:p>
          </table:table-cell>
          <table:table-cell/>
          <table:table-cell table:formula="of:=RANK([.X6];[.X1:.X10])+2" office:value-type="float" office:value="12" calcext:value-type="float">
            <text:p>12</text:p>
          </table:table-cell>
          <table:table-cell table:style-name="ce89" table:formula="of:=RAND()" office:value-type="float" office:value="0.181905885664957" calcext:value-type="float">
            <text:p>0,181905885664957</text:p>
          </table:table-cell>
          <table:table-cell table:formula="of:=RANK([.Z6];[.Z3:.Z8])" office:value-type="float" office:value="1" calcext:value-type="float">
            <text:p>1</text:p>
          </table:table-cell>
          <table:table-cell table:style-name="ce89" table:formula="of:=RAND()" office:value-type="float" office:value="0.625337690462707" calcext:value-type="float">
            <text:p>0,625337690462707</text:p>
          </table:table-cell>
          <table:table-cell table:number-columns-repeated="996"/>
        </table:table-row>
        <table:table-row table:style-name="ro3">
          <table:table-cell table:style-name="ce51" table:formula="of:=CHOOSE([.Y6];2;4;8;0.2;0.4;0.8)" office:value-type="float" office:value="2" calcext:value-type="float">
            <text:p>2</text:p>
          </table:table-cell>
          <table:table-cell table:style-name="ce7" office:value-type="string" calcext:value-type="string">
            <text:p>×</text:p>
          </table:table-cell>
          <table:table-cell table:style-name="ce142" table:formula="of:=IF([.A7]=2;5*CHOOSE(RANDBETWEEN(1;3);1;10;0.1);IF([.A7]=4;25*CHOOSE(RANDBETWEEN(1;3);1;10;0.1);IF([.A7]=8;125*CHOOSE(RANDBETWEEN(1;3);1;10;0.1);IF([.A7]=0.2;5*CHOOSE(RANDBETWEEN(1;3);1;10;0.1);IF([.A7]=0.4;25*CHOOSE(RANDBETWEEN(1;3);1;10;0.1);IF([.A7]=0.8;125*CHOOSE(RANDBETWEEN(1;3);1;10;0.1)))))))" office:value-type="float" office:value="5" calcext:value-type="float">
            <text:p>5</text:p>
          </table:table-cell>
          <table:table-cell table:style-name="ce10" office:value-type="string" calcext:value-type="string">
            <text:p>=</text:p>
          </table:table-cell>
          <table:table-cell table:style-name="ce4" table:formula="of:=ROUND(RANDBETWEEN(1;9)*100+100*(0.6*RAND()+0.7);0)" office:value-type="float" office:value="888" calcext:value-type="float">
            <text:p>888</text:p>
          </table:table-cell>
          <table:table-cell table:style-name="ce7" office:value-type="string" calcext:value-type="string">
            <text:p>+</text:p>
          </table:table-cell>
          <table:table-cell table:style-name="ce7" table:formula="of:=ROUND(RANDBETWEEN(1;9)*100+100*(0.6*RAND()+0.7);0)" office:value-type="float" office:value="829" calcext:value-type="float">
            <text:p>829</text:p>
          </table:table-cell>
          <table:table-cell table:style-name="ce143" office:value-type="string" calcext:value-type="string">
            <text:p>≈</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Y6];9;19;29;9;19;29)" office:value-type="float" office:value="9" calcext:value-type="float">
            <text:p>9</text:p>
          </table:table-cell>
          <table:table-cell table:style-name="ce118" office:value-type="string" calcext:value-type="string">
            <text:p>=</text:p>
          </table:table-cell>
          <table:table-cell table:style-name="ce4" table:formula="of:=(MOD([.Y7];4)+2)*(MOD([.Y7];5)+2)*([.Y6]+1)" office:value-type="float" office:value="12" calcext:value-type="float">
            <text:p>12</text:p>
          </table:table-cell>
          <table:table-cell table:style-name="ce9" office:value-type="string" calcext:value-type="string">
            <text:p>:</text:p>
          </table:table-cell>
          <table:table-cell table:style-name="ce20"/>
          <table:table-cell table:style-name="ce10"/>
          <table:table-cell/>
          <table:table-cell table:style-name="ce43" table:formula="of:=[.A7]*[.C7]" office:value-type="float" office:value="10" calcext:value-type="float">
            <text:p>10</text:p>
          </table:table-cell>
          <table:table-cell table:style-name="ce27" table:formula="of:=(ROUND([.E7]/100;0)+ROUND([.G7]/100;0))*100" office:value-type="float" office:value="1700" calcext:value-type="float">
            <text:p>1 700</text:p>
          </table:table-cell>
          <table:table-cell table:style-name="ce67" table:formula="of:=[.I7]*[.K7]" office:value-type="float" office:value="387" calcext:value-type="float">
            <text:p>387</text:p>
          </table:table-cell>
          <table:table-cell table:style-name="ce35" table:formula="of:=IF(MOD([.M7];2)=0;&quot;2;&quot;;&quot;&quot;)&amp;IF(MOD([.M7];3)=0;&quot;3;&quot;;&quot;&quot;)&amp;IF(MOD([.M7];4)=0;&quot;4;&quot;;&quot;&quot;)&amp;IF(MOD([.M7];5)=0;&quot;5;&quot;;&quot;&quot;)&amp;IF(MOD([.M7];6)=0;&quot;6;&quot;;&quot;&quot;)&amp;IF(MOD([.M7];7)=0;&quot;7;&quot;;&quot;&quot;)&amp;IF(MOD([.M7];8)=0;&quot;8;&quot;;&quot;&quot;)&amp;IF(MOD([.M7];9)=0;&quot;9;&quot;;&quot;&quot;)&amp;IF(MOD([.M7];10)=0;&quot;10;&quot;;&quot;&quot;)&amp;IF(MOD([.M7];12)=0;&quot;12;&quot;;&quot;&quot;)&amp;IF(MOD([.M7];16)=0;&quot;16;&quot;;&quot;&quot;)&amp;IF(MOD([.M7];25)=0;&quot;25;&quot;;&quot;&quot;)" office:value-type="string" office:string-value="2;3;4;6;12;" calcext:value-type="string">
            <text:p>2;3;4;6;12;</text:p>
          </table:table-cell>
          <table:table-cell/>
          <table:table-cell table:formula="of:=RANK([.X7];[.X1:.X10])+2" office:value-type="float" office:value="9" calcext:value-type="float">
            <text:p>9</text:p>
          </table:table-cell>
          <table:table-cell table:style-name="ce89" table:formula="of:=RAND()" office:value-type="float" office:value="0.613514992592278" calcext:value-type="float">
            <text:p>0,613514992592278</text:p>
          </table:table-cell>
          <table:table-cell table:formula="of:=RANK([.Z7];[.Z3:.Z8])" office:value-type="float" office:value="5" calcext:value-type="float">
            <text:p>5</text:p>
          </table:table-cell>
          <table:table-cell table:style-name="ce89" table:formula="of:=RAND()" office:value-type="float" office:value="0.500462160264585" calcext:value-type="float">
            <text:p>0,500462160264585</text:p>
          </table:table-cell>
          <table:table-cell table:number-columns-repeated="996"/>
        </table:table-row>
        <table:table-row table:style-name="ro3">
          <table:table-cell table:style-name="ce51" table:formula="of:=CHOOSE([.Y7];2;4;8;0.2;0.4;0.8)" office:value-type="float" office:value="0.4" calcext:value-type="float">
            <text:p>0,4</text:p>
          </table:table-cell>
          <table:table-cell table:style-name="ce7" office:value-type="string" calcext:value-type="string">
            <text:p>×</text:p>
          </table:table-cell>
          <table:table-cell table:style-name="ce142" table:formula="of:=IF([.A8]=2;5*CHOOSE(RANDBETWEEN(1;3);1;10;0.1);IF([.A8]=4;25*CHOOSE(RANDBETWEEN(1;3);1;10;0.1);IF([.A8]=8;125*CHOOSE(RANDBETWEEN(1;3);1;10;0.1);IF([.A8]=0.2;5*CHOOSE(RANDBETWEEN(1;3);1;10;0.1);IF([.A8]=0.4;25*CHOOSE(RANDBETWEEN(1;3);1;10;0.1);IF([.A8]=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185" calcext:value-type="float">
            <text:p>185</text:p>
          </table:table-cell>
          <table:table-cell table:style-name="ce7" office:value-type="string" calcext:value-type="string">
            <text:p>+</text:p>
          </table:table-cell>
          <table:table-cell table:style-name="ce7" table:formula="of:=ROUND(RANDBETWEEN(1;9)*100+100*(0.6*RAND()+0.7);0)" office:value-type="float" office:value="898" calcext:value-type="float">
            <text:p>898</text:p>
          </table:table-cell>
          <table:table-cell table:style-name="ce143" office:value-type="string" calcext:value-type="string">
            <text:p>≈</text:p>
          </table:table-cell>
          <table:table-cell table:style-name="ce51" table:formula="of:=RANDBETWEEN(11;50)" office:value-type="float" office:value="38" calcext:value-type="float">
            <text:p>38</text:p>
          </table:table-cell>
          <table:table-cell table:style-name="ce40" office:value-type="string" calcext:value-type="string">
            <text:p>×</text:p>
          </table:table-cell>
          <table:table-cell table:style-name="ce40" table:formula="of:=CHOOSE([.Y7];9;19;29;9;19;29)" office:value-type="float" office:value="19" calcext:value-type="float">
            <text:p>19</text:p>
          </table:table-cell>
          <table:table-cell table:style-name="ce118" office:value-type="string" calcext:value-type="string">
            <text:p>=</text:p>
          </table:table-cell>
          <table:table-cell table:style-name="ce4" table:formula="of:=(MOD([.Y8];4)+2)*(MOD([.Y8];5)+2)*([.Y7]+1)"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43" table:formula="of:=[.A8]*[.C8]" office:value-type="float" office:value="10" calcext:value-type="float">
            <text:p>10</text:p>
          </table:table-cell>
          <table:table-cell table:style-name="ce27" table:formula="of:=(ROUND([.E8]/100;0)+ROUND([.G8]/100;0))*100" office:value-type="float" office:value="1100" calcext:value-type="float">
            <text:p>1 100</text:p>
          </table:table-cell>
          <table:table-cell table:style-name="ce67" table:formula="of:=[.I8]*[.K8]" office:value-type="float" office:value="722" calcext:value-type="float">
            <text:p>722</text:p>
          </table:table-cell>
          <table:table-cell table:style-name="ce35" table:formula="of:=IF(MOD([.M8];2)=0;&quot;2;&quot;;&quot;&quot;)&amp;IF(MOD([.M8];3)=0;&quot;3;&quot;;&quot;&quot;)&amp;IF(MOD([.M8];4)=0;&quot;4;&quot;;&quot;&quot;)&amp;IF(MOD([.M8];5)=0;&quot;5;&quot;;&quot;&quot;)&amp;IF(MOD([.M8];6)=0;&quot;6;&quot;;&quot;&quot;)&amp;IF(MOD([.M8];7)=0;&quot;7;&quot;;&quot;&quot;)&amp;IF(MOD([.M8];8)=0;&quot;8;&quot;;&quot;&quot;)&amp;IF(MOD([.M8];9)=0;&quot;9;&quot;;&quot;&quot;)&amp;IF(MOD([.M8];10)=0;&quot;10;&quot;;&quot;&quot;)&amp;IF(MOD([.M8];12)=0;&quot;12;&quot;;&quot;&quot;)&amp;IF(MOD([.M8];16)=0;&quot;16;&quot;;&quot;&quot;)&amp;IF(MOD([.M8];25)=0;&quot;25;&quot;;&quot;&quot;)" office:value-type="string" office:string-value="2;3;4;6;8;9;12;" calcext:value-type="string">
            <text:p>2;3;4;6;8;9;12;</text:p>
          </table:table-cell>
          <table:table-cell/>
          <table:table-cell table:formula="of:=RANK([.X8];[.X1:.X10])+2" office:value-type="float" office:value="3" calcext:value-type="float">
            <text:p>3</text:p>
          </table:table-cell>
          <table:table-cell table:style-name="ce89" table:formula="of:=RAND()" office:value-type="float" office:value="0.933256074856453" calcext:value-type="float">
            <text:p>0,933256074856453</text:p>
          </table:table-cell>
          <table:table-cell table:formula="of:=RANK([.Z8];[.Z3:.Z8])" office:value-type="float" office:value="6" calcext:value-type="float">
            <text:p>6</text:p>
          </table:table-cell>
          <table:table-cell table:style-name="ce89" table:formula="of:=RAND()" office:value-type="float" office:value="0.341582113111461" calcext:value-type="float">
            <text:p>0,34158211311146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89" table:formula="of:=RAND()" office:value-type="float" office:value="0.352119665126586" calcext:value-type="float">
            <text:p>0,352119665126586</text:p>
          </table:table-cell>
          <table:table-cell table:number-columns-repeated="998"/>
        </table:table-row>
        <table:table-row table:style-name="ro4">
          <table:table-cell table:number-columns-repeated="22"/>
          <table:table-cell table:formula="of:=RANK([.X10];[.X1:.X10])+2" office:value-type="float" office:value="5" calcext:value-type="float">
            <text:p>5</text:p>
          </table:table-cell>
          <table:table-cell table:style-name="ce89" table:formula="of:=RAND()" office:value-type="float" office:value="0.794107388171007" calcext:value-type="float">
            <text:p>0,794107388171007</text:p>
          </table:table-cell>
          <table:table-cell table:number-columns-repeated="998"/>
        </table:table-row>
        <table:table-row table:style-name="ro5">
          <table:table-cell table:number-columns-repeated="1022"/>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2" calcext:value-type="float">
            <text:p>12</text:p>
          </table:table-cell>
          <table:table-cell table:style-name="ce89" table:formula="of:=RAND()" office:value-type="float" office:value="0.0133902808702384" calcext:value-type="float">
            <text:p>0,013390280870238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9622" calcext:value-type="string">
            <text:p>v9622</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13];[.X12:.X21])+2" office:value-type="float" office:value="5" calcext:value-type="float">
            <text:p>5</text:p>
          </table:table-cell>
          <table:table-cell table:style-name="ce89" table:formula="of:=RAND()" office:value-type="float" office:value="0.782467877501632" calcext:value-type="float">
            <text:p>0,782467877501632</text:p>
          </table:table-cell>
          <table:table-cell table:number-columns-repeated="998"/>
        </table:table-row>
        <table:table-row table:style-name="ro3">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9622" calcext:value-type="string">
            <text:p>v9622</text:p>
          </table:table-cell>
          <table:table-cell table:style-name="ce89"/>
          <table:table-cell table:formula="of:=RANK([.X14];[.X12:.X21])+2" office:value-type="float" office:value="4" calcext:value-type="float">
            <text:p>4</text:p>
          </table:table-cell>
          <table:table-cell table:style-name="ce89" table:formula="of:=RAND()" office:value-type="float" office:value="0.850410362073307" calcext:value-type="float">
            <text:p>0,850410362073307</text:p>
          </table:table-cell>
          <table:table-cell table:style-name="ce89" table:formula="of:=RANK([.Z14];[.Z14:.Z19])" office:value-type="float" office:value="1" calcext:value-type="float">
            <text:p>1</text:p>
          </table:table-cell>
          <table:table-cell table:style-name="ce89" table:formula="of:=RAND()" office:value-type="float" office:value="0.926560148996976" calcext:value-type="float">
            <text:p>0,926560148996976</text:p>
          </table:table-cell>
          <table:table-cell table:number-columns-repeated="996"/>
        </table:table-row>
        <table:table-row table:style-name="ro3">
          <table:table-cell table:style-name="ce51" table:formula="of:=CHOOSE([.Y14];2;4;8;0.2;0.4;0.8)" office:value-type="float" office:value="2" calcext:value-type="float">
            <text:p>2</text:p>
          </table:table-cell>
          <table:table-cell table:style-name="ce7" office:value-type="string" calcext:value-type="string">
            <text:p>×</text:p>
          </table:table-cell>
          <table:table-cell table:style-name="ce142" table:formula="of:=IF([.A15]=2;5*CHOOSE(RANDBETWEEN(1;3);1;10;0.1);IF([.A15]=4;25*CHOOSE(RANDBETWEEN(1;3);1;10;0.1);IF([.A15]=8;125*CHOOSE(RANDBETWEEN(1;3);1;10;0.1);IF([.A15]=0.2;5*CHOOSE(RANDBETWEEN(1;3);1;10;0.1);IF([.A15]=0.4;25*CHOOSE(RANDBETWEEN(1;3);1;10;0.1);IF([.A15]=0.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700" calcext:value-type="float">
            <text:p>700</text:p>
          </table:table-cell>
          <table:table-cell table:style-name="ce7" office:value-type="string" calcext:value-type="string">
            <text:p>+</text:p>
          </table:table-cell>
          <table:table-cell table:style-name="ce7" table:formula="of:=ROUND(RANDBETWEEN(1;9)*100+100*(0.6*RAND()+0.7);0)" office:value-type="float" office:value="401" calcext:value-type="float">
            <text:p>401</text:p>
          </table:table-cell>
          <table:table-cell table:style-name="ce143" office:value-type="string" calcext:value-type="string">
            <text:p>≈</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Y14];9;19;29;9;19;29)" office:value-type="float" office:value="9" calcext:value-type="float">
            <text:p>9</text:p>
          </table:table-cell>
          <table:table-cell table:style-name="ce118" office:value-type="string" calcext:value-type="string">
            <text:p>=</text:p>
          </table:table-cell>
          <table:table-cell table:style-name="ce4" table:formula="of:=(MOD([.Y15];4)+2)*(MOD([.Y15];5)+2)*([.Y14]+1)" office:value-type="float" office:value="50" calcext:value-type="float">
            <text:p>50</text:p>
          </table:table-cell>
          <table:table-cell table:style-name="ce9" office:value-type="string" calcext:value-type="string">
            <text:p>:</text:p>
          </table:table-cell>
          <table:table-cell table:style-name="ce20"/>
          <table:table-cell table:style-name="ce10"/>
          <table:table-cell/>
          <table:table-cell table:style-name="ce43" table:formula="of:=[.A15]*[.C15]" office:value-type="float" office:value="100" calcext:value-type="float">
            <text:p>100</text:p>
          </table:table-cell>
          <table:table-cell table:style-name="ce27" table:formula="of:=(ROUND([.E15]/100;0)+ROUND([.G15]/100;0))*100" office:value-type="float" office:value="1100" calcext:value-type="float">
            <text:p>1 100</text:p>
          </table:table-cell>
          <table:table-cell table:style-name="ce67" table:formula="of:=[.I15]*[.K15]" office:value-type="float" office:value="441" calcext:value-type="float">
            <text:p>441</text:p>
          </table:table-cell>
          <table:table-cell table:style-name="ce35" table:formula="of:=IF(MOD([.M15];2)=0;&quot;2;&quot;;&quot;&quot;)&amp;IF(MOD([.M15];3)=0;&quot;3;&quot;;&quot;&quot;)&amp;IF(MOD([.M15];4)=0;&quot;4;&quot;;&quot;&quot;)&amp;IF(MOD([.M15];5)=0;&quot;5;&quot;;&quot;&quot;)&amp;IF(MOD([.M15];6)=0;&quot;6;&quot;;&quot;&quot;)&amp;IF(MOD([.M15];7)=0;&quot;7;&quot;;&quot;&quot;)&amp;IF(MOD([.M15];8)=0;&quot;8;&quot;;&quot;&quot;)&amp;IF(MOD([.M15];9)=0;&quot;9;&quot;;&quot;&quot;)&amp;IF(MOD([.M15];10)=0;&quot;10;&quot;;&quot;&quot;)&amp;IF(MOD([.M15];12)=0;&quot;12;&quot;;&quot;&quot;)&amp;IF(MOD([.M15];16)=0;&quot;16;&quot;;&quot;&quot;)&amp;IF(MOD([.M15];25)=0;&quot;25;&quot;;&quot;&quot;)" office:value-type="string" office:string-value="2;5;10;25;" calcext:value-type="string">
            <text:p>2;5;10;25;</text:p>
          </table:table-cell>
          <table:table-cell/>
          <table:table-cell table:formula="of:=RANK([.X15];[.X12:.X21])+2" office:value-type="float" office:value="9" calcext:value-type="float">
            <text:p>9</text:p>
          </table:table-cell>
          <table:table-cell table:style-name="ce89" table:formula="of:=RAND()" office:value-type="float" office:value="0.699534772216214" calcext:value-type="float">
            <text:p>0,699534772216214</text:p>
          </table:table-cell>
          <table:table-cell table:formula="of:=RANK([.Z15];[.Z14:.Z19])" office:value-type="float" office:value="3" calcext:value-type="float">
            <text:p>3</text:p>
          </table:table-cell>
          <table:table-cell table:style-name="ce89" table:formula="of:=RAND()" office:value-type="float" office:value="0.741615006255661" calcext:value-type="float">
            <text:p>0,741615006255661</text:p>
          </table:table-cell>
          <table:table-cell table:number-columns-repeated="996"/>
        </table:table-row>
        <table:table-row table:style-name="ro3">
          <table:table-cell table:style-name="ce51" table:formula="of:=CHOOSE([.Y15];2;4;8;0.2;0.4;0.8)" office:value-type="float" office:value="8" calcext:value-type="float">
            <text:p>8</text:p>
          </table:table-cell>
          <table:table-cell table:style-name="ce7" office:value-type="string" calcext:value-type="string">
            <text:p>×</text:p>
          </table:table-cell>
          <table:table-cell table:style-name="ce142" table:formula="of:=IF([.A16]=2;5*CHOOSE(RANDBETWEEN(1;3);1;10;0.1);IF([.A16]=4;25*CHOOSE(RANDBETWEEN(1;3);1;10;0.1);IF([.A16]=8;125*CHOOSE(RANDBETWEEN(1;3);1;10;0.1);IF([.A16]=0.2;5*CHOOSE(RANDBETWEEN(1;3);1;10;0.1);IF([.A16]=0.4;25*CHOOSE(RANDBETWEEN(1;3);1;10;0.1);IF([.A16]=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604" calcext:value-type="float">
            <text:p>604</text:p>
          </table:table-cell>
          <table:table-cell table:style-name="ce7" office:value-type="string" calcext:value-type="string">
            <text:p>+</text:p>
          </table:table-cell>
          <table:table-cell table:style-name="ce7" table:formula="of:=ROUND(RANDBETWEEN(1;9)*100+100*(0.6*RAND()+0.7);0)" office:value-type="float" office:value="781" calcext:value-type="float">
            <text:p>781</text:p>
          </table:table-cell>
          <table:table-cell table:style-name="ce143" office:value-type="string" calcext:value-type="string">
            <text:p>≈</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Y15];9;19;29;9;19;29)" office:value-type="float" office:value="29" calcext:value-type="float">
            <text:p>29</text:p>
          </table:table-cell>
          <table:table-cell table:style-name="ce118" office:value-type="string" calcext:value-type="string">
            <text:p>=</text:p>
          </table:table-cell>
          <table:table-cell table:style-name="ce4" table:formula="of:=(MOD([.Y16];4)+2)*(MOD([.Y16];5)+2)*([.Y15]+1)" office:value-type="float" office:value="64" calcext:value-type="float">
            <text:p>64</text:p>
          </table:table-cell>
          <table:table-cell table:style-name="ce9" office:value-type="string" calcext:value-type="string">
            <text:p>:</text:p>
          </table:table-cell>
          <table:table-cell table:style-name="ce20"/>
          <table:table-cell table:style-name="ce10"/>
          <table:table-cell/>
          <table:table-cell table:style-name="ce43" table:formula="of:=[.A16]*[.C16]" office:value-type="float" office:value="100" calcext:value-type="float">
            <text:p>100</text:p>
          </table:table-cell>
          <table:table-cell table:style-name="ce27" table:formula="of:=(ROUND([.E16]/100;0)+ROUND([.G16]/100;0))*100" office:value-type="float" office:value="1400" calcext:value-type="float">
            <text:p>1 400</text:p>
          </table:table-cell>
          <table:table-cell table:style-name="ce67" table:formula="of:=[.I16]*[.K16]" office:value-type="float" office:value="1421" calcext:value-type="float">
            <text:p>1421</text:p>
          </table:table-cell>
          <table:table-cell table:style-name="ce35" table:formula="of:=IF(MOD([.M16];2)=0;&quot;2;&quot;;&quot;&quot;)&amp;IF(MOD([.M16];3)=0;&quot;3;&quot;;&quot;&quot;)&amp;IF(MOD([.M16];4)=0;&quot;4;&quot;;&quot;&quot;)&amp;IF(MOD([.M16];5)=0;&quot;5;&quot;;&quot;&quot;)&amp;IF(MOD([.M16];6)=0;&quot;6;&quot;;&quot;&quot;)&amp;IF(MOD([.M16];7)=0;&quot;7;&quot;;&quot;&quot;)&amp;IF(MOD([.M16];8)=0;&quot;8;&quot;;&quot;&quot;)&amp;IF(MOD([.M16];9)=0;&quot;9;&quot;;&quot;&quot;)&amp;IF(MOD([.M16];10)=0;&quot;10;&quot;;&quot;&quot;)&amp;IF(MOD([.M16];12)=0;&quot;12;&quot;;&quot;&quot;)&amp;IF(MOD([.M16];16)=0;&quot;16;&quot;;&quot;&quot;)&amp;IF(MOD([.M16];25)=0;&quot;25;&quot;;&quot;&quot;)" office:value-type="string" office:string-value="2;4;8;16;" calcext:value-type="string">
            <text:p>2;4;8;16;</text:p>
          </table:table-cell>
          <table:table-cell/>
          <table:table-cell table:formula="of:=RANK([.X16];[.X12:.X21])+2" office:value-type="float" office:value="7" calcext:value-type="float">
            <text:p>7</text:p>
          </table:table-cell>
          <table:table-cell table:style-name="ce89" table:formula="of:=RAND()" office:value-type="float" office:value="0.732886050455507" calcext:value-type="float">
            <text:p>0,732886050455507</text:p>
          </table:table-cell>
          <table:table-cell table:formula="of:=RANK([.Z16];[.Z14:.Z19])" office:value-type="float" office:value="2" calcext:value-type="float">
            <text:p>2</text:p>
          </table:table-cell>
          <table:table-cell table:style-name="ce89" table:formula="of:=RAND()" office:value-type="float" office:value="0.88252034704841" calcext:value-type="float">
            <text:p>0,88252034704841</text:p>
          </table:table-cell>
          <table:table-cell table:number-columns-repeated="996"/>
        </table:table-row>
        <table:table-row table:style-name="ro3">
          <table:table-cell table:style-name="ce51" table:formula="of:=CHOOSE([.Y16];2;4;8;0.2;0.4;0.8)" office:value-type="float" office:value="4" calcext:value-type="float">
            <text:p>4</text:p>
          </table:table-cell>
          <table:table-cell table:style-name="ce7" office:value-type="string" calcext:value-type="string">
            <text:p>×</text:p>
          </table:table-cell>
          <table:table-cell table:style-name="ce142" table:formula="of:=IF([.A17]=2;5*CHOOSE(RANDBETWEEN(1;3);1;10;0.1);IF([.A17]=4;25*CHOOSE(RANDBETWEEN(1;3);1;10;0.1);IF([.A17]=8;125*CHOOSE(RANDBETWEEN(1;3);1;10;0.1);IF([.A17]=0.2;5*CHOOSE(RANDBETWEEN(1;3);1;10;0.1);IF([.A17]=0.4;25*CHOOSE(RANDBETWEEN(1;3);1;10;0.1);IF([.A17]=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997" calcext:value-type="float">
            <text:p>997</text:p>
          </table:table-cell>
          <table:table-cell table:style-name="ce7" office:value-type="string" calcext:value-type="string">
            <text:p>+</text:p>
          </table:table-cell>
          <table:table-cell table:style-name="ce7" table:formula="of:=ROUND(RANDBETWEEN(1;9)*100+100*(0.6*RAND()+0.7);0)" office:value-type="float" office:value="176" calcext:value-type="float">
            <text:p>176</text:p>
          </table:table-cell>
          <table:table-cell table:style-name="ce143" office:value-type="string" calcext:value-type="string">
            <text:p>≈</text:p>
          </table:table-cell>
          <table:table-cell table:style-name="ce51" table:formula="of:=RANDBETWEEN(11;50)" office:value-type="float" office:value="23" calcext:value-type="float">
            <text:p>23</text:p>
          </table:table-cell>
          <table:table-cell table:style-name="ce40" office:value-type="string" calcext:value-type="string">
            <text:p>×</text:p>
          </table:table-cell>
          <table:table-cell table:style-name="ce40" table:formula="of:=CHOOSE([.Y16];9;19;29;9;19;29)" office:value-type="float" office:value="19" calcext:value-type="float">
            <text:p>19</text:p>
          </table:table-cell>
          <table:table-cell table:style-name="ce118" office:value-type="string" calcext:value-type="string">
            <text:p>=</text:p>
          </table:table-cell>
          <table:table-cell table:style-name="ce4" table:formula="of:=(MOD([.Y17];4)+2)*(MOD([.Y17];5)+2)*([.Y16]+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17]*[.C17]" office:value-type="float" office:value="10" calcext:value-type="float">
            <text:p>10</text:p>
          </table:table-cell>
          <table:table-cell table:style-name="ce27" table:formula="of:=(ROUND([.E17]/100;0)+ROUND([.G17]/100;0))*100" office:value-type="float" office:value="1200" calcext:value-type="float">
            <text:p>1 200</text:p>
          </table:table-cell>
          <table:table-cell table:style-name="ce67" table:formula="of:=[.I17]*[.K17]" office:value-type="float" office:value="437" calcext:value-type="float">
            <text:p>437</text:p>
          </table:table-cell>
          <table:table-cell table:style-name="ce35" table:formula="of:=IF(MOD([.M17];2)=0;&quot;2;&quot;;&quot;&quot;)&amp;IF(MOD([.M17];3)=0;&quot;3;&quot;;&quot;&quot;)&amp;IF(MOD([.M17];4)=0;&quot;4;&quot;;&quot;&quot;)&amp;IF(MOD([.M17];5)=0;&quot;5;&quot;;&quot;&quot;)&amp;IF(MOD([.M17];6)=0;&quot;6;&quot;;&quot;&quot;)&amp;IF(MOD([.M17];7)=0;&quot;7;&quot;;&quot;&quot;)&amp;IF(MOD([.M17];8)=0;&quot;8;&quot;;&quot;&quot;)&amp;IF(MOD([.M17];9)=0;&quot;9;&quot;;&quot;&quot;)&amp;IF(MOD([.M17];10)=0;&quot;10;&quot;;&quot;&quot;)&amp;IF(MOD([.M17];12)=0;&quot;12;&quot;;&quot;&quot;)&amp;IF(MOD([.M17];16)=0;&quot;16;&quot;;&quot;&quot;)&amp;IF(MOD([.M17];25)=0;&quot;25;&quot;;&quot;&quot;)" office:value-type="string" office:string-value="2;3;4;6;9;12;" calcext:value-type="string">
            <text:p>2;3;4;6;9;12;</text:p>
          </table:table-cell>
          <table:table-cell/>
          <table:table-cell table:formula="of:=RANK([.X17];[.X12:.X21])+2" office:value-type="float" office:value="11" calcext:value-type="float">
            <text:p>11</text:p>
          </table:table-cell>
          <table:table-cell table:style-name="ce89" table:formula="of:=RAND()" office:value-type="float" office:value="0.0929882759062956" calcext:value-type="float">
            <text:p>0,0929882759062956</text:p>
          </table:table-cell>
          <table:table-cell table:formula="of:=RANK([.Z17];[.Z14:.Z19])" office:value-type="float" office:value="4" calcext:value-type="float">
            <text:p>4</text:p>
          </table:table-cell>
          <table:table-cell table:style-name="ce89" table:formula="of:=RAND()" office:value-type="float" office:value="0.611736942991899" calcext:value-type="float">
            <text:p>0,611736942991899</text:p>
          </table:table-cell>
          <table:table-cell table:number-columns-repeated="996"/>
        </table:table-row>
        <table:table-row table:style-name="ro3">
          <table:table-cell table:style-name="ce51" table:formula="of:=CHOOSE([.Y17];2;4;8;0.2;0.4;0.8)" office:value-type="float" office:value="0.2" calcext:value-type="float">
            <text:p>0,2</text:p>
          </table:table-cell>
          <table:table-cell table:style-name="ce7" office:value-type="string" calcext:value-type="string">
            <text:p>×</text:p>
          </table:table-cell>
          <table:table-cell table:style-name="ce142" table:formula="of:=IF([.A18]=2;5*CHOOSE(RANDBETWEEN(1;3);1;10;0.1);IF([.A18]=4;25*CHOOSE(RANDBETWEEN(1;3);1;10;0.1);IF([.A18]=8;125*CHOOSE(RANDBETWEEN(1;3);1;10;0.1);IF([.A18]=0.2;5*CHOOSE(RANDBETWEEN(1;3);1;10;0.1);IF([.A18]=0.4;25*CHOOSE(RANDBETWEEN(1;3);1;10;0.1);IF([.A18]=0.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302" calcext:value-type="float">
            <text:p>302</text:p>
          </table:table-cell>
          <table:table-cell table:style-name="ce7" office:value-type="string" calcext:value-type="string">
            <text:p>+</text:p>
          </table:table-cell>
          <table:table-cell table:style-name="ce7" table:formula="of:=ROUND(RANDBETWEEN(1;9)*100+100*(0.6*RAND()+0.7);0)" office:value-type="float" office:value="1025" calcext:value-type="float">
            <text:p>1025</text:p>
          </table:table-cell>
          <table:table-cell table:style-name="ce143" office:value-type="string" calcext:value-type="string">
            <text:p>≈</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Y17];9;19;29;9;19;29)" office:value-type="float" office:value="9" calcext:value-type="float">
            <text:p>9</text:p>
          </table:table-cell>
          <table:table-cell table:style-name="ce118" office:value-type="string" calcext:value-type="string">
            <text:p>=</text:p>
          </table:table-cell>
          <table:table-cell table:style-name="ce4" table:formula="of:=(MOD([.Y18];4)+2)*(MOD([.Y18];5)+2)*([.Y17]+1)" office:value-type="float" office:value="30" calcext:value-type="float">
            <text:p>30</text:p>
          </table:table-cell>
          <table:table-cell table:style-name="ce9" office:value-type="string" calcext:value-type="string">
            <text:p>:</text:p>
          </table:table-cell>
          <table:table-cell table:style-name="ce20"/>
          <table:table-cell table:style-name="ce10"/>
          <table:table-cell/>
          <table:table-cell table:style-name="ce43" table:formula="of:=[.A18]*[.C18]" office:value-type="float" office:value="10" calcext:value-type="float">
            <text:p>10</text:p>
          </table:table-cell>
          <table:table-cell table:style-name="ce27" table:formula="of:=(ROUND([.E18]/100;0)+ROUND([.G18]/100;0))*100" office:value-type="float" office:value="1300" calcext:value-type="float">
            <text:p>1 300</text:p>
          </table:table-cell>
          <table:table-cell table:style-name="ce67" table:formula="of:=[.I18]*[.K18]" office:value-type="float" office:value="189" calcext:value-type="float">
            <text:p>189</text:p>
          </table:table-cell>
          <table:table-cell table:style-name="ce35" table:formula="of:=IF(MOD([.M18];2)=0;&quot;2;&quot;;&quot;&quot;)&amp;IF(MOD([.M18];3)=0;&quot;3;&quot;;&quot;&quot;)&amp;IF(MOD([.M18];4)=0;&quot;4;&quot;;&quot;&quot;)&amp;IF(MOD([.M18];5)=0;&quot;5;&quot;;&quot;&quot;)&amp;IF(MOD([.M18];6)=0;&quot;6;&quot;;&quot;&quot;)&amp;IF(MOD([.M18];7)=0;&quot;7;&quot;;&quot;&quot;)&amp;IF(MOD([.M18];8)=0;&quot;8;&quot;;&quot;&quot;)&amp;IF(MOD([.M18];9)=0;&quot;9;&quot;;&quot;&quot;)&amp;IF(MOD([.M18];10)=0;&quot;10;&quot;;&quot;&quot;)&amp;IF(MOD([.M18];12)=0;&quot;12;&quot;;&quot;&quot;)&amp;IF(MOD([.M18];16)=0;&quot;16;&quot;;&quot;&quot;)&amp;IF(MOD([.M18];25)=0;&quot;25;&quot;;&quot;&quot;)" office:value-type="string" office:string-value="2;3;5;6;10;" calcext:value-type="string">
            <text:p>2;3;5;6;10;</text:p>
          </table:table-cell>
          <table:table-cell/>
          <table:table-cell table:formula="of:=RANK([.X18];[.X12:.X21])+2" office:value-type="float" office:value="6" calcext:value-type="float">
            <text:p>6</text:p>
          </table:table-cell>
          <table:table-cell table:style-name="ce89" table:formula="of:=RAND()" office:value-type="float" office:value="0.743649425413351" calcext:value-type="float">
            <text:p>0,743649425413351</text:p>
          </table:table-cell>
          <table:table-cell table:formula="of:=RANK([.Z18];[.Z14:.Z19])" office:value-type="float" office:value="5" calcext:value-type="float">
            <text:p>5</text:p>
          </table:table-cell>
          <table:table-cell table:style-name="ce89" table:formula="of:=RAND()" office:value-type="float" office:value="0.551313559252751" calcext:value-type="float">
            <text:p>0,551313559252751</text:p>
          </table:table-cell>
          <table:table-cell table:number-columns-repeated="996"/>
        </table:table-row>
        <table:table-row table:style-name="ro3">
          <table:table-cell table:style-name="ce51" table:formula="of:=CHOOSE([.Y18];2;4;8;0.2;0.4;0.8)" office:value-type="float" office:value="0.4" calcext:value-type="float">
            <text:p>0,4</text:p>
          </table:table-cell>
          <table:table-cell table:style-name="ce7" office:value-type="string" calcext:value-type="string">
            <text:p>×</text:p>
          </table:table-cell>
          <table:table-cell table:style-name="ce142" table:formula="of:=IF([.A19]=2;5*CHOOSE(RANDBETWEEN(1;3);1;10;0.1);IF([.A19]=4;25*CHOOSE(RANDBETWEEN(1;3);1;10;0.1);IF([.A19]=8;125*CHOOSE(RANDBETWEEN(1;3);1;10;0.1);IF([.A19]=0.2;5*CHOOSE(RANDBETWEEN(1;3);1;10;0.1);IF([.A19]=0.4;25*CHOOSE(RANDBETWEEN(1;3);1;10;0.1);IF([.A19]=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613" calcext:value-type="float">
            <text:p>613</text:p>
          </table:table-cell>
          <table:table-cell table:style-name="ce7" office:value-type="string" calcext:value-type="string">
            <text:p>+</text:p>
          </table:table-cell>
          <table:table-cell table:style-name="ce7" table:formula="of:=ROUND(RANDBETWEEN(1;9)*100+100*(0.6*RAND()+0.7);0)" office:value-type="float" office:value="587" calcext:value-type="float">
            <text:p>587</text:p>
          </table:table-cell>
          <table:table-cell table:style-name="ce143" office:value-type="string" calcext:value-type="string">
            <text:p>≈</text:p>
          </table:table-cell>
          <table:table-cell table:style-name="ce51" table:formula="of:=RANDBETWEEN(11;50)" office:value-type="float" office:value="11" calcext:value-type="float">
            <text:p>11</text:p>
          </table:table-cell>
          <table:table-cell table:style-name="ce40" office:value-type="string" calcext:value-type="string">
            <text:p>×</text:p>
          </table:table-cell>
          <table:table-cell table:style-name="ce40" table:formula="of:=CHOOSE([.Y18];9;19;29;9;19;29)" office:value-type="float" office:value="19" calcext:value-type="float">
            <text:p>19</text:p>
          </table:table-cell>
          <table:table-cell table:style-name="ce118" office:value-type="string" calcext:value-type="string">
            <text:p>=</text:p>
          </table:table-cell>
          <table:table-cell table:style-name="ce4" table:formula="of:=(MOD([.Y19];4)+2)*(MOD([.Y19];5)+2)*([.Y18]+1)"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43" table:formula="of:=[.A19]*[.C19]" office:value-type="float" office:value="10" calcext:value-type="float">
            <text:p>10</text:p>
          </table:table-cell>
          <table:table-cell table:style-name="ce27" table:formula="of:=(ROUND([.E19]/100;0)+ROUND([.G19]/100;0))*100" office:value-type="float" office:value="1200" calcext:value-type="float">
            <text:p>1 200</text:p>
          </table:table-cell>
          <table:table-cell table:style-name="ce67" table:formula="of:=[.I19]*[.K19]" office:value-type="float" office:value="209" calcext:value-type="float">
            <text:p>209</text:p>
          </table:table-cell>
          <table:table-cell table:style-name="ce35" table:formula="of:=IF(MOD([.M19];2)=0;&quot;2;&quot;;&quot;&quot;)&amp;IF(MOD([.M19];3)=0;&quot;3;&quot;;&quot;&quot;)&amp;IF(MOD([.M19];4)=0;&quot;4;&quot;;&quot;&quot;)&amp;IF(MOD([.M19];5)=0;&quot;5;&quot;;&quot;&quot;)&amp;IF(MOD([.M19];6)=0;&quot;6;&quot;;&quot;&quot;)&amp;IF(MOD([.M19];7)=0;&quot;7;&quot;;&quot;&quot;)&amp;IF(MOD([.M19];8)=0;&quot;8;&quot;;&quot;&quot;)&amp;IF(MOD([.M19];9)=0;&quot;9;&quot;;&quot;&quot;)&amp;IF(MOD([.M19];10)=0;&quot;10;&quot;;&quot;&quot;)&amp;IF(MOD([.M19];12)=0;&quot;12;&quot;;&quot;&quot;)&amp;IF(MOD([.M19];16)=0;&quot;16;&quot;;&quot;&quot;)&amp;IF(MOD([.M19];25)=0;&quot;25;&quot;;&quot;&quot;)" office:value-type="string" office:string-value="2;3;4;6;8;9;12;" calcext:value-type="string">
            <text:p>2;3;4;6;8;9;12;</text:p>
          </table:table-cell>
          <table:table-cell/>
          <table:table-cell table:formula="of:=RANK([.X19];[.X12:.X21])+2" office:value-type="float" office:value="10" calcext:value-type="float">
            <text:p>10</text:p>
          </table:table-cell>
          <table:table-cell table:style-name="ce89" table:formula="of:=RAND()" office:value-type="float" office:value="0.581769192497813" calcext:value-type="float">
            <text:p>0,581769192497813</text:p>
          </table:table-cell>
          <table:table-cell table:formula="of:=RANK([.Z19];[.Z14:.Z19])" office:value-type="float" office:value="6" calcext:value-type="float">
            <text:p>6</text:p>
          </table:table-cell>
          <table:table-cell table:style-name="ce89" table:formula="of:=RAND()" office:value-type="float" office:value="0.469712207080653" calcext:value-type="float">
            <text:p>0,46971220708065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3" calcext:value-type="float">
            <text:p>3</text:p>
          </table:table-cell>
          <table:table-cell table:style-name="ce89" table:formula="of:=RAND()" office:value-type="float" office:value="0.914595342674346" calcext:value-type="float">
            <text:p>0,914595342674346</text:p>
          </table:table-cell>
          <table:table-cell table:number-columns-repeated="998"/>
        </table:table-row>
        <table:table-row table:style-name="ro4">
          <table:table-cell table:number-columns-repeated="22"/>
          <table:table-cell table:formula="of:=RANK([.X21];[.X12:.X21])+2" office:value-type="float" office:value="8" calcext:value-type="float">
            <text:p>8</text:p>
          </table:table-cell>
          <table:table-cell table:style-name="ce89" table:formula="of:=RAND()" office:value-type="float" office:value="0.706168112224419" calcext:value-type="float">
            <text:p>0,706168112224419</text:p>
          </table:table-cell>
          <table:table-cell table:number-columns-repeated="998"/>
        </table:table-row>
        <table:table-row table:style-name="ro5">
          <table:table-cell table:number-columns-repeated="1022"/>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1" calcext:value-type="float">
            <text:p>11</text:p>
          </table:table-cell>
          <table:table-cell table:style-name="ce89" table:formula="of:=RAND()" office:value-type="float" office:value="0.147705936300057" calcext:value-type="float">
            <text:p>0,147705936300057</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9622" calcext:value-type="string">
            <text:p>v9622</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89" table:formula="of:=RAND()" office:value-type="float" office:value="0.332020016637493" calcext:value-type="float">
            <text:p>0,332020016637493</text:p>
          </table:table-cell>
          <table:table-cell table:number-columns-repeated="998"/>
        </table:table-row>
        <table:table-row table:style-name="ro3">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9622" calcext:value-type="string">
            <text:p>v9622</text:p>
          </table:table-cell>
          <table:table-cell table:style-name="ce89"/>
          <table:table-cell table:formula="of:=RANK([.X25];[.X23:.X32])+2" office:value-type="float" office:value="10" calcext:value-type="float">
            <text:p>10</text:p>
          </table:table-cell>
          <table:table-cell table:style-name="ce89" table:formula="of:=RAND()" office:value-type="float" office:value="0.231134202088828" calcext:value-type="float">
            <text:p>0,231134202088828</text:p>
          </table:table-cell>
          <table:table-cell table:style-name="ce89" table:formula="of:=RANK([.Z25];[.Z25:.Z30])" office:value-type="float" office:value="4" calcext:value-type="float">
            <text:p>4</text:p>
          </table:table-cell>
          <table:table-cell table:style-name="ce89" table:formula="of:=RAND()" office:value-type="float" office:value="0.54408221437084" calcext:value-type="float">
            <text:p>0,54408221437084</text:p>
          </table:table-cell>
          <table:table-cell table:number-columns-repeated="996"/>
        </table:table-row>
        <table:table-row table:style-name="ro3">
          <table:table-cell table:style-name="ce51" table:formula="of:=CHOOSE([.Y25];2;4;8;0.2;0.4;0.8)" office:value-type="float" office:value="0.2" calcext:value-type="float">
            <text:p>0,2</text:p>
          </table:table-cell>
          <table:table-cell table:style-name="ce7" office:value-type="string" calcext:value-type="string">
            <text:p>×</text:p>
          </table:table-cell>
          <table:table-cell table:style-name="ce142" table:formula="of:=IF([.A26]=2;5*CHOOSE(RANDBETWEEN(1;3);1;10;0.1);IF([.A26]=4;25*CHOOSE(RANDBETWEEN(1;3);1;10;0.1);IF([.A26]=8;125*CHOOSE(RANDBETWEEN(1;3);1;10;0.1);IF([.A26]=0.2;5*CHOOSE(RANDBETWEEN(1;3);1;10;0.1);IF([.A26]=0.4;25*CHOOSE(RANDBETWEEN(1;3);1;10;0.1);IF([.A26]=0.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301" calcext:value-type="float">
            <text:p>301</text:p>
          </table:table-cell>
          <table:table-cell table:style-name="ce7" office:value-type="string" calcext:value-type="string">
            <text:p>+</text:p>
          </table:table-cell>
          <table:table-cell table:style-name="ce7" table:formula="of:=ROUND(RANDBETWEEN(1;9)*100+100*(0.6*RAND()+0.7);0)" office:value-type="float" office:value="803" calcext:value-type="float">
            <text:p>803</text:p>
          </table:table-cell>
          <table:table-cell table:style-name="ce143" office:value-type="string" calcext:value-type="string">
            <text:p>≈</text:p>
          </table:table-cell>
          <table:table-cell table:style-name="ce51" table:formula="of:=RANDBETWEEN(11;50)" office:value-type="float" office:value="19" calcext:value-type="float">
            <text:p>19</text:p>
          </table:table-cell>
          <table:table-cell table:style-name="ce40" office:value-type="string" calcext:value-type="string">
            <text:p>×</text:p>
          </table:table-cell>
          <table:table-cell table:style-name="ce40" table:formula="of:=CHOOSE([.Y25];9;19;29;9;19;29)" office:value-type="float" office:value="9" calcext:value-type="float">
            <text:p>9</text:p>
          </table:table-cell>
          <table:table-cell table:style-name="ce118" office:value-type="string" calcext:value-type="string">
            <text:p>=</text:p>
          </table:table-cell>
          <table:table-cell table:style-name="ce4" table:formula="of:=(MOD([.Y26];4)+2)*(MOD([.Y26];5)+2)*([.Y25]+1)" office:value-type="float" office:value="125" calcext:value-type="float">
            <text:p>125</text:p>
          </table:table-cell>
          <table:table-cell table:style-name="ce9" office:value-type="string" calcext:value-type="string">
            <text:p>:</text:p>
          </table:table-cell>
          <table:table-cell table:style-name="ce20"/>
          <table:table-cell table:style-name="ce10"/>
          <table:table-cell/>
          <table:table-cell table:style-name="ce43" table:formula="of:=[.A26]*[.C26]" office:value-type="float" office:value="0.1" calcext:value-type="float">
            <text:p>0,1</text:p>
          </table:table-cell>
          <table:table-cell table:style-name="ce27" table:formula="of:=(ROUND([.E26]/100;0)+ROUND([.G26]/100;0))*100" office:value-type="float" office:value="1100" calcext:value-type="float">
            <text:p>1 100</text:p>
          </table:table-cell>
          <table:table-cell table:style-name="ce67" table:formula="of:=[.I26]*[.K26]" office:value-type="float" office:value="171" calcext:value-type="float">
            <text:p>171</text:p>
          </table:table-cell>
          <table:table-cell table:style-name="ce35" table:formula="of:=IF(MOD([.M26];2)=0;&quot;2;&quot;;&quot;&quot;)&amp;IF(MOD([.M26];3)=0;&quot;3;&quot;;&quot;&quot;)&amp;IF(MOD([.M26];4)=0;&quot;4;&quot;;&quot;&quot;)&amp;IF(MOD([.M26];5)=0;&quot;5;&quot;;&quot;&quot;)&amp;IF(MOD([.M26];6)=0;&quot;6;&quot;;&quot;&quot;)&amp;IF(MOD([.M26];7)=0;&quot;7;&quot;;&quot;&quot;)&amp;IF(MOD([.M26];8)=0;&quot;8;&quot;;&quot;&quot;)&amp;IF(MOD([.M26];9)=0;&quot;9;&quot;;&quot;&quot;)&amp;IF(MOD([.M26];10)=0;&quot;10;&quot;;&quot;&quot;)&amp;IF(MOD([.M26];12)=0;&quot;12;&quot;;&quot;&quot;)&amp;IF(MOD([.M26];16)=0;&quot;16;&quot;;&quot;&quot;)&amp;IF(MOD([.M26];25)=0;&quot;25;&quot;;&quot;&quot;)" office:value-type="string" office:string-value="5;25;" calcext:value-type="string">
            <text:p>5;25;</text:p>
          </table:table-cell>
          <table:table-cell/>
          <table:table-cell table:formula="of:=RANK([.X26];[.X23:.X32])+2" office:value-type="float" office:value="7" calcext:value-type="float">
            <text:p>7</text:p>
          </table:table-cell>
          <table:table-cell table:style-name="ce89" table:formula="of:=RAND()" office:value-type="float" office:value="0.452984455319293" calcext:value-type="float">
            <text:p>0,452984455319293</text:p>
          </table:table-cell>
          <table:table-cell table:formula="of:=RANK([.Z26];[.Z25:.Z30])" office:value-type="float" office:value="3" calcext:value-type="float">
            <text:p>3</text:p>
          </table:table-cell>
          <table:table-cell table:style-name="ce89" table:formula="of:=RAND()" office:value-type="float" office:value="0.880101472391691" calcext:value-type="float">
            <text:p>0,880101472391691</text:p>
          </table:table-cell>
          <table:table-cell table:number-columns-repeated="996"/>
        </table:table-row>
        <table:table-row table:style-name="ro3">
          <table:table-cell table:style-name="ce51" table:formula="of:=CHOOSE([.Y26];2;4;8;0.2;0.4;0.8)" office:value-type="float" office:value="8" calcext:value-type="float">
            <text:p>8</text:p>
          </table:table-cell>
          <table:table-cell table:style-name="ce7" office:value-type="string" calcext:value-type="string">
            <text:p>×</text:p>
          </table:table-cell>
          <table:table-cell table:style-name="ce142" table:formula="of:=IF([.A27]=2;5*CHOOSE(RANDBETWEEN(1;3);1;10;0.1);IF([.A27]=4;25*CHOOSE(RANDBETWEEN(1;3);1;10;0.1);IF([.A27]=8;125*CHOOSE(RANDBETWEEN(1;3);1;10;0.1);IF([.A27]=0.2;5*CHOOSE(RANDBETWEEN(1;3);1;10;0.1);IF([.A27]=0.4;25*CHOOSE(RANDBETWEEN(1;3);1;10;0.1);IF([.A27]=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976" calcext:value-type="float">
            <text:p>976</text:p>
          </table:table-cell>
          <table:table-cell table:style-name="ce7" office:value-type="string" calcext:value-type="string">
            <text:p>+</text:p>
          </table:table-cell>
          <table:table-cell table:style-name="ce7" table:formula="of:=ROUND(RANDBETWEEN(1;9)*100+100*(0.6*RAND()+0.7);0)" office:value-type="float" office:value="1022" calcext:value-type="float">
            <text:p>1022</text:p>
          </table:table-cell>
          <table:table-cell table:style-name="ce143" office:value-type="string" calcext:value-type="string">
            <text:p>≈</text:p>
          </table:table-cell>
          <table:table-cell table:style-name="ce51" table:formula="of:=RANDBETWEEN(11;50)" office:value-type="float" office:value="17" calcext:value-type="float">
            <text:p>17</text:p>
          </table:table-cell>
          <table:table-cell table:style-name="ce40" office:value-type="string" calcext:value-type="string">
            <text:p>×</text:p>
          </table:table-cell>
          <table:table-cell table:style-name="ce40" table:formula="of:=CHOOSE([.Y26];9;19;29;9;19;29)" office:value-type="float" office:value="29" calcext:value-type="float">
            <text:p>29</text:p>
          </table:table-cell>
          <table:table-cell table:style-name="ce118" office:value-type="string" calcext:value-type="string">
            <text:p>=</text:p>
          </table:table-cell>
          <table:table-cell table:style-name="ce4" table:formula="of:=(MOD([.Y27];4)+2)*(MOD([.Y27];5)+2)*([.Y26]+1)" office:value-type="float" office:value="64" calcext:value-type="float">
            <text:p>64</text:p>
          </table:table-cell>
          <table:table-cell table:style-name="ce9" office:value-type="string" calcext:value-type="string">
            <text:p>:</text:p>
          </table:table-cell>
          <table:table-cell table:style-name="ce20"/>
          <table:table-cell table:style-name="ce10"/>
          <table:table-cell/>
          <table:table-cell table:style-name="ce43" table:formula="of:=[.A27]*[.C27]" office:value-type="float" office:value="100" calcext:value-type="float">
            <text:p>100</text:p>
          </table:table-cell>
          <table:table-cell table:style-name="ce27" table:formula="of:=(ROUND([.E27]/100;0)+ROUND([.G27]/100;0))*100" office:value-type="float" office:value="2000" calcext:value-type="float">
            <text:p>2 000</text:p>
          </table:table-cell>
          <table:table-cell table:style-name="ce67" table:formula="of:=[.I27]*[.K27]" office:value-type="float" office:value="493" calcext:value-type="float">
            <text:p>493</text:p>
          </table:table-cell>
          <table:table-cell table:style-name="ce35" table:formula="of:=IF(MOD([.M27];2)=0;&quot;2;&quot;;&quot;&quot;)&amp;IF(MOD([.M27];3)=0;&quot;3;&quot;;&quot;&quot;)&amp;IF(MOD([.M27];4)=0;&quot;4;&quot;;&quot;&quot;)&amp;IF(MOD([.M27];5)=0;&quot;5;&quot;;&quot;&quot;)&amp;IF(MOD([.M27];6)=0;&quot;6;&quot;;&quot;&quot;)&amp;IF(MOD([.M27];7)=0;&quot;7;&quot;;&quot;&quot;)&amp;IF(MOD([.M27];8)=0;&quot;8;&quot;;&quot;&quot;)&amp;IF(MOD([.M27];9)=0;&quot;9;&quot;;&quot;&quot;)&amp;IF(MOD([.M27];10)=0;&quot;10;&quot;;&quot;&quot;)&amp;IF(MOD([.M27];12)=0;&quot;12;&quot;;&quot;&quot;)&amp;IF(MOD([.M27];16)=0;&quot;16;&quot;;&quot;&quot;)&amp;IF(MOD([.M27];25)=0;&quot;25;&quot;;&quot;&quot;)" office:value-type="string" office:string-value="2;4;8;16;" calcext:value-type="string">
            <text:p>2;4;8;16;</text:p>
          </table:table-cell>
          <table:table-cell/>
          <table:table-cell table:formula="of:=RANK([.X27];[.X23:.X32])+2" office:value-type="float" office:value="3" calcext:value-type="float">
            <text:p>3</text:p>
          </table:table-cell>
          <table:table-cell table:style-name="ce89" table:formula="of:=RAND()" office:value-type="float" office:value="0.925367408401279" calcext:value-type="float">
            <text:p>0,925367408401279</text:p>
          </table:table-cell>
          <table:table-cell table:formula="of:=RANK([.Z27];[.Z25:.Z30])" office:value-type="float" office:value="2" calcext:value-type="float">
            <text:p>2</text:p>
          </table:table-cell>
          <table:table-cell table:style-name="ce89" table:formula="of:=RAND()" office:value-type="float" office:value="0.899940596753757" calcext:value-type="float">
            <text:p>0,899940596753757</text:p>
          </table:table-cell>
          <table:table-cell table:number-columns-repeated="996"/>
        </table:table-row>
        <table:table-row table:style-name="ro3">
          <table:table-cell table:style-name="ce51" table:formula="of:=CHOOSE([.Y27];2;4;8;0.2;0.4;0.8)" office:value-type="float" office:value="4" calcext:value-type="float">
            <text:p>4</text:p>
          </table:table-cell>
          <table:table-cell table:style-name="ce7" office:value-type="string" calcext:value-type="string">
            <text:p>×</text:p>
          </table:table-cell>
          <table:table-cell table:style-name="ce142" table:formula="of:=IF([.A28]=2;5*CHOOSE(RANDBETWEEN(1;3);1;10;0.1);IF([.A28]=4;25*CHOOSE(RANDBETWEEN(1;3);1;10;0.1);IF([.A28]=8;125*CHOOSE(RANDBETWEEN(1;3);1;10;0.1);IF([.A28]=0.2;5*CHOOSE(RANDBETWEEN(1;3);1;10;0.1);IF([.A28]=0.4;25*CHOOSE(RANDBETWEEN(1;3);1;10;0.1);IF([.A28]=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977" calcext:value-type="float">
            <text:p>977</text:p>
          </table:table-cell>
          <table:table-cell table:style-name="ce7" office:value-type="string" calcext:value-type="string">
            <text:p>+</text:p>
          </table:table-cell>
          <table:table-cell table:style-name="ce7" table:formula="of:=ROUND(RANDBETWEEN(1;9)*100+100*(0.6*RAND()+0.7);0)" office:value-type="float" office:value="517" calcext:value-type="float">
            <text:p>517</text:p>
          </table:table-cell>
          <table:table-cell table:style-name="ce143" office:value-type="string" calcext:value-type="string">
            <text:p>≈</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Y27];9;19;29;9;19;29)" office:value-type="float" office:value="19" calcext:value-type="float">
            <text:p>19</text:p>
          </table:table-cell>
          <table:table-cell table:style-name="ce118" office:value-type="string" calcext:value-type="string">
            <text:p>=</text:p>
          </table:table-cell>
          <table:table-cell table:style-name="ce4" table:formula="of:=(MOD([.Y28];4)+2)*(MOD([.Y28];5)+2)*([.Y27]+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28]*[.C28]" office:value-type="float" office:value="10" calcext:value-type="float">
            <text:p>10</text:p>
          </table:table-cell>
          <table:table-cell table:style-name="ce27" table:formula="of:=(ROUND([.E28]/100;0)+ROUND([.G28]/100;0))*100" office:value-type="float" office:value="1500" calcext:value-type="float">
            <text:p>1 500</text:p>
          </table:table-cell>
          <table:table-cell table:style-name="ce67" table:formula="of:=[.I28]*[.K28]" office:value-type="float" office:value="570" calcext:value-type="float">
            <text:p>570</text:p>
          </table:table-cell>
          <table:table-cell table:style-name="ce35" table:formula="of:=IF(MOD([.M28];2)=0;&quot;2;&quot;;&quot;&quot;)&amp;IF(MOD([.M28];3)=0;&quot;3;&quot;;&quot;&quot;)&amp;IF(MOD([.M28];4)=0;&quot;4;&quot;;&quot;&quot;)&amp;IF(MOD([.M28];5)=0;&quot;5;&quot;;&quot;&quot;)&amp;IF(MOD([.M28];6)=0;&quot;6;&quot;;&quot;&quot;)&amp;IF(MOD([.M28];7)=0;&quot;7;&quot;;&quot;&quot;)&amp;IF(MOD([.M28];8)=0;&quot;8;&quot;;&quot;&quot;)&amp;IF(MOD([.M28];9)=0;&quot;9;&quot;;&quot;&quot;)&amp;IF(MOD([.M28];10)=0;&quot;10;&quot;;&quot;&quot;)&amp;IF(MOD([.M28];12)=0;&quot;12;&quot;;&quot;&quot;)&amp;IF(MOD([.M28];16)=0;&quot;16;&quot;;&quot;&quot;)&amp;IF(MOD([.M28];25)=0;&quot;25;&quot;;&quot;&quot;)" office:value-type="string" office:string-value="2;3;4;6;9;12;" calcext:value-type="string">
            <text:p>2;3;4;6;9;12;</text:p>
          </table:table-cell>
          <table:table-cell/>
          <table:table-cell table:formula="of:=RANK([.X28];[.X23:.X32])+2" office:value-type="float" office:value="8" calcext:value-type="float">
            <text:p>8</text:p>
          </table:table-cell>
          <table:table-cell table:style-name="ce89" table:formula="of:=RAND()" office:value-type="float" office:value="0.410987835223242" calcext:value-type="float">
            <text:p>0,410987835223242</text:p>
          </table:table-cell>
          <table:table-cell table:formula="of:=RANK([.Z28];[.Z25:.Z30])" office:value-type="float" office:value="6" calcext:value-type="float">
            <text:p>6</text:p>
          </table:table-cell>
          <table:table-cell table:style-name="ce89" table:formula="of:=RAND()" office:value-type="float" office:value="0.00300268642800515" calcext:value-type="float">
            <text:p>0,00300268642800515</text:p>
          </table:table-cell>
          <table:table-cell table:number-columns-repeated="996"/>
        </table:table-row>
        <table:table-row table:style-name="ro3">
          <table:table-cell table:style-name="ce51" table:formula="of:=CHOOSE([.Y28];2;4;8;0.2;0.4;0.8)" office:value-type="float" office:value="0.8" calcext:value-type="float">
            <text:p>0,8</text:p>
          </table:table-cell>
          <table:table-cell table:style-name="ce7" office:value-type="string" calcext:value-type="string">
            <text:p>×</text:p>
          </table:table-cell>
          <table:table-cell table:style-name="ce142" table:formula="of:=IF([.A29]=2;5*CHOOSE(RANDBETWEEN(1;3);1;10;0.1);IF([.A29]=4;25*CHOOSE(RANDBETWEEN(1;3);1;10;0.1);IF([.A29]=8;125*CHOOSE(RANDBETWEEN(1;3);1;10;0.1);IF([.A29]=0.2;5*CHOOSE(RANDBETWEEN(1;3);1;10;0.1);IF([.A29]=0.4;25*CHOOSE(RANDBETWEEN(1;3);1;10;0.1);IF([.A29]=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692" calcext:value-type="float">
            <text:p>692</text:p>
          </table:table-cell>
          <table:table-cell table:style-name="ce7" office:value-type="string" calcext:value-type="string">
            <text:p>+</text:p>
          </table:table-cell>
          <table:table-cell table:style-name="ce7" table:formula="of:=ROUND(RANDBETWEEN(1;9)*100+100*(0.6*RAND()+0.7);0)" office:value-type="float" office:value="875" calcext:value-type="float">
            <text:p>875</text:p>
          </table:table-cell>
          <table:table-cell table:style-name="ce143" office:value-type="string" calcext:value-type="string">
            <text:p>≈</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Y28];9;19;29;9;19;29)" office:value-type="float" office:value="29" calcext:value-type="float">
            <text:p>29</text:p>
          </table:table-cell>
          <table:table-cell table:style-name="ce118" office:value-type="string" calcext:value-type="string">
            <text:p>=</text:p>
          </table:table-cell>
          <table:table-cell table:style-name="ce4" table:formula="of:=(MOD([.Y29];4)+2)*(MOD([.Y29];5)+2)*([.Y28]+1)" office:value-type="float" office:value="63" calcext:value-type="float">
            <text:p>63</text:p>
          </table:table-cell>
          <table:table-cell table:style-name="ce9" office:value-type="string" calcext:value-type="string">
            <text:p>:</text:p>
          </table:table-cell>
          <table:table-cell table:style-name="ce20"/>
          <table:table-cell table:style-name="ce10"/>
          <table:table-cell/>
          <table:table-cell table:style-name="ce43" table:formula="of:=[.A29]*[.C29]" office:value-type="float" office:value="10" calcext:value-type="float">
            <text:p>10</text:p>
          </table:table-cell>
          <table:table-cell table:style-name="ce27" table:formula="of:=(ROUND([.E29]/100;0)+ROUND([.G29]/100;0))*100" office:value-type="float" office:value="1600" calcext:value-type="float">
            <text:p>1 600</text:p>
          </table:table-cell>
          <table:table-cell table:style-name="ce67" table:formula="of:=[.I29]*[.K29]" office:value-type="float" office:value="1421" calcext:value-type="float">
            <text:p>1421</text:p>
          </table:table-cell>
          <table:table-cell table:style-name="ce35" table:formula="of:=IF(MOD([.M29];2)=0;&quot;2;&quot;;&quot;&quot;)&amp;IF(MOD([.M29];3)=0;&quot;3;&quot;;&quot;&quot;)&amp;IF(MOD([.M29];4)=0;&quot;4;&quot;;&quot;&quot;)&amp;IF(MOD([.M29];5)=0;&quot;5;&quot;;&quot;&quot;)&amp;IF(MOD([.M29];6)=0;&quot;6;&quot;;&quot;&quot;)&amp;IF(MOD([.M29];7)=0;&quot;7;&quot;;&quot;&quot;)&amp;IF(MOD([.M29];8)=0;&quot;8;&quot;;&quot;&quot;)&amp;IF(MOD([.M29];9)=0;&quot;9;&quot;;&quot;&quot;)&amp;IF(MOD([.M29];10)=0;&quot;10;&quot;;&quot;&quot;)&amp;IF(MOD([.M29];12)=0;&quot;12;&quot;;&quot;&quot;)&amp;IF(MOD([.M29];16)=0;&quot;16;&quot;;&quot;&quot;)&amp;IF(MOD([.M29];25)=0;&quot;25;&quot;;&quot;&quot;)" office:value-type="string" office:string-value="3;7;9;" calcext:value-type="string">
            <text:p>3;7;9;</text:p>
          </table:table-cell>
          <table:table-cell/>
          <table:table-cell table:formula="of:=RANK([.X29];[.X23:.X32])+2" office:value-type="float" office:value="4" calcext:value-type="float">
            <text:p>4</text:p>
          </table:table-cell>
          <table:table-cell table:style-name="ce89" table:formula="of:=RAND()" office:value-type="float" office:value="0.921713422072785" calcext:value-type="float">
            <text:p>0,921713422072785</text:p>
          </table:table-cell>
          <table:table-cell table:formula="of:=RANK([.Z29];[.Z25:.Z30])" office:value-type="float" office:value="1" calcext:value-type="float">
            <text:p>1</text:p>
          </table:table-cell>
          <table:table-cell table:style-name="ce89" table:formula="of:=RAND()" office:value-type="float" office:value="0.930941525063692" calcext:value-type="float">
            <text:p>0,930941525063692</text:p>
          </table:table-cell>
          <table:table-cell table:number-columns-repeated="996"/>
        </table:table-row>
        <table:table-row table:style-name="ro3">
          <table:table-cell table:style-name="ce51" table:formula="of:=CHOOSE([.Y29];2;4;8;0.2;0.4;0.8)" office:value-type="float" office:value="2" calcext:value-type="float">
            <text:p>2</text:p>
          </table:table-cell>
          <table:table-cell table:style-name="ce7" office:value-type="string" calcext:value-type="string">
            <text:p>×</text:p>
          </table:table-cell>
          <table:table-cell table:style-name="ce142" table:formula="of:=IF([.A30]=2;5*CHOOSE(RANDBETWEEN(1;3);1;10;0.1);IF([.A30]=4;25*CHOOSE(RANDBETWEEN(1;3);1;10;0.1);IF([.A30]=8;125*CHOOSE(RANDBETWEEN(1;3);1;10;0.1);IF([.A30]=0.2;5*CHOOSE(RANDBETWEEN(1;3);1;10;0.1);IF([.A30]=0.4;25*CHOOSE(RANDBETWEEN(1;3);1;10;0.1);IF([.A30]=0.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510" calcext:value-type="float">
            <text:p>510</text:p>
          </table:table-cell>
          <table:table-cell table:style-name="ce7" office:value-type="string" calcext:value-type="string">
            <text:p>+</text:p>
          </table:table-cell>
          <table:table-cell table:style-name="ce7" table:formula="of:=ROUND(RANDBETWEEN(1;9)*100+100*(0.6*RAND()+0.7);0)" office:value-type="float" office:value="396" calcext:value-type="float">
            <text:p>396</text:p>
          </table:table-cell>
          <table:table-cell table:style-name="ce143" office:value-type="string" calcext:value-type="string">
            <text:p>≈</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Y29];9;19;29;9;19;29)" office:value-type="float" office:value="9" calcext:value-type="float">
            <text:p>9</text:p>
          </table:table-cell>
          <table:table-cell table:style-name="ce118" office:value-type="string" calcext:value-type="string">
            <text:p>=</text:p>
          </table:table-cell>
          <table:table-cell table:style-name="ce4" table:formula="of:=(MOD([.Y30];4)+2)*(MOD([.Y30];5)+2)*([.Y29]+1)" office:value-type="float" office:value="12" calcext:value-type="float">
            <text:p>12</text:p>
          </table:table-cell>
          <table:table-cell table:style-name="ce9" office:value-type="string" calcext:value-type="string">
            <text:p>:</text:p>
          </table:table-cell>
          <table:table-cell table:style-name="ce20"/>
          <table:table-cell table:style-name="ce10"/>
          <table:table-cell/>
          <table:table-cell table:style-name="ce43" table:formula="of:=[.A30]*[.C30]" office:value-type="float" office:value="1" calcext:value-type="float">
            <text:p>1</text:p>
          </table:table-cell>
          <table:table-cell table:style-name="ce27" table:formula="of:=(ROUND([.E30]/100;0)+ROUND([.G30]/100;0))*100" office:value-type="float" office:value="900" calcext:value-type="float">
            <text:p>900</text:p>
          </table:table-cell>
          <table:table-cell table:style-name="ce67" table:formula="of:=[.I30]*[.K30]" office:value-type="float" office:value="387" calcext:value-type="float">
            <text:p>387</text:p>
          </table:table-cell>
          <table:table-cell table:style-name="ce35" table:formula="of:=IF(MOD([.M30];2)=0;&quot;2;&quot;;&quot;&quot;)&amp;IF(MOD([.M30];3)=0;&quot;3;&quot;;&quot;&quot;)&amp;IF(MOD([.M30];4)=0;&quot;4;&quot;;&quot;&quot;)&amp;IF(MOD([.M30];5)=0;&quot;5;&quot;;&quot;&quot;)&amp;IF(MOD([.M30];6)=0;&quot;6;&quot;;&quot;&quot;)&amp;IF(MOD([.M30];7)=0;&quot;7;&quot;;&quot;&quot;)&amp;IF(MOD([.M30];8)=0;&quot;8;&quot;;&quot;&quot;)&amp;IF(MOD([.M30];9)=0;&quot;9;&quot;;&quot;&quot;)&amp;IF(MOD([.M30];10)=0;&quot;10;&quot;;&quot;&quot;)&amp;IF(MOD([.M30];12)=0;&quot;12;&quot;;&quot;&quot;)&amp;IF(MOD([.M30];16)=0;&quot;16;&quot;;&quot;&quot;)&amp;IF(MOD([.M30];25)=0;&quot;25;&quot;;&quot;&quot;)" office:value-type="string" office:string-value="2;3;4;6;12;" calcext:value-type="string">
            <text:p>2;3;4;6;12;</text:p>
          </table:table-cell>
          <table:table-cell/>
          <table:table-cell table:formula="of:=RANK([.X30];[.X23:.X32])+2" office:value-type="float" office:value="12" calcext:value-type="float">
            <text:p>12</text:p>
          </table:table-cell>
          <table:table-cell table:style-name="ce89" table:formula="of:=RAND()" office:value-type="float" office:value="0.0472409048408068" calcext:value-type="float">
            <text:p>0,0472409048408068</text:p>
          </table:table-cell>
          <table:table-cell table:formula="of:=RANK([.Z30];[.Z25:.Z30])" office:value-type="float" office:value="5" calcext:value-type="float">
            <text:p>5</text:p>
          </table:table-cell>
          <table:table-cell table:style-name="ce89" table:formula="of:=RAND()" office:value-type="float" office:value="0.457012423896831" calcext:value-type="float">
            <text:p>0,45701242389683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5" calcext:value-type="float">
            <text:p>5</text:p>
          </table:table-cell>
          <table:table-cell table:style-name="ce89" table:formula="of:=RAND()" office:value-type="float" office:value="0.804178620400953" calcext:value-type="float">
            <text:p>0,804178620400953</text:p>
          </table:table-cell>
          <table:table-cell table:number-columns-repeated="998"/>
        </table:table-row>
        <table:table-row table:style-name="ro4">
          <table:table-cell table:number-columns-repeated="22"/>
          <table:table-cell table:formula="of:=RANK([.X32];[.X23:.X32])+2" office:value-type="float" office:value="6" calcext:value-type="float">
            <text:p>6</text:p>
          </table:table-cell>
          <table:table-cell table:style-name="ce89" table:formula="of:=RAND()" office:value-type="float" office:value="0.457003097994499" calcext:value-type="float">
            <text:p>0,457003097994499</text:p>
          </table:table-cell>
          <table:table-cell table:number-columns-repeated="998"/>
        </table:table-row>
        <table:table-row table:style-name="ro5">
          <table:table-cell table:number-columns-repeated="1022"/>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9" table:formula="of:=RAND()" office:value-type="float" office:value="0.86806919783144" calcext:value-type="float">
            <text:p>0,8680691978314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9622" calcext:value-type="string">
            <text:p>v9622</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35];[.X34:.X43])+2" office:value-type="float" office:value="7" calcext:value-type="float">
            <text:p>7</text:p>
          </table:table-cell>
          <table:table-cell table:style-name="ce89" table:formula="of:=RAND()" office:value-type="float" office:value="0.641153924377286" calcext:value-type="float">
            <text:p>0,641153924377286</text:p>
          </table:table-cell>
          <table:table-cell table:number-columns-repeated="998"/>
        </table:table-row>
        <table:table-row table:style-name="ro3">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9622" calcext:value-type="string">
            <text:p>v9622</text:p>
          </table:table-cell>
          <table:table-cell table:style-name="ce89"/>
          <table:table-cell table:formula="of:=RANK([.X36];[.X34:.X43])+2" office:value-type="float" office:value="8" calcext:value-type="float">
            <text:p>8</text:p>
          </table:table-cell>
          <table:table-cell table:style-name="ce89" table:formula="of:=RAND()" office:value-type="float" office:value="0.400231036633407" calcext:value-type="float">
            <text:p>0,400231036633407</text:p>
          </table:table-cell>
          <table:table-cell table:style-name="ce89" table:formula="of:=RANK([.Z36];[.Z36:.Z41])" office:value-type="float" office:value="3" calcext:value-type="float">
            <text:p>3</text:p>
          </table:table-cell>
          <table:table-cell table:style-name="ce89" table:formula="of:=RAND()" office:value-type="float" office:value="0.515511683887914" calcext:value-type="float">
            <text:p>0,515511683887914</text:p>
          </table:table-cell>
          <table:table-cell table:number-columns-repeated="996"/>
        </table:table-row>
        <table:table-row table:style-name="ro3">
          <table:table-cell table:style-name="ce51" table:formula="of:=CHOOSE([.Y36];2;4;8;0.2;0.4;0.8)" office:value-type="float" office:value="8" calcext:value-type="float">
            <text:p>8</text:p>
          </table:table-cell>
          <table:table-cell table:style-name="ce7" office:value-type="string" calcext:value-type="string">
            <text:p>×</text:p>
          </table:table-cell>
          <table:table-cell table:style-name="ce142" table:formula="of:=IF([.A37]=2;5*CHOOSE(RANDBETWEEN(1;3);1;10;0.1);IF([.A37]=4;25*CHOOSE(RANDBETWEEN(1;3);1;10;0.1);IF([.A37]=8;125*CHOOSE(RANDBETWEEN(1;3);1;10;0.1);IF([.A37]=0.2;5*CHOOSE(RANDBETWEEN(1;3);1;10;0.1);IF([.A37]=0.4;25*CHOOSE(RANDBETWEEN(1;3);1;10;0.1);IF([.A37]=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275" calcext:value-type="float">
            <text:p>275</text:p>
          </table:table-cell>
          <table:table-cell table:style-name="ce7" office:value-type="string" calcext:value-type="string">
            <text:p>+</text:p>
          </table:table-cell>
          <table:table-cell table:style-name="ce7" table:formula="of:=ROUND(RANDBETWEEN(1;9)*100+100*(0.6*RAND()+0.7);0)" office:value-type="float" office:value="211" calcext:value-type="float">
            <text:p>211</text:p>
          </table:table-cell>
          <table:table-cell table:style-name="ce143" office:value-type="string" calcext:value-type="string">
            <text:p>≈</text:p>
          </table:table-cell>
          <table:table-cell table:style-name="ce51" table:formula="of:=RANDBETWEEN(11;50)" office:value-type="float" office:value="38" calcext:value-type="float">
            <text:p>38</text:p>
          </table:table-cell>
          <table:table-cell table:style-name="ce40" office:value-type="string" calcext:value-type="string">
            <text:p>×</text:p>
          </table:table-cell>
          <table:table-cell table:style-name="ce40" table:formula="of:=CHOOSE([.Y36];9;19;29;9;19;29)" office:value-type="float" office:value="29" calcext:value-type="float">
            <text:p>29</text:p>
          </table:table-cell>
          <table:table-cell table:style-name="ce118" office:value-type="string" calcext:value-type="string">
            <text:p>=</text:p>
          </table:table-cell>
          <table:table-cell table:style-name="ce4" table:formula="of:=(MOD([.Y37];4)+2)*(MOD([.Y37];5)+2)*([.Y36]+1)" office:value-type="float" office:value="64" calcext:value-type="float">
            <text:p>64</text:p>
          </table:table-cell>
          <table:table-cell table:style-name="ce9" office:value-type="string" calcext:value-type="string">
            <text:p>:</text:p>
          </table:table-cell>
          <table:table-cell table:style-name="ce20"/>
          <table:table-cell table:style-name="ce10"/>
          <table:table-cell/>
          <table:table-cell table:style-name="ce43" table:formula="of:=[.A37]*[.C37]" office:value-type="float" office:value="10000" calcext:value-type="float">
            <text:p>10 000</text:p>
          </table:table-cell>
          <table:table-cell table:style-name="ce27" table:formula="of:=(ROUND([.E37]/100;0)+ROUND([.G37]/100;0))*100" office:value-type="float" office:value="500" calcext:value-type="float">
            <text:p>500</text:p>
          </table:table-cell>
          <table:table-cell table:style-name="ce67" table:formula="of:=[.I37]*[.K37]" office:value-type="float" office:value="1102" calcext:value-type="float">
            <text:p>1102</text:p>
          </table:table-cell>
          <table:table-cell table:style-name="ce35" table:formula="of:=IF(MOD([.M37];2)=0;&quot;2;&quot;;&quot;&quot;)&amp;IF(MOD([.M37];3)=0;&quot;3;&quot;;&quot;&quot;)&amp;IF(MOD([.M37];4)=0;&quot;4;&quot;;&quot;&quot;)&amp;IF(MOD([.M37];5)=0;&quot;5;&quot;;&quot;&quot;)&amp;IF(MOD([.M37];6)=0;&quot;6;&quot;;&quot;&quot;)&amp;IF(MOD([.M37];7)=0;&quot;7;&quot;;&quot;&quot;)&amp;IF(MOD([.M37];8)=0;&quot;8;&quot;;&quot;&quot;)&amp;IF(MOD([.M37];9)=0;&quot;9;&quot;;&quot;&quot;)&amp;IF(MOD([.M37];10)=0;&quot;10;&quot;;&quot;&quot;)&amp;IF(MOD([.M37];12)=0;&quot;12;&quot;;&quot;&quot;)&amp;IF(MOD([.M37];16)=0;&quot;16;&quot;;&quot;&quot;)&amp;IF(MOD([.M37];25)=0;&quot;25;&quot;;&quot;&quot;)" office:value-type="string" office:string-value="2;4;8;16;" calcext:value-type="string">
            <text:p>2;4;8;16;</text:p>
          </table:table-cell>
          <table:table-cell/>
          <table:table-cell table:formula="of:=RANK([.X37];[.X34:.X43])+2" office:value-type="float" office:value="5" calcext:value-type="float">
            <text:p>5</text:p>
          </table:table-cell>
          <table:table-cell table:style-name="ce89" table:formula="of:=RAND()" office:value-type="float" office:value="0.74395472230162" calcext:value-type="float">
            <text:p>0,74395472230162</text:p>
          </table:table-cell>
          <table:table-cell table:formula="of:=RANK([.Z37];[.Z36:.Z41])" office:value-type="float" office:value="2" calcext:value-type="float">
            <text:p>2</text:p>
          </table:table-cell>
          <table:table-cell table:style-name="ce89" table:formula="of:=RAND()" office:value-type="float" office:value="0.690098220529749" calcext:value-type="float">
            <text:p>0,690098220529749</text:p>
          </table:table-cell>
          <table:table-cell table:number-columns-repeated="996"/>
        </table:table-row>
        <table:table-row table:style-name="ro3">
          <table:table-cell table:style-name="ce51" table:formula="of:=CHOOSE([.Y37];2;4;8;0.2;0.4;0.8)" office:value-type="float" office:value="4" calcext:value-type="float">
            <text:p>4</text:p>
          </table:table-cell>
          <table:table-cell table:style-name="ce7" office:value-type="string" calcext:value-type="string">
            <text:p>×</text:p>
          </table:table-cell>
          <table:table-cell table:style-name="ce142" table:formula="of:=IF([.A38]=2;5*CHOOSE(RANDBETWEEN(1;3);1;10;0.1);IF([.A38]=4;25*CHOOSE(RANDBETWEEN(1;3);1;10;0.1);IF([.A38]=8;125*CHOOSE(RANDBETWEEN(1;3);1;10;0.1);IF([.A38]=0.2;5*CHOOSE(RANDBETWEEN(1;3);1;10;0.1);IF([.A38]=0.4;25*CHOOSE(RANDBETWEEN(1;3);1;10;0.1);IF([.A38]=0.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217" calcext:value-type="float">
            <text:p>217</text:p>
          </table:table-cell>
          <table:table-cell table:style-name="ce7" office:value-type="string" calcext:value-type="string">
            <text:p>+</text:p>
          </table:table-cell>
          <table:table-cell table:style-name="ce7" table:formula="of:=ROUND(RANDBETWEEN(1;9)*100+100*(0.6*RAND()+0.7);0)" office:value-type="float" office:value="706" calcext:value-type="float">
            <text:p>706</text:p>
          </table:table-cell>
          <table:table-cell table:style-name="ce143" office:value-type="string" calcext:value-type="string">
            <text:p>≈</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Y37];9;19;29;9;19;29)" office:value-type="float" office:value="19" calcext:value-type="float">
            <text:p>19</text:p>
          </table:table-cell>
          <table:table-cell table:style-name="ce118" office:value-type="string" calcext:value-type="string">
            <text:p>=</text:p>
          </table:table-cell>
          <table:table-cell table:style-name="ce4" table:formula="of:=(MOD([.Y38];4)+2)*(MOD([.Y38];5)+2)*([.Y37]+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38]*[.C38]" office:value-type="float" office:value="1000" calcext:value-type="float">
            <text:p>1 000</text:p>
          </table:table-cell>
          <table:table-cell table:style-name="ce27" table:formula="of:=(ROUND([.E38]/100;0)+ROUND([.G38]/100;0))*100" office:value-type="float" office:value="900" calcext:value-type="float">
            <text:p>900</text:p>
          </table:table-cell>
          <table:table-cell table:style-name="ce67" table:formula="of:=[.I38]*[.K38]" office:value-type="float" office:value="931" calcext:value-type="float">
            <text:p>931</text:p>
          </table:table-cell>
          <table:table-cell table:style-name="ce35" table:formula="of:=IF(MOD([.M38];2)=0;&quot;2;&quot;;&quot;&quot;)&amp;IF(MOD([.M38];3)=0;&quot;3;&quot;;&quot;&quot;)&amp;IF(MOD([.M38];4)=0;&quot;4;&quot;;&quot;&quot;)&amp;IF(MOD([.M38];5)=0;&quot;5;&quot;;&quot;&quot;)&amp;IF(MOD([.M38];6)=0;&quot;6;&quot;;&quot;&quot;)&amp;IF(MOD([.M38];7)=0;&quot;7;&quot;;&quot;&quot;)&amp;IF(MOD([.M38];8)=0;&quot;8;&quot;;&quot;&quot;)&amp;IF(MOD([.M38];9)=0;&quot;9;&quot;;&quot;&quot;)&amp;IF(MOD([.M38];10)=0;&quot;10;&quot;;&quot;&quot;)&amp;IF(MOD([.M38];12)=0;&quot;12;&quot;;&quot;&quot;)&amp;IF(MOD([.M38];16)=0;&quot;16;&quot;;&quot;&quot;)&amp;IF(MOD([.M38];25)=0;&quot;25;&quot;;&quot;&quot;)" office:value-type="string" office:string-value="2;3;4;6;9;12;" calcext:value-type="string">
            <text:p>2;3;4;6;9;12;</text:p>
          </table:table-cell>
          <table:table-cell/>
          <table:table-cell table:formula="of:=RANK([.X38];[.X34:.X43])+2" office:value-type="float" office:value="12" calcext:value-type="float">
            <text:p>12</text:p>
          </table:table-cell>
          <table:table-cell table:style-name="ce89" table:formula="of:=RAND()" office:value-type="float" office:value="0.0183022958384697" calcext:value-type="float">
            <text:p>0,0183022958384697</text:p>
          </table:table-cell>
          <table:table-cell table:formula="of:=RANK([.Z38];[.Z36:.Z41])" office:value-type="float" office:value="6" calcext:value-type="float">
            <text:p>6</text:p>
          </table:table-cell>
          <table:table-cell table:style-name="ce89" table:formula="of:=RAND()" office:value-type="float" office:value="0.184896476423494" calcext:value-type="float">
            <text:p>0,184896476423494</text:p>
          </table:table-cell>
          <table:table-cell table:number-columns-repeated="996"/>
        </table:table-row>
        <table:table-row table:style-name="ro3">
          <table:table-cell table:style-name="ce51" table:formula="of:=CHOOSE([.Y38];2;4;8;0.2;0.4;0.8)" office:value-type="float" office:value="0.8" calcext:value-type="float">
            <text:p>0,8</text:p>
          </table:table-cell>
          <table:table-cell table:style-name="ce7" office:value-type="string" calcext:value-type="string">
            <text:p>×</text:p>
          </table:table-cell>
          <table:table-cell table:style-name="ce142" table:formula="of:=IF([.A39]=2;5*CHOOSE(RANDBETWEEN(1;3);1;10;0.1);IF([.A39]=4;25*CHOOSE(RANDBETWEEN(1;3);1;10;0.1);IF([.A39]=8;125*CHOOSE(RANDBETWEEN(1;3);1;10;0.1);IF([.A39]=0.2;5*CHOOSE(RANDBETWEEN(1;3);1;10;0.1);IF([.A39]=0.4;25*CHOOSE(RANDBETWEEN(1;3);1;10;0.1);IF([.A39]=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806" calcext:value-type="float">
            <text:p>806</text:p>
          </table:table-cell>
          <table:table-cell table:style-name="ce7" office:value-type="string" calcext:value-type="string">
            <text:p>+</text:p>
          </table:table-cell>
          <table:table-cell table:style-name="ce7" table:formula="of:=ROUND(RANDBETWEEN(1;9)*100+100*(0.6*RAND()+0.7);0)" office:value-type="float" office:value="576" calcext:value-type="float">
            <text:p>576</text:p>
          </table:table-cell>
          <table:table-cell table:style-name="ce143"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Y38];9;19;29;9;19;29)" office:value-type="float" office:value="29" calcext:value-type="float">
            <text:p>29</text:p>
          </table:table-cell>
          <table:table-cell table:style-name="ce118" office:value-type="string" calcext:value-type="string">
            <text:p>=</text:p>
          </table:table-cell>
          <table:table-cell table:style-name="ce4" table:formula="of:=(MOD([.Y39];4)+2)*(MOD([.Y39];5)+2)*([.Y38]+1)" office:value-type="float" office:value="42" calcext:value-type="float">
            <text:p>42</text:p>
          </table:table-cell>
          <table:table-cell table:style-name="ce9" office:value-type="string" calcext:value-type="string">
            <text:p>:</text:p>
          </table:table-cell>
          <table:table-cell table:style-name="ce20"/>
          <table:table-cell table:style-name="ce10"/>
          <table:table-cell/>
          <table:table-cell table:style-name="ce43" table:formula="of:=[.A39]*[.C39]" office:value-type="float" office:value="1000" calcext:value-type="float">
            <text:p>1 000</text:p>
          </table:table-cell>
          <table:table-cell table:style-name="ce27" table:formula="of:=(ROUND([.E39]/100;0)+ROUND([.G39]/100;0))*100" office:value-type="float" office:value="1400" calcext:value-type="float">
            <text:p>1 400</text:p>
          </table:table-cell>
          <table:table-cell table:style-name="ce67" table:formula="of:=[.I39]*[.K39]" office:value-type="float" office:value="1450" calcext:value-type="float">
            <text:p>1450</text:p>
          </table:table-cell>
          <table:table-cell table:style-name="ce35" table:formula="of:=IF(MOD([.M39];2)=0;&quot;2;&quot;;&quot;&quot;)&amp;IF(MOD([.M39];3)=0;&quot;3;&quot;;&quot;&quot;)&amp;IF(MOD([.M39];4)=0;&quot;4;&quot;;&quot;&quot;)&amp;IF(MOD([.M39];5)=0;&quot;5;&quot;;&quot;&quot;)&amp;IF(MOD([.M39];6)=0;&quot;6;&quot;;&quot;&quot;)&amp;IF(MOD([.M39];7)=0;&quot;7;&quot;;&quot;&quot;)&amp;IF(MOD([.M39];8)=0;&quot;8;&quot;;&quot;&quot;)&amp;IF(MOD([.M39];9)=0;&quot;9;&quot;;&quot;&quot;)&amp;IF(MOD([.M39];10)=0;&quot;10;&quot;;&quot;&quot;)&amp;IF(MOD([.M39];12)=0;&quot;12;&quot;;&quot;&quot;)&amp;IF(MOD([.M39];16)=0;&quot;16;&quot;;&quot;&quot;)&amp;IF(MOD([.M39];25)=0;&quot;25;&quot;;&quot;&quot;)" office:value-type="string" office:string-value="2;3;6;7;" calcext:value-type="string">
            <text:p>2;3;6;7;</text:p>
          </table:table-cell>
          <table:table-cell/>
          <table:table-cell table:formula="of:=RANK([.X39];[.X34:.X43])+2" office:value-type="float" office:value="6" calcext:value-type="float">
            <text:p>6</text:p>
          </table:table-cell>
          <table:table-cell table:style-name="ce89" table:formula="of:=RAND()" office:value-type="float" office:value="0.698578418130377" calcext:value-type="float">
            <text:p>0,698578418130377</text:p>
          </table:table-cell>
          <table:table-cell table:formula="of:=RANK([.Z39];[.Z36:.Z41])" office:value-type="float" office:value="5" calcext:value-type="float">
            <text:p>5</text:p>
          </table:table-cell>
          <table:table-cell table:style-name="ce89" table:formula="of:=RAND()" office:value-type="float" office:value="0.194560659825103" calcext:value-type="float">
            <text:p>0,194560659825103</text:p>
          </table:table-cell>
          <table:table-cell table:number-columns-repeated="996"/>
        </table:table-row>
        <table:table-row table:style-name="ro3">
          <table:table-cell table:style-name="ce51" table:formula="of:=CHOOSE([.Y39];2;4;8;0.2;0.4;0.8)" office:value-type="float" office:value="0.4" calcext:value-type="float">
            <text:p>0,4</text:p>
          </table:table-cell>
          <table:table-cell table:style-name="ce7" office:value-type="string" calcext:value-type="string">
            <text:p>×</text:p>
          </table:table-cell>
          <table:table-cell table:style-name="ce142" table:formula="of:=IF([.A40]=2;5*CHOOSE(RANDBETWEEN(1;3);1;10;0.1);IF([.A40]=4;25*CHOOSE(RANDBETWEEN(1;3);1;10;0.1);IF([.A40]=8;125*CHOOSE(RANDBETWEEN(1;3);1;10;0.1);IF([.A40]=0.2;5*CHOOSE(RANDBETWEEN(1;3);1;10;0.1);IF([.A40]=0.4;25*CHOOSE(RANDBETWEEN(1;3);1;10;0.1);IF([.A40]=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628" calcext:value-type="float">
            <text:p>628</text:p>
          </table:table-cell>
          <table:table-cell table:style-name="ce7" office:value-type="string" calcext:value-type="string">
            <text:p>+</text:p>
          </table:table-cell>
          <table:table-cell table:style-name="ce7" table:formula="of:=ROUND(RANDBETWEEN(1;9)*100+100*(0.6*RAND()+0.7);0)" office:value-type="float" office:value="796" calcext:value-type="float">
            <text:p>796</text:p>
          </table:table-cell>
          <table:table-cell table:style-name="ce143" office:value-type="string" calcext:value-type="string">
            <text:p>≈</text:p>
          </table:table-cell>
          <table:table-cell table:style-name="ce51" table:formula="of:=RANDBETWEEN(11;50)" office:value-type="float" office:value="44" calcext:value-type="float">
            <text:p>44</text:p>
          </table:table-cell>
          <table:table-cell table:style-name="ce40" office:value-type="string" calcext:value-type="string">
            <text:p>×</text:p>
          </table:table-cell>
          <table:table-cell table:style-name="ce40" table:formula="of:=CHOOSE([.Y39];9;19;29;9;19;29)" office:value-type="float" office:value="19" calcext:value-type="float">
            <text:p>19</text:p>
          </table:table-cell>
          <table:table-cell table:style-name="ce118" office:value-type="string" calcext:value-type="string">
            <text:p>=</text:p>
          </table:table-cell>
          <table:table-cell table:style-name="ce4" table:formula="of:=(MOD([.Y40];4)+2)*(MOD([.Y40];5)+2)*([.Y39]+1)"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43" table:formula="of:=[.A40]*[.C40]" office:value-type="float" office:value="1" calcext:value-type="float">
            <text:p>1</text:p>
          </table:table-cell>
          <table:table-cell table:style-name="ce27" table:formula="of:=(ROUND([.E40]/100;0)+ROUND([.G40]/100;0))*100" office:value-type="float" office:value="1400" calcext:value-type="float">
            <text:p>1 400</text:p>
          </table:table-cell>
          <table:table-cell table:style-name="ce67" table:formula="of:=[.I40]*[.K40]" office:value-type="float" office:value="836" calcext:value-type="float">
            <text:p>836</text:p>
          </table:table-cell>
          <table:table-cell table:style-name="ce35" table:formula="of:=IF(MOD([.M40];2)=0;&quot;2;&quot;;&quot;&quot;)&amp;IF(MOD([.M40];3)=0;&quot;3;&quot;;&quot;&quot;)&amp;IF(MOD([.M40];4)=0;&quot;4;&quot;;&quot;&quot;)&amp;IF(MOD([.M40];5)=0;&quot;5;&quot;;&quot;&quot;)&amp;IF(MOD([.M40];6)=0;&quot;6;&quot;;&quot;&quot;)&amp;IF(MOD([.M40];7)=0;&quot;7;&quot;;&quot;&quot;)&amp;IF(MOD([.M40];8)=0;&quot;8;&quot;;&quot;&quot;)&amp;IF(MOD([.M40];9)=0;&quot;9;&quot;;&quot;&quot;)&amp;IF(MOD([.M40];10)=0;&quot;10;&quot;;&quot;&quot;)&amp;IF(MOD([.M40];12)=0;&quot;12;&quot;;&quot;&quot;)&amp;IF(MOD([.M40];16)=0;&quot;16;&quot;;&quot;&quot;)&amp;IF(MOD([.M40];25)=0;&quot;25;&quot;;&quot;&quot;)" office:value-type="string" office:string-value="2;3;4;6;8;9;12;" calcext:value-type="string">
            <text:p>2;3;4;6;8;9;12;</text:p>
          </table:table-cell>
          <table:table-cell/>
          <table:table-cell table:formula="of:=RANK([.X40];[.X34:.X43])+2" office:value-type="float" office:value="10" calcext:value-type="float">
            <text:p>10</text:p>
          </table:table-cell>
          <table:table-cell table:style-name="ce89" table:formula="of:=RAND()" office:value-type="float" office:value="0.178344637632921" calcext:value-type="float">
            <text:p>0,178344637632921</text:p>
          </table:table-cell>
          <table:table-cell table:formula="of:=RANK([.Z40];[.Z36:.Z41])" office:value-type="float" office:value="4" calcext:value-type="float">
            <text:p>4</text:p>
          </table:table-cell>
          <table:table-cell table:style-name="ce89" table:formula="of:=RAND()" office:value-type="float" office:value="0.494889811059629" calcext:value-type="float">
            <text:p>0,494889811059629</text:p>
          </table:table-cell>
          <table:table-cell table:number-columns-repeated="996"/>
        </table:table-row>
        <table:table-row table:style-name="ro3">
          <table:table-cell table:style-name="ce51" table:formula="of:=CHOOSE([.Y40];2;4;8;0.2;0.4;0.8)" office:value-type="float" office:value="0.2" calcext:value-type="float">
            <text:p>0,2</text:p>
          </table:table-cell>
          <table:table-cell table:style-name="ce7" office:value-type="string" calcext:value-type="string">
            <text:p>×</text:p>
          </table:table-cell>
          <table:table-cell table:style-name="ce142" table:formula="of:=IF([.A41]=2;5*CHOOSE(RANDBETWEEN(1;3);1;10;0.1);IF([.A41]=4;25*CHOOSE(RANDBETWEEN(1;3);1;10;0.1);IF([.A41]=8;125*CHOOSE(RANDBETWEEN(1;3);1;10;0.1);IF([.A41]=0.2;5*CHOOSE(RANDBETWEEN(1;3);1;10;0.1);IF([.A41]=0.4;25*CHOOSE(RANDBETWEEN(1;3);1;10;0.1);IF([.A41]=0.8;125*CHOOSE(RANDBETWEEN(1;3);1;10;0.1)))))))" office:value-type="float" office:value="5" calcext:value-type="float">
            <text:p>5</text:p>
          </table:table-cell>
          <table:table-cell table:style-name="ce10" office:value-type="string" calcext:value-type="string">
            <text:p>=</text:p>
          </table:table-cell>
          <table:table-cell table:style-name="ce4" table:formula="of:=ROUND(RANDBETWEEN(1;9)*100+100*(0.6*RAND()+0.7);0)" office:value-type="float" office:value="576" calcext:value-type="float">
            <text:p>576</text:p>
          </table:table-cell>
          <table:table-cell table:style-name="ce7" office:value-type="string" calcext:value-type="string">
            <text:p>+</text:p>
          </table:table-cell>
          <table:table-cell table:style-name="ce7" table:formula="of:=ROUND(RANDBETWEEN(1;9)*100+100*(0.6*RAND()+0.7);0)" office:value-type="float" office:value="798" calcext:value-type="float">
            <text:p>798</text:p>
          </table:table-cell>
          <table:table-cell table:style-name="ce143" office:value-type="string" calcext:value-type="string">
            <text:p>≈</text:p>
          </table:table-cell>
          <table:table-cell table:style-name="ce51" table:formula="of:=RANDBETWEEN(11;50)" office:value-type="float" office:value="16" calcext:value-type="float">
            <text:p>16</text:p>
          </table:table-cell>
          <table:table-cell table:style-name="ce40" office:value-type="string" calcext:value-type="string">
            <text:p>×</text:p>
          </table:table-cell>
          <table:table-cell table:style-name="ce40" table:formula="of:=CHOOSE([.Y40];9;19;29;9;19;29)" office:value-type="float" office:value="9" calcext:value-type="float">
            <text:p>9</text:p>
          </table:table-cell>
          <table:table-cell table:style-name="ce118" office:value-type="string" calcext:value-type="string">
            <text:p>=</text:p>
          </table:table-cell>
          <table:table-cell table:style-name="ce4" table:formula="of:=(MOD([.Y41];4)+2)*(MOD([.Y41];5)+2)*([.Y40]+1)"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43" table:formula="of:=[.A41]*[.C41]" office:value-type="float" office:value="1" calcext:value-type="float">
            <text:p>1</text:p>
          </table:table-cell>
          <table:table-cell table:style-name="ce27" table:formula="of:=(ROUND([.E41]/100;0)+ROUND([.G41]/100;0))*100" office:value-type="float" office:value="1400" calcext:value-type="float">
            <text:p>1 400</text:p>
          </table:table-cell>
          <table:table-cell table:style-name="ce67" table:formula="of:=[.I41]*[.K41]" office:value-type="float" office:value="144" calcext:value-type="float">
            <text:p>144</text:p>
          </table:table-cell>
          <table:table-cell table:style-name="ce35" table:formula="of:=IF(MOD([.M41];2)=0;&quot;2;&quot;;&quot;&quot;)&amp;IF(MOD([.M41];3)=0;&quot;3;&quot;;&quot;&quot;)&amp;IF(MOD([.M41];4)=0;&quot;4;&quot;;&quot;&quot;)&amp;IF(MOD([.M41];5)=0;&quot;5;&quot;;&quot;&quot;)&amp;IF(MOD([.M41];6)=0;&quot;6;&quot;;&quot;&quot;)&amp;IF(MOD([.M41];7)=0;&quot;7;&quot;;&quot;&quot;)&amp;IF(MOD([.M41];8)=0;&quot;8;&quot;;&quot;&quot;)&amp;IF(MOD([.M41];9)=0;&quot;9;&quot;;&quot;&quot;)&amp;IF(MOD([.M41];10)=0;&quot;10;&quot;;&quot;&quot;)&amp;IF(MOD([.M41];12)=0;&quot;12;&quot;;&quot;&quot;)&amp;IF(MOD([.M41];16)=0;&quot;16;&quot;;&quot;&quot;)&amp;IF(MOD([.M41];25)=0;&quot;25;&quot;;&quot;&quot;)" office:value-type="string" office:string-value="3;5;9;" calcext:value-type="string">
            <text:p>3;5;9;</text:p>
          </table:table-cell>
          <table:table-cell/>
          <table:table-cell table:formula="of:=RANK([.X41];[.X34:.X43])+2" office:value-type="float" office:value="9" calcext:value-type="float">
            <text:p>9</text:p>
          </table:table-cell>
          <table:table-cell table:style-name="ce89" table:formula="of:=RAND()" office:value-type="float" office:value="0.387747660660203" calcext:value-type="float">
            <text:p>0,387747660660203</text:p>
          </table:table-cell>
          <table:table-cell table:formula="of:=RANK([.Z41];[.Z36:.Z41])" office:value-type="float" office:value="1" calcext:value-type="float">
            <text:p>1</text:p>
          </table:table-cell>
          <table:table-cell table:style-name="ce89" table:formula="of:=RAND()" office:value-type="float" office:value="0.970199542291146" calcext:value-type="float">
            <text:p>0,97019954229114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89" table:formula="of:=RAND()" office:value-type="float" office:value="0.951444046629156" calcext:value-type="float">
            <text:p>0,951444046629156</text:p>
          </table:table-cell>
          <table:table-cell table:number-columns-repeated="998"/>
        </table:table-row>
        <table:table-row table:style-name="ro4">
          <table:table-cell table:number-columns-repeated="22"/>
          <table:table-cell table:formula="of:=RANK([.X43];[.X34:.X43])+2" office:value-type="float" office:value="11" calcext:value-type="float">
            <text:p>11</text:p>
          </table:table-cell>
          <table:table-cell table:style-name="ce89" table:formula="of:=RAND()" office:value-type="float" office:value="0.149242003497382" calcext:value-type="float">
            <text:p>0,149242003497382</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Noire 1" table:style-name="ta7" table:print-ranges="'Ceinture Noire 1'.A1:'Ceinture Noire 1'.R44 'Ceinture Noire 1'.T1:'Ceinture Noire 1'.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7" draw:text-style-name="P2" svg:width="1.651cm" svg:height="0.749cm" svg:x="45.495cm" svg:y="0.784cm" draw:control="control7"/>
        </table:shapes>
        <table:table-column table:style-name="co4" table:default-cell-style-name="Default"/>
        <table:table-column table:style-name="co14" table:default-cell-style-name="Default"/>
        <table:table-column table:style-name="co78" table:default-cell-style-name="Default"/>
        <table:table-column table:style-name="co14" table:default-cell-style-name="Default"/>
        <table:table-column table:style-name="co78" table:default-cell-style-name="Default"/>
        <table:table-column table:style-name="co71" table:default-cell-style-name="Default"/>
        <table:table-column table:style-name="co25" table:default-cell-style-name="Default"/>
        <table:table-column table:style-name="co6"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1" table:number-columns-repeated="2" table:default-cell-style-name="Default"/>
        <table:table-column table:style-name="co69" table:default-cell-style-name="Default"/>
        <table:table-column table:style-name="co85" table:default-cell-style-name="Default"/>
        <table:table-column table:style-name="co86" table:default-cell-style-name="Default"/>
        <table:table-column table:style-name="co65" table:default-cell-style-name="Default"/>
        <table:table-column table:style-name="co71" table:default-cell-style-name="Default"/>
        <table:table-column table:style-name="co87" table:default-cell-style-name="Default"/>
        <table:table-column table:style-name="co65" table:default-cell-style-name="Default"/>
        <table:table-column table:style-name="co7" table:default-cell-style-name="Default"/>
        <table:table-column table:style-name="co20" table:default-cell-style-name="Default"/>
        <table:table-column table:style-name="co88" table:default-cell-style-name="Default"/>
        <table:table-column table:style-name="co22" table:default-cell-style-name="Default"/>
        <table:table-column table:style-name="co12" table:number-columns-repeated="997" table:default-cell-style-name="Default"/>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12" calcext:value-type="float">
            <text:p>12</text:p>
          </table:table-cell>
          <table:table-cell table:style-name="ce89" table:formula="of:=RAND()" office:value-type="float" office:value="0.0653427697192557" calcext:value-type="float">
            <text:p>0,0653427697192557</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quot;v&quot;&amp;ROUND(RAND()*10000;0)" office:value-type="string" office:string-value="v513" calcext:value-type="string">
            <text:p>v51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2];[.Z1:.Z10])+2" office:value-type="float" office:value="7" calcext:value-type="float">
            <text:p>7</text:p>
          </table:table-cell>
          <table:table-cell table:style-name="ce89" table:formula="of:=RAND()" office:value-type="float" office:value="0.497777706465794" calcext:value-type="float">
            <text:p>0,497777706465794</text:p>
          </table:table-cell>
          <table:table-cell table:number-columns-repeated="998"/>
        </table:table-row>
        <table:table-row table:style-name="ro1">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 office:value-type="string" office:string-value="AA" calcext:value-type="string">
            <text:p>AA</text:p>
          </table:table-cell>
          <table:table-cell table:style-name="ce99"/>
          <table:table-cell table:style-name="ce102" table:formula="of:=[.R2]" office:value-type="string" office:string-value="v513" calcext:value-type="string">
            <text:p>v513</text:p>
          </table:table-cell>
          <table:table-cell table:style-name="ce89"/>
          <table:table-cell table:formula="of:=RANK([.Z3];[.Z1:.Z10])+2" office:value-type="float" office:value="10" calcext:value-type="float">
            <text:p>10</text:p>
          </table:table-cell>
          <table:table-cell table:style-name="ce89" table:formula="of:=RAND()" office:value-type="float" office:value="0.21293907749766" calcext:value-type="float">
            <text:p>0,21293907749766</text:p>
          </table:table-cell>
          <table:table-cell table:style-name="ce89" table:formula="of:=RANK([.AB3];[.AB3:.AB8])" office:value-type="float" office:value="1" calcext:value-type="float">
            <text:p>1</text:p>
          </table:table-cell>
          <table:table-cell table:style-name="ce89" table:formula="of:=RAND()" office:value-type="float" office:value="0.94053377110409" calcext:value-type="float">
            <text:p>0,94053377110409</text:p>
          </table:table-cell>
          <table:table-cell table:style-name="ce89" table:number-columns-repeated="996"/>
        </table:table-row>
        <table:table-row table:style-name="ro3">
          <table:table-cell table:style-name="ce51" table:formula="of:=CHOOSE([.AA3];2;4;8;0.2;0.4;0.8)" office:value-type="float" office:value="2" calcext:value-type="float">
            <text:p>2</text:p>
          </table:table-cell>
          <table:table-cell table:style-name="ce7" office:value-type="string" calcext:value-type="string">
            <text:p>×</text:p>
          </table:table-cell>
          <table:table-cell table:style-name="ce149" table:formula="of:=IF([.A4]=2;5*CHOOSE(RANDBETWEEN(1;3);1;10;0.1);IF([.A4]=4;25*CHOOSE(RANDBETWEEN(1;3);1;10;0.1);IF([.A4]=8;125*CHOOSE(RANDBETWEEN(1;3);1;10;0.1);IF([.A4]=0.2;5*CHOOSE(RANDBETWEEN(1;3);1;10;0.1);IF([.A4]=0.4;25*CHOOSE(RANDBETWEEN(1;3);1;10;0.1);IF([.A4]=0.8;125*CHOOSE(RANDBETWEEN(1;3);1;10;0.1)))))))" office:value-type="float" office:value="0.5" calcext:value-type="float">
            <text:p>0,5</text:p>
          </table:table-cell>
          <table:table-cell table:style-name="ce142" office:value-type="string" calcext:value-type="string">
            <text:p>×</text:p>
          </table:table-cell>
          <table:table-cell table:style-name="ce7" table:formula="of:=ROUND(RAND()*CHOOSE(RANDBETWEEN(1;2);10;100);RANDBETWEEN(1;2))" office:value-type="float" office:value="29.8" calcext:value-type="float">
            <text:p>29,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4]=1;RANDBETWEEN(2;6);IF([.AA4]=2;RANDBETWEEN(7;12);IF([.AA4]=3;RANDBETWEEN(13;17);IF([.AA4]=4;RANDBETWEEN(18;22);IF([.AA4]=5;RANDBETWEEN(23;26);RANDBETWEEN(27;30))))))" office:value-type="float" office:value="18" calcext:value-type="float">
            <text:p>18</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8.2" calcext:value-type="float">
            <text:p>8,2</text:p>
          </table:table-cell>
          <table:table-cell table:style-name="ce7"/>
          <table:table-cell table:style-name="ce9"/>
          <table:table-cell table:style-name="ce154" table:formula="of:=[.K4]+(ROUND(RAND()*0.2;2)-0.1)*CHOOSE(RANDBETWEEN(1;2);1;10)" office:value-type="float" office:value="8.28" calcext:value-type="float">
            <text:p>8,28</text:p>
          </table:table-cell>
          <table:table-cell table:style-name="ce150" table:formula="of:=ROUND(RAND()*CHOOSE(RANDBETWEEN(1;2);10;100);RANDBETWEEN(1;2))" office:value-type="float" office:value="30.15" calcext:value-type="float">
            <text:p>30,1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4];1)" office:value-type="float" office:value="31" calcext:value-type="float">
            <text:p>31</text:p>
          </table:table-cell>
          <table:table-cell/>
          <table:table-cell table:style-name="ce69" table:formula="of:=[.A4]*[.C4]*[.E4]" office:value-type="float" office:value="29.8" calcext:value-type="float">
            <text:p>29,8</text:p>
          </table:table-cell>
          <table:table-cell table:style-name="ce27" table:formula="of:=QUOTIENT([.H4];[.J4])&amp;&quot;≤...&lt;&quot;&amp;(QUOTIENT([.H4];[.J4])+1)" office:value-type="string" office:string-value="9≤...&lt;10" calcext:value-type="string">
            <text:p>9≤...&lt;10</text:p>
          </table:table-cell>
          <table:table-cell table:style-name="ce57" table:formula="of:=[.K4]&amp;IF([.K4]&lt;[.N4];&quot;&lt;&quot;;IF([.K4]&gt;[.N4];&quot;&gt;&quot;;&quot;=&quot;))&amp;[.N4]" office:value-type="string" office:string-value="8,2&lt;8,28" calcext:value-type="string">
            <text:p>8,2&lt;8,28</text:p>
          </table:table-cell>
          <table:table-cell table:style-name="ce155" table:formula="of:=[.R4]-[.O4]" office:value-type="float" office:value="0.850000000000001" calcext:value-type="float">
            <text:p>0,85</text:p>
          </table:table-cell>
          <table:table-cell/>
          <table:table-cell table:formula="of:=RANK([.Z4];[.Z1:.Z10])+2" office:value-type="float" office:value="6" calcext:value-type="float">
            <text:p>6</text:p>
          </table:table-cell>
          <table:table-cell table:style-name="ce89" table:formula="of:=RAND()" office:value-type="float" office:value="0.614907801531047" calcext:value-type="float">
            <text:p>0,614907801531047</text:p>
          </table:table-cell>
          <table:table-cell table:formula="of:=RANK([.AB4];[.AB3:.AB8])" office:value-type="float" office:value="4" calcext:value-type="float">
            <text:p>4</text:p>
          </table:table-cell>
          <table:table-cell table:style-name="ce89" table:formula="of:=RAND()" office:value-type="float" office:value="0.782438535024679" calcext:value-type="float">
            <text:p>0,782438535024679</text:p>
          </table:table-cell>
          <table:table-cell table:number-columns-repeated="996"/>
        </table:table-row>
        <table:table-row table:style-name="ro3">
          <table:table-cell table:style-name="ce51" table:formula="of:=CHOOSE([.AA4];2;4;8;0.2;0.4;0.8)" office:value-type="float" office:value="0.2" calcext:value-type="float">
            <text:p>0,2</text:p>
          </table:table-cell>
          <table:table-cell table:style-name="ce7" office:value-type="string" calcext:value-type="string">
            <text:p>×</text:p>
          </table:table-cell>
          <table:table-cell table:style-name="ce150" table:formula="of:=ROUND(RAND()*CHOOSE(RANDBETWEEN(1;2);10;100);RANDBETWEEN(1;2))" office:value-type="float" office:value="10" calcext:value-type="float">
            <text:p>10</text:p>
          </table:table-cell>
          <table:table-cell table:style-name="ce142" office:value-type="string" calcext:value-type="string">
            <text:p>×</text:p>
          </table:table-cell>
          <table:table-cell table:style-name="ce149" table:formula="of:=IF([.A5]=2;5*CHOOSE(RANDBETWEEN(1;3);1;10;0.1);IF([.A5]=4;25*CHOOSE(RANDBETWEEN(1;3);1;10;0.1);IF([.A5]=8;125*CHOOSE(RANDBETWEEN(1;3);1;10;0.1);IF([.A5]=0.2;5*CHOOSE(RANDBETWEEN(1;3);1;10;0.1);IF([.A5]=0.4;25*CHOOSE(RANDBETWEEN(1;3);1;10;0.1);IF([.A5]=0.8;125*CHOOSE(RANDBETWEEN(1;3);1;10;0.1)))))))" office:value-type="float" office:value="50" calcext:value-type="float">
            <text:p>50</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5]=1;RANDBETWEEN(2;6);IF([.AA5]=2;RANDBETWEEN(7;12);IF([.AA5]=3;RANDBETWEEN(13;17);IF([.AA5]=4;RANDBETWEEN(18;22);IF([.AA5]=5;RANDBETWEEN(23;26);RANDBETWEEN(27;30))))))" office:value-type="float" office:value="24" calcext:value-type="float">
            <text:p>24</text:p>
          </table:table-cell>
          <table:table-cell table:style-name="ce9" office:value-type="string" calcext:value-type="string">
            <text:p>/</text:p>
          </table:table-cell>
          <table:table-cell table:style-name="ce152" table:formula="of:=RANDBETWEEN(2;9)" office:value-type="float" office:value="4" calcext:value-type="float">
            <text:p>4 &lt;</text:p>
          </table:table-cell>
          <table:table-cell table:style-name="ce153" table:formula="of:=ROUND(RAND()*CHOOSE(RANDBETWEEN(1;2);10;100);RANDBETWEEN(1;2))" office:value-type="float" office:value="36.5" calcext:value-type="float">
            <text:p>36,5</text:p>
          </table:table-cell>
          <table:table-cell table:style-name="ce7"/>
          <table:table-cell table:style-name="ce9"/>
          <table:table-cell table:style-name="ce154" table:formula="of:=[.K5]+(ROUND(RAND()*0.2;2)-0.1)*CHOOSE(RANDBETWEEN(1;2);1;10)" office:value-type="float" office:value="36.45" calcext:value-type="float">
            <text:p>36,45</text:p>
          </table:table-cell>
          <table:table-cell table:style-name="ce150" table:formula="of:=ROUND(RAND()*CHOOSE(RANDBETWEEN(1;2);10;100);RANDBETWEEN(1;2))" office:value-type="float" office:value="12.9" calcext:value-type="float">
            <text:p>12,9</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5];1)" office:value-type="float" office:value="13" calcext:value-type="float">
            <text:p>13</text:p>
          </table:table-cell>
          <table:table-cell/>
          <table:table-cell table:style-name="ce69" table:formula="of:=[.A5]*[.C5]*[.E5]" office:value-type="float" office:value="100" calcext:value-type="float">
            <text:p>100</text:p>
          </table:table-cell>
          <table:table-cell table:style-name="ce27" table:formula="of:=QUOTIENT([.H5];[.J5])&amp;&quot;≤...&lt;&quot;&amp;(QUOTIENT([.H5];[.J5])+1)" office:value-type="string" office:string-value="6≤...&lt;7" calcext:value-type="string">
            <text:p>6≤...&lt;7</text:p>
          </table:table-cell>
          <table:table-cell table:style-name="ce57" table:formula="of:=[.K5]&amp;IF([.K5]&lt;[.N5];&quot;&lt;&quot;;IF([.K5]&gt;[.N5];&quot;&gt;&quot;;&quot;=&quot;))&amp;[.N5]" office:value-type="string" office:string-value="36,5&gt;36,45" calcext:value-type="string">
            <text:p>36,5&gt;36,45</text:p>
          </table:table-cell>
          <table:table-cell table:style-name="ce155" table:formula="of:=[.R5]-[.O5]" office:value-type="float" office:value="0.0999999999999996" calcext:value-type="float">
            <text:p>0,1</text:p>
          </table:table-cell>
          <table:table-cell/>
          <table:table-cell table:formula="of:=RANK([.Z5];[.Z1:.Z10])+2" office:value-type="float" office:value="8" calcext:value-type="float">
            <text:p>8</text:p>
          </table:table-cell>
          <table:table-cell table:style-name="ce89" table:formula="of:=RAND()" office:value-type="float" office:value="0.406128109199116" calcext:value-type="float">
            <text:p>0,406128109199116</text:p>
          </table:table-cell>
          <table:table-cell table:formula="of:=RANK([.AB5];[.AB3:.AB8])" office:value-type="float" office:value="5" calcext:value-type="float">
            <text:p>5</text:p>
          </table:table-cell>
          <table:table-cell table:style-name="ce89" table:formula="of:=RAND()" office:value-type="float" office:value="0.289264168634277" calcext:value-type="float">
            <text:p>0,289264168634277</text:p>
          </table:table-cell>
          <table:table-cell table:number-columns-repeated="996"/>
        </table:table-row>
        <table:table-row table:style-name="ro3">
          <table:table-cell table:style-name="ce147" table:formula="of:=IF([.E6]=2;5*CHOOSE(RANDBETWEEN(1;3);1;10;0.1);IF([.E6]=4;25*CHOOSE(RANDBETWEEN(1;3);1;10;0.1);IF([.E6]=8;125*CHOOSE(RANDBETWEEN(1;3);1;10;0.1);IF([.E6]=0.2;5*CHOOSE(RANDBETWEEN(1;3);1;10;0.1);IF([.E6]=0.4;25*CHOOSE(RANDBETWEEN(1;3);1;10;0.1);IF([.E6]=0.8;125*CHOOSE(RANDBETWEEN(1;3);1;10;0.1)))))))" office:value-type="float" office:value="25" calcext:value-type="float">
            <text:p>25</text:p>
          </table:table-cell>
          <table:table-cell table:style-name="ce7" office:value-type="string" calcext:value-type="string">
            <text:p>×</text:p>
          </table:table-cell>
          <table:table-cell table:style-name="ce150" table:formula="of:=ROUND(RAND()*CHOOSE(RANDBETWEEN(1;2);10;100);RANDBETWEEN(1;2))" office:value-type="float" office:value="3.4" calcext:value-type="float">
            <text:p>3,4</text:p>
          </table:table-cell>
          <table:table-cell table:style-name="ce142" office:value-type="string" calcext:value-type="string">
            <text:p>×</text:p>
          </table:table-cell>
          <table:table-cell table:style-name="ce40" table:formula="of:=CHOOSE([.AA5];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6]=1;RANDBETWEEN(2;6);IF([.AA6]=2;RANDBETWEEN(7;12);IF([.AA6]=3;RANDBETWEEN(13;17);IF([.AA6]=4;RANDBETWEEN(18;22);IF([.AA6]=5;RANDBETWEEN(23;26);RANDBETWEEN(27;30))))))" office:value-type="float" office:value="9" calcext:value-type="float">
            <text:p>9</text:p>
          </table:table-cell>
          <table:table-cell table:style-name="ce9" office:value-type="string" calcext:value-type="string">
            <text:p>/</text:p>
          </table:table-cell>
          <table:table-cell table:style-name="ce152" table:formula="of:=RANDBETWEEN(2;9)" office:value-type="float" office:value="9" calcext:value-type="float">
            <text:p>9 &lt;</text:p>
          </table:table-cell>
          <table:table-cell table:style-name="ce153" table:formula="of:=ROUND(RAND()*CHOOSE(RANDBETWEEN(1;2);10;100);RANDBETWEEN(1;2))" office:value-type="float" office:value="4.4" calcext:value-type="float">
            <text:p>4,4</text:p>
          </table:table-cell>
          <table:table-cell table:style-name="ce7"/>
          <table:table-cell table:style-name="ce9"/>
          <table:table-cell table:style-name="ce154" table:formula="of:=[.K6]+(ROUND(RAND()*0.2;2)-0.1)*CHOOSE(RANDBETWEEN(1;2);1;10)" office:value-type="float" office:value="4.2" calcext:value-type="float">
            <text:p>4,2</text:p>
          </table:table-cell>
          <table:table-cell table:style-name="ce150" table:formula="of:=ROUND(RAND()*CHOOSE(RANDBETWEEN(1;2);10;100);RANDBETWEEN(1;2))" office:value-type="float" office:value="47.22" calcext:value-type="float">
            <text:p>47,2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6];1)" office:value-type="float" office:value="48" calcext:value-type="float">
            <text:p>48</text:p>
          </table:table-cell>
          <table:table-cell/>
          <table:table-cell table:style-name="ce69" table:formula="of:=[.A6]*[.C6]*[.E6]" office:value-type="float" office:value="34" calcext:value-type="float">
            <text:p>34</text:p>
          </table:table-cell>
          <table:table-cell table:style-name="ce27" table:formula="of:=QUOTIENT([.H6];[.J6])&amp;&quot;≤...&lt;&quot;&amp;(QUOTIENT([.H6];[.J6])+1)" office:value-type="string" office:string-value="1≤...&lt;2" calcext:value-type="string">
            <text:p>1≤...&lt;2</text:p>
          </table:table-cell>
          <table:table-cell table:style-name="ce57" table:formula="of:=[.K6]&amp;IF([.K6]&lt;[.N6];&quot;&lt;&quot;;IF([.K6]&gt;[.N6];&quot;&gt;&quot;;&quot;=&quot;))&amp;[.N6]" office:value-type="string" office:string-value="4,4&gt;4,2" calcext:value-type="string">
            <text:p>4,4&gt;4,2</text:p>
          </table:table-cell>
          <table:table-cell table:style-name="ce155" table:formula="of:=[.R6]-[.O6]" office:value-type="float" office:value="0.780000000000001" calcext:value-type="float">
            <text:p>0,78</text:p>
          </table:table-cell>
          <table:table-cell/>
          <table:table-cell table:formula="of:=RANK([.Z6];[.Z1:.Z10])+2" office:value-type="float" office:value="11" calcext:value-type="float">
            <text:p>11</text:p>
          </table:table-cell>
          <table:table-cell table:style-name="ce89" table:formula="of:=RAND()" office:value-type="float" office:value="0.164429839570649" calcext:value-type="float">
            <text:p>0,164429839570649</text:p>
          </table:table-cell>
          <table:table-cell table:formula="of:=RANK([.AB6];[.AB3:.AB8])" office:value-type="float" office:value="2" calcext:value-type="float">
            <text:p>2</text:p>
          </table:table-cell>
          <table:table-cell table:style-name="ce89" table:formula="of:=RAND()" office:value-type="float" office:value="0.922665998727281" calcext:value-type="float">
            <text:p>0,922665998727281</text:p>
          </table:table-cell>
          <table:table-cell table:number-columns-repeated="996"/>
        </table:table-row>
        <table:table-row table:style-name="ro3">
          <table:table-cell table:style-name="ce148" table:formula="of:=ROUND(RAND()*CHOOSE(RANDBETWEEN(1;2);10;100);RANDBETWEEN(1;2))" office:value-type="float" office:value="0.6" calcext:value-type="float">
            <text:p>0,6</text:p>
          </table:table-cell>
          <table:table-cell table:style-name="ce7" office:value-type="string" calcext:value-type="string">
            <text:p>×</text:p>
          </table:table-cell>
          <table:table-cell table:style-name="ce149" table:formula="of:=IF([.E7]=2;5*CHOOSE(RANDBETWEEN(1;3);1;10;0.1);IF([.E7]=4;25*CHOOSE(RANDBETWEEN(1;3);1;10;0.1);IF([.E7]=8;125*CHOOSE(RANDBETWEEN(1;3);1;10;0.1);IF([.E7]=0.2;5*CHOOSE(RANDBETWEEN(1;3);1;10;0.1);IF([.E7]=0.4;25*CHOOSE(RANDBETWEEN(1;3);1;10;0.1);IF([.E7]=0.8;125*CHOOSE(RANDBETWEEN(1;3);1;10;0.1)))))))" office:value-type="float" office:value="250" calcext:value-type="float">
            <text:p>250</text:p>
          </table:table-cell>
          <table:table-cell table:style-name="ce142" office:value-type="string" calcext:value-type="string">
            <text:p>×</text:p>
          </table:table-cell>
          <table:table-cell table:style-name="ce40" table:formula="of:=CHOOSE([.AA6];2;4;8;0.2;0.4;0.8)" office:value-type="float" office:value="4" calcext:value-type="float">
            <text:p>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7]=1;RANDBETWEEN(2;6);IF([.AA7]=2;RANDBETWEEN(7;12);IF([.AA7]=3;RANDBETWEEN(13;17);IF([.AA7]=4;RANDBETWEEN(18;22);IF([.AA7]=5;RANDBETWEEN(23;26);RANDBETWEEN(27;30))))))" office:value-type="float" office:value="27" calcext:value-type="float">
            <text:p>27</text:p>
          </table:table-cell>
          <table:table-cell table:style-name="ce9" office:value-type="string" calcext:value-type="string">
            <text:p>/</text:p>
          </table:table-cell>
          <table:table-cell table:style-name="ce152" table:formula="of:=RANDBETWEEN(2;9)" office:value-type="float" office:value="7" calcext:value-type="float">
            <text:p>7 &lt;</text:p>
          </table:table-cell>
          <table:table-cell table:style-name="ce153" table:formula="of:=ROUND(RAND()*CHOOSE(RANDBETWEEN(1;2);10;100);RANDBETWEEN(1;2))" office:value-type="float" office:value="0.01" calcext:value-type="float">
            <text:p>0,01</text:p>
          </table:table-cell>
          <table:table-cell table:style-name="ce7"/>
          <table:table-cell table:style-name="ce9"/>
          <table:table-cell table:style-name="ce154" table:formula="of:=[.K7]+(ROUND(RAND()*0.2;2)-0.1)*CHOOSE(RANDBETWEEN(1;2);1;10)" office:value-type="float" office:value="-0.02" calcext:value-type="float">
            <text:p>-0,02</text:p>
          </table:table-cell>
          <table:table-cell table:style-name="ce150" table:formula="of:=ROUND(RAND()*CHOOSE(RANDBETWEEN(1;2);10;100);RANDBETWEEN(1;2))" office:value-type="float" office:value="1.5" calcext:value-type="float">
            <text:p>1,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7];1)" office:value-type="float" office:value="2" calcext:value-type="float">
            <text:p>2</text:p>
          </table:table-cell>
          <table:table-cell/>
          <table:table-cell table:style-name="ce69" table:formula="of:=[.A7]*[.C7]*[.E7]" office:value-type="float" office:value="600" calcext:value-type="float">
            <text:p>600</text:p>
          </table:table-cell>
          <table:table-cell table:style-name="ce27" table:formula="of:=QUOTIENT([.H7];[.J7])&amp;&quot;≤...&lt;&quot;&amp;(QUOTIENT([.H7];[.J7])+1)" office:value-type="string" office:string-value="3≤...&lt;4" calcext:value-type="string">
            <text:p>3≤...&lt;4</text:p>
          </table:table-cell>
          <table:table-cell table:style-name="ce57" table:formula="of:=[.K7]&amp;IF([.K7]&lt;[.N7];&quot;&lt;&quot;;IF([.K7]&gt;[.N7];&quot;&gt;&quot;;&quot;=&quot;))&amp;[.N7]" office:value-type="string" office:string-value="0,01&gt;-0,02" calcext:value-type="string">
            <text:p>0,01&gt;-0,02</text:p>
          </table:table-cell>
          <table:table-cell table:style-name="ce155" table:formula="of:=[.R7]-[.O7]" office:value-type="float" office:value="0.5" calcext:value-type="float">
            <text:p>0,5</text:p>
          </table:table-cell>
          <table:table-cell/>
          <table:table-cell table:formula="of:=RANK([.Z7];[.Z1:.Z10])+2" office:value-type="float" office:value="4" calcext:value-type="float">
            <text:p>4</text:p>
          </table:table-cell>
          <table:table-cell table:style-name="ce89" table:formula="of:=RAND()" office:value-type="float" office:value="0.751718937752219" calcext:value-type="float">
            <text:p>0,751718937752219</text:p>
          </table:table-cell>
          <table:table-cell table:formula="of:=RANK([.AB7];[.AB3:.AB8])" office:value-type="float" office:value="6" calcext:value-type="float">
            <text:p>6</text:p>
          </table:table-cell>
          <table:table-cell table:style-name="ce89" table:formula="of:=RAND()" office:value-type="float" office:value="0.0742380146972375" calcext:value-type="float">
            <text:p>0,0742380146972375</text:p>
          </table:table-cell>
          <table:table-cell table:number-columns-repeated="996"/>
        </table:table-row>
        <table:table-row table:style-name="ro3">
          <table:table-cell table:style-name="ce147" table:formula="of:=IF([.E8]=2;5*CHOOSE(RANDBETWEEN(1;3);1;10;0.1);IF([.E8]=4;25*CHOOSE(RANDBETWEEN(1;3);1;10;0.1);IF([.E8]=8;125*CHOOSE(RANDBETWEEN(1;3);1;10;0.1);IF([.E8]=0.2;5*CHOOSE(RANDBETWEEN(1;3);1;10;0.1);IF([.E8]=0.4;25*CHOOSE(RANDBETWEEN(1;3);1;10;0.1);IF([.E8]=0.8;125*CHOOSE(RANDBETWEEN(1;3);1;10;0.1)))))))" office:value-type="float" office:value="125" calcext:value-type="float">
            <text:p>125</text:p>
          </table:table-cell>
          <table:table-cell table:style-name="ce7" office:value-type="string" calcext:value-type="string">
            <text:p>×</text:p>
          </table:table-cell>
          <table:table-cell table:style-name="ce150" table:formula="of:=ROUND(RAND()*CHOOSE(RANDBETWEEN(1;2);10;100);RANDBETWEEN(1;2))" office:value-type="float" office:value="9.4" calcext:value-type="float">
            <text:p>9,4</text:p>
          </table:table-cell>
          <table:table-cell table:style-name="ce142" office:value-type="string" calcext:value-type="string">
            <text:p>×</text:p>
          </table:table-cell>
          <table:table-cell table:style-name="ce40" table:formula="of:=CHOOSE([.AA7];2;4;8;0.2;0.4;0.8)" office:value-type="float" office:value="0.8" calcext:value-type="float">
            <text:p>0,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8]=1;RANDBETWEEN(2;6);IF([.AA8]=2;RANDBETWEEN(7;12);IF([.AA8]=3;RANDBETWEEN(13;17);IF([.AA8]=4;RANDBETWEEN(18;22);IF([.AA8]=5;RANDBETWEEN(23;26);RANDBETWEEN(27;30))))))" office:value-type="float" office:value="13" calcext:value-type="float">
            <text:p>13</text:p>
          </table:table-cell>
          <table:table-cell table:style-name="ce9"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0.5" calcext:value-type="float">
            <text:p>0,5</text:p>
          </table:table-cell>
          <table:table-cell table:style-name="ce7"/>
          <table:table-cell table:style-name="ce9"/>
          <table:table-cell table:style-name="ce154" table:formula="of:=[.K8]+(ROUND(RAND()*0.2;2)-0.1)*CHOOSE(RANDBETWEEN(1;2);1;10)" office:value-type="float" office:value="0.55" calcext:value-type="float">
            <text:p>0,55</text:p>
          </table:table-cell>
          <table:table-cell table:style-name="ce150" table:formula="of:=ROUND(RAND()*CHOOSE(RANDBETWEEN(1;2);10;100);RANDBETWEEN(1;2))" office:value-type="float" office:value="1.9" calcext:value-type="float">
            <text:p>1,9</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8];1)" office:value-type="float" office:value="2" calcext:value-type="float">
            <text:p>2</text:p>
          </table:table-cell>
          <table:table-cell/>
          <table:table-cell table:style-name="ce69" table:formula="of:=[.A8]*[.C8]*[.E8]" office:value-type="float" office:value="940" calcext:value-type="float">
            <text:p>940</text:p>
          </table:table-cell>
          <table:table-cell table:style-name="ce27" table:formula="of:=QUOTIENT([.H8];[.J8])&amp;&quot;≤...&lt;&quot;&amp;(QUOTIENT([.H8];[.J8])+1)" office:value-type="string" office:string-value="2≤...&lt;3" calcext:value-type="string">
            <text:p>2≤...&lt;3</text:p>
          </table:table-cell>
          <table:table-cell table:style-name="ce57" table:formula="of:=[.K8]&amp;IF([.K8]&lt;[.N8];&quot;&lt;&quot;;IF([.K8]&gt;[.N8];&quot;&gt;&quot;;&quot;=&quot;))&amp;[.N8]" office:value-type="string" office:string-value="0,5&lt;0,55" calcext:value-type="string">
            <text:p>0,5&lt;0,55</text:p>
          </table:table-cell>
          <table:table-cell table:style-name="ce155" table:formula="of:=[.R8]-[.O8]" office:value-type="float" office:value="0.1" calcext:value-type="float">
            <text:p>0,1</text:p>
          </table:table-cell>
          <table:table-cell/>
          <table:table-cell table:formula="of:=RANK([.Z8];[.Z1:.Z10])+2" office:value-type="float" office:value="3" calcext:value-type="float">
            <text:p>3</text:p>
          </table:table-cell>
          <table:table-cell table:style-name="ce89" table:formula="of:=RAND()" office:value-type="float" office:value="0.88194534037935" calcext:value-type="float">
            <text:p>0,88194534037935</text:p>
          </table:table-cell>
          <table:table-cell table:formula="of:=RANK([.AB8];[.AB3:.AB8])" office:value-type="float" office:value="3" calcext:value-type="float">
            <text:p>3</text:p>
          </table:table-cell>
          <table:table-cell table:style-name="ce89" table:formula="of:=RAND()" office:value-type="float" office:value="0.806537328400111" calcext:value-type="float">
            <text:p>0,806537328400111</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5" calcext:value-type="float">
            <text:p>5</text:p>
          </table:table-cell>
          <table:table-cell table:style-name="ce89" table:formula="of:=RAND()" office:value-type="float" office:value="0.692598748897275" calcext:value-type="float">
            <text:p>0,692598748897275</text:p>
          </table:table-cell>
          <table:table-cell table:number-columns-repeated="998"/>
        </table:table-row>
        <table:table-row table:style-name="ro4">
          <table:table-cell table:number-columns-repeated="24"/>
          <table:table-cell table:formula="of:=RANK([.Z10];[.Z1:.Z10])+2" office:value-type="float" office:value="9" calcext:value-type="float">
            <text:p>9</text:p>
          </table:table-cell>
          <table:table-cell table:style-name="ce89" table:formula="of:=RAND()" office:value-type="float" office:value="0.358053196634347" calcext:value-type="float">
            <text:p>0,358053196634347</text:p>
          </table:table-cell>
          <table:table-cell table:number-columns-repeated="998"/>
        </table:table-row>
        <table:table-row table:style-name="ro5">
          <table:table-cell table:number-columns-repeated="1024"/>
        </table:table-row>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11" calcext:value-type="float">
            <text:p>11</text:p>
          </table:table-cell>
          <table:table-cell table:style-name="ce89" table:formula="of:=RAND()" office:value-type="float" office:value="0.143677701900721" calcext:value-type="float">
            <text:p>0,143677701900721</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R$2]" office:value-type="string" office:string-value="v513" calcext:value-type="string">
            <text:p>v51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13];[.Z12:.Z21])+2" office:value-type="float" office:value="5" calcext:value-type="float">
            <text:p>5</text:p>
          </table:table-cell>
          <table:table-cell table:style-name="ce89" table:formula="of:=RAND()" office:value-type="float" office:value="0.792023899673831" calcext:value-type="float">
            <text:p>0,792023899673831</text:p>
          </table:table-cell>
          <table:table-cell table:number-columns-repeated="998"/>
        </table:table-row>
        <table:table-row table:style-name="ro3">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2]" office:value-type="string" office:string-value="AB" calcext:value-type="string">
            <text:p>AB</text:p>
          </table:table-cell>
          <table:table-cell table:style-name="ce99"/>
          <table:table-cell table:style-name="ce102" table:formula="of:=[.R13]" office:value-type="string" office:string-value="v513" calcext:value-type="string">
            <text:p>v513</text:p>
          </table:table-cell>
          <table:table-cell table:style-name="ce89"/>
          <table:table-cell table:formula="of:=RANK([.Z14];[.Z12:.Z21])+2" office:value-type="float" office:value="3" calcext:value-type="float">
            <text:p>3</text:p>
          </table:table-cell>
          <table:table-cell table:style-name="ce89" table:formula="of:=RAND()" office:value-type="float" office:value="0.948180226050292" calcext:value-type="float">
            <text:p>0,948180226050292</text:p>
          </table:table-cell>
          <table:table-cell table:style-name="ce89" table:formula="of:=RANK([.AB14];[.AB14:.AB19])" office:value-type="float" office:value="4" calcext:value-type="float">
            <text:p>4</text:p>
          </table:table-cell>
          <table:table-cell table:style-name="ce89" table:formula="of:=RAND()" office:value-type="float" office:value="0.522862723827591" calcext:value-type="float">
            <text:p>0,522862723827591</text:p>
          </table:table-cell>
          <table:table-cell table:number-columns-repeated="996"/>
        </table:table-row>
        <table:table-row table:style-name="ro3">
          <table:table-cell table:style-name="ce51" table:formula="of:=CHOOSE([.AA14];2;4;8;0.2;0.4;0.8)" office:value-type="float" office:value="0.2" calcext:value-type="float">
            <text:p>0,2</text:p>
          </table:table-cell>
          <table:table-cell table:style-name="ce7" office:value-type="string" calcext:value-type="string">
            <text:p>×</text:p>
          </table:table-cell>
          <table:table-cell table:style-name="ce149" table:formula="of:=IF([.A15]=2;5*CHOOSE(RANDBETWEEN(1;3);1;10;0.1);IF([.A15]=4;25*CHOOSE(RANDBETWEEN(1;3);1;10;0.1);IF([.A15]=8;125*CHOOSE(RANDBETWEEN(1;3);1;10;0.1);IF([.A15]=0.2;5*CHOOSE(RANDBETWEEN(1;3);1;10;0.1);IF([.A15]=0.4;25*CHOOSE(RANDBETWEEN(1;3);1;10;0.1);IF([.A15]=0.8;125*CHOOSE(RANDBETWEEN(1;3);1;10;0.1)))))))" office:value-type="float" office:value="0.5" calcext:value-type="float">
            <text:p>0,5</text:p>
          </table:table-cell>
          <table:table-cell table:style-name="ce142" office:value-type="string" calcext:value-type="string">
            <text:p>×</text:p>
          </table:table-cell>
          <table:table-cell table:style-name="ce7" table:formula="of:=ROUND(RAND()*CHOOSE(RANDBETWEEN(1;2);10;100);RANDBETWEEN(1;2))" office:value-type="float" office:value="1.6" calcext:value-type="float">
            <text:p>1,6</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5]=1;RANDBETWEEN(2;6);IF([.AA15]=2;RANDBETWEEN(7;12);IF([.AA15]=3;RANDBETWEEN(13;17);IF([.AA15]=4;RANDBETWEEN(18;22);IF([.AA15]=5;RANDBETWEEN(23;26);RANDBETWEEN(27;30))))))" office:value-type="float" office:value="3" calcext:value-type="float">
            <text:p>3</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3.4" calcext:value-type="float">
            <text:p>3,4</text:p>
          </table:table-cell>
          <table:table-cell table:style-name="ce7"/>
          <table:table-cell table:style-name="ce9"/>
          <table:table-cell table:style-name="ce154" table:formula="of:=[.K15]+(ROUND(RAND()*0.2;2)-0.1)*CHOOSE(RANDBETWEEN(1;2);1;10)" office:value-type="float" office:value="4.3" calcext:value-type="float">
            <text:p>4,3</text:p>
          </table:table-cell>
          <table:table-cell table:style-name="ce150" table:formula="of:=ROUND(RAND()*CHOOSE(RANDBETWEEN(1;2);10;100);RANDBETWEEN(1;2))" office:value-type="float" office:value="0.97" calcext:value-type="float">
            <text:p>0,9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5];1)" office:value-type="float" office:value="1" calcext:value-type="float">
            <text:p>1</text:p>
          </table:table-cell>
          <table:table-cell/>
          <table:table-cell table:style-name="ce69" table:formula="of:=[.A15]*[.C15]*[.E15]" office:value-type="float" office:value="0.16" calcext:value-type="float">
            <text:p>,16</text:p>
          </table:table-cell>
          <table:table-cell table:style-name="ce27" table:formula="of:=QUOTIENT([.H15];[.J15])&amp;&quot;≤...&lt;&quot;&amp;(QUOTIENT([.H15];[.J15])+1)" office:value-type="string" office:string-value="1≤...&lt;2" calcext:value-type="string">
            <text:p>1≤...&lt;2</text:p>
          </table:table-cell>
          <table:table-cell table:style-name="ce57" table:formula="of:=[.K15]&amp;IF([.K15]&lt;[.N15];&quot;&lt;&quot;;IF([.K15]&gt;[.N15];&quot;&gt;&quot;;&quot;=&quot;))&amp;[.N15]" office:value-type="string" office:string-value="3,4&lt;4,3" calcext:value-type="string">
            <text:p>3,4&lt;4,3</text:p>
          </table:table-cell>
          <table:table-cell table:style-name="ce155" table:formula="of:=[.R15]-[.O15]" office:value-type="float" office:value="0.03" calcext:value-type="float">
            <text:p>0,03</text:p>
          </table:table-cell>
          <table:table-cell/>
          <table:table-cell table:formula="of:=RANK([.Z15];[.Z12:.Z21])+2" office:value-type="float" office:value="7" calcext:value-type="float">
            <text:p>7</text:p>
          </table:table-cell>
          <table:table-cell table:style-name="ce89" table:formula="of:=RAND()" office:value-type="float" office:value="0.563677704585692" calcext:value-type="float">
            <text:p>0,563677704585692</text:p>
          </table:table-cell>
          <table:table-cell table:formula="of:=RANK([.AB15];[.AB14:.AB19])" office:value-type="float" office:value="1" calcext:value-type="float">
            <text:p>1</text:p>
          </table:table-cell>
          <table:table-cell table:style-name="ce89" table:formula="of:=RAND()" office:value-type="float" office:value="0.835460571280329" calcext:value-type="float">
            <text:p>0,835460571280329</text:p>
          </table:table-cell>
          <table:table-cell table:number-columns-repeated="996"/>
        </table:table-row>
        <table:table-row table:style-name="ro3">
          <table:table-cell table:style-name="ce51" table:formula="of:=CHOOSE([.AA15];2;4;8;0.2;0.4;0.8)" office:value-type="float" office:value="2" calcext:value-type="float">
            <text:p>2</text:p>
          </table:table-cell>
          <table:table-cell table:style-name="ce7" office:value-type="string" calcext:value-type="string">
            <text:p>×</text:p>
          </table:table-cell>
          <table:table-cell table:style-name="ce150" table:formula="of:=ROUND(RAND()*CHOOSE(RANDBETWEEN(1;2);10;100);RANDBETWEEN(1;2))" office:value-type="float" office:value="96.6" calcext:value-type="float">
            <text:p>96,6</text:p>
          </table:table-cell>
          <table:table-cell table:style-name="ce142" office:value-type="string" calcext:value-type="string">
            <text:p>×</text:p>
          </table:table-cell>
          <table:table-cell table:style-name="ce149" table:formula="of:=IF([.A16]=2;5*CHOOSE(RANDBETWEEN(1;3);1;10;0.1);IF([.A16]=4;25*CHOOSE(RANDBETWEEN(1;3);1;10;0.1);IF([.A16]=8;125*CHOOSE(RANDBETWEEN(1;3);1;10;0.1);IF([.A16]=0.2;5*CHOOSE(RANDBETWEEN(1;3);1;10;0.1);IF([.A16]=0.4;25*CHOOSE(RANDBETWEEN(1;3);1;10;0.1);IF([.A16]=0.8;125*CHOOSE(RANDBETWEEN(1;3);1;10;0.1)))))))" office:value-type="float" office:value="50" calcext:value-type="float">
            <text:p>50</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6]=1;RANDBETWEEN(2;6);IF([.AA16]=2;RANDBETWEEN(7;12);IF([.AA16]=3;RANDBETWEEN(13;17);IF([.AA16]=4;RANDBETWEEN(18;22);IF([.AA16]=5;RANDBETWEEN(23;26);RANDBETWEEN(27;30))))))" office:value-type="float" office:value="28" calcext:value-type="float">
            <text:p>28</text:p>
          </table:table-cell>
          <table:table-cell table:style-name="ce9"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66.19" calcext:value-type="float">
            <text:p>66,19</text:p>
          </table:table-cell>
          <table:table-cell table:style-name="ce7"/>
          <table:table-cell table:style-name="ce9"/>
          <table:table-cell table:style-name="ce154" table:formula="of:=[.K16]+(ROUND(RAND()*0.2;2)-0.1)*CHOOSE(RANDBETWEEN(1;2);1;10)" office:value-type="float" office:value="65.29" calcext:value-type="float">
            <text:p>65,29</text:p>
          </table:table-cell>
          <table:table-cell table:style-name="ce150" table:formula="of:=ROUND(RAND()*CHOOSE(RANDBETWEEN(1;2);10;100);RANDBETWEEN(1;2))" office:value-type="float" office:value="18.83" calcext:value-type="float">
            <text:p>18,83</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6];1)" office:value-type="float" office:value="19" calcext:value-type="float">
            <text:p>19</text:p>
          </table:table-cell>
          <table:table-cell/>
          <table:table-cell table:style-name="ce69" table:formula="of:=[.A16]*[.C16]*[.E16]" office:value-type="float" office:value="9660" calcext:value-type="float">
            <text:p>9 660</text:p>
          </table:table-cell>
          <table:table-cell table:style-name="ce27" table:formula="of:=QUOTIENT([.H16];[.J16])&amp;&quot;≤...&lt;&quot;&amp;(QUOTIENT([.H16];[.J16])+1)" office:value-type="string" office:string-value="5≤...&lt;6" calcext:value-type="string">
            <text:p>5≤...&lt;6</text:p>
          </table:table-cell>
          <table:table-cell table:style-name="ce57" table:formula="of:=[.K16]&amp;IF([.K16]&lt;[.N16];&quot;&lt;&quot;;IF([.K16]&gt;[.N16];&quot;&gt;&quot;;&quot;=&quot;))&amp;[.N16]" office:value-type="string" office:string-value="66,19&gt;65,29" calcext:value-type="string">
            <text:p>66,19&gt;65,29</text:p>
          </table:table-cell>
          <table:table-cell table:style-name="ce155" table:formula="of:=[.R16]-[.O16]" office:value-type="float" office:value="0.170000000000002" calcext:value-type="float">
            <text:p>0,17</text:p>
          </table:table-cell>
          <table:table-cell/>
          <table:table-cell table:formula="of:=RANK([.Z16];[.Z12:.Z21])+2" office:value-type="float" office:value="8" calcext:value-type="float">
            <text:p>8</text:p>
          </table:table-cell>
          <table:table-cell table:style-name="ce89" table:formula="of:=RAND()" office:value-type="float" office:value="0.553657887181991" calcext:value-type="float">
            <text:p>0,553657887181991</text:p>
          </table:table-cell>
          <table:table-cell table:formula="of:=RANK([.AB16];[.AB14:.AB19])" office:value-type="float" office:value="6" calcext:value-type="float">
            <text:p>6</text:p>
          </table:table-cell>
          <table:table-cell table:style-name="ce89" table:formula="of:=RAND()" office:value-type="float" office:value="0.19223275510721" calcext:value-type="float">
            <text:p>0,19223275510721</text:p>
          </table:table-cell>
          <table:table-cell table:number-columns-repeated="996"/>
        </table:table-row>
        <table:table-row table:style-name="ro3">
          <table:table-cell table:style-name="ce147" table:formula="of:=IF([.E17]=2;5*CHOOSE(RANDBETWEEN(1;3);1;10;0.1);IF([.E17]=4;25*CHOOSE(RANDBETWEEN(1;3);1;10;0.1);IF([.E17]=8;125*CHOOSE(RANDBETWEEN(1;3);1;10;0.1);IF([.E17]=0.2;5*CHOOSE(RANDBETWEEN(1;3);1;10;0.1);IF([.E17]=0.4;25*CHOOSE(RANDBETWEEN(1;3);1;10;0.1);IF([.E17]=0.8;125*CHOOSE(RANDBETWEEN(1;3);1;10;0.1)))))))" office:value-type="float" office:value="12.5" calcext:value-type="float">
            <text:p>12,5</text:p>
          </table:table-cell>
          <table:table-cell table:style-name="ce7" office:value-type="string" calcext:value-type="string">
            <text:p>×</text:p>
          </table:table-cell>
          <table:table-cell table:style-name="ce150" table:formula="of:=ROUND(RAND()*CHOOSE(RANDBETWEEN(1;2);10;100);RANDBETWEEN(1;2))" office:value-type="float" office:value="22.49" calcext:value-type="float">
            <text:p>22,49</text:p>
          </table:table-cell>
          <table:table-cell table:style-name="ce142" office:value-type="string" calcext:value-type="string">
            <text:p>×</text:p>
          </table:table-cell>
          <table:table-cell table:style-name="ce40" table:formula="of:=CHOOSE([.AA16];2;4;8;0.2;0.4;0.8)" office:value-type="float" office:value="0.8" calcext:value-type="float">
            <text:p>0,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7]=1;RANDBETWEEN(2;6);IF([.AA17]=2;RANDBETWEEN(7;12);IF([.AA17]=3;RANDBETWEEN(13;17);IF([.AA17]=4;RANDBETWEEN(18;22);IF([.AA17]=5;RANDBETWEEN(23;26);RANDBETWEEN(27;30))))))" office:value-type="float" office:value="25" calcext:value-type="float">
            <text:p>25</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17.18" calcext:value-type="float">
            <text:p>17,18</text:p>
          </table:table-cell>
          <table:table-cell table:style-name="ce7"/>
          <table:table-cell table:style-name="ce9"/>
          <table:table-cell table:style-name="ce154" table:formula="of:=[.K17]+(ROUND(RAND()*0.2;2)-0.1)*CHOOSE(RANDBETWEEN(1;2);1;10)" office:value-type="float" office:value="17.15" calcext:value-type="float">
            <text:p>17,15</text:p>
          </table:table-cell>
          <table:table-cell table:style-name="ce150" table:formula="of:=ROUND(RAND()*CHOOSE(RANDBETWEEN(1;2);10;100);RANDBETWEEN(1;2))" office:value-type="float" office:value="32.1" calcext:value-type="float">
            <text:p>32,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7];1)" office:value-type="float" office:value="33" calcext:value-type="float">
            <text:p>33</text:p>
          </table:table-cell>
          <table:table-cell/>
          <table:table-cell table:style-name="ce69" table:formula="of:=[.A17]*[.C17]*[.E17]" office:value-type="float" office:value="224.9" calcext:value-type="float">
            <text:p>224,9</text:p>
          </table:table-cell>
          <table:table-cell table:style-name="ce27" table:formula="of:=QUOTIENT([.H17];[.J17])&amp;&quot;≤...&lt;&quot;&amp;(QUOTIENT([.H17];[.J17])+1)" office:value-type="string" office:string-value="12≤...&lt;13" calcext:value-type="string">
            <text:p>12≤...&lt;13</text:p>
          </table:table-cell>
          <table:table-cell table:style-name="ce57" table:formula="of:=[.K17]&amp;IF([.K17]&lt;[.N17];&quot;&lt;&quot;;IF([.K17]&gt;[.N17];&quot;&gt;&quot;;&quot;=&quot;))&amp;[.N17]" office:value-type="string" office:string-value="17,18&gt;17,15" calcext:value-type="string">
            <text:p>17,18&gt;17,15</text:p>
          </table:table-cell>
          <table:table-cell table:style-name="ce155" table:formula="of:=[.R17]-[.O17]" office:value-type="float" office:value="0.899999999999999" calcext:value-type="float">
            <text:p>0,9</text:p>
          </table:table-cell>
          <table:table-cell/>
          <table:table-cell table:formula="of:=RANK([.Z17];[.Z12:.Z21])+2" office:value-type="float" office:value="12" calcext:value-type="float">
            <text:p>12</text:p>
          </table:table-cell>
          <table:table-cell table:style-name="ce89" table:formula="of:=RAND()" office:value-type="float" office:value="0.130196898295081" calcext:value-type="float">
            <text:p>0,130196898295081</text:p>
          </table:table-cell>
          <table:table-cell table:formula="of:=RANK([.AB17];[.AB14:.AB19])" office:value-type="float" office:value="5" calcext:value-type="float">
            <text:p>5</text:p>
          </table:table-cell>
          <table:table-cell table:style-name="ce89" table:formula="of:=RAND()" office:value-type="float" office:value="0.496373738379499" calcext:value-type="float">
            <text:p>0,496373738379499</text:p>
          </table:table-cell>
          <table:table-cell table:number-columns-repeated="996"/>
        </table:table-row>
        <table:table-row table:style-name="ro3">
          <table:table-cell table:style-name="ce148" table:formula="of:=ROUND(RAND()*CHOOSE(RANDBETWEEN(1;2);10;100);RANDBETWEEN(1;2))" office:value-type="float" office:value="44.29" calcext:value-type="float">
            <text:p>44,29</text:p>
          </table:table-cell>
          <table:table-cell table:style-name="ce7" office:value-type="string" calcext:value-type="string">
            <text:p>×</text:p>
          </table:table-cell>
          <table:table-cell table:style-name="ce149" table:formula="of:=IF([.E18]=2;5*CHOOSE(RANDBETWEEN(1;3);1;10;0.1);IF([.E18]=4;25*CHOOSE(RANDBETWEEN(1;3);1;10;0.1);IF([.E18]=8;125*CHOOSE(RANDBETWEEN(1;3);1;10;0.1);IF([.E18]=0.2;5*CHOOSE(RANDBETWEEN(1;3);1;10;0.1);IF([.E18]=0.4;25*CHOOSE(RANDBETWEEN(1;3);1;10;0.1);IF([.E18]=0.8;125*CHOOSE(RANDBETWEEN(1;3);1;10;0.1)))))))" office:value-type="float" office:value="2.5" calcext:value-type="float">
            <text:p>2,5</text:p>
          </table:table-cell>
          <table:table-cell table:style-name="ce142" office:value-type="string" calcext:value-type="string">
            <text:p>×</text:p>
          </table:table-cell>
          <table:table-cell table:style-name="ce40" table:formula="of:=CHOOSE([.AA17];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8]=1;RANDBETWEEN(2;6);IF([.AA18]=2;RANDBETWEEN(7;12);IF([.AA18]=3;RANDBETWEEN(13;17);IF([.AA18]=4;RANDBETWEEN(18;22);IF([.AA18]=5;RANDBETWEEN(23;26);RANDBETWEEN(27;30))))))" office:value-type="float" office:value="11" calcext:value-type="float">
            <text:p>11</text:p>
          </table:table-cell>
          <table:table-cell table:style-name="ce9" office:value-type="string" calcext:value-type="string">
            <text:p>/</text:p>
          </table:table-cell>
          <table:table-cell table:style-name="ce152" table:formula="of:=RANDBETWEEN(2;9)" office:value-type="float" office:value="7" calcext:value-type="float">
            <text:p>7 &lt;</text:p>
          </table:table-cell>
          <table:table-cell table:style-name="ce153" table:formula="of:=ROUND(RAND()*CHOOSE(RANDBETWEEN(1;2);10;100);RANDBETWEEN(1;2))" office:value-type="float" office:value="6.3" calcext:value-type="float">
            <text:p>6,3</text:p>
          </table:table-cell>
          <table:table-cell table:style-name="ce7"/>
          <table:table-cell table:style-name="ce9"/>
          <table:table-cell table:style-name="ce154" table:formula="of:=[.K18]+(ROUND(RAND()*0.2;2)-0.1)*CHOOSE(RANDBETWEEN(1;2);1;10)" office:value-type="float" office:value="6.39" calcext:value-type="float">
            <text:p>6,39</text:p>
          </table:table-cell>
          <table:table-cell table:style-name="ce150" table:formula="of:=ROUND(RAND()*CHOOSE(RANDBETWEEN(1;2);10;100);RANDBETWEEN(1;2))" office:value-type="float" office:value="9.51" calcext:value-type="float">
            <text:p>9,5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8];1)" office:value-type="float" office:value="10" calcext:value-type="float">
            <text:p>10</text:p>
          </table:table-cell>
          <table:table-cell/>
          <table:table-cell table:style-name="ce69" table:formula="of:=[.A18]*[.C18]*[.E18]" office:value-type="float" office:value="44.29" calcext:value-type="float">
            <text:p>44,29</text:p>
          </table:table-cell>
          <table:table-cell table:style-name="ce27" table:formula="of:=QUOTIENT([.H18];[.J18])&amp;&quot;≤...&lt;&quot;&amp;(QUOTIENT([.H18];[.J18])+1)" office:value-type="string" office:string-value="1≤...&lt;2" calcext:value-type="string">
            <text:p>1≤...&lt;2</text:p>
          </table:table-cell>
          <table:table-cell table:style-name="ce57" table:formula="of:=[.K18]&amp;IF([.K18]&lt;[.N18];&quot;&lt;&quot;;IF([.K18]&gt;[.N18];&quot;&gt;&quot;;&quot;=&quot;))&amp;[.N18]" office:value-type="string" office:string-value="6,3&lt;6,39" calcext:value-type="string">
            <text:p>6,3&lt;6,39</text:p>
          </table:table-cell>
          <table:table-cell table:style-name="ce155" table:formula="of:=[.R18]-[.O18]" office:value-type="float" office:value="0.49" calcext:value-type="float">
            <text:p>0,49</text:p>
          </table:table-cell>
          <table:table-cell/>
          <table:table-cell table:formula="of:=RANK([.Z18];[.Z12:.Z21])+2" office:value-type="float" office:value="9" calcext:value-type="float">
            <text:p>9</text:p>
          </table:table-cell>
          <table:table-cell table:style-name="ce89" table:formula="of:=RAND()" office:value-type="float" office:value="0.530042932246805" calcext:value-type="float">
            <text:p>0,530042932246805</text:p>
          </table:table-cell>
          <table:table-cell table:formula="of:=RANK([.AB18];[.AB14:.AB19])" office:value-type="float" office:value="2" calcext:value-type="float">
            <text:p>2</text:p>
          </table:table-cell>
          <table:table-cell table:style-name="ce89" table:formula="of:=RAND()" office:value-type="float" office:value="0.594432398530874" calcext:value-type="float">
            <text:p>0,594432398530874</text:p>
          </table:table-cell>
          <table:table-cell table:number-columns-repeated="996"/>
        </table:table-row>
        <table:table-row table:style-name="ro3">
          <table:table-cell table:style-name="ce147" table:formula="of:=IF([.E19]=2;5*CHOOSE(RANDBETWEEN(1;3);1;10;0.1);IF([.E19]=4;25*CHOOSE(RANDBETWEEN(1;3);1;10;0.1);IF([.E19]=8;125*CHOOSE(RANDBETWEEN(1;3);1;10;0.1);IF([.E19]=0.2;5*CHOOSE(RANDBETWEEN(1;3);1;10;0.1);IF([.E19]=0.4;25*CHOOSE(RANDBETWEEN(1;3);1;10;0.1);IF([.E19]=0.8;125*CHOOSE(RANDBETWEEN(1;3);1;10;0.1)))))))" office:value-type="float" office:value="25" calcext:value-type="float">
            <text:p>25</text:p>
          </table:table-cell>
          <table:table-cell table:style-name="ce7" office:value-type="string" calcext:value-type="string">
            <text:p>×</text:p>
          </table:table-cell>
          <table:table-cell table:style-name="ce150" table:formula="of:=ROUND(RAND()*CHOOSE(RANDBETWEEN(1;2);10;100);RANDBETWEEN(1;2))" office:value-type="float" office:value="13.62" calcext:value-type="float">
            <text:p>13,62</text:p>
          </table:table-cell>
          <table:table-cell table:style-name="ce142" office:value-type="string" calcext:value-type="string">
            <text:p>×</text:p>
          </table:table-cell>
          <table:table-cell table:style-name="ce40" table:formula="of:=CHOOSE([.AA18];2;4;8;0.2;0.4;0.8)" office:value-type="float" office:value="4" calcext:value-type="float">
            <text:p>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9]=1;RANDBETWEEN(2;6);IF([.AA19]=2;RANDBETWEEN(7;12);IF([.AA19]=3;RANDBETWEEN(13;17);IF([.AA19]=4;RANDBETWEEN(18;22);IF([.AA19]=5;RANDBETWEEN(23;26);RANDBETWEEN(27;30))))))" office:value-type="float" office:value="14" calcext:value-type="float">
            <text:p>14</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7.6" calcext:value-type="float">
            <text:p>7,6</text:p>
          </table:table-cell>
          <table:table-cell table:style-name="ce7"/>
          <table:table-cell table:style-name="ce9"/>
          <table:table-cell table:style-name="ce154" table:formula="of:=[.K19]+(ROUND(RAND()*0.2;2)-0.1)*CHOOSE(RANDBETWEEN(1;2);1;10)" office:value-type="float" office:value="7.53" calcext:value-type="float">
            <text:p>7,53</text:p>
          </table:table-cell>
          <table:table-cell table:style-name="ce150" table:formula="of:=ROUND(RAND()*CHOOSE(RANDBETWEEN(1;2);10;100);RANDBETWEEN(1;2))" office:value-type="float" office:value="82" calcext:value-type="float">
            <text:p>8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9];1)" office:value-type="float" office:value="82" calcext:value-type="float">
            <text:p>82</text:p>
          </table:table-cell>
          <table:table-cell/>
          <table:table-cell table:style-name="ce69" table:formula="of:=[.A19]*[.C19]*[.E19]" office:value-type="float" office:value="1362" calcext:value-type="float">
            <text:p>1 362</text:p>
          </table:table-cell>
          <table:table-cell table:style-name="ce27" table:formula="of:=QUOTIENT([.H19];[.J19])&amp;&quot;≤...&lt;&quot;&amp;(QUOTIENT([.H19];[.J19])+1)" office:value-type="string" office:string-value="4≤...&lt;5" calcext:value-type="string">
            <text:p>4≤...&lt;5</text:p>
          </table:table-cell>
          <table:table-cell table:style-name="ce57" table:formula="of:=[.K19]&amp;IF([.K19]&lt;[.N19];&quot;&lt;&quot;;IF([.K19]&gt;[.N19];&quot;&gt;&quot;;&quot;=&quot;))&amp;[.N19]" office:value-type="string" office:string-value="7,6&gt;7,53" calcext:value-type="string">
            <text:p>7,6&gt;7,53</text:p>
          </table:table-cell>
          <table:table-cell table:style-name="ce155" table:formula="of:=[.R19]-[.O19]" office:value-type="float" office:value="0" calcext:value-type="float">
            <text:p>0</text:p>
          </table:table-cell>
          <table:table-cell/>
          <table:table-cell table:formula="of:=RANK([.Z19];[.Z12:.Z21])+2" office:value-type="float" office:value="10" calcext:value-type="float">
            <text:p>10</text:p>
          </table:table-cell>
          <table:table-cell table:style-name="ce89" table:formula="of:=RAND()" office:value-type="float" office:value="0.498593105095991" calcext:value-type="float">
            <text:p>0,498593105095991</text:p>
          </table:table-cell>
          <table:table-cell table:formula="of:=RANK([.AB19];[.AB14:.AB19])" office:value-type="float" office:value="3" calcext:value-type="float">
            <text:p>3</text:p>
          </table:table-cell>
          <table:table-cell table:style-name="ce89" table:formula="of:=RAND()" office:value-type="float" office:value="0.575505297016347" calcext:value-type="float">
            <text:p>0,575505297016347</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4" calcext:value-type="float">
            <text:p>4</text:p>
          </table:table-cell>
          <table:table-cell table:style-name="ce89" table:formula="of:=RAND()" office:value-type="float" office:value="0.929239167328143" calcext:value-type="float">
            <text:p>0,929239167328143</text:p>
          </table:table-cell>
          <table:table-cell table:number-columns-repeated="998"/>
        </table:table-row>
        <table:table-row table:style-name="ro4">
          <table:table-cell table:number-columns-repeated="24"/>
          <table:table-cell table:formula="of:=RANK([.Z21];[.Z12:.Z21])+2" office:value-type="float" office:value="6" calcext:value-type="float">
            <text:p>6</text:p>
          </table:table-cell>
          <table:table-cell table:style-name="ce89" table:formula="of:=RAND()" office:value-type="float" office:value="0.662889068481382" calcext:value-type="float">
            <text:p>0,662889068481382</text:p>
          </table:table-cell>
          <table:table-cell table:number-columns-repeated="998"/>
        </table:table-row>
        <table:table-row table:style-name="ro5">
          <table:table-cell table:number-columns-repeated="1024"/>
        </table:table-row>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5" calcext:value-type="float">
            <text:p>5</text:p>
          </table:table-cell>
          <table:table-cell table:style-name="ce89" table:formula="of:=RAND()" office:value-type="float" office:value="0.419076773004535" calcext:value-type="float">
            <text:p>0,419076773004535</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R$2]" office:value-type="string" office:string-value="v513" calcext:value-type="string">
            <text:p>v51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24];[.Z23:.Z32])+2" office:value-type="float" office:value="8" calcext:value-type="float">
            <text:p>8</text:p>
          </table:table-cell>
          <table:table-cell table:style-name="ce89" table:formula="of:=RAND()" office:value-type="float" office:value="0.272190919084833" calcext:value-type="float">
            <text:p>0,272190919084833</text:p>
          </table:table-cell>
          <table:table-cell table:number-columns-repeated="998"/>
        </table:table-row>
        <table:table-row table:style-name="ro3">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23]" office:value-type="string" office:string-value="AC" calcext:value-type="string">
            <text:p>AC</text:p>
          </table:table-cell>
          <table:table-cell table:style-name="ce99"/>
          <table:table-cell table:style-name="ce102" table:formula="of:=[.R24]" office:value-type="string" office:string-value="v513" calcext:value-type="string">
            <text:p>v513</text:p>
          </table:table-cell>
          <table:table-cell table:style-name="ce89"/>
          <table:table-cell table:formula="of:=RANK([.Z25];[.Z23:.Z32])+2" office:value-type="float" office:value="7" calcext:value-type="float">
            <text:p>7</text:p>
          </table:table-cell>
          <table:table-cell table:style-name="ce89" table:formula="of:=RAND()" office:value-type="float" office:value="0.324044460833303" calcext:value-type="float">
            <text:p>0,324044460833303</text:p>
          </table:table-cell>
          <table:table-cell table:style-name="ce89" table:formula="of:=RANK([.AB25];[.AB25:.AB30])" office:value-type="float" office:value="1" calcext:value-type="float">
            <text:p>1</text:p>
          </table:table-cell>
          <table:table-cell table:style-name="ce89" table:formula="of:=RAND()" office:value-type="float" office:value="0.992869122340452" calcext:value-type="float">
            <text:p>0,992869122340452</text:p>
          </table:table-cell>
          <table:table-cell table:number-columns-repeated="996"/>
        </table:table-row>
        <table:table-row table:style-name="ro3">
          <table:table-cell table:style-name="ce51" table:formula="of:=CHOOSE([.AA25];2;4;8;0.2;0.4;0.8)" office:value-type="float" office:value="2" calcext:value-type="float">
            <text:p>2</text:p>
          </table:table-cell>
          <table:table-cell table:style-name="ce7" office:value-type="string" calcext:value-type="string">
            <text:p>×</text:p>
          </table:table-cell>
          <table:table-cell table:style-name="ce149" table:formula="of:=IF([.A26]=2;5*CHOOSE(RANDBETWEEN(1;3);1;10;0.1);IF([.A26]=4;25*CHOOSE(RANDBETWEEN(1;3);1;10;0.1);IF([.A26]=8;125*CHOOSE(RANDBETWEEN(1;3);1;10;0.1);IF([.A26]=0.2;5*CHOOSE(RANDBETWEEN(1;3);1;10;0.1);IF([.A26]=0.4;25*CHOOSE(RANDBETWEEN(1;3);1;10;0.1);IF([.A26]=0.8;125*CHOOSE(RANDBETWEEN(1;3);1;10;0.1)))))))" office:value-type="float" office:value="5" calcext:value-type="float">
            <text:p>5</text:p>
          </table:table-cell>
          <table:table-cell table:style-name="ce142" office:value-type="string" calcext:value-type="string">
            <text:p>×</text:p>
          </table:table-cell>
          <table:table-cell table:style-name="ce7" table:formula="of:=ROUND(RAND()*CHOOSE(RANDBETWEEN(1;2);10;100);RANDBETWEEN(1;2))" office:value-type="float" office:value="9.85" calcext:value-type="float">
            <text:p>9,85</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6]=1;RANDBETWEEN(2;6);IF([.AA26]=2;RANDBETWEEN(7;12);IF([.AA26]=3;RANDBETWEEN(13;17);IF([.AA26]=4;RANDBETWEEN(18;22);IF([.AA26]=5;RANDBETWEEN(23;26);RANDBETWEEN(27;30))))))" office:value-type="float" office:value="11" calcext:value-type="float">
            <text:p>11</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49.57" calcext:value-type="float">
            <text:p>49,57</text:p>
          </table:table-cell>
          <table:table-cell table:style-name="ce7"/>
          <table:table-cell table:style-name="ce9"/>
          <table:table-cell table:style-name="ce154" table:formula="of:=[.K26]+(ROUND(RAND()*0.2;2)-0.1)*CHOOSE(RANDBETWEEN(1;2);1;10)" office:value-type="float" office:value="48.87" calcext:value-type="float">
            <text:p>48,87</text:p>
          </table:table-cell>
          <table:table-cell table:style-name="ce150" table:formula="of:=ROUND(RAND()*CHOOSE(RANDBETWEEN(1;2);10;100);RANDBETWEEN(1;2))" office:value-type="float" office:value="9" calcext:value-type="float">
            <text:p>9</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6];1)" office:value-type="float" office:value="9" calcext:value-type="float">
            <text:p>9</text:p>
          </table:table-cell>
          <table:table-cell/>
          <table:table-cell table:style-name="ce69" table:formula="of:=[.A26]*[.C26]*[.E26]" office:value-type="float" office:value="98.5" calcext:value-type="float">
            <text:p>98,5</text:p>
          </table:table-cell>
          <table:table-cell table:style-name="ce27" table:formula="of:=QUOTIENT([.H26];[.J26])&amp;&quot;≤...&lt;&quot;&amp;(QUOTIENT([.H26];[.J26])+1)" office:value-type="string" office:string-value="5≤...&lt;6" calcext:value-type="string">
            <text:p>5≤...&lt;6</text:p>
          </table:table-cell>
          <table:table-cell table:style-name="ce57" table:formula="of:=[.K26]&amp;IF([.K26]&lt;[.N26];&quot;&lt;&quot;;IF([.K26]&gt;[.N26];&quot;&gt;&quot;;&quot;=&quot;))&amp;[.N26]" office:value-type="string" office:string-value="49,57&gt;48,87" calcext:value-type="string">
            <text:p>49,57&gt;48,87</text:p>
          </table:table-cell>
          <table:table-cell table:style-name="ce155" table:formula="of:=[.R26]-[.O26]" office:value-type="float" office:value="0" calcext:value-type="float">
            <text:p>0</text:p>
          </table:table-cell>
          <table:table-cell/>
          <table:table-cell table:formula="of:=RANK([.Z26];[.Z23:.Z32])+2" office:value-type="float" office:value="12" calcext:value-type="float">
            <text:p>12</text:p>
          </table:table-cell>
          <table:table-cell table:style-name="ce89" table:formula="of:=RAND()" office:value-type="float" office:value="0.0636771452738654" calcext:value-type="float">
            <text:p>0,0636771452738654</text:p>
          </table:table-cell>
          <table:table-cell table:formula="of:=RANK([.AB26];[.AB25:.AB30])" office:value-type="float" office:value="2" calcext:value-type="float">
            <text:p>2</text:p>
          </table:table-cell>
          <table:table-cell table:style-name="ce89" table:formula="of:=RAND()" office:value-type="float" office:value="0.799268481993621" calcext:value-type="float">
            <text:p>0,799268481993621</text:p>
          </table:table-cell>
          <table:table-cell table:number-columns-repeated="996"/>
        </table:table-row>
        <table:table-row table:style-name="ro3">
          <table:table-cell table:style-name="ce51" table:formula="of:=CHOOSE([.AA26];2;4;8;0.2;0.4;0.8)" office:value-type="float" office:value="4" calcext:value-type="float">
            <text:p>4</text:p>
          </table:table-cell>
          <table:table-cell table:style-name="ce7" office:value-type="string" calcext:value-type="string">
            <text:p>×</text:p>
          </table:table-cell>
          <table:table-cell table:style-name="ce150" table:formula="of:=ROUND(RAND()*CHOOSE(RANDBETWEEN(1;2);10;100);RANDBETWEEN(1;2))" office:value-type="float" office:value="7.16" calcext:value-type="float">
            <text:p>7,16</text:p>
          </table:table-cell>
          <table:table-cell table:style-name="ce142" office:value-type="string" calcext:value-type="string">
            <text:p>×</text:p>
          </table:table-cell>
          <table:table-cell table:style-name="ce149" table:formula="of:=IF([.A27]=2;5*CHOOSE(RANDBETWEEN(1;3);1;10;0.1);IF([.A27]=4;25*CHOOSE(RANDBETWEEN(1;3);1;10;0.1);IF([.A27]=8;125*CHOOSE(RANDBETWEEN(1;3);1;10;0.1);IF([.A27]=0.2;5*CHOOSE(RANDBETWEEN(1;3);1;10;0.1);IF([.A27]=0.4;25*CHOOSE(RANDBETWEEN(1;3);1;10;0.1);IF([.A27]=0.8;125*CHOOSE(RANDBETWEEN(1;3);1;10;0.1)))))))" office:value-type="float" office:value="250" calcext:value-type="float">
            <text:p>250</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7]=1;RANDBETWEEN(2;6);IF([.AA27]=2;RANDBETWEEN(7;12);IF([.AA27]=3;RANDBETWEEN(13;17);IF([.AA27]=4;RANDBETWEEN(18;22);IF([.AA27]=5;RANDBETWEEN(23;26);RANDBETWEEN(27;30))))))" office:value-type="float" office:value="20" calcext:value-type="float">
            <text:p>20</text:p>
          </table:table-cell>
          <table:table-cell table:style-name="ce9" office:value-type="string" calcext:value-type="string">
            <text:p>/</text:p>
          </table:table-cell>
          <table:table-cell table:style-name="ce152" table:formula="of:=RANDBETWEEN(2;9)" office:value-type="float" office:value="8" calcext:value-type="float">
            <text:p>8 &lt;</text:p>
          </table:table-cell>
          <table:table-cell table:style-name="ce153" table:formula="of:=ROUND(RAND()*CHOOSE(RANDBETWEEN(1;2);10;100);RANDBETWEEN(1;2))" office:value-type="float" office:value="4.5" calcext:value-type="float">
            <text:p>4,5</text:p>
          </table:table-cell>
          <table:table-cell table:style-name="ce7"/>
          <table:table-cell table:style-name="ce9"/>
          <table:table-cell table:style-name="ce154" table:formula="of:=[.K27]+(ROUND(RAND()*0.2;2)-0.1)*CHOOSE(RANDBETWEEN(1;2);1;10)" office:value-type="float" office:value="4.45" calcext:value-type="float">
            <text:p>4,45</text:p>
          </table:table-cell>
          <table:table-cell table:style-name="ce150" table:formula="of:=ROUND(RAND()*CHOOSE(RANDBETWEEN(1;2);10;100);RANDBETWEEN(1;2))" office:value-type="float" office:value="3.02" calcext:value-type="float">
            <text:p>3,0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7];1)" office:value-type="float" office:value="4" calcext:value-type="float">
            <text:p>4</text:p>
          </table:table-cell>
          <table:table-cell/>
          <table:table-cell table:style-name="ce69" table:formula="of:=[.A27]*[.C27]*[.E27]" office:value-type="float" office:value="7160" calcext:value-type="float">
            <text:p>7 160</text:p>
          </table:table-cell>
          <table:table-cell table:style-name="ce27" table:formula="of:=QUOTIENT([.H27];[.J27])&amp;&quot;≤...&lt;&quot;&amp;(QUOTIENT([.H27];[.J27])+1)" office:value-type="string" office:string-value="2≤...&lt;3" calcext:value-type="string">
            <text:p>2≤...&lt;3</text:p>
          </table:table-cell>
          <table:table-cell table:style-name="ce57" table:formula="of:=[.K27]&amp;IF([.K27]&lt;[.N27];&quot;&lt;&quot;;IF([.K27]&gt;[.N27];&quot;&gt;&quot;;&quot;=&quot;))&amp;[.N27]" office:value-type="string" office:string-value="4,5&gt;4,45" calcext:value-type="string">
            <text:p>4,5&gt;4,45</text:p>
          </table:table-cell>
          <table:table-cell table:style-name="ce155" table:formula="of:=[.R27]-[.O27]" office:value-type="float" office:value="0.98" calcext:value-type="float">
            <text:p>0,98</text:p>
          </table:table-cell>
          <table:table-cell/>
          <table:table-cell table:formula="of:=RANK([.Z27];[.Z23:.Z32])+2" office:value-type="float" office:value="9" calcext:value-type="float">
            <text:p>9</text:p>
          </table:table-cell>
          <table:table-cell table:style-name="ce89" table:formula="of:=RAND()" office:value-type="float" office:value="0.241789655349363" calcext:value-type="float">
            <text:p>0,241789655349363</text:p>
          </table:table-cell>
          <table:table-cell table:formula="of:=RANK([.AB27];[.AB25:.AB30])" office:value-type="float" office:value="4" calcext:value-type="float">
            <text:p>4</text:p>
          </table:table-cell>
          <table:table-cell table:style-name="ce89" table:formula="of:=RAND()" office:value-type="float" office:value="0.597263868951072" calcext:value-type="float">
            <text:p>0,597263868951072</text:p>
          </table:table-cell>
          <table:table-cell table:number-columns-repeated="996"/>
        </table:table-row>
        <table:table-row table:style-name="ro3">
          <table:table-cell table:style-name="ce147" table:formula="of:=IF([.E28]=2;5*CHOOSE(RANDBETWEEN(1;3);1;10;0.1);IF([.E28]=4;25*CHOOSE(RANDBETWEEN(1;3);1;10;0.1);IF([.E28]=8;125*CHOOSE(RANDBETWEEN(1;3);1;10;0.1);IF([.E28]=0.2;5*CHOOSE(RANDBETWEEN(1;3);1;10;0.1);IF([.E28]=0.4;25*CHOOSE(RANDBETWEEN(1;3);1;10;0.1);IF([.E28]=0.8;125*CHOOSE(RANDBETWEEN(1;3);1;10;0.1)))))))" office:value-type="float" office:value="5" calcext:value-type="float">
            <text:p>5</text:p>
          </table:table-cell>
          <table:table-cell table:style-name="ce7" office:value-type="string" calcext:value-type="string">
            <text:p>×</text:p>
          </table:table-cell>
          <table:table-cell table:style-name="ce150" table:formula="of:=ROUND(RAND()*CHOOSE(RANDBETWEEN(1;2);10;100);RANDBETWEEN(1;2))" office:value-type="float" office:value="0.3" calcext:value-type="float">
            <text:p>0,3</text:p>
          </table:table-cell>
          <table:table-cell table:style-name="ce142" office:value-type="string" calcext:value-type="string">
            <text:p>×</text:p>
          </table:table-cell>
          <table:table-cell table:style-name="ce40" table:formula="of:=CHOOSE([.AA27];2;4;8;0.2;0.4;0.8)" office:value-type="float" office:value="0.2" calcext:value-type="float">
            <text:p>0,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8]=1;RANDBETWEEN(2;6);IF([.AA28]=2;RANDBETWEEN(7;12);IF([.AA28]=3;RANDBETWEEN(13;17);IF([.AA28]=4;RANDBETWEEN(18;22);IF([.AA28]=5;RANDBETWEEN(23;26);RANDBETWEEN(27;30))))))" office:value-type="float" office:value="24" calcext:value-type="float">
            <text:p>24</text:p>
          </table:table-cell>
          <table:table-cell table:style-name="ce9"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42.92" calcext:value-type="float">
            <text:p>42,92</text:p>
          </table:table-cell>
          <table:table-cell table:style-name="ce7"/>
          <table:table-cell table:style-name="ce9"/>
          <table:table-cell table:style-name="ce154" table:formula="of:=[.K28]+(ROUND(RAND()*0.2;2)-0.1)*CHOOSE(RANDBETWEEN(1;2);1;10)" office:value-type="float" office:value="42.92" calcext:value-type="float">
            <text:p>42,92</text:p>
          </table:table-cell>
          <table:table-cell table:style-name="ce150" table:formula="of:=ROUND(RAND()*CHOOSE(RANDBETWEEN(1;2);10;100);RANDBETWEEN(1;2))" office:value-type="float" office:value="35.2" calcext:value-type="float">
            <text:p>35,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8];1)" office:value-type="float" office:value="36" calcext:value-type="float">
            <text:p>36</text:p>
          </table:table-cell>
          <table:table-cell/>
          <table:table-cell table:style-name="ce69" table:formula="of:=[.A28]*[.C28]*[.E28]" office:value-type="float" office:value="0.3" calcext:value-type="float">
            <text:p>,3</text:p>
          </table:table-cell>
          <table:table-cell table:style-name="ce27" table:formula="of:=QUOTIENT([.H28];[.J28])&amp;&quot;≤...&lt;&quot;&amp;(QUOTIENT([.H28];[.J28])+1)" office:value-type="string" office:string-value="4≤...&lt;5" calcext:value-type="string">
            <text:p>4≤...&lt;5</text:p>
          </table:table-cell>
          <table:table-cell table:style-name="ce57" table:formula="of:=[.K28]&amp;IF([.K28]&lt;[.N28];&quot;&lt;&quot;;IF([.K28]&gt;[.N28];&quot;&gt;&quot;;&quot;=&quot;))&amp;[.N28]" office:value-type="string" office:string-value="42,92=42,92" calcext:value-type="string">
            <text:p>42,92=42,92</text:p>
          </table:table-cell>
          <table:table-cell table:style-name="ce155" table:formula="of:=[.R28]-[.O28]" office:value-type="float" office:value="0.799999999999997" calcext:value-type="float">
            <text:p>0,8</text:p>
          </table:table-cell>
          <table:table-cell/>
          <table:table-cell table:formula="of:=RANK([.Z28];[.Z23:.Z32])+2" office:value-type="float" office:value="6" calcext:value-type="float">
            <text:p>6</text:p>
          </table:table-cell>
          <table:table-cell table:style-name="ce89" table:formula="of:=RAND()" office:value-type="float" office:value="0.354457639673943" calcext:value-type="float">
            <text:p>0,354457639673943</text:p>
          </table:table-cell>
          <table:table-cell table:formula="of:=RANK([.AB28];[.AB25:.AB30])" office:value-type="float" office:value="5" calcext:value-type="float">
            <text:p>5</text:p>
          </table:table-cell>
          <table:table-cell table:style-name="ce89" table:formula="of:=RAND()" office:value-type="float" office:value="0.0899541538351651" calcext:value-type="float">
            <text:p>0,0899541538351651</text:p>
          </table:table-cell>
          <table:table-cell table:number-columns-repeated="996"/>
        </table:table-row>
        <table:table-row table:style-name="ro3">
          <table:table-cell table:style-name="ce148" table:formula="of:=ROUND(RAND()*CHOOSE(RANDBETWEEN(1;2);10;100);RANDBETWEEN(1;2))" office:value-type="float" office:value="84.45" calcext:value-type="float">
            <text:p>84,45</text:p>
          </table:table-cell>
          <table:table-cell table:style-name="ce7" office:value-type="string" calcext:value-type="string">
            <text:p>×</text:p>
          </table:table-cell>
          <table:table-cell table:style-name="ce149" table:formula="of:=IF([.E29]=2;5*CHOOSE(RANDBETWEEN(1;3);1;10;0.1);IF([.E29]=4;25*CHOOSE(RANDBETWEEN(1;3);1;10;0.1);IF([.E29]=8;125*CHOOSE(RANDBETWEEN(1;3);1;10;0.1);IF([.E29]=0.2;5*CHOOSE(RANDBETWEEN(1;3);1;10;0.1);IF([.E29]=0.4;25*CHOOSE(RANDBETWEEN(1;3);1;10;0.1);IF([.E29]=0.8;125*CHOOSE(RANDBETWEEN(1;3);1;10;0.1)))))))" office:value-type="float" office:value="2.5" calcext:value-type="float">
            <text:p>2,5</text:p>
          </table:table-cell>
          <table:table-cell table:style-name="ce142" office:value-type="string" calcext:value-type="string">
            <text:p>×</text:p>
          </table:table-cell>
          <table:table-cell table:style-name="ce40" table:formula="of:=CHOOSE([.AA28];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9]=1;RANDBETWEEN(2;6);IF([.AA29]=2;RANDBETWEEN(7;12);IF([.AA29]=3;RANDBETWEEN(13;17);IF([.AA29]=4;RANDBETWEEN(18;22);IF([.AA29]=5;RANDBETWEEN(23;26);RANDBETWEEN(27;30))))))" office:value-type="float" office:value="28" calcext:value-type="float">
            <text:p>28</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9.8" calcext:value-type="float">
            <text:p>9,8</text:p>
          </table:table-cell>
          <table:table-cell table:style-name="ce7"/>
          <table:table-cell table:style-name="ce9"/>
          <table:table-cell table:style-name="ce154" table:formula="of:=[.K29]+(ROUND(RAND()*0.2;2)-0.1)*CHOOSE(RANDBETWEEN(1;2);1;10)" office:value-type="float" office:value="8.8" calcext:value-type="float">
            <text:p>8,8</text:p>
          </table:table-cell>
          <table:table-cell table:style-name="ce150" table:formula="of:=ROUND(RAND()*CHOOSE(RANDBETWEEN(1;2);10;100);RANDBETWEEN(1;2))" office:value-type="float" office:value="92.06" calcext:value-type="float">
            <text:p>92,06</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9];1)" office:value-type="float" office:value="93" calcext:value-type="float">
            <text:p>93</text:p>
          </table:table-cell>
          <table:table-cell/>
          <table:table-cell table:style-name="ce69" table:formula="of:=[.A29]*[.C29]*[.E29]" office:value-type="float" office:value="84.45" calcext:value-type="float">
            <text:p>84,45</text:p>
          </table:table-cell>
          <table:table-cell table:style-name="ce27" table:formula="of:=QUOTIENT([.H29];[.J29])&amp;&quot;≤...&lt;&quot;&amp;(QUOTIENT([.H29];[.J29])+1)" office:value-type="string" office:string-value="14≤...&lt;15" calcext:value-type="string">
            <text:p>14≤...&lt;15</text:p>
          </table:table-cell>
          <table:table-cell table:style-name="ce57" table:formula="of:=[.K29]&amp;IF([.K29]&lt;[.N29];&quot;&lt;&quot;;IF([.K29]&gt;[.N29];&quot;&gt;&quot;;&quot;=&quot;))&amp;[.N29]" office:value-type="string" office:string-value="9,8&gt;8,8" calcext:value-type="string">
            <text:p>9,8&gt;8,8</text:p>
          </table:table-cell>
          <table:table-cell table:style-name="ce155" table:formula="of:=[.R29]-[.O29]" office:value-type="float" office:value="0.939999999999998" calcext:value-type="float">
            <text:p>0,94</text:p>
          </table:table-cell>
          <table:table-cell/>
          <table:table-cell table:formula="of:=RANK([.Z29];[.Z23:.Z32])+2" office:value-type="float" office:value="11" calcext:value-type="float">
            <text:p>11</text:p>
          </table:table-cell>
          <table:table-cell table:style-name="ce89" table:formula="of:=RAND()" office:value-type="float" office:value="0.0950112915925361" calcext:value-type="float">
            <text:p>0,0950112915925361</text:p>
          </table:table-cell>
          <table:table-cell table:formula="of:=RANK([.AB29];[.AB25:.AB30])" office:value-type="float" office:value="6" calcext:value-type="float">
            <text:p>6</text:p>
          </table:table-cell>
          <table:table-cell table:style-name="ce89" table:formula="of:=RAND()" office:value-type="float" office:value="0.057722675808299" calcext:value-type="float">
            <text:p>0,057722675808299</text:p>
          </table:table-cell>
          <table:table-cell table:number-columns-repeated="996"/>
        </table:table-row>
        <table:table-row table:style-name="ro3">
          <table:table-cell table:style-name="ce147" table:formula="of:=IF([.E30]=2;5*CHOOSE(RANDBETWEEN(1;3);1;10;0.1);IF([.E30]=4;25*CHOOSE(RANDBETWEEN(1;3);1;10;0.1);IF([.E30]=8;125*CHOOSE(RANDBETWEEN(1;3);1;10;0.1);IF([.E30]=0.2;5*CHOOSE(RANDBETWEEN(1;3);1;10;0.1);IF([.E30]=0.4;25*CHOOSE(RANDBETWEEN(1;3);1;10;0.1);IF([.E30]=0.8;125*CHOOSE(RANDBETWEEN(1;3);1;10;0.1)))))))" office:value-type="float" office:value="125" calcext:value-type="float">
            <text:p>125</text:p>
          </table:table-cell>
          <table:table-cell table:style-name="ce7" office:value-type="string" calcext:value-type="string">
            <text:p>×</text:p>
          </table:table-cell>
          <table:table-cell table:style-name="ce150" table:formula="of:=ROUND(RAND()*CHOOSE(RANDBETWEEN(1;2);10;100);RANDBETWEEN(1;2))" office:value-type="float" office:value="4.94" calcext:value-type="float">
            <text:p>4,94</text:p>
          </table:table-cell>
          <table:table-cell table:style-name="ce142" office:value-type="string" calcext:value-type="string">
            <text:p>×</text:p>
          </table:table-cell>
          <table:table-cell table:style-name="ce40" table:formula="of:=CHOOSE([.AA29];2;4;8;0.2;0.4;0.8)" office:value-type="float" office:value="0.8" calcext:value-type="float">
            <text:p>0,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0]=1;RANDBETWEEN(2;6);IF([.AA30]=2;RANDBETWEEN(7;12);IF([.AA30]=3;RANDBETWEEN(13;17);IF([.AA30]=4;RANDBETWEEN(18;22);IF([.AA30]=5;RANDBETWEEN(23;26);RANDBETWEEN(27;30))))))" office:value-type="float" office:value="14" calcext:value-type="float">
            <text:p>14</text:p>
          </table:table-cell>
          <table:table-cell table:style-name="ce9"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0.1" calcext:value-type="float">
            <text:p>0,1</text:p>
          </table:table-cell>
          <table:table-cell table:style-name="ce7"/>
          <table:table-cell table:style-name="ce9"/>
          <table:table-cell table:style-name="ce154" table:formula="of:=[.K30]+(ROUND(RAND()*0.2;2)-0.1)*CHOOSE(RANDBETWEEN(1;2);1;10)" office:value-type="float" office:value="0.17" calcext:value-type="float">
            <text:p>0,17</text:p>
          </table:table-cell>
          <table:table-cell table:style-name="ce150" table:formula="of:=ROUND(RAND()*CHOOSE(RANDBETWEEN(1;2);10;100);RANDBETWEEN(1;2))" office:value-type="float" office:value="47.41" calcext:value-type="float">
            <text:p>47,4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0];1)" office:value-type="float" office:value="48" calcext:value-type="float">
            <text:p>48</text:p>
          </table:table-cell>
          <table:table-cell/>
          <table:table-cell table:style-name="ce69" table:formula="of:=[.A30]*[.C30]*[.E30]" office:value-type="float" office:value="494" calcext:value-type="float">
            <text:p>494</text:p>
          </table:table-cell>
          <table:table-cell table:style-name="ce27" table:formula="of:=QUOTIENT([.H30];[.J30])&amp;&quot;≤...&lt;&quot;&amp;(QUOTIENT([.H30];[.J30])+1)" office:value-type="string" office:string-value="2≤...&lt;3" calcext:value-type="string">
            <text:p>2≤...&lt;3</text:p>
          </table:table-cell>
          <table:table-cell table:style-name="ce57" table:formula="of:=[.K30]&amp;IF([.K30]&lt;[.N30];&quot;&lt;&quot;;IF([.K30]&gt;[.N30];&quot;&gt;&quot;;&quot;=&quot;))&amp;[.N30]" office:value-type="string" office:string-value="0,1&lt;0,17" calcext:value-type="string">
            <text:p>0,1&lt;0,17</text:p>
          </table:table-cell>
          <table:table-cell table:style-name="ce155" table:formula="of:=[.R30]-[.O30]" office:value-type="float" office:value="0.590000000000003" calcext:value-type="float">
            <text:p>0,59</text:p>
          </table:table-cell>
          <table:table-cell/>
          <table:table-cell table:formula="of:=RANK([.Z30];[.Z23:.Z32])+2" office:value-type="float" office:value="3" calcext:value-type="float">
            <text:p>3</text:p>
          </table:table-cell>
          <table:table-cell table:style-name="ce89" table:formula="of:=RAND()" office:value-type="float" office:value="0.621077715130725" calcext:value-type="float">
            <text:p>0,621077715130725</text:p>
          </table:table-cell>
          <table:table-cell table:formula="of:=RANK([.AB30];[.AB25:.AB30])" office:value-type="float" office:value="3" calcext:value-type="float">
            <text:p>3</text:p>
          </table:table-cell>
          <table:table-cell table:style-name="ce89" table:formula="of:=RAND()" office:value-type="float" office:value="0.656747460692277" calcext:value-type="float">
            <text:p>0,656747460692277</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4" calcext:value-type="float">
            <text:p>4</text:p>
          </table:table-cell>
          <table:table-cell table:style-name="ce89" table:formula="of:=RAND()" office:value-type="float" office:value="0.56143284534748" calcext:value-type="float">
            <text:p>0,56143284534748</text:p>
          </table:table-cell>
          <table:table-cell table:number-columns-repeated="998"/>
        </table:table-row>
        <table:table-row table:style-name="ro4">
          <table:table-cell table:number-columns-repeated="24"/>
          <table:table-cell table:formula="of:=RANK([.Z32];[.Z23:.Z32])+2" office:value-type="float" office:value="10" calcext:value-type="float">
            <text:p>10</text:p>
          </table:table-cell>
          <table:table-cell table:style-name="ce89" table:formula="of:=RAND()" office:value-type="float" office:value="0.173307731327445" calcext:value-type="float">
            <text:p>0,173307731327445</text:p>
          </table:table-cell>
          <table:table-cell table:number-columns-repeated="998"/>
        </table:table-row>
        <table:table-row table:style-name="ro5">
          <table:table-cell table:number-columns-repeated="1024"/>
        </table:table-row>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11" calcext:value-type="float">
            <text:p>11</text:p>
          </table:table-cell>
          <table:table-cell table:style-name="ce89" table:formula="of:=RAND()" office:value-type="float" office:value="0.252615709814726" calcext:value-type="float">
            <text:p>0,252615709814726</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R$2]" office:value-type="string" office:string-value="v513" calcext:value-type="string">
            <text:p>v51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35];[.Z34:.Z43])+2" office:value-type="float" office:value="6" calcext:value-type="float">
            <text:p>6</text:p>
          </table:table-cell>
          <table:table-cell table:style-name="ce89" table:formula="of:=RAND()" office:value-type="float" office:value="0.704161513566288" calcext:value-type="float">
            <text:p>0,704161513566288</text:p>
          </table:table-cell>
          <table:table-cell table:number-columns-repeated="998"/>
        </table:table-row>
        <table:table-row table:style-name="ro3">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34]" office:value-type="string" office:string-value="AD" calcext:value-type="string">
            <text:p>AD</text:p>
          </table:table-cell>
          <table:table-cell table:style-name="ce99"/>
          <table:table-cell table:style-name="ce102" table:formula="of:=[.R35]" office:value-type="string" office:string-value="v513" calcext:value-type="string">
            <text:p>v513</text:p>
          </table:table-cell>
          <table:table-cell table:style-name="ce89"/>
          <table:table-cell table:formula="of:=RANK([.Z36];[.Z34:.Z43])+2" office:value-type="float" office:value="5" calcext:value-type="float">
            <text:p>5</text:p>
          </table:table-cell>
          <table:table-cell table:style-name="ce89" table:formula="of:=RAND()" office:value-type="float" office:value="0.70588160563491" calcext:value-type="float">
            <text:p>0,70588160563491</text:p>
          </table:table-cell>
          <table:table-cell table:style-name="ce89" table:formula="of:=RANK([.AB36];[.AB36:.AB41])" office:value-type="float" office:value="2" calcext:value-type="float">
            <text:p>2</text:p>
          </table:table-cell>
          <table:table-cell table:style-name="ce89" table:formula="of:=RAND()" office:value-type="float" office:value="0.775795096712222" calcext:value-type="float">
            <text:p>0,775795096712222</text:p>
          </table:table-cell>
          <table:table-cell table:number-columns-repeated="996"/>
        </table:table-row>
        <table:table-row table:style-name="ro3">
          <table:table-cell table:style-name="ce51" table:formula="of:=CHOOSE([.AA36];2;4;8;0.2;0.4;0.8)" office:value-type="float" office:value="4" calcext:value-type="float">
            <text:p>4</text:p>
          </table:table-cell>
          <table:table-cell table:style-name="ce7" office:value-type="string" calcext:value-type="string">
            <text:p>×</text:p>
          </table:table-cell>
          <table:table-cell table:style-name="ce149" table:formula="of:=IF([.A37]=2;5*CHOOSE(RANDBETWEEN(1;3);1;10;0.1);IF([.A37]=4;25*CHOOSE(RANDBETWEEN(1;3);1;10;0.1);IF([.A37]=8;125*CHOOSE(RANDBETWEEN(1;3);1;10;0.1);IF([.A37]=0.2;5*CHOOSE(RANDBETWEEN(1;3);1;10;0.1);IF([.A37]=0.4;25*CHOOSE(RANDBETWEEN(1;3);1;10;0.1);IF([.A37]=0.8;125*CHOOSE(RANDBETWEEN(1;3);1;10;0.1)))))))" office:value-type="float" office:value="2.5" calcext:value-type="float">
            <text:p>2,5</text:p>
          </table:table-cell>
          <table:table-cell table:style-name="ce142" office:value-type="string" calcext:value-type="string">
            <text:p>×</text:p>
          </table:table-cell>
          <table:table-cell table:style-name="ce7" table:formula="of:=ROUND(RAND()*CHOOSE(RANDBETWEEN(1;2);10;100);RANDBETWEEN(1;2))" office:value-type="float" office:value="40.2" calcext:value-type="float">
            <text:p>40,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7]=1;RANDBETWEEN(2;6);IF([.AA37]=2;RANDBETWEEN(7;12);IF([.AA37]=3;RANDBETWEEN(13;17);IF([.AA37]=4;RANDBETWEEN(18;22);IF([.AA37]=5;RANDBETWEEN(23;26);RANDBETWEEN(27;30))))))" office:value-type="float" office:value="27" calcext:value-type="float">
            <text:p>27</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9.52" calcext:value-type="float">
            <text:p>9,52</text:p>
          </table:table-cell>
          <table:table-cell table:style-name="ce7"/>
          <table:table-cell table:style-name="ce9"/>
          <table:table-cell table:style-name="ce154" table:formula="of:=[.K37]+(ROUND(RAND()*0.2;2)-0.1)*CHOOSE(RANDBETWEEN(1;2);1;10)" office:value-type="float" office:value="10.02" calcext:value-type="float">
            <text:p>10,02</text:p>
          </table:table-cell>
          <table:table-cell table:style-name="ce150" table:formula="of:=ROUND(RAND()*CHOOSE(RANDBETWEEN(1;2);10;100);RANDBETWEEN(1;2))" office:value-type="float" office:value="9.93" calcext:value-type="float">
            <text:p>9,93</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7];1)" office:value-type="float" office:value="10" calcext:value-type="float">
            <text:p>10</text:p>
          </table:table-cell>
          <table:table-cell/>
          <table:table-cell table:style-name="ce69" table:formula="of:=[.A37]*[.C37]*[.E37]" office:value-type="float" office:value="402" calcext:value-type="float">
            <text:p>402</text:p>
          </table:table-cell>
          <table:table-cell table:style-name="ce27" table:formula="of:=QUOTIENT([.H37];[.J37])&amp;&quot;≤...&lt;&quot;&amp;(QUOTIENT([.H37];[.J37])+1)" office:value-type="string" office:string-value="9≤...&lt;10" calcext:value-type="string">
            <text:p>9≤...&lt;10</text:p>
          </table:table-cell>
          <table:table-cell table:style-name="ce57" table:formula="of:=[.K37]&amp;IF([.K37]&lt;[.N37];&quot;&lt;&quot;;IF([.K37]&gt;[.N37];&quot;&gt;&quot;;&quot;=&quot;))&amp;[.N37]" office:value-type="string" office:string-value="9,52&lt;10,02" calcext:value-type="string">
            <text:p>9,52&lt;10,02</text:p>
          </table:table-cell>
          <table:table-cell table:style-name="ce155" table:formula="of:=[.R37]-[.O37]" office:value-type="float" office:value="0.0700000000000003" calcext:value-type="float">
            <text:p>0,07</text:p>
          </table:table-cell>
          <table:table-cell/>
          <table:table-cell table:formula="of:=RANK([.Z37];[.Z34:.Z43])+2" office:value-type="float" office:value="7" calcext:value-type="float">
            <text:p>7</text:p>
          </table:table-cell>
          <table:table-cell table:style-name="ce89" table:formula="of:=RAND()" office:value-type="float" office:value="0.619129551842039" calcext:value-type="float">
            <text:p>0,619129551842039</text:p>
          </table:table-cell>
          <table:table-cell table:formula="of:=RANK([.AB37];[.AB36:.AB41])" office:value-type="float" office:value="6" calcext:value-type="float">
            <text:p>6</text:p>
          </table:table-cell>
          <table:table-cell table:style-name="ce89" table:formula="of:=RAND()" office:value-type="float" office:value="0.381727537789248" calcext:value-type="float">
            <text:p>0,381727537789248</text:p>
          </table:table-cell>
          <table:table-cell table:number-columns-repeated="996"/>
        </table:table-row>
        <table:table-row table:style-name="ro3">
          <table:table-cell table:style-name="ce51" table:formula="of:=CHOOSE([.AA37];2;4;8;0.2;0.4;0.8)" office:value-type="float" office:value="0.8" calcext:value-type="float">
            <text:p>0,8</text:p>
          </table:table-cell>
          <table:table-cell table:style-name="ce7" office:value-type="string" calcext:value-type="string">
            <text:p>×</text:p>
          </table:table-cell>
          <table:table-cell table:style-name="ce150" table:formula="of:=ROUND(RAND()*CHOOSE(RANDBETWEEN(1;2);10;100);RANDBETWEEN(1;2))" office:value-type="float" office:value="36.5" calcext:value-type="float">
            <text:p>36,5</text:p>
          </table:table-cell>
          <table:table-cell table:style-name="ce142" office:value-type="string" calcext:value-type="string">
            <text:p>×</text:p>
          </table:table-cell>
          <table:table-cell table:style-name="ce149" table:formula="of:=IF([.A38]=2;5*CHOOSE(RANDBETWEEN(1;3);1;10;0.1);IF([.A38]=4;25*CHOOSE(RANDBETWEEN(1;3);1;10;0.1);IF([.A38]=8;125*CHOOSE(RANDBETWEEN(1;3);1;10;0.1);IF([.A38]=0.2;5*CHOOSE(RANDBETWEEN(1;3);1;10;0.1);IF([.A38]=0.4;25*CHOOSE(RANDBETWEEN(1;3);1;10;0.1);IF([.A38]=0.8;125*CHOOSE(RANDBETWEEN(1;3);1;10;0.1)))))))" office:value-type="float" office:value="1250" calcext:value-type="float">
            <text:p>1 250</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8]=1;RANDBETWEEN(2;6);IF([.AA38]=2;RANDBETWEEN(7;12);IF([.AA38]=3;RANDBETWEEN(13;17);IF([.AA38]=4;RANDBETWEEN(18;22);IF([.AA38]=5;RANDBETWEEN(23;26);RANDBETWEEN(27;30))))))" office:value-type="float" office:value="5" calcext:value-type="float">
            <text:p>5</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17.17" calcext:value-type="float">
            <text:p>17,17</text:p>
          </table:table-cell>
          <table:table-cell table:style-name="ce7"/>
          <table:table-cell table:style-name="ce9"/>
          <table:table-cell table:style-name="ce154" table:formula="of:=[.K38]+(ROUND(RAND()*0.2;2)-0.1)*CHOOSE(RANDBETWEEN(1;2);1;10)" office:value-type="float" office:value="16.87" calcext:value-type="float">
            <text:p>16,87</text:p>
          </table:table-cell>
          <table:table-cell table:style-name="ce150" table:formula="of:=ROUND(RAND()*CHOOSE(RANDBETWEEN(1;2);10;100);RANDBETWEEN(1;2))" office:value-type="float" office:value="3.94" calcext:value-type="float">
            <text:p>3,94</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8];1)" office:value-type="float" office:value="4" calcext:value-type="float">
            <text:p>4</text:p>
          </table:table-cell>
          <table:table-cell/>
          <table:table-cell table:style-name="ce69" table:formula="of:=[.A38]*[.C38]*[.E38]" office:value-type="float" office:value="36500" calcext:value-type="float">
            <text:p>36 500</text:p>
          </table:table-cell>
          <table:table-cell table:style-name="ce27" table:formula="of:=QUOTIENT([.H38];[.J38])&amp;&quot;≤...&lt;&quot;&amp;(QUOTIENT([.H38];[.J38])+1)" office:value-type="string" office:string-value="1≤...&lt;2" calcext:value-type="string">
            <text:p>1≤...&lt;2</text:p>
          </table:table-cell>
          <table:table-cell table:style-name="ce57" table:formula="of:=[.K38]&amp;IF([.K38]&lt;[.N38];&quot;&lt;&quot;;IF([.K38]&gt;[.N38];&quot;&gt;&quot;;&quot;=&quot;))&amp;[.N38]" office:value-type="string" office:string-value="17,17&gt;16,87" calcext:value-type="string">
            <text:p>17,17&gt;16,87</text:p>
          </table:table-cell>
          <table:table-cell table:style-name="ce155" table:formula="of:=[.R38]-[.O38]" office:value-type="float" office:value="0.0600000000000001" calcext:value-type="float">
            <text:p>0,06</text:p>
          </table:table-cell>
          <table:table-cell/>
          <table:table-cell table:formula="of:=RANK([.Z38];[.Z34:.Z43])+2" office:value-type="float" office:value="8" calcext:value-type="float">
            <text:p>8</text:p>
          </table:table-cell>
          <table:table-cell table:style-name="ce89" table:formula="of:=RAND()" office:value-type="float" office:value="0.399092250629596" calcext:value-type="float">
            <text:p>0,399092250629596</text:p>
          </table:table-cell>
          <table:table-cell table:formula="of:=RANK([.AB38];[.AB36:.AB41])" office:value-type="float" office:value="1" calcext:value-type="float">
            <text:p>1</text:p>
          </table:table-cell>
          <table:table-cell table:style-name="ce89" table:formula="of:=RAND()" office:value-type="float" office:value="0.809030639896206" calcext:value-type="float">
            <text:p>0,809030639896206</text:p>
          </table:table-cell>
          <table:table-cell table:number-columns-repeated="996"/>
        </table:table-row>
        <table:table-row table:style-name="ro3">
          <table:table-cell table:style-name="ce147" table:formula="of:=IF([.E39]=2;5*CHOOSE(RANDBETWEEN(1;3);1;10;0.1);IF([.E39]=4;25*CHOOSE(RANDBETWEEN(1;3);1;10;0.1);IF([.E39]=8;125*CHOOSE(RANDBETWEEN(1;3);1;10;0.1);IF([.E39]=0.2;5*CHOOSE(RANDBETWEEN(1;3);1;10;0.1);IF([.E39]=0.4;25*CHOOSE(RANDBETWEEN(1;3);1;10;0.1);IF([.E39]=0.8;125*CHOOSE(RANDBETWEEN(1;3);1;10;0.1)))))))" office:value-type="float" office:value="50" calcext:value-type="float">
            <text:p>50</text:p>
          </table:table-cell>
          <table:table-cell table:style-name="ce7" office:value-type="string" calcext:value-type="string">
            <text:p>×</text:p>
          </table:table-cell>
          <table:table-cell table:style-name="ce150" table:formula="of:=ROUND(RAND()*CHOOSE(RANDBETWEEN(1;2);10;100);RANDBETWEEN(1;2))" office:value-type="float" office:value="46.53" calcext:value-type="float">
            <text:p>46,53</text:p>
          </table:table-cell>
          <table:table-cell table:style-name="ce142" office:value-type="string" calcext:value-type="string">
            <text:p>×</text:p>
          </table:table-cell>
          <table:table-cell table:style-name="ce40" table:formula="of:=CHOOSE([.AA38];2;4;8;0.2;0.4;0.8)" office:value-type="float" office:value="2" calcext:value-type="float">
            <text:p>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9]=1;RANDBETWEEN(2;6);IF([.AA39]=2;RANDBETWEEN(7;12);IF([.AA39]=3;RANDBETWEEN(13;17);IF([.AA39]=4;RANDBETWEEN(18;22);IF([.AA39]=5;RANDBETWEEN(23;26);RANDBETWEEN(27;30))))))" office:value-type="float" office:value="13" calcext:value-type="float">
            <text:p>13</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1.05" calcext:value-type="float">
            <text:p>1,05</text:p>
          </table:table-cell>
          <table:table-cell table:style-name="ce7"/>
          <table:table-cell table:style-name="ce9"/>
          <table:table-cell table:style-name="ce154" table:formula="of:=[.K39]+(ROUND(RAND()*0.2;2)-0.1)*CHOOSE(RANDBETWEEN(1;2);1;10)" office:value-type="float" office:value="0.15" calcext:value-type="float">
            <text:p>0,15</text:p>
          </table:table-cell>
          <table:table-cell table:style-name="ce150" table:formula="of:=ROUND(RAND()*CHOOSE(RANDBETWEEN(1;2);10;100);RANDBETWEEN(1;2))" office:value-type="float" office:value="80.5" calcext:value-type="float">
            <text:p>80,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9];1)" office:value-type="float" office:value="81" calcext:value-type="float">
            <text:p>81</text:p>
          </table:table-cell>
          <table:table-cell/>
          <table:table-cell table:style-name="ce69" table:formula="of:=[.A39]*[.C39]*[.E39]" office:value-type="float" office:value="4653" calcext:value-type="float">
            <text:p>4 653</text:p>
          </table:table-cell>
          <table:table-cell table:style-name="ce27" table:formula="of:=QUOTIENT([.H39];[.J39])&amp;&quot;≤...&lt;&quot;&amp;(QUOTIENT([.H39];[.J39])+1)" office:value-type="string" office:string-value="6≤...&lt;7" calcext:value-type="string">
            <text:p>6≤...&lt;7</text:p>
          </table:table-cell>
          <table:table-cell table:style-name="ce57" table:formula="of:=[.K39]&amp;IF([.K39]&lt;[.N39];&quot;&lt;&quot;;IF([.K39]&gt;[.N39];&quot;&gt;&quot;;&quot;=&quot;))&amp;[.N39]" office:value-type="string" office:string-value="1,05&gt;0,15" calcext:value-type="string">
            <text:p>1,05&gt;0,15</text:p>
          </table:table-cell>
          <table:table-cell table:style-name="ce155" table:formula="of:=[.R39]-[.O39]" office:value-type="float" office:value="0.5" calcext:value-type="float">
            <text:p>0,5</text:p>
          </table:table-cell>
          <table:table-cell/>
          <table:table-cell table:formula="of:=RANK([.Z39];[.Z34:.Z43])+2" office:value-type="float" office:value="10" calcext:value-type="float">
            <text:p>10</text:p>
          </table:table-cell>
          <table:table-cell table:style-name="ce89" table:formula="of:=RAND()" office:value-type="float" office:value="0.317791058127869" calcext:value-type="float">
            <text:p>0,317791058127869</text:p>
          </table:table-cell>
          <table:table-cell table:formula="of:=RANK([.AB39];[.AB36:.AB41])" office:value-type="float" office:value="3" calcext:value-type="float">
            <text:p>3</text:p>
          </table:table-cell>
          <table:table-cell table:style-name="ce89" table:formula="of:=RAND()" office:value-type="float" office:value="0.479855027807945" calcext:value-type="float">
            <text:p>0,479855027807945</text:p>
          </table:table-cell>
          <table:table-cell table:number-columns-repeated="996"/>
        </table:table-row>
        <table:table-row table:style-name="ro3">
          <table:table-cell table:style-name="ce148" table:formula="of:=ROUND(RAND()*CHOOSE(RANDBETWEEN(1;2);10;100);RANDBETWEEN(1;2))" office:value-type="float" office:value="9.4" calcext:value-type="float">
            <text:p>9,4</text:p>
          </table:table-cell>
          <table:table-cell table:style-name="ce7" office:value-type="string" calcext:value-type="string">
            <text:p>×</text:p>
          </table:table-cell>
          <table:table-cell table:style-name="ce149" table:formula="of:=IF([.E40]=2;5*CHOOSE(RANDBETWEEN(1;3);1;10;0.1);IF([.E40]=4;25*CHOOSE(RANDBETWEEN(1;3);1;10;0.1);IF([.E40]=8;125*CHOOSE(RANDBETWEEN(1;3);1;10;0.1);IF([.E40]=0.2;5*CHOOSE(RANDBETWEEN(1;3);1;10;0.1);IF([.E40]=0.4;25*CHOOSE(RANDBETWEEN(1;3);1;10;0.1);IF([.E40]=0.8;125*CHOOSE(RANDBETWEEN(1;3);1;10;0.1)))))))" office:value-type="float" office:value="12.5" calcext:value-type="float">
            <text:p>12,5</text:p>
          </table:table-cell>
          <table:table-cell table:style-name="ce142" office:value-type="string" calcext:value-type="string">
            <text:p>×</text:p>
          </table:table-cell>
          <table:table-cell table:style-name="ce40" table:formula="of:=CHOOSE([.AA39];2;4;8;0.2;0.4;0.8)" office:value-type="float" office:value="8" calcext:value-type="float">
            <text:p>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40]=1;RANDBETWEEN(2;6);IF([.AA40]=2;RANDBETWEEN(7;12);IF([.AA40]=3;RANDBETWEEN(13;17);IF([.AA40]=4;RANDBETWEEN(18;22);IF([.AA40]=5;RANDBETWEEN(23;26);RANDBETWEEN(27;30))))))" office:value-type="float" office:value="25" calcext:value-type="float">
            <text:p>25</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83.3" calcext:value-type="float">
            <text:p>83,3</text:p>
          </table:table-cell>
          <table:table-cell table:style-name="ce7"/>
          <table:table-cell table:style-name="ce9"/>
          <table:table-cell table:style-name="ce154" table:formula="of:=[.K40]+(ROUND(RAND()*0.2;2)-0.1)*CHOOSE(RANDBETWEEN(1;2);1;10)" office:value-type="float" office:value="82.8" calcext:value-type="float">
            <text:p>82,8</text:p>
          </table:table-cell>
          <table:table-cell table:style-name="ce150" table:formula="of:=ROUND(RAND()*CHOOSE(RANDBETWEEN(1;2);10;100);RANDBETWEEN(1;2))" office:value-type="float" office:value="3.61" calcext:value-type="float">
            <text:p>3,6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40];1)" office:value-type="float" office:value="4" calcext:value-type="float">
            <text:p>4</text:p>
          </table:table-cell>
          <table:table-cell/>
          <table:table-cell table:style-name="ce69" table:formula="of:=[.A40]*[.C40]*[.E40]" office:value-type="float" office:value="940" calcext:value-type="float">
            <text:p>940</text:p>
          </table:table-cell>
          <table:table-cell table:style-name="ce27" table:formula="of:=QUOTIENT([.H40];[.J40])&amp;&quot;≤...&lt;&quot;&amp;(QUOTIENT([.H40];[.J40])+1)" office:value-type="string" office:string-value="12≤...&lt;13" calcext:value-type="string">
            <text:p>12≤...&lt;13</text:p>
          </table:table-cell>
          <table:table-cell table:style-name="ce57" table:formula="of:=[.K40]&amp;IF([.K40]&lt;[.N40];&quot;&lt;&quot;;IF([.K40]&gt;[.N40];&quot;&gt;&quot;;&quot;=&quot;))&amp;[.N40]" office:value-type="string" office:string-value="83,3&gt;82,8" calcext:value-type="string">
            <text:p>83,3&gt;82,8</text:p>
          </table:table-cell>
          <table:table-cell table:style-name="ce155" table:formula="of:=[.R40]-[.O40]" office:value-type="float" office:value="0.39" calcext:value-type="float">
            <text:p>0,39</text:p>
          </table:table-cell>
          <table:table-cell/>
          <table:table-cell table:formula="of:=RANK([.Z40];[.Z34:.Z43])+2" office:value-type="float" office:value="9" calcext:value-type="float">
            <text:p>9</text:p>
          </table:table-cell>
          <table:table-cell table:style-name="ce89" table:formula="of:=RAND()" office:value-type="float" office:value="0.337488746333117" calcext:value-type="float">
            <text:p>0,337488746333117</text:p>
          </table:table-cell>
          <table:table-cell table:formula="of:=RANK([.AB40];[.AB36:.AB41])" office:value-type="float" office:value="5" calcext:value-type="float">
            <text:p>5</text:p>
          </table:table-cell>
          <table:table-cell table:style-name="ce89" table:formula="of:=RAND()" office:value-type="float" office:value="0.390476293806363" calcext:value-type="float">
            <text:p>0,390476293806363</text:p>
          </table:table-cell>
          <table:table-cell table:number-columns-repeated="996"/>
        </table:table-row>
        <table:table-row table:style-name="ro3">
          <table:table-cell table:style-name="ce147" table:formula="of:=IF([.E41]=2;5*CHOOSE(RANDBETWEEN(1;3);1;10;0.1);IF([.E41]=4;25*CHOOSE(RANDBETWEEN(1;3);1;10;0.1);IF([.E41]=8;125*CHOOSE(RANDBETWEEN(1;3);1;10;0.1);IF([.E41]=0.2;5*CHOOSE(RANDBETWEEN(1;3);1;10;0.1);IF([.E41]=0.4;25*CHOOSE(RANDBETWEEN(1;3);1;10;0.1);IF([.E41]=0.8;125*CHOOSE(RANDBETWEEN(1;3);1;10;0.1)))))))" office:value-type="float" office:value="25" calcext:value-type="float">
            <text:p>25</text:p>
          </table:table-cell>
          <table:table-cell table:style-name="ce7" office:value-type="string" calcext:value-type="string">
            <text:p>×</text:p>
          </table:table-cell>
          <table:table-cell table:style-name="ce150" table:formula="of:=ROUND(RAND()*CHOOSE(RANDBETWEEN(1;2);10;100);RANDBETWEEN(1;2))" office:value-type="float" office:value="8.7" calcext:value-type="float">
            <text:p>8,7</text:p>
          </table:table-cell>
          <table:table-cell table:style-name="ce142" office:value-type="string" calcext:value-type="string">
            <text:p>×</text:p>
          </table:table-cell>
          <table:table-cell table:style-name="ce40" table:formula="of:=CHOOSE([.AA40];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41]=1;RANDBETWEEN(2;6);IF([.AA41]=2;RANDBETWEEN(7;12);IF([.AA41]=3;RANDBETWEEN(13;17);IF([.AA41]=4;RANDBETWEEN(18;22);IF([.AA41]=5;RANDBETWEEN(23;26);RANDBETWEEN(27;30))))))" office:value-type="float" office:value="22" calcext:value-type="float">
            <text:p>22</text:p>
          </table:table-cell>
          <table:table-cell table:style-name="ce9"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4.07" calcext:value-type="float">
            <text:p>4,07</text:p>
          </table:table-cell>
          <table:table-cell table:style-name="ce7"/>
          <table:table-cell table:style-name="ce9"/>
          <table:table-cell table:style-name="ce154" table:formula="of:=[.K41]+(ROUND(RAND()*0.2;2)-0.1)*CHOOSE(RANDBETWEEN(1;2);1;10)" office:value-type="float" office:value="3.57" calcext:value-type="float">
            <text:p>3,57</text:p>
          </table:table-cell>
          <table:table-cell table:style-name="ce150" table:formula="of:=ROUND(RAND()*CHOOSE(RANDBETWEEN(1;2);10;100);RANDBETWEEN(1;2))" office:value-type="float" office:value="8.02" calcext:value-type="float">
            <text:p>8,0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41];1)" office:value-type="float" office:value="9" calcext:value-type="float">
            <text:p>9</text:p>
          </table:table-cell>
          <table:table-cell/>
          <table:table-cell table:style-name="ce69" table:formula="of:=[.A41]*[.C41]*[.E41]" office:value-type="float" office:value="87" calcext:value-type="float">
            <text:p>87</text:p>
          </table:table-cell>
          <table:table-cell table:style-name="ce27" table:formula="of:=QUOTIENT([.H41];[.J41])&amp;&quot;≤...&lt;&quot;&amp;(QUOTIENT([.H41];[.J41])+1)" office:value-type="string" office:string-value="4≤...&lt;5" calcext:value-type="string">
            <text:p>4≤...&lt;5</text:p>
          </table:table-cell>
          <table:table-cell table:style-name="ce57" table:formula="of:=[.K41]&amp;IF([.K41]&lt;[.N41];&quot;&lt;&quot;;IF([.K41]&gt;[.N41];&quot;&gt;&quot;;&quot;=&quot;))&amp;[.N41]" office:value-type="string" office:string-value="4,07&gt;3,57" calcext:value-type="string">
            <text:p>4,07&gt;3,57</text:p>
          </table:table-cell>
          <table:table-cell table:style-name="ce155" table:formula="of:=[.R41]-[.O41]" office:value-type="float" office:value="0.98" calcext:value-type="float">
            <text:p>0,98</text:p>
          </table:table-cell>
          <table:table-cell/>
          <table:table-cell table:formula="of:=RANK([.Z41];[.Z34:.Z43])+2" office:value-type="float" office:value="3" calcext:value-type="float">
            <text:p>3</text:p>
          </table:table-cell>
          <table:table-cell table:style-name="ce89" table:formula="of:=RAND()" office:value-type="float" office:value="0.83199626452214" calcext:value-type="float">
            <text:p>0,83199626452214</text:p>
          </table:table-cell>
          <table:table-cell table:formula="of:=RANK([.AB41];[.AB36:.AB41])" office:value-type="float" office:value="4" calcext:value-type="float">
            <text:p>4</text:p>
          </table:table-cell>
          <table:table-cell table:style-name="ce89" table:formula="of:=RAND()" office:value-type="float" office:value="0.415989074008997" calcext:value-type="float">
            <text:p>0,415989074008997</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12" calcext:value-type="float">
            <text:p>12</text:p>
          </table:table-cell>
          <table:table-cell table:style-name="ce89" table:formula="of:=RAND()" office:value-type="float" office:value="0.227362385715118" calcext:value-type="float">
            <text:p>0,227362385715118</text:p>
          </table:table-cell>
          <table:table-cell table:number-columns-repeated="998"/>
        </table:table-row>
        <table:table-row table:style-name="ro4">
          <table:table-cell table:number-columns-repeated="24"/>
          <table:table-cell table:formula="of:=RANK([.Z43];[.Z34:.Z43])+2" office:value-type="float" office:value="4" calcext:value-type="float">
            <text:p>4</text:p>
          </table:table-cell>
          <table:table-cell table:style-name="ce89" table:formula="of:=RAND()" office:value-type="float" office:value="0.781709287008484" calcext:value-type="float">
            <text:p>0,781709287008484</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2" table:style-name="ta7" table:print-ranges="'Ceinture Noire 2'.A1:'Ceinture Noire 2'.S44 'Ceinture Noire 2'.U1:'Ceinture Noire 2'.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7" draw:text-style-name="P2" svg:width="1.651cm" svg:height="0.749cm" svg:x="46.12cm" svg:y="0.611cm" draw:control="control8"/>
        </table:shapes>
        <table:table-column table:style-name="co8" table:default-cell-style-name="Default"/>
        <table:table-column table:style-name="co14" table:default-cell-style-name="Default"/>
        <table:table-column table:style-name="co81" table:default-cell-style-name="Default"/>
        <table:table-column table:style-name="co38" table:default-cell-style-name="Default"/>
        <table:table-column table:style-name="co18" table:default-cell-style-name="Default"/>
        <table:table-column table:style-name="co89" table:default-cell-style-name="Default"/>
        <table:table-column table:style-name="co4" table:default-cell-style-name="Default"/>
        <table:table-column table:style-name="co90" table:default-cell-style-name="Default"/>
        <table:table-column table:style-name="co25" table:default-cell-style-name="Default"/>
        <table:table-column table:style-name="co20" table:default-cell-style-name="Default"/>
        <table:table-column table:style-name="co39" table:default-cell-style-name="Default"/>
        <table:table-column table:style-name="co25" table:default-cell-style-name="Default"/>
        <table:table-column table:style-name="co14" table:default-cell-style-name="Default"/>
        <table:table-column table:style-name="co23" table:default-cell-style-name="Default"/>
        <table:table-column table:style-name="co25" table:default-cell-style-name="Default"/>
        <table:table-column table:style-name="co1" table:default-cell-style-name="Default"/>
        <table:table-column table:style-name="co90" table:default-cell-style-name="Default"/>
        <table:table-column table:style-name="co35" table:default-cell-style-name="Default"/>
        <table:table-column table:style-name="co75" table:default-cell-style-name="Default"/>
        <table:table-column table:style-name="co12" table:default-cell-style-name="Default"/>
        <table:table-column table:style-name="co91" table:default-cell-style-name="Default"/>
        <table:table-column table:style-name="co75" table:default-cell-style-name="Default"/>
        <table:table-column table:style-name="co92" table:default-cell-style-name="Default"/>
        <table:table-column table:style-name="co37" table:default-cell-style-name="Default"/>
        <table:table-column table:style-name="co12" table:default-cell-style-name="Default"/>
        <table:table-column table:style-name="co20" table:default-cell-style-name="Default"/>
        <table:table-column table:style-name="co57" table:default-cell-style-name="Default"/>
        <table:table-column table:style-name="co22" table:default-cell-style-name="Default"/>
        <table:table-column table:style-name="co12" table:number-columns-repeated="996"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5" calcext:value-type="float">
            <text:p>5</text:p>
          </table:table-cell>
          <table:table-cell table:style-name="ce89" table:formula="of:=RAND()" office:value-type="float" office:value="0.867798852985842" calcext:value-type="float">
            <text:p>0,867798852985842</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1736" calcext:value-type="string">
            <text:p>v173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2];[.AA1:.AA10])+2" office:value-type="float" office:value="12" calcext:value-type="float">
            <text:p>12</text:p>
          </table:table-cell>
          <table:table-cell table:style-name="ce89" table:formula="of:=RAND()" office:value-type="float" office:value="0.0125893081536812" calcext:value-type="float">
            <text:p>0,0125893081536812</text:p>
          </table:table-cell>
          <table:table-cell table:number-columns-repeated="997"/>
        </table:table-row>
        <table:table-row table:style-name="ro1">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1]" office:value-type="string" office:string-value="AA" calcext:value-type="string">
            <text:p>AA</text:p>
          </table:table-cell>
          <table:table-cell table:style-name="ce99"/>
          <table:table-cell table:style-name="ce102" table:formula="of:=[.S2]" office:value-type="string" office:string-value="v1736" calcext:value-type="string">
            <text:p>v1736</text:p>
          </table:table-cell>
          <table:table-cell table:style-name="ce89"/>
          <table:table-cell table:formula="of:=RANK([.AA3];[.AA1:.AA10])+2" office:value-type="float" office:value="9" calcext:value-type="float">
            <text:p>9</text:p>
          </table:table-cell>
          <table:table-cell table:style-name="ce89" table:formula="of:=RAND()" office:value-type="float" office:value="0.0794581167402882" calcext:value-type="float">
            <text:p>0,0794581167402882</text:p>
          </table:table-cell>
          <table:table-cell table:style-name="ce89" table:formula="of:=RANK([.AC3];[.AC3:.AC8])" office:value-type="float" office:value="2" calcext:value-type="float">
            <text:p>2</text:p>
          </table:table-cell>
          <table:table-cell table:style-name="ce89" table:formula="of:=RAND()" office:value-type="float" office:value="0.722172073218752" calcext:value-type="float">
            <text:p>0,722172073218752</text:p>
          </table:table-cell>
          <table:table-cell table:style-name="ce89" table:number-columns-repeated="995"/>
        </table:table-row>
        <table:table-row table:style-name="ro3">
          <table:table-cell table:style-name="ce157" table:formula="of:=ROUND(RANDBETWEEN(1;9)*(RAND()*0.6+0.7)*CHOOSE(RANDBETWEEN(1;3);1;10;100);RANDBETWEEN(1;2))" office:value-type="float" office:value="572.05" calcext:value-type="float">
            <text:p>572,05</text:p>
          </table:table-cell>
          <table:table-cell table:style-name="ce7" office:value-type="string" calcext:value-type="string">
            <text:p>×</text:p>
          </table:table-cell>
          <table:table-cell table:style-name="ce150" table:formula="of:=ROUND((RAND()*0.6+0.7)*CHOOSE(RANDBETWEEN(1;3);1;10;100);RANDBETWEEN(1;2))" office:value-type="float" office:value="12.7" calcext:value-type="float">
            <text:p>12,7</text:p>
          </table:table-cell>
          <table:table-cell table:style-name="ce143" office:value-type="string" calcext:value-type="string">
            <text:p>≈</text:p>
          </table:table-cell>
          <table:table-cell table:style-name="ce60" table:formula="of:=RANDBETWEEN(2;6)*RANDBETWEEN(2;5)" office:value-type="float" office:value="9" calcext:value-type="float">
            <text:p>9</text:p>
          </table:table-cell>
          <table:table-cell table:style-name="ce62" office:value-type="string" calcext:value-type="string" table:number-columns-spanned="1" table:number-rows-spanned="2">
            <text:p><text:s/>=</text:p>
          </table:table-cell>
          <table:table-cell table:style-name="ce158" table:formula="of:=IF(ROUND(RAND());[.E4]*RANDBETWEEN(2;5);IF(AND(MOD([.E4];2)=0;MOD([.E5];2)=0);[.E4]/2;IF(AND(MOD([.E4];3)=0;MOD([.E5];3)=0);[.E4]/3;IF(AND(MOD([.E4];5)=0;MOD([.E5];5)=0);[.E4]/5;[.E4]))))" office:value-type="float" office:value="27" calcext:value-type="float">
            <text:p>27</text:p>
          </table:table-cell>
          <table:table-cell table:style-name="ce159"/>
          <table:table-cell table:style-name="ce158" table:formula="of:=RANDBETWEEN(2;6)*RANDBETWEEN(2;5)" office:value-type="float" office:value="15" calcext:value-type="float">
            <text:p>15</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15.2" calcext:value-type="float">
            <text:p>15,2</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4];10)" office:value-type="float" office:value="20" calcext:value-type="float">
            <text:p>20</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AB4];5;20;50;5;20;50)" office:value-type="float" office:value="5" calcext:value-type="float">
            <text:p>5</text:p>
          </table:table-cell>
          <table:table-cell table:style-name="ce118" office:value-type="string" calcext:value-type="string">
            <text:p>=</text:p>
          </table:table-cell>
          <table:table-cell/>
          <table:table-cell table:style-name="ce35" table:formula="of:=IF([.A4]&gt;96;ROUND([.A4];-2);IF([.A4]&gt;=9.66;ROUND([.A4];-1);ROUND([.A4];0)))&amp;&quot;×&quot;&amp;IF([.C4]&gt;96;ROUND([.C4];-2);IF([.C4]&gt;=9.6;ROUND([.C4];-1);ROUND([.C4];0)))&amp;&quot;=&quot;&amp;IF([.A4]&gt;96;ROUND([.A4];-2);IF([.A4]&gt;=9.6;ROUND([.A4];-1);ROUND([.A4];0)))*IF([.C4]&gt;96;ROUND([.C4];-2);IF([.C4]&gt;=9.6;ROUND([.C4];-1);ROUND([.C4];0)))" office:value-type="string" office:string-value="600×10=6000" calcext:value-type="string">
            <text:p>600×10=6000</text:p>
          </table:table-cell>
          <table:table-cell table:style-name="ce48" table:formula="of:=[.G4]&amp;&quot;/&quot;&amp;ROUND([.G4]*[.E5]/[.E4])" office:value-type="string" office:string-value="27/24" calcext:value-type="string">
            <text:p>27/24</text:p>
          </table:table-cell>
          <table:table-cell table:style-name="ce57" table:formula="of:=[.O4]-[.L4]" office:value-type="float" office:value="4.8" calcext:value-type="float">
            <text:p>4,8</text:p>
          </table:table-cell>
          <table:table-cell table:style-name="ce57" table:formula="of:=[.P4]*[.R4]" office:value-type="float" office:value="150" calcext:value-type="float">
            <text:p>150</text:p>
          </table:table-cell>
          <table:table-cell/>
          <table:table-cell table:formula="of:=RANK([.AA4];[.AA1:.AA10])+2" office:value-type="float" office:value="11" calcext:value-type="float">
            <text:p>11</text:p>
          </table:table-cell>
          <table:table-cell table:style-name="ce89" table:formula="of:=RAND()" office:value-type="float" office:value="0.0225604207236979" calcext:value-type="float">
            <text:p>0,0225604207236979</text:p>
          </table:table-cell>
          <table:table-cell table:formula="of:=RANK([.AC4];[.AC3:.AC8])" office:value-type="float" office:value="4" calcext:value-type="float">
            <text:p>4</text:p>
          </table:table-cell>
          <table:table-cell table:style-name="ce89" table:formula="of:=RAND()" office:value-type="float" office:value="0.516907149246456" calcext:value-type="float">
            <text:p>0,516907149246456</text:p>
          </table:table-cell>
          <table:table-cell table:number-columns-repeated="995"/>
        </table:table-row>
        <table:table-row table:style-name="ro3">
          <table:table-cell table:style-name="ce157" table:formula="of:=ROUND(RANDBETWEEN(1;9)*(RAND()*0.6+0.7)*CHOOSE(RANDBETWEEN(1;3);1;10;100);RANDBETWEEN(1;2))" office:value-type="float" office:value="599.09" calcext:value-type="float">
            <text:p>599,09</text:p>
          </table:table-cell>
          <table:table-cell table:style-name="ce7" office:value-type="string" calcext:value-type="string">
            <text:p>×</text:p>
          </table:table-cell>
          <table:table-cell table:style-name="ce150" table:formula="of:=ROUND((RAND()*0.6+0.7)*CHOOSE(RANDBETWEEN(1;3);1;10;100);RANDBETWEEN(1;2))" office:value-type="float" office:value="120.3" calcext:value-type="float">
            <text:p>120,3</text:p>
          </table:table-cell>
          <table:table-cell table:style-name="ce143" office:value-type="string" calcext:value-type="string">
            <text:p>≈</text:p>
          </table:table-cell>
          <table:table-cell table:style-name="ce61" table:formula="of:=RANDBETWEEN(2;6)*RANDBETWEEN(2;5)" office:value-type="float" office:value="8" calcext:value-type="float">
            <text:p>8</text:p>
          </table:table-cell>
          <table:covered-table-cell table:style-name="ce63"/>
          <table:table-cell table:style-name="ce61"/>
          <table:table-cell table:style-name="ce159"/>
          <table:table-cell table:style-name="ce61" table:formula="of:=RANDBETWEEN(2;6)*RANDBETWEEN(2;5)" office:value-type="float" office:value="20" calcext:value-type="float">
            <text:p>20</text:p>
          </table:table-cell>
          <table:covered-table-cell table:style-name="ce63"/>
          <table:table-cell table:style-name="ce161" table:formula="of:=IF(ROUND(RAND());[.I5]*RANDBETWEEN(2;5);IF(AND(MOD([.I5];2)=0;MOD([.I4];2)=0);[.I5]/2;IF(AND(MOD([.I5];3)=0;MOD([.I4];3)=0);[.I5]/3;IF(AND(MOD([.I5];5)=0;MOD([.I4];5)=0);[.I5]/5;[.I5]))))" office:value-type="float" office:value="4" calcext:value-type="float">
            <text:p>4</text:p>
          </table:table-cell>
          <table:table-cell table:style-name="ce150" table:formula="of:=ROUND(RAND()*CHOOSE(RANDBETWEEN(1;2);10;100);RANDBETWEEN(1;2))" office:value-type="float" office:value="6.6" calcext:value-type="float">
            <text:p>6,6</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5];10)" office:value-type="float" office:value="10" calcext:value-type="float">
            <text:p>10</text:p>
          </table:table-cell>
          <table:table-cell table:style-name="ce51" table:formula="of:=RANDBETWEEN(11;50)" office:value-type="float" office:value="45" calcext:value-type="float">
            <text:p>45</text:p>
          </table:table-cell>
          <table:table-cell table:style-name="ce40" office:value-type="string" calcext:value-type="string">
            <text:p>×</text:p>
          </table:table-cell>
          <table:table-cell table:style-name="ce40" table:formula="of:=CHOOSE([.AB5];5;20;50;5;20;50)" office:value-type="float" office:value="20" calcext:value-type="float">
            <text:p>20</text:p>
          </table:table-cell>
          <table:table-cell table:style-name="ce118" office:value-type="string" calcext:value-type="string">
            <text:p>=</text:p>
          </table:table-cell>
          <table:table-cell/>
          <table:table-cell table:style-name="ce35" table:formula="of:=IF([.A5]&gt;96;ROUND([.A5];-2);IF([.A5]&gt;=9.66;ROUND([.A5];-1);ROUND([.A5];0)))&amp;&quot;×&quot;&amp;IF([.C5]&gt;96;ROUND([.C5];-2);IF([.C5]&gt;=9.6;ROUND([.C5];-1);ROUND([.C5];0)))&amp;&quot;=&quot;&amp;IF([.A5]&gt;96;ROUND([.A5];-2);IF([.A5]&gt;=9.6;ROUND([.A5];-1);ROUND([.A5];0)))*IF([.C5]&gt;96;ROUND([.C5];-2);IF([.C5]&gt;=9.6;ROUND([.C5];-1);ROUND([.C5];0)))" office:value-type="string" office:string-value="600×100=60000" calcext:value-type="string">
            <text:p>600×100=60000</text:p>
          </table:table-cell>
          <table:table-cell table:style-name="ce48" table:formula="of:=[.G6]&amp;&quot;/&quot;&amp;ROUND([.G6]*[.E7]/[.E6])" office:value-type="string" office:string-value="16/16" calcext:value-type="string">
            <text:p>16/16</text:p>
          </table:table-cell>
          <table:table-cell table:style-name="ce57" table:formula="of:=[.O5]-[.L5]" office:value-type="float" office:value="3.4" calcext:value-type="float">
            <text:p>3,4</text:p>
          </table:table-cell>
          <table:table-cell table:style-name="ce57" table:formula="of:=[.P5]*[.R5]" office:value-type="float" office:value="900" calcext:value-type="float">
            <text:p>900</text:p>
          </table:table-cell>
          <table:table-cell/>
          <table:table-cell table:formula="of:=RANK([.AA5];[.AA1:.AA10])+2" office:value-type="float" office:value="10" calcext:value-type="float">
            <text:p>10</text:p>
          </table:table-cell>
          <table:table-cell table:style-name="ce89" table:formula="of:=RAND()" office:value-type="float" office:value="0.0382106828647144" calcext:value-type="float">
            <text:p>0,0382106828647144</text:p>
          </table:table-cell>
          <table:table-cell table:formula="of:=RANK([.AC5];[.AC3:.AC8])" office:value-type="float" office:value="5" calcext:value-type="float">
            <text:p>5</text:p>
          </table:table-cell>
          <table:table-cell table:style-name="ce89" table:formula="of:=RAND()" office:value-type="float" office:value="0.453915693985641" calcext:value-type="float">
            <text:p>0,453915693985641</text:p>
          </table:table-cell>
          <table:table-cell table:number-columns-repeated="995"/>
        </table:table-row>
        <table:table-row table:style-name="ro3">
          <table:table-cell table:style-name="ce157" table:formula="of:=ROUND(RANDBETWEEN(1;9)*(RAND()*0.6+0.7)*CHOOSE(RANDBETWEEN(1;3);1;10;100);RANDBETWEEN(1;2))" office:value-type="float" office:value="16.9" calcext:value-type="float">
            <text:p>16,9</text:p>
          </table:table-cell>
          <table:table-cell table:style-name="ce7" office:value-type="string" calcext:value-type="string">
            <text:p>×</text:p>
          </table:table-cell>
          <table:table-cell table:style-name="ce150" table:formula="of:=ROUND((RAND()*0.6+0.7)*CHOOSE(RANDBETWEEN(1;3);1;10;100);RANDBETWEEN(1;2))" office:value-type="float" office:value="75.92" calcext:value-type="float">
            <text:p>75,92</text:p>
          </table:table-cell>
          <table:table-cell table:style-name="ce143" office:value-type="string" calcext:value-type="string">
            <text:p>≈</text:p>
          </table:table-cell>
          <table:table-cell table:style-name="ce60" table:formula="of:=RANDBETWEEN(2;6)*RANDBETWEEN(2;5)" office:value-type="float" office:value="8" calcext:value-type="float">
            <text:p>8</text:p>
          </table:table-cell>
          <table:table-cell table:style-name="ce62" office:value-type="string" calcext:value-type="string" table:number-columns-spanned="1" table:number-rows-spanned="2">
            <text:p><text:s/>=</text:p>
          </table:table-cell>
          <table:table-cell table:style-name="ce158" table:formula="of:=IF(ROUND(RAND());[.E6]*RANDBETWEEN(2;5);IF(AND(MOD([.E6];2)=0;MOD([.E7];2)=0);[.E6]/2;IF(AND(MOD([.E6];3)=0;MOD([.E7];3)=0);[.E6]/3;IF(AND(MOD([.E6];5)=0;MOD([.E7];5)=0);[.E6]/5;[.E6]))))" office:value-type="float" office:value="16" calcext:value-type="float">
            <text:p>16</text:p>
          </table:table-cell>
          <table:table-cell table:style-name="ce159"/>
          <table:table-cell table:style-name="ce158" table:formula="of:=RANDBETWEEN(2;6)*RANDBETWEEN(2;5)" office:value-type="float" office:value="6" calcext:value-type="float">
            <text:p>6</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82.11" calcext:value-type="float">
            <text:p>82,11</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6];10)" office:value-type="float" office:value="90" calcext:value-type="float">
            <text:p>90</text:p>
          </table:table-cell>
          <table:table-cell table:style-name="ce51" table:formula="of:=RANDBETWEEN(11;50)" office:value-type="float" office:value="40" calcext:value-type="float">
            <text:p>40</text:p>
          </table:table-cell>
          <table:table-cell table:style-name="ce40" office:value-type="string" calcext:value-type="string">
            <text:p>×</text:p>
          </table:table-cell>
          <table:table-cell table:style-name="ce40" table:formula="of:=CHOOSE([.AB6];5;20;50;5;20;50)" office:value-type="float" office:value="5" calcext:value-type="float">
            <text:p>5</text:p>
          </table:table-cell>
          <table:table-cell table:style-name="ce118" office:value-type="string" calcext:value-type="string">
            <text:p>=</text:p>
          </table:table-cell>
          <table:table-cell/>
          <table:table-cell table:style-name="ce35" table:formula="of:=IF([.A6]&gt;96;ROUND([.A6];-2);IF([.A6]&gt;=9.66;ROUND([.A6];-1);ROUND([.A6];0)))&amp;&quot;×&quot;&amp;IF([.C6]&gt;96;ROUND([.C6];-2);IF([.C6]&gt;=9.6;ROUND([.C6];-1);ROUND([.C6];0)))&amp;&quot;=&quot;&amp;IF([.A6]&gt;96;ROUND([.A6];-2);IF([.A6]&gt;=9.6;ROUND([.A6];-1);ROUND([.A6];0)))*IF([.C6]&gt;96;ROUND([.C6];-2);IF([.C6]&gt;=9.6;ROUND([.C6];-1);ROUND([.C6];0)))" office:value-type="string" office:string-value="20×80=1600" calcext:value-type="string">
            <text:p>20×80=1600</text:p>
          </table:table-cell>
          <table:table-cell table:style-name="ce48" table:formula="of:=ROUND([.I4]*[.K5]/[.I5])&amp;&quot;/&quot;&amp;[.K5]" office:value-type="string" office:string-value="3/4" calcext:value-type="string">
            <text:p>3/4</text:p>
          </table:table-cell>
          <table:table-cell table:style-name="ce57" table:formula="of:=[.O6]-[.L6]" office:value-type="float" office:value="7.89" calcext:value-type="float">
            <text:p>7,89</text:p>
          </table:table-cell>
          <table:table-cell table:style-name="ce57" table:formula="of:=[.P6]*[.R6]" office:value-type="float" office:value="200" calcext:value-type="float">
            <text:p>200</text:p>
          </table:table-cell>
          <table:table-cell/>
          <table:table-cell table:formula="of:=RANK([.AA6];[.AA1:.AA10])+2" office:value-type="float" office:value="4" calcext:value-type="float">
            <text:p>4</text:p>
          </table:table-cell>
          <table:table-cell table:style-name="ce89" table:formula="of:=RAND()" office:value-type="float" office:value="0.870788257167804" calcext:value-type="float">
            <text:p>0,870788257167804</text:p>
          </table:table-cell>
          <table:table-cell table:formula="of:=RANK([.AC6];[.AC3:.AC8])" office:value-type="float" office:value="1" calcext:value-type="float">
            <text:p>1</text:p>
          </table:table-cell>
          <table:table-cell table:style-name="ce89" table:formula="of:=RAND()" office:value-type="float" office:value="0.828994988014184" calcext:value-type="float">
            <text:p>0,828994988014184</text:p>
          </table:table-cell>
          <table:table-cell table:number-columns-repeated="995"/>
        </table:table-row>
        <table:table-row table:style-name="ro3">
          <table:table-cell table:style-name="ce157" table:formula="of:=ROUND(RANDBETWEEN(1;9)*(RAND()*0.6+0.7)*CHOOSE(RANDBETWEEN(1;3);1;10;100);RANDBETWEEN(1;2))" office:value-type="float" office:value="28.2" calcext:value-type="float">
            <text:p>28,2</text:p>
          </table:table-cell>
          <table:table-cell table:style-name="ce7" office:value-type="string" calcext:value-type="string">
            <text:p>×</text:p>
          </table:table-cell>
          <table:table-cell table:style-name="ce150" table:formula="of:=ROUND((RAND()*0.6+0.7)*CHOOSE(RANDBETWEEN(1;3);1;10;100);RANDBETWEEN(1;2))" office:value-type="float" office:value="12.55" calcext:value-type="float">
            <text:p>12,55</text:p>
          </table:table-cell>
          <table:table-cell table:style-name="ce143" office:value-type="string" calcext:value-type="string">
            <text:p>≈</text:p>
          </table:table-cell>
          <table:table-cell table:style-name="ce61" table:formula="of:=RANDBETWEEN(2;6)*RANDBETWEEN(2;5)" office:value-type="float" office:value="8" calcext:value-type="float">
            <text:p>8</text:p>
          </table:table-cell>
          <table:covered-table-cell table:style-name="ce114"/>
          <table:table-cell table:style-name="ce61"/>
          <table:table-cell table:style-name="ce159"/>
          <table:table-cell table:style-name="ce61" table:formula="of:=RANDBETWEEN(2;6)*RANDBETWEEN(2;5)" office:value-type="float" office:value="20" calcext:value-type="float">
            <text:p>20</text:p>
          </table:table-cell>
          <table:covered-table-cell table:style-name="ce63"/>
          <table:table-cell table:style-name="ce161" table:formula="of:=IF(ROUND(RAND());[.I7]*RANDBETWEEN(2;5);IF(AND(MOD([.I7];2)=0;MOD([.I6];2)=0);[.I7]/2;IF(AND(MOD([.I7];3)=0;MOD([.I6];3)=0);[.I7]/3;IF(AND(MOD([.I7];5)=0;MOD([.I6];5)=0);[.I7]/5;[.I7]))))" office:value-type="float" office:value="10" calcext:value-type="float">
            <text:p>10</text:p>
          </table:table-cell>
          <table:table-cell table:style-name="ce150" table:formula="of:=ROUND(RAND()*CHOOSE(RANDBETWEEN(1;2);10;100);RANDBETWEEN(1;2))" office:value-type="float" office:value="7.35" calcext:value-type="float">
            <text:p>7,35</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7];10)" office:value-type="float" office:value="10" calcext:value-type="float">
            <text:p>10</text:p>
          </table:table-cell>
          <table:table-cell table:style-name="ce51" table:formula="of:=RANDBETWEEN(11;50)" office:value-type="float" office:value="34" calcext:value-type="float">
            <text:p>34</text:p>
          </table:table-cell>
          <table:table-cell table:style-name="ce40" office:value-type="string" calcext:value-type="string">
            <text:p>×</text:p>
          </table:table-cell>
          <table:table-cell table:style-name="ce40" table:formula="of:=CHOOSE([.AB7];5;20;50;5;20;50)" office:value-type="float" office:value="50" calcext:value-type="float">
            <text:p>50</text:p>
          </table:table-cell>
          <table:table-cell table:style-name="ce118" office:value-type="string" calcext:value-type="string">
            <text:p>=</text:p>
          </table:table-cell>
          <table:table-cell/>
          <table:table-cell table:style-name="ce35" table:formula="of:=IF([.A7]&gt;96;ROUND([.A7];-2);IF([.A7]&gt;=9.66;ROUND([.A7];-1);ROUND([.A7];0)))&amp;&quot;×&quot;&amp;IF([.C7]&gt;96;ROUND([.C7];-2);IF([.C7]&gt;=9.6;ROUND([.C7];-1);ROUND([.C7];0)))&amp;&quot;=&quot;&amp;IF([.A7]&gt;96;ROUND([.A7];-2);IF([.A7]&gt;=9.6;ROUND([.A7];-1);ROUND([.A7];0)))*IF([.C7]&gt;96;ROUND([.C7];-2);IF([.C7]&gt;=9.6;ROUND([.C7];-1);ROUND([.C7];0)))" office:value-type="string" office:string-value="30×10=300" calcext:value-type="string">
            <text:p>30×10=300</text:p>
          </table:table-cell>
          <table:table-cell table:style-name="ce48" table:formula="of:=ROUND([.I6]*[.K7]/[.I7])&amp;&quot;/&quot;&amp;[.K7]" office:value-type="string" office:string-value="3/10" calcext:value-type="string">
            <text:p>3/10</text:p>
          </table:table-cell>
          <table:table-cell table:style-name="ce57" table:formula="of:=[.O7]-[.L7]" office:value-type="float" office:value="2.65" calcext:value-type="float">
            <text:p>2,65</text:p>
          </table:table-cell>
          <table:table-cell table:style-name="ce57" table:formula="of:=[.P7]*[.R7]" office:value-type="float" office:value="1700" calcext:value-type="float">
            <text:p>1700</text:p>
          </table:table-cell>
          <table:table-cell/>
          <table:table-cell table:formula="of:=RANK([.AA7];[.AA1:.AA10])+2" office:value-type="float" office:value="7" calcext:value-type="float">
            <text:p>7</text:p>
          </table:table-cell>
          <table:table-cell table:style-name="ce89" table:formula="of:=RAND()" office:value-type="float" office:value="0.178729756416842" calcext:value-type="float">
            <text:p>0,178729756416842</text:p>
          </table:table-cell>
          <table:table-cell table:formula="of:=RANK([.AC7];[.AC3:.AC8])" office:value-type="float" office:value="6" calcext:value-type="float">
            <text:p>6</text:p>
          </table:table-cell>
          <table:table-cell table:style-name="ce89" table:formula="of:=RAND()" office:value-type="float" office:value="0.297570985116735" calcext:value-type="float">
            <text:p>0,297570985116735</text:p>
          </table:table-cell>
          <table:table-cell table:number-columns-repeated="995"/>
        </table:table-row>
        <table:table-row table:style-name="ro3">
          <table:table-cell table:style-name="ce157" table:formula="of:=ROUND(RANDBETWEEN(1;9)*(RAND()*0.6+0.7)*CHOOSE(RANDBETWEEN(1;3);1;10;100);RANDBETWEEN(1;2))" office:value-type="float" office:value="5.8" calcext:value-type="float">
            <text:p>5,8</text:p>
          </table:table-cell>
          <table:table-cell table:style-name="ce7" office:value-type="string" calcext:value-type="string">
            <text:p>×</text:p>
          </table:table-cell>
          <table:table-cell table:style-name="ce150" table:formula="of:=ROUND((RAND()*0.6+0.7)*CHOOSE(RANDBETWEEN(1;3);1;10;100);RANDBETWEEN(1;2))" office:value-type="float" office:value="8.3" calcext:value-type="float">
            <text:p>8,3</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5.3" calcext:value-type="float">
            <text:p>5,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8];10)" office:value-type="float" office:value="10" calcext:value-type="float">
            <text:p>10</text:p>
          </table:table-cell>
          <table:table-cell table:style-name="ce51" table:formula="of:=RANDBETWEEN(11;50)" office:value-type="float" office:value="24" calcext:value-type="float">
            <text:p>24</text:p>
          </table:table-cell>
          <table:table-cell table:style-name="ce40" office:value-type="string" calcext:value-type="string">
            <text:p>×</text:p>
          </table:table-cell>
          <table:table-cell table:style-name="ce40" table:formula="of:=CHOOSE([.AB8];5;20;50;5;20;50)" office:value-type="float" office:value="50" calcext:value-type="float">
            <text:p>50</text:p>
          </table:table-cell>
          <table:table-cell table:style-name="ce118" office:value-type="string" calcext:value-type="string">
            <text:p>=</text:p>
          </table:table-cell>
          <table:table-cell/>
          <table:table-cell table:style-name="ce35" table:formula="of:=IF([.A8]&gt;96;ROUND([.A8];-2);IF([.A8]&gt;=9.66;ROUND([.A8];-1);ROUND([.A8];0)))&amp;&quot;×&quot;&amp;IF([.C8]&gt;96;ROUND([.C8];-2);IF([.C8]&gt;=9.6;ROUND([.C8];-1);ROUND([.C8];0)))&amp;&quot;=&quot;&amp;IF([.A8]&gt;96;ROUND([.A8];-2);IF([.A8]&gt;=9.6;ROUND([.A8];-1);ROUND([.A8];0)))*IF([.C8]&gt;96;ROUND([.C8];-2);IF([.C8]&gt;=9.6;ROUND([.C8];-1);ROUND([.C8];0)))" office:value-type="string" office:string-value="6×8=48" calcext:value-type="string">
            <text:p>6×8=48</text:p>
          </table:table-cell>
          <table:table-cell table:style-name="ce186"/>
          <table:table-cell table:style-name="ce57" table:formula="of:=[.O8]-[.L8]" office:value-type="float" office:value="4.7" calcext:value-type="float">
            <text:p>4,7</text:p>
          </table:table-cell>
          <table:table-cell table:style-name="ce57" table:formula="of:=[.P8]*[.R8]" office:value-type="float" office:value="1200" calcext:value-type="float">
            <text:p>1200</text:p>
          </table:table-cell>
          <table:table-cell/>
          <table:table-cell table:formula="of:=RANK([.AA8];[.AA1:.AA10])+2" office:value-type="float" office:value="6" calcext:value-type="float">
            <text:p>6</text:p>
          </table:table-cell>
          <table:table-cell table:style-name="ce89" table:formula="of:=RAND()" office:value-type="float" office:value="0.217722849424175" calcext:value-type="float">
            <text:p>0,217722849424175</text:p>
          </table:table-cell>
          <table:table-cell table:formula="of:=RANK([.AC8];[.AC3:.AC8])" office:value-type="float" office:value="3" calcext:value-type="float">
            <text:p>3</text:p>
          </table:table-cell>
          <table:table-cell table:style-name="ce89" table:formula="of:=RAND()" office:value-type="float" office:value="0.654238213188351" calcext:value-type="float">
            <text:p>0,654238213188351</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9];[.AA1:.AA10])+2" office:value-type="float" office:value="3" calcext:value-type="float">
            <text:p>3</text:p>
          </table:table-cell>
          <table:table-cell table:style-name="ce89" table:formula="of:=RAND()" office:value-type="float" office:value="0.89581722292334" calcext:value-type="float">
            <text:p>0,89581722292334</text:p>
          </table:table-cell>
          <table:table-cell table:number-columns-repeated="997"/>
        </table:table-row>
        <table:table-row table:style-name="ro4">
          <table:table-cell table:number-columns-repeated="25"/>
          <table:table-cell table:formula="of:=RANK([.AA10];[.AA1:.AA10])+2" office:value-type="float" office:value="8" calcext:value-type="float">
            <text:p>8</text:p>
          </table:table-cell>
          <table:table-cell table:style-name="ce89" table:formula="of:=RAND()" office:value-type="float" office:value="0.090273697240128" calcext:value-type="float">
            <text:p>0,090273697240128</text:p>
          </table:table-cell>
          <table:table-cell table:number-columns-repeated="997"/>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4" calcext:value-type="float">
            <text:p>4</text:p>
          </table:table-cell>
          <table:table-cell table:style-name="ce89" table:formula="of:=RAND()" office:value-type="float" office:value="0.830407340240746" calcext:value-type="float">
            <text:p>0,830407340240746</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S$2]" office:value-type="string" office:string-value="v1736" calcext:value-type="string">
            <text:p>v173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13];[.AA12:.AA21])+2" office:value-type="float" office:value="3" calcext:value-type="float">
            <text:p>3</text:p>
          </table:table-cell>
          <table:table-cell table:style-name="ce89" table:formula="of:=RAND()" office:value-type="float" office:value="0.831299448541044" calcext:value-type="float">
            <text:p>0,831299448541044</text:p>
          </table:table-cell>
          <table:table-cell table:number-columns-repeated="997"/>
        </table:table-row>
        <table:table-row table:style-name="ro3">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12]" office:value-type="string" office:string-value="AB" calcext:value-type="string">
            <text:p>AB</text:p>
          </table:table-cell>
          <table:table-cell table:style-name="ce99"/>
          <table:table-cell table:style-name="ce102" table:formula="of:=[.S13]" office:value-type="string" office:string-value="v1736" calcext:value-type="string">
            <text:p>v1736</text:p>
          </table:table-cell>
          <table:table-cell table:style-name="ce89"/>
          <table:table-cell table:formula="of:=RANK([.AA14];[.AA12:.AA21])+2" office:value-type="float" office:value="5" calcext:value-type="float">
            <text:p>5</text:p>
          </table:table-cell>
          <table:table-cell table:style-name="ce89" table:formula="of:=RAND()" office:value-type="float" office:value="0.812603431930016" calcext:value-type="float">
            <text:p>0,812603431930016</text:p>
          </table:table-cell>
          <table:table-cell table:style-name="ce89" table:formula="of:=RANK([.AC14];[.AC14:.AC19])" office:value-type="float" office:value="2" calcext:value-type="float">
            <text:p>2</text:p>
          </table:table-cell>
          <table:table-cell table:style-name="ce89" table:formula="of:=RAND()" office:value-type="float" office:value="0.716558656780016" calcext:value-type="float">
            <text:p>0,716558656780016</text:p>
          </table:table-cell>
          <table:table-cell table:number-columns-repeated="995"/>
        </table:table-row>
        <table:table-row table:style-name="ro3">
          <table:table-cell table:style-name="ce157" table:formula="of:=ROUND(RANDBETWEEN(1;9)*(RAND()*0.6+0.7)*CHOOSE(RANDBETWEEN(1;3);1;10;100);RANDBETWEEN(1;2))" office:value-type="float" office:value="398.35" calcext:value-type="float">
            <text:p>398,35</text:p>
          </table:table-cell>
          <table:table-cell table:style-name="ce7" office:value-type="string" calcext:value-type="string">
            <text:p>×</text:p>
          </table:table-cell>
          <table:table-cell table:style-name="ce150" table:formula="of:=ROUND((RAND()*0.6+0.7)*CHOOSE(RANDBETWEEN(1;3);1;10;100);RANDBETWEEN(1;2))" office:value-type="float" office:value="98.3" calcext:value-type="float">
            <text:p>98,3</text:p>
          </table:table-cell>
          <table:table-cell table:style-name="ce143" office:value-type="string" calcext:value-type="string">
            <text:p>≈</text:p>
          </table:table-cell>
          <table:table-cell table:style-name="ce60" table:formula="of:=RANDBETWEEN(2;6)*RANDBETWEEN(2;5)" office:value-type="float" office:value="6" calcext:value-type="float">
            <text:p>6</text:p>
          </table:table-cell>
          <table:table-cell table:style-name="ce62" office:value-type="string" calcext:value-type="string" table:number-columns-spanned="1" table:number-rows-spanned="2">
            <text:p><text:s/>=</text:p>
          </table:table-cell>
          <table:table-cell table:style-name="ce158" table:formula="of:=IF(ROUND(RAND());[.E15]*RANDBETWEEN(2;5);IF(AND(MOD([.E15];2)=0;MOD([.E16];2)=0);[.E15]/2;IF(AND(MOD([.E15];3)=0;MOD([.E16];3)=0);[.E15]/3;IF(AND(MOD([.E15];5)=0;MOD([.E16];5)=0);[.E15]/5;[.E15]))))" office:value-type="float" office:value="3" calcext:value-type="float">
            <text:p>3</text:p>
          </table:table-cell>
          <table:table-cell table:style-name="ce159"/>
          <table:table-cell table:style-name="ce158" table:formula="of:=RANDBETWEEN(2;6)*RANDBETWEEN(2;5)" office:value-type="float" office:value="10" calcext:value-type="float">
            <text:p>10</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9.6" calcext:value-type="float">
            <text:p>9,6</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5];10)" office:value-type="float" office:value="10" calcext:value-type="float">
            <text:p>10</text:p>
          </table:table-cell>
          <table:table-cell table:style-name="ce51" table:formula="of:=RANDBETWEEN(11;50)" office:value-type="float" office:value="20" calcext:value-type="float">
            <text:p>20</text:p>
          </table:table-cell>
          <table:table-cell table:style-name="ce40" office:value-type="string" calcext:value-type="string">
            <text:p>×</text:p>
          </table:table-cell>
          <table:table-cell table:style-name="ce40" table:formula="of:=CHOOSE([.AB15];5;20;50;5;20;50)" office:value-type="float" office:value="5" calcext:value-type="float">
            <text:p>5</text:p>
          </table:table-cell>
          <table:table-cell table:style-name="ce118" office:value-type="string" calcext:value-type="string">
            <text:p>=</text:p>
          </table:table-cell>
          <table:table-cell/>
          <table:table-cell table:style-name="ce35" table:formula="of:=IF([.A15]&gt;96;ROUND([.A15];-2);IF([.A15]&gt;=9.66;ROUND([.A15];-1);ROUND([.A15];0)))&amp;&quot;×&quot;&amp;IF([.C15]&gt;96;ROUND([.C15];-2);IF([.C15]&gt;=9.6;ROUND([.C15];-1);ROUND([.C15];0)))&amp;&quot;=&quot;&amp;IF([.A15]&gt;96;ROUND([.A15];-2);IF([.A15]&gt;=9.6;ROUND([.A15];-1);ROUND([.A15];0)))*IF([.C15]&gt;96;ROUND([.C15];-2);IF([.C15]&gt;=9.6;ROUND([.C15];-1);ROUND([.C15];0)))" office:value-type="string" office:string-value="400×100=40000" calcext:value-type="string">
            <text:p>400×100=40000</text:p>
          </table:table-cell>
          <table:table-cell table:style-name="ce48" table:formula="of:=[.G15]&amp;&quot;/&quot;&amp;ROUND([.G15]*[.E16]/[.E15])" office:value-type="string" office:string-value="3/8" calcext:value-type="string">
            <text:p>3/8</text:p>
          </table:table-cell>
          <table:table-cell table:style-name="ce57" table:formula="of:=[.O15]-[.L15]" office:value-type="float" office:value="0.4" calcext:value-type="float">
            <text:p>0,4</text:p>
          </table:table-cell>
          <table:table-cell table:style-name="ce57" table:formula="of:=[.P15]*[.R15]" office:value-type="float" office:value="100" calcext:value-type="float">
            <text:p>100</text:p>
          </table:table-cell>
          <table:table-cell/>
          <table:table-cell table:formula="of:=RANK([.AA15];[.AA12:.AA21])+2" office:value-type="float" office:value="6" calcext:value-type="float">
            <text:p>6</text:p>
          </table:table-cell>
          <table:table-cell table:style-name="ce89" table:formula="of:=RAND()" office:value-type="float" office:value="0.59492190327753" calcext:value-type="float">
            <text:p>0,59492190327753</text:p>
          </table:table-cell>
          <table:table-cell table:formula="of:=RANK([.AC15];[.AC14:.AC19])" office:value-type="float" office:value="4" calcext:value-type="float">
            <text:p>4</text:p>
          </table:table-cell>
          <table:table-cell table:style-name="ce89" table:formula="of:=RAND()" office:value-type="float" office:value="0.405463998628266" calcext:value-type="float">
            <text:p>0,405463998628266</text:p>
          </table:table-cell>
          <table:table-cell table:number-columns-repeated="995"/>
        </table:table-row>
        <table:table-row table:style-name="ro3">
          <table:table-cell table:style-name="ce157" table:formula="of:=ROUND(RANDBETWEEN(1;9)*(RAND()*0.6+0.7)*CHOOSE(RANDBETWEEN(1;3);1;10;100);RANDBETWEEN(1;2))" office:value-type="float" office:value="921.9" calcext:value-type="float">
            <text:p>921,9</text:p>
          </table:table-cell>
          <table:table-cell table:style-name="ce7" office:value-type="string" calcext:value-type="string">
            <text:p>×</text:p>
          </table:table-cell>
          <table:table-cell table:style-name="ce150" table:formula="of:=ROUND((RAND()*0.6+0.7)*CHOOSE(RANDBETWEEN(1;3);1;10;100);RANDBETWEEN(1;2))" office:value-type="float" office:value="0.79" calcext:value-type="float">
            <text:p>0,79</text:p>
          </table:table-cell>
          <table:table-cell table:style-name="ce143" office:value-type="string" calcext:value-type="string">
            <text:p>≈</text:p>
          </table:table-cell>
          <table:table-cell table:style-name="ce61" table:formula="of:=RANDBETWEEN(2;6)*RANDBETWEEN(2;5)" office:value-type="float" office:value="16" calcext:value-type="float">
            <text:p>16</text:p>
          </table:table-cell>
          <table:covered-table-cell table:style-name="ce63"/>
          <table:table-cell table:style-name="ce61"/>
          <table:table-cell table:style-name="ce159"/>
          <table:table-cell table:style-name="ce61" table:formula="of:=RANDBETWEEN(2;6)*RANDBETWEEN(2;5)" office:value-type="float" office:value="24" calcext:value-type="float">
            <text:p>24</text:p>
          </table:table-cell>
          <table:covered-table-cell table:style-name="ce63"/>
          <table:table-cell table:style-name="ce161" table:formula="of:=IF(ROUND(RAND());[.I16]*RANDBETWEEN(2;5);IF(AND(MOD([.I16];2)=0;MOD([.I15];2)=0);[.I16]/2;IF(AND(MOD([.I16];3)=0;MOD([.I15];3)=0);[.I16]/3;IF(AND(MOD([.I16];5)=0;MOD([.I15];5)=0);[.I16]/5;[.I16]))))" office:value-type="float" office:value="12" calcext:value-type="float">
            <text:p>12</text:p>
          </table:table-cell>
          <table:table-cell table:style-name="ce150" table:formula="of:=ROUND(RAND()*CHOOSE(RANDBETWEEN(1;2);10;100);RANDBETWEEN(1;2))" office:value-type="float" office:value="14.4" calcext:value-type="float">
            <text:p>14,4</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6];10)" office:value-type="float" office:value="20" calcext:value-type="float">
            <text:p>20</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AB16];5;20;50;5;20;50)" office:value-type="float" office:value="5" calcext:value-type="float">
            <text:p>5</text:p>
          </table:table-cell>
          <table:table-cell table:style-name="ce118" office:value-type="string" calcext:value-type="string">
            <text:p>=</text:p>
          </table:table-cell>
          <table:table-cell/>
          <table:table-cell table:style-name="ce35" table:formula="of:=IF([.A16]&gt;96;ROUND([.A16];-2);IF([.A16]&gt;=9.66;ROUND([.A16];-1);ROUND([.A16];0)))&amp;&quot;×&quot;&amp;IF([.C16]&gt;96;ROUND([.C16];-2);IF([.C16]&gt;=9.6;ROUND([.C16];-1);ROUND([.C16];0)))&amp;&quot;=&quot;&amp;IF([.A16]&gt;96;ROUND([.A16];-2);IF([.A16]&gt;=9.6;ROUND([.A16];-1);ROUND([.A16];0)))*IF([.C16]&gt;96;ROUND([.C16];-2);IF([.C16]&gt;=9.6;ROUND([.C16];-1);ROUND([.C16];0)))" office:value-type="string" office:string-value="900×1=900" calcext:value-type="string">
            <text:p>900×1=900</text:p>
          </table:table-cell>
          <table:table-cell table:style-name="ce48" table:formula="of:=[.G17]&amp;&quot;/&quot;&amp;ROUND([.G17]*[.E18]/[.E17])" office:value-type="string" office:string-value="32/40" calcext:value-type="string">
            <text:p>32/40</text:p>
          </table:table-cell>
          <table:table-cell table:style-name="ce57" table:formula="of:=[.O16]-[.L16]" office:value-type="float" office:value="5.6" calcext:value-type="float">
            <text:p>5,6</text:p>
          </table:table-cell>
          <table:table-cell table:style-name="ce57" table:formula="of:=[.P16]*[.R16]" office:value-type="float" office:value="215" calcext:value-type="float">
            <text:p>215</text:p>
          </table:table-cell>
          <table:table-cell/>
          <table:table-cell table:formula="of:=RANK([.AA16];[.AA12:.AA21])+2" office:value-type="float" office:value="12" calcext:value-type="float">
            <text:p>12</text:p>
          </table:table-cell>
          <table:table-cell table:style-name="ce89" table:formula="of:=RAND()" office:value-type="float" office:value="0.0632330733245518" calcext:value-type="float">
            <text:p>0,0632330733245518</text:p>
          </table:table-cell>
          <table:table-cell table:formula="of:=RANK([.AC16];[.AC14:.AC19])" office:value-type="float" office:value="1" calcext:value-type="float">
            <text:p>1</text:p>
          </table:table-cell>
          <table:table-cell table:style-name="ce89" table:formula="of:=RAND()" office:value-type="float" office:value="0.763335396071076" calcext:value-type="float">
            <text:p>0,763335396071076</text:p>
          </table:table-cell>
          <table:table-cell table:number-columns-repeated="995"/>
        </table:table-row>
        <table:table-row table:style-name="ro3">
          <table:table-cell table:style-name="ce157" table:formula="of:=ROUND(RANDBETWEEN(1;9)*(RAND()*0.6+0.7)*CHOOSE(RANDBETWEEN(1;3);1;10;100);RANDBETWEEN(1;2))" office:value-type="float" office:value="796.61" calcext:value-type="float">
            <text:p>796,61</text:p>
          </table:table-cell>
          <table:table-cell table:style-name="ce7" office:value-type="string" calcext:value-type="string">
            <text:p>×</text:p>
          </table:table-cell>
          <table:table-cell table:style-name="ce150" table:formula="of:=ROUND((RAND()*0.6+0.7)*CHOOSE(RANDBETWEEN(1;3);1;10;100);RANDBETWEEN(1;2))" office:value-type="float" office:value="74.4" calcext:value-type="float">
            <text:p>74,4</text:p>
          </table:table-cell>
          <table:table-cell table:style-name="ce143" office:value-type="string" calcext:value-type="string">
            <text:p>≈</text:p>
          </table:table-cell>
          <table:table-cell table:style-name="ce60" table:formula="of:=RANDBETWEEN(2;6)*RANDBETWEEN(2;5)" office:value-type="float" office:value="16" calcext:value-type="float">
            <text:p>16</text:p>
          </table:table-cell>
          <table:table-cell table:style-name="ce62" office:value-type="string" calcext:value-type="string" table:number-columns-spanned="1" table:number-rows-spanned="2">
            <text:p><text:s/>=</text:p>
          </table:table-cell>
          <table:table-cell table:style-name="ce158" table:formula="of:=IF(ROUND(RAND());[.E17]*RANDBETWEEN(2;5);IF(AND(MOD([.E17];2)=0;MOD([.E18];2)=0);[.E17]/2;IF(AND(MOD([.E17];3)=0;MOD([.E18];3)=0);[.E17]/3;IF(AND(MOD([.E17];5)=0;MOD([.E18];5)=0);[.E17]/5;[.E17]))))" office:value-type="float" office:value="32" calcext:value-type="float">
            <text:p>32</text:p>
          </table:table-cell>
          <table:table-cell table:style-name="ce159"/>
          <table:table-cell table:style-name="ce158" table:formula="of:=RANDBETWEEN(2;6)*RANDBETWEEN(2;5)" office:value-type="float" office:value="20" calcext:value-type="float">
            <text:p>20</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2.29" calcext:value-type="float">
            <text:p>2,29</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7];10)" office:value-type="float" office:value="10" calcext:value-type="float">
            <text:p>10</text:p>
          </table:table-cell>
          <table:table-cell table:style-name="ce51" table:formula="of:=RANDBETWEEN(11;50)" office:value-type="float" office:value="16" calcext:value-type="float">
            <text:p>16</text:p>
          </table:table-cell>
          <table:table-cell table:style-name="ce40" office:value-type="string" calcext:value-type="string">
            <text:p>×</text:p>
          </table:table-cell>
          <table:table-cell table:style-name="ce40" table:formula="of:=CHOOSE([.AB17];5;20;50;5;20;50)" office:value-type="float" office:value="50" calcext:value-type="float">
            <text:p>50</text:p>
          </table:table-cell>
          <table:table-cell table:style-name="ce118" office:value-type="string" calcext:value-type="string">
            <text:p>=</text:p>
          </table:table-cell>
          <table:table-cell/>
          <table:table-cell table:style-name="ce35" table:formula="of:=IF([.A17]&gt;96;ROUND([.A17];-2);IF([.A17]&gt;=9.66;ROUND([.A17];-1);ROUND([.A17];0)))&amp;&quot;×&quot;&amp;IF([.C17]&gt;96;ROUND([.C17];-2);IF([.C17]&gt;=9.6;ROUND([.C17];-1);ROUND([.C17];0)))&amp;&quot;=&quot;&amp;IF([.A17]&gt;96;ROUND([.A17];-2);IF([.A17]&gt;=9.6;ROUND([.A17];-1);ROUND([.A17];0)))*IF([.C17]&gt;96;ROUND([.C17];-2);IF([.C17]&gt;=9.6;ROUND([.C17];-1);ROUND([.C17];0)))" office:value-type="string" office:string-value="800×70=56000" calcext:value-type="string">
            <text:p>800×70=56000</text:p>
          </table:table-cell>
          <table:table-cell table:style-name="ce48" table:formula="of:=ROUND([.I15]*[.K16]/[.I16])&amp;&quot;/&quot;&amp;[.K16]" office:value-type="string" office:string-value="5/12" calcext:value-type="string">
            <text:p>5/12</text:p>
          </table:table-cell>
          <table:table-cell table:style-name="ce57" table:formula="of:=[.O17]-[.L17]" office:value-type="float" office:value="7.71" calcext:value-type="float">
            <text:p>7,71</text:p>
          </table:table-cell>
          <table:table-cell table:style-name="ce57" table:formula="of:=[.P17]*[.R17]" office:value-type="float" office:value="800" calcext:value-type="float">
            <text:p>800</text:p>
          </table:table-cell>
          <table:table-cell/>
          <table:table-cell table:formula="of:=RANK([.AA17];[.AA12:.AA21])+2" office:value-type="float" office:value="10" calcext:value-type="float">
            <text:p>10</text:p>
          </table:table-cell>
          <table:table-cell table:style-name="ce89" table:formula="of:=RAND()" office:value-type="float" office:value="0.111616569678148" calcext:value-type="float">
            <text:p>0,111616569678148</text:p>
          </table:table-cell>
          <table:table-cell table:formula="of:=RANK([.AC17];[.AC14:.AC19])" office:value-type="float" office:value="6" calcext:value-type="float">
            <text:p>6</text:p>
          </table:table-cell>
          <table:table-cell table:style-name="ce89" table:formula="of:=RAND()" office:value-type="float" office:value="0.383603629963956" calcext:value-type="float">
            <text:p>0,383603629963956</text:p>
          </table:table-cell>
          <table:table-cell table:number-columns-repeated="995"/>
        </table:table-row>
        <table:table-row table:style-name="ro3">
          <table:table-cell table:style-name="ce157" table:formula="of:=ROUND(RANDBETWEEN(1;9)*(RAND()*0.6+0.7)*CHOOSE(RANDBETWEEN(1;3);1;10;100);RANDBETWEEN(1;2))" office:value-type="float" office:value="8.9" calcext:value-type="float">
            <text:p>8,9</text:p>
          </table:table-cell>
          <table:table-cell table:style-name="ce7" office:value-type="string" calcext:value-type="string">
            <text:p>×</text:p>
          </table:table-cell>
          <table:table-cell table:style-name="ce150" table:formula="of:=ROUND((RAND()*0.6+0.7)*CHOOSE(RANDBETWEEN(1;3);1;10;100);RANDBETWEEN(1;2))" office:value-type="float" office:value="85.9" calcext:value-type="float">
            <text:p>85,9</text:p>
          </table:table-cell>
          <table:table-cell table:style-name="ce143" office:value-type="string" calcext:value-type="string">
            <text:p>≈</text:p>
          </table:table-cell>
          <table:table-cell table:style-name="ce61" table:formula="of:=RANDBETWEEN(2;6)*RANDBETWEEN(2;5)" office:value-type="float" office:value="20" calcext:value-type="float">
            <text:p>20</text:p>
          </table:table-cell>
          <table:covered-table-cell table:style-name="ce114"/>
          <table:table-cell table:style-name="ce61"/>
          <table:table-cell table:style-name="ce159"/>
          <table:table-cell table:style-name="ce61" table:formula="of:=RANDBETWEEN(2;6)*RANDBETWEEN(2;5)" office:value-type="float" office:value="16" calcext:value-type="float">
            <text:p>16</text:p>
          </table:table-cell>
          <table:covered-table-cell table:style-name="ce63"/>
          <table:table-cell table:style-name="ce161" table:formula="of:=IF(ROUND(RAND());[.I18]*RANDBETWEEN(2;5);IF(AND(MOD([.I18];2)=0;MOD([.I17];2)=0);[.I18]/2;IF(AND(MOD([.I18];3)=0;MOD([.I17];3)=0);[.I18]/3;IF(AND(MOD([.I18];5)=0;MOD([.I17];5)=0);[.I18]/5;[.I18]))))" office:value-type="float" office:value="8" calcext:value-type="float">
            <text:p>8</text:p>
          </table:table-cell>
          <table:table-cell table:style-name="ce150" table:formula="of:=ROUND(RAND()*CHOOSE(RANDBETWEEN(1;2);10;100);RANDBETWEEN(1;2))" office:value-type="float" office:value="7.8" calcext:value-type="float">
            <text:p>7,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8];10)" office:value-type="float" office:value="10" calcext:value-type="float">
            <text:p>10</text:p>
          </table:table-cell>
          <table:table-cell table:style-name="ce51" table:formula="of:=RANDBETWEEN(11;50)" office:value-type="float" office:value="46" calcext:value-type="float">
            <text:p>46</text:p>
          </table:table-cell>
          <table:table-cell table:style-name="ce40" office:value-type="string" calcext:value-type="string">
            <text:p>×</text:p>
          </table:table-cell>
          <table:table-cell table:style-name="ce40" table:formula="of:=CHOOSE([.AB18];5;20;50;5;20;50)" office:value-type="float" office:value="20" calcext:value-type="float">
            <text:p>20</text:p>
          </table:table-cell>
          <table:table-cell table:style-name="ce118" office:value-type="string" calcext:value-type="string">
            <text:p>=</text:p>
          </table:table-cell>
          <table:table-cell/>
          <table:table-cell table:style-name="ce35" table:formula="of:=IF([.A18]&gt;96;ROUND([.A18];-2);IF([.A18]&gt;=9.66;ROUND([.A18];-1);ROUND([.A18];0)))&amp;&quot;×&quot;&amp;IF([.C18]&gt;96;ROUND([.C18];-2);IF([.C18]&gt;=9.6;ROUND([.C18];-1);ROUND([.C18];0)))&amp;&quot;=&quot;&amp;IF([.A18]&gt;96;ROUND([.A18];-2);IF([.A18]&gt;=9.6;ROUND([.A18];-1);ROUND([.A18];0)))*IF([.C18]&gt;96;ROUND([.C18];-2);IF([.C18]&gt;=9.6;ROUND([.C18];-1);ROUND([.C18];0)))" office:value-type="string" office:string-value="9×90=810" calcext:value-type="string">
            <text:p>9×90=810</text:p>
          </table:table-cell>
          <table:table-cell table:style-name="ce48" table:formula="of:=ROUND([.I17]*[.K18]/[.I18])&amp;&quot;/&quot;&amp;[.K18]" office:value-type="string" office:string-value="10/8" calcext:value-type="string">
            <text:p>10/8</text:p>
          </table:table-cell>
          <table:table-cell table:style-name="ce57" table:formula="of:=[.O18]-[.L18]" office:value-type="float" office:value="2.2" calcext:value-type="float">
            <text:p>2,2</text:p>
          </table:table-cell>
          <table:table-cell table:style-name="ce57" table:formula="of:=[.P18]*[.R18]" office:value-type="float" office:value="920" calcext:value-type="float">
            <text:p>920</text:p>
          </table:table-cell>
          <table:table-cell/>
          <table:table-cell table:formula="of:=RANK([.AA18];[.AA12:.AA21])+2" office:value-type="float" office:value="8" calcext:value-type="float">
            <text:p>8</text:p>
          </table:table-cell>
          <table:table-cell table:style-name="ce89" table:formula="of:=RAND()" office:value-type="float" office:value="0.295111790387625" calcext:value-type="float">
            <text:p>0,295111790387625</text:p>
          </table:table-cell>
          <table:table-cell table:formula="of:=RANK([.AC18];[.AC14:.AC19])" office:value-type="float" office:value="5" calcext:value-type="float">
            <text:p>5</text:p>
          </table:table-cell>
          <table:table-cell table:style-name="ce89" table:formula="of:=RAND()" office:value-type="float" office:value="0.387836604609608" calcext:value-type="float">
            <text:p>0,387836604609608</text:p>
          </table:table-cell>
          <table:table-cell table:number-columns-repeated="995"/>
        </table:table-row>
        <table:table-row table:style-name="ro3">
          <table:table-cell table:style-name="ce157" table:formula="of:=ROUND(RANDBETWEEN(1;9)*(RAND()*0.6+0.7)*CHOOSE(RANDBETWEEN(1;3);1;10;100);RANDBETWEEN(1;2))" office:value-type="float" office:value="7.09" calcext:value-type="float">
            <text:p>7,09</text:p>
          </table:table-cell>
          <table:table-cell table:style-name="ce7" office:value-type="string" calcext:value-type="string">
            <text:p>×</text:p>
          </table:table-cell>
          <table:table-cell table:style-name="ce150" table:formula="of:=ROUND((RAND()*0.6+0.7)*CHOOSE(RANDBETWEEN(1;3);1;10;100);RANDBETWEEN(1;2))" office:value-type="float" office:value="71.05" calcext:value-type="float">
            <text:p>71,05</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83.24" calcext:value-type="float">
            <text:p>83,24</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9];10)" office:value-type="float" office:value="90" calcext:value-type="float">
            <text:p>90</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AB19];5;20;50;5;20;50)" office:value-type="float" office:value="50" calcext:value-type="float">
            <text:p>50</text:p>
          </table:table-cell>
          <table:table-cell table:style-name="ce118" office:value-type="string" calcext:value-type="string">
            <text:p>=</text:p>
          </table:table-cell>
          <table:table-cell/>
          <table:table-cell table:style-name="ce35" table:formula="of:=IF([.A19]&gt;96;ROUND([.A19];-2);IF([.A19]&gt;=9.66;ROUND([.A19];-1);ROUND([.A19];0)))&amp;&quot;×&quot;&amp;IF([.C19]&gt;96;ROUND([.C19];-2);IF([.C19]&gt;=9.6;ROUND([.C19];-1);ROUND([.C19];0)))&amp;&quot;=&quot;&amp;IF([.A19]&gt;96;ROUND([.A19];-2);IF([.A19]&gt;=9.6;ROUND([.A19];-1);ROUND([.A19];0)))*IF([.C19]&gt;96;ROUND([.C19];-2);IF([.C19]&gt;=9.6;ROUND([.C19];-1);ROUND([.C19];0)))" office:value-type="string" office:string-value="7×70=490" calcext:value-type="string">
            <text:p>7×70=490</text:p>
          </table:table-cell>
          <table:table-cell table:style-name="ce186"/>
          <table:table-cell table:style-name="ce57" table:formula="of:=[.O19]-[.L19]" office:value-type="float" office:value="6.76000000000001" calcext:value-type="float">
            <text:p>6,76000000000001</text:p>
          </table:table-cell>
          <table:table-cell table:style-name="ce57" table:formula="of:=[.P19]*[.R19]" office:value-type="float" office:value="1550" calcext:value-type="float">
            <text:p>1550</text:p>
          </table:table-cell>
          <table:table-cell/>
          <table:table-cell table:formula="of:=RANK([.AA19];[.AA12:.AA21])+2" office:value-type="float" office:value="7" calcext:value-type="float">
            <text:p>7</text:p>
          </table:table-cell>
          <table:table-cell table:style-name="ce89" table:formula="of:=RAND()" office:value-type="float" office:value="0.311437942920022" calcext:value-type="float">
            <text:p>0,311437942920022</text:p>
          </table:table-cell>
          <table:table-cell table:formula="of:=RANK([.AC19];[.AC14:.AC19])" office:value-type="float" office:value="3" calcext:value-type="float">
            <text:p>3</text:p>
          </table:table-cell>
          <table:table-cell table:style-name="ce89" table:formula="of:=RAND()" office:value-type="float" office:value="0.616137499363794" calcext:value-type="float">
            <text:p>0,616137499363794</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20];[.AA12:.AA21])+2" office:value-type="float" office:value="9" calcext:value-type="float">
            <text:p>9</text:p>
          </table:table-cell>
          <table:table-cell table:style-name="ce89" table:formula="of:=RAND()" office:value-type="float" office:value="0.192606558305361" calcext:value-type="float">
            <text:p>0,192606558305361</text:p>
          </table:table-cell>
          <table:table-cell table:number-columns-repeated="997"/>
        </table:table-row>
        <table:table-row table:style-name="ro4">
          <table:table-cell table:number-columns-repeated="25"/>
          <table:table-cell table:formula="of:=RANK([.AA21];[.AA12:.AA21])+2" office:value-type="float" office:value="11" calcext:value-type="float">
            <text:p>11</text:p>
          </table:table-cell>
          <table:table-cell table:style-name="ce89" table:formula="of:=RAND()" office:value-type="float" office:value="0.0768339779560745" calcext:value-type="float">
            <text:p>0,0768339779560745</text:p>
          </table:table-cell>
          <table:table-cell table:number-columns-repeated="997"/>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10" calcext:value-type="float">
            <text:p>10</text:p>
          </table:table-cell>
          <table:table-cell table:style-name="ce89" table:formula="of:=RAND()" office:value-type="float" office:value="0.125543862528956" calcext:value-type="float">
            <text:p>0,125543862528956</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S$2]" office:value-type="string" office:string-value="v1736" calcext:value-type="string">
            <text:p>v173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24];[.AA23:.AA32])+2" office:value-type="float" office:value="6" calcext:value-type="float">
            <text:p>6</text:p>
          </table:table-cell>
          <table:table-cell table:style-name="ce89" table:formula="of:=RAND()" office:value-type="float" office:value="0.541673284343194" calcext:value-type="float">
            <text:p>0,541673284343194</text:p>
          </table:table-cell>
          <table:table-cell table:number-columns-repeated="997"/>
        </table:table-row>
        <table:table-row table:style-name="ro3">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23]" office:value-type="string" office:string-value="AC" calcext:value-type="string">
            <text:p>AC</text:p>
          </table:table-cell>
          <table:table-cell table:style-name="ce99"/>
          <table:table-cell table:style-name="ce102" table:formula="of:=[.S24]" office:value-type="string" office:string-value="v1736" calcext:value-type="string">
            <text:p>v1736</text:p>
          </table:table-cell>
          <table:table-cell table:style-name="ce89"/>
          <table:table-cell table:formula="of:=RANK([.AA25];[.AA23:.AA32])+2" office:value-type="float" office:value="7" calcext:value-type="float">
            <text:p>7</text:p>
          </table:table-cell>
          <table:table-cell table:style-name="ce89" table:formula="of:=RAND()" office:value-type="float" office:value="0.361124282782626" calcext:value-type="float">
            <text:p>0,361124282782626</text:p>
          </table:table-cell>
          <table:table-cell table:style-name="ce89" table:formula="of:=RANK([.AC25];[.AC25:.AC30])" office:value-type="float" office:value="3" calcext:value-type="float">
            <text:p>3</text:p>
          </table:table-cell>
          <table:table-cell table:style-name="ce89" table:formula="of:=RAND()" office:value-type="float" office:value="0.593536373403004" calcext:value-type="float">
            <text:p>0,593536373403004</text:p>
          </table:table-cell>
          <table:table-cell table:number-columns-repeated="995"/>
        </table:table-row>
        <table:table-row table:style-name="ro3">
          <table:table-cell table:style-name="ce157" table:formula="of:=ROUND(RANDBETWEEN(1;9)*(RAND()*0.6+0.7)*CHOOSE(RANDBETWEEN(1;3);1;10;100);RANDBETWEEN(1;2))" office:value-type="float" office:value="595.49" calcext:value-type="float">
            <text:p>595,49</text:p>
          </table:table-cell>
          <table:table-cell table:style-name="ce7" office:value-type="string" calcext:value-type="string">
            <text:p>×</text:p>
          </table:table-cell>
          <table:table-cell table:style-name="ce150" table:formula="of:=ROUND((RAND()*0.6+0.7)*CHOOSE(RANDBETWEEN(1;3);1;10;100);RANDBETWEEN(1;2))" office:value-type="float" office:value="73.1" calcext:value-type="float">
            <text:p>73,1</text:p>
          </table:table-cell>
          <table:table-cell table:style-name="ce143" office:value-type="string" calcext:value-type="string">
            <text:p>≈</text:p>
          </table:table-cell>
          <table:table-cell table:style-name="ce60" table:formula="of:=RANDBETWEEN(2;6)*RANDBETWEEN(2;5)" office:value-type="float" office:value="12" calcext:value-type="float">
            <text:p>12</text:p>
          </table:table-cell>
          <table:table-cell table:style-name="ce62" office:value-type="string" calcext:value-type="string" table:number-columns-spanned="1" table:number-rows-spanned="2">
            <text:p><text:s/>=</text:p>
          </table:table-cell>
          <table:table-cell table:style-name="ce158" table:formula="of:=IF(ROUND(RAND());[.E26]*RANDBETWEEN(2;5);IF(AND(MOD([.E26];2)=0;MOD([.E27];2)=0);[.E26]/2;IF(AND(MOD([.E26];3)=0;MOD([.E27];3)=0);[.E26]/3;IF(AND(MOD([.E26];5)=0;MOD([.E27];5)=0);[.E26]/5;[.E26]))))" office:value-type="float" office:value="60" calcext:value-type="float">
            <text:p>60</text:p>
          </table:table-cell>
          <table:table-cell table:style-name="ce159"/>
          <table:table-cell table:style-name="ce158" table:formula="of:=RANDBETWEEN(2;6)*RANDBETWEEN(2;5)" office:value-type="float" office:value="20" calcext:value-type="float">
            <text:p>20</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3.7" calcext:value-type="float">
            <text:p>3,7</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6];10)" office:value-type="float" office:value="10" calcext:value-type="float">
            <text:p>10</text:p>
          </table:table-cell>
          <table:table-cell table:style-name="ce51" table:formula="of:=RANDBETWEEN(11;50)" office:value-type="float" office:value="39" calcext:value-type="float">
            <text:p>39</text:p>
          </table:table-cell>
          <table:table-cell table:style-name="ce40" office:value-type="string" calcext:value-type="string">
            <text:p>×</text:p>
          </table:table-cell>
          <table:table-cell table:style-name="ce40" table:formula="of:=CHOOSE([.AB26];5;20;50;5;20;50)" office:value-type="float" office:value="5" calcext:value-type="float">
            <text:p>5</text:p>
          </table:table-cell>
          <table:table-cell table:style-name="ce118" office:value-type="string" calcext:value-type="string">
            <text:p>=</text:p>
          </table:table-cell>
          <table:table-cell/>
          <table:table-cell table:style-name="ce35" table:formula="of:=IF([.A26]&gt;96;ROUND([.A26];-2);IF([.A26]&gt;=9.66;ROUND([.A26];-1);ROUND([.A26];0)))&amp;&quot;×&quot;&amp;IF([.C26]&gt;96;ROUND([.C26];-2);IF([.C26]&gt;=9.6;ROUND([.C26];-1);ROUND([.C26];0)))&amp;&quot;=&quot;&amp;IF([.A26]&gt;96;ROUND([.A26];-2);IF([.A26]&gt;=9.6;ROUND([.A26];-1);ROUND([.A26];0)))*IF([.C26]&gt;96;ROUND([.C26];-2);IF([.C26]&gt;=9.6;ROUND([.C26];-1);ROUND([.C26];0)))" office:value-type="string" office:string-value="600×70=42000" calcext:value-type="string">
            <text:p>600×70=42000</text:p>
          </table:table-cell>
          <table:table-cell table:style-name="ce48" table:formula="of:=[.G26]&amp;&quot;/&quot;&amp;ROUND([.G26]*[.E27]/[.E26])" office:value-type="string" office:string-value="60/90" calcext:value-type="string">
            <text:p>60/90</text:p>
          </table:table-cell>
          <table:table-cell table:style-name="ce57" table:formula="of:=[.O26]-[.L26]" office:value-type="float" office:value="6.3" calcext:value-type="float">
            <text:p>6,3</text:p>
          </table:table-cell>
          <table:table-cell table:style-name="ce57" table:formula="of:=[.P26]*[.R26]" office:value-type="float" office:value="195" calcext:value-type="float">
            <text:p>195</text:p>
          </table:table-cell>
          <table:table-cell/>
          <table:table-cell table:formula="of:=RANK([.AA26];[.AA23:.AA32])+2" office:value-type="float" office:value="4" calcext:value-type="float">
            <text:p>4</text:p>
          </table:table-cell>
          <table:table-cell table:style-name="ce89" table:formula="of:=RAND()" office:value-type="float" office:value="0.652842480312601" calcext:value-type="float">
            <text:p>0,652842480312601</text:p>
          </table:table-cell>
          <table:table-cell table:formula="of:=RANK([.AC26];[.AC25:.AC30])" office:value-type="float" office:value="4" calcext:value-type="float">
            <text:p>4</text:p>
          </table:table-cell>
          <table:table-cell table:style-name="ce89" table:formula="of:=RAND()" office:value-type="float" office:value="0.326781391023339" calcext:value-type="float">
            <text:p>0,326781391023339</text:p>
          </table:table-cell>
          <table:table-cell table:number-columns-repeated="995"/>
        </table:table-row>
        <table:table-row table:style-name="ro3">
          <table:table-cell table:style-name="ce157" table:formula="of:=ROUND(RANDBETWEEN(1;9)*(RAND()*0.6+0.7)*CHOOSE(RANDBETWEEN(1;3);1;10;100);RANDBETWEEN(1;2))" office:value-type="float" office:value="65.4" calcext:value-type="float">
            <text:p>65,4</text:p>
          </table:table-cell>
          <table:table-cell table:style-name="ce7" office:value-type="string" calcext:value-type="string">
            <text:p>×</text:p>
          </table:table-cell>
          <table:table-cell table:style-name="ce150" table:formula="of:=ROUND((RAND()*0.6+0.7)*CHOOSE(RANDBETWEEN(1;3);1;10;100);RANDBETWEEN(1;2))" office:value-type="float" office:value="114.55" calcext:value-type="float">
            <text:p>114,55</text:p>
          </table:table-cell>
          <table:table-cell table:style-name="ce143" office:value-type="string" calcext:value-type="string">
            <text:p>≈</text:p>
          </table:table-cell>
          <table:table-cell table:style-name="ce61" table:formula="of:=RANDBETWEEN(2;6)*RANDBETWEEN(2;5)" office:value-type="float" office:value="18" calcext:value-type="float">
            <text:p>18</text:p>
          </table:table-cell>
          <table:covered-table-cell table:style-name="ce63"/>
          <table:table-cell table:style-name="ce61"/>
          <table:table-cell table:style-name="ce159"/>
          <table:table-cell table:style-name="ce61" table:formula="of:=RANDBETWEEN(2;6)*RANDBETWEEN(2;5)" office:value-type="float" office:value="30" calcext:value-type="float">
            <text:p>30</text:p>
          </table:table-cell>
          <table:covered-table-cell table:style-name="ce63"/>
          <table:table-cell table:style-name="ce161" table:formula="of:=IF(ROUND(RAND());[.I27]*RANDBETWEEN(2;5);IF(AND(MOD([.I27];2)=0;MOD([.I26];2)=0);[.I27]/2;IF(AND(MOD([.I27];3)=0;MOD([.I26];3)=0);[.I27]/3;IF(AND(MOD([.I27];5)=0;MOD([.I26];5)=0);[.I27]/5;[.I27]))))" office:value-type="float" office:value="15" calcext:value-type="float">
            <text:p>15</text:p>
          </table:table-cell>
          <table:table-cell table:style-name="ce150" table:formula="of:=ROUND(RAND()*CHOOSE(RANDBETWEEN(1;2);10;100);RANDBETWEEN(1;2))" office:value-type="float" office:value="1.73" calcext:value-type="float">
            <text:p>1,7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7];10)" office:value-type="float" office:value="10" calcext:value-type="float">
            <text:p>10</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AB27];5;20;50;5;20;50)" office:value-type="float" office:value="20" calcext:value-type="float">
            <text:p>20</text:p>
          </table:table-cell>
          <table:table-cell table:style-name="ce118" office:value-type="string" calcext:value-type="string">
            <text:p>=</text:p>
          </table:table-cell>
          <table:table-cell/>
          <table:table-cell table:style-name="ce35" table:formula="of:=IF([.A27]&gt;96;ROUND([.A27];-2);IF([.A27]&gt;=9.66;ROUND([.A27];-1);ROUND([.A27];0)))&amp;&quot;×&quot;&amp;IF([.C27]&gt;96;ROUND([.C27];-2);IF([.C27]&gt;=9.6;ROUND([.C27];-1);ROUND([.C27];0)))&amp;&quot;=&quot;&amp;IF([.A27]&gt;96;ROUND([.A27];-2);IF([.A27]&gt;=9.6;ROUND([.A27];-1);ROUND([.A27];0)))*IF([.C27]&gt;96;ROUND([.C27];-2);IF([.C27]&gt;=9.6;ROUND([.C27];-1);ROUND([.C27];0)))" office:value-type="string" office:string-value="70×100=7000" calcext:value-type="string">
            <text:p>70×100=7000</text:p>
          </table:table-cell>
          <table:table-cell table:style-name="ce48" table:formula="of:=[.G28]&amp;&quot;/&quot;&amp;ROUND([.G28]*[.E29]/[.E28])" office:value-type="string" office:string-value="15/4" calcext:value-type="string">
            <text:p>15/4</text:p>
          </table:table-cell>
          <table:table-cell table:style-name="ce57" table:formula="of:=[.O27]-[.L27]" office:value-type="float" office:value="8.27" calcext:value-type="float">
            <text:p>8,27</text:p>
          </table:table-cell>
          <table:table-cell table:style-name="ce57" table:formula="of:=[.P27]*[.R27]" office:value-type="float" office:value="860" calcext:value-type="float">
            <text:p>860</text:p>
          </table:table-cell>
          <table:table-cell/>
          <table:table-cell table:formula="of:=RANK([.AA27];[.AA23:.AA32])+2" office:value-type="float" office:value="9" calcext:value-type="float">
            <text:p>9</text:p>
          </table:table-cell>
          <table:table-cell table:style-name="ce89" table:formula="of:=RAND()" office:value-type="float" office:value="0.223548846912735" calcext:value-type="float">
            <text:p>0,223548846912735</text:p>
          </table:table-cell>
          <table:table-cell table:formula="of:=RANK([.AC27];[.AC25:.AC30])" office:value-type="float" office:value="2" calcext:value-type="float">
            <text:p>2</text:p>
          </table:table-cell>
          <table:table-cell table:style-name="ce89" table:formula="of:=RAND()" office:value-type="float" office:value="0.601103425770632" calcext:value-type="float">
            <text:p>0,601103425770632</text:p>
          </table:table-cell>
          <table:table-cell table:number-columns-repeated="995"/>
        </table:table-row>
        <table:table-row table:style-name="ro3">
          <table:table-cell table:style-name="ce157" table:formula="of:=ROUND(RANDBETWEEN(1;9)*(RAND()*0.6+0.7)*CHOOSE(RANDBETWEEN(1;3);1;10;100);RANDBETWEEN(1;2))" office:value-type="float" office:value="260.29" calcext:value-type="float">
            <text:p>260,29</text:p>
          </table:table-cell>
          <table:table-cell table:style-name="ce7" office:value-type="string" calcext:value-type="string">
            <text:p>×</text:p>
          </table:table-cell>
          <table:table-cell table:style-name="ce150" table:formula="of:=ROUND((RAND()*0.6+0.7)*CHOOSE(RANDBETWEEN(1;3);1;10;100);RANDBETWEEN(1;2))" office:value-type="float" office:value="94.5" calcext:value-type="float">
            <text:p>94,5</text:p>
          </table:table-cell>
          <table:table-cell table:style-name="ce143" office:value-type="string" calcext:value-type="string">
            <text:p>≈</text:p>
          </table:table-cell>
          <table:table-cell table:style-name="ce60" table:formula="of:=RANDBETWEEN(2;6)*RANDBETWEEN(2;5)" office:value-type="float" office:value="15" calcext:value-type="float">
            <text:p>15</text:p>
          </table:table-cell>
          <table:table-cell table:style-name="ce62" office:value-type="string" calcext:value-type="string" table:number-columns-spanned="1" table:number-rows-spanned="2">
            <text:p><text:s/>=</text:p>
          </table:table-cell>
          <table:table-cell table:style-name="ce158" table:formula="of:=IF(ROUND(RAND());[.E28]*RANDBETWEEN(2;5);IF(AND(MOD([.E28];2)=0;MOD([.E29];2)=0);[.E28]/2;IF(AND(MOD([.E28];3)=0;MOD([.E29];3)=0);[.E28]/3;IF(AND(MOD([.E28];5)=0;MOD([.E29];5)=0);[.E28]/5;[.E28]))))" office:value-type="float" office:value="15" calcext:value-type="float">
            <text:p>15</text:p>
          </table:table-cell>
          <table:table-cell table:style-name="ce159"/>
          <table:table-cell table:style-name="ce158" table:formula="of:=RANDBETWEEN(2;6)*RANDBETWEEN(2;5)" office:value-type="float" office:value="15" calcext:value-type="float">
            <text:p>15</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4.5" calcext:value-type="float">
            <text:p>4,5</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8];10)" office:value-type="float" office:value="10" calcext:value-type="float">
            <text:p>10</text:p>
          </table:table-cell>
          <table:table-cell table:style-name="ce51" table:formula="of:=RANDBETWEEN(11;50)" office:value-type="float" office:value="45" calcext:value-type="float">
            <text:p>45</text:p>
          </table:table-cell>
          <table:table-cell table:style-name="ce40" office:value-type="string" calcext:value-type="string">
            <text:p>×</text:p>
          </table:table-cell>
          <table:table-cell table:style-name="ce40" table:formula="of:=CHOOSE([.AB28];5;20;50;5;20;50)" office:value-type="float" office:value="5" calcext:value-type="float">
            <text:p>5</text:p>
          </table:table-cell>
          <table:table-cell table:style-name="ce118" office:value-type="string" calcext:value-type="string">
            <text:p>=</text:p>
          </table:table-cell>
          <table:table-cell/>
          <table:table-cell table:style-name="ce35" table:formula="of:=IF([.A28]&gt;96;ROUND([.A28];-2);IF([.A28]&gt;=9.66;ROUND([.A28];-1);ROUND([.A28];0)))&amp;&quot;×&quot;&amp;IF([.C28]&gt;96;ROUND([.C28];-2);IF([.C28]&gt;=9.6;ROUND([.C28];-1);ROUND([.C28];0)))&amp;&quot;=&quot;&amp;IF([.A28]&gt;96;ROUND([.A28];-2);IF([.A28]&gt;=9.6;ROUND([.A28];-1);ROUND([.A28];0)))*IF([.C28]&gt;96;ROUND([.C28];-2);IF([.C28]&gt;=9.6;ROUND([.C28];-1);ROUND([.C28];0)))" office:value-type="string" office:string-value="300×90=27000" calcext:value-type="string">
            <text:p>300×90=27000</text:p>
          </table:table-cell>
          <table:table-cell table:style-name="ce48" table:formula="of:=ROUND([.I26]*[.K27]/[.I27])&amp;&quot;/&quot;&amp;[.K27]" office:value-type="string" office:string-value="10/15" calcext:value-type="string">
            <text:p>10/15</text:p>
          </table:table-cell>
          <table:table-cell table:style-name="ce57" table:formula="of:=[.O28]-[.L28]" office:value-type="float" office:value="5.5" calcext:value-type="float">
            <text:p>5,5</text:p>
          </table:table-cell>
          <table:table-cell table:style-name="ce57" table:formula="of:=[.P28]*[.R28]" office:value-type="float" office:value="225" calcext:value-type="float">
            <text:p>225</text:p>
          </table:table-cell>
          <table:table-cell/>
          <table:table-cell table:formula="of:=RANK([.AA28];[.AA23:.AA32])+2" office:value-type="float" office:value="8" calcext:value-type="float">
            <text:p>8</text:p>
          </table:table-cell>
          <table:table-cell table:style-name="ce89" table:formula="of:=RAND()" office:value-type="float" office:value="0.328129899115916" calcext:value-type="float">
            <text:p>0,328129899115916</text:p>
          </table:table-cell>
          <table:table-cell table:formula="of:=RANK([.AC28];[.AC25:.AC30])" office:value-type="float" office:value="1" calcext:value-type="float">
            <text:p>1</text:p>
          </table:table-cell>
          <table:table-cell table:style-name="ce89" table:formula="of:=RAND()" office:value-type="float" office:value="0.927778686815404" calcext:value-type="float">
            <text:p>0,927778686815404</text:p>
          </table:table-cell>
          <table:table-cell table:number-columns-repeated="995"/>
        </table:table-row>
        <table:table-row table:style-name="ro3">
          <table:table-cell table:style-name="ce157" table:formula="of:=ROUND(RANDBETWEEN(1;9)*(RAND()*0.6+0.7)*CHOOSE(RANDBETWEEN(1;3);1;10;100);RANDBETWEEN(1;2))" office:value-type="float" office:value="2.3" calcext:value-type="float">
            <text:p>2,3</text:p>
          </table:table-cell>
          <table:table-cell table:style-name="ce7" office:value-type="string" calcext:value-type="string">
            <text:p>×</text:p>
          </table:table-cell>
          <table:table-cell table:style-name="ce150" table:formula="of:=ROUND((RAND()*0.6+0.7)*CHOOSE(RANDBETWEEN(1;3);1;10;100);RANDBETWEEN(1;2))" office:value-type="float" office:value="11.9" calcext:value-type="float">
            <text:p>11,9</text:p>
          </table:table-cell>
          <table:table-cell table:style-name="ce143" office:value-type="string" calcext:value-type="string">
            <text:p>≈</text:p>
          </table:table-cell>
          <table:table-cell table:style-name="ce61" table:formula="of:=RANDBETWEEN(2;6)*RANDBETWEEN(2;5)" office:value-type="float" office:value="4" calcext:value-type="float">
            <text:p>4</text:p>
          </table:table-cell>
          <table:covered-table-cell table:style-name="ce114"/>
          <table:table-cell table:style-name="ce61"/>
          <table:table-cell table:style-name="ce159"/>
          <table:table-cell table:style-name="ce61" table:formula="of:=RANDBETWEEN(2;6)*RANDBETWEEN(2;5)" office:value-type="float" office:value="9" calcext:value-type="float">
            <text:p>9</text:p>
          </table:table-cell>
          <table:covered-table-cell table:style-name="ce63"/>
          <table:table-cell table:style-name="ce161" table:formula="of:=IF(ROUND(RAND());[.I29]*RANDBETWEEN(2;5);IF(AND(MOD([.I29];2)=0;MOD([.I28];2)=0);[.I29]/2;IF(AND(MOD([.I29];3)=0;MOD([.I28];3)=0);[.I29]/3;IF(AND(MOD([.I29];5)=0;MOD([.I28];5)=0);[.I29]/5;[.I29]))))" office:value-type="float" office:value="3" calcext:value-type="float">
            <text:p>3</text:p>
          </table:table-cell>
          <table:table-cell table:style-name="ce150" table:formula="of:=ROUND(RAND()*CHOOSE(RANDBETWEEN(1;2);10;100);RANDBETWEEN(1;2))" office:value-type="float" office:value="56.5" calcext:value-type="float">
            <text:p>56,5</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9];10)" office:value-type="float" office:value="60" calcext:value-type="float">
            <text:p>60</text:p>
          </table:table-cell>
          <table:table-cell table:style-name="ce51" table:formula="of:=RANDBETWEEN(11;50)" office:value-type="float" office:value="22" calcext:value-type="float">
            <text:p>22</text:p>
          </table:table-cell>
          <table:table-cell table:style-name="ce40" office:value-type="string" calcext:value-type="string">
            <text:p>×</text:p>
          </table:table-cell>
          <table:table-cell table:style-name="ce40" table:formula="of:=CHOOSE([.AB29];5;20;50;5;20;50)" office:value-type="float" office:value="50" calcext:value-type="float">
            <text:p>50</text:p>
          </table:table-cell>
          <table:table-cell table:style-name="ce118" office:value-type="string" calcext:value-type="string">
            <text:p>=</text:p>
          </table:table-cell>
          <table:table-cell/>
          <table:table-cell table:style-name="ce35" table:formula="of:=IF([.A29]&gt;96;ROUND([.A29];-2);IF([.A29]&gt;=9.66;ROUND([.A29];-1);ROUND([.A29];0)))&amp;&quot;×&quot;&amp;IF([.C29]&gt;96;ROUND([.C29];-2);IF([.C29]&gt;=9.6;ROUND([.C29];-1);ROUND([.C29];0)))&amp;&quot;=&quot;&amp;IF([.A29]&gt;96;ROUND([.A29];-2);IF([.A29]&gt;=9.6;ROUND([.A29];-1);ROUND([.A29];0)))*IF([.C29]&gt;96;ROUND([.C29];-2);IF([.C29]&gt;=9.6;ROUND([.C29];-1);ROUND([.C29];0)))" office:value-type="string" office:string-value="2×10=20" calcext:value-type="string">
            <text:p>2×10=20</text:p>
          </table:table-cell>
          <table:table-cell table:style-name="ce48" table:formula="of:=ROUND([.I28]*[.K29]/[.I29])&amp;&quot;/&quot;&amp;[.K29]" office:value-type="string" office:string-value="5/3" calcext:value-type="string">
            <text:p>5/3</text:p>
          </table:table-cell>
          <table:table-cell table:style-name="ce57" table:formula="of:=[.O29]-[.L29]" office:value-type="float" office:value="3.5" calcext:value-type="float">
            <text:p>3,5</text:p>
          </table:table-cell>
          <table:table-cell table:style-name="ce57" table:formula="of:=[.P29]*[.R29]" office:value-type="float" office:value="1100" calcext:value-type="float">
            <text:p>1100</text:p>
          </table:table-cell>
          <table:table-cell/>
          <table:table-cell table:formula="of:=RANK([.AA29];[.AA23:.AA32])+2" office:value-type="float" office:value="3" calcext:value-type="float">
            <text:p>3</text:p>
          </table:table-cell>
          <table:table-cell table:style-name="ce89" table:formula="of:=RAND()" office:value-type="float" office:value="0.927796297744131" calcext:value-type="float">
            <text:p>0,927796297744131</text:p>
          </table:table-cell>
          <table:table-cell table:formula="of:=RANK([.AC29];[.AC25:.AC30])" office:value-type="float" office:value="6" calcext:value-type="float">
            <text:p>6</text:p>
          </table:table-cell>
          <table:table-cell table:style-name="ce89" table:formula="of:=RAND()" office:value-type="float" office:value="0.177203142719579" calcext:value-type="float">
            <text:p>0,177203142719579</text:p>
          </table:table-cell>
          <table:table-cell table:number-columns-repeated="995"/>
        </table:table-row>
        <table:table-row table:style-name="ro3">
          <table:table-cell table:style-name="ce157" table:formula="of:=ROUND(RANDBETWEEN(1;9)*(RAND()*0.6+0.7)*CHOOSE(RANDBETWEEN(1;3);1;10;100);RANDBETWEEN(1;2))" office:value-type="float" office:value="27.96" calcext:value-type="float">
            <text:p>27,96</text:p>
          </table:table-cell>
          <table:table-cell table:style-name="ce7" office:value-type="string" calcext:value-type="string">
            <text:p>×</text:p>
          </table:table-cell>
          <table:table-cell table:style-name="ce150" table:formula="of:=ROUND((RAND()*0.6+0.7)*CHOOSE(RANDBETWEEN(1;3);1;10;100);RANDBETWEEN(1;2))" office:value-type="float" office:value="0.9" calcext:value-type="float">
            <text:p>0,9</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6.1" calcext:value-type="float">
            <text:p>6,1</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0];10)" office:value-type="float" office:value="10" calcext:value-type="float">
            <text:p>10</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AB30];5;20;50;5;20;50)" office:value-type="float" office:value="20" calcext:value-type="float">
            <text:p>20</text:p>
          </table:table-cell>
          <table:table-cell table:style-name="ce118" office:value-type="string" calcext:value-type="string">
            <text:p>=</text:p>
          </table:table-cell>
          <table:table-cell/>
          <table:table-cell table:style-name="ce35" table:formula="of:=IF([.A30]&gt;96;ROUND([.A30];-2);IF([.A30]&gt;=9.66;ROUND([.A30];-1);ROUND([.A30];0)))&amp;&quot;×&quot;&amp;IF([.C30]&gt;96;ROUND([.C30];-2);IF([.C30]&gt;=9.6;ROUND([.C30];-1);ROUND([.C30];0)))&amp;&quot;=&quot;&amp;IF([.A30]&gt;96;ROUND([.A30];-2);IF([.A30]&gt;=9.6;ROUND([.A30];-1);ROUND([.A30];0)))*IF([.C30]&gt;96;ROUND([.C30];-2);IF([.C30]&gt;=9.6;ROUND([.C30];-1);ROUND([.C30];0)))" office:value-type="string" office:string-value="30×1=30" calcext:value-type="string">
            <text:p>30×1=30</text:p>
          </table:table-cell>
          <table:table-cell table:style-name="ce186"/>
          <table:table-cell table:style-name="ce57" table:formula="of:=[.O30]-[.L30]" office:value-type="float" office:value="3.9" calcext:value-type="float">
            <text:p>3,9</text:p>
          </table:table-cell>
          <table:table-cell table:style-name="ce57" table:formula="of:=[.P30]*[.R30]" office:value-type="float" office:value="600" calcext:value-type="float">
            <text:p>600</text:p>
          </table:table-cell>
          <table:table-cell/>
          <table:table-cell table:formula="of:=RANK([.AA30];[.AA23:.AA32])+2" office:value-type="float" office:value="12" calcext:value-type="float">
            <text:p>12</text:p>
          </table:table-cell>
          <table:table-cell table:style-name="ce89" table:formula="of:=RAND()" office:value-type="float" office:value="0.0299469155324502" calcext:value-type="float">
            <text:p>0,0299469155324502</text:p>
          </table:table-cell>
          <table:table-cell table:formula="of:=RANK([.AC30];[.AC25:.AC30])" office:value-type="float" office:value="5" calcext:value-type="float">
            <text:p>5</text:p>
          </table:table-cell>
          <table:table-cell table:style-name="ce89" table:formula="of:=RAND()" office:value-type="float" office:value="0.193022977668778" calcext:value-type="float">
            <text:p>0,193022977668778</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31];[.AA23:.AA32])+2" office:value-type="float" office:value="11" calcext:value-type="float">
            <text:p>11</text:p>
          </table:table-cell>
          <table:table-cell table:style-name="ce89" table:formula="of:=RAND()" office:value-type="float" office:value="0.0588440822815938" calcext:value-type="float">
            <text:p>0,0588440822815938</text:p>
          </table:table-cell>
          <table:table-cell table:number-columns-repeated="997"/>
        </table:table-row>
        <table:table-row table:style-name="ro4">
          <table:table-cell table:number-columns-repeated="25"/>
          <table:table-cell table:formula="of:=RANK([.AA32];[.AA23:.AA32])+2" office:value-type="float" office:value="5" calcext:value-type="float">
            <text:p>5</text:p>
          </table:table-cell>
          <table:table-cell table:style-name="ce89" table:formula="of:=RAND()" office:value-type="float" office:value="0.645576131103638" calcext:value-type="float">
            <text:p>0,645576131103638</text:p>
          </table:table-cell>
          <table:table-cell table:number-columns-repeated="997"/>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10" calcext:value-type="float">
            <text:p>10</text:p>
          </table:table-cell>
          <table:table-cell table:style-name="ce89" table:formula="of:=RAND()" office:value-type="float" office:value="0.215078196433273" calcext:value-type="float">
            <text:p>0,215078196433273</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S$2]" office:value-type="string" office:string-value="v1736" calcext:value-type="string">
            <text:p>v173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35];[.AA34:.AA43])+2" office:value-type="float" office:value="9" calcext:value-type="float">
            <text:p>9</text:p>
          </table:table-cell>
          <table:table-cell table:style-name="ce89" table:formula="of:=RAND()" office:value-type="float" office:value="0.276324756244881" calcext:value-type="float">
            <text:p>0,276324756244881</text:p>
          </table:table-cell>
          <table:table-cell table:number-columns-repeated="997"/>
        </table:table-row>
        <table:table-row table:style-name="ro3">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34]" office:value-type="string" office:string-value="AD" calcext:value-type="string">
            <text:p>AD</text:p>
          </table:table-cell>
          <table:table-cell table:style-name="ce99"/>
          <table:table-cell table:style-name="ce102" table:formula="of:=[.S35]" office:value-type="string" office:string-value="v1736" calcext:value-type="string">
            <text:p>v1736</text:p>
          </table:table-cell>
          <table:table-cell table:style-name="ce89"/>
          <table:table-cell table:formula="of:=RANK([.AA36];[.AA34:.AA43])+2" office:value-type="float" office:value="7" calcext:value-type="float">
            <text:p>7</text:p>
          </table:table-cell>
          <table:table-cell table:style-name="ce89" table:formula="of:=RAND()" office:value-type="float" office:value="0.356919887082985" calcext:value-type="float">
            <text:p>0,356919887082985</text:p>
          </table:table-cell>
          <table:table-cell table:style-name="ce89" table:formula="of:=RANK([.AC36];[.AC36:.AC41])" office:value-type="float" office:value="1" calcext:value-type="float">
            <text:p>1</text:p>
          </table:table-cell>
          <table:table-cell table:style-name="ce89" table:formula="of:=RAND()" office:value-type="float" office:value="0.756487575315296" calcext:value-type="float">
            <text:p>0,756487575315296</text:p>
          </table:table-cell>
          <table:table-cell table:number-columns-repeated="995"/>
        </table:table-row>
        <table:table-row table:style-name="ro3">
          <table:table-cell table:style-name="ce157" table:formula="of:=ROUND(RANDBETWEEN(1;9)*(RAND()*0.6+0.7)*CHOOSE(RANDBETWEEN(1;3);1;10;100);RANDBETWEEN(1;2))" office:value-type="float" office:value="57.9" calcext:value-type="float">
            <text:p>57,9</text:p>
          </table:table-cell>
          <table:table-cell table:style-name="ce7" office:value-type="string" calcext:value-type="string">
            <text:p>×</text:p>
          </table:table-cell>
          <table:table-cell table:style-name="ce150" table:formula="of:=ROUND((RAND()*0.6+0.7)*CHOOSE(RANDBETWEEN(1;3);1;10;100);RANDBETWEEN(1;2))" office:value-type="float" office:value="0.9" calcext:value-type="float">
            <text:p>0,9</text:p>
          </table:table-cell>
          <table:table-cell table:style-name="ce143" office:value-type="string" calcext:value-type="string">
            <text:p>≈</text:p>
          </table:table-cell>
          <table:table-cell table:style-name="ce60" table:formula="of:=RANDBETWEEN(2;6)*RANDBETWEEN(2;5)" office:value-type="float" office:value="16" calcext:value-type="float">
            <text:p>16</text:p>
          </table:table-cell>
          <table:table-cell table:style-name="ce62" office:value-type="string" calcext:value-type="string" table:number-columns-spanned="1" table:number-rows-spanned="2">
            <text:p><text:s/>=</text:p>
          </table:table-cell>
          <table:table-cell table:style-name="ce158" table:formula="of:=IF(ROUND(RAND());[.E37]*RANDBETWEEN(2;5);IF(AND(MOD([.E37];2)=0;MOD([.E38];2)=0);[.E37]/2;IF(AND(MOD([.E37];3)=0;MOD([.E38];3)=0);[.E37]/3;IF(AND(MOD([.E37];5)=0;MOD([.E38];5)=0);[.E37]/5;[.E37]))))" office:value-type="float" office:value="16" calcext:value-type="float">
            <text:p>16</text:p>
          </table:table-cell>
          <table:table-cell table:style-name="ce159"/>
          <table:table-cell table:style-name="ce158" table:formula="of:=RANDBETWEEN(2;6)*RANDBETWEEN(2;5)" office:value-type="float" office:value="12" calcext:value-type="float">
            <text:p>12</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33.8" calcext:value-type="float">
            <text:p>33,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7];10)" office:value-type="float" office:value="40" calcext:value-type="float">
            <text:p>40</text:p>
          </table:table-cell>
          <table:table-cell table:style-name="ce51" table:formula="of:=RANDBETWEEN(11;50)" office:value-type="float" office:value="40" calcext:value-type="float">
            <text:p>40</text:p>
          </table:table-cell>
          <table:table-cell table:style-name="ce40" office:value-type="string" calcext:value-type="string">
            <text:p>×</text:p>
          </table:table-cell>
          <table:table-cell table:style-name="ce40" table:formula="of:=CHOOSE([.AB37];5;20;50;5;20;50)" office:value-type="float" office:value="20" calcext:value-type="float">
            <text:p>20</text:p>
          </table:table-cell>
          <table:table-cell table:style-name="ce118" office:value-type="string" calcext:value-type="string">
            <text:p>=</text:p>
          </table:table-cell>
          <table:table-cell/>
          <table:table-cell table:style-name="ce35" table:formula="of:=IF([.A37]&gt;96;ROUND([.A37];-2);IF([.A37]&gt;=9.66;ROUND([.A37];-1);ROUND([.A37];0)))&amp;&quot;×&quot;&amp;IF([.C37]&gt;96;ROUND([.C37];-2);IF([.C37]&gt;=9.6;ROUND([.C37];-1);ROUND([.C37];0)))&amp;&quot;=&quot;&amp;IF([.A37]&gt;96;ROUND([.A37];-2);IF([.A37]&gt;=9.6;ROUND([.A37];-1);ROUND([.A37];0)))*IF([.C37]&gt;96;ROUND([.C37];-2);IF([.C37]&gt;=9.6;ROUND([.C37];-1);ROUND([.C37];0)))" office:value-type="string" office:string-value="60×1=60" calcext:value-type="string">
            <text:p>60×1=60</text:p>
          </table:table-cell>
          <table:table-cell table:style-name="ce48" table:formula="of:=[.G37]&amp;&quot;/&quot;&amp;ROUND([.G37]*[.E38]/[.E37])" office:value-type="string" office:string-value="16/9" calcext:value-type="string">
            <text:p>16/9</text:p>
          </table:table-cell>
          <table:table-cell table:style-name="ce57" table:formula="of:=[.O37]-[.L37]" office:value-type="float" office:value="6.2" calcext:value-type="float">
            <text:p>6,2</text:p>
          </table:table-cell>
          <table:table-cell table:style-name="ce57" table:formula="of:=[.P37]*[.R37]" office:value-type="float" office:value="800" calcext:value-type="float">
            <text:p>800</text:p>
          </table:table-cell>
          <table:table-cell/>
          <table:table-cell table:formula="of:=RANK([.AA37];[.AA34:.AA43])+2" office:value-type="float" office:value="6" calcext:value-type="float">
            <text:p>6</text:p>
          </table:table-cell>
          <table:table-cell table:style-name="ce89" table:formula="of:=RAND()" office:value-type="float" office:value="0.391015123063028" calcext:value-type="float">
            <text:p>0,391015123063028</text:p>
          </table:table-cell>
          <table:table-cell table:formula="of:=RANK([.AC37];[.AC36:.AC41])" office:value-type="float" office:value="5" calcext:value-type="float">
            <text:p>5</text:p>
          </table:table-cell>
          <table:table-cell table:style-name="ce89" table:formula="of:=RAND()" office:value-type="float" office:value="0.279062403436366" calcext:value-type="float">
            <text:p>0,279062403436366</text:p>
          </table:table-cell>
          <table:table-cell table:number-columns-repeated="995"/>
        </table:table-row>
        <table:table-row table:style-name="ro3">
          <table:table-cell table:style-name="ce157" table:formula="of:=ROUND(RANDBETWEEN(1;9)*(RAND()*0.6+0.7)*CHOOSE(RANDBETWEEN(1;3);1;10;100);RANDBETWEEN(1;2))" office:value-type="float" office:value="4" calcext:value-type="float">
            <text:p>4</text:p>
          </table:table-cell>
          <table:table-cell table:style-name="ce7" office:value-type="string" calcext:value-type="string">
            <text:p>×</text:p>
          </table:table-cell>
          <table:table-cell table:style-name="ce150" table:formula="of:=ROUND((RAND()*0.6+0.7)*CHOOSE(RANDBETWEEN(1;3);1;10;100);RANDBETWEEN(1;2))" office:value-type="float" office:value="75.86" calcext:value-type="float">
            <text:p>75,86</text:p>
          </table:table-cell>
          <table:table-cell table:style-name="ce143" office:value-type="string" calcext:value-type="string">
            <text:p>≈</text:p>
          </table:table-cell>
          <table:table-cell table:style-name="ce61" table:formula="of:=RANDBETWEEN(2;6)*RANDBETWEEN(2;5)" office:value-type="float" office:value="9" calcext:value-type="float">
            <text:p>9</text:p>
          </table:table-cell>
          <table:covered-table-cell table:style-name="ce63"/>
          <table:table-cell table:style-name="ce61"/>
          <table:table-cell table:style-name="ce159"/>
          <table:table-cell table:style-name="ce61" table:formula="of:=RANDBETWEEN(2;6)*RANDBETWEEN(2;5)" office:value-type="float" office:value="6" calcext:value-type="float">
            <text:p>6</text:p>
          </table:table-cell>
          <table:covered-table-cell table:style-name="ce63"/>
          <table:table-cell table:style-name="ce161" table:formula="of:=IF(ROUND(RAND());[.I38]*RANDBETWEEN(2;5);IF(AND(MOD([.I38];2)=0;MOD([.I37];2)=0);[.I38]/2;IF(AND(MOD([.I38];3)=0;MOD([.I37];3)=0);[.I38]/3;IF(AND(MOD([.I38];5)=0;MOD([.I37];5)=0);[.I38]/5;[.I38]))))" office:value-type="float" office:value="3" calcext:value-type="float">
            <text:p>3</text:p>
          </table:table-cell>
          <table:table-cell table:style-name="ce150" table:formula="of:=ROUND(RAND()*CHOOSE(RANDBETWEEN(1;2);10;100);RANDBETWEEN(1;2))" office:value-type="float" office:value="77.44" calcext:value-type="float">
            <text:p>77,44</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8];10)" office:value-type="float" office:value="80" calcext:value-type="float">
            <text:p>80</text:p>
          </table:table-cell>
          <table:table-cell table:style-name="ce51" table:formula="of:=RANDBETWEEN(11;50)" office:value-type="float" office:value="33" calcext:value-type="float">
            <text:p>33</text:p>
          </table:table-cell>
          <table:table-cell table:style-name="ce40" office:value-type="string" calcext:value-type="string">
            <text:p>×</text:p>
          </table:table-cell>
          <table:table-cell table:style-name="ce40" table:formula="of:=CHOOSE([.AB38];5;20;50;5;20;50)" office:value-type="float" office:value="50" calcext:value-type="float">
            <text:p>50</text:p>
          </table:table-cell>
          <table:table-cell table:style-name="ce118" office:value-type="string" calcext:value-type="string">
            <text:p>=</text:p>
          </table:table-cell>
          <table:table-cell/>
          <table:table-cell table:style-name="ce35" table:formula="of:=IF([.A38]&gt;96;ROUND([.A38];-2);IF([.A38]&gt;=9.66;ROUND([.A38];-1);ROUND([.A38];0)))&amp;&quot;×&quot;&amp;IF([.C38]&gt;96;ROUND([.C38];-2);IF([.C38]&gt;=9.6;ROUND([.C38];-1);ROUND([.C38];0)))&amp;&quot;=&quot;&amp;IF([.A38]&gt;96;ROUND([.A38];-2);IF([.A38]&gt;=9.6;ROUND([.A38];-1);ROUND([.A38];0)))*IF([.C38]&gt;96;ROUND([.C38];-2);IF([.C38]&gt;=9.6;ROUND([.C38];-1);ROUND([.C38];0)))" office:value-type="string" office:string-value="4×80=320" calcext:value-type="string">
            <text:p>4×80=320</text:p>
          </table:table-cell>
          <table:table-cell table:style-name="ce48" table:formula="of:=[.G39]&amp;&quot;/&quot;&amp;ROUND([.G39]*[.E40]/[.E39])" office:value-type="string" office:string-value="24/24" calcext:value-type="string">
            <text:p>24/24</text:p>
          </table:table-cell>
          <table:table-cell table:style-name="ce57" table:formula="of:=[.O38]-[.L38]" office:value-type="float" office:value="2.56" calcext:value-type="float">
            <text:p>2,56</text:p>
          </table:table-cell>
          <table:table-cell table:style-name="ce57" table:formula="of:=[.P38]*[.R38]" office:value-type="float" office:value="1650" calcext:value-type="float">
            <text:p>1650</text:p>
          </table:table-cell>
          <table:table-cell/>
          <table:table-cell table:formula="of:=RANK([.AA38];[.AA34:.AA43])+2" office:value-type="float" office:value="8" calcext:value-type="float">
            <text:p>8</text:p>
          </table:table-cell>
          <table:table-cell table:style-name="ce89" table:formula="of:=RAND()" office:value-type="float" office:value="0.343015461445925" calcext:value-type="float">
            <text:p>0,343015461445925</text:p>
          </table:table-cell>
          <table:table-cell table:formula="of:=RANK([.AC38];[.AC36:.AC41])" office:value-type="float" office:value="6" calcext:value-type="float">
            <text:p>6</text:p>
          </table:table-cell>
          <table:table-cell table:style-name="ce89" table:formula="of:=RAND()" office:value-type="float" office:value="0.270629644907132" calcext:value-type="float">
            <text:p>0,270629644907132</text:p>
          </table:table-cell>
          <table:table-cell table:number-columns-repeated="995"/>
        </table:table-row>
        <table:table-row table:style-name="ro3">
          <table:table-cell table:style-name="ce157" table:formula="of:=ROUND(RANDBETWEEN(1;9)*(RAND()*0.6+0.7)*CHOOSE(RANDBETWEEN(1;3);1;10;100);RANDBETWEEN(1;2))" office:value-type="float" office:value="115.67" calcext:value-type="float">
            <text:p>115,67</text:p>
          </table:table-cell>
          <table:table-cell table:style-name="ce7" office:value-type="string" calcext:value-type="string">
            <text:p>×</text:p>
          </table:table-cell>
          <table:table-cell table:style-name="ce150" table:formula="of:=ROUND((RAND()*0.6+0.7)*CHOOSE(RANDBETWEEN(1;3);1;10;100);RANDBETWEEN(1;2))" office:value-type="float" office:value="1.3" calcext:value-type="float">
            <text:p>1,3</text:p>
          </table:table-cell>
          <table:table-cell table:style-name="ce143" office:value-type="string" calcext:value-type="string">
            <text:p>≈</text:p>
          </table:table-cell>
          <table:table-cell table:style-name="ce60" table:formula="of:=RANDBETWEEN(2;6)*RANDBETWEEN(2;5)" office:value-type="float" office:value="8" calcext:value-type="float">
            <text:p>8</text:p>
          </table:table-cell>
          <table:table-cell table:style-name="ce62" office:value-type="string" calcext:value-type="string" table:number-columns-spanned="1" table:number-rows-spanned="2">
            <text:p><text:s/>=</text:p>
          </table:table-cell>
          <table:table-cell table:style-name="ce158" table:formula="of:=IF(ROUND(RAND());[.E39]*RANDBETWEEN(2;5);IF(AND(MOD([.E39];2)=0;MOD([.E40];2)=0);[.E39]/2;IF(AND(MOD([.E39];3)=0;MOD([.E40];3)=0);[.E39]/3;IF(AND(MOD([.E39];5)=0;MOD([.E40];5)=0);[.E39]/5;[.E39]))))" office:value-type="float" office:value="24" calcext:value-type="float">
            <text:p>24</text:p>
          </table:table-cell>
          <table:table-cell table:style-name="ce159"/>
          <table:table-cell table:style-name="ce158" table:formula="of:=RANDBETWEEN(2;6)*RANDBETWEEN(2;5)" office:value-type="float" office:value="8" calcext:value-type="float">
            <text:p>8</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15.09" calcext:value-type="float">
            <text:p>15,09</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9];10)" office:value-type="float" office:value="20" calcext:value-type="float">
            <text:p>20</text:p>
          </table:table-cell>
          <table:table-cell table:style-name="ce51" table:formula="of:=RANDBETWEEN(11;50)" office:value-type="float" office:value="33" calcext:value-type="float">
            <text:p>33</text:p>
          </table:table-cell>
          <table:table-cell table:style-name="ce40" office:value-type="string" calcext:value-type="string">
            <text:p>×</text:p>
          </table:table-cell>
          <table:table-cell table:style-name="ce40" table:formula="of:=CHOOSE([.AB39];5;20;50;5;20;50)" office:value-type="float" office:value="20" calcext:value-type="float">
            <text:p>20</text:p>
          </table:table-cell>
          <table:table-cell table:style-name="ce118" office:value-type="string" calcext:value-type="string">
            <text:p>=</text:p>
          </table:table-cell>
          <table:table-cell/>
          <table:table-cell table:style-name="ce35" table:formula="of:=IF([.A39]&gt;96;ROUND([.A39];-2);IF([.A39]&gt;=9.66;ROUND([.A39];-1);ROUND([.A39];0)))&amp;&quot;×&quot;&amp;IF([.C39]&gt;96;ROUND([.C39];-2);IF([.C39]&gt;=9.6;ROUND([.C39];-1);ROUND([.C39];0)))&amp;&quot;=&quot;&amp;IF([.A39]&gt;96;ROUND([.A39];-2);IF([.A39]&gt;=9.6;ROUND([.A39];-1);ROUND([.A39];0)))*IF([.C39]&gt;96;ROUND([.C39];-2);IF([.C39]&gt;=9.6;ROUND([.C39];-1);ROUND([.C39];0)))" office:value-type="string" office:string-value="100×1=100" calcext:value-type="string">
            <text:p>100×1=100</text:p>
          </table:table-cell>
          <table:table-cell table:style-name="ce48" table:formula="of:=ROUND([.I37]*[.K38]/[.I38])&amp;&quot;/&quot;&amp;[.K38]" office:value-type="string" office:string-value="6/3" calcext:value-type="string">
            <text:p>6/3</text:p>
          </table:table-cell>
          <table:table-cell table:style-name="ce57" table:formula="of:=[.O39]-[.L39]" office:value-type="float" office:value="4.91" calcext:value-type="float">
            <text:p>4,91</text:p>
          </table:table-cell>
          <table:table-cell table:style-name="ce57" table:formula="of:=[.P39]*[.R39]" office:value-type="float" office:value="660" calcext:value-type="float">
            <text:p>660</text:p>
          </table:table-cell>
          <table:table-cell/>
          <table:table-cell table:formula="of:=RANK([.AA39];[.AA34:.AA43])+2" office:value-type="float" office:value="4" calcext:value-type="float">
            <text:p>4</text:p>
          </table:table-cell>
          <table:table-cell table:style-name="ce89" table:formula="of:=RAND()" office:value-type="float" office:value="0.74239331256541" calcext:value-type="float">
            <text:p>0,74239331256541</text:p>
          </table:table-cell>
          <table:table-cell table:formula="of:=RANK([.AC39];[.AC36:.AC41])" office:value-type="float" office:value="2" calcext:value-type="float">
            <text:p>2</text:p>
          </table:table-cell>
          <table:table-cell table:style-name="ce89" table:formula="of:=RAND()" office:value-type="float" office:value="0.70380826689916" calcext:value-type="float">
            <text:p>0,70380826689916</text:p>
          </table:table-cell>
          <table:table-cell table:number-columns-repeated="995"/>
        </table:table-row>
        <table:table-row table:style-name="ro3">
          <table:table-cell table:style-name="ce157" table:formula="of:=ROUND(RANDBETWEEN(1;9)*(RAND()*0.6+0.7)*CHOOSE(RANDBETWEEN(1;3);1;10;100);RANDBETWEEN(1;2))" office:value-type="float" office:value="2.55" calcext:value-type="float">
            <text:p>2,55</text:p>
          </table:table-cell>
          <table:table-cell table:style-name="ce7" office:value-type="string" calcext:value-type="string">
            <text:p>×</text:p>
          </table:table-cell>
          <table:table-cell table:style-name="ce150" table:formula="of:=ROUND((RAND()*0.6+0.7)*CHOOSE(RANDBETWEEN(1;3);1;10;100);RANDBETWEEN(1;2))" office:value-type="float" office:value="7.3" calcext:value-type="float">
            <text:p>7,3</text:p>
          </table:table-cell>
          <table:table-cell table:style-name="ce143" office:value-type="string" calcext:value-type="string">
            <text:p>≈</text:p>
          </table:table-cell>
          <table:table-cell table:style-name="ce61" table:formula="of:=RANDBETWEEN(2;6)*RANDBETWEEN(2;5)" office:value-type="float" office:value="8" calcext:value-type="float">
            <text:p>8</text:p>
          </table:table-cell>
          <table:covered-table-cell table:style-name="ce114"/>
          <table:table-cell table:style-name="ce61"/>
          <table:table-cell table:style-name="ce159"/>
          <table:table-cell table:style-name="ce61" table:formula="of:=RANDBETWEEN(2;6)*RANDBETWEEN(2;5)" office:value-type="float" office:value="20" calcext:value-type="float">
            <text:p>20</text:p>
          </table:table-cell>
          <table:covered-table-cell table:style-name="ce63"/>
          <table:table-cell table:style-name="ce161" table:formula="of:=IF(ROUND(RAND());[.I40]*RANDBETWEEN(2;5);IF(AND(MOD([.I40];2)=0;MOD([.I39];2)=0);[.I40]/2;IF(AND(MOD([.I40];3)=0;MOD([.I39];3)=0);[.I40]/3;IF(AND(MOD([.I40];5)=0;MOD([.I39];5)=0);[.I40]/5;[.I40]))))" office:value-type="float" office:value="10" calcext:value-type="float">
            <text:p>10</text:p>
          </table:table-cell>
          <table:table-cell table:style-name="ce150" table:formula="of:=ROUND(RAND()*CHOOSE(RANDBETWEEN(1;2);10;100);RANDBETWEEN(1;2))" office:value-type="float" office:value="52.3" calcext:value-type="float">
            <text:p>52,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40];10)" office:value-type="float" office:value="60" calcext:value-type="float">
            <text:p>60</text:p>
          </table:table-cell>
          <table:table-cell table:style-name="ce51" table:formula="of:=RANDBETWEEN(11;50)" office:value-type="float" office:value="28" calcext:value-type="float">
            <text:p>28</text:p>
          </table:table-cell>
          <table:table-cell table:style-name="ce40" office:value-type="string" calcext:value-type="string">
            <text:p>×</text:p>
          </table:table-cell>
          <table:table-cell table:style-name="ce40" table:formula="of:=CHOOSE([.AB40];5;20;50;5;20;50)" office:value-type="float" office:value="50" calcext:value-type="float">
            <text:p>50</text:p>
          </table:table-cell>
          <table:table-cell table:style-name="ce118" office:value-type="string" calcext:value-type="string">
            <text:p>=</text:p>
          </table:table-cell>
          <table:table-cell/>
          <table:table-cell table:style-name="ce35" table:formula="of:=IF([.A40]&gt;96;ROUND([.A40];-2);IF([.A40]&gt;=9.66;ROUND([.A40];-1);ROUND([.A40];0)))&amp;&quot;×&quot;&amp;IF([.C40]&gt;96;ROUND([.C40];-2);IF([.C40]&gt;=9.6;ROUND([.C40];-1);ROUND([.C40];0)))&amp;&quot;=&quot;&amp;IF([.A40]&gt;96;ROUND([.A40];-2);IF([.A40]&gt;=9.6;ROUND([.A40];-1);ROUND([.A40];0)))*IF([.C40]&gt;96;ROUND([.C40];-2);IF([.C40]&gt;=9.6;ROUND([.C40];-1);ROUND([.C40];0)))" office:value-type="string" office:string-value="3×7=21" calcext:value-type="string">
            <text:p>3×7=21</text:p>
          </table:table-cell>
          <table:table-cell table:style-name="ce48" table:formula="of:=ROUND([.I39]*[.K40]/[.I40])&amp;&quot;/&quot;&amp;[.K40]" office:value-type="string" office:string-value="4/10" calcext:value-type="string">
            <text:p>4/10</text:p>
          </table:table-cell>
          <table:table-cell table:style-name="ce57" table:formula="of:=[.O40]-[.L40]" office:value-type="float" office:value="7.7" calcext:value-type="float">
            <text:p>7,7</text:p>
          </table:table-cell>
          <table:table-cell table:style-name="ce57" table:formula="of:=[.P40]*[.R40]" office:value-type="float" office:value="1400" calcext:value-type="float">
            <text:p>1400</text:p>
          </table:table-cell>
          <table:table-cell/>
          <table:table-cell table:formula="of:=RANK([.AA40];[.AA34:.AA43])+2" office:value-type="float" office:value="11" calcext:value-type="float">
            <text:p>11</text:p>
          </table:table-cell>
          <table:table-cell table:style-name="ce89" table:formula="of:=RAND()" office:value-type="float" office:value="0.166957307650189" calcext:value-type="float">
            <text:p>0,166957307650189</text:p>
          </table:table-cell>
          <table:table-cell table:formula="of:=RANK([.AC40];[.AC36:.AC41])" office:value-type="float" office:value="3" calcext:value-type="float">
            <text:p>3</text:p>
          </table:table-cell>
          <table:table-cell table:style-name="ce89" table:formula="of:=RAND()" office:value-type="float" office:value="0.664136718498649" calcext:value-type="float">
            <text:p>0,664136718498649</text:p>
          </table:table-cell>
          <table:table-cell table:number-columns-repeated="995"/>
        </table:table-row>
        <table:table-row table:style-name="ro3">
          <table:table-cell table:style-name="ce157" table:formula="of:=ROUND(RANDBETWEEN(1;9)*(RAND()*0.6+0.7)*CHOOSE(RANDBETWEEN(1;3);1;10;100);RANDBETWEEN(1;2))" office:value-type="float" office:value="61.07" calcext:value-type="float">
            <text:p>61,07</text:p>
          </table:table-cell>
          <table:table-cell table:style-name="ce7" office:value-type="string" calcext:value-type="string">
            <text:p>×</text:p>
          </table:table-cell>
          <table:table-cell table:style-name="ce150" table:formula="of:=ROUND((RAND()*0.6+0.7)*CHOOSE(RANDBETWEEN(1;3);1;10;100);RANDBETWEEN(1;2))" office:value-type="float" office:value="7.42" calcext:value-type="float">
            <text:p>7,42</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1.39" calcext:value-type="float">
            <text:p>1,39</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41];10)" office:value-type="float" office:value="10" calcext:value-type="float">
            <text:p>10</text:p>
          </table:table-cell>
          <table:table-cell table:style-name="ce51" table:formula="of:=RANDBETWEEN(11;50)" office:value-type="float" office:value="41" calcext:value-type="float">
            <text:p>41</text:p>
          </table:table-cell>
          <table:table-cell table:style-name="ce40" office:value-type="string" calcext:value-type="string">
            <text:p>×</text:p>
          </table:table-cell>
          <table:table-cell table:style-name="ce40" table:formula="of:=CHOOSE([.AB41];5;20;50;5;20;50)" office:value-type="float" office:value="5" calcext:value-type="float">
            <text:p>5</text:p>
          </table:table-cell>
          <table:table-cell table:style-name="ce118" office:value-type="string" calcext:value-type="string">
            <text:p>=</text:p>
          </table:table-cell>
          <table:table-cell/>
          <table:table-cell table:style-name="ce35" table:formula="of:=IF([.A41]&gt;96;ROUND([.A41];-2);IF([.A41]&gt;=9.66;ROUND([.A41];-1);ROUND([.A41];0)))&amp;&quot;×&quot;&amp;IF([.C41]&gt;96;ROUND([.C41];-2);IF([.C41]&gt;=9.6;ROUND([.C41];-1);ROUND([.C41];0)))&amp;&quot;=&quot;&amp;IF([.A41]&gt;96;ROUND([.A41];-2);IF([.A41]&gt;=9.6;ROUND([.A41];-1);ROUND([.A41];0)))*IF([.C41]&gt;96;ROUND([.C41];-2);IF([.C41]&gt;=9.6;ROUND([.C41];-1);ROUND([.C41];0)))" office:value-type="string" office:string-value="60×7=420" calcext:value-type="string">
            <text:p>60×7=420</text:p>
          </table:table-cell>
          <table:table-cell table:style-name="ce186"/>
          <table:table-cell table:style-name="ce57" table:formula="of:=[.O41]-[.L41]" office:value-type="float" office:value="8.61" calcext:value-type="float">
            <text:p>8,61</text:p>
          </table:table-cell>
          <table:table-cell table:style-name="ce57" table:formula="of:=[.P41]*[.R41]" office:value-type="float" office:value="205" calcext:value-type="float">
            <text:p>205</text:p>
          </table:table-cell>
          <table:table-cell/>
          <table:table-cell table:formula="of:=RANK([.AA41];[.AA34:.AA43])+2" office:value-type="float" office:value="12" calcext:value-type="float">
            <text:p>12</text:p>
          </table:table-cell>
          <table:table-cell table:style-name="ce89" table:formula="of:=RAND()" office:value-type="float" office:value="0.116921452602193" calcext:value-type="float">
            <text:p>0,116921452602193</text:p>
          </table:table-cell>
          <table:table-cell table:formula="of:=RANK([.AC41];[.AC36:.AC41])" office:value-type="float" office:value="4" calcext:value-type="float">
            <text:p>4</text:p>
          </table:table-cell>
          <table:table-cell table:style-name="ce89" table:formula="of:=RAND()" office:value-type="float" office:value="0.520267016351938" calcext:value-type="float">
            <text:p>0,520267016351938</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42];[.AA34:.AA43])+2" office:value-type="float" office:value="5" calcext:value-type="float">
            <text:p>5</text:p>
          </table:table-cell>
          <table:table-cell table:style-name="ce89" table:formula="of:=RAND()" office:value-type="float" office:value="0.465965398893582" calcext:value-type="float">
            <text:p>0,465965398893582</text:p>
          </table:table-cell>
          <table:table-cell table:number-columns-repeated="997"/>
        </table:table-row>
        <table:table-row table:style-name="ro4">
          <table:table-cell table:number-columns-repeated="25"/>
          <table:table-cell table:formula="of:=RANK([.AA43];[.AA34:.AA43])+2" office:value-type="float" office:value="3" calcext:value-type="float">
            <text:p>3</text:p>
          </table:table-cell>
          <table:table-cell table:style-name="ce89" table:formula="of:=RAND()" office:value-type="float" office:value="0.906234848300593" calcext:value-type="float">
            <text:p>0,906234848300593</text:p>
          </table:table-cell>
          <table:table-cell table:number-columns-repeated="997"/>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1er DAN" table:style-name="ta8" table:print-ranges="'1er DAN'.A1:'1er DAN'.P44 '1er DAN'.R1:'1er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8" draw:text-style-name="P2" svg:width="1.651cm" svg:height="0.749cm" svg:x="48.232cm" svg:y="0.41cm" draw:control="control9"/>
        </table:shapes>
        <table:table-column table:style-name="co81" table:default-cell-style-name="Default"/>
        <table:table-column table:style-name="co2" table:default-cell-style-name="Default"/>
        <table:table-column table:style-name="co30" table:default-cell-style-name="Default"/>
        <table:table-column table:style-name="co8" table:default-cell-style-name="Default"/>
        <table:table-column table:style-name="co5" table:default-cell-style-name="Default"/>
        <table:table-column table:style-name="co6" table:default-cell-style-name="Default"/>
        <table:table-column table:style-name="co93" table:default-cell-style-name="Default"/>
        <table:table-column table:style-name="co71" table:default-cell-style-name="Default"/>
        <table:table-column table:style-name="co5" table:default-cell-style-name="Default"/>
        <table:table-column table:style-name="co73" table:default-cell-style-name="Default"/>
        <table:table-column table:style-name="co11" table:default-cell-style-name="Default"/>
        <table:table-column table:style-name="co94" table:default-cell-style-name="Default"/>
        <table:table-column table:style-name="co65" table:default-cell-style-name="Default"/>
        <table:table-column table:style-name="co95" table:default-cell-style-name="Default"/>
        <table:table-column table:style-name="co69" table:default-cell-style-name="Default"/>
        <table:table-column table:style-name="co75" table:default-cell-style-name="Default"/>
        <table:table-column table:style-name="co31" table:default-cell-style-name="Default"/>
        <table:table-column table:style-name="co96" table:default-cell-style-name="Default"/>
        <table:table-column table:style-name="co78" table:default-cell-style-name="Default"/>
        <table:table-column table:style-name="co97" table:default-cell-style-name="Default"/>
        <table:table-column table:style-name="co29" table:default-cell-style-name="Default"/>
        <table:table-column table:style-name="co12" table:default-cell-style-name="Default"/>
        <table:table-column table:style-name="co20" table:default-cell-style-name="Default"/>
        <table:table-column table:style-name="co6" table:default-cell-style-name="Default"/>
        <table:table-column table:style-name="co21" table:default-cell-style-name="Default"/>
        <table:table-column table:style-name="co12" table:number-columns-repeated="997"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6" calcext:value-type="float">
            <text:p>6</text:p>
          </table:table-cell>
          <table:table-cell table:style-name="ce89" table:formula="of:=RAND()" office:value-type="float" office:value="0.637015515580837" calcext:value-type="float">
            <text:p>0,637015515580837</text:p>
          </table:table-cell>
          <table:table-cell table:formula="of:=RANK([.Z1];[.Z1:.Z10])+2" office:value-type="float" office:value="8" calcext:value-type="float">
            <text:p>8</text:p>
          </table:table-cell>
          <table:table-cell table:style-name="ce89" table:formula="of:=RAND()" office:value-type="float" office:value="0.717078599229825" calcext:value-type="float">
            <text:p>0,717078599229825</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7545" calcext:value-type="string">
            <text:p>v754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X1:.X10])+2" office:value-type="float" office:value="12" calcext:value-type="float">
            <text:p>12</text:p>
          </table:table-cell>
          <table:table-cell table:style-name="ce89" table:formula="of:=RAND()" office:value-type="float" office:value="0.00384798335997937" calcext:value-type="float">
            <text:p>0,00384798335997937</text:p>
          </table:table-cell>
          <table:table-cell table:formula="of:=RANK([.Z2];[.Z1:.Z10])+2" office:value-type="float" office:value="3" calcext:value-type="float">
            <text:p>3</text:p>
          </table:table-cell>
          <table:table-cell table:style-name="ce89" table:formula="of:=RAND()" office:value-type="float" office:value="0.976708852788887" calcext:value-type="float">
            <text:p>0,976708852788887</text:p>
          </table:table-cell>
          <table:table-cell table:number-columns-repeated="996"/>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7545" calcext:value-type="string">
            <text:p>v7545</text:p>
          </table:table-cell>
          <table:table-cell table:style-name="ce89"/>
          <table:table-cell table:formula="of:=RANK([.X3];[.X1:.X10])+2" office:value-type="float" office:value="9" calcext:value-type="float">
            <text:p>9</text:p>
          </table:table-cell>
          <table:table-cell table:style-name="ce89" table:formula="of:=RAND()" office:value-type="float" office:value="0.49487453536937" calcext:value-type="float">
            <text:p>0,49487453536937</text:p>
          </table:table-cell>
          <table:table-cell table:formula="of:=RANK([.Z3];[.Z1:.Z10])+2" office:value-type="float" office:value="6" calcext:value-type="float">
            <text:p>6</text:p>
          </table:table-cell>
          <table:table-cell table:style-name="ce89" table:formula="of:=RAND()" office:value-type="float" office:value="0.824582901818541" calcext:value-type="float">
            <text:p>0,824582901818541</text:p>
          </table:table-cell>
          <table:table-cell table:style-name="ce89" table:number-columns-repeated="996"/>
        </table:table-row>
        <table:table-row table:style-name="ro3">
          <table:table-cell table:style-name="ce4" table:formula="of:=[.Y4]" office:value-type="float" office:value="12" calcext:value-type="float">
            <text:p>12</text:p>
          </table:table-cell>
          <table:table-cell table:style-name="ce7" office:value-type="string" calcext:value-type="string">
            <text:p>×</text:p>
          </table:table-cell>
          <table:table-cell table:style-name="ce9" table:formula="of:=[.W4]"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41.95" calcext:value-type="float">
            <text:p>41,95</text:p>
          </table:table-cell>
          <table:table-cell table:style-name="ce7" office:value-type="string" calcext:value-type="string">
            <text:p>+</text:p>
          </table:table-cell>
          <table:table-cell table:style-name="ce9" table:formula="of:=RANDBETWEEN(101;999)/100" office:value-type="float" office:value="1.17" calcext:value-type="float">
            <text:p>1,1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60" calcext:value-type="float">
            <text:p>60</text:p>
          </table:table-cell>
          <table:table-cell table:style-name="ce10" office:value-type="string" calcext:value-type="string">
            <text:p>=</text:p>
          </table:table-cell>
          <table:table-cell table:style-name="ce4" table:formula="of:=ROUND(RAND()*CHOOSE(RANDBETWEEN(1;3);10;100;1000);RANDBETWEEN(1;3))" office:value-type="float" office:value="5.077" calcext:value-type="float">
            <text:p>5,077</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132" calcext:value-type="float">
            <text:p>132</text:p>
          </table:table-cell>
          <table:table-cell table:style-name="ce43" table:formula="of:=[.E4]+[.G4]" office:value-type="float" office:value="43.12" calcext:value-type="float">
            <text:p>43,12</text:p>
          </table:table-cell>
          <table:table-cell table:style-name="ce48" table:formula="of:=[.K4]/10" office:value-type="float" office:value="6" calcext:value-type="float">
            <text:p>6</text:p>
          </table:table-cell>
          <table:table-cell table:style-name="ce27" table:formula="of:=[.M4]*[.O4]" office:value-type="float" office:value="507.7" calcext:value-type="float">
            <text:p>508</text:p>
          </table:table-cell>
          <table:table-cell/>
          <table:table-cell table:formula="of:=RANK([.X4];[.X1:.X10])+2" office:value-type="float" office:value="11" calcext:value-type="float">
            <text:p>11</text:p>
          </table:table-cell>
          <table:table-cell table:style-name="ce89" table:formula="of:=RAND()" office:value-type="float" office:value="0.327670412271877" calcext:value-type="float">
            <text:p>0,327670412271877</text:p>
          </table:table-cell>
          <table:table-cell table:formula="of:=RANK([.Z4];[.Z1:.Z10])+2" office:value-type="float" office:value="12" calcext:value-type="float">
            <text:p>12</text:p>
          </table:table-cell>
          <table:table-cell table:style-name="ce89" table:formula="of:=RAND()" office:value-type="float" office:value="0.138729053268503" calcext:value-type="float">
            <text:p>0,138729053268503</text:p>
          </table:table-cell>
          <table:table-cell table:number-columns-repeated="996"/>
        </table:table-row>
        <table:table-row table:style-name="ro3">
          <table:table-cell table:style-name="ce4" table:formula="of:=[.Y5]" office:value-type="float" office:value="7" calcext:value-type="float">
            <text:p>7</text:p>
          </table:table-cell>
          <table:table-cell table:style-name="ce7" office:value-type="string" calcext:value-type="string">
            <text:p>×</text:p>
          </table:table-cell>
          <table:table-cell table:style-name="ce9" table:formula="of:=[.W5]"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23.53" calcext:value-type="float">
            <text:p>23,53</text:p>
          </table:table-cell>
          <table:table-cell table:style-name="ce7" office:value-type="string" calcext:value-type="string">
            <text:p>+</text:p>
          </table:table-cell>
          <table:table-cell table:style-name="ce9" table:formula="of:=RANDBETWEEN(101;999)/100" office:value-type="float" office:value="9.42" calcext:value-type="float">
            <text:p>9,4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2.8" calcext:value-type="float">
            <text:p>2,8</text:p>
          </table:table-cell>
          <table:table-cell table:style-name="ce10" office:value-type="string" calcext:value-type="string">
            <text:p>=</text:p>
          </table:table-cell>
          <table:table-cell table:style-name="ce4" table:formula="of:=ROUND(RAND()*CHOOSE(RANDBETWEEN(1;3);10;100;1000);RANDBETWEEN(1;3))" office:value-type="float" office:value="526.53" calcext:value-type="float">
            <text:p>526,53</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C5]" office:value-type="float" office:value="49" calcext:value-type="float">
            <text:p>49</text:p>
          </table:table-cell>
          <table:table-cell table:style-name="ce43" table:formula="of:=[.E5]+[.G5]" office:value-type="float" office:value="32.95" calcext:value-type="float">
            <text:p>32,95</text:p>
          </table:table-cell>
          <table:table-cell table:style-name="ce48" table:formula="of:=[.K5]/10" office:value-type="float" office:value="0.28" calcext:value-type="float">
            <text:p>0,28</text:p>
          </table:table-cell>
          <table:table-cell table:style-name="ce27" table:formula="of:=[.M5]*[.O5]" office:value-type="float" office:value="52653" calcext:value-type="float">
            <text:p>52 653</text:p>
          </table:table-cell>
          <table:table-cell/>
          <table:table-cell table:formula="of:=RANK([.X5];[.X1:.X10])+2" office:value-type="float" office:value="7" calcext:value-type="float">
            <text:p>7</text:p>
          </table:table-cell>
          <table:table-cell table:style-name="ce89" table:formula="of:=RAND()" office:value-type="float" office:value="0.524310608992728" calcext:value-type="float">
            <text:p>0,524310608992728</text:p>
          </table:table-cell>
          <table:table-cell table:formula="of:=RANK([.Z5];[.Z1:.Z10])+2" office:value-type="float" office:value="7" calcext:value-type="float">
            <text:p>7</text:p>
          </table:table-cell>
          <table:table-cell table:style-name="ce89" table:formula="of:=RAND()" office:value-type="float" office:value="0.788714231970383" calcext:value-type="float">
            <text:p>0,788714231970383</text:p>
          </table:table-cell>
          <table:table-cell table:number-columns-repeated="996"/>
        </table:table-row>
        <table:table-row table:style-name="ro3">
          <table:table-cell table:style-name="ce4" table:formula="of:=CHOOSE([.W6];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56" calcext:value-type="float">
            <text:p>56</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1" calcext:value-type="float">
            <text:p>7,1</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W6];&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6]&lt;5;&quot;m&quot;;IF(AND([.W6]&gt;4;[.W6]&lt;9);&quot;L&quot;;&quot;g&quot;))" office:value-type="string" office:string-value="L" calcext:value-type="string">
            <text:p>L</text:p>
          </table:table-cell>
          <table:table-cell/>
          <table:table-cell table:style-name="ce27" table:formula="of:=LOOKUP([.A6];[$'Aide à la génération'.$A$2:$'Aide à la génération'.$A$11];[$'Aide à la génération'.$B$2:$'Aide à la génération'.$B$11])" office:value-type="string" office:string-value="9×7" calcext:value-type="string">
            <text:p>9×7</text:p>
          </table:table-cell>
          <table:table-cell table:style-name="ce27" table:formula="of:=[.E6]+[.G6]" office:value-type="float" office:value="67" calcext:value-type="float">
            <text:p>67</text:p>
          </table:table-cell>
          <table:table-cell table:style-name="ce43" table:formula="of:=[.K6]/2" office:value-type="float" office:value="3.55" calcext:value-type="float">
            <text:p>3,55</text:p>
          </table:table-cell>
          <table:table-cell table:style-name="ce48" table:formula="of:=[.M6]*(CHOOSE([.W6];0;0.01;0.001;1000;0.001;100;0.1;0.01;1000;0.1;0.001;10))&amp;&quot; &quot;&amp;[.P6]" office:value-type="string" office:string-value="1 L" calcext:value-type="string">
            <text:p>1 L</text:p>
          </table:table-cell>
          <table:table-cell/>
          <table:table-cell table:formula="of:=RANK([.X6];[.X1:.X10])+2" office:value-type="float" office:value="8" calcext:value-type="float">
            <text:p>8</text:p>
          </table:table-cell>
          <table:table-cell table:style-name="ce89" table:formula="of:=RAND()" office:value-type="float" office:value="0.518836597168401" calcext:value-type="float">
            <text:p>0,518836597168401</text:p>
          </table:table-cell>
          <table:table-cell table:formula="of:=RANK([.Z6];[.Z1:.Z10])+2" office:value-type="float" office:value="11" calcext:value-type="float">
            <text:p>11</text:p>
          </table:table-cell>
          <table:table-cell table:style-name="ce89" table:formula="of:=RAND()" office:value-type="float" office:value="0.274688557832818" calcext:value-type="float">
            <text:p>0,274688557832818</text:p>
          </table:table-cell>
          <table:table-cell table:number-columns-repeated="996"/>
        </table:table-row>
        <table:table-row table:style-name="ro3">
          <table:table-cell table:style-name="ce4" table:formula="of:=CHOOSE([.W7];0;0;35;56;64;28;42;63;54;32;72;49)" office:value-type="float" office:value="56" calcext:value-type="float">
            <text:p>56</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40" calcext:value-type="float">
            <text:p>40</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5" calcext:value-type="float">
            <text:p>7,5</text:p>
          </table:table-cell>
          <table:table-cell table:style-name="ce10"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W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7]&lt;5;&quot;m&quot;;IF(AND([.W7]&gt;4;[.W7]&lt;9);&quot;L&quot;;&quot;g&quot;))" office:value-type="string" office:string-value="m" calcext:value-type="string">
            <text:p>m</text:p>
          </table:table-cell>
          <table:table-cell/>
          <table:table-cell table:style-name="ce27" table:formula="of:=LOOKUP([.A7];[$'Aide à la génération'.$A$2:$'Aide à la génération'.$A$11];[$'Aide à la génération'.$B$2:$'Aide à la génération'.$B$11])" office:value-type="string" office:string-value="8×7" calcext:value-type="string">
            <text:p>8×7</text:p>
          </table:table-cell>
          <table:table-cell table:style-name="ce27" table:formula="of:=[.E7]+[.G7]" office:value-type="float" office:value="51" calcext:value-type="float">
            <text:p>51</text:p>
          </table:table-cell>
          <table:table-cell table:style-name="ce43" table:formula="of:=[.K7]/2" office:value-type="float" office:value="3.75" calcext:value-type="float">
            <text:p>3,75</text:p>
          </table:table-cell>
          <table:table-cell table:style-name="ce48" table:formula="of:=[.M7]*(CHOOSE([.W7];0;0.01;0.001;1000;0.001;100;0.1;0.01;1000;0.1;0.001;10))&amp;&quot; &quot;&amp;[.P7]" office:value-type="string" office:string-value="1000 m" calcext:value-type="string">
            <text:p>1000 m</text:p>
          </table:table-cell>
          <table:table-cell/>
          <table:table-cell table:formula="of:=RANK([.X7];[.X1:.X10])+2" office:value-type="float" office:value="4" calcext:value-type="float">
            <text:p>4</text:p>
          </table:table-cell>
          <table:table-cell table:style-name="ce89" table:formula="of:=RAND()" office:value-type="float" office:value="0.675134438455822" calcext:value-type="float">
            <text:p>0,675134438455822</text:p>
          </table:table-cell>
          <table:table-cell table:formula="of:=RANK([.Z7];[.Z1:.Z10])+2" office:value-type="float" office:value="5" calcext:value-type="float">
            <text:p>5</text:p>
          </table:table-cell>
          <table:table-cell table:style-name="ce89" table:formula="of:=RAND()" office:value-type="float" office:value="0.90331486823979" calcext:value-type="float">
            <text:p>0,90331486823979</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42" calcext:value-type="float">
            <text:p>42</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36" calcext:value-type="float">
            <text:p>36</text:p>
          </table:table-cell>
          <table:table-cell table:style-name="ce10" office:value-type="string" calcext:value-type="string">
            <text:p>=</text:p>
          </table:table-cell>
          <table:table-cell table:style-name="ce51" table:formula="of:=ROUNDUP(RAND()*1000/CHOOSE(RANDBETWEEN(1;4);1;10;100;1000);RANDBETWEEN(-2;2))" office:value-type="float" office:value="90" calcext:value-type="float">
            <text:p>90</text:p>
          </table:table-cell>
          <table:table-cell table:style-name="ce40" table:formula="of:=CHOOSE([.W8];&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8]&lt;5;&quot;m&quot;;IF(AND([.W8]&gt;4;[.W8]&lt;9);&quot;L&quot;;&quot;g&quot;))" office:value-type="string" office:string-value="m" calcext:value-type="string">
            <text:p>m</text:p>
          </table:table-cell>
          <table:table-cell/>
          <table:table-cell table:style-name="ce69" table:formula="of:=IF([.A8]=&quot;moitié&quot;;[.C8]/2;IF([.A8]=&quot;quart&quot;;[.C8]/4;IF([.A8]=&quot;tiers&quot;;[.C8]/3;IF([.A8]=&quot;quadruple&quot;;[.C8]*4;IF([.A8]=&quot;double&quot;;[.C8]*2;IF([.A8]=&quot;triple&quot;;[.C8]*3))))))" office:value-type="float" office:value="84" calcext:value-type="float">
            <text:p>84</text:p>
          </table:table-cell>
          <table:table-cell table:style-name="ce69" table:formula="of:=IF([.E8]=&quot;moitié&quot;;[.G8]/2;IF([.E8]=&quot;quart&quot;;[.G8]/4;IF([.E8]=&quot;tiers&quot;;[.G8]/3;IF([.E8]=&quot;quadruple&quot;;[.G8]*4;IF([.E8]=&quot;double&quot;;[.G8]*2;IF([.E8]=&quot;triple&quot;;[.G8]*3))))))" office:value-type="float" office:value="39" calcext:value-type="float">
            <text:p>39</text:p>
          </table:table-cell>
          <table:table-cell table:style-name="ce43" table:formula="of:=[.K8]/2" office:value-type="float" office:value="18" calcext:value-type="float">
            <text:p>18</text:p>
          </table:table-cell>
          <table:table-cell table:style-name="ce48" table:formula="of:=[.M8]*(CHOOSE([.W8];0;0.01;0.001;1000;0.001;100;0.1;0.01;1000;0.1;0.001;10))&amp;&quot; &quot;&amp;[.P8]" office:value-type="string" office:string-value="0,09 m" calcext:value-type="string">
            <text:p>0,09 m</text:p>
          </table:table-cell>
          <table:table-cell/>
          <table:table-cell table:formula="of:=RANK([.X8];[.X1:.X10])+2" office:value-type="float" office:value="3" calcext:value-type="float">
            <text:p>3</text:p>
          </table:table-cell>
          <table:table-cell table:style-name="ce89" table:formula="of:=RAND()" office:value-type="float" office:value="0.853510090660865" calcext:value-type="float">
            <text:p>0,853510090660865</text:p>
          </table:table-cell>
          <table:table-cell table:formula="of:=RANK([.Z8];[.Z1:.Z10])+2" office:value-type="float" office:value="4" calcext:value-type="float">
            <text:p>4</text:p>
          </table:table-cell>
          <table:table-cell table:style-name="ce89" table:formula="of:=RAND()" office:value-type="float" office:value="0.91680496936188" calcext:value-type="float">
            <text:p>0,9168049693618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5" calcext:value-type="float">
            <text:p>5</text:p>
          </table:table-cell>
          <table:table-cell table:style-name="ce89" table:formula="of:=RAND()" office:value-type="float" office:value="0.6610026526534" calcext:value-type="float">
            <text:p>0,6610026526534</text:p>
          </table:table-cell>
          <table:table-cell table:formula="of:=RANK([.Z9];[.Z1:.Z10])+2" office:value-type="float" office:value="9" calcext:value-type="float">
            <text:p>9</text:p>
          </table:table-cell>
          <table:table-cell table:style-name="ce89" table:formula="of:=RAND()" office:value-type="float" office:value="0.679746784237101" calcext:value-type="float">
            <text:p>0,679746784237101</text:p>
          </table:table-cell>
          <table:table-cell table:number-columns-repeated="996"/>
        </table:table-row>
        <table:table-row table:style-name="ro4">
          <table:table-cell table:number-columns-repeated="22"/>
          <table:table-cell table:formula="of:=RANK([.X10];[.X1:.X10])+2" office:value-type="float" office:value="10" calcext:value-type="float">
            <text:p>10</text:p>
          </table:table-cell>
          <table:table-cell table:style-name="ce89" table:formula="of:=RAND()" office:value-type="float" office:value="0.352206043884962" calcext:value-type="float">
            <text:p>0,352206043884962</text:p>
          </table:table-cell>
          <table:table-cell table:formula="of:=RANK([.Z10];[.Z1:.Z10])+2" office:value-type="float" office:value="10" calcext:value-type="float">
            <text:p>10</text:p>
          </table:table-cell>
          <table:table-cell table:style-name="ce89" table:formula="of:=RAND()" office:value-type="float" office:value="0.561119636303527" calcext:value-type="float">
            <text:p>0,561119636303527</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9" table:formula="of:=RAND()" office:value-type="float" office:value="0.874312147185008" calcext:value-type="float">
            <text:p>0,874312147185008</text:p>
          </table:table-cell>
          <table:table-cell table:formula="of:=RANK([.Z12];[.Z12:.Z21])+2" office:value-type="float" office:value="3" calcext:value-type="float">
            <text:p>3</text:p>
          </table:table-cell>
          <table:table-cell table:style-name="ce89" table:formula="of:=RAND()" office:value-type="float" office:value="0.985426274241833" calcext:value-type="float">
            <text:p>0,985426274241833</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7545" calcext:value-type="string">
            <text:p>v754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13];[.X12:.X21])+2" office:value-type="float" office:value="10" calcext:value-type="float">
            <text:p>10</text:p>
          </table:table-cell>
          <table:table-cell table:style-name="ce89" table:formula="of:=RAND()" office:value-type="float" office:value="0.261223373071793" calcext:value-type="float">
            <text:p>0,261223373071793</text:p>
          </table:table-cell>
          <table:table-cell table:formula="of:=RANK([.Z13];[.Z12:.Z21])+2" office:value-type="float" office:value="6" calcext:value-type="float">
            <text:p>6</text:p>
          </table:table-cell>
          <table:table-cell table:style-name="ce89" table:formula="of:=RAND()" office:value-type="float" office:value="0.645747754659952" calcext:value-type="float">
            <text:p>0,645747754659952</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7545" calcext:value-type="string">
            <text:p>v7545</text:p>
          </table:table-cell>
          <table:table-cell table:style-name="ce89"/>
          <table:table-cell table:formula="of:=RANK([.X14];[.X12:.X21])+2" office:value-type="float" office:value="12" calcext:value-type="float">
            <text:p>12</text:p>
          </table:table-cell>
          <table:table-cell table:style-name="ce89" table:formula="of:=RAND()" office:value-type="float" office:value="0.0331442318815246" calcext:value-type="float">
            <text:p>0,0331442318815246</text:p>
          </table:table-cell>
          <table:table-cell table:formula="of:=RANK([.Z14];[.Z12:.Z21])+2" office:value-type="float" office:value="11" calcext:value-type="float">
            <text:p>11</text:p>
          </table:table-cell>
          <table:table-cell table:style-name="ce89" table:formula="of:=RAND()" office:value-type="float" office:value="0.242126933645398" calcext:value-type="float">
            <text:p>0,242126933645398</text:p>
          </table:table-cell>
          <table:table-cell table:number-columns-repeated="996"/>
        </table:table-row>
        <table:table-row table:style-name="ro3">
          <table:table-cell table:style-name="ce4" table:formula="of:=[.Y15]" office:value-type="float" office:value="7" calcext:value-type="float">
            <text:p>7</text:p>
          </table:table-cell>
          <table:table-cell table:style-name="ce7" office:value-type="string" calcext:value-type="string">
            <text:p>×</text:p>
          </table:table-cell>
          <table:table-cell table:style-name="ce9" table:formula="of:=[.W15]"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41.81" calcext:value-type="float">
            <text:p>41,81</text:p>
          </table:table-cell>
          <table:table-cell table:style-name="ce7" office:value-type="string" calcext:value-type="string">
            <text:p>+</text:p>
          </table:table-cell>
          <table:table-cell table:style-name="ce9" table:formula="of:=RANDBETWEEN(101;999)/100" office:value-type="float" office:value="6.7" calcext:value-type="float">
            <text:p>6,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8.9" calcext:value-type="float">
            <text:p>8,9</text:p>
          </table:table-cell>
          <table:table-cell table:style-name="ce10" office:value-type="string" calcext:value-type="string">
            <text:p>=</text:p>
          </table:table-cell>
          <table:table-cell table:style-name="ce4" table:formula="of:=ROUND(RAND()*CHOOSE(RANDBETWEEN(1;3);10;100;1000);RANDBETWEEN(1;3))" office:value-type="float" office:value="6.88" calcext:value-type="float">
            <text:p>6,88</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56" calcext:value-type="float">
            <text:p>56</text:p>
          </table:table-cell>
          <table:table-cell table:style-name="ce43" table:formula="of:=[.E15]+[.G15]" office:value-type="float" office:value="48.51" calcext:value-type="float">
            <text:p>48,51</text:p>
          </table:table-cell>
          <table:table-cell table:style-name="ce48" table:formula="of:=[.K15]/10" office:value-type="float" office:value="0.89" calcext:value-type="float">
            <text:p>0,89</text:p>
          </table:table-cell>
          <table:table-cell table:style-name="ce27" table:formula="of:=[.M15]*[.O15]" office:value-type="float" office:value="6880" calcext:value-type="float">
            <text:p>6 880</text:p>
          </table:table-cell>
          <table:table-cell/>
          <table:table-cell table:formula="of:=RANK([.X15];[.X12:.X21])+2" office:value-type="float" office:value="8" calcext:value-type="float">
            <text:p>8</text:p>
          </table:table-cell>
          <table:table-cell table:style-name="ce89" table:formula="of:=RAND()" office:value-type="float" office:value="0.740476506801879" calcext:value-type="float">
            <text:p>0,740476506801879</text:p>
          </table:table-cell>
          <table:table-cell table:formula="of:=RANK([.Z15];[.Z12:.Z21])+2" office:value-type="float" office:value="7" calcext:value-type="float">
            <text:p>7</text:p>
          </table:table-cell>
          <table:table-cell table:style-name="ce89" table:formula="of:=RAND()" office:value-type="float" office:value="0.536952099766649" calcext:value-type="float">
            <text:p>0,536952099766649</text:p>
          </table:table-cell>
          <table:table-cell table:number-columns-repeated="996"/>
        </table:table-row>
        <table:table-row table:style-name="ro3">
          <table:table-cell table:style-name="ce4" table:formula="of:=[.Y16]" office:value-type="float" office:value="12" calcext:value-type="float">
            <text:p>12</text:p>
          </table:table-cell>
          <table:table-cell table:style-name="ce7" office:value-type="string" calcext:value-type="string">
            <text:p>×</text:p>
          </table:table-cell>
          <table:table-cell table:style-name="ce9" table:formula="of:=[.W16]"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22.57" calcext:value-type="float">
            <text:p>22,57</text:p>
          </table:table-cell>
          <table:table-cell table:style-name="ce7" office:value-type="string" calcext:value-type="string">
            <text:p>+</text:p>
          </table:table-cell>
          <table:table-cell table:style-name="ce9" table:formula="of:=RANDBETWEEN(101;999)/100" office:value-type="float" office:value="8.44" calcext:value-type="float">
            <text:p>8,4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98" calcext:value-type="float">
            <text:p>98</text:p>
          </table:table-cell>
          <table:table-cell table:style-name="ce10" office:value-type="string" calcext:value-type="string">
            <text:p>=</text:p>
          </table:table-cell>
          <table:table-cell table:style-name="ce4" table:formula="of:=ROUND(RAND()*CHOOSE(RANDBETWEEN(1;3);10;100;1000);RANDBETWEEN(1;3))" office:value-type="float" office:value="28" calcext:value-type="float">
            <text:p>28</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C16]" office:value-type="float" office:value="84" calcext:value-type="float">
            <text:p>84</text:p>
          </table:table-cell>
          <table:table-cell table:style-name="ce43" table:formula="of:=[.E16]+[.G16]" office:value-type="float" office:value="31.01" calcext:value-type="float">
            <text:p>31,01</text:p>
          </table:table-cell>
          <table:table-cell table:style-name="ce48" table:formula="of:=[.K16]/10" office:value-type="float" office:value="9.8" calcext:value-type="float">
            <text:p>9,8</text:p>
          </table:table-cell>
          <table:table-cell table:style-name="ce27" table:formula="of:=[.M16]*[.O16]" office:value-type="float" office:value="280" calcext:value-type="float">
            <text:p>280</text:p>
          </table:table-cell>
          <table:table-cell/>
          <table:table-cell table:formula="of:=RANK([.X16];[.X12:.X21])+2" office:value-type="float" office:value="7" calcext:value-type="float">
            <text:p>7</text:p>
          </table:table-cell>
          <table:table-cell table:style-name="ce89" table:formula="of:=RAND()" office:value-type="float" office:value="0.858756036527153" calcext:value-type="float">
            <text:p>0,858756036527153</text:p>
          </table:table-cell>
          <table:table-cell table:formula="of:=RANK([.Z16];[.Z12:.Z21])+2" office:value-type="float" office:value="12" calcext:value-type="float">
            <text:p>12</text:p>
          </table:table-cell>
          <table:table-cell table:style-name="ce89" table:formula="of:=RAND()" office:value-type="float" office:value="0.114373663521877" calcext:value-type="float">
            <text:p>0,114373663521877</text:p>
          </table:table-cell>
          <table:table-cell table:number-columns-repeated="996"/>
        </table:table-row>
        <table:table-row table:style-name="ro3">
          <table:table-cell table:style-name="ce4" table:formula="of:=CHOOSE([.W17];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66" calcext:value-type="float">
            <text:p>66</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2" calcext:value-type="float">
            <text:p>82</text:p>
          </table:table-cell>
          <table:table-cell table:style-name="ce10" office:value-type="string" calcext:value-type="string">
            <text:p>=</text:p>
          </table:table-cell>
          <table:table-cell table:style-name="ce51" table:formula="of:=ROUNDUP(RAND()*1000/CHOOSE(RANDBETWEEN(1;4);1;10;100;1000);RANDBETWEEN(-2;2))" office:value-type="float" office:value="45.71" calcext:value-type="float">
            <text:p>45,71</text:p>
          </table:table-cell>
          <table:table-cell table:style-name="ce40" table:formula="of:=CHOOSE([.W1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17]&lt;5;&quot;m&quot;;IF(AND([.W17]&gt;4;[.W17]&lt;9);&quot;L&quot;;&quot;g&quot;))" office:value-type="string" office:string-value="m" calcext:value-type="string">
            <text:p>m</text:p>
          </table:table-cell>
          <table:table-cell/>
          <table:table-cell table:style-name="ce27" table:formula="of:=LOOKUP([.A17];[$'Aide à la génération'.$A$2:$'Aide à la génération'.$A$11];[$'Aide à la génération'.$B$2:$'Aide à la génération'.$B$11])" office:value-type="string" office:string-value="8×7" calcext:value-type="string">
            <text:p>8×7</text:p>
          </table:table-cell>
          <table:table-cell table:style-name="ce27" table:formula="of:=[.E17]+[.G17]" office:value-type="float" office:value="77" calcext:value-type="float">
            <text:p>77</text:p>
          </table:table-cell>
          <table:table-cell table:style-name="ce43" table:formula="of:=[.K17]/2" office:value-type="float" office:value="41" calcext:value-type="float">
            <text:p>41</text:p>
          </table:table-cell>
          <table:table-cell table:style-name="ce48" table:formula="of:=[.M17]*(CHOOSE([.W17];0;0.01;0.001;1000;0.001;100;0.1;0.01;1000;0.1;0.001;10))&amp;&quot; &quot;&amp;[.P17]" office:value-type="string" office:string-value="45710 m" calcext:value-type="string">
            <text:p>45710 m</text:p>
          </table:table-cell>
          <table:table-cell/>
          <table:table-cell table:formula="of:=RANK([.X17];[.X12:.X21])+2" office:value-type="float" office:value="4" calcext:value-type="float">
            <text:p>4</text:p>
          </table:table-cell>
          <table:table-cell table:style-name="ce89" table:formula="of:=RAND()" office:value-type="float" office:value="0.955543271708486" calcext:value-type="float">
            <text:p>0,955543271708486</text:p>
          </table:table-cell>
          <table:table-cell table:formula="of:=RANK([.Z17];[.Z12:.Z21])+2" office:value-type="float" office:value="4" calcext:value-type="float">
            <text:p>4</text:p>
          </table:table-cell>
          <table:table-cell table:style-name="ce89" table:formula="of:=RAND()" office:value-type="float" office:value="0.948658369539448" calcext:value-type="float">
            <text:p>0,948658369539448</text:p>
          </table:table-cell>
          <table:table-cell table:number-columns-repeated="996"/>
        </table:table-row>
        <table:table-row table:style-name="ro3">
          <table:table-cell table:style-name="ce4" table:formula="of:=CHOOSE([.W18];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67" calcext:value-type="float">
            <text:p>67</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1" calcext:value-type="float">
            <text:p>4,1</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W18];&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18]&lt;5;&quot;m&quot;;IF(AND([.W18]&gt;4;[.W18]&lt;9);&quot;L&quot;;&quot;g&quot;))" office:value-type="string" office:string-value="g" calcext:value-type="string">
            <text:p>g</text:p>
          </table:table-cell>
          <table:table-cell/>
          <table:table-cell table:style-name="ce27" table:formula="of:=LOOKUP([.A18];[$'Aide à la génération'.$A$2:$'Aide à la génération'.$A$11];[$'Aide à la génération'.$B$2:$'Aide à la génération'.$B$11])" office:value-type="string" office:string-value="9×6" calcext:value-type="string">
            <text:p>9×6</text:p>
          </table:table-cell>
          <table:table-cell table:style-name="ce27" table:formula="of:=[.E18]+[.G18]" office:value-type="float" office:value="78" calcext:value-type="float">
            <text:p>78</text:p>
          </table:table-cell>
          <table:table-cell table:style-name="ce43" table:formula="of:=[.K18]/2" office:value-type="float" office:value="2.05" calcext:value-type="float">
            <text:p>2,05</text:p>
          </table:table-cell>
          <table:table-cell table:style-name="ce48" table:formula="of:=[.M18]*(CHOOSE([.W18];0;0.01;0.001;1000;0.001;100;0.1;0.01;1000;0.1;0.001;10))&amp;&quot; &quot;&amp;[.P18]" office:value-type="string" office:string-value="100000 g" calcext:value-type="string">
            <text:p>100000 g</text:p>
          </table:table-cell>
          <table:table-cell/>
          <table:table-cell table:formula="of:=RANK([.X18];[.X12:.X21])+2" office:value-type="float" office:value="9" calcext:value-type="float">
            <text:p>9</text:p>
          </table:table-cell>
          <table:table-cell table:style-name="ce89" table:formula="of:=RAND()" office:value-type="float" office:value="0.349899803026918" calcext:value-type="float">
            <text:p>0,349899803026918</text:p>
          </table:table-cell>
          <table:table-cell table:formula="of:=RANK([.Z18];[.Z12:.Z21])+2" office:value-type="float" office:value="5" calcext:value-type="float">
            <text:p>5</text:p>
          </table:table-cell>
          <table:table-cell table:style-name="ce89" table:formula="of:=RAND()" office:value-type="float" office:value="0.776817430498987" calcext:value-type="float">
            <text:p>0,776817430498987</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4" calcext:value-type="float">
            <text:p>24</text:p>
          </table:table-cell>
          <table:table-cell table:style-name="ce10" office:value-type="string" calcext:value-type="string">
            <text:p>=</text:p>
          </table:table-cell>
          <table:table-cell table:style-name="ce51" table:formula="of:=ROUNDUP(RAND()*1000/CHOOSE(RANDBETWEEN(1;4);1;10;100;1000);RANDBETWEEN(-2;2))" office:value-type="float" office:value="60" calcext:value-type="float">
            <text:p>60</text:p>
          </table:table-cell>
          <table:table-cell table:style-name="ce40" table:formula="of:=CHOOSE([.W19];&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19]&lt;5;&quot;m&quot;;IF(AND([.W19]&gt;4;[.W19]&lt;9);&quot;L&quot;;&quot;g&quot;))" office:value-type="string" office:string-value="g" calcext:value-type="string">
            <text:p>g</text:p>
          </table:table-cell>
          <table:table-cell/>
          <table:table-cell table:style-name="ce69" table:formula="of:=IF([.A19]=&quot;moitié&quot;;[.C19]/2;IF([.A19]=&quot;quart&quot;;[.C19]/4;IF([.A19]=&quot;tiers&quot;;[.C19]/3;IF([.A19]=&quot;quadruple&quot;;[.C19]*4;IF([.A19]=&quot;double&quot;;[.C19]*2;IF([.A19]=&quot;triple&quot;;[.C19]*3))))))" office:value-type="float" office:value="19.5" calcext:value-type="float">
            <text:p>19,5</text:p>
          </table:table-cell>
          <table:table-cell table:style-name="ce69" table:formula="of:=IF([.E19]=&quot;moitié&quot;;[.G19]/2;IF([.E19]=&quot;quart&quot;;[.G19]/4;IF([.E19]=&quot;tiers&quot;;[.G19]/3;IF([.E19]=&quot;quadruple&quot;;[.G19]*4;IF([.E19]=&quot;double&quot;;[.G19]*2;IF([.E19]=&quot;triple&quot;;[.G19]*3))))))" office:value-type="float" office:value="60" calcext:value-type="float">
            <text:p>60</text:p>
          </table:table-cell>
          <table:table-cell table:style-name="ce43" table:formula="of:=[.K19]/2" office:value-type="float" office:value="12" calcext:value-type="float">
            <text:p>12</text:p>
          </table:table-cell>
          <table:table-cell table:style-name="ce48" table:formula="of:=[.M19]*(CHOOSE([.W19];0;0.01;0.001;1000;0.001;100;0.1;0.01;1000;0.1;0.001;10))&amp;&quot; &quot;&amp;[.P19]" office:value-type="string" office:string-value="0,06 g" calcext:value-type="string">
            <text:p>0,06 g</text:p>
          </table:table-cell>
          <table:table-cell/>
          <table:table-cell table:formula="of:=RANK([.X19];[.X12:.X21])+2" office:value-type="float" office:value="11" calcext:value-type="float">
            <text:p>11</text:p>
          </table:table-cell>
          <table:table-cell table:style-name="ce89" table:formula="of:=RAND()" office:value-type="float" office:value="0.211088247253427" calcext:value-type="float">
            <text:p>0,211088247253427</text:p>
          </table:table-cell>
          <table:table-cell table:formula="of:=RANK([.Z19];[.Z12:.Z21])+2" office:value-type="float" office:value="9" calcext:value-type="float">
            <text:p>9</text:p>
          </table:table-cell>
          <table:table-cell table:style-name="ce89" table:formula="of:=RAND()" office:value-type="float" office:value="0.465154388642388" calcext:value-type="float">
            <text:p>0,46515438864238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3" calcext:value-type="float">
            <text:p>3</text:p>
          </table:table-cell>
          <table:table-cell table:style-name="ce89" table:formula="of:=RAND()" office:value-type="float" office:value="0.961679806835523" calcext:value-type="float">
            <text:p>0,961679806835523</text:p>
          </table:table-cell>
          <table:table-cell table:formula="of:=RANK([.Z20];[.Z12:.Z21])+2" office:value-type="float" office:value="8" calcext:value-type="float">
            <text:p>8</text:p>
          </table:table-cell>
          <table:table-cell table:style-name="ce89" table:formula="of:=RAND()" office:value-type="float" office:value="0.521021909558209" calcext:value-type="float">
            <text:p>0,521021909558209</text:p>
          </table:table-cell>
          <table:table-cell table:number-columns-repeated="996"/>
        </table:table-row>
        <table:table-row table:style-name="ro4">
          <table:table-cell table:number-columns-repeated="22"/>
          <table:table-cell table:formula="of:=RANK([.X21];[.X12:.X21])+2" office:value-type="float" office:value="6" calcext:value-type="float">
            <text:p>6</text:p>
          </table:table-cell>
          <table:table-cell table:style-name="ce89" table:formula="of:=RAND()" office:value-type="float" office:value="0.860064227210743" calcext:value-type="float">
            <text:p>0,860064227210743</text:p>
          </table:table-cell>
          <table:table-cell table:formula="of:=RANK([.Z21];[.Z12:.Z21])+2" office:value-type="float" office:value="10" calcext:value-type="float">
            <text:p>10</text:p>
          </table:table-cell>
          <table:table-cell table:style-name="ce89" table:formula="of:=RAND()" office:value-type="float" office:value="0.343426598126806" calcext:value-type="float">
            <text:p>0,343426598126806</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7" calcext:value-type="float">
            <text:p>7</text:p>
          </table:table-cell>
          <table:table-cell table:style-name="ce89" table:formula="of:=RAND()" office:value-type="float" office:value="0.414004797391459" calcext:value-type="float">
            <text:p>0,414004797391459</text:p>
          </table:table-cell>
          <table:table-cell table:formula="of:=RANK([.Z23];[.Z23:.Z32])+2" office:value-type="float" office:value="12" calcext:value-type="float">
            <text:p>12</text:p>
          </table:table-cell>
          <table:table-cell table:style-name="ce89" table:formula="of:=RAND()" office:value-type="float" office:value="0.040767168046905" calcext:value-type="float">
            <text:p>0,040767168046905</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7545" calcext:value-type="string">
            <text:p>v754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4];[.X23:.X32])+2" office:value-type="float" office:value="11" calcext:value-type="float">
            <text:p>11</text:p>
          </table:table-cell>
          <table:table-cell table:style-name="ce89" table:formula="of:=RAND()" office:value-type="float" office:value="0.0943604671565837" calcext:value-type="float">
            <text:p>0,0943604671565837</text:p>
          </table:table-cell>
          <table:table-cell table:formula="of:=RANK([.Z24];[.Z23:.Z32])+2" office:value-type="float" office:value="6" calcext:value-type="float">
            <text:p>6</text:p>
          </table:table-cell>
          <table:table-cell table:style-name="ce89" table:formula="of:=RAND()" office:value-type="float" office:value="0.596880681533415" calcext:value-type="float">
            <text:p>0,596880681533415</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7545" calcext:value-type="string">
            <text:p>v7545</text:p>
          </table:table-cell>
          <table:table-cell table:style-name="ce89"/>
          <table:table-cell table:formula="of:=RANK([.X25];[.X23:.X32])+2" office:value-type="float" office:value="4" calcext:value-type="float">
            <text:p>4</text:p>
          </table:table-cell>
          <table:table-cell table:style-name="ce89" table:formula="of:=RAND()" office:value-type="float" office:value="0.704342062989425" calcext:value-type="float">
            <text:p>0,704342062989425</text:p>
          </table:table-cell>
          <table:table-cell table:formula="of:=RANK([.Z25];[.Z23:.Z32])+2" office:value-type="float" office:value="9" calcext:value-type="float">
            <text:p>9</text:p>
          </table:table-cell>
          <table:table-cell table:style-name="ce89" table:formula="of:=RAND()" office:value-type="float" office:value="0.261496443287191" calcext:value-type="float">
            <text:p>0,261496443287191</text:p>
          </table:table-cell>
          <table:table-cell table:number-columns-repeated="996"/>
        </table:table-row>
        <table:table-row table:style-name="ro3">
          <table:table-cell table:style-name="ce4" table:formula="of:=[.Y26]" office:value-type="float" office:value="8" calcext:value-type="float">
            <text:p>8</text:p>
          </table:table-cell>
          <table:table-cell table:style-name="ce7" office:value-type="string" calcext:value-type="string">
            <text:p>×</text:p>
          </table:table-cell>
          <table:table-cell table:style-name="ce9" table:formula="of:=[.W26]"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51.77" calcext:value-type="float">
            <text:p>51,77</text:p>
          </table:table-cell>
          <table:table-cell table:style-name="ce7" office:value-type="string" calcext:value-type="string">
            <text:p>+</text:p>
          </table:table-cell>
          <table:table-cell table:style-name="ce9" table:formula="of:=RANDBETWEEN(101;999)/100" office:value-type="float" office:value="9.94" calcext:value-type="float">
            <text:p>9,9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13" calcext:value-type="float">
            <text:p>13</text:p>
          </table:table-cell>
          <table:table-cell table:style-name="ce10" office:value-type="string" calcext:value-type="string">
            <text:p>=</text:p>
          </table:table-cell>
          <table:table-cell table:style-name="ce4" table:formula="of:=ROUND(RAND()*CHOOSE(RANDBETWEEN(1;3);10;100;1000);RANDBETWEEN(1;3))" office:value-type="float" office:value="69.05" calcext:value-type="float">
            <text:p>69,05</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6]*[.C26]" office:value-type="float" office:value="72" calcext:value-type="float">
            <text:p>72</text:p>
          </table:table-cell>
          <table:table-cell table:style-name="ce43" table:formula="of:=[.E26]+[.G26]" office:value-type="float" office:value="61.71" calcext:value-type="float">
            <text:p>61,71</text:p>
          </table:table-cell>
          <table:table-cell table:style-name="ce48" table:formula="of:=[.K26]/10" office:value-type="float" office:value="1.3" calcext:value-type="float">
            <text:p>1,3</text:p>
          </table:table-cell>
          <table:table-cell table:style-name="ce27" table:formula="of:=[.M26]*[.O26]" office:value-type="float" office:value="6905" calcext:value-type="float">
            <text:p>6 905</text:p>
          </table:table-cell>
          <table:table-cell/>
          <table:table-cell table:formula="of:=RANK([.X26];[.X23:.X32])+2" office:value-type="float" office:value="9" calcext:value-type="float">
            <text:p>9</text:p>
          </table:table-cell>
          <table:table-cell table:style-name="ce89" table:formula="of:=RAND()" office:value-type="float" office:value="0.260329702366563" calcext:value-type="float">
            <text:p>0,260329702366563</text:p>
          </table:table-cell>
          <table:table-cell table:formula="of:=RANK([.Z26];[.Z23:.Z32])+2" office:value-type="float" office:value="8" calcext:value-type="float">
            <text:p>8</text:p>
          </table:table-cell>
          <table:table-cell table:style-name="ce89" table:formula="of:=RAND()" office:value-type="float" office:value="0.428752115367674" calcext:value-type="float">
            <text:p>0,428752115367674</text:p>
          </table:table-cell>
          <table:table-cell table:number-columns-repeated="996"/>
        </table:table-row>
        <table:table-row table:style-name="ro3">
          <table:table-cell table:style-name="ce4" table:formula="of:=[.Y27]" office:value-type="float" office:value="7" calcext:value-type="float">
            <text:p>7</text:p>
          </table:table-cell>
          <table:table-cell table:style-name="ce7" office:value-type="string" calcext:value-type="string">
            <text:p>×</text:p>
          </table:table-cell>
          <table:table-cell table:style-name="ce9" table:formula="of:=[.W27]"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26.01" calcext:value-type="float">
            <text:p>26,01</text:p>
          </table:table-cell>
          <table:table-cell table:style-name="ce7" office:value-type="string" calcext:value-type="string">
            <text:p>+</text:p>
          </table:table-cell>
          <table:table-cell table:style-name="ce9" table:formula="of:=RANDBETWEEN(101;999)/100" office:value-type="float" office:value="7.6" calcext:value-type="float">
            <text:p>7,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4.4" calcext:value-type="float">
            <text:p>4,4</text:p>
          </table:table-cell>
          <table:table-cell table:style-name="ce10" office:value-type="string" calcext:value-type="string">
            <text:p>=</text:p>
          </table:table-cell>
          <table:table-cell table:style-name="ce4" table:formula="of:=ROUND(RAND()*CHOOSE(RANDBETWEEN(1;3);10;100;1000);RANDBETWEEN(1;3))" office:value-type="float" office:value="0.84" calcext:value-type="float">
            <text:p>0,84</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7]*[.C27]" office:value-type="float" office:value="70" calcext:value-type="float">
            <text:p>70</text:p>
          </table:table-cell>
          <table:table-cell table:style-name="ce43" table:formula="of:=[.E27]+[.G27]" office:value-type="float" office:value="33.61" calcext:value-type="float">
            <text:p>33,61</text:p>
          </table:table-cell>
          <table:table-cell table:style-name="ce48" table:formula="of:=[.K27]/10" office:value-type="float" office:value="0.44" calcext:value-type="float">
            <text:p>0,44</text:p>
          </table:table-cell>
          <table:table-cell table:style-name="ce27" table:formula="of:=[.M27]*[.O27]" office:value-type="float" office:value="840" calcext:value-type="float">
            <text:p>840</text:p>
          </table:table-cell>
          <table:table-cell/>
          <table:table-cell table:formula="of:=RANK([.X27];[.X23:.X32])+2" office:value-type="float" office:value="10" calcext:value-type="float">
            <text:p>10</text:p>
          </table:table-cell>
          <table:table-cell table:style-name="ce89" table:formula="of:=RAND()" office:value-type="float" office:value="0.232663331803096" calcext:value-type="float">
            <text:p>0,232663331803096</text:p>
          </table:table-cell>
          <table:table-cell table:formula="of:=RANK([.Z27];[.Z23:.Z32])+2" office:value-type="float" office:value="7" calcext:value-type="float">
            <text:p>7</text:p>
          </table:table-cell>
          <table:table-cell table:style-name="ce89" table:formula="of:=RAND()" office:value-type="float" office:value="0.501146851766254" calcext:value-type="float">
            <text:p>0,501146851766254</text:p>
          </table:table-cell>
          <table:table-cell table:number-columns-repeated="996"/>
        </table:table-row>
        <table:table-row table:style-name="ro3">
          <table:table-cell table:style-name="ce4" table:formula="of:=CHOOSE([.W28];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68" calcext:value-type="float">
            <text:p>68</text:p>
          </table:table-cell>
          <table:table-cell table:style-name="ce7"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7" calcext:value-type="float">
            <text:p>5,7</text:p>
          </table:table-cell>
          <table:table-cell table:style-name="ce10" office:value-type="string" calcext:value-type="string">
            <text:p>=</text:p>
          </table:table-cell>
          <table:table-cell table:style-name="ce51" table:formula="of:=ROUNDUP(RAND()*1000/CHOOSE(RANDBETWEEN(1;4);1;10;100;1000);RANDBETWEEN(-2;2))" office:value-type="float" office:value="0.92" calcext:value-type="float">
            <text:p>0,92</text:p>
          </table:table-cell>
          <table:table-cell table:style-name="ce40" table:formula="of:=CHOOSE([.W28];&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28]&lt;5;&quot;m&quot;;IF(AND([.W28]&gt;4;[.W28]&lt;9);&quot;L&quot;;&quot;g&quot;))" office:value-type="string" office:string-value="L" calcext:value-type="string">
            <text:p>L</text:p>
          </table:table-cell>
          <table:table-cell/>
          <table:table-cell table:style-name="ce27" table:formula="of:=LOOKUP([.A28];[$'Aide à la génération'.$A$2:$'Aide à la génération'.$A$11];[$'Aide à la génération'.$B$2:$'Aide à la génération'.$B$11])" office:value-type="string" office:string-value="9×7" calcext:value-type="string">
            <text:p>9×7</text:p>
          </table:table-cell>
          <table:table-cell table:style-name="ce27" table:formula="of:=[.E28]+[.G28]" office:value-type="float" office:value="99" calcext:value-type="float">
            <text:p>99</text:p>
          </table:table-cell>
          <table:table-cell table:style-name="ce43" table:formula="of:=[.K28]/2" office:value-type="float" office:value="2.85" calcext:value-type="float">
            <text:p>2,85</text:p>
          </table:table-cell>
          <table:table-cell table:style-name="ce48" table:formula="of:=[.M28]*(CHOOSE([.W28];0;0.01;0.001;1000;0.001;100;0.1;0.01;1000;0.1;0.001;10))&amp;&quot; &quot;&amp;[.P28]" office:value-type="string" office:string-value="0,0092 L" calcext:value-type="string">
            <text:p>0,0092 L</text:p>
          </table:table-cell>
          <table:table-cell/>
          <table:table-cell table:formula="of:=RANK([.X28];[.X23:.X32])+2" office:value-type="float" office:value="8" calcext:value-type="float">
            <text:p>8</text:p>
          </table:table-cell>
          <table:table-cell table:style-name="ce89" table:formula="of:=RAND()" office:value-type="float" office:value="0.355626905851507" calcext:value-type="float">
            <text:p>0,355626905851507</text:p>
          </table:table-cell>
          <table:table-cell table:formula="of:=RANK([.Z28];[.Z23:.Z32])+2" office:value-type="float" office:value="10" calcext:value-type="float">
            <text:p>10</text:p>
          </table:table-cell>
          <table:table-cell table:style-name="ce89" table:formula="of:=RAND()" office:value-type="float" office:value="0.223149727144085" calcext:value-type="float">
            <text:p>0,223149727144085</text:p>
          </table:table-cell>
          <table:table-cell table:number-columns-repeated="996"/>
        </table:table-row>
        <table:table-row table:style-name="ro3">
          <table:table-cell table:style-name="ce4" table:formula="of:=CHOOSE([.W29];0;0;35;56;64;28;42;63;54;32;72;49)"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34" calcext:value-type="float">
            <text:p>34</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9" calcext:value-type="float">
            <text:p>4,9</text:p>
          </table:table-cell>
          <table:table-cell table:style-name="ce10" office:value-type="string" calcext:value-type="string">
            <text:p>=</text:p>
          </table:table-cell>
          <table:table-cell table:style-name="ce51" table:formula="of:=ROUNDUP(RAND()*1000/CHOOSE(RANDBETWEEN(1;4);1;10;100;1000);RANDBETWEEN(-2;2))" office:value-type="float" office:value="30" calcext:value-type="float">
            <text:p>30</text:p>
          </table:table-cell>
          <table:table-cell table:style-name="ce40" table:formula="of:=CHOOSE([.W29];&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29]&lt;5;&quot;m&quot;;IF(AND([.W29]&gt;4;[.W29]&lt;9);&quot;L&quot;;&quot;g&quot;))" office:value-type="string" office:string-value="L" calcext:value-type="string">
            <text:p>L</text:p>
          </table:table-cell>
          <table:table-cell/>
          <table:table-cell table:style-name="ce27" table:formula="of:=LOOKUP([.A29];[$'Aide à la génération'.$A$2:$'Aide à la génération'.$A$11];[$'Aide à la génération'.$B$2:$'Aide à la génération'.$B$11])" office:value-type="string" office:string-value="8×8" calcext:value-type="string">
            <text:p>8×8</text:p>
          </table:table-cell>
          <table:table-cell table:style-name="ce27" table:formula="of:=[.E29]+[.G29]" office:value-type="float" office:value="65" calcext:value-type="float">
            <text:p>65</text:p>
          </table:table-cell>
          <table:table-cell table:style-name="ce43" table:formula="of:=[.K29]/2" office:value-type="float" office:value="2.45" calcext:value-type="float">
            <text:p>2,45</text:p>
          </table:table-cell>
          <table:table-cell table:style-name="ce48" table:formula="of:=[.M29]*(CHOOSE([.W29];0;0.01;0.001;1000;0.001;100;0.1;0.01;1000;0.1;0.001;10))&amp;&quot; &quot;&amp;[.P29]" office:value-type="string" office:string-value="0,03 L" calcext:value-type="string">
            <text:p>0,03 L</text:p>
          </table:table-cell>
          <table:table-cell/>
          <table:table-cell table:formula="of:=RANK([.X29];[.X23:.X32])+2" office:value-type="float" office:value="5" calcext:value-type="float">
            <text:p>5</text:p>
          </table:table-cell>
          <table:table-cell table:style-name="ce89" table:formula="of:=RAND()" office:value-type="float" office:value="0.670157855192433" calcext:value-type="float">
            <text:p>0,670157855192433</text:p>
          </table:table-cell>
          <table:table-cell table:formula="of:=RANK([.Z29];[.Z23:.Z32])+2" office:value-type="float" office:value="4" calcext:value-type="float">
            <text:p>4</text:p>
          </table:table-cell>
          <table:table-cell table:style-name="ce89" table:formula="of:=RAND()" office:value-type="float" office:value="0.646321445016481" calcext:value-type="float">
            <text:p>0,646321445016481</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48" calcext:value-type="float">
            <text:p>48</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1" calcext:value-type="float">
            <text:p>41</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W30];&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30]&lt;5;&quot;m&quot;;IF(AND([.W30]&gt;4;[.W30]&lt;9);&quot;L&quot;;&quot;g&quot;))" office:value-type="string" office:string-value="L" calcext:value-type="string">
            <text:p>L</text:p>
          </table:table-cell>
          <table:table-cell/>
          <table:table-cell table:style-name="ce69" table:formula="of:=IF([.A30]=&quot;moitié&quot;;[.C30]/2;IF([.A30]=&quot;quart&quot;;[.C30]/4;IF([.A30]=&quot;tiers&quot;;[.C30]/3;IF([.A30]=&quot;quadruple&quot;;[.C30]*4;IF([.A30]=&quot;double&quot;;[.C30]*2;IF([.A30]=&quot;triple&quot;;[.C30]*3))))))" office:value-type="float" office:value="16" calcext:value-type="float">
            <text:p>16</text:p>
          </table:table-cell>
          <table:table-cell table:style-name="ce69" table:formula="of:=IF([.E30]=&quot;moitié&quot;;[.G30]/2;IF([.E30]=&quot;quart&quot;;[.G30]/4;IF([.E30]=&quot;tiers&quot;;[.G30]/3;IF([.E30]=&quot;quadruple&quot;;[.G30]*4;IF([.E30]=&quot;double&quot;;[.G30]*2;IF([.E30]=&quot;triple&quot;;[.G30]*3))))))" office:value-type="float" office:value="42" calcext:value-type="float">
            <text:p>42</text:p>
          </table:table-cell>
          <table:table-cell table:style-name="ce43" table:formula="of:=[.K30]/2" office:value-type="float" office:value="20.5" calcext:value-type="float">
            <text:p>20,5</text:p>
          </table:table-cell>
          <table:table-cell table:style-name="ce48" table:formula="of:=[.M30]*(CHOOSE([.W30];0;0.01;0.001;1000;0.001;100;0.1;0.01;1000;0.1;0.001;10))&amp;&quot; &quot;&amp;[.P30]" office:value-type="string" office:string-value="1000 L" calcext:value-type="string">
            <text:p>1000 L</text:p>
          </table:table-cell>
          <table:table-cell/>
          <table:table-cell table:formula="of:=RANK([.X30];[.X23:.X32])+2" office:value-type="float" office:value="6" calcext:value-type="float">
            <text:p>6</text:p>
          </table:table-cell>
          <table:table-cell table:style-name="ce89" table:formula="of:=RAND()" office:value-type="float" office:value="0.62064371437476" calcext:value-type="float">
            <text:p>0,62064371437476</text:p>
          </table:table-cell>
          <table:table-cell table:formula="of:=RANK([.Z30];[.Z23:.Z32])+2" office:value-type="float" office:value="5" calcext:value-type="float">
            <text:p>5</text:p>
          </table:table-cell>
          <table:table-cell table:style-name="ce89" table:formula="of:=RAND()" office:value-type="float" office:value="0.618124570295578" calcext:value-type="float">
            <text:p>0,61812457029557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2" calcext:value-type="float">
            <text:p>12</text:p>
          </table:table-cell>
          <table:table-cell table:style-name="ce89" table:formula="of:=RAND()" office:value-type="float" office:value="0.0646176886038067" calcext:value-type="float">
            <text:p>0,0646176886038067</text:p>
          </table:table-cell>
          <table:table-cell table:formula="of:=RANK([.Z31];[.Z23:.Z32])+2" office:value-type="float" office:value="3" calcext:value-type="float">
            <text:p>3</text:p>
          </table:table-cell>
          <table:table-cell table:style-name="ce89" table:formula="of:=RAND()" office:value-type="float" office:value="0.829594530633309" calcext:value-type="float">
            <text:p>0,829594530633309</text:p>
          </table:table-cell>
          <table:table-cell table:number-columns-repeated="996"/>
        </table:table-row>
        <table:table-row table:style-name="ro4">
          <table:table-cell table:number-columns-repeated="22"/>
          <table:table-cell table:formula="of:=RANK([.X32];[.X23:.X32])+2" office:value-type="float" office:value="3" calcext:value-type="float">
            <text:p>3</text:p>
          </table:table-cell>
          <table:table-cell table:style-name="ce89" table:formula="of:=RAND()" office:value-type="float" office:value="0.936355006322595" calcext:value-type="float">
            <text:p>0,936355006322595</text:p>
          </table:table-cell>
          <table:table-cell table:formula="of:=RANK([.Z32];[.Z23:.Z32])+2" office:value-type="float" office:value="11" calcext:value-type="float">
            <text:p>11</text:p>
          </table:table-cell>
          <table:table-cell table:style-name="ce89" table:formula="of:=RAND()" office:value-type="float" office:value="0.0539790364852599" calcext:value-type="float">
            <text:p>0,0539790364852599</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8" calcext:value-type="float">
            <text:p>8</text:p>
          </table:table-cell>
          <table:table-cell table:style-name="ce89" table:formula="of:=RAND()" office:value-type="float" office:value="0.394200126649525" calcext:value-type="float">
            <text:p>0,394200126649525</text:p>
          </table:table-cell>
          <table:table-cell table:formula="of:=RANK([.Z34];[.Z34:.Z43])+2" office:value-type="float" office:value="6" calcext:value-type="float">
            <text:p>6</text:p>
          </table:table-cell>
          <table:table-cell table:style-name="ce89" table:formula="of:=RAND()" office:value-type="float" office:value="0.671311466257664" calcext:value-type="float">
            <text:p>0,671311466257664</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7545" calcext:value-type="string">
            <text:p>v754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89" table:formula="of:=RAND()" office:value-type="float" office:value="0.158038791871348" calcext:value-type="float">
            <text:p>0,158038791871348</text:p>
          </table:table-cell>
          <table:table-cell table:formula="of:=RANK([.Z35];[.Z34:.Z43])+2" office:value-type="float" office:value="3" calcext:value-type="float">
            <text:p>3</text:p>
          </table:table-cell>
          <table:table-cell table:style-name="ce89" table:formula="of:=RAND()" office:value-type="float" office:value="0.821134145375364" calcext:value-type="float">
            <text:p>0,821134145375364</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7545" calcext:value-type="string">
            <text:p>v7545</text:p>
          </table:table-cell>
          <table:table-cell table:style-name="ce89"/>
          <table:table-cell table:formula="of:=RANK([.X36];[.X34:.X43])+2" office:value-type="float" office:value="7" calcext:value-type="float">
            <text:p>7</text:p>
          </table:table-cell>
          <table:table-cell table:style-name="ce89" table:formula="of:=RAND()" office:value-type="float" office:value="0.559839216274659" calcext:value-type="float">
            <text:p>0,559839216274659</text:p>
          </table:table-cell>
          <table:table-cell table:formula="of:=RANK([.Z36];[.Z34:.Z43])+2" office:value-type="float" office:value="8" calcext:value-type="float">
            <text:p>8</text:p>
          </table:table-cell>
          <table:table-cell table:style-name="ce89" table:formula="of:=RAND()" office:value-type="float" office:value="0.482679023511219" calcext:value-type="float">
            <text:p>0,482679023511219</text:p>
          </table:table-cell>
          <table:table-cell table:number-columns-repeated="996"/>
        </table:table-row>
        <table:table-row table:style-name="ro3">
          <table:table-cell table:style-name="ce4" table:formula="of:=[.Y37]" office:value-type="float" office:value="4" calcext:value-type="float">
            <text:p>4</text:p>
          </table:table-cell>
          <table:table-cell table:style-name="ce7" office:value-type="string" calcext:value-type="string">
            <text:p>×</text:p>
          </table:table-cell>
          <table:table-cell table:style-name="ce9" table:formula="of:=[.W37]"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58.71" calcext:value-type="float">
            <text:p>58,71</text:p>
          </table:table-cell>
          <table:table-cell table:style-name="ce7" office:value-type="string" calcext:value-type="string">
            <text:p>+</text:p>
          </table:table-cell>
          <table:table-cell table:style-name="ce9" table:formula="of:=RANDBETWEEN(101;999)/100" office:value-type="float" office:value="9.72" calcext:value-type="float">
            <text:p>9,7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98" calcext:value-type="float">
            <text:p>98</text:p>
          </table:table-cell>
          <table:table-cell table:style-name="ce10" office:value-type="string" calcext:value-type="string">
            <text:p>=</text:p>
          </table:table-cell>
          <table:table-cell table:style-name="ce4" table:formula="of:=ROUND(RAND()*CHOOSE(RANDBETWEEN(1;3);10;100;1000);RANDBETWEEN(1;3))" office:value-type="float" office:value="92.39" calcext:value-type="float">
            <text:p>92,39</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7]*[.C37]" office:value-type="float" office:value="48" calcext:value-type="float">
            <text:p>48</text:p>
          </table:table-cell>
          <table:table-cell table:style-name="ce43" table:formula="of:=[.E37]+[.G37]" office:value-type="float" office:value="68.43" calcext:value-type="float">
            <text:p>68,43</text:p>
          </table:table-cell>
          <table:table-cell table:style-name="ce48" table:formula="of:=[.K37]/10" office:value-type="float" office:value="9.8" calcext:value-type="float">
            <text:p>9,8</text:p>
          </table:table-cell>
          <table:table-cell table:style-name="ce27" table:formula="of:=[.M37]*[.O37]" office:value-type="float" office:value="9239" calcext:value-type="float">
            <text:p>9 239</text:p>
          </table:table-cell>
          <table:table-cell/>
          <table:table-cell table:formula="of:=RANK([.X37];[.X34:.X43])+2" office:value-type="float" office:value="12" calcext:value-type="float">
            <text:p>12</text:p>
          </table:table-cell>
          <table:table-cell table:style-name="ce89" table:formula="of:=RAND()" office:value-type="float" office:value="0.0543703264216372" calcext:value-type="float">
            <text:p>0,0543703264216372</text:p>
          </table:table-cell>
          <table:table-cell table:formula="of:=RANK([.Z37];[.Z34:.Z43])+2" office:value-type="float" office:value="4" calcext:value-type="float">
            <text:p>4</text:p>
          </table:table-cell>
          <table:table-cell table:style-name="ce89" table:formula="of:=RAND()" office:value-type="float" office:value="0.819733885784585" calcext:value-type="float">
            <text:p>0,819733885784585</text:p>
          </table:table-cell>
          <table:table-cell table:number-columns-repeated="996"/>
        </table:table-row>
        <table:table-row table:style-name="ro3">
          <table:table-cell table:style-name="ce4" table:formula="of:=[.Y38]" office:value-type="float" office:value="11" calcext:value-type="float">
            <text:p>11</text:p>
          </table:table-cell>
          <table:table-cell table:style-name="ce7" office:value-type="string" calcext:value-type="string">
            <text:p>×</text:p>
          </table:table-cell>
          <table:table-cell table:style-name="ce9" table:formula="of:=[.W38]" office:value-type="float" office:value="6" calcext:value-type="float">
            <text:p>6</text:p>
          </table:table-cell>
          <table:table-cell table:style-name="ce10" office:value-type="string" calcext:value-type="string">
            <text:p>=</text:p>
          </table:table-cell>
          <table:table-cell table:style-name="ce4" table:formula="of:=RANDBETWEEN(1001;9999)/100" office:value-type="float" office:value="23.71" calcext:value-type="float">
            <text:p>23,71</text:p>
          </table:table-cell>
          <table:table-cell table:style-name="ce7" office:value-type="string" calcext:value-type="string">
            <text:p>+</text:p>
          </table:table-cell>
          <table:table-cell table:style-name="ce9" table:formula="of:=RANDBETWEEN(101;999)/100" office:value-type="float" office:value="6.72" calcext:value-type="float">
            <text:p>6,7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5.9" calcext:value-type="float">
            <text:p>5,9</text:p>
          </table:table-cell>
          <table:table-cell table:style-name="ce10" office:value-type="string" calcext:value-type="string">
            <text:p>=</text:p>
          </table:table-cell>
          <table:table-cell table:style-name="ce4" table:formula="of:=ROUND(RAND()*CHOOSE(RANDBETWEEN(1;3);10;100;1000);RANDBETWEEN(1;3))" office:value-type="float" office:value="8.049" calcext:value-type="float">
            <text:p>8,049</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C38]" office:value-type="float" office:value="66" calcext:value-type="float">
            <text:p>66</text:p>
          </table:table-cell>
          <table:table-cell table:style-name="ce43" table:formula="of:=[.E38]+[.G38]" office:value-type="float" office:value="30.43" calcext:value-type="float">
            <text:p>30,43</text:p>
          </table:table-cell>
          <table:table-cell table:style-name="ce48" table:formula="of:=[.K38]/10" office:value-type="float" office:value="0.59" calcext:value-type="float">
            <text:p>0,59</text:p>
          </table:table-cell>
          <table:table-cell table:style-name="ce27" table:formula="of:=[.M38]*[.O38]" office:value-type="float" office:value="8049" calcext:value-type="float">
            <text:p>8 049</text:p>
          </table:table-cell>
          <table:table-cell/>
          <table:table-cell table:formula="of:=RANK([.X38];[.X34:.X43])+2" office:value-type="float" office:value="6" calcext:value-type="float">
            <text:p>6</text:p>
          </table:table-cell>
          <table:table-cell table:style-name="ce89" table:formula="of:=RAND()" office:value-type="float" office:value="0.560166609762963" calcext:value-type="float">
            <text:p>0,560166609762963</text:p>
          </table:table-cell>
          <table:table-cell table:formula="of:=RANK([.Z38];[.Z34:.Z43])+2" office:value-type="float" office:value="11" calcext:value-type="float">
            <text:p>11</text:p>
          </table:table-cell>
          <table:table-cell table:style-name="ce89" table:formula="of:=RAND()" office:value-type="float" office:value="0.151699581544411" calcext:value-type="float">
            <text:p>0,151699581544411</text:p>
          </table:table-cell>
          <table:table-cell table:number-columns-repeated="996"/>
        </table:table-row>
        <table:table-row table:style-name="ro3">
          <table:table-cell table:style-name="ce4" table:formula="of:=CHOOSE([.W39];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28" calcext:value-type="float">
            <text:p>28</text:p>
          </table:table-cell>
          <table:table-cell table:style-name="ce7"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61" calcext:value-type="float">
            <text:p>61</text:p>
          </table:table-cell>
          <table:table-cell table:style-name="ce10" office:value-type="string" calcext:value-type="string">
            <text:p>=</text:p>
          </table:table-cell>
          <table:table-cell table:style-name="ce51" table:formula="of:=ROUNDUP(RAND()*1000/CHOOSE(RANDBETWEEN(1;4);1;10;100;1000);RANDBETWEEN(-2;2))" office:value-type="float" office:value="0.3" calcext:value-type="float">
            <text:p>0,3</text:p>
          </table:table-cell>
          <table:table-cell table:style-name="ce40" table:formula="of:=CHOOSE([.W39];&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39]&lt;5;&quot;m&quot;;IF(AND([.W39]&gt;4;[.W39]&lt;9);&quot;L&quot;;&quot;g&quot;))" office:value-type="string" office:string-value="m" calcext:value-type="string">
            <text:p>m</text:p>
          </table:table-cell>
          <table:table-cell/>
          <table:table-cell table:style-name="ce27" table:formula="of:=LOOKUP([.A39];[$'Aide à la génération'.$A$2:$'Aide à la génération'.$A$11];[$'Aide à la génération'.$B$2:$'Aide à la génération'.$B$11])" office:value-type="string" office:string-value="8×7" calcext:value-type="string">
            <text:p>8×7</text:p>
          </table:table-cell>
          <table:table-cell table:style-name="ce27" table:formula="of:=[.E39]+[.G39]" office:value-type="float" office:value="59" calcext:value-type="float">
            <text:p>59</text:p>
          </table:table-cell>
          <table:table-cell table:style-name="ce43" table:formula="of:=[.K39]/2" office:value-type="float" office:value="30.5" calcext:value-type="float">
            <text:p>30,5</text:p>
          </table:table-cell>
          <table:table-cell table:style-name="ce48" table:formula="of:=[.M39]*(CHOOSE([.W39];0;0.01;0.001;1000;0.001;100;0.1;0.01;1000;0.1;0.001;10))&amp;&quot; &quot;&amp;[.P39]" office:value-type="string" office:string-value="300 m" calcext:value-type="string">
            <text:p>300 m</text:p>
          </table:table-cell>
          <table:table-cell/>
          <table:table-cell table:formula="of:=RANK([.X39];[.X34:.X43])+2" office:value-type="float" office:value="4" calcext:value-type="float">
            <text:p>4</text:p>
          </table:table-cell>
          <table:table-cell table:style-name="ce89" table:formula="of:=RAND()" office:value-type="float" office:value="0.71755971790214" calcext:value-type="float">
            <text:p>0,71755971790214</text:p>
          </table:table-cell>
          <table:table-cell table:formula="of:=RANK([.Z39];[.Z34:.Z43])+2" office:value-type="float" office:value="12" calcext:value-type="float">
            <text:p>12</text:p>
          </table:table-cell>
          <table:table-cell table:style-name="ce89" table:formula="of:=RAND()" office:value-type="float" office:value="0.150537501974539" calcext:value-type="float">
            <text:p>0,150537501974539</text:p>
          </table:table-cell>
          <table:table-cell table:number-columns-repeated="996"/>
        </table:table-row>
        <table:table-row table:style-name="ro3">
          <table:table-cell table:style-name="ce4" table:formula="of:=CHOOSE([.W40];0;0;35;56;64;28;42;63;54;32;72;49)"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57" calcext:value-type="float">
            <text:p>57</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9.7" calcext:value-type="float">
            <text:p>9,7</text:p>
          </table:table-cell>
          <table:table-cell table:style-name="ce10" office:value-type="string" calcext:value-type="string">
            <text:p>=</text:p>
          </table:table-cell>
          <table:table-cell table:style-name="ce51" table:formula="of:=ROUNDUP(RAND()*1000/CHOOSE(RANDBETWEEN(1;4);1;10;100;1000);RANDBETWEEN(-2;2))" office:value-type="float" office:value="200" calcext:value-type="float">
            <text:p>200</text:p>
          </table:table-cell>
          <table:table-cell table:style-name="ce40" table:formula="of:=CHOOSE([.W40];&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40]&lt;5;&quot;m&quot;;IF(AND([.W40]&gt;4;[.W40]&lt;9);&quot;L&quot;;&quot;g&quot;))" office:value-type="string" office:string-value="L" calcext:value-type="string">
            <text:p>L</text:p>
          </table:table-cell>
          <table:table-cell/>
          <table:table-cell table:style-name="ce27" table:formula="of:=LOOKUP([.A40];[$'Aide à la génération'.$A$2:$'Aide à la génération'.$A$11];[$'Aide à la génération'.$B$2:$'Aide à la génération'.$B$11])" office:value-type="string" office:string-value="8×8" calcext:value-type="string">
            <text:p>8×8</text:p>
          </table:table-cell>
          <table:table-cell table:style-name="ce27" table:formula="of:=[.E40]+[.G40]" office:value-type="float" office:value="78" calcext:value-type="float">
            <text:p>78</text:p>
          </table:table-cell>
          <table:table-cell table:style-name="ce43" table:formula="of:=[.K40]/2" office:value-type="float" office:value="4.85" calcext:value-type="float">
            <text:p>4,85</text:p>
          </table:table-cell>
          <table:table-cell table:style-name="ce48" table:formula="of:=[.M40]*(CHOOSE([.W40];0;0.01;0.001;1000;0.001;100;0.1;0.01;1000;0.1;0.001;10))&amp;&quot; &quot;&amp;[.P40]" office:value-type="string" office:string-value="0,2 L" calcext:value-type="string">
            <text:p>0,2 L</text:p>
          </table:table-cell>
          <table:table-cell/>
          <table:table-cell table:formula="of:=RANK([.X40];[.X34:.X43])+2" office:value-type="float" office:value="5" calcext:value-type="float">
            <text:p>5</text:p>
          </table:table-cell>
          <table:table-cell table:style-name="ce89" table:formula="of:=RAND()" office:value-type="float" office:value="0.643619244143535" calcext:value-type="float">
            <text:p>0,643619244143535</text:p>
          </table:table-cell>
          <table:table-cell table:formula="of:=RANK([.Z40];[.Z34:.Z43])+2" office:value-type="float" office:value="10" calcext:value-type="float">
            <text:p>10</text:p>
          </table:table-cell>
          <table:table-cell table:style-name="ce89" table:formula="of:=RAND()" office:value-type="float" office:value="0.336933505682285" calcext:value-type="float">
            <text:p>0,336933505682285</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48" calcext:value-type="float">
            <text:p>48</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48" calcext:value-type="float">
            <text:p>48</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0" calcext:value-type="float">
            <text:p>40</text:p>
          </table:table-cell>
          <table:table-cell table:style-name="ce10" office:value-type="string" calcext:value-type="string">
            <text:p>=</text:p>
          </table:table-cell>
          <table:table-cell table:style-name="ce51" table:formula="of:=ROUNDUP(RAND()*1000/CHOOSE(RANDBETWEEN(1;4);1;10;100;1000);RANDBETWEEN(-2;2))" office:value-type="float" office:value="0.8" calcext:value-type="float">
            <text:p>0,8</text:p>
          </table:table-cell>
          <table:table-cell table:style-name="ce40" table:formula="of:=CHOOSE([.W41];&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41]&lt;5;&quot;m&quot;;IF(AND([.W41]&gt;4;[.W41]&lt;9);&quot;L&quot;;&quot;g&quot;))" office:value-type="string" office:string-value="g" calcext:value-type="string">
            <text:p>g</text:p>
          </table:table-cell>
          <table:table-cell/>
          <table:table-cell table:style-name="ce69" table:formula="of:=IF([.A41]=&quot;moitié&quot;;[.C41]/2;IF([.A41]=&quot;quart&quot;;[.C41]/4;IF([.A41]=&quot;tiers&quot;;[.C41]/3;IF([.A41]=&quot;quadruple&quot;;[.C41]*4;IF([.A41]=&quot;double&quot;;[.C41]*2;IF([.A41]=&quot;triple&quot;;[.C41]*3))))))" office:value-type="float" office:value="24" calcext:value-type="float">
            <text:p>24</text:p>
          </table:table-cell>
          <table:table-cell table:style-name="ce69" table:formula="of:=IF([.E41]=&quot;moitié&quot;;[.G41]/2;IF([.E41]=&quot;quart&quot;;[.G41]/4;IF([.E41]=&quot;tiers&quot;;[.G41]/3;IF([.E41]=&quot;quadruple&quot;;[.G41]*4;IF([.E41]=&quot;double&quot;;[.G41]*2;IF([.E41]=&quot;triple&quot;;[.G41]*3))))))" office:value-type="float" office:value="96" calcext:value-type="float">
            <text:p>96</text:p>
          </table:table-cell>
          <table:table-cell table:style-name="ce43" table:formula="of:=[.K41]/2" office:value-type="float" office:value="20" calcext:value-type="float">
            <text:p>20</text:p>
          </table:table-cell>
          <table:table-cell table:style-name="ce48" table:formula="of:=[.M41]*(CHOOSE([.W41];0;0.01;0.001;1000;0.001;100;0.1;0.01;1000;0.1;0.001;10))&amp;&quot; &quot;&amp;[.P41]" office:value-type="string" office:string-value="800 g" calcext:value-type="string">
            <text:p>800 g</text:p>
          </table:table-cell>
          <table:table-cell/>
          <table:table-cell table:formula="of:=RANK([.X41];[.X34:.X43])+2" office:value-type="float" office:value="9" calcext:value-type="float">
            <text:p>9</text:p>
          </table:table-cell>
          <table:table-cell table:style-name="ce89" table:formula="of:=RAND()" office:value-type="float" office:value="0.251965535438482" calcext:value-type="float">
            <text:p>0,251965535438482</text:p>
          </table:table-cell>
          <table:table-cell table:formula="of:=RANK([.Z41];[.Z34:.Z43])+2" office:value-type="float" office:value="5" calcext:value-type="float">
            <text:p>5</text:p>
          </table:table-cell>
          <table:table-cell table:style-name="ce89" table:formula="of:=RAND()" office:value-type="float" office:value="0.794661965898405" calcext:value-type="float">
            <text:p>0,79466196589840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0" calcext:value-type="float">
            <text:p>10</text:p>
          </table:table-cell>
          <table:table-cell table:style-name="ce89" table:formula="of:=RAND()" office:value-type="float" office:value="0.24369631095419" calcext:value-type="float">
            <text:p>0,24369631095419</text:p>
          </table:table-cell>
          <table:table-cell table:formula="of:=RANK([.Z42];[.Z34:.Z43])+2" office:value-type="float" office:value="9" calcext:value-type="float">
            <text:p>9</text:p>
          </table:table-cell>
          <table:table-cell table:style-name="ce89" table:formula="of:=RAND()" office:value-type="float" office:value="0.478791817390093" calcext:value-type="float">
            <text:p>0,478791817390093</text:p>
          </table:table-cell>
          <table:table-cell table:number-columns-repeated="996"/>
        </table:table-row>
        <table:table-row table:style-name="ro4">
          <table:table-cell table:number-columns-repeated="22"/>
          <table:table-cell table:formula="of:=RANK([.X43];[.X34:.X43])+2" office:value-type="float" office:value="3" calcext:value-type="float">
            <text:p>3</text:p>
          </table:table-cell>
          <table:table-cell table:style-name="ce89" table:formula="of:=RAND()" office:value-type="float" office:value="0.755832934189089" calcext:value-type="float">
            <text:p>0,755832934189089</text:p>
          </table:table-cell>
          <table:table-cell table:formula="of:=RANK([.Z43];[.Z34:.Z43])+2" office:value-type="float" office:value="7" calcext:value-type="float">
            <text:p>7</text:p>
          </table:table-cell>
          <table:table-cell table:style-name="ce89" table:formula="of:=RAND()" office:value-type="float" office:value="0.536975138662566" calcext:value-type="float">
            <text:p>0,536975138662566</text:p>
          </table:table-cell>
          <table:table-cell table:number-columns-repeated="996"/>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2e DAN" table:style-name="ta8" table:print-ranges="'2e DAN'.A1:'2e DAN'.R44 '2e DAN'.T1:'2e DAN'.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8" draw:text-style-name="P2" svg:width="1.651cm" svg:height="0.749cm" svg:x="45.256cm" svg:y="0.301cm" draw:control="control10"/>
        </table:shapes>
        <table:table-column table:style-name="co98" table:default-cell-style-name="Default"/>
        <table:table-column table:style-name="co2" table:default-cell-style-name="Default"/>
        <table:table-column table:style-name="co30" table:default-cell-style-name="Default"/>
        <table:table-column table:style-name="co14" table:default-cell-style-name="Default"/>
        <table:table-column table:style-name="co35" table:default-cell-style-name="Default"/>
        <table:table-column table:style-name="co8" table:default-cell-style-name="Default"/>
        <table:table-column table:style-name="co9" table:default-cell-style-name="Default"/>
        <table:table-column table:style-name="co99" table:default-cell-style-name="Default"/>
        <table:table-column table:style-name="co100" table:default-cell-style-name="Default"/>
        <table:table-column table:style-name="co101" table:default-cell-style-name="Default"/>
        <table:table-column table:style-name="co1" table:default-cell-style-name="Default"/>
        <table:table-column table:style-name="co70" table:default-cell-style-name="Default"/>
        <table:table-column table:style-name="co11" table:default-cell-style-name="Default"/>
        <table:table-column table:style-name="co102" table:default-cell-style-name="Default"/>
        <table:table-column table:style-name="co65" table:default-cell-style-name="Default"/>
        <table:table-column table:style-name="co48" table:default-cell-style-name="Default"/>
        <table:table-column table:style-name="co30" table:default-cell-style-name="Default"/>
        <table:table-column table:style-name="co75" table:default-cell-style-name="Default"/>
        <table:table-column table:style-name="co74" table:default-cell-style-name="Default"/>
        <table:table-column table:style-name="co103" table:default-cell-style-name="Default"/>
        <table:table-column table:style-name="co96" table:default-cell-style-name="Default"/>
        <table:table-column table:style-name="co104" table:default-cell-style-name="Default"/>
        <table:table-column table:style-name="co105" table:default-cell-style-name="Default"/>
        <table:table-column table:style-name="co12" table:default-cell-style-name="Default"/>
        <table:table-column table:style-name="co20" table:default-cell-style-name="Default"/>
        <table:table-column table:style-name="co88" table:default-cell-style-name="Default"/>
        <table:table-column table:style-name="co12" table:number-columns-repeated="998" table:default-cell-style-name="Default"/>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10" calcext:value-type="float">
            <text:p>10</text:p>
          </table:table-cell>
          <table:table-cell table:style-name="ce89" table:formula="of:=RAND()" office:value-type="float" office:value="0.266893352539266" calcext:value-type="float">
            <text:p>0,266893352539266</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9528" calcext:value-type="string">
            <text:p>v9528</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2];[.Z1:.Z10])+2" office:value-type="float" office:value="8" calcext:value-type="float">
            <text:p>8</text:p>
          </table:table-cell>
          <table:table-cell table:style-name="ce89" table:formula="of:=RAND()" office:value-type="float" office:value="0.500551061668091" calcext:value-type="float">
            <text:p>0,500551061668091</text:p>
          </table:table-cell>
          <table:table-cell table:number-columns-repeated="998"/>
        </table:table-row>
        <table:table-row table:style-name="ro1">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 office:value-type="string" office:string-value="AA" calcext:value-type="string">
            <text:p>AA</text:p>
          </table:table-cell>
          <table:table-cell table:style-name="ce99"/>
          <table:table-cell table:style-name="ce102" table:formula="of:=[.R2]" office:value-type="string" office:string-value="v9528" calcext:value-type="string">
            <text:p>v9528</text:p>
          </table:table-cell>
          <table:table-cell table:style-name="ce89"/>
          <table:table-cell table:formula="of:=RANK([.Z3];[.Z1:.Z10])+2" office:value-type="float" office:value="12" calcext:value-type="float">
            <text:p>12</text:p>
          </table:table-cell>
          <table:table-cell table:style-name="ce89" table:formula="of:=RAND()" office:value-type="float" office:value="0.0679687588406936" calcext:value-type="float">
            <text:p>0,0679687588406936</text:p>
          </table:table-cell>
          <table:table-cell/>
          <table:table-cell table:style-name="ce89" table:number-columns-repeated="997"/>
        </table:table-row>
        <table:table-row table:style-name="ro3">
          <table:table-cell table:style-name="ce133" table:formula="of:=VALUE(REPLACE(SUBSTITUTE(TEXT(RANDBETWEEN(1000000;9999999)/CHOOSE(RANDBETWEEN(1;6);1;10;100;1000;10000;100000);&quot;#########,########&quot; );&quot;9&quot;;RANDBETWEEN(0;8));RANDBETWEEN(1;7);1;&quot;9&quot;))" office:value-type="float" office:value="947543.7" calcext:value-type="float">
            <text:p>947 543,7</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62" calcext:value-type="float">
            <text:p>62</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52" calcext:value-type="float">
            <text:p>15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325.9" calcext:value-type="float">
            <text:p>325,9</text:p>
          </table:table-cell>
          <table:table-cell table:style-name="ce40" table:formula="of:=CHOOSE([.Y4];&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IFERROR(SEARCH(&quot;,&quot;;[.A4]);10);&quot;dixièmes&quot;;&quot;centièmes&quot;;&quot;millièmes&quot;;&quot;dix-millièmes&quot;;&quot;cent-millièmes&quot;;&quot;millionièmes&quot;);CHOOSE(-FIND(9;[.A4])+IFERROR(SEARCH(&quot;,&quot;;[.A4]);LEN([.A4])+1);&quot;unités&quot;;&quot;dizaines&quot;;&quot;centaines&quot;;&quot;u de mille&quot;;&quot;d de mille&quot;;&quot;c de  mille&quot;; &quot;u de millions&quot;;&quot;c de millions&quot;))" office:value-type="string" office:string-value="c de  mille" calcext:value-type="string">
            <text:p>c de <text:s/>mille</text:p>
          </table:table-cell>
          <table:table-cell table:style-name="ce27" table:formula="of:=[.G4]+[.I4]" office:value-type="float" office:value="81" calcext:value-type="float">
            <text:p>81</text:p>
          </table:table-cell>
          <table:table-cell table:style-name="ce135" table:formula="of:=[.M4]*[.K4]/100" office:value-type="float" office:value="45.6" calcext:value-type="float">
            <text:p>45,6</text:p>
          </table:table-cell>
          <table:table-cell table:style-name="ce48" table:formula="of:=[.O4]*CHOOSE([.Y4];0;0.01;0.0001;0.000001;1000000;10000;100;0.000001;0.0001;0.01;100;10000;1000000)&amp;&quot; &quot;&amp;[.R4]" office:value-type="string" office:string-value="32590 m²" calcext:value-type="string">
            <text:p>32590 m²</text:p>
          </table:table-cell>
          <table:table-cell/>
          <table:table-cell table:formula="of:=RANK([.Z4];[.Z1:.Z10])+2" office:value-type="float" office:value="7" calcext:value-type="float">
            <text:p>7</text:p>
          </table:table-cell>
          <table:table-cell table:style-name="ce89" table:formula="of:=RAND()" office:value-type="float" office:value="0.529028019572842" calcext:value-type="float">
            <text:p>0,529028019572842</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28031942" calcext:value-type="float">
            <text:p>28 031 942</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33" calcext:value-type="float">
            <text:p>33</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20" calcext:value-type="float">
            <text:p>3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7.79" calcext:value-type="float">
            <text:p>7,79</text:p>
          </table:table-cell>
          <table:table-cell table:style-name="ce40" table:formula="of:=CHOOSE([.Y5];&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5])-IFERROR(SEARCH(&quot;,&quot;;[.A5]);10);&quot;dixièmes&quot;;&quot;centièmes&quot;;&quot;millièmes&quot;;&quot;dix-millièmes&quot;;&quot;cent-millièmes&quot;;&quot;millionièmes&quot;);CHOOSE(-FIND(9;[.A5])+IFERROR(SEARCH(&quot;,&quot;;[.A5]);LEN([.A5])+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G5]+[.I5]" office:value-type="float" office:value="62" calcext:value-type="float">
            <text:p>62</text:p>
          </table:table-cell>
          <table:table-cell table:style-name="ce135" table:formula="of:=[.M5]*[.K5]/100" office:value-type="float" office:value="128" calcext:value-type="float">
            <text:p>128</text:p>
          </table:table-cell>
          <table:table-cell table:style-name="ce48" table:formula="of:=[.O5]*CHOOSE([.Y5];0;0.01;0.0001;0.000001;1000000;10000;100;0.000001;0.0001;0.01;100;10000;1000000)&amp;&quot; &quot;&amp;[.R5]" office:value-type="string" office:string-value="77900 m²" calcext:value-type="string">
            <text:p>77900 m²</text:p>
          </table:table-cell>
          <table:table-cell/>
          <table:table-cell table:formula="of:=RANK([.Z5];[.Z1:.Z10])+2" office:value-type="float" office:value="6" calcext:value-type="float">
            <text:p>6</text:p>
          </table:table-cell>
          <table:table-cell table:style-name="ce89" table:formula="of:=RAND()" office:value-type="float" office:value="0.57123112147047" calcext:value-type="float">
            <text:p>0,57123112147047</text:p>
          </table:table-cell>
          <table:table-cell table:number-columns-repeated="998"/>
        </table:table-row>
        <table:table-row table:style-name="ro3">
          <table:table-cell table:style-name="ce47" table:formula="of:=RANDBETWEEN(11;49)" office:value-type="float" office:value="43" calcext:value-type="float">
            <text:p>43</text:p>
          </table:table-cell>
          <table:table-cell table:style-name="ce7" office:value-type="string" calcext:value-type="string">
            <text:p>+</text:p>
          </table:table-cell>
          <table:table-cell table:style-name="ce7" table:formula="of:=RANDBETWEEN(11;78)" office:value-type="float" office:value="26" calcext:value-type="float">
            <text:p>26</text:p>
          </table:table-cell>
          <table:table-cell table:style-name="ce7" office:value-type="string" calcext:value-type="string">
            <text:p>+</text:p>
          </table:table-cell>
          <table:table-cell table:style-name="ce7" table:formula="of:=RANDBETWEEN(CEILING([.C6];10)/10;9)*10-[.C6]" office:value-type="float" office:value="54" calcext:value-type="float">
            <text:p>54</text:p>
          </table:table-cell>
          <table:table-cell table:style-name="ce10" office:value-type="string" calcext:value-type="string">
            <text:p>=</text:p>
          </table:table-cell>
          <table:table-cell table:style-name="ce4" table:formula="of:=ROUND(RANDBETWEEN(1;9)*100+100*(0.6*RAND()+0.7);0)" office:value-type="float" office:value="523" calcext:value-type="float">
            <text:p>523</text:p>
          </table:table-cell>
          <table:table-cell table:style-name="ce7" office:value-type="string" calcext:value-type="string">
            <text:p>+</text:p>
          </table:table-cell>
          <table:table-cell table:style-name="ce7" table:formula="of:=ROUND(RANDBETWEEN(1;9)*100+100*(0.6*RAND()+0.7);0)" office:value-type="float" office:value="694" calcext:value-type="float">
            <text:p>694</text:p>
          </table:table-cell>
          <table:table-cell table:style-name="ce143"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96" calcext:value-type="float">
            <text:p>1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45.5" calcext:value-type="float">
            <text:p>45,5</text:p>
          </table:table-cell>
          <table:table-cell table:style-name="ce40" table:formula="of:=CHOOSE([.Y6];&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6]+[.C6]+[.E6]" office:value-type="float" office:value="123" calcext:value-type="float">
            <text:p>123</text:p>
          </table:table-cell>
          <table:table-cell table:style-name="ce27" table:formula="of:=(ROUND([.G6]/100;0)+ROUND([.I6]/100;0))*100" office:value-type="float" office:value="1200" calcext:value-type="float">
            <text:p>1 200</text:p>
          </table:table-cell>
          <table:table-cell table:style-name="ce135" table:formula="of:=[.M6]*[.K6]/100" office:value-type="float" office:value="39.2" calcext:value-type="float">
            <text:p>39,2</text:p>
          </table:table-cell>
          <table:table-cell table:style-name="ce48" table:formula="of:=[.O6]*CHOOSE([.Y6];0;0.01;0.0001;0.000001;1000000;10000;100;0.000001;0.0001;0.01;100;10000;1000000)&amp;&quot; &quot;&amp;[.R6]" office:value-type="string" office:string-value="0,0000455 m²" calcext:value-type="string">
            <text:p>0,0000455 m²</text:p>
          </table:table-cell>
          <table:table-cell/>
          <table:table-cell table:formula="of:=RANK([.Z6];[.Z1:.Z10])+2" office:value-type="float" office:value="4" calcext:value-type="float">
            <text:p>4</text:p>
          </table:table-cell>
          <table:table-cell table:style-name="ce89" table:formula="of:=RAND()" office:value-type="float" office:value="0.687848248559456" calcext:value-type="float">
            <text:p>0,687848248559456</text:p>
          </table:table-cell>
          <table:table-cell table:number-columns-repeated="998"/>
        </table:table-row>
        <table:table-row table:style-name="ro3">
          <table:table-cell table:style-name="ce4" table:formula="of:=RANDBETWEEN(11;78)" office:value-type="float" office:value="55" calcext:value-type="float">
            <text:p>55</text:p>
          </table:table-cell>
          <table:table-cell table:style-name="ce7" office:value-type="string" calcext:value-type="string">
            <text:p>+</text:p>
          </table:table-cell>
          <table:table-cell table:style-name="ce7" table:formula="of:=RANDBETWEEN(11;49)" office:value-type="float" office:value="22" calcext:value-type="float">
            <text:p>22</text:p>
          </table:table-cell>
          <table:table-cell table:style-name="ce7" office:value-type="string" calcext:value-type="string">
            <text:p>+</text:p>
          </table:table-cell>
          <table:table-cell table:style-name="ce7" table:formula="of:=RANDBETWEEN(CEILING([.A7];10)/10;9)*10-[.A7]" office:value-type="float" office:value="5" calcext:value-type="float">
            <text:p>5</text:p>
          </table:table-cell>
          <table:table-cell table:style-name="ce10" office:value-type="string" calcext:value-type="string">
            <text:p>=</text:p>
          </table:table-cell>
          <table:table-cell table:style-name="ce4" table:formula="of:=ROUND(RANDBETWEEN(1;9)*100+100*(0.6*RAND()+0.7);0)" office:value-type="float" office:value="487" calcext:value-type="float">
            <text:p>487</text:p>
          </table:table-cell>
          <table:table-cell table:style-name="ce7" office:value-type="string" calcext:value-type="string">
            <text:p>+</text:p>
          </table:table-cell>
          <table:table-cell table:style-name="ce7" table:formula="of:=ROUND(RANDBETWEEN(1;9)*100+100*(0.6*RAND()+0.7);0)" office:value-type="float" office:value="416" calcext:value-type="float">
            <text:p>416</text:p>
          </table:table-cell>
          <table:table-cell table:style-name="ce143" office:value-type="string" calcext:value-type="string">
            <text:p>≈</text:p>
          </table:table-cell>
          <table:table-cell table:style-name="ce4" table:formula="of:=RANDBETWEEN(11;30)" office:value-type="float" office:value="22" calcext:value-type="float">
            <text:p>22</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RANDBETWEEN(1;4);11;12;21;22)" office:value-type="float" office:value="21" calcext:value-type="float">
            <text:p>21</text:p>
          </table:table-cell>
          <table:table-cell table:style-name="ce118" office:value-type="string" calcext:value-type="string">
            <text:p>=</text:p>
          </table:table-cell>
          <table:table-cell/>
          <table:table-cell table:style-name="ce27" table:formula="of:=[.A7]+[.C7]+[.E7]" office:value-type="float" office:value="82" calcext:value-type="float">
            <text:p>82</text:p>
          </table:table-cell>
          <table:table-cell table:style-name="ce27" table:formula="of:=(ROUND([.G7]/100;0)+ROUND([.I7]/100;0))*100" office:value-type="float" office:value="900" calcext:value-type="float">
            <text:p>900</text:p>
          </table:table-cell>
          <table:table-cell table:style-name="ce57" table:formula="of:=&quot;Q=&quot;&amp;QUOTIENT([.K7];[.M7])&amp;&quot;  R=&quot;&amp;MOD([.K7];[.M7])" office:value-type="string" office:string-value="Q=2  R=4" calcext:value-type="string">
            <text:p>Q=2 <text:s/>R=4</text:p>
          </table:table-cell>
          <table:table-cell table:style-name="ce48" table:formula="of:=[.O7]*[.Q7]" office:value-type="float" office:value="630" calcext:value-type="float">
            <text:p>630</text:p>
          </table:table-cell>
          <table:table-cell/>
          <table:table-cell table:formula="of:=RANK([.Z7];[.Z1:.Z10])+2" office:value-type="float" office:value="11" calcext:value-type="float">
            <text:p>11</text:p>
          </table:table-cell>
          <table:table-cell table:style-name="ce89" table:formula="of:=RAND()" office:value-type="float" office:value="0.217131381322061" calcext:value-type="float">
            <text:p>0,217131381322061</text:p>
          </table:table-cell>
          <table:table-cell table:number-columns-repeated="998"/>
        </table:table-row>
        <table:table-row table:style-name="ro3">
          <table:table-cell table:style-name="ce4" table:formula="of:=RANDBETWEEN(11;78)" office:value-type="float" office:value="18" calcext:value-type="float">
            <text:p>18</text:p>
          </table:table-cell>
          <table:table-cell table:style-name="ce7" office:value-type="string" calcext:value-type="string">
            <text:p>+</text:p>
          </table:table-cell>
          <table:table-cell table:style-name="ce7" table:formula="of:=RANDBETWEEN(CEILING([.A8];10)/10;9)*10-[.A8]" office:value-type="float" office:value="12" calcext:value-type="float">
            <text:p>12</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10" office:value-type="string" calcext:value-type="string">
            <text:p>=</text:p>
          </table:table-cell>
          <table:table-cell table:style-name="ce4" table:formula="of:=ROUND(RANDBETWEEN(1;9)*100+100*(0.6*RAND()+0.7);0)" office:value-type="float" office:value="1027" calcext:value-type="float">
            <text:p>1027</text:p>
          </table:table-cell>
          <table:table-cell table:style-name="ce7" office:value-type="string" calcext:value-type="string">
            <text:p>+</text:p>
          </table:table-cell>
          <table:table-cell table:style-name="ce7" table:formula="of:=ROUND(RANDBETWEEN(1;9)*100+100*(0.6*RAND()+0.7);0)" office:value-type="float" office:value="919" calcext:value-type="float">
            <text:p>919</text:p>
          </table:table-cell>
          <table:table-cell table:style-name="ce143" office:value-type="string" calcext:value-type="string">
            <text:p>≈</text:p>
          </table:table-cell>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24" calcext:value-type="float">
            <text:p>24</text:p>
          </table:table-cell>
          <table:table-cell table:style-name="ce40" office:value-type="string" calcext:value-type="string">
            <text:p>×</text:p>
          </table:table-cell>
          <table:table-cell table:style-name="ce40" table:formula="of:=CHOOSE(RANDBETWEEN(1;4);11;12;21;22)" office:value-type="float" office:value="22" calcext:value-type="float">
            <text:p>22</text:p>
          </table:table-cell>
          <table:table-cell table:style-name="ce118" office:value-type="string" calcext:value-type="string">
            <text:p>=</text:p>
          </table:table-cell>
          <table:table-cell/>
          <table:table-cell table:style-name="ce27" table:formula="of:=[.A8]+[.C8]+[.E8]" office:value-type="float" office:value="70" calcext:value-type="float">
            <text:p>70</text:p>
          </table:table-cell>
          <table:table-cell table:style-name="ce27" table:formula="of:=(ROUND([.G8]/100;0)+ROUND([.I8]/100;0))*100" office:value-type="float" office:value="1900" calcext:value-type="float">
            <text:p>1 900</text:p>
          </table:table-cell>
          <table:table-cell table:style-name="ce57" table:formula="of:=&quot;Q=&quot;&amp;QUOTIENT([.K8];[.M8])&amp;&quot;  R=&quot;&amp;MOD([.K8];[.M8])" office:value-type="string" office:string-value="Q=2  R=2" calcext:value-type="string">
            <text:p>Q=2 <text:s/>R=2</text:p>
          </table:table-cell>
          <table:table-cell table:style-name="ce48" table:formula="of:=[.O8]*[.Q8]" office:value-type="float" office:value="528" calcext:value-type="float">
            <text:p>528</text:p>
          </table:table-cell>
          <table:table-cell/>
          <table:table-cell table:formula="of:=RANK([.Z8];[.Z1:.Z10])+2" office:value-type="float" office:value="5" calcext:value-type="float">
            <text:p>5</text:p>
          </table:table-cell>
          <table:table-cell table:style-name="ce89" table:formula="of:=RAND()" office:value-type="float" office:value="0.592384987219861" calcext:value-type="float">
            <text:p>0,592384987219861</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3" calcext:value-type="float">
            <text:p>3</text:p>
          </table:table-cell>
          <table:table-cell table:style-name="ce89" table:formula="of:=RAND()" office:value-type="float" office:value="0.898418282773246" calcext:value-type="float">
            <text:p>0,898418282773246</text:p>
          </table:table-cell>
          <table:table-cell table:number-columns-repeated="998"/>
        </table:table-row>
        <table:table-row table:style-name="ro4">
          <table:table-cell table:number-columns-repeated="24"/>
          <table:table-cell table:formula="of:=RANK([.Z10];[.Z1:.Z10])+2" office:value-type="float" office:value="9" calcext:value-type="float">
            <text:p>9</text:p>
          </table:table-cell>
          <table:table-cell table:style-name="ce89" table:formula="of:=RAND()" office:value-type="float" office:value="0.366091215502014" calcext:value-type="float">
            <text:p>0,366091215502014</text:p>
          </table:table-cell>
          <table:table-cell table:number-columns-repeated="998"/>
        </table:table-row>
        <table:table-row table:style-name="ro5">
          <table:table-cell table:number-columns-repeated="1024"/>
        </table:table-row>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4" calcext:value-type="float">
            <text:p>4</text:p>
          </table:table-cell>
          <table:table-cell table:style-name="ce89" table:formula="of:=RAND()" office:value-type="float" office:value="0.720613635814428" calcext:value-type="float">
            <text:p>0,720613635814428</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9528" calcext:value-type="string">
            <text:p>v9528</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13];[.Z12:.Z21])+2" office:value-type="float" office:value="7" calcext:value-type="float">
            <text:p>7</text:p>
          </table:table-cell>
          <table:table-cell table:style-name="ce89" table:formula="of:=RAND()" office:value-type="float" office:value="0.415125448724311" calcext:value-type="float">
            <text:p>0,415125448724311</text:p>
          </table:table-cell>
          <table:table-cell table:number-columns-repeated="998"/>
        </table:table-row>
        <table:table-row table:style-name="ro3">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2]" office:value-type="string" office:string-value="AB" calcext:value-type="string">
            <text:p>AB</text:p>
          </table:table-cell>
          <table:table-cell table:style-name="ce99"/>
          <table:table-cell table:style-name="ce102" table:formula="of:=[.R13]" office:value-type="string" office:string-value="v9528" calcext:value-type="string">
            <text:p>v9528</text:p>
          </table:table-cell>
          <table:table-cell table:style-name="ce89"/>
          <table:table-cell table:formula="of:=RANK([.Z14];[.Z12:.Z21])+2" office:value-type="float" office:value="12" calcext:value-type="float">
            <text:p>12</text:p>
          </table:table-cell>
          <table:table-cell table:style-name="ce89" table:formula="of:=RAND()" office:value-type="float" office:value="0.0854833530896432" calcext:value-type="float">
            <text:p>0,0854833530896432</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590.3643" calcext:value-type="float">
            <text:p>590,3643</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52" calcext:value-type="float">
            <text:p>52</text:p>
          </table:table-cell>
          <table:table-cell table:style-name="ce7" office:value-type="string" calcext:value-type="string">
            <text:p>+</text:p>
          </table:table-cell>
          <table:table-cell table:style-name="ce9" table:formula="of:=CHOOSE(RANDBETWEEN(1;3);9;19;29)" office:value-type="float" office:value="9" calcext:value-type="float">
            <text:p>9</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64" calcext:value-type="float">
            <text:p>6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Y15];&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5])-IFERROR(SEARCH(&quot;,&quot;;[.A15]);10);&quot;dixièmes&quot;;&quot;centièmes&quot;;&quot;millièmes&quot;;&quot;dix-millièmes&quot;;&quot;cent-millièmes&quot;;&quot;millionièmes&quot;);CHOOSE(-FIND(9;[.A15])+IFERROR(SEARCH(&quot;,&quot;;[.A15]);LEN([.A15])+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G15]+[.I15]" office:value-type="float" office:value="61" calcext:value-type="float">
            <text:p>61</text:p>
          </table:table-cell>
          <table:table-cell table:style-name="ce135" table:formula="of:=[.M15]*[.K15]/100" office:value-type="float" office:value="25.6" calcext:value-type="float">
            <text:p>25,6</text:p>
          </table:table-cell>
          <table:table-cell table:style-name="ce48" table:formula="of:=[.O15]*CHOOSE([.Y15];0;0.01;0.0001;0.000001;1000000;10000;100;0.000001;0.0001;0.01;100;10000;1000000)&amp;&quot; &quot;&amp;[.R15]" office:value-type="string" office:string-value="0,00001 m²" calcext:value-type="string">
            <text:p>0,00001 m²</text:p>
          </table:table-cell>
          <table:table-cell/>
          <table:table-cell table:formula="of:=RANK([.Z15];[.Z12:.Z21])+2" office:value-type="float" office:value="8" calcext:value-type="float">
            <text:p>8</text:p>
          </table:table-cell>
          <table:table-cell table:style-name="ce89" table:formula="of:=RAND()" office:value-type="float" office:value="0.273257894370064" calcext:value-type="float">
            <text:p>0,273257894370064</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6938435" calcext:value-type="float">
            <text:p>6 938 435</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61" calcext:value-type="float">
            <text:p>61</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60" calcext:value-type="float">
            <text:p>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Y1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6])-IFERROR(SEARCH(&quot;,&quot;;[.A16]);10);&quot;dixièmes&quot;;&quot;centièmes&quot;;&quot;millièmes&quot;;&quot;dix-millièmes&quot;;&quot;cent-millièmes&quot;;&quot;millionièmes&quot;);CHOOSE(-FIND(9;[.A16])+IFERROR(SEARCH(&quot;,&quot;;[.A16]);LEN([.A16])+1);&quot;unités&quot;;&quot;dizaines&quot;;&quot;centaines&quot;;&quot;u de mille&quot;;&quot;d de mille&quot;;&quot;c de  mille&quot;; &quot;u de millions&quot;;&quot;c de millions&quot;))" office:value-type="string" office:string-value="c de  mille" calcext:value-type="string">
            <text:p>c de <text:s/>mille</text:p>
          </table:table-cell>
          <table:table-cell table:style-name="ce27" table:formula="of:=[.G16]+[.I16]" office:value-type="float" office:value="80" calcext:value-type="float">
            <text:p>80</text:p>
          </table:table-cell>
          <table:table-cell table:style-name="ce135" table:formula="of:=[.M16]*[.K16]/100" office:value-type="float" office:value="6" calcext:value-type="float">
            <text:p>6</text:p>
          </table:table-cell>
          <table:table-cell table:style-name="ce48" table:formula="of:=[.O16]*CHOOSE([.Y16];0;0.01;0.0001;0.000001;1000000;10000;100;0.000001;0.0001;0.01;100;10000;1000000)&amp;&quot; &quot;&amp;[.R16]" office:value-type="string" office:string-value="100000 m²" calcext:value-type="string">
            <text:p>100000 m²</text:p>
          </table:table-cell>
          <table:table-cell/>
          <table:table-cell table:formula="of:=RANK([.Z16];[.Z12:.Z21])+2" office:value-type="float" office:value="6" calcext:value-type="float">
            <text:p>6</text:p>
          </table:table-cell>
          <table:table-cell table:style-name="ce89" table:formula="of:=RAND()" office:value-type="float" office:value="0.478948642482429" calcext:value-type="float">
            <text:p>0,478948642482429</text:p>
          </table:table-cell>
          <table:table-cell table:number-columns-repeated="998"/>
        </table:table-row>
        <table:table-row table:style-name="ro3">
          <table:table-cell table:style-name="ce47" table:formula="of:=RANDBETWEEN(11;49)" office:value-type="float" office:value="41" calcext:value-type="float">
            <text:p>41</text:p>
          </table:table-cell>
          <table:table-cell table:style-name="ce7" office:value-type="string" calcext:value-type="string">
            <text:p>+</text:p>
          </table:table-cell>
          <table:table-cell table:style-name="ce7" table:formula="of:=RANDBETWEEN(11;78)" office:value-type="float" office:value="46" calcext:value-type="float">
            <text:p>46</text:p>
          </table:table-cell>
          <table:table-cell table:style-name="ce7" office:value-type="string" calcext:value-type="string">
            <text:p>+</text:p>
          </table:table-cell>
          <table:table-cell table:style-name="ce7" table:formula="of:=RANDBETWEEN(CEILING([.C17];10)/10;9)*10-[.C17]" office:value-type="float" office:value="44" calcext:value-type="float">
            <text:p>44</text:p>
          </table:table-cell>
          <table:table-cell table:style-name="ce10" office:value-type="string" calcext:value-type="string">
            <text:p>=</text:p>
          </table:table-cell>
          <table:table-cell table:style-name="ce4" table:formula="of:=ROUND(RANDBETWEEN(1;9)*100+100*(0.6*RAND()+0.7);0)" office:value-type="float" office:value="830" calcext:value-type="float">
            <text:p>830</text:p>
          </table:table-cell>
          <table:table-cell table:style-name="ce7" office:value-type="string" calcext:value-type="string">
            <text:p>+</text:p>
          </table:table-cell>
          <table:table-cell table:style-name="ce7" table:formula="of:=ROUND(RANDBETWEEN(1;9)*100+100*(0.6*RAND()+0.7);0)" office:value-type="float" office:value="185" calcext:value-type="float">
            <text:p>185</text:p>
          </table:table-cell>
          <table:table-cell table:style-name="ce143"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96" calcext:value-type="float">
            <text:p>1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Y1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17]+[.C17]+[.E17]" office:value-type="float" office:value="131" calcext:value-type="float">
            <text:p>131</text:p>
          </table:table-cell>
          <table:table-cell table:style-name="ce27" table:formula="of:=(ROUND([.G17]/100;0)+ROUND([.I17]/100;0))*100" office:value-type="float" office:value="1000" calcext:value-type="float">
            <text:p>1 000</text:p>
          </table:table-cell>
          <table:table-cell table:style-name="ce135" table:formula="of:=[.M17]*[.K17]/100" office:value-type="float" office:value="19.6" calcext:value-type="float">
            <text:p>19,6</text:p>
          </table:table-cell>
          <table:table-cell table:style-name="ce48" table:formula="of:=[.O17]*CHOOSE([.Y17];0;0.01;0.0001;0.000001;1000000;10000;100;0.000001;0.0001;0.01;100;10000;1000000)&amp;&quot; &quot;&amp;[.R17]" office:value-type="string" office:string-value="0,001 m²" calcext:value-type="string">
            <text:p>0,001 m²</text:p>
          </table:table-cell>
          <table:table-cell/>
          <table:table-cell table:formula="of:=RANK([.Z17];[.Z12:.Z21])+2" office:value-type="float" office:value="3" calcext:value-type="float">
            <text:p>3</text:p>
          </table:table-cell>
          <table:table-cell table:style-name="ce89" table:formula="of:=RAND()" office:value-type="float" office:value="0.850837553928345" calcext:value-type="float">
            <text:p>0,850837553928345</text:p>
          </table:table-cell>
          <table:table-cell table:number-columns-repeated="998"/>
        </table:table-row>
        <table:table-row table:style-name="ro3">
          <table:table-cell table:style-name="ce4" table:formula="of:=RANDBETWEEN(11;78)" office:value-type="float" office:value="40" calcext:value-type="float">
            <text:p>40</text:p>
          </table:table-cell>
          <table:table-cell table:style-name="ce7" office:value-type="string" calcext:value-type="string">
            <text:p>+</text:p>
          </table:table-cell>
          <table:table-cell table:style-name="ce7" table:formula="of:=RANDBETWEEN(11;49)" office:value-type="float" office:value="35" calcext:value-type="float">
            <text:p>35</text:p>
          </table:table-cell>
          <table:table-cell table:style-name="ce7" office:value-type="string" calcext:value-type="string">
            <text:p>+</text:p>
          </table:table-cell>
          <table:table-cell table:style-name="ce7" table:formula="of:=RANDBETWEEN(CEILING([.A18];10)/10;9)*10-[.A18]" office:value-type="float" office:value="20" calcext:value-type="float">
            <text:p>20</text:p>
          </table:table-cell>
          <table:table-cell table:style-name="ce10" office:value-type="string" calcext:value-type="string">
            <text:p>=</text:p>
          </table:table-cell>
          <table:table-cell table:style-name="ce4" table:formula="of:=ROUND(RANDBETWEEN(1;9)*100+100*(0.6*RAND()+0.7);0)" office:value-type="float" office:value="512" calcext:value-type="float">
            <text:p>512</text:p>
          </table:table-cell>
          <table:table-cell table:style-name="ce7" office:value-type="string" calcext:value-type="string">
            <text:p>+</text:p>
          </table:table-cell>
          <table:table-cell table:style-name="ce7" table:formula="of:=ROUND(RANDBETWEEN(1;9)*100+100*(0.6*RAND()+0.7);0)" office:value-type="float" office:value="872" calcext:value-type="float">
            <text:p>872</text:p>
          </table:table-cell>
          <table:table-cell table:style-name="ce143" office:value-type="string" calcext:value-type="string">
            <text:p>≈</text:p>
          </table:table-cell>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11" calcext:value-type="float">
            <text:p>11</text:p>
          </table:table-cell>
          <table:table-cell table:style-name="ce40" office:value-type="string" calcext:value-type="string">
            <text:p>×</text:p>
          </table:table-cell>
          <table:table-cell table:style-name="ce40" table:formula="of:=CHOOSE(RANDBETWEEN(1;4);11;12;21;22)" office:value-type="float" office:value="12" calcext:value-type="float">
            <text:p>12</text:p>
          </table:table-cell>
          <table:table-cell table:style-name="ce118" office:value-type="string" calcext:value-type="string">
            <text:p>=</text:p>
          </table:table-cell>
          <table:table-cell/>
          <table:table-cell table:style-name="ce27" table:formula="of:=[.A18]+[.C18]+[.E18]" office:value-type="float" office:value="95" calcext:value-type="float">
            <text:p>95</text:p>
          </table:table-cell>
          <table:table-cell table:style-name="ce27" table:formula="of:=(ROUND([.G18]/100;0)+ROUND([.I18]/100;0))*100" office:value-type="float" office:value="1400" calcext:value-type="float">
            <text:p>1 400</text:p>
          </table:table-cell>
          <table:table-cell table:style-name="ce57" table:formula="of:=&quot;Q=&quot;&amp;QUOTIENT([.K18];[.M18])&amp;&quot;  R=&quot;&amp;MOD([.K18];[.M18])" office:value-type="string" office:string-value="Q=9  R=0" calcext:value-type="string">
            <text:p>Q=9 <text:s/>R=0</text:p>
          </table:table-cell>
          <table:table-cell table:style-name="ce48" table:formula="of:=[.O18]*[.Q18]" office:value-type="float" office:value="132" calcext:value-type="float">
            <text:p>132</text:p>
          </table:table-cell>
          <table:table-cell/>
          <table:table-cell table:formula="of:=RANK([.Z18];[.Z12:.Z21])+2" office:value-type="float" office:value="9" calcext:value-type="float">
            <text:p>9</text:p>
          </table:table-cell>
          <table:table-cell table:style-name="ce89" table:formula="of:=RAND()" office:value-type="float" office:value="0.214666794858162" calcext:value-type="float">
            <text:p>0,214666794858162</text:p>
          </table:table-cell>
          <table:table-cell table:number-columns-repeated="998"/>
        </table:table-row>
        <table:table-row table:style-name="ro3">
          <table:table-cell table:style-name="ce4" table:formula="of:=RANDBETWEEN(11;78)" office:value-type="float" office:value="67" calcext:value-type="float">
            <text:p>67</text:p>
          </table:table-cell>
          <table:table-cell table:style-name="ce7" office:value-type="string" calcext:value-type="string">
            <text:p>+</text:p>
          </table:table-cell>
          <table:table-cell table:style-name="ce7" table:formula="of:=RANDBETWEEN(CEILING([.A19];10)/10;9)*10-[.A19]" office:value-type="float" office:value="13" calcext:value-type="float">
            <text:p>13</text:p>
          </table:table-cell>
          <table:table-cell table:style-name="ce7" office:value-type="string" calcext:value-type="string">
            <text:p>+</text:p>
          </table:table-cell>
          <table:table-cell table:style-name="ce7" table:formula="of:=RANDBETWEEN(11;49)" office:value-type="float" office:value="16" calcext:value-type="float">
            <text:p>16</text:p>
          </table:table-cell>
          <table:table-cell table:style-name="ce10" office:value-type="string" calcext:value-type="string">
            <text:p>=</text:p>
          </table:table-cell>
          <table:table-cell table:style-name="ce4" table:formula="of:=ROUND(RANDBETWEEN(1;9)*100+100*(0.6*RAND()+0.7);0)" office:value-type="float" office:value="497" calcext:value-type="float">
            <text:p>497</text:p>
          </table:table-cell>
          <table:table-cell table:style-name="ce7" office:value-type="string" calcext:value-type="string">
            <text:p>+</text:p>
          </table:table-cell>
          <table:table-cell table:style-name="ce7" table:formula="of:=ROUND(RANDBETWEEN(1;9)*100+100*(0.6*RAND()+0.7);0)" office:value-type="float" office:value="918" calcext:value-type="float">
            <text:p>918</text:p>
          </table:table-cell>
          <table:table-cell table:style-name="ce143" office:value-type="string" calcext:value-type="string">
            <text:p>≈</text:p>
          </table:table-cell>
          <table:table-cell table:style-name="ce4" table:formula="of:=RANDBETWEEN(11;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1" table:formula="of:=RANDBETWEEN(11;50)" office:value-type="float" office:value="34" calcext:value-type="float">
            <text:p>34</text:p>
          </table:table-cell>
          <table:table-cell table:style-name="ce40" office:value-type="string" calcext:value-type="string">
            <text:p>×</text:p>
          </table:table-cell>
          <table:table-cell table:style-name="ce40" table:formula="of:=CHOOSE(RANDBETWEEN(1;4);11;12;21;22)" office:value-type="float" office:value="22" calcext:value-type="float">
            <text:p>22</text:p>
          </table:table-cell>
          <table:table-cell table:style-name="ce118" office:value-type="string" calcext:value-type="string">
            <text:p>=</text:p>
          </table:table-cell>
          <table:table-cell/>
          <table:table-cell table:style-name="ce27" table:formula="of:=[.A19]+[.C19]+[.E19]" office:value-type="float" office:value="96" calcext:value-type="float">
            <text:p>96</text:p>
          </table:table-cell>
          <table:table-cell table:style-name="ce27" table:formula="of:=(ROUND([.G19]/100;0)+ROUND([.I19]/100;0))*100" office:value-type="float" office:value="1400" calcext:value-type="float">
            <text:p>1 400</text:p>
          </table:table-cell>
          <table:table-cell table:style-name="ce57" table:formula="of:=&quot;Q=&quot;&amp;QUOTIENT([.K19];[.M19])&amp;&quot;  R=&quot;&amp;MOD([.K19];[.M19])" office:value-type="string" office:string-value="Q=4  R=2" calcext:value-type="string">
            <text:p>Q=4 <text:s/>R=2</text:p>
          </table:table-cell>
          <table:table-cell table:style-name="ce48" table:formula="of:=[.O19]*[.Q19]" office:value-type="float" office:value="748" calcext:value-type="float">
            <text:p>748</text:p>
          </table:table-cell>
          <table:table-cell/>
          <table:table-cell table:formula="of:=RANK([.Z19];[.Z12:.Z21])+2" office:value-type="float" office:value="10" calcext:value-type="float">
            <text:p>10</text:p>
          </table:table-cell>
          <table:table-cell table:style-name="ce89" table:formula="of:=RAND()" office:value-type="float" office:value="0.20942912052283" calcext:value-type="float">
            <text:p>0,20942912052283</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5" calcext:value-type="float">
            <text:p>5</text:p>
          </table:table-cell>
          <table:table-cell table:style-name="ce89" table:formula="of:=RAND()" office:value-type="float" office:value="0.698880092743056" calcext:value-type="float">
            <text:p>0,698880092743056</text:p>
          </table:table-cell>
          <table:table-cell table:number-columns-repeated="998"/>
        </table:table-row>
        <table:table-row table:style-name="ro4">
          <table:table-cell table:number-columns-repeated="24"/>
          <table:table-cell table:formula="of:=RANK([.Z21];[.Z12:.Z21])+2" office:value-type="float" office:value="11" calcext:value-type="float">
            <text:p>11</text:p>
          </table:table-cell>
          <table:table-cell table:style-name="ce89" table:formula="of:=RAND()" office:value-type="float" office:value="0.0886073338024578" calcext:value-type="float">
            <text:p>0,0886073338024578</text:p>
          </table:table-cell>
          <table:table-cell table:number-columns-repeated="998"/>
        </table:table-row>
        <table:table-row table:style-name="ro5">
          <table:table-cell table:number-columns-repeated="1024"/>
        </table:table-row>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6" calcext:value-type="float">
            <text:p>6</text:p>
          </table:table-cell>
          <table:table-cell table:style-name="ce89" table:formula="of:=RAND()" office:value-type="float" office:value="0.768312577442333" calcext:value-type="float">
            <text:p>0,768312577442333</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9528" calcext:value-type="string">
            <text:p>v9528</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24];[.Z23:.Z32])+2" office:value-type="float" office:value="11" calcext:value-type="float">
            <text:p>11</text:p>
          </table:table-cell>
          <table:table-cell table:style-name="ce89" table:formula="of:=RAND()" office:value-type="float" office:value="0.210292285270965" calcext:value-type="float">
            <text:p>0,210292285270965</text:p>
          </table:table-cell>
          <table:table-cell table:number-columns-repeated="998"/>
        </table:table-row>
        <table:table-row table:style-name="ro3">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23]" office:value-type="string" office:string-value="AC" calcext:value-type="string">
            <text:p>AC</text:p>
          </table:table-cell>
          <table:table-cell table:style-name="ce99"/>
          <table:table-cell table:style-name="ce102" table:formula="of:=[.R24]" office:value-type="string" office:string-value="v9528" calcext:value-type="string">
            <text:p>v9528</text:p>
          </table:table-cell>
          <table:table-cell table:style-name="ce89"/>
          <table:table-cell table:formula="of:=RANK([.Z25];[.Z23:.Z32])+2" office:value-type="float" office:value="8" calcext:value-type="float">
            <text:p>8</text:p>
          </table:table-cell>
          <table:table-cell table:style-name="ce89" table:formula="of:=RAND()" office:value-type="float" office:value="0.4518829520404" calcext:value-type="float">
            <text:p>0,4518829520404</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5223.197" calcext:value-type="float">
            <text:p>5 223,197</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14" calcext:value-type="float">
            <text:p>14</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4" calcext:value-type="float">
            <text:p>2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Y2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6])-IFERROR(SEARCH(&quot;,&quot;;[.A26]);10);&quot;dixièmes&quot;;&quot;centièmes&quot;;&quot;millièmes&quot;;&quot;dix-millièmes&quot;;&quot;cent-millièmes&quot;;&quot;millionièmes&quot;);CHOOSE(-FIND(9;[.A26])+IFERROR(SEARCH(&quot;,&quot;;[.A26]);LEN([.A26])+1);&quot;unités&quot;;&quot;dizaines&quot;;&quot;centaines&quot;;&quot;u de mille&quot;;&quot;d de mille&quot;;&quot;c de  mille&quot;; &quot;u de millions&quot;;&quot;c de millions&quot;))" office:value-type="string" office:string-value="centièmes" calcext:value-type="string">
            <text:p>centièmes</text:p>
          </table:table-cell>
          <table:table-cell table:style-name="ce27" table:formula="of:=[.G26]+[.I26]" office:value-type="float" office:value="33" calcext:value-type="float">
            <text:p>33</text:p>
          </table:table-cell>
          <table:table-cell table:style-name="ce135" table:formula="of:=[.M26]*[.K26]/100" office:value-type="float" office:value="2.4" calcext:value-type="float">
            <text:p>2,4</text:p>
          </table:table-cell>
          <table:table-cell table:style-name="ce48" table:formula="of:=[.O26]*CHOOSE([.Y26];0;0.01;0.0001;0.000001;1000000;10000;100;0.000001;0.0001;0.01;100;10000;1000000)&amp;&quot; &quot;&amp;[.R26]" office:value-type="string" office:string-value="1000000 m²" calcext:value-type="string">
            <text:p>1000000 m²</text:p>
          </table:table-cell>
          <table:table-cell/>
          <table:table-cell table:formula="of:=RANK([.Z26];[.Z23:.Z32])+2" office:value-type="float" office:value="12" calcext:value-type="float">
            <text:p>12</text:p>
          </table:table-cell>
          <table:table-cell table:style-name="ce89" table:formula="of:=RAND()" office:value-type="float" office:value="0.142591595022121" calcext:value-type="float">
            <text:p>0,142591595022121</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968.5758" calcext:value-type="float">
            <text:p>968,5758</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12" calcext:value-type="float">
            <text:p>12</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88" calcext:value-type="float">
            <text:p>188</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54.5" calcext:value-type="float">
            <text:p>54,5</text:p>
          </table:table-cell>
          <table:table-cell table:style-name="ce40" table:formula="of:=CHOOSE([.Y2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7])-IFERROR(SEARCH(&quot;,&quot;;[.A27]);10);&quot;dixièmes&quot;;&quot;centièmes&quot;;&quot;millièmes&quot;;&quot;dix-millièmes&quot;;&quot;cent-millièmes&quot;;&quot;millionièmes&quot;);CHOOSE(-FIND(9;[.A27])+IFERROR(SEARCH(&quot;,&quot;;[.A27]);LEN([.A27])+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G27]+[.I27]" office:value-type="float" office:value="41" calcext:value-type="float">
            <text:p>41</text:p>
          </table:table-cell>
          <table:table-cell table:style-name="ce135" table:formula="of:=[.M27]*[.K27]/100" office:value-type="float" office:value="18.8" calcext:value-type="float">
            <text:p>18,8</text:p>
          </table:table-cell>
          <table:table-cell table:style-name="ce48" table:formula="of:=[.O27]*CHOOSE([.Y27];0;0.01;0.0001;0.000001;1000000;10000;100;0.000001;0.0001;0.01;100;10000;1000000)&amp;&quot; &quot;&amp;[.R27]" office:value-type="string" office:string-value="0,00545 m²" calcext:value-type="string">
            <text:p>0,00545 m²</text:p>
          </table:table-cell>
          <table:table-cell/>
          <table:table-cell table:formula="of:=RANK([.Z27];[.Z23:.Z32])+2" office:value-type="float" office:value="9" calcext:value-type="float">
            <text:p>9</text:p>
          </table:table-cell>
          <table:table-cell table:style-name="ce89" table:formula="of:=RAND()" office:value-type="float" office:value="0.397646821334257" calcext:value-type="float">
            <text:p>0,397646821334257</text:p>
          </table:table-cell>
          <table:table-cell table:number-columns-repeated="998"/>
        </table:table-row>
        <table:table-row table:style-name="ro3">
          <table:table-cell table:style-name="ce47" table:formula="of:=RANDBETWEEN(11;49)" office:value-type="float" office:value="26" calcext:value-type="float">
            <text:p>26</text:p>
          </table:table-cell>
          <table:table-cell table:style-name="ce7" office:value-type="string" calcext:value-type="string">
            <text:p>+</text:p>
          </table:table-cell>
          <table:table-cell table:style-name="ce7" table:formula="of:=RANDBETWEEN(11;78)" office:value-type="float" office:value="71" calcext:value-type="float">
            <text:p>71</text:p>
          </table:table-cell>
          <table:table-cell table:style-name="ce7" office:value-type="string" calcext:value-type="string">
            <text:p>+</text:p>
          </table:table-cell>
          <table:table-cell table:style-name="ce7" table:formula="of:=RANDBETWEEN(CEILING([.C28];10)/10;9)*10-[.C28]" office:value-type="float" office:value="9" calcext:value-type="float">
            <text:p>9</text:p>
          </table:table-cell>
          <table:table-cell table:style-name="ce10" office:value-type="string" calcext:value-type="string">
            <text:p>=</text:p>
          </table:table-cell>
          <table:table-cell table:style-name="ce4" table:formula="of:=ROUND(RANDBETWEEN(1;9)*100+100*(0.6*RAND()+0.7);0)" office:value-type="float" office:value="315" calcext:value-type="float">
            <text:p>315</text:p>
          </table:table-cell>
          <table:table-cell table:style-name="ce7" office:value-type="string" calcext:value-type="string">
            <text:p>+</text:p>
          </table:table-cell>
          <table:table-cell table:style-name="ce7" table:formula="of:=ROUND(RANDBETWEEN(1;9)*100+100*(0.6*RAND()+0.7);0)" office:value-type="float" office:value="491" calcext:value-type="float">
            <text:p>491</text:p>
          </table:table-cell>
          <table:table-cell table:style-name="ce143"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52" calcext:value-type="float">
            <text:p>35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8.56" calcext:value-type="float">
            <text:p>8,56</text:p>
          </table:table-cell>
          <table:table-cell table:style-name="ce40" table:formula="of:=CHOOSE([.Y2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28]+[.C28]+[.E28]" office:value-type="float" office:value="106" calcext:value-type="float">
            <text:p>106</text:p>
          </table:table-cell>
          <table:table-cell table:style-name="ce27" table:formula="of:=(ROUND([.G28]/100;0)+ROUND([.I28]/100;0))*100" office:value-type="float" office:value="800" calcext:value-type="float">
            <text:p>800</text:p>
          </table:table-cell>
          <table:table-cell table:style-name="ce135" table:formula="of:=[.M28]*[.K28]/100" office:value-type="float" office:value="70.4" calcext:value-type="float">
            <text:p>70,4</text:p>
          </table:table-cell>
          <table:table-cell table:style-name="ce48" table:formula="of:=[.O28]*CHOOSE([.Y28];0;0.01;0.0001;0.000001;1000000;10000;100;0.000001;0.0001;0.01;100;10000;1000000)&amp;&quot; &quot;&amp;[.R28]" office:value-type="string" office:string-value="0,000856 m²" calcext:value-type="string">
            <text:p>0,000856 m²</text:p>
          </table:table-cell>
          <table:table-cell/>
          <table:table-cell table:formula="of:=RANK([.Z28];[.Z23:.Z32])+2" office:value-type="float" office:value="3" calcext:value-type="float">
            <text:p>3</text:p>
          </table:table-cell>
          <table:table-cell table:style-name="ce89" table:formula="of:=RAND()" office:value-type="float" office:value="0.8928290512246" calcext:value-type="float">
            <text:p>0,8928290512246</text:p>
          </table:table-cell>
          <table:table-cell table:number-columns-repeated="998"/>
        </table:table-row>
        <table:table-row table:style-name="ro3">
          <table:table-cell table:style-name="ce4" table:formula="of:=RANDBETWEEN(11;78)" office:value-type="float" office:value="47" calcext:value-type="float">
            <text:p>47</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7" office:value-type="string" calcext:value-type="string">
            <text:p>+</text:p>
          </table:table-cell>
          <table:table-cell table:style-name="ce7" table:formula="of:=RANDBETWEEN(CEILING([.A29];10)/10;9)*10-[.A29]" office:value-type="float" office:value="33" calcext:value-type="float">
            <text:p>33</text:p>
          </table:table-cell>
          <table:table-cell table:style-name="ce10" office:value-type="string" calcext:value-type="string">
            <text:p>=</text:p>
          </table:table-cell>
          <table:table-cell table:style-name="ce4" table:formula="of:=ROUND(RANDBETWEEN(1;9)*100+100*(0.6*RAND()+0.7);0)" office:value-type="float" office:value="370" calcext:value-type="float">
            <text:p>370</text:p>
          </table:table-cell>
          <table:table-cell table:style-name="ce7" office:value-type="string" calcext:value-type="string">
            <text:p>+</text:p>
          </table:table-cell>
          <table:table-cell table:style-name="ce7" table:formula="of:=ROUND(RANDBETWEEN(1;9)*100+100*(0.6*RAND()+0.7);0)" office:value-type="float" office:value="904" calcext:value-type="float">
            <text:p>904</text:p>
          </table:table-cell>
          <table:table-cell table:style-name="ce143" office:value-type="string" calcext:value-type="string">
            <text:p>≈</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51" table:formula="of:=RANDBETWEEN(11;50)" office:value-type="float" office:value="13" calcext:value-type="float">
            <text:p>13</text:p>
          </table:table-cell>
          <table:table-cell table:style-name="ce40" office:value-type="string" calcext:value-type="string">
            <text:p>×</text:p>
          </table:table-cell>
          <table:table-cell table:style-name="ce40" table:formula="of:=CHOOSE(RANDBETWEEN(1;4);11;12;21;22)" office:value-type="float" office:value="21" calcext:value-type="float">
            <text:p>21</text:p>
          </table:table-cell>
          <table:table-cell table:style-name="ce118" office:value-type="string" calcext:value-type="string">
            <text:p>=</text:p>
          </table:table-cell>
          <table:table-cell/>
          <table:table-cell table:style-name="ce27" table:formula="of:=[.A29]+[.C29]+[.E29]" office:value-type="float" office:value="120" calcext:value-type="float">
            <text:p>120</text:p>
          </table:table-cell>
          <table:table-cell table:style-name="ce27" table:formula="of:=(ROUND([.G29]/100;0)+ROUND([.I29]/100;0))*100" office:value-type="float" office:value="1300" calcext:value-type="float">
            <text:p>1 300</text:p>
          </table:table-cell>
          <table:table-cell table:style-name="ce57" table:formula="of:=&quot;Q=&quot;&amp;QUOTIENT([.K29];[.M29])&amp;&quot;  R=&quot;&amp;MOD([.K29];[.M29])" office:value-type="string" office:string-value="Q=4  R=3" calcext:value-type="string">
            <text:p>Q=4 <text:s/>R=3</text:p>
          </table:table-cell>
          <table:table-cell table:style-name="ce48" table:formula="of:=[.O29]*[.Q29]" office:value-type="float" office:value="273" calcext:value-type="float">
            <text:p>273</text:p>
          </table:table-cell>
          <table:table-cell/>
          <table:table-cell table:formula="of:=RANK([.Z29];[.Z23:.Z32])+2" office:value-type="float" office:value="4" calcext:value-type="float">
            <text:p>4</text:p>
          </table:table-cell>
          <table:table-cell table:style-name="ce89" table:formula="of:=RAND()" office:value-type="float" office:value="0.874538997929489" calcext:value-type="float">
            <text:p>0,874538997929489</text:p>
          </table:table-cell>
          <table:table-cell table:number-columns-repeated="998"/>
        </table:table-row>
        <table:table-row table:style-name="ro3">
          <table:table-cell table:style-name="ce4" table:formula="of:=RANDBETWEEN(11;78)" office:value-type="float" office:value="12" calcext:value-type="float">
            <text:p>12</text:p>
          </table:table-cell>
          <table:table-cell table:style-name="ce7" office:value-type="string" calcext:value-type="string">
            <text:p>+</text:p>
          </table:table-cell>
          <table:table-cell table:style-name="ce7" table:formula="of:=RANDBETWEEN(CEILING([.A30];10)/10;9)*10-[.A30]" office:value-type="float" office:value="38" calcext:value-type="float">
            <text:p>38</text:p>
          </table:table-cell>
          <table:table-cell table:style-name="ce7" office:value-type="string" calcext:value-type="string">
            <text:p>+</text:p>
          </table:table-cell>
          <table:table-cell table:style-name="ce7" table:formula="of:=RANDBETWEEN(11;49)" office:value-type="float" office:value="35" calcext:value-type="float">
            <text:p>35</text:p>
          </table:table-cell>
          <table:table-cell table:style-name="ce10" office:value-type="string" calcext:value-type="string">
            <text:p>=</text:p>
          </table:table-cell>
          <table:table-cell table:style-name="ce4" table:formula="of:=ROUND(RANDBETWEEN(1;9)*100+100*(0.6*RAND()+0.7);0)" office:value-type="float" office:value="405" calcext:value-type="float">
            <text:p>405</text:p>
          </table:table-cell>
          <table:table-cell table:style-name="ce7" office:value-type="string" calcext:value-type="string">
            <text:p>+</text:p>
          </table:table-cell>
          <table:table-cell table:style-name="ce7" table:formula="of:=ROUND(RANDBETWEEN(1;9)*100+100*(0.6*RAND()+0.7);0)" office:value-type="float" office:value="482" calcext:value-type="float">
            <text:p>482</text:p>
          </table:table-cell>
          <table:table-cell table:style-name="ce143" office:value-type="string" calcext:value-type="string">
            <text:p>≈</text:p>
          </table:table-cell>
          <table:table-cell table:style-name="ce4" table:formula="of:=RANDBETWEEN(11;30)" office:value-type="float" office:value="25" calcext:value-type="float">
            <text:p>25</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22" calcext:value-type="float">
            <text:p>22</text:p>
          </table:table-cell>
          <table:table-cell table:style-name="ce40" office:value-type="string" calcext:value-type="string">
            <text:p>×</text:p>
          </table:table-cell>
          <table:table-cell table:style-name="ce40" table:formula="of:=CHOOSE(RANDBETWEEN(1;4);11;12;21;22)" office:value-type="float" office:value="11" calcext:value-type="float">
            <text:p>11</text:p>
          </table:table-cell>
          <table:table-cell table:style-name="ce118" office:value-type="string" calcext:value-type="string">
            <text:p>=</text:p>
          </table:table-cell>
          <table:table-cell/>
          <table:table-cell table:style-name="ce27" table:formula="of:=[.A30]+[.C30]+[.E30]" office:value-type="float" office:value="85" calcext:value-type="float">
            <text:p>85</text:p>
          </table:table-cell>
          <table:table-cell table:style-name="ce27" table:formula="of:=(ROUND([.G30]/100;0)+ROUND([.I30]/100;0))*100" office:value-type="float" office:value="900" calcext:value-type="float">
            <text:p>900</text:p>
          </table:table-cell>
          <table:table-cell table:style-name="ce57" table:formula="of:=&quot;Q=&quot;&amp;QUOTIENT([.K30];[.M30])&amp;&quot;  R=&quot;&amp;MOD([.K30];[.M30])" office:value-type="string" office:string-value="Q=6  R=1" calcext:value-type="string">
            <text:p>Q=6 <text:s/>R=1</text:p>
          </table:table-cell>
          <table:table-cell table:style-name="ce48" table:formula="of:=[.O30]*[.Q30]" office:value-type="float" office:value="242" calcext:value-type="float">
            <text:p>242</text:p>
          </table:table-cell>
          <table:table-cell/>
          <table:table-cell table:formula="of:=RANK([.Z30];[.Z23:.Z32])+2" office:value-type="float" office:value="7" calcext:value-type="float">
            <text:p>7</text:p>
          </table:table-cell>
          <table:table-cell table:style-name="ce89" table:formula="of:=RAND()" office:value-type="float" office:value="0.600620736212807" calcext:value-type="float">
            <text:p>0,600620736212807</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5" calcext:value-type="float">
            <text:p>5</text:p>
          </table:table-cell>
          <table:table-cell table:style-name="ce89" table:formula="of:=RAND()" office:value-type="float" office:value="0.821443029424047" calcext:value-type="float">
            <text:p>0,821443029424047</text:p>
          </table:table-cell>
          <table:table-cell table:number-columns-repeated="998"/>
        </table:table-row>
        <table:table-row table:style-name="ro4">
          <table:table-cell table:number-columns-repeated="24"/>
          <table:table-cell table:formula="of:=RANK([.Z32];[.Z23:.Z32])+2" office:value-type="float" office:value="10" calcext:value-type="float">
            <text:p>10</text:p>
          </table:table-cell>
          <table:table-cell table:style-name="ce89" table:formula="of:=RAND()" office:value-type="float" office:value="0.315903102937068" calcext:value-type="float">
            <text:p>0,315903102937068</text:p>
          </table:table-cell>
          <table:table-cell table:number-columns-repeated="998"/>
        </table:table-row>
        <table:table-row table:style-name="ro5">
          <table:table-cell table:number-columns-repeated="1024"/>
        </table:table-row>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7" calcext:value-type="float">
            <text:p>7</text:p>
          </table:table-cell>
          <table:table-cell table:style-name="ce89" table:formula="of:=RAND()" office:value-type="float" office:value="0.422382877427238" calcext:value-type="float">
            <text:p>0,422382877427238</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9528" calcext:value-type="string">
            <text:p>v9528</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35];[.Z34:.Z43])+2" office:value-type="float" office:value="10" calcext:value-type="float">
            <text:p>10</text:p>
          </table:table-cell>
          <table:table-cell table:style-name="ce89" table:formula="of:=RAND()" office:value-type="float" office:value="0.133631768950612" calcext:value-type="float">
            <text:p>0,133631768950612</text:p>
          </table:table-cell>
          <table:table-cell table:number-columns-repeated="998"/>
        </table:table-row>
        <table:table-row table:style-name="ro3">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34]" office:value-type="string" office:string-value="AD" calcext:value-type="string">
            <text:p>AD</text:p>
          </table:table-cell>
          <table:table-cell table:style-name="ce99"/>
          <table:table-cell table:style-name="ce102" table:formula="of:=[.R35]" office:value-type="string" office:string-value="v9528" calcext:value-type="string">
            <text:p>v9528</text:p>
          </table:table-cell>
          <table:table-cell table:style-name="ce89"/>
          <table:table-cell table:formula="of:=RANK([.Z36];[.Z34:.Z43])+2" office:value-type="float" office:value="3" calcext:value-type="float">
            <text:p>3</text:p>
          </table:table-cell>
          <table:table-cell table:style-name="ce89" table:formula="of:=RAND()" office:value-type="float" office:value="0.937569501975088" calcext:value-type="float">
            <text:p>0,937569501975088</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35819813" calcext:value-type="float">
            <text:p>35 819 813</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66" calcext:value-type="float">
            <text:p>66</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40" calcext:value-type="float">
            <text:p>34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5" calcext:value-type="float">
            <text:p>5</text:p>
          </table:table-cell>
          <table:table-cell table:style-name="ce40" table:formula="of:=CHOOSE([.Y37];&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7])-IFERROR(SEARCH(&quot;,&quot;;[.A37]);10);&quot;dixièmes&quot;;&quot;centièmes&quot;;&quot;millièmes&quot;;&quot;dix-millièmes&quot;;&quot;cent-millièmes&quot;;&quot;millionièmes&quot;);CHOOSE(-FIND(9;[.A37])+IFERROR(SEARCH(&quot;,&quot;;[.A37]);LEN([.A37])+1);&quot;unités&quot;;&quot;dizaines&quot;;&quot;centaines&quot;;&quot;u de mille&quot;;&quot;d de mille&quot;;&quot;c de  mille&quot;; &quot;u de millions&quot;;&quot;c de millions&quot;))" office:value-type="string" office:string-value="u de mille" calcext:value-type="string">
            <text:p>u de mille</text:p>
          </table:table-cell>
          <table:table-cell table:style-name="ce27" table:formula="of:=[.G37]+[.I37]" office:value-type="float" office:value="85" calcext:value-type="float">
            <text:p>85</text:p>
          </table:table-cell>
          <table:table-cell table:style-name="ce135" table:formula="of:=[.M37]*[.K37]/100" office:value-type="float" office:value="68" calcext:value-type="float">
            <text:p>68</text:p>
          </table:table-cell>
          <table:table-cell table:style-name="ce48" table:formula="of:=[.O37]*CHOOSE([.Y37];0;0.01;0.0001;0.000001;1000000;10000;100;0.000001;0.0001;0.01;100;10000;1000000)&amp;&quot; &quot;&amp;[.R37]" office:value-type="string" office:string-value="5000000 m²" calcext:value-type="string">
            <text:p>5000000 m²</text:p>
          </table:table-cell>
          <table:table-cell/>
          <table:table-cell table:formula="of:=RANK([.Z37];[.Z34:.Z43])+2" office:value-type="float" office:value="5" calcext:value-type="float">
            <text:p>5</text:p>
          </table:table-cell>
          <table:table-cell table:style-name="ce89" table:formula="of:=RAND()" office:value-type="float" office:value="0.621259646146425" calcext:value-type="float">
            <text:p>0,621259646146425</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60.91204" calcext:value-type="float">
            <text:p>60,91204</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24" calcext:value-type="float">
            <text:p>24</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20" calcext:value-type="float">
            <text:p>1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760" calcext:value-type="float">
            <text:p>760</text:p>
          </table:table-cell>
          <table:table-cell table:style-name="ce40" table:formula="of:=CHOOSE([.Y3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8])-IFERROR(SEARCH(&quot;,&quot;;[.A38]);10);&quot;dixièmes&quot;;&quot;centièmes&quot;;&quot;millièmes&quot;;&quot;dix-millièmes&quot;;&quot;cent-millièmes&quot;;&quot;millionièmes&quot;);CHOOSE(-FIND(9;[.A38])+IFERROR(SEARCH(&quot;,&quot;;[.A38]);LEN([.A38])+1);&quot;unités&quot;;&quot;dizaines&quot;;&quot;centaines&quot;;&quot;u de mille&quot;;&quot;d de mille&quot;;&quot;c de  mille&quot;; &quot;u de millions&quot;;&quot;c de millions&quot;))" office:value-type="string" office:string-value="dixièmes" calcext:value-type="string">
            <text:p>dixièmes</text:p>
          </table:table-cell>
          <table:table-cell table:style-name="ce27" table:formula="of:=[.G38]+[.I38]" office:value-type="float" office:value="33" calcext:value-type="float">
            <text:p>33</text:p>
          </table:table-cell>
          <table:table-cell table:style-name="ce135" table:formula="of:=[.M38]*[.K38]/100" office:value-type="float" office:value="36" calcext:value-type="float">
            <text:p>36</text:p>
          </table:table-cell>
          <table:table-cell table:style-name="ce48" table:formula="of:=[.O38]*CHOOSE([.Y38];0;0.01;0.0001;0.000001;1000000;10000;100;0.000001;0.0001;0.01;100;10000;1000000)&amp;&quot; &quot;&amp;[.R38]" office:value-type="string" office:string-value="0,076 m²" calcext:value-type="string">
            <text:p>0,076 m²</text:p>
          </table:table-cell>
          <table:table-cell/>
          <table:table-cell table:formula="of:=RANK([.Z38];[.Z34:.Z43])+2" office:value-type="float" office:value="9" calcext:value-type="float">
            <text:p>9</text:p>
          </table:table-cell>
          <table:table-cell table:style-name="ce89" table:formula="of:=RAND()" office:value-type="float" office:value="0.280331808310104" calcext:value-type="float">
            <text:p>0,280331808310104</text:p>
          </table:table-cell>
          <table:table-cell table:number-columns-repeated="998"/>
        </table:table-row>
        <table:table-row table:style-name="ro3">
          <table:table-cell table:style-name="ce47" table:formula="of:=RANDBETWEEN(11;49)" office:value-type="float" office:value="31" calcext:value-type="float">
            <text:p>31</text:p>
          </table:table-cell>
          <table:table-cell table:style-name="ce7" office:value-type="string" calcext:value-type="string">
            <text:p>+</text:p>
          </table:table-cell>
          <table:table-cell table:style-name="ce7" table:formula="of:=RANDBETWEEN(11;78)" office:value-type="float" office:value="26" calcext:value-type="float">
            <text:p>26</text:p>
          </table:table-cell>
          <table:table-cell table:style-name="ce7" office:value-type="string" calcext:value-type="string">
            <text:p>+</text:p>
          </table:table-cell>
          <table:table-cell table:style-name="ce7" table:formula="of:=RANDBETWEEN(CEILING([.C39];10)/10;9)*10-[.C39]" office:value-type="float" office:value="54" calcext:value-type="float">
            <text:p>54</text:p>
          </table:table-cell>
          <table:table-cell table:style-name="ce10" office:value-type="string" calcext:value-type="string">
            <text:p>=</text:p>
          </table:table-cell>
          <table:table-cell table:style-name="ce4" table:formula="of:=ROUND(RANDBETWEEN(1;9)*100+100*(0.6*RAND()+0.7);0)" office:value-type="float" office:value="212" calcext:value-type="float">
            <text:p>212</text:p>
          </table:table-cell>
          <table:table-cell table:style-name="ce7" office:value-type="string" calcext:value-type="string">
            <text:p>+</text:p>
          </table:table-cell>
          <table:table-cell table:style-name="ce7" table:formula="of:=ROUND(RANDBETWEEN(1;9)*100+100*(0.6*RAND()+0.7);0)" office:value-type="float" office:value="393" calcext:value-type="float">
            <text:p>393</text:p>
          </table:table-cell>
          <table:table-cell table:style-name="ce143"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44" calcext:value-type="float">
            <text:p>4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Y39];&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39]+[.C39]+[.E39]" office:value-type="float" office:value="111" calcext:value-type="float">
            <text:p>111</text:p>
          </table:table-cell>
          <table:table-cell table:style-name="ce27" table:formula="of:=(ROUND([.G39]/100;0)+ROUND([.I39]/100;0))*100" office:value-type="float" office:value="600" calcext:value-type="float">
            <text:p>600</text:p>
          </table:table-cell>
          <table:table-cell table:style-name="ce135" table:formula="of:=[.M39]*[.K39]/100" office:value-type="float" office:value="17.6" calcext:value-type="float">
            <text:p>17,6</text:p>
          </table:table-cell>
          <table:table-cell table:style-name="ce48" table:formula="of:=[.O39]*CHOOSE([.Y39];0;0.01;0.0001;0.000001;1000000;10000;100;0.000001;0.0001;0.01;100;10000;1000000)&amp;&quot; &quot;&amp;[.R39]" office:value-type="string" office:string-value="0,00001 m²" calcext:value-type="string">
            <text:p>0,00001 m²</text:p>
          </table:table-cell>
          <table:table-cell/>
          <table:table-cell table:formula="of:=RANK([.Z39];[.Z34:.Z43])+2" office:value-type="float" office:value="8" calcext:value-type="float">
            <text:p>8</text:p>
          </table:table-cell>
          <table:table-cell table:style-name="ce89" table:formula="of:=RAND()" office:value-type="float" office:value="0.409774959738259" calcext:value-type="float">
            <text:p>0,409774959738259</text:p>
          </table:table-cell>
          <table:table-cell table:number-columns-repeated="998"/>
        </table:table-row>
        <table:table-row table:style-name="ro3">
          <table:table-cell table:style-name="ce4" table:formula="of:=RANDBETWEEN(11;78)" office:value-type="float" office:value="67" calcext:value-type="float">
            <text:p>67</text:p>
          </table:table-cell>
          <table:table-cell table:style-name="ce7" office:value-type="string" calcext:value-type="string">
            <text:p>+</text:p>
          </table:table-cell>
          <table:table-cell table:style-name="ce7" table:formula="of:=RANDBETWEEN(11;49)" office:value-type="float" office:value="21" calcext:value-type="float">
            <text:p>21</text:p>
          </table:table-cell>
          <table:table-cell table:style-name="ce7" office:value-type="string" calcext:value-type="string">
            <text:p>+</text:p>
          </table:table-cell>
          <table:table-cell table:style-name="ce7" table:formula="of:=RANDBETWEEN(CEILING([.A40];10)/10;9)*10-[.A40]" office:value-type="float" office:value="3" calcext:value-type="float">
            <text:p>3</text:p>
          </table:table-cell>
          <table:table-cell table:style-name="ce10" office:value-type="string" calcext:value-type="string">
            <text:p>=</text:p>
          </table:table-cell>
          <table:table-cell table:style-name="ce4" table:formula="of:=ROUND(RANDBETWEEN(1;9)*100+100*(0.6*RAND()+0.7);0)" office:value-type="float" office:value="303" calcext:value-type="float">
            <text:p>303</text:p>
          </table:table-cell>
          <table:table-cell table:style-name="ce7" office:value-type="string" calcext:value-type="string">
            <text:p>+</text:p>
          </table:table-cell>
          <table:table-cell table:style-name="ce7" table:formula="of:=ROUND(RANDBETWEEN(1;9)*100+100*(0.6*RAND()+0.7);0)" office:value-type="float" office:value="516" calcext:value-type="float">
            <text:p>516</text:p>
          </table:table-cell>
          <table:table-cell table:style-name="ce143" office:value-type="string" calcext:value-type="string">
            <text:p>≈</text:p>
          </table:table-cell>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17" calcext:value-type="float">
            <text:p>17</text:p>
          </table:table-cell>
          <table:table-cell table:style-name="ce40" office:value-type="string" calcext:value-type="string">
            <text:p>×</text:p>
          </table:table-cell>
          <table:table-cell table:style-name="ce40" table:formula="of:=CHOOSE(RANDBETWEEN(1;4);11;12;21;22)" office:value-type="float" office:value="12" calcext:value-type="float">
            <text:p>12</text:p>
          </table:table-cell>
          <table:table-cell table:style-name="ce118" office:value-type="string" calcext:value-type="string">
            <text:p>=</text:p>
          </table:table-cell>
          <table:table-cell/>
          <table:table-cell table:style-name="ce27" table:formula="of:=[.A40]+[.C40]+[.E40]" office:value-type="float" office:value="91" calcext:value-type="float">
            <text:p>91</text:p>
          </table:table-cell>
          <table:table-cell table:style-name="ce27" table:formula="of:=(ROUND([.G40]/100;0)+ROUND([.I40]/100;0))*100" office:value-type="float" office:value="800" calcext:value-type="float">
            <text:p>800</text:p>
          </table:table-cell>
          <table:table-cell table:style-name="ce57" table:formula="of:=&quot;Q=&quot;&amp;QUOTIENT([.K40];[.M40])&amp;&quot;  R=&quot;&amp;MOD([.K40];[.M40])" office:value-type="string" office:string-value="Q=1  R=6" calcext:value-type="string">
            <text:p>Q=1 <text:s/>R=6</text:p>
          </table:table-cell>
          <table:table-cell table:style-name="ce48" table:formula="of:=[.O40]*[.Q40]" office:value-type="float" office:value="204" calcext:value-type="float">
            <text:p>204</text:p>
          </table:table-cell>
          <table:table-cell/>
          <table:table-cell table:formula="of:=RANK([.Z40];[.Z34:.Z43])+2" office:value-type="float" office:value="12" calcext:value-type="float">
            <text:p>12</text:p>
          </table:table-cell>
          <table:table-cell table:style-name="ce89" table:formula="of:=RAND()" office:value-type="float" office:value="0.0356837129316227" calcext:value-type="float">
            <text:p>0,0356837129316227</text:p>
          </table:table-cell>
          <table:table-cell table:number-columns-repeated="998"/>
        </table:table-row>
        <table:table-row table:style-name="ro3">
          <table:table-cell table:style-name="ce4" table:formula="of:=RANDBETWEEN(11;78)" office:value-type="float" office:value="44" calcext:value-type="float">
            <text:p>44</text:p>
          </table:table-cell>
          <table:table-cell table:style-name="ce7" office:value-type="string" calcext:value-type="string">
            <text:p>+</text:p>
          </table:table-cell>
          <table:table-cell table:style-name="ce7" table:formula="of:=RANDBETWEEN(CEILING([.A41];10)/10;9)*10-[.A41]" office:value-type="float" office:value="16" calcext:value-type="float">
            <text:p>16</text:p>
          </table:table-cell>
          <table:table-cell table:style-name="ce7" office:value-type="string" calcext:value-type="string">
            <text:p>+</text:p>
          </table:table-cell>
          <table:table-cell table:style-name="ce7" table:formula="of:=RANDBETWEEN(11;49)" office:value-type="float" office:value="39" calcext:value-type="float">
            <text:p>39</text:p>
          </table:table-cell>
          <table:table-cell table:style-name="ce10" office:value-type="string" calcext:value-type="string">
            <text:p>=</text:p>
          </table:table-cell>
          <table:table-cell table:style-name="ce4" table:formula="of:=ROUND(RANDBETWEEN(1;9)*100+100*(0.6*RAND()+0.7);0)" office:value-type="float" office:value="393" calcext:value-type="float">
            <text:p>393</text:p>
          </table:table-cell>
          <table:table-cell table:style-name="ce7" office:value-type="string" calcext:value-type="string">
            <text:p>+</text:p>
          </table:table-cell>
          <table:table-cell table:style-name="ce7" table:formula="of:=ROUND(RANDBETWEEN(1;9)*100+100*(0.6*RAND()+0.7);0)" office:value-type="float" office:value="211" calcext:value-type="float">
            <text:p>211</text:p>
          </table:table-cell>
          <table:table-cell table:style-name="ce143" office:value-type="string" calcext:value-type="string">
            <text:p>≈</text:p>
          </table:table-cell>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33" calcext:value-type="float">
            <text:p>33</text:p>
          </table:table-cell>
          <table:table-cell table:style-name="ce40" office:value-type="string" calcext:value-type="string">
            <text:p>×</text:p>
          </table:table-cell>
          <table:table-cell table:style-name="ce40" table:formula="of:=CHOOSE(RANDBETWEEN(1;4);11;12;21;22)" office:value-type="float" office:value="12" calcext:value-type="float">
            <text:p>12</text:p>
          </table:table-cell>
          <table:table-cell table:style-name="ce118" office:value-type="string" calcext:value-type="string">
            <text:p>=</text:p>
          </table:table-cell>
          <table:table-cell/>
          <table:table-cell table:style-name="ce27" table:formula="of:=[.A41]+[.C41]+[.E41]" office:value-type="float" office:value="99" calcext:value-type="float">
            <text:p>99</text:p>
          </table:table-cell>
          <table:table-cell table:style-name="ce27" table:formula="of:=(ROUND([.G41]/100;0)+ROUND([.I41]/100;0))*100" office:value-type="float" office:value="600" calcext:value-type="float">
            <text:p>600</text:p>
          </table:table-cell>
          <table:table-cell table:style-name="ce57" table:formula="of:=&quot;Q=&quot;&amp;QUOTIENT([.K41];[.M41])&amp;&quot;  R=&quot;&amp;MOD([.K41];[.M41])" office:value-type="string" office:string-value="Q=1  R=5" calcext:value-type="string">
            <text:p>Q=1 <text:s/>R=5</text:p>
          </table:table-cell>
          <table:table-cell table:style-name="ce48" table:formula="of:=[.O41]*[.Q41]" office:value-type="float" office:value="396" calcext:value-type="float">
            <text:p>396</text:p>
          </table:table-cell>
          <table:table-cell/>
          <table:table-cell table:formula="of:=RANK([.Z41];[.Z34:.Z43])+2" office:value-type="float" office:value="4" calcext:value-type="float">
            <text:p>4</text:p>
          </table:table-cell>
          <table:table-cell table:style-name="ce89" table:formula="of:=RAND()" office:value-type="float" office:value="0.739994304082322" calcext:value-type="float">
            <text:p>0,739994304082322</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11" calcext:value-type="float">
            <text:p>11</text:p>
          </table:table-cell>
          <table:table-cell table:style-name="ce89" table:formula="of:=RAND()" office:value-type="float" office:value="0.125469784238033" calcext:value-type="float">
            <text:p>0,125469784238033</text:p>
          </table:table-cell>
          <table:table-cell table:number-columns-repeated="998"/>
        </table:table-row>
        <table:table-row table:style-name="ro4">
          <table:table-cell table:number-columns-repeated="24"/>
          <table:table-cell table:formula="of:=RANK([.Z43];[.Z34:.Z43])+2" office:value-type="float" office:value="6" calcext:value-type="float">
            <text:p>6</text:p>
          </table:table-cell>
          <table:table-cell table:style-name="ce89" table:formula="of:=RAND()" office:value-type="float" office:value="0.46745956939919" calcext:value-type="float">
            <text:p>0,46745956939919</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3e DAN" table:style-name="ta8" table:print-ranges="'3e DAN'.A1:'3e DAN'.P44 '3e DAN'.R1:'3e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8" draw:text-style-name="P2" svg:width="1.651cm" svg:height="0.749cm" svg:x="46.497cm" svg:y="0.151cm" draw:control="control11"/>
        </table:shapes>
        <table:table-column table:style-name="co78" table:default-cell-style-name="Default"/>
        <table:table-column table:style-name="co2" table:default-cell-style-name="Default"/>
        <table:table-column table:style-name="co78" table:default-cell-style-name="Default"/>
        <table:table-column table:style-name="co29" table:default-cell-style-name="Default"/>
        <table:table-column table:style-name="co87" table:default-cell-style-name="Default"/>
        <table:table-column table:style-name="co6" table:number-columns-repeated="2" table:default-cell-style-name="Default"/>
        <table:table-column table:style-name="co16" table:default-cell-style-name="Default"/>
        <table:table-column table:style-name="co5" table:default-cell-style-name="Default"/>
        <table:table-column table:style-name="co73" table:default-cell-style-name="Default"/>
        <table:table-column table:style-name="co40" table:default-cell-style-name="Default"/>
        <table:table-column table:style-name="co94" table:default-cell-style-name="Default"/>
        <table:table-column table:style-name="co65" table:default-cell-style-name="Default"/>
        <table:table-column table:style-name="co49" table:default-cell-style-name="Default"/>
        <table:table-column table:style-name="co61" table:default-cell-style-name="Default"/>
        <table:table-column table:style-name="co75" table:default-cell-style-name="Default"/>
        <table:table-column table:style-name="co12" table:default-cell-style-name="Default"/>
        <table:table-column table:style-name="co106" table:default-cell-style-name="Default"/>
        <table:table-column table:style-name="co85" table:default-cell-style-name="Default"/>
        <table:table-column table:style-name="co107" table:default-cell-style-name="Default"/>
        <table:table-column table:style-name="co108" table:default-cell-style-name="Default"/>
        <table:table-column table:style-name="co12" table:default-cell-style-name="Default"/>
        <table:table-column table:style-name="co20" table:default-cell-style-name="Default"/>
        <table:table-column table:style-name="co57" table:default-cell-style-name="Default"/>
        <table:table-column table:style-name="co12" table:number-columns-repeated="998"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9" table:formula="of:=RAND()" office:value-type="float" office:value="0.937586776266444" calcext:value-type="float">
            <text:p>0,93758677626644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6914" calcext:value-type="string">
            <text:p>v6914</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X1:.X10])+2" office:value-type="float" office:value="5" calcext:value-type="float">
            <text:p>5</text:p>
          </table:table-cell>
          <table:table-cell table:style-name="ce89" table:formula="of:=RAND()" office:value-type="float" office:value="0.616736371392836" calcext:value-type="float">
            <text:p>0,616736371392836</text:p>
          </table:table-cell>
          <table:table-cell table:number-columns-repeated="998"/>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6914" calcext:value-type="string">
            <text:p>v6914</text:p>
          </table:table-cell>
          <table:table-cell table:style-name="ce89"/>
          <table:table-cell table:formula="of:=RANK([.X3];[.X1:.X10])+2" office:value-type="float" office:value="12" calcext:value-type="float">
            <text:p>12</text:p>
          </table:table-cell>
          <table:table-cell table:style-name="ce89" table:formula="of:=RAND()" office:value-type="float" office:value="0.0141508766056038" calcext:value-type="float">
            <text:p>0,0141508766056038</text:p>
          </table:table-cell>
          <table:table-cell/>
          <table:table-cell table:style-name="ce89" table:number-columns-repeated="997"/>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4]=2;5*CHOOSE(RANDBETWEEN(1;3);1;10;0.1);IF([.A4]=4;25*CHOOSE(RANDBETWEEN(1;3);1;10;0.1);IF([.A4]=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528" calcext:value-type="float">
            <text:p>528</text:p>
          </table:table-cell>
          <table:table-cell table:style-name="ce7" office:value-type="string" calcext:value-type="string">
            <text:p>+</text:p>
          </table:table-cell>
          <table:table-cell table:style-name="ce7" table:formula="of:=ROUND(RANDBETWEEN(1;9)*100+100*(0.6*RAND()+0.7);0)" office:value-type="float" office:value="884" calcext:value-type="float">
            <text:p>884</text:p>
          </table:table-cell>
          <table:table-cell table:style-name="ce143" office:value-type="string" calcext:value-type="string">
            <text:p>≈</text:p>
          </table:table-cell>
          <table:table-cell table:style-name="ce51" table:formula="of:=RANDBETWEEN(11;50)" office:value-type="float" office:value="39" calcext:value-type="float">
            <text:p>39</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28" calcext:value-type="float">
            <text:p>28</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4]*[.C4]" office:value-type="float" office:value="1000" calcext:value-type="float">
            <text:p>1 000</text:p>
          </table:table-cell>
          <table:table-cell table:style-name="ce27" table:formula="of:=(ROUND([.E4]/100;0)+ROUND([.G4]/100;0))*100" office:value-type="float" office:value="1400" calcext:value-type="float">
            <text:p>1 400</text:p>
          </table:table-cell>
          <table:table-cell table:style-name="ce67" table:formula="of:=[.I4]*[.K4]" office:value-type="float" office:value="351" calcext:value-type="float">
            <text:p>351</text:p>
          </table:table-cell>
          <table:table-cell table:style-name="ce57" table:formula="of:=[.M4]*[.O4]" office:value-type="float" office:value="140" calcext:value-type="float">
            <text:p>140</text:p>
          </table:table-cell>
          <table:table-cell/>
          <table:table-cell table:formula="of:=RANK([.X4];[.X1:.X10])+2" office:value-type="float" office:value="4" calcext:value-type="float">
            <text:p>4</text:p>
          </table:table-cell>
          <table:table-cell table:style-name="ce89" table:formula="of:=RAND()" office:value-type="float" office:value="0.667897738723199" calcext:value-type="float">
            <text:p>0,667897738723199</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5]=2;5*CHOOSE(RANDBETWEEN(1;3);1;10;0.1);IF([.A5]=4;25*CHOOSE(RANDBETWEEN(1;3);1;10;0.1);IF([.A5]=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925" calcext:value-type="float">
            <text:p>925</text:p>
          </table:table-cell>
          <table:table-cell table:style-name="ce7" office:value-type="string" calcext:value-type="string">
            <text:p>+</text:p>
          </table:table-cell>
          <table:table-cell table:style-name="ce7" table:formula="of:=ROUND(RANDBETWEEN(1;9)*100+100*(0.6*RAND()+0.7);0)" office:value-type="float" office:value="896" calcext:value-type="float">
            <text:p>896</text:p>
          </table:table-cell>
          <table:table-cell table:style-name="ce143" office:value-type="string" calcext:value-type="string">
            <text:p>≈</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20" calcext:value-type="float">
            <text:p>20</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5]*[.C5]" office:value-type="float" office:value="10" calcext:value-type="float">
            <text:p>10</text:p>
          </table:table-cell>
          <table:table-cell table:style-name="ce27" table:formula="of:=(ROUND([.E5]/100;0)+ROUND([.G5]/100;0))*100" office:value-type="float" office:value="1800" calcext:value-type="float">
            <text:p>1 800</text:p>
          </table:table-cell>
          <table:table-cell table:style-name="ce67" table:formula="of:=[.I5]*[.K5]" office:value-type="float" office:value="270" calcext:value-type="float">
            <text:p>270</text:p>
          </table:table-cell>
          <table:table-cell table:style-name="ce57" table:formula="of:=[.M5]*[.O5]" office:value-type="float" office:value="100" calcext:value-type="float">
            <text:p>100</text:p>
          </table:table-cell>
          <table:table-cell/>
          <table:table-cell table:formula="of:=RANK([.X5];[.X1:.X10])+2" office:value-type="float" office:value="10" calcext:value-type="float">
            <text:p>10</text:p>
          </table:table-cell>
          <table:table-cell table:style-name="ce89" table:formula="of:=RAND()" office:value-type="float" office:value="0.0818880023650842" calcext:value-type="float">
            <text:p>0,0818880023650842</text:p>
          </table:table-cell>
          <table:table-cell table:number-columns-repeated="998"/>
        </table:table-row>
        <table:table-row table:style-name="ro3">
          <table:table-cell table:style-name="ce51" table:formula="of:=CHOOSE(RANDBETWEEN(1;3);2;4;8)" office:value-type="float" office:value="8" calcext:value-type="float">
            <text:p>8</text:p>
          </table:table-cell>
          <table:table-cell table:style-name="ce7" office:value-type="string" calcext:value-type="string">
            <text:p>×</text:p>
          </table:table-cell>
          <table:table-cell table:style-name="ce142" table:formula="of:=IF([.A6]=2;5*CHOOSE(RANDBETWEEN(1;3);1;10;0.1);IF([.A6]=4;25*CHOOSE(RANDBETWEEN(1;3);1;10;0.1);IF([.A6]=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894" calcext:value-type="float">
            <text:p>894</text:p>
          </table:table-cell>
          <table:table-cell table:style-name="ce7" office:value-type="string" calcext:value-type="string">
            <text:p>+</text:p>
          </table:table-cell>
          <table:table-cell table:style-name="ce7" table:formula="of:=ROUND(RANDBETWEEN(1;9)*100+100*(0.6*RAND()+0.7);0)" office:value-type="float" office:value="817" calcext:value-type="float">
            <text:p>817</text:p>
          </table:table-cell>
          <table:table-cell table:style-name="ce143" office:value-type="string" calcext:value-type="string">
            <text:p>≈</text:p>
          </table:table-cell>
          <table:table-cell table:style-name="ce153" table:formula="of:=ROUND(RAND()*CHOOSE(RANDBETWEEN(1;2);10;100);RANDBETWEEN(1;2))" office:value-type="float" office:value="4.33" calcext:value-type="float">
            <text:p>4,33</text:p>
          </table:table-cell>
          <table:table-cell table:style-name="ce7"/>
          <table:table-cell table:style-name="ce9"/>
          <table:table-cell table:style-name="ce165" table:formula="of:=[.I6]+(ROUND(RAND()*0.2;2)-0.1)*CHOOSE(RANDBETWEEN(1;2);1;10)" office:value-type="float" office:value="3.83" calcext:value-type="float">
            <text:p>3,83</text:p>
          </table:table-cell>
          <table:table-cell table:style-name="ce51" table:formula="of:=RANDBETWEEN(11;50)" office:value-type="float" office:value="42" calcext:value-type="float">
            <text:p>42</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6]*[.C6]" office:value-type="float" office:value="10000" calcext:value-type="float">
            <text:p>10 000</text:p>
          </table:table-cell>
          <table:table-cell table:style-name="ce27" table:formula="of:=(ROUND([.E6]/100;0)+ROUND([.G6]/100;0))*100" office:value-type="float" office:value="1700" calcext:value-type="float">
            <text:p>1 700</text:p>
          </table:table-cell>
          <table:table-cell table:style-name="ce57" table:formula="of:=[.I6]&amp;IF([.I6]&lt;[.L6];&quot;&lt;&quot;;IF([.I6]&gt;[.L6];&quot;&gt;&quot;;&quot;=&quot;))&amp;[.L6]" office:value-type="string" office:string-value="4,33&gt;3,83" calcext:value-type="string">
            <text:p>4,33&gt;3,83</text:p>
          </table:table-cell>
          <table:table-cell table:style-name="ce57" table:formula="of:=[.M6]*[.O6]" office:value-type="float" office:value="210" calcext:value-type="float">
            <text:p>210</text:p>
          </table:table-cell>
          <table:table-cell/>
          <table:table-cell table:formula="of:=RANK([.X6];[.X1:.X10])+2" office:value-type="float" office:value="8" calcext:value-type="float">
            <text:p>8</text:p>
          </table:table-cell>
          <table:table-cell table:style-name="ce89" table:formula="of:=RAND()" office:value-type="float" office:value="0.386235065397897" calcext:value-type="float">
            <text:p>0,386235065397897</text:p>
          </table:table-cell>
          <table:table-cell table:number-columns-repeated="998"/>
        </table:table-row>
        <table:table-row table:style-name="ro3">
          <table:table-cell table:style-name="ce148" table:formula="of:=ROUND(RANDBETWEEN(1;9)*(RAND()*0.6+0.7)*CHOOSE(RANDBETWEEN(1;3);1;10;100);RANDBETWEEN(1;2))" office:value-type="float" office:value="63.91" calcext:value-type="float">
            <text:p>63,91</text:p>
          </table:table-cell>
          <table:table-cell table:style-name="ce7" office:value-type="string" calcext:value-type="string">
            <text:p>×</text:p>
          </table:table-cell>
          <table:table-cell table:style-name="ce150" table:formula="of:=ROUND((RAND()*0.6+0.7)*CHOOSE(RANDBETWEEN(1;3);1;10;100);RANDBETWEEN(1;2))" office:value-type="float" office:value="11.1" calcext:value-type="float">
            <text:p>11,1</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1" calcext:value-type="float">
            <text:p>21</text:p>
          </table:table-cell>
          <table:table-cell table:style-name="ce7" office:value-type="string" calcext:value-type="string">
            <text:p>/</text:p>
          </table:table-cell>
          <table:table-cell table:style-name="ce152" table:formula="of:=RANDBETWEEN(2;9)" office:value-type="float" office:value="9" calcext:value-type="float">
            <text:p>9 &lt;</text:p>
          </table:table-cell>
          <table:table-cell table:style-name="ce153" table:formula="of:=ROUND(RAND()*CHOOSE(RANDBETWEEN(1;2);10;100);RANDBETWEEN(1;2))" office:value-type="float" office:value="6.28" calcext:value-type="float">
            <text:p>6,28</text:p>
          </table:table-cell>
          <table:table-cell table:style-name="ce7"/>
          <table:table-cell table:style-name="ce9"/>
          <table:table-cell table:style-name="ce165" table:formula="of:=[.I7]+(ROUND(RAND()*0.2;2)-0.1)*CHOOSE(RANDBETWEEN(1;2);1;10)" office:value-type="float" office:value="6.18" calcext:value-type="float">
            <text:p>6,18</text:p>
          </table:table-cell>
          <table:table-cell table:style-name="ce150" table:formula="of:=ROUND(RAND()*CHOOSE(RANDBETWEEN(1;2);10;100);RANDBETWEEN(1;2))" office:value-type="float" office:value="0.38" calcext:value-type="float">
            <text:p>0,38</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7];1)" office:value-type="float" office:value="1" calcext:value-type="float">
            <text:p>1</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7];[.H7])&amp;&quot;&lt;...&lt;&quot;&amp;(QUOTIENT([.F7];[.H7])+1)" office:value-type="string" office:string-value="2&lt;...&lt;3" calcext:value-type="string">
            <text:p>2&lt;...&lt;3</text:p>
          </table:table-cell>
          <table:table-cell table:style-name="ce57" table:formula="of:=[.I7]&amp;IF([.I7]&lt;[.L7];&quot;&lt;&quot;;IF([.I7]&gt;[.L7];&quot;&gt;&quot;;&quot;=&quot;))&amp;[.L7]" office:value-type="string" office:string-value="6,28&gt;6,18" calcext:value-type="string">
            <text:p>6,28&gt;6,18</text:p>
          </table:table-cell>
          <table:table-cell table:style-name="ce155" table:formula="of:=[.P7]-[.M7]" office:value-type="float" office:value="0.62" calcext:value-type="float">
            <text:p>0,62</text:p>
          </table:table-cell>
          <table:table-cell/>
          <table:table-cell table:formula="of:=RANK([.X7];[.X1:.X10])+2" office:value-type="float" office:value="11" calcext:value-type="float">
            <text:p>11</text:p>
          </table:table-cell>
          <table:table-cell table:style-name="ce89" table:formula="of:=RAND()" office:value-type="float" office:value="0.0611490821215028" calcext:value-type="float">
            <text:p>0,0611490821215028</text:p>
          </table:table-cell>
          <table:table-cell table:number-columns-repeated="998"/>
        </table:table-row>
        <table:table-row table:style-name="ro3">
          <table:table-cell table:style-name="ce148" table:formula="of:=ROUND(RANDBETWEEN(1;9)*(RAND()*0.6+0.7)*CHOOSE(RANDBETWEEN(1;3);1;10;100);RANDBETWEEN(1;2))" office:value-type="float" office:value="357.39" calcext:value-type="float">
            <text:p>357,39</text:p>
          </table:table-cell>
          <table:table-cell table:style-name="ce7" office:value-type="string" calcext:value-type="string">
            <text:p>×</text:p>
          </table:table-cell>
          <table:table-cell table:style-name="ce150" table:formula="of:=ROUND((RAND()*0.6+0.7)*CHOOSE(RANDBETWEEN(1;3);1;10;100);RANDBETWEEN(1;2))" office:value-type="float" office:value="0.9" calcext:value-type="float">
            <text:p>0,9</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16" calcext:value-type="float">
            <text:p>16</text:p>
          </table:table-cell>
          <table:table-cell table:style-name="ce7" office:value-type="string" calcext:value-type="string">
            <text:p>/</text:p>
          </table:table-cell>
          <table:table-cell table:style-name="ce152" table:formula="of:=RANDBETWEEN(2;9)" office:value-type="float" office:value="8" calcext:value-type="float">
            <text:p>8 &lt;</text:p>
          </table:table-cell>
          <table:table-cell table:style-name="ce153" table:formula="of:=ROUND(RAND()*CHOOSE(RANDBETWEEN(1;2);10;100);RANDBETWEEN(1;2))" office:value-type="float" office:value="5.7" calcext:value-type="float">
            <text:p>5,7</text:p>
          </table:table-cell>
          <table:table-cell table:style-name="ce7"/>
          <table:table-cell table:style-name="ce9"/>
          <table:table-cell table:style-name="ce165" table:formula="of:=[.I8]+(ROUND(RAND()*0.2;2)-0.1)*CHOOSE(RANDBETWEEN(1;2);1;10)" office:value-type="float" office:value="5.73" calcext:value-type="float">
            <text:p>5,73</text:p>
          </table:table-cell>
          <table:table-cell table:style-name="ce150" table:formula="of:=ROUND(RAND()*CHOOSE(RANDBETWEEN(1;2);10;100);RANDBETWEEN(1;2))" office:value-type="float" office:value="1.22" calcext:value-type="float">
            <text:p>1,2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8];1)" office:value-type="float" office:value="2" calcext:value-type="float">
            <text:p>2</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8];[.H8])&amp;&quot;&lt;...&lt;&quot;&amp;(QUOTIENT([.F8];[.H8])+1)" office:value-type="string" office:string-value="2&lt;...&lt;3" calcext:value-type="string">
            <text:p>2&lt;...&lt;3</text:p>
          </table:table-cell>
          <table:table-cell table:style-name="ce57" table:formula="of:=[.I8]&amp;IF([.I8]&lt;[.L8];&quot;&lt;&quot;;IF([.I8]&gt;[.L8];&quot;&gt;&quot;;&quot;=&quot;))&amp;[.L8]" office:value-type="string" office:string-value="5,7&lt;5,73" calcext:value-type="string">
            <text:p>5,7&lt;5,73</text:p>
          </table:table-cell>
          <table:table-cell table:style-name="ce155" table:formula="of:=[.P8]-[.M8]" office:value-type="float" office:value="0.78" calcext:value-type="float">
            <text:p>0,78</text:p>
          </table:table-cell>
          <table:table-cell/>
          <table:table-cell table:formula="of:=RANK([.X8];[.X1:.X10])+2" office:value-type="float" office:value="9" calcext:value-type="float">
            <text:p>9</text:p>
          </table:table-cell>
          <table:table-cell table:style-name="ce89" table:formula="of:=RAND()" office:value-type="float" office:value="0.309504470759139" calcext:value-type="float">
            <text:p>0,30950447075913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7" calcext:value-type="float">
            <text:p>7</text:p>
          </table:table-cell>
          <table:table-cell table:style-name="ce89" table:formula="of:=RAND()" office:value-type="float" office:value="0.392324783249738" calcext:value-type="float">
            <text:p>0,392324783249738</text:p>
          </table:table-cell>
          <table:table-cell table:number-columns-repeated="998"/>
        </table:table-row>
        <table:table-row table:style-name="ro4">
          <table:table-cell table:number-columns-repeated="22"/>
          <table:table-cell table:formula="of:=RANK([.X10];[.X1:.X10])+2" office:value-type="float" office:value="6" calcext:value-type="float">
            <text:p>6</text:p>
          </table:table-cell>
          <table:table-cell table:style-name="ce89" table:formula="of:=RAND()" office:value-type="float" office:value="0.594205214940851" calcext:value-type="float">
            <text:p>0,594205214940851</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89" table:formula="of:=RAND()" office:value-type="float" office:value="0.501259859961041" calcext:value-type="float">
            <text:p>0,501259859961041</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6914" calcext:value-type="string">
            <text:p>v6914</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13];[.X12:.X21])+2" office:value-type="float" office:value="8" calcext:value-type="float">
            <text:p>8</text:p>
          </table:table-cell>
          <table:table-cell table:style-name="ce89" table:formula="of:=RAND()" office:value-type="float" office:value="0.520030949835745" calcext:value-type="float">
            <text:p>0,520030949835745</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6914" calcext:value-type="string">
            <text:p>v6914</text:p>
          </table:table-cell>
          <table:table-cell table:style-name="ce89"/>
          <table:table-cell table:formula="of:=RANK([.X14];[.X12:.X21])+2" office:value-type="float" office:value="10" calcext:value-type="float">
            <text:p>10</text:p>
          </table:table-cell>
          <table:table-cell table:style-name="ce89" table:formula="of:=RAND()" office:value-type="float" office:value="0.269654757674687" calcext:value-type="float">
            <text:p>0,269654757674687</text:p>
          </table:table-cell>
          <table:table-cell table:number-columns-repeated="998"/>
        </table:table-row>
        <table:table-row table:style-name="ro3">
          <table:table-cell table:style-name="ce51" table:formula="of:=CHOOSE(RANDBETWEEN(1;3);2;4;8)" office:value-type="float" office:value="8" calcext:value-type="float">
            <text:p>8</text:p>
          </table:table-cell>
          <table:table-cell table:style-name="ce7" office:value-type="string" calcext:value-type="string">
            <text:p>×</text:p>
          </table:table-cell>
          <table:table-cell table:style-name="ce142" table:formula="of:=IF([.A15]=2;5*CHOOSE(RANDBETWEEN(1;3);1;10;0.1);IF([.A15]=4;25*CHOOSE(RANDBETWEEN(1;3);1;10;0.1);IF([.A15]=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772" calcext:value-type="float">
            <text:p>772</text:p>
          </table:table-cell>
          <table:table-cell table:style-name="ce7" office:value-type="string" calcext:value-type="string">
            <text:p>+</text:p>
          </table:table-cell>
          <table:table-cell table:style-name="ce7" table:formula="of:=ROUND(RANDBETWEEN(1;9)*100+100*(0.6*RAND()+0.7);0)" office:value-type="float" office:value="819" calcext:value-type="float">
            <text:p>819</text:p>
          </table:table-cell>
          <table:table-cell table:style-name="ce143" office:value-type="string" calcext:value-type="string">
            <text:p>≈</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RANDBETWEEN(1;3);9;19;29)" office:value-type="float" office:value="19" calcext:value-type="float">
            <text:p>19</text:p>
          </table:table-cell>
          <table:table-cell table:style-name="ce118"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15]*[.C15]" office:value-type="float" office:value="100" calcext:value-type="float">
            <text:p>100</text:p>
          </table:table-cell>
          <table:table-cell table:style-name="ce27" table:formula="of:=(ROUND([.E15]/100;0)+ROUND([.G15]/100;0))*100" office:value-type="float" office:value="1600" calcext:value-type="float">
            <text:p>1 600</text:p>
          </table:table-cell>
          <table:table-cell table:style-name="ce67" table:formula="of:=[.I15]*[.K15]" office:value-type="float" office:value="931" calcext:value-type="float">
            <text:p>931</text:p>
          </table:table-cell>
          <table:table-cell table:style-name="ce57" table:formula="of:=[.M15]*[.O15]" office:value-type="float" office:value="250" calcext:value-type="float">
            <text:p>250</text:p>
          </table:table-cell>
          <table:table-cell/>
          <table:table-cell table:formula="of:=RANK([.X15];[.X12:.X21])+2" office:value-type="float" office:value="7" calcext:value-type="float">
            <text:p>7</text:p>
          </table:table-cell>
          <table:table-cell table:style-name="ce89" table:formula="of:=RAND()" office:value-type="float" office:value="0.526549882689659" calcext:value-type="float">
            <text:p>0,526549882689659</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16]=2;5*CHOOSE(RANDBETWEEN(1;3);1;10;0.1);IF([.A16]=4;25*CHOOSE(RANDBETWEEN(1;3);1;10;0.1);IF([.A16]=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785" calcext:value-type="float">
            <text:p>785</text:p>
          </table:table-cell>
          <table:table-cell table:style-name="ce7" office:value-type="string" calcext:value-type="string">
            <text:p>+</text:p>
          </table:table-cell>
          <table:table-cell table:style-name="ce7" table:formula="of:=ROUND(RANDBETWEEN(1;9)*100+100*(0.6*RAND()+0.7);0)" office:value-type="float" office:value="617" calcext:value-type="float">
            <text:p>617</text:p>
          </table:table-cell>
          <table:table-cell table:style-name="ce143" office:value-type="string" calcext:value-type="string">
            <text:p>≈</text:p>
          </table:table-cell>
          <table:table-cell table:style-name="ce51" table:formula="of:=RANDBETWEEN(11;50)" office:value-type="float" office:value="37" calcext:value-type="float">
            <text:p>37</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26" calcext:value-type="float">
            <text:p>26</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16]*[.C16]" office:value-type="float" office:value="100" calcext:value-type="float">
            <text:p>100</text:p>
          </table:table-cell>
          <table:table-cell table:style-name="ce27" table:formula="of:=(ROUND([.E16]/100;0)+ROUND([.G16]/100;0))*100" office:value-type="float" office:value="1400" calcext:value-type="float">
            <text:p>1 400</text:p>
          </table:table-cell>
          <table:table-cell table:style-name="ce67" table:formula="of:=[.I16]*[.K16]" office:value-type="float" office:value="333" calcext:value-type="float">
            <text:p>333</text:p>
          </table:table-cell>
          <table:table-cell table:style-name="ce57" table:formula="of:=[.M16]*[.O16]" office:value-type="float" office:value="130" calcext:value-type="float">
            <text:p>130</text:p>
          </table:table-cell>
          <table:table-cell/>
          <table:table-cell table:formula="of:=RANK([.X16];[.X12:.X21])+2" office:value-type="float" office:value="4" calcext:value-type="float">
            <text:p>4</text:p>
          </table:table-cell>
          <table:table-cell table:style-name="ce89" table:formula="of:=RAND()" office:value-type="float" office:value="0.934484684302587" calcext:value-type="float">
            <text:p>0,934484684302587</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17]=2;5*CHOOSE(RANDBETWEEN(1;3);1;10;0.1);IF([.A17]=4;25*CHOOSE(RANDBETWEEN(1;3);1;10;0.1);IF([.A17]=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693" calcext:value-type="float">
            <text:p>693</text:p>
          </table:table-cell>
          <table:table-cell table:style-name="ce7" office:value-type="string" calcext:value-type="string">
            <text:p>+</text:p>
          </table:table-cell>
          <table:table-cell table:style-name="ce7" table:formula="of:=ROUND(RANDBETWEEN(1;9)*100+100*(0.6*RAND()+0.7);0)" office:value-type="float" office:value="477" calcext:value-type="float">
            <text:p>477</text:p>
          </table:table-cell>
          <table:table-cell table:style-name="ce143" office:value-type="string" calcext:value-type="string">
            <text:p>≈</text:p>
          </table:table-cell>
          <table:table-cell table:style-name="ce153" table:formula="of:=ROUND(RAND()*CHOOSE(RANDBETWEEN(1;2);10;100);RANDBETWEEN(1;2))" office:value-type="float" office:value="85.53" calcext:value-type="float">
            <text:p>85,53</text:p>
          </table:table-cell>
          <table:table-cell table:style-name="ce7"/>
          <table:table-cell table:style-name="ce9"/>
          <table:table-cell table:style-name="ce165" table:formula="of:=[.I17]+(ROUND(RAND()*0.2;2)-0.1)*CHOOSE(RANDBETWEEN(1;2);1;10)" office:value-type="float" office:value="85.6" calcext:value-type="float">
            <text:p>85,6</text:p>
          </table:table-cell>
          <table:table-cell table:style-name="ce51" table:formula="of:=RANDBETWEEN(11;50)" office:value-type="float" office:value="38" calcext:value-type="float">
            <text:p>38</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17]*[.C17]" office:value-type="float" office:value="1" calcext:value-type="float">
            <text:p>1</text:p>
          </table:table-cell>
          <table:table-cell table:style-name="ce27" table:formula="of:=(ROUND([.E17]/100;0)+ROUND([.G17]/100;0))*100" office:value-type="float" office:value="1200" calcext:value-type="float">
            <text:p>1 200</text:p>
          </table:table-cell>
          <table:table-cell table:style-name="ce57" table:formula="of:=[.I17]&amp;IF([.I17]&lt;[.L17];&quot;&lt;&quot;;IF([.I17]&gt;[.L17];&quot;&gt;&quot;;&quot;=&quot;))&amp;[.L17]" office:value-type="string" office:string-value="85,53&lt;85,6" calcext:value-type="string">
            <text:p>85,53&lt;85,6</text:p>
          </table:table-cell>
          <table:table-cell table:style-name="ce57" table:formula="of:=[.M17]*[.O17]" office:value-type="float" office:value="760" calcext:value-type="float">
            <text:p>760</text:p>
          </table:table-cell>
          <table:table-cell/>
          <table:table-cell table:formula="of:=RANK([.X17];[.X12:.X21])+2" office:value-type="float" office:value="11" calcext:value-type="float">
            <text:p>11</text:p>
          </table:table-cell>
          <table:table-cell table:style-name="ce89" table:formula="of:=RAND()" office:value-type="float" office:value="0.0653660124574227" calcext:value-type="float">
            <text:p>0,0653660124574227</text:p>
          </table:table-cell>
          <table:table-cell table:number-columns-repeated="998"/>
        </table:table-row>
        <table:table-row table:style-name="ro3">
          <table:table-cell table:style-name="ce148" table:formula="of:=ROUND(RANDBETWEEN(1;9)*(RAND()*0.6+0.7)*CHOOSE(RANDBETWEEN(1;3);1;10;100);RANDBETWEEN(1;2))" office:value-type="float" office:value="106.23" calcext:value-type="float">
            <text:p>106,23</text:p>
          </table:table-cell>
          <table:table-cell table:style-name="ce7" office:value-type="string" calcext:value-type="string">
            <text:p>×</text:p>
          </table:table-cell>
          <table:table-cell table:style-name="ce150" table:formula="of:=ROUND((RAND()*0.6+0.7)*CHOOSE(RANDBETWEEN(1;3);1;10;100);RANDBETWEEN(1;2))" office:value-type="float" office:value="1.13" calcext:value-type="float">
            <text:p>1,13</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13" calcext:value-type="float">
            <text:p>13</text:p>
          </table:table-cell>
          <table:table-cell table:style-name="ce7" office:value-type="string" calcext:value-type="string">
            <text:p>/</text:p>
          </table:table-cell>
          <table:table-cell table:style-name="ce152" table:formula="of:=RANDBETWEEN(2;9)" office:value-type="float" office:value="7" calcext:value-type="float">
            <text:p>7 &lt;</text:p>
          </table:table-cell>
          <table:table-cell table:style-name="ce153" table:formula="of:=ROUND(RAND()*CHOOSE(RANDBETWEEN(1;2);10;100);RANDBETWEEN(1;2))" office:value-type="float" office:value="34.5" calcext:value-type="float">
            <text:p>34,5</text:p>
          </table:table-cell>
          <table:table-cell table:style-name="ce7"/>
          <table:table-cell table:style-name="ce9"/>
          <table:table-cell table:style-name="ce165" table:formula="of:=[.I18]+(ROUND(RAND()*0.2;2)-0.1)*CHOOSE(RANDBETWEEN(1;2);1;10)" office:value-type="float" office:value="34.41" calcext:value-type="float">
            <text:p>34,41</text:p>
          </table:table-cell>
          <table:table-cell table:style-name="ce150" table:formula="of:=ROUND(RAND()*CHOOSE(RANDBETWEEN(1;2);10;100);RANDBETWEEN(1;2))" office:value-type="float" office:value="3.2" calcext:value-type="float">
            <text:p>3,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18];1)" office:value-type="float" office:value="4" calcext:value-type="float">
            <text:p>4</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18];[.H18])&amp;&quot;&lt;...&lt;&quot;&amp;(QUOTIENT([.F18];[.H18])+1)" office:value-type="string" office:string-value="1&lt;...&lt;2" calcext:value-type="string">
            <text:p>1&lt;...&lt;2</text:p>
          </table:table-cell>
          <table:table-cell table:style-name="ce57" table:formula="of:=[.I18]&amp;IF([.I18]&lt;[.L18];&quot;&lt;&quot;;IF([.I18]&gt;[.L18];&quot;&gt;&quot;;&quot;=&quot;))&amp;[.L18]" office:value-type="string" office:string-value="34,5&gt;34,41" calcext:value-type="string">
            <text:p>34,5&gt;34,41</text:p>
          </table:table-cell>
          <table:table-cell table:style-name="ce155" table:formula="of:=[.P18]-[.M18]" office:value-type="float" office:value="0.8" calcext:value-type="float">
            <text:p>0,8</text:p>
          </table:table-cell>
          <table:table-cell/>
          <table:table-cell table:formula="of:=RANK([.X18];[.X12:.X21])+2" office:value-type="float" office:value="3" calcext:value-type="float">
            <text:p>3</text:p>
          </table:table-cell>
          <table:table-cell table:style-name="ce89" table:formula="of:=RAND()" office:value-type="float" office:value="0.991546686028875" calcext:value-type="float">
            <text:p>0,991546686028875</text:p>
          </table:table-cell>
          <table:table-cell table:number-columns-repeated="998"/>
        </table:table-row>
        <table:table-row table:style-name="ro3">
          <table:table-cell table:style-name="ce148" table:formula="of:=ROUND(RANDBETWEEN(1;9)*(RAND()*0.6+0.7)*CHOOSE(RANDBETWEEN(1;3);1;10;100);RANDBETWEEN(1;2))" office:value-type="float" office:value="6.32" calcext:value-type="float">
            <text:p>6,32</text:p>
          </table:table-cell>
          <table:table-cell table:style-name="ce7" office:value-type="string" calcext:value-type="string">
            <text:p>×</text:p>
          </table:table-cell>
          <table:table-cell table:style-name="ce150" table:formula="of:=ROUND((RAND()*0.6+0.7)*CHOOSE(RANDBETWEEN(1;3);1;10;100);RANDBETWEEN(1;2))" office:value-type="float" office:value="1.15" calcext:value-type="float">
            <text:p>1,15</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19" calcext:value-type="float">
            <text:p>19</text:p>
          </table:table-cell>
          <table:table-cell table:style-name="ce7" office:value-type="string" calcext:value-type="string">
            <text:p>/</text:p>
          </table:table-cell>
          <table:table-cell table:style-name="ce152" table:formula="of:=RANDBETWEEN(2;9)" office:value-type="float" office:value="4" calcext:value-type="float">
            <text:p>4 &lt;</text:p>
          </table:table-cell>
          <table:table-cell table:style-name="ce153" table:formula="of:=ROUND(RAND()*CHOOSE(RANDBETWEEN(1;2);10;100);RANDBETWEEN(1;2))" office:value-type="float" office:value="1.9" calcext:value-type="float">
            <text:p>1,9</text:p>
          </table:table-cell>
          <table:table-cell table:style-name="ce7"/>
          <table:table-cell table:style-name="ce9"/>
          <table:table-cell table:style-name="ce165" table:formula="of:=[.I19]+(ROUND(RAND()*0.2;2)-0.1)*CHOOSE(RANDBETWEEN(1;2);1;10)" office:value-type="float" office:value="1.84" calcext:value-type="float">
            <text:p>1,84</text:p>
          </table:table-cell>
          <table:table-cell table:style-name="ce150" table:formula="of:=ROUND(RAND()*CHOOSE(RANDBETWEEN(1;2);10;100);RANDBETWEEN(1;2))" office:value-type="float" office:value="65.1" calcext:value-type="float">
            <text:p>65,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19];1)" office:value-type="float" office:value="66" calcext:value-type="float">
            <text:p>66</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19];[.H19])&amp;&quot;&lt;...&lt;&quot;&amp;(QUOTIENT([.F19];[.H19])+1)" office:value-type="string" office:string-value="4&lt;...&lt;5" calcext:value-type="string">
            <text:p>4&lt;...&lt;5</text:p>
          </table:table-cell>
          <table:table-cell table:style-name="ce57" table:formula="of:=[.I19]&amp;IF([.I19]&lt;[.L19];&quot;&lt;&quot;;IF([.I19]&gt;[.L19];&quot;&gt;&quot;;&quot;=&quot;))&amp;[.L19]" office:value-type="string" office:string-value="1,9&gt;1,84" calcext:value-type="string">
            <text:p>1,9&gt;1,84</text:p>
          </table:table-cell>
          <table:table-cell table:style-name="ce155" table:formula="of:=[.P19]-[.M19]" office:value-type="float" office:value="0.900000000000006" calcext:value-type="float">
            <text:p>0,9</text:p>
          </table:table-cell>
          <table:table-cell/>
          <table:table-cell table:formula="of:=RANK([.X19];[.X12:.X21])+2" office:value-type="float" office:value="6" calcext:value-type="float">
            <text:p>6</text:p>
          </table:table-cell>
          <table:table-cell table:style-name="ce89" table:formula="of:=RAND()" office:value-type="float" office:value="0.69838549091194" calcext:value-type="float">
            <text:p>0,6983854909119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5" calcext:value-type="float">
            <text:p>5</text:p>
          </table:table-cell>
          <table:table-cell table:style-name="ce89" table:formula="of:=RAND()" office:value-type="float" office:value="0.842475537118145" calcext:value-type="float">
            <text:p>0,842475537118145</text:p>
          </table:table-cell>
          <table:table-cell table:number-columns-repeated="998"/>
        </table:table-row>
        <table:table-row table:style-name="ro4">
          <table:table-cell table:number-columns-repeated="22"/>
          <table:table-cell table:formula="of:=RANK([.X21];[.X12:.X21])+2" office:value-type="float" office:value="12" calcext:value-type="float">
            <text:p>12</text:p>
          </table:table-cell>
          <table:table-cell table:style-name="ce89" table:formula="of:=RAND()" office:value-type="float" office:value="0.0615612776416942" calcext:value-type="float">
            <text:p>0,0615612776416942</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89" table:formula="of:=RAND()" office:value-type="float" office:value="0.866545371301434" calcext:value-type="float">
            <text:p>0,86654537130143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6914" calcext:value-type="string">
            <text:p>v6914</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4];[.X23:.X32])+2" office:value-type="float" office:value="12" calcext:value-type="float">
            <text:p>12</text:p>
          </table:table-cell>
          <table:table-cell table:style-name="ce89" table:formula="of:=RAND()" office:value-type="float" office:value="0.0971963113371188" calcext:value-type="float">
            <text:p>0,0971963113371188</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6914" calcext:value-type="string">
            <text:p>v6914</text:p>
          </table:table-cell>
          <table:table-cell table:style-name="ce89"/>
          <table:table-cell table:formula="of:=RANK([.X25];[.X23:.X32])+2" office:value-type="float" office:value="11" calcext:value-type="float">
            <text:p>11</text:p>
          </table:table-cell>
          <table:table-cell table:style-name="ce89" table:formula="of:=RAND()" office:value-type="float" office:value="0.134132661271782" calcext:value-type="float">
            <text:p>0,134132661271782</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26]=2;5*CHOOSE(RANDBETWEEN(1;3);1;10;0.1);IF([.A26]=4;25*CHOOSE(RANDBETWEEN(1;3);1;10;0.1);IF([.A26]=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810" calcext:value-type="float">
            <text:p>810</text:p>
          </table:table-cell>
          <table:table-cell table:style-name="ce7" office:value-type="string" calcext:value-type="string">
            <text:p>+</text:p>
          </table:table-cell>
          <table:table-cell table:style-name="ce7" table:formula="of:=ROUND(RANDBETWEEN(1;9)*100+100*(0.6*RAND()+0.7);0)" office:value-type="float" office:value="885" calcext:value-type="float">
            <text:p>885</text:p>
          </table:table-cell>
          <table:table-cell table:style-name="ce143" office:value-type="string" calcext:value-type="string">
            <text:p>≈</text:p>
          </table:table-cell>
          <table:table-cell table:style-name="ce51" table:formula="of:=RANDBETWEEN(11;50)" office:value-type="float" office:value="12" calcext:value-type="float">
            <text:p>12</text:p>
          </table:table-cell>
          <table:table-cell table:style-name="ce40" office:value-type="string" calcext:value-type="string">
            <text:p>×</text:p>
          </table:table-cell>
          <table:table-cell table:style-name="ce40" table:formula="of:=CHOOSE(RANDBETWEEN(1;3);9;19;29)" office:value-type="float" office:value="19" calcext:value-type="float">
            <text:p>19</text:p>
          </table:table-cell>
          <table:table-cell table:style-name="ce118" office:value-type="string" calcext:value-type="string">
            <text:p>=</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26]*[.C26]" office:value-type="float" office:value="1000" calcext:value-type="float">
            <text:p>1 000</text:p>
          </table:table-cell>
          <table:table-cell table:style-name="ce27" table:formula="of:=(ROUND([.E26]/100;0)+ROUND([.G26]/100;0))*100" office:value-type="float" office:value="1700" calcext:value-type="float">
            <text:p>1 700</text:p>
          </table:table-cell>
          <table:table-cell table:style-name="ce67" table:formula="of:=[.I26]*[.K26]" office:value-type="float" office:value="228" calcext:value-type="float">
            <text:p>228</text:p>
          </table:table-cell>
          <table:table-cell table:style-name="ce57" table:formula="of:=[.M26]*[.O26]" office:value-type="float" office:value="150" calcext:value-type="float">
            <text:p>150</text:p>
          </table:table-cell>
          <table:table-cell/>
          <table:table-cell table:formula="of:=RANK([.X26];[.X23:.X32])+2" office:value-type="float" office:value="6" calcext:value-type="float">
            <text:p>6</text:p>
          </table:table-cell>
          <table:table-cell table:style-name="ce89" table:formula="of:=RAND()" office:value-type="float" office:value="0.655786409705192" calcext:value-type="float">
            <text:p>0,655786409705192</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27]=2;5*CHOOSE(RANDBETWEEN(1;3);1;10;0.1);IF([.A27]=4;25*CHOOSE(RANDBETWEEN(1;3);1;10;0.1);IF([.A27]=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797" calcext:value-type="float">
            <text:p>797</text:p>
          </table:table-cell>
          <table:table-cell table:style-name="ce7" office:value-type="string" calcext:value-type="string">
            <text:p>+</text:p>
          </table:table-cell>
          <table:table-cell table:style-name="ce7" table:formula="of:=ROUND(RANDBETWEEN(1;9)*100+100*(0.6*RAND()+0.7);0)" office:value-type="float" office:value="784" calcext:value-type="float">
            <text:p>784</text:p>
          </table:table-cell>
          <table:table-cell table:style-name="ce143" office:value-type="string" calcext:value-type="string">
            <text:p>≈</text:p>
          </table:table-cell>
          <table:table-cell table:style-name="ce51" table:formula="of:=RANDBETWEEN(11;50)" office:value-type="float" office:value="16" calcext:value-type="float">
            <text:p>16</text:p>
          </table:table-cell>
          <table:table-cell table:style-name="ce40" office:value-type="string" calcext:value-type="string">
            <text:p>×</text:p>
          </table:table-cell>
          <table:table-cell table:style-name="ce40" table:formula="of:=CHOOSE(RANDBETWEEN(1;3);9;19;29)" office:value-type="float" office:value="29" calcext:value-type="float">
            <text:p>29</text:p>
          </table:table-cell>
          <table:table-cell table:style-name="ce118" office:value-type="string" calcext:value-type="string">
            <text:p>=</text:p>
          </table:table-cell>
          <table:table-cell table:style-name="ce51" table:formula="of:=RANDBETWEEN(11;50)" office:value-type="float" office:value="33" calcext:value-type="float">
            <text:p>33</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27]*[.C27]" office:value-type="float" office:value="100" calcext:value-type="float">
            <text:p>100</text:p>
          </table:table-cell>
          <table:table-cell table:style-name="ce27" table:formula="of:=(ROUND([.E27]/100;0)+ROUND([.G27]/100;0))*100" office:value-type="float" office:value="1600" calcext:value-type="float">
            <text:p>1 600</text:p>
          </table:table-cell>
          <table:table-cell table:style-name="ce67" table:formula="of:=[.I27]*[.K27]" office:value-type="float" office:value="464" calcext:value-type="float">
            <text:p>464</text:p>
          </table:table-cell>
          <table:table-cell table:style-name="ce57" table:formula="of:=[.M27]*[.O27]" office:value-type="float" office:value="165" calcext:value-type="float">
            <text:p>165</text:p>
          </table:table-cell>
          <table:table-cell/>
          <table:table-cell table:formula="of:=RANK([.X27];[.X23:.X32])+2" office:value-type="float" office:value="8" calcext:value-type="float">
            <text:p>8</text:p>
          </table:table-cell>
          <table:table-cell table:style-name="ce89" table:formula="of:=RAND()" office:value-type="float" office:value="0.504533213847509" calcext:value-type="float">
            <text:p>0,504533213847509</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28]=2;5*CHOOSE(RANDBETWEEN(1;3);1;10;0.1);IF([.A28]=4;25*CHOOSE(RANDBETWEEN(1;3);1;10;0.1);IF([.A28]=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921" calcext:value-type="float">
            <text:p>921</text:p>
          </table:table-cell>
          <table:table-cell table:style-name="ce7" office:value-type="string" calcext:value-type="string">
            <text:p>+</text:p>
          </table:table-cell>
          <table:table-cell table:style-name="ce7" table:formula="of:=ROUND(RANDBETWEEN(1;9)*100+100*(0.6*RAND()+0.7);0)" office:value-type="float" office:value="921" calcext:value-type="float">
            <text:p>921</text:p>
          </table:table-cell>
          <table:table-cell table:style-name="ce143" office:value-type="string" calcext:value-type="string">
            <text:p>≈</text:p>
          </table:table-cell>
          <table:table-cell table:style-name="ce153" table:formula="of:=ROUND(RAND()*CHOOSE(RANDBETWEEN(1;2);10;100);RANDBETWEEN(1;2))" office:value-type="float" office:value="61.5" calcext:value-type="float">
            <text:p>61,5</text:p>
          </table:table-cell>
          <table:table-cell table:style-name="ce7"/>
          <table:table-cell table:style-name="ce9"/>
          <table:table-cell table:style-name="ce165" table:formula="of:=[.I28]+(ROUND(RAND()*0.2;2)-0.1)*CHOOSE(RANDBETWEEN(1;2);1;10)" office:value-type="float" office:value="61.9" calcext:value-type="float">
            <text:p>61,9</text:p>
          </table:table-cell>
          <table:table-cell table:style-name="ce51" table:formula="of:=RANDBETWEEN(11;50)" office:value-type="float" office:value="15" calcext:value-type="float">
            <text:p>15</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28]*[.C28]" office:value-type="float" office:value="100" calcext:value-type="float">
            <text:p>100</text:p>
          </table:table-cell>
          <table:table-cell table:style-name="ce27" table:formula="of:=(ROUND([.E28]/100;0)+ROUND([.G28]/100;0))*100" office:value-type="float" office:value="1800" calcext:value-type="float">
            <text:p>1 800</text:p>
          </table:table-cell>
          <table:table-cell table:style-name="ce57" table:formula="of:=[.I28]&amp;IF([.I28]&lt;[.L28];&quot;&lt;&quot;;IF([.I28]&gt;[.L28];&quot;&gt;&quot;;&quot;=&quot;))&amp;[.L28]" office:value-type="string" office:string-value="61,5&lt;61,9" calcext:value-type="string">
            <text:p>61,5&lt;61,9</text:p>
          </table:table-cell>
          <table:table-cell table:style-name="ce57" table:formula="of:=[.M28]*[.O28]" office:value-type="float" office:value="300" calcext:value-type="float">
            <text:p>300</text:p>
          </table:table-cell>
          <table:table-cell/>
          <table:table-cell table:formula="of:=RANK([.X28];[.X23:.X32])+2" office:value-type="float" office:value="3" calcext:value-type="float">
            <text:p>3</text:p>
          </table:table-cell>
          <table:table-cell table:style-name="ce89" table:formula="of:=RAND()" office:value-type="float" office:value="0.970414642862758" calcext:value-type="float">
            <text:p>0,970414642862758</text:p>
          </table:table-cell>
          <table:table-cell table:number-columns-repeated="998"/>
        </table:table-row>
        <table:table-row table:style-name="ro3">
          <table:table-cell table:style-name="ce148" table:formula="of:=ROUND(RANDBETWEEN(1;9)*(RAND()*0.6+0.7)*CHOOSE(RANDBETWEEN(1;3);1;10;100);RANDBETWEEN(1;2))" office:value-type="float" office:value="28.5" calcext:value-type="float">
            <text:p>28,5</text:p>
          </table:table-cell>
          <table:table-cell table:style-name="ce7" office:value-type="string" calcext:value-type="string">
            <text:p>×</text:p>
          </table:table-cell>
          <table:table-cell table:style-name="ce150" table:formula="of:=ROUND((RAND()*0.6+0.7)*CHOOSE(RANDBETWEEN(1;3);1;10;100);RANDBETWEEN(1;2))" office:value-type="float" office:value="0.8" calcext:value-type="float">
            <text:p>0,8</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15" calcext:value-type="float">
            <text:p>15</text:p>
          </table:table-cell>
          <table:table-cell table:style-name="ce7"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54.4" calcext:value-type="float">
            <text:p>54,4</text:p>
          </table:table-cell>
          <table:table-cell table:style-name="ce7"/>
          <table:table-cell table:style-name="ce9"/>
          <table:table-cell table:style-name="ce165" table:formula="of:=[.I29]+(ROUND(RAND()*0.2;2)-0.1)*CHOOSE(RANDBETWEEN(1;2);1;10)" office:value-type="float" office:value="54.2" calcext:value-type="float">
            <text:p>54,2</text:p>
          </table:table-cell>
          <table:table-cell table:style-name="ce150" table:formula="of:=ROUND(RAND()*CHOOSE(RANDBETWEEN(1;2);10;100);RANDBETWEEN(1;2))" office:value-type="float" office:value="5.7" calcext:value-type="float">
            <text:p>5,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29];1)" office:value-type="float" office:value="6" calcext:value-type="float">
            <text:p>6</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29];[.H29])&amp;&quot;&lt;...&lt;&quot;&amp;(QUOTIENT([.F29];[.H29])+1)" office:value-type="string" office:string-value="2&lt;...&lt;3" calcext:value-type="string">
            <text:p>2&lt;...&lt;3</text:p>
          </table:table-cell>
          <table:table-cell table:style-name="ce57" table:formula="of:=[.I29]&amp;IF([.I29]&lt;[.L29];&quot;&lt;&quot;;IF([.I29]&gt;[.L29];&quot;&gt;&quot;;&quot;=&quot;))&amp;[.L29]" office:value-type="string" office:string-value="54,4&gt;54,2" calcext:value-type="string">
            <text:p>54,4&gt;54,2</text:p>
          </table:table-cell>
          <table:table-cell table:style-name="ce155" table:formula="of:=[.P29]-[.M29]" office:value-type="float" office:value="0.3" calcext:value-type="float">
            <text:p>0,3</text:p>
          </table:table-cell>
          <table:table-cell/>
          <table:table-cell table:formula="of:=RANK([.X29];[.X23:.X32])+2" office:value-type="float" office:value="5" calcext:value-type="float">
            <text:p>5</text:p>
          </table:table-cell>
          <table:table-cell table:style-name="ce89" table:formula="of:=RAND()" office:value-type="float" office:value="0.734385762527044" calcext:value-type="float">
            <text:p>0,734385762527044</text:p>
          </table:table-cell>
          <table:table-cell table:number-columns-repeated="998"/>
        </table:table-row>
        <table:table-row table:style-name="ro3">
          <table:table-cell table:style-name="ce148" table:formula="of:=ROUND(RANDBETWEEN(1;9)*(RAND()*0.6+0.7)*CHOOSE(RANDBETWEEN(1;3);1;10;100);RANDBETWEEN(1;2))" office:value-type="float" office:value="6.9" calcext:value-type="float">
            <text:p>6,9</text:p>
          </table:table-cell>
          <table:table-cell table:style-name="ce7" office:value-type="string" calcext:value-type="string">
            <text:p>×</text:p>
          </table:table-cell>
          <table:table-cell table:style-name="ce150" table:formula="of:=ROUND((RAND()*0.6+0.7)*CHOOSE(RANDBETWEEN(1;3);1;10;100);RANDBETWEEN(1;2))" office:value-type="float" office:value="8.36" calcext:value-type="float">
            <text:p>8,36</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4" calcext:value-type="float">
            <text:p>24</text:p>
          </table:table-cell>
          <table:table-cell table:style-name="ce7"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30" calcext:value-type="float">
            <text:p>30</text:p>
          </table:table-cell>
          <table:table-cell table:style-name="ce7"/>
          <table:table-cell table:style-name="ce9"/>
          <table:table-cell table:style-name="ce165" table:formula="of:=[.I30]+(ROUND(RAND()*0.2;2)-0.1)*CHOOSE(RANDBETWEEN(1;2);1;10)" office:value-type="float" office:value="30.05" calcext:value-type="float">
            <text:p>30,05</text:p>
          </table:table-cell>
          <table:table-cell table:style-name="ce150" table:formula="of:=ROUND(RAND()*CHOOSE(RANDBETWEEN(1;2);10;100);RANDBETWEEN(1;2))" office:value-type="float" office:value="7.86" calcext:value-type="float">
            <text:p>7,86</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30];1)" office:value-type="float" office:value="8" calcext:value-type="float">
            <text:p>8</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30];[.H30])&amp;&quot;&lt;...&lt;&quot;&amp;(QUOTIENT([.F30];[.H30])+1)" office:value-type="string" office:string-value="12&lt;...&lt;13" calcext:value-type="string">
            <text:p>12&lt;...&lt;13</text:p>
          </table:table-cell>
          <table:table-cell table:style-name="ce57" table:formula="of:=[.I30]&amp;IF([.I30]&lt;[.L30];&quot;&lt;&quot;;IF([.I30]&gt;[.L30];&quot;&gt;&quot;;&quot;=&quot;))&amp;[.L30]" office:value-type="string" office:string-value="30&lt;30,05" calcext:value-type="string">
            <text:p>30&lt;30,05</text:p>
          </table:table-cell>
          <table:table-cell table:style-name="ce155" table:formula="of:=[.P30]-[.M30]" office:value-type="float" office:value="0.14" calcext:value-type="float">
            <text:p>0,14</text:p>
          </table:table-cell>
          <table:table-cell/>
          <table:table-cell table:formula="of:=RANK([.X30];[.X23:.X32])+2" office:value-type="float" office:value="7" calcext:value-type="float">
            <text:p>7</text:p>
          </table:table-cell>
          <table:table-cell table:style-name="ce89" table:formula="of:=RAND()" office:value-type="float" office:value="0.627765778769261" calcext:value-type="float">
            <text:p>0,62776577876926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0" calcext:value-type="float">
            <text:p>10</text:p>
          </table:table-cell>
          <table:table-cell table:style-name="ce89" table:formula="of:=RAND()" office:value-type="float" office:value="0.291357149247456" calcext:value-type="float">
            <text:p>0,291357149247456</text:p>
          </table:table-cell>
          <table:table-cell table:number-columns-repeated="998"/>
        </table:table-row>
        <table:table-row table:style-name="ro4">
          <table:table-cell table:number-columns-repeated="22"/>
          <table:table-cell table:formula="of:=RANK([.X32];[.X23:.X32])+2" office:value-type="float" office:value="9" calcext:value-type="float">
            <text:p>9</text:p>
          </table:table-cell>
          <table:table-cell table:style-name="ce89" table:formula="of:=RAND()" office:value-type="float" office:value="0.46487883753441" calcext:value-type="float">
            <text:p>0,46487883753441</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0" calcext:value-type="float">
            <text:p>10</text:p>
          </table:table-cell>
          <table:table-cell table:style-name="ce89" table:formula="of:=RAND()" office:value-type="float" office:value="0.138501065249833" calcext:value-type="float">
            <text:p>0,138501065249833</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6914" calcext:value-type="string">
            <text:p>v6914</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9" table:formula="of:=RAND()" office:value-type="float" office:value="0.144606906892496" calcext:value-type="float">
            <text:p>0,144606906892496</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6914" calcext:value-type="string">
            <text:p>v6914</text:p>
          </table:table-cell>
          <table:table-cell table:style-name="ce89"/>
          <table:table-cell table:formula="of:=RANK([.X36];[.X34:.X43])+2" office:value-type="float" office:value="7" calcext:value-type="float">
            <text:p>7</text:p>
          </table:table-cell>
          <table:table-cell table:style-name="ce89" table:formula="of:=RAND()" office:value-type="float" office:value="0.528415421920692" calcext:value-type="float">
            <text:p>0,528415421920692</text:p>
          </table:table-cell>
          <table:table-cell table:number-columns-repeated="998"/>
        </table:table-row>
        <table:table-row table:style-name="ro3">
          <table:table-cell table:style-name="ce51" table:formula="of:=CHOOSE(RANDBETWEEN(1;3);2;4;8)" office:value-type="float" office:value="8" calcext:value-type="float">
            <text:p>8</text:p>
          </table:table-cell>
          <table:table-cell table:style-name="ce7" office:value-type="string" calcext:value-type="string">
            <text:p>×</text:p>
          </table:table-cell>
          <table:table-cell table:style-name="ce142" table:formula="of:=IF([.A37]=2;5*CHOOSE(RANDBETWEEN(1;3);1;10;0.1);IF([.A37]=4;25*CHOOSE(RANDBETWEEN(1;3);1;10;0.1);IF([.A37]=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492" calcext:value-type="float">
            <text:p>492</text:p>
          </table:table-cell>
          <table:table-cell table:style-name="ce7" office:value-type="string" calcext:value-type="string">
            <text:p>+</text:p>
          </table:table-cell>
          <table:table-cell table:style-name="ce7" table:formula="of:=ROUND(RANDBETWEEN(1;9)*100+100*(0.6*RAND()+0.7);0)" office:value-type="float" office:value="311" calcext:value-type="float">
            <text:p>311</text:p>
          </table:table-cell>
          <table:table-cell table:style-name="ce143" office:value-type="string" calcext:value-type="string">
            <text:p>≈</text:p>
          </table:table-cell>
          <table:table-cell table:style-name="ce51" table:formula="of:=RANDBETWEEN(11;50)" office:value-type="float" office:value="13" calcext:value-type="float">
            <text:p>13</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48" calcext:value-type="float">
            <text:p>48</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37]*[.C37]" office:value-type="float" office:value="1000" calcext:value-type="float">
            <text:p>1 000</text:p>
          </table:table-cell>
          <table:table-cell table:style-name="ce27" table:formula="of:=(ROUND([.E37]/100;0)+ROUND([.G37]/100;0))*100" office:value-type="float" office:value="800" calcext:value-type="float">
            <text:p>800</text:p>
          </table:table-cell>
          <table:table-cell table:style-name="ce67" table:formula="of:=[.I37]*[.K37]" office:value-type="float" office:value="117" calcext:value-type="float">
            <text:p>117</text:p>
          </table:table-cell>
          <table:table-cell table:style-name="ce57" table:formula="of:=[.M37]*[.O37]" office:value-type="float" office:value="240" calcext:value-type="float">
            <text:p>240</text:p>
          </table:table-cell>
          <table:table-cell/>
          <table:table-cell table:formula="of:=RANK([.X37];[.X34:.X43])+2" office:value-type="float" office:value="5" calcext:value-type="float">
            <text:p>5</text:p>
          </table:table-cell>
          <table:table-cell table:style-name="ce89" table:formula="of:=RAND()" office:value-type="float" office:value="0.583271057269887" calcext:value-type="float">
            <text:p>0,583271057269887</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38]=2;5*CHOOSE(RANDBETWEEN(1;3);1;10;0.1);IF([.A38]=4;25*CHOOSE(RANDBETWEEN(1;3);1;10;0.1);IF([.A38]=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975" calcext:value-type="float">
            <text:p>975</text:p>
          </table:table-cell>
          <table:table-cell table:style-name="ce7" office:value-type="string" calcext:value-type="string">
            <text:p>+</text:p>
          </table:table-cell>
          <table:table-cell table:style-name="ce7" table:formula="of:=ROUND(RANDBETWEEN(1;9)*100+100*(0.6*RAND()+0.7);0)" office:value-type="float" office:value="924" calcext:value-type="float">
            <text:p>924</text:p>
          </table:table-cell>
          <table:table-cell table:style-name="ce143"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RANDBETWEEN(1;3);9;19;29)" office:value-type="float" office:value="29" calcext:value-type="float">
            <text:p>29</text:p>
          </table:table-cell>
          <table:table-cell table:style-name="ce118" office:value-type="string" calcext:value-type="string">
            <text:p>=</text:p>
          </table:table-cell>
          <table:table-cell table:style-name="ce51" table:formula="of:=RANDBETWEEN(11;50)" office:value-type="float" office:value="22" calcext:value-type="float">
            <text:p>22</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38]*[.C38]" office:value-type="float" office:value="10" calcext:value-type="float">
            <text:p>10</text:p>
          </table:table-cell>
          <table:table-cell table:style-name="ce27" table:formula="of:=(ROUND([.E38]/100;0)+ROUND([.G38]/100;0))*100" office:value-type="float" office:value="1900" calcext:value-type="float">
            <text:p>1 900</text:p>
          </table:table-cell>
          <table:table-cell table:style-name="ce67" table:formula="of:=[.I38]*[.K38]" office:value-type="float" office:value="1450" calcext:value-type="float">
            <text:p>1450</text:p>
          </table:table-cell>
          <table:table-cell table:style-name="ce57" table:formula="of:=[.M38]*[.O38]" office:value-type="float" office:value="440" calcext:value-type="float">
            <text:p>440</text:p>
          </table:table-cell>
          <table:table-cell/>
          <table:table-cell table:formula="of:=RANK([.X38];[.X34:.X43])+2" office:value-type="float" office:value="4" calcext:value-type="float">
            <text:p>4</text:p>
          </table:table-cell>
          <table:table-cell table:style-name="ce89" table:formula="of:=RAND()" office:value-type="float" office:value="0.970314335843645" calcext:value-type="float">
            <text:p>0,970314335843645</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39]=2;5*CHOOSE(RANDBETWEEN(1;3);1;10;0.1);IF([.A39]=4;25*CHOOSE(RANDBETWEEN(1;3);1;10;0.1);IF([.A39]=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520" calcext:value-type="float">
            <text:p>520</text:p>
          </table:table-cell>
          <table:table-cell table:style-name="ce7" office:value-type="string" calcext:value-type="string">
            <text:p>+</text:p>
          </table:table-cell>
          <table:table-cell table:style-name="ce7" table:formula="of:=ROUND(RANDBETWEEN(1;9)*100+100*(0.6*RAND()+0.7);0)" office:value-type="float" office:value="813" calcext:value-type="float">
            <text:p>813</text:p>
          </table:table-cell>
          <table:table-cell table:style-name="ce143" office:value-type="string" calcext:value-type="string">
            <text:p>≈</text:p>
          </table:table-cell>
          <table:table-cell table:style-name="ce153" table:formula="of:=ROUND(RAND()*CHOOSE(RANDBETWEEN(1;2);10;100);RANDBETWEEN(1;2))" office:value-type="float" office:value="94.22" calcext:value-type="float">
            <text:p>94,22</text:p>
          </table:table-cell>
          <table:table-cell table:style-name="ce7"/>
          <table:table-cell table:style-name="ce9"/>
          <table:table-cell table:style-name="ce165" table:formula="of:=[.I39]+(ROUND(RAND()*0.2;2)-0.1)*CHOOSE(RANDBETWEEN(1;2);1;10)" office:value-type="float" office:value="94.15" calcext:value-type="float">
            <text:p>94,15</text:p>
          </table:table-cell>
          <table:table-cell table:style-name="ce51" table:formula="of:=RANDBETWEEN(11;50)" office:value-type="float" office:value="37" calcext:value-type="float">
            <text:p>37</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39]*[.C39]" office:value-type="float" office:value="1000" calcext:value-type="float">
            <text:p>1 000</text:p>
          </table:table-cell>
          <table:table-cell table:style-name="ce27" table:formula="of:=(ROUND([.E39]/100;0)+ROUND([.G39]/100;0))*100" office:value-type="float" office:value="1300" calcext:value-type="float">
            <text:p>1 300</text:p>
          </table:table-cell>
          <table:table-cell table:style-name="ce57" table:formula="of:=[.I39]&amp;IF([.I39]&lt;[.L39];&quot;&lt;&quot;;IF([.I39]&gt;[.L39];&quot;&gt;&quot;;&quot;=&quot;))&amp;[.L39]" office:value-type="string" office:string-value="94,22&gt;94,15" calcext:value-type="string">
            <text:p>94,22&gt;94,15</text:p>
          </table:table-cell>
          <table:table-cell table:style-name="ce57" table:formula="of:=[.M39]*[.O39]" office:value-type="float" office:value="740" calcext:value-type="float">
            <text:p>740</text:p>
          </table:table-cell>
          <table:table-cell/>
          <table:table-cell table:formula="of:=RANK([.X39];[.X34:.X43])+2" office:value-type="float" office:value="3" calcext:value-type="float">
            <text:p>3</text:p>
          </table:table-cell>
          <table:table-cell table:style-name="ce89" table:formula="of:=RAND()" office:value-type="float" office:value="0.98533298943241" calcext:value-type="float">
            <text:p>0,98533298943241</text:p>
          </table:table-cell>
          <table:table-cell table:number-columns-repeated="998"/>
        </table:table-row>
        <table:table-row table:style-name="ro3">
          <table:table-cell table:style-name="ce148" table:formula="of:=ROUND(RANDBETWEEN(1;9)*(RAND()*0.6+0.7)*CHOOSE(RANDBETWEEN(1;3);1;10;100);RANDBETWEEN(1;2))" office:value-type="float" office:value="610.6" calcext:value-type="float">
            <text:p>610,6</text:p>
          </table:table-cell>
          <table:table-cell table:style-name="ce7" office:value-type="string" calcext:value-type="string">
            <text:p>×</text:p>
          </table:table-cell>
          <table:table-cell table:style-name="ce150" table:formula="of:=ROUND((RAND()*0.6+0.7)*CHOOSE(RANDBETWEEN(1;3);1;10;100);RANDBETWEEN(1;2))" office:value-type="float" office:value="118.89" calcext:value-type="float">
            <text:p>118,89</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1" calcext:value-type="float">
            <text:p>21</text:p>
          </table:table-cell>
          <table:table-cell table:style-name="ce7"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10.32" calcext:value-type="float">
            <text:p>10,32</text:p>
          </table:table-cell>
          <table:table-cell table:style-name="ce7"/>
          <table:table-cell table:style-name="ce9"/>
          <table:table-cell table:style-name="ce165" table:formula="of:=[.I40]+(ROUND(RAND()*0.2;2)-0.1)*CHOOSE(RANDBETWEEN(1;2);1;10)" office:value-type="float" office:value="10.12" calcext:value-type="float">
            <text:p>10,12</text:p>
          </table:table-cell>
          <table:table-cell table:style-name="ce150" table:formula="of:=ROUND(RAND()*CHOOSE(RANDBETWEEN(1;2);10;100);RANDBETWEEN(1;2))" office:value-type="float" office:value="9.75" calcext:value-type="float">
            <text:p>9,7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40];1)" office:value-type="float" office:value="10" calcext:value-type="float">
            <text:p>10</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40];[.H40])&amp;&quot;&lt;...&lt;&quot;&amp;(QUOTIENT([.F40];[.H40])+1)" office:value-type="string" office:string-value="10&lt;...&lt;11" calcext:value-type="string">
            <text:p>10&lt;...&lt;11</text:p>
          </table:table-cell>
          <table:table-cell table:style-name="ce57" table:formula="of:=[.I40]&amp;IF([.I40]&lt;[.L40];&quot;&lt;&quot;;IF([.I40]&gt;[.L40];&quot;&gt;&quot;;&quot;=&quot;))&amp;[.L40]" office:value-type="string" office:string-value="10,32&gt;10,12" calcext:value-type="string">
            <text:p>10,32&gt;10,12</text:p>
          </table:table-cell>
          <table:table-cell table:style-name="ce155" table:formula="of:=[.P40]-[.M40]" office:value-type="float" office:value="0.25" calcext:value-type="float">
            <text:p>0,25</text:p>
          </table:table-cell>
          <table:table-cell/>
          <table:table-cell table:formula="of:=RANK([.X40];[.X34:.X43])+2" office:value-type="float" office:value="12" calcext:value-type="float">
            <text:p>12</text:p>
          </table:table-cell>
          <table:table-cell table:style-name="ce89" table:formula="of:=RAND()" office:value-type="float" office:value="0.0426060469899241" calcext:value-type="float">
            <text:p>0,0426060469899241</text:p>
          </table:table-cell>
          <table:table-cell table:number-columns-repeated="998"/>
        </table:table-row>
        <table:table-row table:style-name="ro3">
          <table:table-cell table:style-name="ce148" table:formula="of:=ROUND(RANDBETWEEN(1;9)*(RAND()*0.6+0.7)*CHOOSE(RANDBETWEEN(1;3);1;10;100);RANDBETWEEN(1;2))" office:value-type="float" office:value="9.38" calcext:value-type="float">
            <text:p>9,38</text:p>
          </table:table-cell>
          <table:table-cell table:style-name="ce7" office:value-type="string" calcext:value-type="string">
            <text:p>×</text:p>
          </table:table-cell>
          <table:table-cell table:style-name="ce150" table:formula="of:=ROUND((RAND()*0.6+0.7)*CHOOSE(RANDBETWEEN(1;3);1;10;100);RANDBETWEEN(1;2))" office:value-type="float" office:value="97.5" calcext:value-type="float">
            <text:p>97,5</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4" calcext:value-type="float">
            <text:p>24</text:p>
          </table:table-cell>
          <table:table-cell table:style-name="ce7"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92.39" calcext:value-type="float">
            <text:p>92,39</text:p>
          </table:table-cell>
          <table:table-cell table:style-name="ce7"/>
          <table:table-cell table:style-name="ce9"/>
          <table:table-cell table:style-name="ce165" table:formula="of:=[.I41]+(ROUND(RAND()*0.2;2)-0.1)*CHOOSE(RANDBETWEEN(1;2);1;10)" office:value-type="float" office:value="92.69" calcext:value-type="float">
            <text:p>92,69</text:p>
          </table:table-cell>
          <table:table-cell table:style-name="ce150" table:formula="of:=ROUND(RAND()*CHOOSE(RANDBETWEEN(1;2);10;100);RANDBETWEEN(1;2))" office:value-type="float" office:value="9.8" calcext:value-type="float">
            <text:p>9,8</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41];1)" office:value-type="float" office:value="10" calcext:value-type="float">
            <text:p>10</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41];[.H41])&amp;&quot;&lt;...&lt;&quot;&amp;(QUOTIENT([.F41];[.H41])+1)" office:value-type="string" office:string-value="4&lt;...&lt;5" calcext:value-type="string">
            <text:p>4&lt;...&lt;5</text:p>
          </table:table-cell>
          <table:table-cell table:style-name="ce57" table:formula="of:=[.I41]&amp;IF([.I41]&lt;[.L41];&quot;&lt;&quot;;IF([.I41]&gt;[.L41];&quot;&gt;&quot;;&quot;=&quot;))&amp;[.L41]" office:value-type="string" office:string-value="92,39&lt;92,69" calcext:value-type="string">
            <text:p>92,39&lt;92,69</text:p>
          </table:table-cell>
          <table:table-cell table:style-name="ce155" table:formula="of:=[.P41]-[.M41]" office:value-type="float" office:value="0.199999999999999" calcext:value-type="float">
            <text:p>0,2</text:p>
          </table:table-cell>
          <table:table-cell/>
          <table:table-cell table:formula="of:=RANK([.X41];[.X34:.X43])+2" office:value-type="float" office:value="8" calcext:value-type="float">
            <text:p>8</text:p>
          </table:table-cell>
          <table:table-cell table:style-name="ce89" table:formula="of:=RAND()" office:value-type="float" office:value="0.291181306962059" calcext:value-type="float">
            <text:p>0,29118130696205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1" calcext:value-type="float">
            <text:p>11</text:p>
          </table:table-cell>
          <table:table-cell table:style-name="ce89" table:formula="of:=RAND()" office:value-type="float" office:value="0.131608279830256" calcext:value-type="float">
            <text:p>0,131608279830256</text:p>
          </table:table-cell>
          <table:table-cell table:number-columns-repeated="998"/>
        </table:table-row>
        <table:table-row table:style-name="ro4">
          <table:table-cell table:number-columns-repeated="22"/>
          <table:table-cell table:formula="of:=RANK([.X43];[.X34:.X43])+2" office:value-type="float" office:value="6" calcext:value-type="float">
            <text:p>6</text:p>
          </table:table-cell>
          <table:table-cell table:style-name="ce89" table:formula="of:=RAND()" office:value-type="float" office:value="0.571578912747968" calcext:value-type="float">
            <text:p>0,571578912747968</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frame draw:z-index="0" draw:style-name="gr9" draw:text-style-name="P4" svg:width="16.678cm" svg:height="10.158cm" svg:x="0.821cm" svg:y="0.243c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text:span></text:p>
            </draw:text-box>
          </draw:frame>
          <draw:control draw:z-index="1" draw:style-name="gr10" draw:text-style-name="P2" svg:width="3.796cm" svg:height="1.407cm" svg:x="18.062cm" svg:y="0.453cm" draw:control="control12"/>
        </table:shapes>
        <table:table-column table:style-name="co12" table:number-columns-repeated="10" table:default-cell-style-name="Default"/>
        <table:table-row table:style-name="ro4" table:number-rows-repeated="6">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
      <table:table table:name="Aide à la génération" table:style-name="ta9">
        <table:table-column table:style-name="co12"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9"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2"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ce style:name="Liberation Sans3" svg:font-family="'Liberation Sans', Arial" style:font-family-generic="swiss" style:font-pitch="variable"/>
    <style:font-face style:name="Liberation Sans4" svg:font-family="'Liberation Sans'" style:font-adornments="Regular"/>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adornments="Normal" style:font-charset="x-symbol"/>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 </number:text>
    </number:number-style>
    <number:number-style style:name="N127P1" style:volatile="true">
      <number:text>-</number:text>
      <number:fill-character> </number:fill-character>
      <number:number number:decimal-places="0" number:min-decimal-places="0" number:min-integer-digits="1" number:grouping="true"/>
      <number:text> € </number:text>
    </number:number-style>
    <number:number-style style:name="N127P2" style:volatile="true">
      <number:text> </number:text>
      <number:fill-character> </number:fill-character>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text> </number:text>
      <number:fill-character> </number:fill-character>
      <number:text>-</number:text>
      <number:number number:decimal-places="0" number:min-decimal-places="0" number:min-integer-digits="0"/>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text>,</number:text>
    </number:time-style>
    <number:number-style style:name="N139">
      <number:scientific-number number:decimal-places="1" number:min-decimal-places="1" number:min-integer-digits="1" number:min-exponent-digits="1" number:exponent-interval="3" number:forced-exponent-sign="true"/>
    </number:number-style>
    <number:number-style style:name="N140">
      <number:number number:decimal-places="6" number:min-decimal-places="1" number:min-integer-digits="1" number:decimal-replacement="" number:grouping="true"/>
    </number:number-style>
    <number:number-style style:name="N141">
      <number:number number:decimal-places="4" number:min-decimal-places="1" number:min-integer-digits="1" number:decimal-replacement="" number:grouping="true"/>
    </number:number-style>
    <number:number-style style:name="N142">
      <number:number number:decimal-places="1" number:min-decimal-places="1" number:min-integer-digits="1" number:grouping="true"/>
    </number:number-style>
    <number:number-style style:name="N143">
      <number:number number:decimal-places="2" number:min-decimal-places="0" number:min-integer-digits="1" number:decimal-replacement="" number:grouping="true"/>
    </number:number-style>
    <number:number-style style:name="N144">
      <number:number number:decimal-places="4" number:min-decimal-places="0" number:min-integer-digits="1" number:decimal-replacement="" number:grouping="true"/>
    </number:number-style>
    <number:number-style style:name="N145">
      <number:number number:decimal-places="6" number:min-decimal-places="0" number:min-integer-digits="1" number:decimal-replacement="" number:grouping="true"/>
    </number:number-style>
    <number:number-style style:name="N146">
      <number:number number:decimal-places="10" number:min-decimal-places="10" number:min-integer-digits="1" number:grouping="true"/>
    </number:number-style>
    <number:number-style style:name="N147">
      <number:number number:decimal-places="6" number:min-decimal-places="6" number:min-integer-digits="0" number:grouping="true"/>
    </number:number-style>
    <number:number-style style:name="N148">
      <number:scientific-number number:decimal-places="4" number:min-decimal-places="4" number:min-integer-digits="1" number:min-exponent-digits="1" number:exponent-interval="1" number:forced-exponent-sign="true"/>
    </number:number-style>
    <number:number-style style:name="N149">
      <number:scientific-number number:decimal-places="0" number:min-decimal-places="0" number:min-integer-digits="1" number:min-exponent-digits="1" number:exponent-interval="1" number:forced-exponent-sign="true"/>
      <number:text>,</number:text>
    </number:number-style>
    <number:currency-style style:name="N151P0" style:volatile="true">
      <number:number number:decimal-places="2" number:min-decimal-places="2" number:min-integer-digits="1" number:grouping="true"/>
      <number:text> </number:text>
      <number:currency-symbol number:language="fr" number:country="FR">€</number:currency-symbol>
    </number:currency-style>
    <number:currency-style style:name="N151">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51P0"/>
    </number:currency-style>
    <number:number-style style:name="N152">
      <number:scientific-number number:decimal-places="7" number:min-decimal-places="0" number:min-integer-digits="0" number:min-exponent-digits="3" number:exponent-interval="1" number:forced-exponent-sign="true"/>
    </number:number-style>
    <number:number-style style:name="N153">
      <number:scientific-number number:decimal-places="7" number:min-decimal-places="0" number:min-integer-digits="0" number:min-exponent-digits="1" number:exponent-interval="1" number:forced-exponent-sign="true"/>
    </number:number-style>
    <number:number-style style:name="N154">
      <number:fraction number:min-numerator-digits="1" loext:max-numerator-digits="1" number:min-denominator-digits="1" number:max-denominator-value="9"/>
    </number:number-style>
    <number:number-style style:name="N155">
      <number:number number:decimal-places="8" number:min-decimal-places="0" number:min-integer-digits="1" number:decimal-replacement="" number:grouping="true"/>
    </number:number-style>
    <number:number-style style:name="N156">
      <number:number number:decimal-places="10" number:min-decimal-places="0" number:min-integer-digits="1" number:decimal-replacement="" number:grouping="true"/>
    </number:number-style>
    <number:number-style style:name="N157">
      <number:number number:decimal-places="3" number:min-decimal-places="0" number:min-integer-digits="0" number:decimal-replacement="" number:grouping="true"/>
    </number:number-style>
    <number:number-style style:name="N158">
      <number:number number:decimal-places="2" number:min-decimal-places="0" number:min-integer-digits="0" number:decimal-replacement="" number:grouping="true"/>
    </number:number-style>
    <number:number-style style:name="N159">
      <number:number number:decimal-places="0" number:min-decimal-places="0" number:min-integer-digits="1"/>
      <number:text> cm²</number:text>
    </number:number-style>
    <number:number-style style:name="N160">
      <number:number number:decimal-places="0" number:min-decimal-places="0" number:min-integer-digits="1"/>
      <number:text> cm</number:text>
    </number:number-style>
    <number:number-style style:name="N161">
      <number:number number:decimal-places="0" number:min-decimal-places="0" number:min-integer-digits="1"/>
      <number:text> cm3</number:text>
    </number:number-style>
    <number:number-style style:name="N162">
      <number:number number:decimal-places="0" number:min-decimal-places="0" number:min-integer-digits="1"/>
      <number:text> cm³</number:text>
    </number:number-style>
    <number:number-style style:name="N163">
      <number:number number:decimal-places="4" number:min-decimal-places="4" number:min-integer-digits="1"/>
      <number:text>×10^+</number:text>
    </number:number-style>
    <number:number-style style:name="N164">
      <number:number number:decimal-places="0" number:min-decimal-places="0" number:min-integer-digits="1"/>
      <number:text> =</number:text>
    </number:number-style>
    <number:number-style style:name="N165">
      <number:number number:decimal-places="0" number:min-decimal-places="0" number:min-integer-digits="1"/>
      <number:text> :</number:text>
    </number:number-style>
    <number:number-style style:name="N166">
      <number:text>x=</number:text>
      <number:number number:decimal-places="0" number:min-decimal-places="0" number:min-integer-digits="1"/>
    </number:number-style>
    <number:number-style style:name="N167">
      <number:text>x=</number:text>
      <number:number number:decimal-places="0" number:min-decimal-places="0" number:min-integer-digits="1"/>
      <number:text> :</number:text>
    </number:number-style>
    <number:number-style style:name="N168">
      <number:text>×10</number:text>
      <number:number number:decimal-places="0" number:min-decimal-places="0" number:min-integer-digits="1"/>
    </number:number-style>
    <number:number-style style:name="N169">
      <number:text>PGCD </number:text>
      <number:number number:decimal-places="0" number:min-decimal-places="0" number:min-integer-digits="1"/>
    </number:number-style>
    <number:number-style style:name="N170">
      <number:text>×</number:text>
      <number:number number:decimal-places="0" number:min-decimal-places="0" number:min-integer-digits="1"/>
    </number:number-style>
    <number:number-style style:name="N171">
      <number:text>×</number:text>
      <number:number number:decimal-places="0" number:min-decimal-places="0" number:min-integer-digits="1"/>
      <number:text>×</number:text>
    </number:number-style>
    <number:number-style style:name="N172">
      <number:text>× </number:text>
      <number:number number:decimal-places="0" number:min-decimal-places="0" number:min-integer-digits="1"/>
      <number:text> ×</number:text>
    </number:number-style>
    <number:number-style style:name="N173">
      <number:number number:decimal-places="0" number:min-decimal-places="0" number:min-integer-digits="1"/>
      <number:text>=</number:text>
    </number:number-style>
    <number:number-style style:name="N174">
      <number:number number:decimal-places="3" number:min-decimal-places="0" number:min-integer-digits="1" number:decimal-replacement=""/>
      <number:text> =</number:text>
    </number:number-style>
    <number:number-style style:name="N175">
      <number:number number:decimal-places="0" number:min-decimal-places="0" number:min-integer-digits="1"/>
      <number:text>°</number:text>
    </number:number-style>
    <number:percentage-style style:name="N176">
      <number:number number:decimal-places="1" number:min-decimal-places="0" number:min-integer-digits="1" number:decimal-replacement=""/>
      <number:text> %</number:text>
    </number:percentage-style>
    <number:number-style style:name="N177">
      <number:number number:decimal-places="0" number:min-decimal-places="0" number:min-integer-digits="1"/>
      <number:text>π cm³</number:text>
    </number:number-style>
    <number:number-style style:name="N178">
      <number:fraction number:min-integer-digits="0" loext:integer-fraction-delimiter=" cm³" number:min-numerator-digits="1" loext:max-numerator-digits="1" number:min-denominator-digits="1" number:max-denominator-value="9"/>
    </number:number-style>
    <number:number-style style:name="N179">
      <number:number number:min-integer-digits="1"/>
      <number:text> &lt;</number:text>
    </number:number-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office:styles>
  <office:automatic-styles>
    <style:page-layout style:name="Mpm1">
      <style:page-layout-properties fo:page-width="21.001cm" fo:page-height="29.7cm" style:num-format="1" style:print-orientation="portrait" fo:margin-top="1cm" fo:margin-bottom="1cm" fo:margin-left="1cm" fo:margin-right="1cm"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ébastien COGEZ</meta:initial-creator>
    <meta:creation-date>2018-07-25T10:06:58.889000000</meta:creation-date>
    <dc:date>2023-05-20T10:15:00.572000000</dc:date>
    <dc:creator>Sébastien COGEZ</dc:creator>
    <meta:editing-duration>PT15H24M35S</meta:editing-duration>
    <meta:editing-cycles>99</meta:editing-cycles>
    <meta:generator>LibreOffice/7.5.1.2$Windows_X86_64 LibreOffice_project/fcbaee479e84c6cd81291587d2ee68cba099e129</meta:generator>
    <dc:title>Générateur de Calcul Mental 5e 2019</dc:title>
    <meta:document-statistic meta:table-count="13" meta:cell-count="7212" meta:object-count="13"/>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sub Main
	Dim oDoc As Object, oSheet As Object, oCell As Object
	Dim nbCs As Integer
	Dim nbtpp As Integer
	nbtpp = 3
	oDoc=ThisComponent
	oSheet=oDoc.Sheets(11)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B", "P", "R", "U", "W", "AB", nbCs, nbtpp)
	Generer(1,"Z", "P", "R", "U", "W", "Z", nbCs, nbtpp)
	Generer(2,"Z", "P", "R", "U", "W", "Z", nbCs,nbtpp)
	Generer(3,"Z", "P", "R", "U", "W", "Z", nbCs, nbtpp)
	Generer(4,"AB", "R", "T", "W", "Y", "AB", nbCs, nbtpp)
	Generer(5,"Z", "P", "R", "U", "W", "Z", nbCs, nbtpp)
	Generer(6,"AB", "R", "T", "W", "Y", "AB", nbCs, nbtpp)
	Generer(7,"AC", "S", "U", "X", "Z", "AC", nbCs,nbtpp)
	Generer(8,"X", "P", "R", "U", "W", "X", nbCs,nbtpp)
	Generer(9,"Z", "R", "T", "W", "Y", "Z", nbCs,nbtpp)
	Generer(10,"X", "P", "R", "U", "W", "X", nbCs, nbtpp)
	oCell.setString("Génération de "&amp; nbCs &amp; " versions par ceinture terminée")
	oDoc.CurrentController.ActiveSheet = oSheet
End sub

sub GenererBlanche
	Generer(0,"AB", "P", "R", "U", "W", "AB", 0, 0)
End sub
sub GenererJaune
	Generer(1,"Z", "P", "R", "U", "W", "Z", 0, 0)
End sub
sub GenererOrange
	Generer(2,"Z", "P", "R", "U", "W", "Z", 0, 0)
End sub
sub GenererVerte
	Generer(3,"Z", "P", "R", "U", "W", "Z", 0, 0)
End sub
sub GenererBleue
	Generer(4,"AB", "R", "T", "W", "Y", "AB", 0, 0)
End sub
sub GenererMarron
	Generer(5,"Z", "P", "R", "U", "W", "Z", 0, 0)
End sub
sub GenererNoire1
	Generer(6,"AB", "R", "T", "W", "Y", "AB", 0, 0)
End sub
sub GenererNoire2
	Generer(7,"AC", "S", "U", "X", "Z", "AC", 0, 0)
End sub
sub GenererDAN1
	Generer(8,"Z", "P", "R", "U", "W", "Z", 0, 0)
End sub
sub GenererDAN2
	Generer(9,"Z", "R", "T", "W", "Y", "Z", 0, 0)
End sub
sub GenererDAN3
	Generer(10,"X", "P", "R", "U", "W", "X", 0, 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oDoc=ThisComponent
oSheet=oDoc.Sheets(feuille)
ThisComponent.EnableAutomaticCalculation(False)
Dim nbtpp As Integer
if nbt &gt; 0 Then
	nbtpp = nbt
else
	nbtpp = InputBox("Combien de test voulez-vous générer par page ? (3 par page pour le passage, 4 pour l'entrainement)","Question importante !","4")
End If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CopyAddress = rng.RangeAddress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